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49"/>
    <style:style style:name="ce14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04"/>
    <style:style style:name="ce6" style:family="table-cell" style:parent-style-name="Default" style:data-style-name="N10049"/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Category" style:data-style-name="N49">
      <style:table-cell-properties fo:border-bottom="2.01pt solid #000000" fo:border-left="2.01pt solid #000000" fo:border-right="0.99pt solid #000000" fo:border-top="none"/>
    </style:style>
    <style:style style:name="ce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ce20" style:family="table-cell" style:parent-style-name="Default">
      <style:table-cell-properties fo:background-color="#468a1a"/>
    </style:style>
    <style:style style:name="ce21" style:family="table-cell" style:parent-style-name="Default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fo:background-color="#468a1a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vidend" table:style-name="ta1">
        <table:table-column table:style-name="co1" table:default-cell-style-name="ce12"/>
        <table:table-column table:style-name="co2" table:default-cell-style-name="ce13"/>
        <table:table-column table:style-name="co1" table:default-cell-style-name="ce15"/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date</text:p>
          </table:table-cell>
          <table:table-cell table:style-name="ce14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0-03-13" calcext:value-type="date">
            <text:p>2000-03-13</text:p>
          </table:table-cell>
          <table:table-cell office:value-type="currency" office:currency="USD" office:value="0.085" calcext:value-type="currency">
            <text:p>$0.0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0-06-13" calcext:value-type="date">
            <text:p>2000-06-13</text:p>
          </table:table-cell>
          <table:table-cell office:value-type="currency" office:currency="USD" office:value="0.085" calcext:value-type="currency">
            <text:p>$0.0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0-09-13" calcext:value-type="date">
            <text:p>2000-09-13</text:p>
          </table:table-cell>
          <table:table-cell office:value-type="currency" office:currency="USD" office:value="0.085" calcext:value-type="currency">
            <text:p>$0.0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0-11-29" calcext:value-type="date">
            <text:p>2000-11-29</text:p>
          </table:table-cell>
          <table:table-cell office:value-type="currency" office:currency="USD" office:value="0.085" calcext:value-type="currency">
            <text:p>$0.0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1-03-13" calcext:value-type="date">
            <text:p>2001-03-13</text:p>
          </table:table-cell>
          <table:table-cell office:value-type="currency" office:currency="USD" office:value="0.09" calcext:value-type="currency">
            <text:p>$0.0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1-06-13" calcext:value-type="date">
            <text:p>2001-06-13</text:p>
          </table:table-cell>
          <table:table-cell office:value-type="currency" office:currency="USD" office:value="0.09" calcext:value-type="currency">
            <text:p>$0.0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1-09-12" calcext:value-type="date">
            <text:p>2001-09-12</text:p>
          </table:table-cell>
          <table:table-cell office:value-type="currency" office:currency="USD" office:value="0.18" calcext:value-type="currency">
            <text:p>$0.18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1-09-17" calcext:value-type="date">
            <text:p>2001-09-17</text:p>
          </table:table-cell>
          <table:table-cell office:value-type="currency" office:currency="USD" office:value="0.09" calcext:value-type="currency">
            <text:p>$0.0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1-11-28" calcext:value-type="date">
            <text:p>2001-11-28</text:p>
          </table:table-cell>
          <table:table-cell office:value-type="currency" office:currency="USD" office:value="0.09" calcext:value-type="currency">
            <text:p>$0.0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2-03-13" calcext:value-type="date">
            <text:p>2002-03-13</text:p>
          </table:table-cell>
          <table:table-cell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2-06-12" calcext:value-type="date">
            <text:p>2002-06-12</text:p>
          </table:table-cell>
          <table:table-cell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2-09-11" calcext:value-type="date">
            <text:p>2002-09-11</text:p>
          </table:table-cell>
          <table:table-cell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2-11-26" calcext:value-type="date">
            <text:p>2002-11-26</text:p>
          </table:table-cell>
          <table:table-cell office:value-type="currency" office:currency="USD" office:value="0.1" calcext:value-type="currency">
            <text:p>$0.10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3-03-12" calcext:value-type="date">
            <text:p>2003-03-12</text:p>
          </table:table-cell>
          <table:table-cell office:value-type="currency" office:currency="USD" office:value="0.11" calcext:value-type="currency">
            <text:p>$0.1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3-06-11" calcext:value-type="date">
            <text:p>2003-06-11</text:p>
          </table:table-cell>
          <table:table-cell office:value-type="currency" office:currency="USD" office:value="0.11" calcext:value-type="currency">
            <text:p>$0.1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3-09-11" calcext:value-type="date">
            <text:p>2003-09-11</text:p>
          </table:table-cell>
          <table:table-cell office:value-type="currency" office:currency="USD" office:value="0.11" calcext:value-type="currency">
            <text:p>$0.1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3-11-26" calcext:value-type="date">
            <text:p>2003-11-26</text:p>
          </table:table-cell>
          <table:table-cell office:value-type="currency" office:currency="USD" office:value="0.11" calcext:value-type="currency">
            <text:p>$0.1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4-03-11" calcext:value-type="date">
            <text:p>2004-03-11</text:p>
          </table:table-cell>
          <table:table-cell office:value-type="currency" office:currency="USD" office:value="0.125" calcext:value-type="currency">
            <text:p>$0.13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4-06-14" calcext:value-type="date">
            <text:p>2004-06-14</text:p>
          </table:table-cell>
          <table:table-cell office:value-type="currency" office:currency="USD" office:value="0.125" calcext:value-type="currency">
            <text:p>$0.13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4-09-13" calcext:value-type="date">
            <text:p>2004-09-13</text:p>
          </table:table-cell>
          <table:table-cell office:value-type="currency" office:currency="USD" office:value="0.125" calcext:value-type="currency">
            <text:p>$0.13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4-11-29" calcext:value-type="date">
            <text:p>2004-11-29</text:p>
          </table:table-cell>
          <table:table-cell office:value-type="currency" office:currency="USD" office:value="0.125" calcext:value-type="currency">
            <text:p>$0.13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5-03-11" calcext:value-type="date">
            <text:p>2005-03-11</text:p>
          </table:table-cell>
          <table:table-cell office:value-type="currency" office:currency="USD" office:value="0.14" calcext:value-type="currency">
            <text:p>$0.14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5-06-13" calcext:value-type="date">
            <text:p>2005-06-13</text:p>
          </table:table-cell>
          <table:table-cell office:value-type="currency" office:currency="USD" office:value="0.14" calcext:value-type="currency">
            <text:p>$0.14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5-09-13" calcext:value-type="date">
            <text:p>2005-09-13</text:p>
          </table:table-cell>
          <table:table-cell office:value-type="currency" office:currency="USD" office:value="0.14" calcext:value-type="currency">
            <text:p>$0.14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5-11-29" calcext:value-type="date">
            <text:p>2005-11-29</text:p>
          </table:table-cell>
          <table:table-cell office:value-type="currency" office:currency="USD" office:value="0.14" calcext:value-type="currency">
            <text:p>$0.14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6-03-13" calcext:value-type="date">
            <text:p>2006-03-13</text:p>
          </table:table-cell>
          <table:table-cell office:value-type="currency" office:currency="USD" office:value="0.155" calcext:value-type="currency">
            <text:p>$0.16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6-06-13" calcext:value-type="date">
            <text:p>2006-06-13</text:p>
          </table:table-cell>
          <table:table-cell office:value-type="currency" office:currency="USD" office:value="0.155" calcext:value-type="currency">
            <text:p>$0.16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6-09-13" calcext:value-type="date">
            <text:p>2006-09-13</text:p>
          </table:table-cell>
          <table:table-cell office:value-type="currency" office:currency="USD" office:value="0.155" calcext:value-type="currency">
            <text:p>$0.16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6-11-29" calcext:value-type="date">
            <text:p>2006-11-29</text:p>
          </table:table-cell>
          <table:table-cell office:value-type="currency" office:currency="USD" office:value="0.155" calcext:value-type="currency">
            <text:p>$0.16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7-03-13" calcext:value-type="date">
            <text:p>2007-03-13</text:p>
          </table:table-cell>
          <table:table-cell office:value-type="currency" office:currency="USD" office:value="0.17" calcext:value-type="currency">
            <text:p>$0.17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7-06-13" calcext:value-type="date">
            <text:p>2007-06-13</text:p>
          </table:table-cell>
          <table:table-cell office:value-type="currency" office:currency="USD" office:value="0.17" calcext:value-type="currency">
            <text:p>$0.17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7-09-12" calcext:value-type="date">
            <text:p>2007-09-12</text:p>
          </table:table-cell>
          <table:table-cell office:value-type="currency" office:currency="USD" office:value="0.17" calcext:value-type="currency">
            <text:p>$0.17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7-11-28" calcext:value-type="date">
            <text:p>2007-11-28</text:p>
          </table:table-cell>
          <table:table-cell office:value-type="currency" office:currency="USD" office:value="0.17" calcext:value-type="currency">
            <text:p>$0.17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8-03-12" calcext:value-type="date">
            <text:p>2008-03-12</text:p>
          </table:table-cell>
          <table:table-cell office:value-type="currency" office:currency="USD" office:value="0.19" calcext:value-type="currency">
            <text:p>$0.1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8-06-11" calcext:value-type="date">
            <text:p>2008-06-11</text:p>
          </table:table-cell>
          <table:table-cell office:value-type="currency" office:currency="USD" office:value="0.19" calcext:value-type="currency">
            <text:p>$0.1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8-09-11" calcext:value-type="date">
            <text:p>2008-09-11</text:p>
          </table:table-cell>
          <table:table-cell office:value-type="currency" office:currency="USD" office:value="0.19" calcext:value-type="currency">
            <text:p>$0.1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8-11-26" calcext:value-type="date">
            <text:p>2008-11-26</text:p>
          </table:table-cell>
          <table:table-cell office:value-type="currency" office:currency="USD" office:value="0.19" calcext:value-type="currency">
            <text:p>$0.1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9-03-11" calcext:value-type="date">
            <text:p>2009-03-11</text:p>
          </table:table-cell>
          <table:table-cell office:value-type="currency" office:currency="USD" office:value="0.205" calcext:value-type="currency">
            <text:p>$0.2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9-06-11" calcext:value-type="date">
            <text:p>2009-06-11</text:p>
          </table:table-cell>
          <table:table-cell office:value-type="currency" office:currency="USD" office:value="0.205" calcext:value-type="currency">
            <text:p>$0.2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9-09-11" calcext:value-type="date">
            <text:p>2009-09-11</text:p>
          </table:table-cell>
          <table:table-cell office:value-type="currency" office:currency="USD" office:value="0.205" calcext:value-type="currency">
            <text:p>$0.2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09-11-27" calcext:value-type="date">
            <text:p>2009-11-27</text:p>
          </table:table-cell>
          <table:table-cell office:value-type="currency" office:currency="USD" office:value="0.205" calcext:value-type="currency">
            <text:p>$0.2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0-03-11" calcext:value-type="date">
            <text:p>2010-03-11</text:p>
          </table:table-cell>
          <table:table-cell office:value-type="currency" office:currency="USD" office:value="0.22" calcext:value-type="currency">
            <text:p>$0.22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0-06-11" calcext:value-type="date">
            <text:p>2010-06-11</text:p>
          </table:table-cell>
          <table:table-cell office:value-type="currency" office:currency="USD" office:value="0.22" calcext:value-type="currency">
            <text:p>$0.22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0-09-13" calcext:value-type="date">
            <text:p>2010-09-13</text:p>
          </table:table-cell>
          <table:table-cell office:value-type="currency" office:currency="USD" office:value="0.22" calcext:value-type="currency">
            <text:p>$0.22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0-11-29" calcext:value-type="date">
            <text:p>2010-11-29</text:p>
          </table:table-cell>
          <table:table-cell office:value-type="currency" office:currency="USD" office:value="0.22" calcext:value-type="currency">
            <text:p>$0.22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1-03-11" calcext:value-type="date">
            <text:p>2011-03-11</text:p>
          </table:table-cell>
          <table:table-cell office:value-type="currency" office:currency="USD" office:value="0.235" calcext:value-type="currency">
            <text:p>$0.24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1-06-13" calcext:value-type="date">
            <text:p>2011-06-13</text:p>
          </table:table-cell>
          <table:table-cell office:value-type="currency" office:currency="USD" office:value="0.235" calcext:value-type="currency">
            <text:p>$0.24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1-09-13" calcext:value-type="date">
            <text:p>2011-09-13</text:p>
          </table:table-cell>
          <table:table-cell office:value-type="currency" office:currency="USD" office:value="0.235" calcext:value-type="currency">
            <text:p>$0.24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1-11-29" calcext:value-type="date">
            <text:p>2011-11-29</text:p>
          </table:table-cell>
          <table:table-cell office:value-type="currency" office:currency="USD" office:value="0.235" calcext:value-type="currency">
            <text:p>$0.24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2-03-13" calcext:value-type="date">
            <text:p>2012-03-13</text:p>
          </table:table-cell>
          <table:table-cell office:value-type="currency" office:currency="USD" office:value="0.255" calcext:value-type="currency">
            <text:p>$0.26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2-06-13" calcext:value-type="date">
            <text:p>2012-06-13</text:p>
          </table:table-cell>
          <table:table-cell office:value-type="currency" office:currency="USD" office:value="0.255" calcext:value-type="currency">
            <text:p>$0.26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2-09-12" calcext:value-type="date">
            <text:p>2012-09-12</text:p>
          </table:table-cell>
          <table:table-cell office:value-type="currency" office:currency="USD" office:value="0.255" calcext:value-type="currency">
            <text:p>$0.26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2-11-28" calcext:value-type="date">
            <text:p>2012-11-28</text:p>
          </table:table-cell>
          <table:table-cell office:value-type="currency" office:currency="USD" office:value="0.255" calcext:value-type="currency">
            <text:p>$0.26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3-03-13" calcext:value-type="date">
            <text:p>2013-03-13</text:p>
          </table:table-cell>
          <table:table-cell office:value-type="currency" office:currency="USD" office:value="0.28" calcext:value-type="currency">
            <text:p>$0.28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3-06-12" calcext:value-type="date">
            <text:p>2013-06-12</text:p>
          </table:table-cell>
          <table:table-cell office:value-type="currency" office:currency="USD" office:value="0.28" calcext:value-type="currency">
            <text:p>$0.28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3-09-12" calcext:value-type="date">
            <text:p>2013-09-12</text:p>
          </table:table-cell>
          <table:table-cell office:value-type="currency" office:currency="USD" office:value="0.28" calcext:value-type="currency">
            <text:p>$0.28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3-11-27" calcext:value-type="date">
            <text:p>2013-11-27</text:p>
          </table:table-cell>
          <table:table-cell office:value-type="currency" office:currency="USD" office:value="0.28" calcext:value-type="currency">
            <text:p>$0.28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4-03-12" calcext:value-type="date">
            <text:p>2014-03-12</text:p>
          </table:table-cell>
          <table:table-cell office:value-type="currency" office:currency="USD" office:value="0.305" calcext:value-type="currency">
            <text:p>$0.3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4-06-12" calcext:value-type="date">
            <text:p>2014-06-12</text:p>
          </table:table-cell>
          <table:table-cell office:value-type="currency" office:currency="USD" office:value="0.305" calcext:value-type="currency">
            <text:p>$0.3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4-09-11" calcext:value-type="date">
            <text:p>2014-09-11</text:p>
          </table:table-cell>
          <table:table-cell office:value-type="currency" office:currency="USD" office:value="0.305" calcext:value-type="currency">
            <text:p>$0.3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4-11-26" calcext:value-type="date">
            <text:p>2014-11-26</text:p>
          </table:table-cell>
          <table:table-cell office:value-type="currency" office:currency="USD" office:value="0.305" calcext:value-type="currency">
            <text:p>$0.3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5-03-12" calcext:value-type="date">
            <text:p>2015-03-12</text:p>
          </table:table-cell>
          <table:table-cell office:value-type="currency" office:currency="USD" office:value="0.33" calcext:value-type="currency">
            <text:p>$0.33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5-06-11" calcext:value-type="date">
            <text:p>2015-06-11</text:p>
          </table:table-cell>
          <table:table-cell office:value-type="currency" office:currency="USD" office:value="0.33" calcext:value-type="currency">
            <text:p>$0.33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5-09-11" calcext:value-type="date">
            <text:p>2015-09-11</text:p>
          </table:table-cell>
          <table:table-cell office:value-type="currency" office:currency="USD" office:value="0.33" calcext:value-type="currency">
            <text:p>$0.33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5-11-27" calcext:value-type="date">
            <text:p>2015-11-27</text:p>
          </table:table-cell>
          <table:table-cell office:value-type="currency" office:currency="USD" office:value="0.33" calcext:value-type="currency">
            <text:p>$0.33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6-03-11" calcext:value-type="date">
            <text:p>2016-03-11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6-06-13" calcext:value-type="date">
            <text:p>2016-06-13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6-09-13" calcext:value-type="date">
            <text:p>2016-09-13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6-11-29" calcext:value-type="date">
            <text:p>2016-11-29</text:p>
          </table:table-cell>
          <table:table-cell office:value-type="currency" office:currency="USD" office:value="0.35" calcext:value-type="currency">
            <text:p>$0.35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7-03-13" calcext:value-type="date">
            <text:p>2017-03-13</text:p>
          </table:table-cell>
          <table:table-cell office:value-type="currency" office:currency="USD" office:value="0.37" calcext:value-type="currency">
            <text:p>$0.37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7-06-13" calcext:value-type="date">
            <text:p>2017-06-13</text:p>
          </table:table-cell>
          <table:table-cell office:value-type="currency" office:currency="USD" office:value="0.37" calcext:value-type="currency">
            <text:p>$0.37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7-09-14" calcext:value-type="date">
            <text:p>2017-09-14</text:p>
          </table:table-cell>
          <table:table-cell office:value-type="currency" office:currency="USD" office:value="0.37" calcext:value-type="currency">
            <text:p>$0.37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7-11-30" calcext:value-type="date">
            <text:p>2017-11-30</text:p>
          </table:table-cell>
          <table:table-cell office:value-type="currency" office:currency="USD" office:value="0.37" calcext:value-type="currency">
            <text:p>$0.37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8-03-14" calcext:value-type="date">
            <text:p>2018-03-14</text:p>
          </table:table-cell>
          <table:table-cell office:value-type="currency" office:currency="USD" office:value="0.39" calcext:value-type="currency">
            <text:p>$0.3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8-06-14" calcext:value-type="date">
            <text:p>2018-06-14</text:p>
          </table:table-cell>
          <table:table-cell office:value-type="currency" office:currency="USD" office:value="0.39" calcext:value-type="currency">
            <text:p>$0.3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8-09-13" calcext:value-type="date">
            <text:p>2018-09-13</text:p>
          </table:table-cell>
          <table:table-cell office:value-type="currency" office:currency="USD" office:value="0.39" calcext:value-type="currency">
            <text:p>$0.3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8-11-29" calcext:value-type="date">
            <text:p>2018-11-29</text:p>
          </table:table-cell>
          <table:table-cell office:value-type="currency" office:currency="USD" office:value="0.39" calcext:value-type="currency">
            <text:p>$0.3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9-03-14" calcext:value-type="date">
            <text:p>2019-03-14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9-06-13" calcext:value-type="date">
            <text:p>2019-06-13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9-09-13" calcext:value-type="date">
            <text:p>2019-09-13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19-11-29" calcext:value-type="date">
            <text:p>2019-11-29</text:p>
          </table:table-cell>
          <table:table-cell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0-03-13" calcext:value-type="date">
            <text:p>2020-03-13</text:p>
          </table:table-cell>
          <table:table-cell office:value-type="currency" office:currency="USD" office:value="0.41" calcext:value-type="currency">
            <text:p>$0.4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0-06-12" calcext:value-type="date">
            <text:p>2020-06-12</text:p>
          </table:table-cell>
          <table:table-cell office:value-type="currency" office:currency="USD" office:value="0.41" calcext:value-type="currency">
            <text:p>$0.4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0-09-14" calcext:value-type="date">
            <text:p>2020-09-14</text:p>
          </table:table-cell>
          <table:table-cell office:value-type="currency" office:currency="USD" office:value="0.41" calcext:value-type="currency">
            <text:p>$0.4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0-11-30" calcext:value-type="date">
            <text:p>2020-11-30</text:p>
          </table:table-cell>
          <table:table-cell office:value-type="currency" office:currency="USD" office:value="0.41" calcext:value-type="currency">
            <text:p>$0.4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1-03-12" calcext:value-type="date">
            <text:p>2021-03-12</text:p>
          </table:table-cell>
          <table:table-cell office:value-type="currency" office:currency="USD" office:value="0.42" calcext:value-type="currency">
            <text:p>$0.42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1-06-14" calcext:value-type="date">
            <text:p>2021-06-14</text:p>
          </table:table-cell>
          <table:table-cell office:value-type="currency" office:currency="USD" office:value="0.42" calcext:value-type="currency">
            <text:p>$0.42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1-09-14" calcext:value-type="date">
            <text:p>2021-09-14</text:p>
          </table:table-cell>
          <table:table-cell office:value-type="currency" office:currency="USD" office:value="0.42" calcext:value-type="currency">
            <text:p>$0.42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1-11-30" calcext:value-type="date">
            <text:p>2021-11-30</text:p>
          </table:table-cell>
          <table:table-cell office:value-type="currency" office:currency="USD" office:value="0.42" calcext:value-type="currency">
            <text:p>$0.42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2-03-14" calcext:value-type="date">
            <text:p>2022-03-14</text:p>
          </table:table-cell>
          <table:table-cell office:value-type="currency" office:currency="USD" office:value="0.44" calcext:value-type="currency">
            <text:p>$0.44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2-06-14" calcext:value-type="date">
            <text:p>2022-06-14</text:p>
          </table:table-cell>
          <table:table-cell office:value-type="currency" office:currency="USD" office:value="0.44" calcext:value-type="currency">
            <text:p>$0.44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2-09-15" calcext:value-type="date">
            <text:p>2022-09-15</text:p>
          </table:table-cell>
          <table:table-cell office:value-type="currency" office:currency="USD" office:value="0.44" calcext:value-type="currency">
            <text:p>$0.44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2-11-30" calcext:value-type="date">
            <text:p>2022-11-30</text:p>
          </table:table-cell>
          <table:table-cell office:value-type="currency" office:currency="USD" office:value="0.44" calcext:value-type="currency">
            <text:p>$0.44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3-03-16" calcext:value-type="date">
            <text:p>2023-03-16</text:p>
          </table:table-cell>
          <table:table-cell office:value-type="currency" office:currency="USD" office:value="0.46" calcext:value-type="currency">
            <text:p>$0.46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3-06-15" calcext:value-type="date">
            <text:p>2023-06-15</text:p>
          </table:table-cell>
          <table:table-cell office:value-type="currency" office:currency="USD" office:value="0.46" calcext:value-type="currency">
            <text:p>$0.46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3-09-14" calcext:value-type="date">
            <text:p>2023-09-14</text:p>
          </table:table-cell>
          <table:table-cell office:value-type="currency" office:currency="USD" office:value="0.46" calcext:value-type="currency">
            <text:p>$0.46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3-11-30" calcext:value-type="date">
            <text:p>2023-11-30</text:p>
          </table:table-cell>
          <table:table-cell office:value-type="currency" office:currency="USD" office:value="0.46" calcext:value-type="currency">
            <text:p>$0.46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4-03-14" calcext:value-type="date">
            <text:p>2024-03-14</text:p>
          </table:table-cell>
          <table:table-cell office:value-type="currency" office:currency="USD" office:value="0.485" calcext:value-type="currency">
            <text:p>$0.4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4-06-14" calcext:value-type="date">
            <text:p>2024-06-14</text:p>
          </table:table-cell>
          <table:table-cell office:value-type="currency" office:currency="USD" office:value="0.485" calcext:value-type="currency">
            <text:p>$0.4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4-09-13" calcext:value-type="date">
            <text:p>2024-09-13</text:p>
          </table:table-cell>
          <table:table-cell office:value-type="currency" office:currency="USD" office:value="0.485" calcext:value-type="currency">
            <text:p>$0.4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4-11-29" calcext:value-type="date">
            <text:p>2024-11-29</text:p>
          </table:table-cell>
          <table:table-cell office:value-type="currency" office:currency="USD" office:value="0.485" calcext:value-type="currency">
            <text:p>$0.49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5-03-14" calcext:value-type="date">
            <text:p>2025-03-14</text:p>
          </table:table-cell>
          <table:table-cell office:value-type="currency" office:currency="USD" office:value="0.51" calcext:value-type="currency">
            <text:p>$0.5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5-06-13" calcext:value-type="date">
            <text:p>2025-06-13</text:p>
          </table:table-cell>
          <table:table-cell office:value-type="currency" office:currency="USD" office:value="0.51" calcext:value-type="currency">
            <text:p>$0.5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5-09-15" calcext:value-type="date">
            <text:p>2025-09-15</text:p>
          </table:table-cell>
          <table:table-cell office:value-type="currency" office:currency="USD" office:value="0.51" calcext:value-type="currency">
            <text:p>$0.51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date" office:date-value="2025-12-01" calcext:value-type="date">
            <text:p>2025-12-01</text:p>
          </table:table-cell>
          <table:table-cell office:value-type="currency" office:currency="USD" office:value="0.51" calcext:value-type="currency">
            <text:p>$0.51</text:p>
          </table:table-cell>
        </table:table-row>
        <table:table-row table:style-name="ro1" table:number-rows-repeated="10484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" table:style-name="ta1">
        <table:table-column table:style-name="co3" table:default-cell-style-name="ce6"/>
        <table:table-column table:style-name="co3" table:default-cell-style-name="ce13"/>
        <table:table-column table:style-name="co3" table:number-columns-repeated="8" table:default-cell-style-name="Default"/>
        <table:table-row table:style-name="ro1">
          <table:table-cell table:style-name="Default" office:value-type="string" calcext:value-type="string">
            <text:p>Week Start</text:p>
          </table:table-cell>
          <table:table-cell table:style-name="Default" office:value-type="string" calcext:value-type="string">
            <table:cell-range-source table:name="CSV_all" xlink:type="simple" xlink:href="https://stooq.com/q/d/l/?s=ko.us&amp;f=20240102&amp;t=20260123&amp;i=d" table:filter-name="Text - txt - csv (StarCalc)" table:filter-options="44,34,12,1,,0,false,false,true,false,false,0,false,false,true" table:last-column-spanned="6" table:last-row-spanned="518"/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20d SMA</text:p>
          </table:table-cell>
          <table:table-cell office:value-type="string" calcext:value-type="string">
            <text:p>50d SMA</text:p>
          </table:table-cell>
          <table:table-cell office:value-type="string" calcext:value-type="string">
            <text:p>100d SMA</text:p>
          </table:table-cell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2" calcext:value-type="date">
            <text:p>2024-01-02</text:p>
          </table:table-cell>
          <table:table-cell office:value-type="float" office:value="58.8" calcext:value-type="float">
            <text:p>58.8</text:p>
          </table:table-cell>
          <table:table-cell office:value-type="float" office:value="59.88" calcext:value-type="float">
            <text:p>59.88</text:p>
          </table:table-cell>
          <table:table-cell office:value-type="float" office:value="58.67" calcext:value-type="float">
            <text:p>58.67</text:p>
          </table:table-cell>
          <table:table-cell office:value-type="float" office:value="59.82" calcext:value-type="float">
            <text:p>59.82</text:p>
          </table:table-cell>
          <table:table-cell office:value-type="float" office:value="16322593" calcext:value-type="float">
            <text:p>16322593</text:p>
          </table:table-cell>
          <table:table-cell table:number-columns-repeated="3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3" calcext:value-type="date">
            <text:p>2024-01-03</text:p>
          </table:table-cell>
          <table:table-cell office:value-type="float" office:value="59.93" calcext:value-type="float">
            <text:p>59.93</text:p>
          </table:table-cell>
          <table:table-cell office:value-type="float" office:value="60.2" calcext:value-type="float">
            <text:p>60.2</text:p>
          </table:table-cell>
          <table:table-cell office:value-type="float" office:value="59.76" calcext:value-type="float">
            <text:p>59.76</text:p>
          </table:table-cell>
          <table:table-cell office:value-type="float" office:value="59.96" calcext:value-type="float">
            <text:p>59.96</text:p>
          </table:table-cell>
          <table:table-cell office:value-type="float" office:value="14830634" calcext:value-type="float">
            <text:p>14830634</text:p>
          </table:table-cell>
          <table:table-cell table:number-columns-repeated="3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4" calcext:value-type="date">
            <text:p>2024-01-04</text:p>
          </table:table-cell>
          <table:table-cell office:value-type="float" office:value="60.05" calcext:value-type="float">
            <text:p>60.05</text:p>
          </table:table-cell>
          <table:table-cell office:value-type="float" office:value="60.26" calcext:value-type="float">
            <text:p>60.26</text:p>
          </table:table-cell>
          <table:table-cell office:value-type="float" office:value="59.66" calcext:value-type="float">
            <text:p>59.66</text:p>
          </table:table-cell>
          <table:table-cell office:value-type="float" office:value="59.76" calcext:value-type="float">
            <text:p>59.76</text:p>
          </table:table-cell>
          <table:table-cell office:value-type="float" office:value="12912926" calcext:value-type="float">
            <text:p>12912926</text:p>
          </table:table-cell>
          <table:table-cell table:number-columns-repeated="3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59.8" calcext:value-type="float">
            <text:p>59.8</text:p>
          </table:table-cell>
          <table:table-cell office:value-type="float" office:value="59.95" calcext:value-type="float">
            <text:p>59.95</text:p>
          </table:table-cell>
          <table:table-cell office:value-type="float" office:value="59.0921" calcext:value-type="float">
            <text:p>59.0921</text:p>
          </table:table-cell>
          <table:table-cell office:value-type="float" office:value="59.67" calcext:value-type="float">
            <text:p>59.67</text:p>
          </table:table-cell>
          <table:table-cell office:value-type="float" office:value="10412798" calcext:value-type="float">
            <text:p>10412798</text:p>
          </table:table-cell>
          <table:table-cell table:number-columns-repeated="3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08" calcext:value-type="date">
            <text:p>2024-01-08</text:p>
          </table:table-cell>
          <table:table-cell office:value-type="float" office:value="59.68" calcext:value-type="float">
            <text:p>59.68</text:p>
          </table:table-cell>
          <table:table-cell office:value-type="float" office:value="60.18" calcext:value-type="float">
            <text:p>60.18</text:p>
          </table:table-cell>
          <table:table-cell office:value-type="float" office:value="59.42" calcext:value-type="float">
            <text:p>59.42</text:p>
          </table:table-cell>
          <table:table-cell office:value-type="float" office:value="60.11" calcext:value-type="float">
            <text:p>60.11</text:p>
          </table:table-cell>
          <table:table-cell office:value-type="float" office:value="11554634" calcext:value-type="float">
            <text:p>11554634</text:p>
          </table:table-cell>
          <table:table-cell table:number-columns-repeated="3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09" calcext:value-type="date">
            <text:p>2024-01-09</text:p>
          </table:table-cell>
          <table:table-cell office:value-type="float" office:value="59.99" calcext:value-type="float">
            <text:p>59.99</text:p>
          </table:table-cell>
          <table:table-cell office:value-type="float" office:value="60.135" calcext:value-type="float">
            <text:p>60.135</text:p>
          </table:table-cell>
          <table:table-cell office:value-type="float" office:value="59.62" calcext:value-type="float">
            <text:p>59.62</text:p>
          </table:table-cell>
          <table:table-cell office:value-type="float" office:value="60" calcext:value-type="float">
            <text:p>60</text:p>
          </table:table-cell>
          <table:table-cell office:value-type="float" office:value="10493653" calcext:value-type="float">
            <text:p>10493653</text:p>
          </table:table-cell>
          <table:table-cell table:number-columns-repeated="3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0" calcext:value-type="date">
            <text:p>2024-01-10</text:p>
          </table:table-cell>
          <table:table-cell office:value-type="float" office:value="60.22" calcext:value-type="float">
            <text:p>60.22</text:p>
          </table:table-cell>
          <table:table-cell office:value-type="float" office:value="60.41" calcext:value-type="float">
            <text:p>60.41</text:p>
          </table:table-cell>
          <table:table-cell office:value-type="float" office:value="59.98" calcext:value-type="float">
            <text:p>59.98</text:p>
          </table:table-cell>
          <table:table-cell office:value-type="float" office:value="60.2" calcext:value-type="float">
            <text:p>60.2</text:p>
          </table:table-cell>
          <table:table-cell office:value-type="float" office:value="12257983" calcext:value-type="float">
            <text:p>12257983</text:p>
          </table:table-cell>
          <table:table-cell table:number-columns-repeated="3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1" calcext:value-type="date">
            <text:p>2024-01-11</text:p>
          </table:table-cell>
          <table:table-cell office:value-type="float" office:value="60.25" calcext:value-type="float">
            <text:p>60.25</text:p>
          </table:table-cell>
          <table:table-cell office:value-type="float" office:value="60.26" calcext:value-type="float">
            <text:p>60.26</text:p>
          </table:table-cell>
          <table:table-cell office:value-type="float" office:value="59.69" calcext:value-type="float">
            <text:p>59.69</text:p>
          </table:table-cell>
          <table:table-cell office:value-type="float" office:value="59.81" calcext:value-type="float">
            <text:p>59.81</text:p>
          </table:table-cell>
          <table:table-cell office:value-type="float" office:value="13754232" calcext:value-type="float">
            <text:p>13754232</text:p>
          </table:table-cell>
          <table:table-cell table:number-columns-repeated="3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2" calcext:value-type="date">
            <text:p>2024-01-12</text:p>
          </table:table-cell>
          <table:table-cell office:value-type="float" office:value="60.08" calcext:value-type="float">
            <text:p>60.08</text:p>
          </table:table-cell>
          <table:table-cell office:value-type="float" office:value="60.46" calcext:value-type="float">
            <text:p>60.46</text:p>
          </table:table-cell>
          <table:table-cell office:value-type="float" office:value="59.87" calcext:value-type="float">
            <text:p>59.87</text:p>
          </table:table-cell>
          <table:table-cell office:value-type="float" office:value="60.39" calcext:value-type="float">
            <text:p>60.39</text:p>
          </table:table-cell>
          <table:table-cell office:value-type="float" office:value="13218008" calcext:value-type="float">
            <text:p>13218008</text:p>
          </table:table-cell>
          <table:table-cell table:number-columns-repeated="3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6" calcext:value-type="date">
            <text:p>2024-01-16</text:p>
          </table:table-cell>
          <table:table-cell office:value-type="float" office:value="60.39" calcext:value-type="float">
            <text:p>60.39</text:p>
          </table:table-cell>
          <table:table-cell office:value-type="float" office:value="60.43" calcext:value-type="float">
            <text:p>60.43</text:p>
          </table:table-cell>
          <table:table-cell office:value-type="float" office:value="59.85" calcext:value-type="float">
            <text:p>59.85</text:p>
          </table:table-cell>
          <table:table-cell office:value-type="float" office:value="59.99" calcext:value-type="float">
            <text:p>59.99</text:p>
          </table:table-cell>
          <table:table-cell office:value-type="float" office:value="11826910" calcext:value-type="float">
            <text:p>11826910</text:p>
          </table:table-cell>
          <table:table-cell table:number-columns-repeated="3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7" calcext:value-type="date">
            <text:p>2024-01-17</text:p>
          </table:table-cell>
          <table:table-cell office:value-type="float" office:value="59.86" calcext:value-type="float">
            <text:p>59.86</text:p>
          </table:table-cell>
          <table:table-cell office:value-type="float" office:value="60.21" calcext:value-type="float">
            <text:p>60.21</text:p>
          </table:table-cell>
          <table:table-cell office:value-type="float" office:value="59.82" calcext:value-type="float">
            <text:p>59.82</text:p>
          </table:table-cell>
          <table:table-cell office:value-type="float" office:value="59.99" calcext:value-type="float">
            <text:p>59.99</text:p>
          </table:table-cell>
          <table:table-cell office:value-type="float" office:value="8982132" calcext:value-type="float">
            <text:p>8982132</text:p>
          </table:table-cell>
          <table:table-cell table:number-columns-repeated="3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8" calcext:value-type="date">
            <text:p>2024-01-18</text:p>
          </table:table-cell>
          <table:table-cell office:value-type="float" office:value="59.69" calcext:value-type="float">
            <text:p>59.69</text:p>
          </table:table-cell>
          <table:table-cell office:value-type="float" office:value="60.23" calcext:value-type="float">
            <text:p>60.23</text:p>
          </table:table-cell>
          <table:table-cell office:value-type="float" office:value="59.525" calcext:value-type="float">
            <text:p>59.525</text:p>
          </table:table-cell>
          <table:table-cell office:value-type="float" office:value="60.16" calcext:value-type="float">
            <text:p>60.16</text:p>
          </table:table-cell>
          <table:table-cell office:value-type="float" office:value="10397682" calcext:value-type="float">
            <text:p>10397682</text:p>
          </table:table-cell>
          <table:table-cell table:number-columns-repeated="3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9" calcext:value-type="date">
            <text:p>2024-01-19</text:p>
          </table:table-cell>
          <table:table-cell office:value-type="float" office:value="60.26" calcext:value-type="float">
            <text:p>60.26</text:p>
          </table:table-cell>
          <table:table-cell office:value-type="float" office:value="60.28" calcext:value-type="float">
            <text:p>60.28</text:p>
          </table:table-cell>
          <table:table-cell office:value-type="float" office:value="59.64" calcext:value-type="float">
            <text:p>59.64</text:p>
          </table:table-cell>
          <table:table-cell office:value-type="float" office:value="59.83" calcext:value-type="float">
            <text:p>59.83</text:p>
          </table:table-cell>
          <table:table-cell office:value-type="float" office:value="14392600" calcext:value-type="float">
            <text:p>14392600</text:p>
          </table:table-cell>
          <table:table-cell table:number-columns-repeated="3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2" calcext:value-type="date">
            <text:p>2024-01-22</text:p>
          </table:table-cell>
          <table:table-cell office:value-type="float" office:value="59.755" calcext:value-type="float">
            <text:p>59.755</text:p>
          </table:table-cell>
          <table:table-cell office:value-type="float" office:value="60.065" calcext:value-type="float">
            <text:p>60.065</text:p>
          </table:table-cell>
          <table:table-cell office:value-type="float" office:value="59.44" calcext:value-type="float">
            <text:p>59.44</text:p>
          </table:table-cell>
          <table:table-cell office:value-type="float" office:value="59.57" calcext:value-type="float">
            <text:p>59.57</text:p>
          </table:table-cell>
          <table:table-cell office:value-type="float" office:value="14314265" calcext:value-type="float">
            <text:p>14314265</text:p>
          </table:table-cell>
          <table:table-cell table:number-columns-repeated="3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3" calcext:value-type="date">
            <text:p>2024-01-23</text:p>
          </table:table-cell>
          <table:table-cell office:value-type="float" office:value="59.53" calcext:value-type="float">
            <text:p>59.53</text:p>
          </table:table-cell>
          <table:table-cell office:value-type="float" office:value="60" calcext:value-type="float">
            <text:p>60</text:p>
          </table:table-cell>
          <table:table-cell office:value-type="float" office:value="59.46" calcext:value-type="float">
            <text:p>59.46</text:p>
          </table:table-cell>
          <table:table-cell office:value-type="float" office:value="59.85" calcext:value-type="float">
            <text:p>59.85</text:p>
          </table:table-cell>
          <table:table-cell office:value-type="float" office:value="14481643" calcext:value-type="float">
            <text:p>14481643</text:p>
          </table:table-cell>
          <table:table-cell table:number-columns-repeated="3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59.8" calcext:value-type="float">
            <text:p>59.8</text:p>
          </table:table-cell>
          <table:table-cell office:value-type="float" office:value="59.81" calcext:value-type="float">
            <text:p>59.81</text:p>
          </table:table-cell>
          <table:table-cell office:value-type="float" office:value="58.89" calcext:value-type="float">
            <text:p>58.89</text:p>
          </table:table-cell>
          <table:table-cell office:value-type="float" office:value="58.91" calcext:value-type="float">
            <text:p>58.91</text:p>
          </table:table-cell>
          <table:table-cell office:value-type="float" office:value="16370484" calcext:value-type="float">
            <text:p>16370484</text:p>
          </table:table-cell>
          <table:table-cell table:number-columns-repeated="3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9.01" calcext:value-type="float">
            <text:p>59.01</text:p>
          </table:table-cell>
          <table:table-cell office:value-type="float" office:value="59.17" calcext:value-type="float">
            <text:p>59.17</text:p>
          </table:table-cell>
          <table:table-cell office:value-type="float" office:value="58.66" calcext:value-type="float">
            <text:p>58.66</text:p>
          </table:table-cell>
          <table:table-cell office:value-type="float" office:value="59.16" calcext:value-type="float">
            <text:p>59.16</text:p>
          </table:table-cell>
          <table:table-cell office:value-type="float" office:value="14899712" calcext:value-type="float">
            <text:p>14899712</text:p>
          </table:table-cell>
          <table:table-cell table:number-columns-repeated="3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6" calcext:value-type="date">
            <text:p>2024-01-26</text:p>
          </table:table-cell>
          <table:table-cell office:value-type="float" office:value="59.25" calcext:value-type="float">
            <text:p>59.25</text:p>
          </table:table-cell>
          <table:table-cell office:value-type="float" office:value="59.49" calcext:value-type="float">
            <text:p>59.49</text:p>
          </table:table-cell>
          <table:table-cell office:value-type="float" office:value="59.125" calcext:value-type="float">
            <text:p>59.125</text:p>
          </table:table-cell>
          <table:table-cell office:value-type="float" office:value="59.37" calcext:value-type="float">
            <text:p>59.37</text:p>
          </table:table-cell>
          <table:table-cell office:value-type="float" office:value="13025072" calcext:value-type="float">
            <text:p>13025072</text:p>
          </table:table-cell>
          <table:table-cell table:number-columns-repeated="3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1-29" calcext:value-type="date">
            <text:p>2024-01-29</text:p>
          </table:table-cell>
          <table:table-cell office:value-type="float" office:value="59.34" calcext:value-type="float">
            <text:p>59.34</text:p>
          </table:table-cell>
          <table:table-cell office:value-type="float" office:value="59.79" calcext:value-type="float">
            <text:p>59.79</text:p>
          </table:table-cell>
          <table:table-cell office:value-type="float" office:value="59.17" calcext:value-type="float">
            <text:p>59.17</text:p>
          </table:table-cell>
          <table:table-cell office:value-type="float" office:value="59.73" calcext:value-type="float">
            <text:p>59.73</text:p>
          </table:table-cell>
          <table:table-cell office:value-type="float" office:value="14547070" calcext:value-type="float">
            <text:p>14547070</text:p>
          </table:table-cell>
          <table:table-cell table:number-columns-repeated="3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1-30" calcext:value-type="date">
            <text:p>2024-01-30</text:p>
          </table:table-cell>
          <table:table-cell office:value-type="float" office:value="59.85" calcext:value-type="float">
            <text:p>59.85</text:p>
          </table:table-cell>
          <table:table-cell office:value-type="float" office:value="60.02" calcext:value-type="float">
            <text:p>60.02</text:p>
          </table:table-cell>
          <table:table-cell office:value-type="float" office:value="59.445" calcext:value-type="float">
            <text:p>59.445</text:p>
          </table:table-cell>
          <table:table-cell office:value-type="float" office:value="59.9" calcext:value-type="float">
            <text:p>59.9</text:p>
          </table:table-cell>
          <table:table-cell office:value-type="float" office:value="22061536" calcext:value-type="float">
            <text:p>22061536</text:p>
          </table:table-cell>
          <table:table-cell table:formula="of:=AVERAGE([.F2:.F21])" office:value-type="float" office:value="59.809" calcext:value-type="float">
            <text:p>59.809</text:p>
          </table:table-cell>
          <table:table-cell table:number-columns-repeated="2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1-31" calcext:value-type="date">
            <text:p>2024-01-31</text:p>
          </table:table-cell>
          <table:table-cell office:value-type="float" office:value="60.1" calcext:value-type="float">
            <text:p>60.1</text:p>
          </table:table-cell>
          <table:table-cell office:value-type="float" office:value="60.45" calcext:value-type="float">
            <text:p>60.45</text:p>
          </table:table-cell>
          <table:table-cell office:value-type="float" office:value="59.29" calcext:value-type="float">
            <text:p>59.29</text:p>
          </table:table-cell>
          <table:table-cell office:value-type="float" office:value="59.49" calcext:value-type="float">
            <text:p>59.49</text:p>
          </table:table-cell>
          <table:table-cell office:value-type="float" office:value="22836998" calcext:value-type="float">
            <text:p>22836998</text:p>
          </table:table-cell>
          <table:table-cell table:formula="of:=AVERAGE([.F3:.F22])" office:value-type="float" office:value="59.7925" calcext:value-type="float">
            <text:p>59.7925</text:p>
          </table:table-cell>
          <table:table-cell table:number-columns-repeated="2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59.57" calcext:value-type="float">
            <text:p>59.57</text:p>
          </table:table-cell>
          <table:table-cell office:value-type="float" office:value="61.005" calcext:value-type="float">
            <text:p>61.005</text:p>
          </table:table-cell>
          <table:table-cell office:value-type="float" office:value="59.36" calcext:value-type="float">
            <text:p>59.36</text:p>
          </table:table-cell>
          <table:table-cell office:value-type="float" office:value="60.98" calcext:value-type="float">
            <text:p>60.98</text:p>
          </table:table-cell>
          <table:table-cell office:value-type="float" office:value="15870884" calcext:value-type="float">
            <text:p>15870884</text:p>
          </table:table-cell>
          <table:table-cell table:formula="of:=AVERAGE([.F4:.F23])" office:value-type="float" office:value="59.8435" calcext:value-type="float">
            <text:p>59.8435</text:p>
          </table:table-cell>
          <table:table-cell table:number-columns-repeated="2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2-02" calcext:value-type="date">
            <text:p>2024-02-02</text:p>
          </table:table-cell>
          <table:table-cell office:value-type="float" office:value="60.82" calcext:value-type="float">
            <text:p>60.82</text:p>
          </table:table-cell>
          <table:table-cell office:value-type="float" office:value="60.87" calcext:value-type="float">
            <text:p>60.87</text:p>
          </table:table-cell>
          <table:table-cell office:value-type="float" office:value="60.23" calcext:value-type="float">
            <text:p>60.23</text:p>
          </table:table-cell>
          <table:table-cell office:value-type="float" office:value="60.54" calcext:value-type="float">
            <text:p>60.54</text:p>
          </table:table-cell>
          <table:table-cell office:value-type="float" office:value="17544906" calcext:value-type="float">
            <text:p>17544906</text:p>
          </table:table-cell>
          <table:table-cell table:formula="of:=AVERAGE([.F5:.F24])" office:value-type="float" office:value="59.8825" calcext:value-type="float">
            <text:p>59.8825</text:p>
          </table:table-cell>
          <table:table-cell table:number-columns-repeated="2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5" calcext:value-type="date">
            <text:p>2024-02-05</text:p>
          </table:table-cell>
          <table:table-cell table:number-columns-repeated="2" office:value-type="float" office:value="60.38" calcext:value-type="float">
            <text:p>60.38</text:p>
          </table:table-cell>
          <table:table-cell office:value-type="float" office:value="59.88" calcext:value-type="float">
            <text:p>59.88</text:p>
          </table:table-cell>
          <table:table-cell office:value-type="float" office:value="60.04" calcext:value-type="float">
            <text:p>60.04</text:p>
          </table:table-cell>
          <table:table-cell office:value-type="float" office:value="12759569" calcext:value-type="float">
            <text:p>12759569</text:p>
          </table:table-cell>
          <table:table-cell table:formula="of:=AVERAGE([.F6:.F25])" office:value-type="float" office:value="59.901" calcext:value-type="float">
            <text:p>59.901</text:p>
          </table:table-cell>
          <table:table-cell table:number-columns-repeated="2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6" calcext:value-type="date">
            <text:p>2024-02-06</text:p>
          </table:table-cell>
          <table:table-cell office:value-type="float" office:value="59.96" calcext:value-type="float">
            <text:p>59.96</text:p>
          </table:table-cell>
          <table:table-cell office:value-type="float" office:value="60.05" calcext:value-type="float">
            <text:p>60.05</text:p>
          </table:table-cell>
          <table:table-cell office:value-type="float" office:value="59.68" calcext:value-type="float">
            <text:p>59.68</text:p>
          </table:table-cell>
          <table:table-cell office:value-type="float" office:value="59.94" calcext:value-type="float">
            <text:p>59.94</text:p>
          </table:table-cell>
          <table:table-cell office:value-type="float" office:value="12777150" calcext:value-type="float">
            <text:p>12777150</text:p>
          </table:table-cell>
          <table:table-cell table:formula="of:=AVERAGE([.F7:.F26])" office:value-type="float" office:value="59.8925" calcext:value-type="float">
            <text:p>59.8925</text:p>
          </table:table-cell>
          <table:table-cell table:number-columns-repeated="2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7" calcext:value-type="date">
            <text:p>2024-02-07</text:p>
          </table:table-cell>
          <table:table-cell office:value-type="float" office:value="60.07" calcext:value-type="float">
            <text:p>60.07</text:p>
          </table:table-cell>
          <table:table-cell office:value-type="float" office:value="60.21" calcext:value-type="float">
            <text:p>60.21</text:p>
          </table:table-cell>
          <table:table-cell office:value-type="float" office:value="59.94" calcext:value-type="float">
            <text:p>59.94</text:p>
          </table:table-cell>
          <table:table-cell office:value-type="float" office:value="59.99" calcext:value-type="float">
            <text:p>59.99</text:p>
          </table:table-cell>
          <table:table-cell office:value-type="float" office:value="10259892" calcext:value-type="float">
            <text:p>10259892</text:p>
          </table:table-cell>
          <table:table-cell table:formula="of:=AVERAGE([.F8:.F27])" office:value-type="float" office:value="59.892" calcext:value-type="float">
            <text:p>59.892</text:p>
          </table:table-cell>
          <table:table-cell table:number-columns-repeated="2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8" calcext:value-type="date">
            <text:p>2024-02-08</text:p>
          </table:table-cell>
          <table:table-cell office:value-type="float" office:value="59.89" calcext:value-type="float">
            <text:p>59.89</text:p>
          </table:table-cell>
          <table:table-cell office:value-type="float" office:value="59.97" calcext:value-type="float">
            <text:p>59.97</text:p>
          </table:table-cell>
          <table:table-cell office:value-type="float" office:value="59.41" calcext:value-type="float">
            <text:p>59.41</text:p>
          </table:table-cell>
          <table:table-cell office:value-type="float" office:value="59.83" calcext:value-type="float">
            <text:p>59.83</text:p>
          </table:table-cell>
          <table:table-cell office:value-type="float" office:value="12874761" calcext:value-type="float">
            <text:p>12874761</text:p>
          </table:table-cell>
          <table:table-cell table:formula="of:=AVERAGE([.F9:.F28])" office:value-type="float" office:value="59.8735" calcext:value-type="float">
            <text:p>59.8735</text:p>
          </table:table-cell>
          <table:table-cell table:number-columns-repeated="2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9" calcext:value-type="date">
            <text:p>2024-02-09</text:p>
          </table:table-cell>
          <table:table-cell office:value-type="float" office:value="59.47" calcext:value-type="float">
            <text:p>59.47</text:p>
          </table:table-cell>
          <table:table-cell office:value-type="float" office:value="59.58" calcext:value-type="float">
            <text:p>59.58</text:p>
          </table:table-cell>
          <table:table-cell office:value-type="float" office:value="59.03" calcext:value-type="float">
            <text:p>59.03</text:p>
          </table:table-cell>
          <table:table-cell office:value-type="float" office:value="59.56" calcext:value-type="float">
            <text:p>59.56</text:p>
          </table:table-cell>
          <table:table-cell office:value-type="float" office:value="15235251" calcext:value-type="float">
            <text:p>15235251</text:p>
          </table:table-cell>
          <table:table-cell table:formula="of:=AVERAGE([.F10:.F29])" office:value-type="float" office:value="59.861" calcext:value-type="float">
            <text:p>59.861</text:p>
          </table:table-cell>
          <table:table-cell table:number-columns-repeated="2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2" calcext:value-type="date">
            <text:p>2024-02-12</text:p>
          </table:table-cell>
          <table:table-cell office:value-type="float" office:value="59.66" calcext:value-type="float">
            <text:p>59.66</text:p>
          </table:table-cell>
          <table:table-cell office:value-type="float" office:value="59.76" calcext:value-type="float">
            <text:p>59.76</text:p>
          </table:table-cell>
          <table:table-cell office:value-type="float" office:value="58.96" calcext:value-type="float">
            <text:p>58.96</text:p>
          </table:table-cell>
          <table:table-cell office:value-type="float" office:value="59.7" calcext:value-type="float">
            <text:p>59.7</text:p>
          </table:table-cell>
          <table:table-cell office:value-type="float" office:value="13516782" calcext:value-type="float">
            <text:p>13516782</text:p>
          </table:table-cell>
          <table:table-cell table:formula="of:=AVERAGE([.F11:.F30])" office:value-type="float" office:value="59.8265" calcext:value-type="float">
            <text:p>59.8265</text:p>
          </table:table-cell>
          <table:table-cell table:number-columns-repeated="2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3" calcext:value-type="date">
            <text:p>2024-02-13</text:p>
          </table:table-cell>
          <table:table-cell office:value-type="float" office:value="59.5" calcext:value-type="float">
            <text:p>59.5</text:p>
          </table:table-cell>
          <table:table-cell office:value-type="float" office:value="60.655" calcext:value-type="float">
            <text:p>60.655</text:p>
          </table:table-cell>
          <table:table-cell office:value-type="float" office:value="58.79" calcext:value-type="float">
            <text:p>58.79</text:p>
          </table:table-cell>
          <table:table-cell office:value-type="float" office:value="59.35" calcext:value-type="float">
            <text:p>59.35</text:p>
          </table:table-cell>
          <table:table-cell office:value-type="float" office:value="24195706" calcext:value-type="float">
            <text:p>24195706</text:p>
          </table:table-cell>
          <table:table-cell table:formula="of:=AVERAGE([.F12:.F31])" office:value-type="float" office:value="59.7945" calcext:value-type="float">
            <text:p>59.7945</text:p>
          </table:table-cell>
          <table:table-cell table:number-columns-repeated="2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4" calcext:value-type="date">
            <text:p>2024-02-14</text:p>
          </table:table-cell>
          <table:table-cell office:value-type="float" office:value="59.17" calcext:value-type="float">
            <text:p>59.17</text:p>
          </table:table-cell>
          <table:table-cell office:value-type="float" office:value="59.59" calcext:value-type="float">
            <text:p>59.59</text:p>
          </table:table-cell>
          <table:table-cell office:value-type="float" office:value="59.035" calcext:value-type="float">
            <text:p>59.035</text:p>
          </table:table-cell>
          <table:table-cell office:value-type="float" office:value="59.29" calcext:value-type="float">
            <text:p>59.29</text:p>
          </table:table-cell>
          <table:table-cell office:value-type="float" office:value="15872453" calcext:value-type="float">
            <text:p>15872453</text:p>
          </table:table-cell>
          <table:table-cell table:formula="of:=AVERAGE([.F13:.F32])" office:value-type="float" office:value="59.7595" calcext:value-type="float">
            <text:p>59.7595</text:p>
          </table:table-cell>
          <table:table-cell table:number-columns-repeated="2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5" calcext:value-type="date">
            <text:p>2024-02-15</text:p>
          </table:table-cell>
          <table:table-cell office:value-type="float" office:value="59.42" calcext:value-type="float">
            <text:p>59.42</text:p>
          </table:table-cell>
          <table:table-cell office:value-type="float" office:value="59.59" calcext:value-type="float">
            <text:p>59.59</text:p>
          </table:table-cell>
          <table:table-cell office:value-type="float" office:value="59.13" calcext:value-type="float">
            <text:p>59.13</text:p>
          </table:table-cell>
          <table:table-cell office:value-type="float" office:value="59.4" calcext:value-type="float">
            <text:p>59.4</text:p>
          </table:table-cell>
          <table:table-cell office:value-type="float" office:value="13695848" calcext:value-type="float">
            <text:p>13695848</text:p>
          </table:table-cell>
          <table:table-cell table:formula="of:=AVERAGE([.F14:.F33])" office:value-type="float" office:value="59.7215" calcext:value-type="float">
            <text:p>59.7215</text:p>
          </table:table-cell>
          <table:table-cell table:number-columns-repeated="2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6" calcext:value-type="date">
            <text:p>2024-02-16</text:p>
          </table:table-cell>
          <table:table-cell office:value-type="float" office:value="59.35" calcext:value-type="float">
            <text:p>59.35</text:p>
          </table:table-cell>
          <table:table-cell office:value-type="float" office:value="59.62" calcext:value-type="float">
            <text:p>59.62</text:p>
          </table:table-cell>
          <table:table-cell office:value-type="float" office:value="58.955" calcext:value-type="float">
            <text:p>58.955</text:p>
          </table:table-cell>
          <table:table-cell office:value-type="float" office:value="59.39" calcext:value-type="float">
            <text:p>59.39</text:p>
          </table:table-cell>
          <table:table-cell office:value-type="float" office:value="13947057" calcext:value-type="float">
            <text:p>13947057</text:p>
          </table:table-cell>
          <table:table-cell table:formula="of:=AVERAGE([.F15:.F34])" office:value-type="float" office:value="59.6995" calcext:value-type="float">
            <text:p>59.6995</text:p>
          </table:table-cell>
          <table:table-cell table:number-columns-repeated="2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0" calcext:value-type="date">
            <text:p>2024-02-20</text:p>
          </table:table-cell>
          <table:table-cell office:value-type="float" office:value="59.595" calcext:value-type="float">
            <text:p>59.595</text:p>
          </table:table-cell>
          <table:table-cell office:value-type="float" office:value="60.84" calcext:value-type="float">
            <text:p>60.84</text:p>
          </table:table-cell>
          <table:table-cell office:value-type="float" office:value="59.51" calcext:value-type="float">
            <text:p>59.51</text:p>
          </table:table-cell>
          <table:table-cell office:value-type="float" office:value="60.7" calcext:value-type="float">
            <text:p>60.7</text:p>
          </table:table-cell>
          <table:table-cell office:value-type="float" office:value="18339324" calcext:value-type="float">
            <text:p>18339324</text:p>
          </table:table-cell>
          <table:table-cell table:formula="of:=AVERAGE([.F16:.F35])" office:value-type="float" office:value="59.756" calcext:value-type="float">
            <text:p>59.756</text:p>
          </table:table-cell>
          <table:table-cell table:number-columns-repeated="2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1" calcext:value-type="date">
            <text:p>2024-02-21</text:p>
          </table:table-cell>
          <table:table-cell office:value-type="float" office:value="60.99" calcext:value-type="float">
            <text:p>60.99</text:p>
          </table:table-cell>
          <table:table-cell office:value-type="float" office:value="61.28" calcext:value-type="float">
            <text:p>61.28</text:p>
          </table:table-cell>
          <table:table-cell office:value-type="float" office:value="60.83" calcext:value-type="float">
            <text:p>60.83</text:p>
          </table:table-cell>
          <table:table-cell office:value-type="float" office:value="61.24" calcext:value-type="float">
            <text:p>61.24</text:p>
          </table:table-cell>
          <table:table-cell office:value-type="float" office:value="14378264" calcext:value-type="float">
            <text:p>14378264</text:p>
          </table:table-cell>
          <table:table-cell table:formula="of:=AVERAGE([.F17:.F36])" office:value-type="float" office:value="59.8255" calcext:value-type="float">
            <text:p>59.8255</text:p>
          </table:table-cell>
          <table:table-cell table:number-columns-repeated="2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2" calcext:value-type="date">
            <text:p>2024-02-22</text:p>
          </table:table-cell>
          <table:table-cell office:value-type="float" office:value="60.99" calcext:value-type="float">
            <text:p>60.99</text:p>
          </table:table-cell>
          <table:table-cell office:value-type="float" office:value="61.25" calcext:value-type="float">
            <text:p>61.25</text:p>
          </table:table-cell>
          <table:table-cell office:value-type="float" office:value="60.5" calcext:value-type="float">
            <text:p>60.5</text:p>
          </table:table-cell>
          <table:table-cell office:value-type="float" office:value="61.15" calcext:value-type="float">
            <text:p>61.15</text:p>
          </table:table-cell>
          <table:table-cell office:value-type="float" office:value="12982799" calcext:value-type="float">
            <text:p>12982799</text:p>
          </table:table-cell>
          <table:table-cell table:formula="of:=AVERAGE([.F18:.F37])" office:value-type="float" office:value="59.9375" calcext:value-type="float">
            <text:p>59.9375</text:p>
          </table:table-cell>
          <table:table-cell table:number-columns-repeated="2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3" calcext:value-type="date">
            <text:p>2024-02-23</text:p>
          </table:table-cell>
          <table:table-cell office:value-type="float" office:value="61.09" calcext:value-type="float">
            <text:p>61.09</text:p>
          </table:table-cell>
          <table:table-cell office:value-type="float" office:value="61.62" calcext:value-type="float">
            <text:p>61.62</text:p>
          </table:table-cell>
          <table:table-cell office:value-type="float" office:value="61" calcext:value-type="float">
            <text:p>61</text:p>
          </table:table-cell>
          <table:table-cell office:value-type="float" office:value="61.2" calcext:value-type="float">
            <text:p>61.2</text:p>
          </table:table-cell>
          <table:table-cell office:value-type="float" office:value="13612914" calcext:value-type="float">
            <text:p>13612914</text:p>
          </table:table-cell>
          <table:table-cell table:formula="of:=AVERAGE([.F19:.F38])" office:value-type="float" office:value="60.0395" calcext:value-type="float">
            <text:p>60.0395</text:p>
          </table:table-cell>
          <table:table-cell table:number-columns-repeated="2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6" calcext:value-type="date">
            <text:p>2024-02-26</text:p>
          </table:table-cell>
          <table:table-cell office:value-type="float" office:value="61.24" calcext:value-type="float">
            <text:p>61.24</text:p>
          </table:table-cell>
          <table:table-cell office:value-type="float" office:value="61.27" calcext:value-type="float">
            <text:p>61.27</text:p>
          </table:table-cell>
          <table:table-cell office:value-type="float" office:value="60.66" calcext:value-type="float">
            <text:p>60.66</text:p>
          </table:table-cell>
          <table:table-cell office:value-type="float" office:value="60.71" calcext:value-type="float">
            <text:p>60.71</text:p>
          </table:table-cell>
          <table:table-cell office:value-type="float" office:value="10336096" calcext:value-type="float">
            <text:p>10336096</text:p>
          </table:table-cell>
          <table:table-cell table:formula="of:=AVERAGE([.F20:.F39])" office:value-type="float" office:value="60.1065" calcext:value-type="float">
            <text:p>60.1065</text:p>
          </table:table-cell>
          <table:table-cell table:number-columns-repeated="2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7" calcext:value-type="date">
            <text:p>2024-02-27</text:p>
          </table:table-cell>
          <table:table-cell office:value-type="float" office:value="60.54" calcext:value-type="float">
            <text:p>60.54</text:p>
          </table:table-cell>
          <table:table-cell office:value-type="float" office:value="60.78" calcext:value-type="float">
            <text:p>60.78</text:p>
          </table:table-cell>
          <table:table-cell office:value-type="float" office:value="60.12" calcext:value-type="float">
            <text:p>60.12</text:p>
          </table:table-cell>
          <table:table-cell office:value-type="float" office:value="60.34" calcext:value-type="float">
            <text:p>60.34</text:p>
          </table:table-cell>
          <table:table-cell office:value-type="float" office:value="9931088" calcext:value-type="float">
            <text:p>9931088</text:p>
          </table:table-cell>
          <table:table-cell table:formula="of:=AVERAGE([.F21:.F40])" office:value-type="float" office:value="60.137" calcext:value-type="float">
            <text:p>60.137</text:p>
          </table:table-cell>
          <table:table-cell table:number-columns-repeated="2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8" calcext:value-type="date">
            <text:p>2024-02-28</text:p>
          </table:table-cell>
          <table:table-cell office:value-type="float" office:value="60.37" calcext:value-type="float">
            <text:p>60.37</text:p>
          </table:table-cell>
          <table:table-cell office:value-type="float" office:value="60.49" calcext:value-type="float">
            <text:p>60.49</text:p>
          </table:table-cell>
          <table:table-cell office:value-type="float" office:value="60.06" calcext:value-type="float">
            <text:p>60.06</text:p>
          </table:table-cell>
          <table:table-cell office:value-type="float" office:value="60.4" calcext:value-type="float">
            <text:p>60.4</text:p>
          </table:table-cell>
          <table:table-cell office:value-type="float" office:value="8076536" calcext:value-type="float">
            <text:p>8076536</text:p>
          </table:table-cell>
          <table:table-cell table:formula="of:=AVERAGE([.F22:.F41])" office:value-type="float" office:value="60.162" calcext:value-type="float">
            <text:p>60.162</text:p>
          </table:table-cell>
          <table:table-cell table:number-columns-repeated="2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9" calcext:value-type="date">
            <text:p>2024-02-29</text:p>
          </table:table-cell>
          <table:table-cell office:value-type="float" office:value="60.35" calcext:value-type="float">
            <text:p>60.35</text:p>
          </table:table-cell>
          <table:table-cell office:value-type="float" office:value="60.64" calcext:value-type="float">
            <text:p>60.64</text:p>
          </table:table-cell>
          <table:table-cell office:value-type="float" office:value="59.9" calcext:value-type="float">
            <text:p>59.9</text:p>
          </table:table-cell>
          <table:table-cell office:value-type="float" office:value="60.02" calcext:value-type="float">
            <text:p>60.02</text:p>
          </table:table-cell>
          <table:table-cell office:value-type="float" office:value="18152651" calcext:value-type="float">
            <text:p>18152651</text:p>
          </table:table-cell>
          <table:table-cell table:formula="of:=AVERAGE([.F23:.F42])" office:value-type="float" office:value="60.1885" calcext:value-type="float">
            <text:p>60.1885</text:p>
          </table:table-cell>
          <table:table-cell table:number-columns-repeated="2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3-01" calcext:value-type="date">
            <text:p>2024-03-01</text:p>
          </table:table-cell>
          <table:table-cell table:number-columns-repeated="2" office:value-type="float" office:value="59.9" calcext:value-type="float">
            <text:p>59.9</text:p>
          </table:table-cell>
          <table:table-cell office:value-type="float" office:value="59.34" calcext:value-type="float">
            <text:p>59.34</text:p>
          </table:table-cell>
          <table:table-cell office:value-type="float" office:value="59.53" calcext:value-type="float">
            <text:p>59.53</text:p>
          </table:table-cell>
          <table:table-cell office:value-type="float" office:value="10927564" calcext:value-type="float">
            <text:p>10927564</text:p>
          </table:table-cell>
          <table:table-cell table:formula="of:=AVERAGE([.F24:.F43])" office:value-type="float" office:value="60.116" calcext:value-type="float">
            <text:p>60.116</text:p>
          </table:table-cell>
          <table:table-cell table:number-columns-repeated="2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4" calcext:value-type="date">
            <text:p>2024-03-04</text:p>
          </table:table-cell>
          <table:table-cell office:value-type="float" office:value="59.23" calcext:value-type="float">
            <text:p>59.23</text:p>
          </table:table-cell>
          <table:table-cell office:value-type="float" office:value="59.95" calcext:value-type="float">
            <text:p>59.95</text:p>
          </table:table-cell>
          <table:table-cell office:value-type="float" office:value="59.22" calcext:value-type="float">
            <text:p>59.22</text:p>
          </table:table-cell>
          <table:table-cell office:value-type="float" office:value="59.81" calcext:value-type="float">
            <text:p>59.81</text:p>
          </table:table-cell>
          <table:table-cell office:value-type="float" office:value="10150243" calcext:value-type="float">
            <text:p>10150243</text:p>
          </table:table-cell>
          <table:table-cell table:formula="of:=AVERAGE([.F25:.F44])" office:value-type="float" office:value="60.0795" calcext:value-type="float">
            <text:p>60.0795</text:p>
          </table:table-cell>
          <table:table-cell table:number-columns-repeated="2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59.91" calcext:value-type="float">
            <text:p>59.91</text:p>
          </table:table-cell>
          <table:table-cell office:value-type="float" office:value="60.11" calcext:value-type="float">
            <text:p>60.11</text:p>
          </table:table-cell>
          <table:table-cell office:value-type="float" office:value="59.42" calcext:value-type="float">
            <text:p>59.42</text:p>
          </table:table-cell>
          <table:table-cell office:value-type="float" office:value="59.52" calcext:value-type="float">
            <text:p>59.52</text:p>
          </table:table-cell>
          <table:table-cell office:value-type="float" office:value="12309959" calcext:value-type="float">
            <text:p>12309959</text:p>
          </table:table-cell>
          <table:table-cell table:formula="of:=AVERAGE([.F26:.F45])" office:value-type="float" office:value="60.0535" calcext:value-type="float">
            <text:p>60.0535</text:p>
          </table:table-cell>
          <table:table-cell table:number-columns-repeated="2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6" calcext:value-type="date">
            <text:p>2024-03-06</text:p>
          </table:table-cell>
          <table:table-cell office:value-type="float" office:value="59.52" calcext:value-type="float">
            <text:p>59.52</text:p>
          </table:table-cell>
          <table:table-cell office:value-type="float" office:value="59.995" calcext:value-type="float">
            <text:p>59.995</text:p>
          </table:table-cell>
          <table:table-cell office:value-type="float" office:value="59.38" calcext:value-type="float">
            <text:p>59.38</text:p>
          </table:table-cell>
          <table:table-cell office:value-type="float" office:value="59.55" calcext:value-type="float">
            <text:p>59.55</text:p>
          </table:table-cell>
          <table:table-cell office:value-type="float" office:value="12378815" calcext:value-type="float">
            <text:p>12378815</text:p>
          </table:table-cell>
          <table:table-cell table:formula="of:=AVERAGE([.F27:.F46])" office:value-type="float" office:value="60.034" calcext:value-type="float">
            <text:p>60.034</text:p>
          </table:table-cell>
          <table:table-cell table:number-columns-repeated="2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7" calcext:value-type="date">
            <text:p>2024-03-07</text:p>
          </table:table-cell>
          <table:table-cell office:value-type="float" office:value="59.69" calcext:value-type="float">
            <text:p>59.69</text:p>
          </table:table-cell>
          <table:table-cell office:value-type="float" office:value="59.77" calcext:value-type="float">
            <text:p>59.77</text:p>
          </table:table-cell>
          <table:table-cell office:value-type="float" office:value="59.24" calcext:value-type="float">
            <text:p>59.24</text:p>
          </table:table-cell>
          <table:table-cell office:value-type="float" office:value="59.44" calcext:value-type="float">
            <text:p>59.44</text:p>
          </table:table-cell>
          <table:table-cell office:value-type="float" office:value="13686859" calcext:value-type="float">
            <text:p>13686859</text:p>
          </table:table-cell>
          <table:table-cell table:formula="of:=AVERAGE([.F28:.F47])" office:value-type="float" office:value="60.0065" calcext:value-type="float">
            <text:p>60.0065</text:p>
          </table:table-cell>
          <table:table-cell table:number-columns-repeated="2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8" calcext:value-type="date">
            <text:p>2024-03-08</text:p>
          </table:table-cell>
          <table:table-cell office:value-type="float" office:value="59.3" calcext:value-type="float">
            <text:p>59.3</text:p>
          </table:table-cell>
          <table:table-cell office:value-type="float" office:value="59.79" calcext:value-type="float">
            <text:p>59.79</text:p>
          </table:table-cell>
          <table:table-cell office:value-type="float" office:value="58.97" calcext:value-type="float">
            <text:p>58.97</text:p>
          </table:table-cell>
          <table:table-cell office:value-type="float" office:value="59.52" calcext:value-type="float">
            <text:p>59.52</text:p>
          </table:table-cell>
          <table:table-cell office:value-type="float" office:value="13239013" calcext:value-type="float">
            <text:p>13239013</text:p>
          </table:table-cell>
          <table:table-cell table:formula="of:=AVERAGE([.F29:.F48])" office:value-type="float" office:value="59.991" calcext:value-type="float">
            <text:p>59.991</text:p>
          </table:table-cell>
          <table:table-cell table:number-columns-repeated="2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1" calcext:value-type="date">
            <text:p>2024-03-11</text:p>
          </table:table-cell>
          <table:table-cell office:value-type="float" office:value="59.78" calcext:value-type="float">
            <text:p>59.78</text:p>
          </table:table-cell>
          <table:table-cell office:value-type="float" office:value="60.29" calcext:value-type="float">
            <text:p>60.29</text:p>
          </table:table-cell>
          <table:table-cell office:value-type="float" office:value="59.575" calcext:value-type="float">
            <text:p>59.575</text:p>
          </table:table-cell>
          <table:table-cell office:value-type="float" office:value="60.24" calcext:value-type="float">
            <text:p>60.24</text:p>
          </table:table-cell>
          <table:table-cell office:value-type="float" office:value="14114260" calcext:value-type="float">
            <text:p>14114260</text:p>
          </table:table-cell>
          <table:table-cell table:formula="of:=AVERAGE([.F30:.F49])" office:value-type="float" office:value="60.025" calcext:value-type="float">
            <text:p>60.025</text:p>
          </table:table-cell>
          <table:table-cell table:number-columns-repeated="2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2" calcext:value-type="date">
            <text:p>2024-03-12</text:p>
          </table:table-cell>
          <table:table-cell office:value-type="float" office:value="60.32" calcext:value-type="float">
            <text:p>60.32</text:p>
          </table:table-cell>
          <table:table-cell office:value-type="float" office:value="60.75" calcext:value-type="float">
            <text:p>60.75</text:p>
          </table:table-cell>
          <table:table-cell office:value-type="float" office:value="60.21" calcext:value-type="float">
            <text:p>60.21</text:p>
          </table:table-cell>
          <table:table-cell office:value-type="float" office:value="60.5" calcext:value-type="float">
            <text:p>60.5</text:p>
          </table:table-cell>
          <table:table-cell office:value-type="float" office:value="12684645" calcext:value-type="float">
            <text:p>12684645</text:p>
          </table:table-cell>
          <table:table-cell table:formula="of:=AVERAGE([.F31:.F50])" office:value-type="float" office:value="60.065" calcext:value-type="float">
            <text:p>60.065</text:p>
          </table:table-cell>
          <table:table-cell table:number-columns-repeated="2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3" calcext:value-type="date">
            <text:p>2024-03-13</text:p>
          </table:table-cell>
          <table:table-cell office:value-type="float" office:value="60.88" calcext:value-type="float">
            <text:p>60.88</text:p>
          </table:table-cell>
          <table:table-cell office:value-type="float" office:value="61.21" calcext:value-type="float">
            <text:p>61.21</text:p>
          </table:table-cell>
          <table:table-cell office:value-type="float" office:value="60.8001" calcext:value-type="float">
            <text:p>60.8001</text:p>
          </table:table-cell>
          <table:table-cell office:value-type="float" office:value="61.12" calcext:value-type="float">
            <text:p>61.12</text:p>
          </table:table-cell>
          <table:table-cell office:value-type="float" office:value="13909460" calcext:value-type="float">
            <text:p>13909460</text:p>
          </table:table-cell>
          <table:table-cell table:formula="of:=AVERAGE([.F32:.F51])" office:value-type="float" office:value="60.1535" calcext:value-type="float">
            <text:p>60.1535</text:p>
          </table:table-cell>
          <table:table-cell table:formula="of:=AVERAGE([.F2:.F51])" office:value-type="float" office:value="59.9734" calcext:value-type="float">
            <text:p>59.9734</text:p>
          </table:table-cell>
          <table:table-cell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4" calcext:value-type="date">
            <text:p>2024-03-14</text:p>
          </table:table-cell>
          <table:table-cell office:value-type="float" office:value="60.58" calcext:value-type="float">
            <text:p>60.58</text:p>
          </table:table-cell>
          <table:table-cell office:value-type="float" office:value="60.8" calcext:value-type="float">
            <text:p>60.8</text:p>
          </table:table-cell>
          <table:table-cell office:value-type="float" office:value="60.4" calcext:value-type="float">
            <text:p>60.4</text:p>
          </table:table-cell>
          <table:table-cell office:value-type="float" office:value="60.5" calcext:value-type="float">
            <text:p>60.5</text:p>
          </table:table-cell>
          <table:table-cell office:value-type="float" office:value="13996609" calcext:value-type="float">
            <text:p>13996609</text:p>
          </table:table-cell>
          <table:table-cell table:formula="of:=AVERAGE([.F33:.F52])" office:value-type="float" office:value="60.214" calcext:value-type="float">
            <text:p>60.214</text:p>
          </table:table-cell>
          <table:table-cell table:formula="of:=AVERAGE([.F3:.F52])" office:value-type="float" office:value="59.987" calcext:value-type="float">
            <text:p>59.987</text:p>
          </table:table-cell>
          <table:table-cell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60.02" calcext:value-type="float">
            <text:p>60.02</text:p>
          </table:table-cell>
          <table:table-cell office:value-type="float" office:value="60.45" calcext:value-type="float">
            <text:p>60.45</text:p>
          </table:table-cell>
          <table:table-cell office:value-type="float" office:value="59.64" calcext:value-type="float">
            <text:p>59.64</text:p>
          </table:table-cell>
          <table:table-cell office:value-type="float" office:value="59.88" calcext:value-type="float">
            <text:p>59.88</text:p>
          </table:table-cell>
          <table:table-cell office:value-type="float" office:value="36849930" calcext:value-type="float">
            <text:p>36849930</text:p>
          </table:table-cell>
          <table:table-cell table:formula="of:=AVERAGE([.F34:.F53])" office:value-type="float" office:value="60.238" calcext:value-type="float">
            <text:p>60.238</text:p>
          </table:table-cell>
          <table:table-cell table:formula="of:=AVERAGE([.F4:.F53])" office:value-type="float" office:value="59.9854" calcext:value-type="float">
            <text:p>59.9854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59.89" calcext:value-type="float">
            <text:p>59.89</text:p>
          </table:table-cell>
          <table:table-cell office:value-type="float" office:value="60.4" calcext:value-type="float">
            <text:p>60.4</text:p>
          </table:table-cell>
          <table:table-cell office:value-type="float" office:value="59.801" calcext:value-type="float">
            <text:p>59.801</text:p>
          </table:table-cell>
          <table:table-cell office:value-type="float" office:value="60.13" calcext:value-type="float">
            <text:p>60.13</text:p>
          </table:table-cell>
          <table:table-cell office:value-type="float" office:value="15856686" calcext:value-type="float">
            <text:p>15856686</text:p>
          </table:table-cell>
          <table:table-cell table:formula="of:=AVERAGE([.F35:.F54])" office:value-type="float" office:value="60.275" calcext:value-type="float">
            <text:p>60.275</text:p>
          </table:table-cell>
          <table:table-cell table:formula="of:=AVERAGE([.F5:.F54])" office:value-type="float" office:value="59.9928" calcext:value-type="float">
            <text:p>59.9928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19" calcext:value-type="date">
            <text:p>2024-03-19</text:p>
          </table:table-cell>
          <table:table-cell office:value-type="float" office:value="60.24" calcext:value-type="float">
            <text:p>60.24</text:p>
          </table:table-cell>
          <table:table-cell office:value-type="float" office:value="60.35" calcext:value-type="float">
            <text:p>60.35</text:p>
          </table:table-cell>
          <table:table-cell office:value-type="float" office:value="60.06" calcext:value-type="float">
            <text:p>60.06</text:p>
          </table:table-cell>
          <table:table-cell office:value-type="float" office:value="60.23" calcext:value-type="float">
            <text:p>60.23</text:p>
          </table:table-cell>
          <table:table-cell office:value-type="float" office:value="15030627" calcext:value-type="float">
            <text:p>15030627</text:p>
          </table:table-cell>
          <table:table-cell table:formula="of:=AVERAGE([.F36:.F55])" office:value-type="float" office:value="60.2515" calcext:value-type="float">
            <text:p>60.2515</text:p>
          </table:table-cell>
          <table:table-cell table:formula="of:=AVERAGE([.F6:.F55])" office:value-type="float" office:value="60.004" calcext:value-type="float">
            <text:p>60.004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60.18" calcext:value-type="float">
            <text:p>60.18</text:p>
          </table:table-cell>
          <table:table-cell office:value-type="float" office:value="60.81" calcext:value-type="float">
            <text:p>60.81</text:p>
          </table:table-cell>
          <table:table-cell office:value-type="float" office:value="60.155" calcext:value-type="float">
            <text:p>60.155</text:p>
          </table:table-cell>
          <table:table-cell office:value-type="float" office:value="60.75" calcext:value-type="float">
            <text:p>60.75</text:p>
          </table:table-cell>
          <table:table-cell office:value-type="float" office:value="15258764" calcext:value-type="float">
            <text:p>15258764</text:p>
          </table:table-cell>
          <table:table-cell table:formula="of:=AVERAGE([.F37:.F56])" office:value-type="float" office:value="60.227" calcext:value-type="float">
            <text:p>60.227</text:p>
          </table:table-cell>
          <table:table-cell table:formula="of:=AVERAGE([.F7:.F56])" office:value-type="float" office:value="60.0168" calcext:value-type="float">
            <text:p>60.0168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1" calcext:value-type="date">
            <text:p>2024-03-21</text:p>
          </table:table-cell>
          <table:table-cell office:value-type="float" office:value="60.56" calcext:value-type="float">
            <text:p>60.56</text:p>
          </table:table-cell>
          <table:table-cell office:value-type="float" office:value="60.99" calcext:value-type="float">
            <text:p>60.99</text:p>
          </table:table-cell>
          <table:table-cell office:value-type="float" office:value="60.32" calcext:value-type="float">
            <text:p>60.32</text:p>
          </table:table-cell>
          <table:table-cell office:value-type="float" office:value="60.47" calcext:value-type="float">
            <text:p>60.47</text:p>
          </table:table-cell>
          <table:table-cell office:value-type="float" office:value="13067077" calcext:value-type="float">
            <text:p>13067077</text:p>
          </table:table-cell>
          <table:table-cell table:formula="of:=AVERAGE([.F38:.F57])" office:value-type="float" office:value="60.193" calcext:value-type="float">
            <text:p>60.193</text:p>
          </table:table-cell>
          <table:table-cell table:formula="of:=AVERAGE([.F8:.F57])" office:value-type="float" office:value="60.0262" calcext:value-type="float">
            <text:p>60.0262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60.52" calcext:value-type="float">
            <text:p>60.52</text:p>
          </table:table-cell>
          <table:table-cell office:value-type="float" office:value="60.79" calcext:value-type="float">
            <text:p>60.79</text:p>
          </table:table-cell>
          <table:table-cell office:value-type="float" office:value="60.43" calcext:value-type="float">
            <text:p>60.43</text:p>
          </table:table-cell>
          <table:table-cell office:value-type="float" office:value="60.49" calcext:value-type="float">
            <text:p>60.49</text:p>
          </table:table-cell>
          <table:table-cell office:value-type="float" office:value="11502843" calcext:value-type="float">
            <text:p>11502843</text:p>
          </table:table-cell>
          <table:table-cell table:formula="of:=AVERAGE([.F39:.F58])" office:value-type="float" office:value="60.1575" calcext:value-type="float">
            <text:p>60.1575</text:p>
          </table:table-cell>
          <table:table-cell table:formula="of:=AVERAGE([.F9:.F58])" office:value-type="float" office:value="60.032" calcext:value-type="float">
            <text:p>60.032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60.48" calcext:value-type="float">
            <text:p>60.48</text:p>
          </table:table-cell>
          <table:table-cell office:value-type="float" office:value="60.71" calcext:value-type="float">
            <text:p>60.71</text:p>
          </table:table-cell>
          <table:table-cell office:value-type="float" office:value="60.12" calcext:value-type="float">
            <text:p>60.12</text:p>
          </table:table-cell>
          <table:table-cell office:value-type="float" office:value="60.4" calcext:value-type="float">
            <text:p>60.4</text:p>
          </table:table-cell>
          <table:table-cell office:value-type="float" office:value="13144651" calcext:value-type="float">
            <text:p>13144651</text:p>
          </table:table-cell>
          <table:table-cell table:formula="of:=AVERAGE([.F40:.F59])" office:value-type="float" office:value="60.142" calcext:value-type="float">
            <text:p>60.142</text:p>
          </table:table-cell>
          <table:table-cell table:formula="of:=AVERAGE([.F10:.F59])" office:value-type="float" office:value="60.0438" calcext:value-type="float">
            <text:p>60.0438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60.5" calcext:value-type="float">
            <text:p>60.5</text:p>
          </table:table-cell>
          <table:table-cell office:value-type="float" office:value="60.71" calcext:value-type="float">
            <text:p>60.71</text:p>
          </table:table-cell>
          <table:table-cell office:value-type="float" office:value="60.38" calcext:value-type="float">
            <text:p>60.38</text:p>
          </table:table-cell>
          <table:table-cell office:value-type="float" office:value="60.54" calcext:value-type="float">
            <text:p>60.54</text:p>
          </table:table-cell>
          <table:table-cell office:value-type="float" office:value="13277388" calcext:value-type="float">
            <text:p>13277388</text:p>
          </table:table-cell>
          <table:table-cell table:formula="of:=AVERAGE([.F41:.F60])" office:value-type="float" office:value="60.152" calcext:value-type="float">
            <text:p>60.152</text:p>
          </table:table-cell>
          <table:table-cell table:formula="of:=AVERAGE([.F11:.F60])" office:value-type="float" office:value="60.0468" calcext:value-type="float">
            <text:p>60.0468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7" calcext:value-type="date">
            <text:p>2024-03-27</text:p>
          </table:table-cell>
          <table:table-cell office:value-type="float" office:value="60.79" calcext:value-type="float">
            <text:p>60.79</text:p>
          </table:table-cell>
          <table:table-cell office:value-type="float" office:value="61.43" calcext:value-type="float">
            <text:p>61.43</text:p>
          </table:table-cell>
          <table:table-cell office:value-type="float" office:value="60.7" calcext:value-type="float">
            <text:p>60.7</text:p>
          </table:table-cell>
          <table:table-cell office:value-type="float" office:value="61.03" calcext:value-type="float">
            <text:p>61.03</text:p>
          </table:table-cell>
          <table:table-cell office:value-type="float" office:value="12551216" calcext:value-type="float">
            <text:p>12551216</text:p>
          </table:table-cell>
          <table:table-cell table:formula="of:=AVERAGE([.F42:.F61])" office:value-type="float" office:value="60.1835" calcext:value-type="float">
            <text:p>60.1835</text:p>
          </table:table-cell>
          <table:table-cell table:formula="of:=AVERAGE([.F12:.F61])" office:value-type="float" office:value="60.0676" calcext:value-type="float">
            <text:p>60.0676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61.14" calcext:value-type="float">
            <text:p>61.14</text:p>
          </table:table-cell>
          <table:table-cell office:value-type="float" office:value="61.26" calcext:value-type="float">
            <text:p>61.26</text:p>
          </table:table-cell>
          <table:table-cell office:value-type="float" office:value="60.995" calcext:value-type="float">
            <text:p>60.995</text:p>
          </table:table-cell>
          <table:table-cell office:value-type="float" office:value="61.18" calcext:value-type="float">
            <text:p>61.18</text:p>
          </table:table-cell>
          <table:table-cell office:value-type="float" office:value="13683528" calcext:value-type="float">
            <text:p>13683528</text:p>
          </table:table-cell>
          <table:table-cell table:formula="of:=AVERAGE([.F43:.F62])" office:value-type="float" office:value="60.2415" calcext:value-type="float">
            <text:p>60.2415</text:p>
          </table:table-cell>
          <table:table-cell table:formula="of:=AVERAGE([.F13:.F62])" office:value-type="float" office:value="60.0914" calcext:value-type="float">
            <text:p>60.0914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61.18" calcext:value-type="float">
            <text:p>61.18</text:p>
          </table:table-cell>
          <table:table-cell office:value-type="float" office:value="61.3" calcext:value-type="float">
            <text:p>61.3</text:p>
          </table:table-cell>
          <table:table-cell office:value-type="float" office:value="60.63" calcext:value-type="float">
            <text:p>60.63</text:p>
          </table:table-cell>
          <table:table-cell office:value-type="float" office:value="60.68" calcext:value-type="float">
            <text:p>60.68</text:p>
          </table:table-cell>
          <table:table-cell office:value-type="float" office:value="11668686" calcext:value-type="float">
            <text:p>11668686</text:p>
          </table:table-cell>
          <table:table-cell table:formula="of:=AVERAGE([.F44:.F63])" office:value-type="float" office:value="60.299" calcext:value-type="float">
            <text:p>60.299</text:p>
          </table:table-cell>
          <table:table-cell table:formula="of:=AVERAGE([.F14:.F63])" office:value-type="float" office:value="60.1018" calcext:value-type="float">
            <text:p>60.1018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2" calcext:value-type="date">
            <text:p>2024-04-02</text:p>
          </table:table-cell>
          <table:table-cell office:value-type="float" office:value="60.45" calcext:value-type="float">
            <text:p>60.45</text:p>
          </table:table-cell>
          <table:table-cell office:value-type="float" office:value="60.73" calcext:value-type="float">
            <text:p>60.73</text:p>
          </table:table-cell>
          <table:table-cell office:value-type="float" office:value="60.11" calcext:value-type="float">
            <text:p>60.11</text:p>
          </table:table-cell>
          <table:table-cell office:value-type="float" office:value="60.15" calcext:value-type="float">
            <text:p>60.15</text:p>
          </table:table-cell>
          <table:table-cell office:value-type="float" office:value="13017260" calcext:value-type="float">
            <text:p>13017260</text:p>
          </table:table-cell>
          <table:table-cell table:formula="of:=AVERAGE([.F45:.F64])" office:value-type="float" office:value="60.316" calcext:value-type="float">
            <text:p>60.316</text:p>
          </table:table-cell>
          <table:table-cell table:formula="of:=AVERAGE([.F15:.F64])" office:value-type="float" office:value="60.1082" calcext:value-type="float">
            <text:p>60.1082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3" calcext:value-type="date">
            <text:p>2024-04-03</text:p>
          </table:table-cell>
          <table:table-cell office:value-type="float" office:value="60.05" calcext:value-type="float">
            <text:p>60.05</text:p>
          </table:table-cell>
          <table:table-cell office:value-type="float" office:value="60.39" calcext:value-type="float">
            <text:p>60.39</text:p>
          </table:table-cell>
          <table:table-cell office:value-type="float" office:value="59.78" calcext:value-type="float">
            <text:p>59.78</text:p>
          </table:table-cell>
          <table:table-cell office:value-type="float" office:value="59.83" calcext:value-type="float">
            <text:p>59.83</text:p>
          </table:table-cell>
          <table:table-cell office:value-type="float" office:value="13672922" calcext:value-type="float">
            <text:p>13672922</text:p>
          </table:table-cell>
          <table:table-cell table:formula="of:=AVERAGE([.F46:.F65])" office:value-type="float" office:value="60.3315" calcext:value-type="float">
            <text:p>60.3315</text:p>
          </table:table-cell>
          <table:table-cell table:formula="of:=AVERAGE([.F16:.F65])" office:value-type="float" office:value="60.1134" calcext:value-type="float">
            <text:p>60.1134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60.09" calcext:value-type="float">
            <text:p>60.09</text:p>
          </table:table-cell>
          <table:table-cell office:value-type="float" office:value="60.15" calcext:value-type="float">
            <text:p>60.15</text:p>
          </table:table-cell>
          <table:table-cell office:value-type="float" office:value="59.17" calcext:value-type="float">
            <text:p>59.17</text:p>
          </table:table-cell>
          <table:table-cell office:value-type="float" office:value="59.3" calcext:value-type="float">
            <text:p>59.3</text:p>
          </table:table-cell>
          <table:table-cell office:value-type="float" office:value="14320686" calcext:value-type="float">
            <text:p>14320686</text:p>
          </table:table-cell>
          <table:table-cell table:formula="of:=AVERAGE([.F47:.F66])" office:value-type="float" office:value="60.319" calcext:value-type="float">
            <text:p>60.319</text:p>
          </table:table-cell>
          <table:table-cell table:formula="of:=AVERAGE([.F17:.F66])" office:value-type="float" office:value="60.1024" calcext:value-type="float">
            <text:p>60.1024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5" calcext:value-type="date">
            <text:p>2024-04-05</text:p>
          </table:table-cell>
          <table:table-cell office:value-type="float" office:value="59.25" calcext:value-type="float">
            <text:p>59.25</text:p>
          </table:table-cell>
          <table:table-cell office:value-type="float" office:value="59.68" calcext:value-type="float">
            <text:p>59.68</text:p>
          </table:table-cell>
          <table:table-cell office:value-type="float" office:value="58.9101" calcext:value-type="float">
            <text:p>58.9101</text:p>
          </table:table-cell>
          <table:table-cell office:value-type="float" office:value="59.51" calcext:value-type="float">
            <text:p>59.51</text:p>
          </table:table-cell>
          <table:table-cell office:value-type="float" office:value="10157760" calcext:value-type="float">
            <text:p>10157760</text:p>
          </table:table-cell>
          <table:table-cell table:formula="of:=AVERAGE([.F48:.F67])" office:value-type="float" office:value="60.3225" calcext:value-type="float">
            <text:p>60.3225</text:p>
          </table:table-cell>
          <table:table-cell table:formula="of:=AVERAGE([.F18:.F67])" office:value-type="float" office:value="60.1144" calcext:value-type="float">
            <text:p>60.1144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08" calcext:value-type="date">
            <text:p>2024-04-08</text:p>
          </table:table-cell>
          <table:table-cell office:value-type="float" office:value="59.4" calcext:value-type="float">
            <text:p>59.4</text:p>
          </table:table-cell>
          <table:table-cell office:value-type="float" office:value="59.47" calcext:value-type="float">
            <text:p>59.47</text:p>
          </table:table-cell>
          <table:table-cell office:value-type="float" office:value="59.07" calcext:value-type="float">
            <text:p>59.07</text:p>
          </table:table-cell>
          <table:table-cell office:value-type="float" office:value="59.27" calcext:value-type="float">
            <text:p>59.27</text:p>
          </table:table-cell>
          <table:table-cell office:value-type="float" office:value="10284535" calcext:value-type="float">
            <text:p>10284535</text:p>
          </table:table-cell>
          <table:table-cell table:formula="of:=AVERAGE([.F49:.F68])" office:value-type="float" office:value="60.31" calcext:value-type="float">
            <text:p>60.31</text:p>
          </table:table-cell>
          <table:table-cell table:formula="of:=AVERAGE([.F19:.F68])" office:value-type="float" office:value="60.1166" calcext:value-type="float">
            <text:p>60.1166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09" calcext:value-type="date">
            <text:p>2024-04-09</text:p>
          </table:table-cell>
          <table:table-cell office:value-type="float" office:value="59.48" calcext:value-type="float">
            <text:p>59.48</text:p>
          </table:table-cell>
          <table:table-cell office:value-type="float" office:value="59.74" calcext:value-type="float">
            <text:p>59.74</text:p>
          </table:table-cell>
          <table:table-cell office:value-type="float" office:value="59.13" calcext:value-type="float">
            <text:p>59.13</text:p>
          </table:table-cell>
          <table:table-cell office:value-type="float" office:value="59.72" calcext:value-type="float">
            <text:p>59.72</text:p>
          </table:table-cell>
          <table:table-cell office:value-type="float" office:value="10792141" calcext:value-type="float">
            <text:p>10792141</text:p>
          </table:table-cell>
          <table:table-cell table:formula="of:=AVERAGE([.F50:.F69])" office:value-type="float" office:value="60.284" calcext:value-type="float">
            <text:p>60.284</text:p>
          </table:table-cell>
          <table:table-cell table:formula="of:=AVERAGE([.F20:.F69])" office:value-type="float" office:value="60.1236" calcext:value-type="float">
            <text:p>60.1236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0" calcext:value-type="date">
            <text:p>2024-04-10</text:p>
          </table:table-cell>
          <table:table-cell office:value-type="float" office:value="59.32" calcext:value-type="float">
            <text:p>59.32</text:p>
          </table:table-cell>
          <table:table-cell office:value-type="float" office:value="59.39" calcext:value-type="float">
            <text:p>59.39</text:p>
          </table:table-cell>
          <table:table-cell office:value-type="float" office:value="58.69" calcext:value-type="float">
            <text:p>58.69</text:p>
          </table:table-cell>
          <table:table-cell office:value-type="float" office:value="58.92" calcext:value-type="float">
            <text:p>58.92</text:p>
          </table:table-cell>
          <table:table-cell office:value-type="float" office:value="11861881" calcext:value-type="float">
            <text:p>11861881</text:p>
          </table:table-cell>
          <table:table-cell table:formula="of:=AVERAGE([.F51:.F70])" office:value-type="float" office:value="60.205" calcext:value-type="float">
            <text:p>60.205</text:p>
          </table:table-cell>
          <table:table-cell table:formula="of:=AVERAGE([.F21:.F70])" office:value-type="float" office:value="60.1074" calcext:value-type="float">
            <text:p>60.1074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1" calcext:value-type="date">
            <text:p>2024-04-11</text:p>
          </table:table-cell>
          <table:table-cell office:value-type="float" office:value="59.15" calcext:value-type="float">
            <text:p>59.15</text:p>
          </table:table-cell>
          <table:table-cell office:value-type="float" office:value="59.37" calcext:value-type="float">
            <text:p>59.37</text:p>
          </table:table-cell>
          <table:table-cell office:value-type="float" office:value="58.785" calcext:value-type="float">
            <text:p>58.785</text:p>
          </table:table-cell>
          <table:table-cell office:value-type="float" office:value="59.05" calcext:value-type="float">
            <text:p>59.05</text:p>
          </table:table-cell>
          <table:table-cell office:value-type="float" office:value="11109007" calcext:value-type="float">
            <text:p>11109007</text:p>
          </table:table-cell>
          <table:table-cell table:formula="of:=AVERAGE([.F52:.F71])" office:value-type="float" office:value="60.1015" calcext:value-type="float">
            <text:p>60.1015</text:p>
          </table:table-cell>
          <table:table-cell table:formula="of:=AVERAGE([.F22:.F71])" office:value-type="float" office:value="60.0904" calcext:value-type="float">
            <text:p>60.0904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58.95" calcext:value-type="float">
            <text:p>58.95</text:p>
          </table:table-cell>
          <table:table-cell office:value-type="float" office:value="59.01" calcext:value-type="float">
            <text:p>59.01</text:p>
          </table:table-cell>
          <table:table-cell office:value-type="float" office:value="58.13" calcext:value-type="float">
            <text:p>58.13</text:p>
          </table:table-cell>
          <table:table-cell office:value-type="float" office:value="58.28" calcext:value-type="float">
            <text:p>58.28</text:p>
          </table:table-cell>
          <table:table-cell office:value-type="float" office:value="12250949" calcext:value-type="float">
            <text:p>12250949</text:p>
          </table:table-cell>
          <table:table-cell table:formula="of:=AVERAGE([.F53:.F72])" office:value-type="float" office:value="59.9905" calcext:value-type="float">
            <text:p>59.9905</text:p>
          </table:table-cell>
          <table:table-cell table:formula="of:=AVERAGE([.F23:.F72])" office:value-type="float" office:value="60.0662" calcext:value-type="float">
            <text:p>60.0662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5" calcext:value-type="date">
            <text:p>2024-04-15</text:p>
          </table:table-cell>
          <table:table-cell office:value-type="float" office:value="58.61" calcext:value-type="float">
            <text:p>58.61</text:p>
          </table:table-cell>
          <table:table-cell office:value-type="float" office:value="58.805" calcext:value-type="float">
            <text:p>58.805</text:p>
          </table:table-cell>
          <table:table-cell office:value-type="float" office:value="58.04" calcext:value-type="float">
            <text:p>58.04</text:p>
          </table:table-cell>
          <table:table-cell office:value-type="float" office:value="58.14" calcext:value-type="float">
            <text:p>58.14</text:p>
          </table:table-cell>
          <table:table-cell office:value-type="float" office:value="12425049" calcext:value-type="float">
            <text:p>12425049</text:p>
          </table:table-cell>
          <table:table-cell table:formula="of:=AVERAGE([.F54:.F73])" office:value-type="float" office:value="59.9035" calcext:value-type="float">
            <text:p>59.9035</text:p>
          </table:table-cell>
          <table:table-cell table:formula="of:=AVERAGE([.F24:.F73])" office:value-type="float" office:value="60.0094" calcext:value-type="float">
            <text:p>60.0094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8.25" calcext:value-type="float">
            <text:p>58.25</text:p>
          </table:table-cell>
          <table:table-cell office:value-type="float" office:value="58.38" calcext:value-type="float">
            <text:p>58.38</text:p>
          </table:table-cell>
          <table:table-cell office:value-type="float" office:value="57.93" calcext:value-type="float">
            <text:p>57.93</text:p>
          </table:table-cell>
          <table:table-cell office:value-type="float" office:value="58.06" calcext:value-type="float">
            <text:p>58.06</text:p>
          </table:table-cell>
          <table:table-cell office:value-type="float" office:value="11236839" calcext:value-type="float">
            <text:p>11236839</text:p>
          </table:table-cell>
          <table:table-cell table:formula="of:=AVERAGE([.F55:.F74])" office:value-type="float" office:value="59.8" calcext:value-type="float">
            <text:p>59.8</text:p>
          </table:table-cell>
          <table:table-cell table:formula="of:=AVERAGE([.F25:.F74])" office:value-type="float" office:value="59.9598" calcext:value-type="float">
            <text:p>59.9598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58.28" calcext:value-type="float">
            <text:p>58.28</text:p>
          </table:table-cell>
          <table:table-cell office:value-type="float" office:value="58.555" calcext:value-type="float">
            <text:p>58.555</text:p>
          </table:table-cell>
          <table:table-cell office:value-type="float" office:value="58.1" calcext:value-type="float">
            <text:p>58.1</text:p>
          </table:table-cell>
          <table:table-cell office:value-type="float" office:value="58.51" calcext:value-type="float">
            <text:p>58.51</text:p>
          </table:table-cell>
          <table:table-cell office:value-type="float" office:value="13805068" calcext:value-type="float">
            <text:p>13805068</text:p>
          </table:table-cell>
          <table:table-cell table:formula="of:=AVERAGE([.F56:.F75])" office:value-type="float" office:value="59.714" calcext:value-type="float">
            <text:p>59.714</text:p>
          </table:table-cell>
          <table:table-cell table:formula="of:=AVERAGE([.F26:.F75])" office:value-type="float" office:value="59.9292" calcext:value-type="float">
            <text:p>59.9292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8" calcext:value-type="date">
            <text:p>2024-04-18</text:p>
          </table:table-cell>
          <table:table-cell office:value-type="float" office:value="58.62" calcext:value-type="float">
            <text:p>58.62</text:p>
          </table:table-cell>
          <table:table-cell office:value-type="float" office:value="58.98" calcext:value-type="float">
            <text:p>58.98</text:p>
          </table:table-cell>
          <table:table-cell office:value-type="float" office:value="58.54" calcext:value-type="float">
            <text:p>58.54</text:p>
          </table:table-cell>
          <table:table-cell office:value-type="float" office:value="58.91" calcext:value-type="float">
            <text:p>58.91</text:p>
          </table:table-cell>
          <table:table-cell office:value-type="float" office:value="11125869" calcext:value-type="float">
            <text:p>11125869</text:p>
          </table:table-cell>
          <table:table-cell table:formula="of:=AVERAGE([.F57:.F76])" office:value-type="float" office:value="59.622" calcext:value-type="float">
            <text:p>59.622</text:p>
          </table:table-cell>
          <table:table-cell table:formula="of:=AVERAGE([.F27:.F76])" office:value-type="float" office:value="59.9086" calcext:value-type="float">
            <text:p>59.9086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9" calcext:value-type="date">
            <text:p>2024-04-19</text:p>
          </table:table-cell>
          <table:table-cell office:value-type="float" office:value="59.1" calcext:value-type="float">
            <text:p>59.1</text:p>
          </table:table-cell>
          <table:table-cell office:value-type="float" office:value="60.355" calcext:value-type="float">
            <text:p>60.355</text:p>
          </table:table-cell>
          <table:table-cell office:value-type="float" office:value="58.995" calcext:value-type="float">
            <text:p>58.995</text:p>
          </table:table-cell>
          <table:table-cell office:value-type="float" office:value="60.17" calcext:value-type="float">
            <text:p>60.17</text:p>
          </table:table-cell>
          <table:table-cell office:value-type="float" office:value="21204062" calcext:value-type="float">
            <text:p>21204062</text:p>
          </table:table-cell>
          <table:table-cell table:formula="of:=AVERAGE([.F58:.F77])" office:value-type="float" office:value="59.607" calcext:value-type="float">
            <text:p>59.607</text:p>
          </table:table-cell>
          <table:table-cell table:formula="of:=AVERAGE([.F28:.F77])" office:value-type="float" office:value="59.9122" calcext:value-type="float">
            <text:p>59.9122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2" calcext:value-type="date">
            <text:p>2024-04-22</text:p>
          </table:table-cell>
          <table:table-cell office:value-type="float" office:value="60.14" calcext:value-type="float">
            <text:p>60.14</text:p>
          </table:table-cell>
          <table:table-cell office:value-type="float" office:value="60.63" calcext:value-type="float">
            <text:p>60.63</text:p>
          </table:table-cell>
          <table:table-cell office:value-type="float" office:value="59.715" calcext:value-type="float">
            <text:p>59.715</text:p>
          </table:table-cell>
          <table:table-cell office:value-type="float" office:value="60.55" calcext:value-type="float">
            <text:p>60.55</text:p>
          </table:table-cell>
          <table:table-cell office:value-type="float" office:value="15624546" calcext:value-type="float">
            <text:p>15624546</text:p>
          </table:table-cell>
          <table:table-cell table:formula="of:=AVERAGE([.F59:.F78])" office:value-type="float" office:value="59.61" calcext:value-type="float">
            <text:p>59.61</text:p>
          </table:table-cell>
          <table:table-cell table:formula="of:=AVERAGE([.F29:.F78])" office:value-type="float" office:value="59.9266" calcext:value-type="float">
            <text:p>59.9266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3" calcext:value-type="date">
            <text:p>2024-04-23</text:p>
          </table:table-cell>
          <table:table-cell office:value-type="float" office:value="60.53" calcext:value-type="float">
            <text:p>60.53</text:p>
          </table:table-cell>
          <table:table-cell office:value-type="float" office:value="60.675" calcext:value-type="float">
            <text:p>60.675</text:p>
          </table:table-cell>
          <table:table-cell office:value-type="float" office:value="60.13" calcext:value-type="float">
            <text:p>60.13</text:p>
          </table:table-cell>
          <table:table-cell office:value-type="float" office:value="60.64" calcext:value-type="float">
            <text:p>60.64</text:p>
          </table:table-cell>
          <table:table-cell office:value-type="float" office:value="13689127" calcext:value-type="float">
            <text:p>13689127</text:p>
          </table:table-cell>
          <table:table-cell table:formula="of:=AVERAGE([.F60:.F79])" office:value-type="float" office:value="59.622" calcext:value-type="float">
            <text:p>59.622</text:p>
          </table:table-cell>
          <table:table-cell table:formula="of:=AVERAGE([.F30:.F79])" office:value-type="float" office:value="59.9482" calcext:value-type="float">
            <text:p>59.9482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4" calcext:value-type="date">
            <text:p>2024-04-24</text:p>
          </table:table-cell>
          <table:table-cell office:value-type="float" office:value="60.32" calcext:value-type="float">
            <text:p>60.32</text:p>
          </table:table-cell>
          <table:table-cell office:value-type="float" office:value="61.65" calcext:value-type="float">
            <text:p>61.65</text:p>
          </table:table-cell>
          <table:table-cell office:value-type="float" office:value="59.84" calcext:value-type="float">
            <text:p>59.84</text:p>
          </table:table-cell>
          <table:table-cell office:value-type="float" office:value="61.55" calcext:value-type="float">
            <text:p>61.55</text:p>
          </table:table-cell>
          <table:table-cell office:value-type="float" office:value="19548315" calcext:value-type="float">
            <text:p>19548315</text:p>
          </table:table-cell>
          <table:table-cell table:formula="of:=AVERAGE([.F61:.F80])" office:value-type="float" office:value="59.6725" calcext:value-type="float">
            <text:p>59.6725</text:p>
          </table:table-cell>
          <table:table-cell table:formula="of:=AVERAGE([.F31:.F80])" office:value-type="float" office:value="59.9852" calcext:value-type="float">
            <text:p>59.9852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5" calcext:value-type="date">
            <text:p>2024-04-25</text:p>
          </table:table-cell>
          <table:table-cell office:value-type="float" office:value="61.87" calcext:value-type="float">
            <text:p>61.87</text:p>
          </table:table-cell>
          <table:table-cell office:value-type="float" office:value="62.59" calcext:value-type="float">
            <text:p>62.59</text:p>
          </table:table-cell>
          <table:table-cell office:value-type="float" office:value="61.37" calcext:value-type="float">
            <text:p>61.37</text:p>
          </table:table-cell>
          <table:table-cell office:value-type="float" office:value="61.74" calcext:value-type="float">
            <text:p>61.74</text:p>
          </table:table-cell>
          <table:table-cell office:value-type="float" office:value="19048535" calcext:value-type="float">
            <text:p>19048535</text:p>
          </table:table-cell>
          <table:table-cell table:formula="of:=AVERAGE([.F62:.F81])" office:value-type="float" office:value="59.708" calcext:value-type="float">
            <text:p>59.708</text:p>
          </table:table-cell>
          <table:table-cell table:formula="of:=AVERAGE([.F32:.F81])" office:value-type="float" office:value="60.033" calcext:value-type="float">
            <text:p>60.033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6" calcext:value-type="date">
            <text:p>2024-04-26</text:p>
          </table:table-cell>
          <table:table-cell office:value-type="float" office:value="61.55" calcext:value-type="float">
            <text:p>61.55</text:p>
          </table:table-cell>
          <table:table-cell office:value-type="float" office:value="61.93" calcext:value-type="float">
            <text:p>61.93</text:p>
          </table:table-cell>
          <table:table-cell office:value-type="float" office:value="61.35" calcext:value-type="float">
            <text:p>61.35</text:p>
          </table:table-cell>
          <table:table-cell office:value-type="float" office:value="61.74" calcext:value-type="float">
            <text:p>61.74</text:p>
          </table:table-cell>
          <table:table-cell office:value-type="float" office:value="10994262" calcext:value-type="float">
            <text:p>10994262</text:p>
          </table:table-cell>
          <table:table-cell table:formula="of:=AVERAGE([.F63:.F82])" office:value-type="float" office:value="59.736" calcext:value-type="float">
            <text:p>59.736</text:p>
          </table:table-cell>
          <table:table-cell table:formula="of:=AVERAGE([.F33:.F82])" office:value-type="float" office:value="60.082" calcext:value-type="float">
            <text:p>60.082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4-29" calcext:value-type="date">
            <text:p>2024-04-29</text:p>
          </table:table-cell>
          <table:table-cell office:value-type="float" office:value="61.92" calcext:value-type="float">
            <text:p>61.92</text:p>
          </table:table-cell>
          <table:table-cell office:value-type="float" office:value="62.05" calcext:value-type="float">
            <text:p>62.05</text:p>
          </table:table-cell>
          <table:table-cell office:value-type="float" office:value="61.53" calcext:value-type="float">
            <text:p>61.53</text:p>
          </table:table-cell>
          <table:table-cell office:value-type="float" office:value="62.04" calcext:value-type="float">
            <text:p>62.04</text:p>
          </table:table-cell>
          <table:table-cell office:value-type="float" office:value="13420749" calcext:value-type="float">
            <text:p>13420749</text:p>
          </table:table-cell>
          <table:table-cell table:formula="of:=AVERAGE([.F64:.F83])" office:value-type="float" office:value="59.804" calcext:value-type="float">
            <text:p>59.804</text:p>
          </table:table-cell>
          <table:table-cell table:formula="of:=AVERAGE([.F34:.F83])" office:value-type="float" office:value="60.1348" calcext:value-type="float">
            <text:p>60.1348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62.14" calcext:value-type="float">
            <text:p>62.14</text:p>
          </table:table-cell>
          <table:table-cell office:value-type="float" office:value="62.83" calcext:value-type="float">
            <text:p>62.83</text:p>
          </table:table-cell>
          <table:table-cell office:value-type="float" office:value="61.465" calcext:value-type="float">
            <text:p>61.465</text:p>
          </table:table-cell>
          <table:table-cell office:value-type="float" office:value="61.77" calcext:value-type="float">
            <text:p>61.77</text:p>
          </table:table-cell>
          <table:table-cell office:value-type="float" office:value="19349153" calcext:value-type="float">
            <text:p>19349153</text:p>
          </table:table-cell>
          <table:table-cell table:formula="of:=AVERAGE([.F65:.F84])" office:value-type="float" office:value="59.885" calcext:value-type="float">
            <text:p>59.885</text:p>
          </table:table-cell>
          <table:table-cell table:formula="of:=AVERAGE([.F35:.F84])" office:value-type="float" office:value="60.1824" calcext:value-type="float">
            <text:p>60.1824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61.8" calcext:value-type="float">
            <text:p>61.8</text:p>
          </table:table-cell>
          <table:table-cell office:value-type="float" office:value="62.57" calcext:value-type="float">
            <text:p>62.57</text:p>
          </table:table-cell>
          <table:table-cell office:value-type="float" office:value="61.21" calcext:value-type="float">
            <text:p>61.21</text:p>
          </table:table-cell>
          <table:table-cell office:value-type="float" office:value="61.93" calcext:value-type="float">
            <text:p>61.93</text:p>
          </table:table-cell>
          <table:table-cell office:value-type="float" office:value="16730830" calcext:value-type="float">
            <text:p>16730830</text:p>
          </table:table-cell>
          <table:table-cell table:formula="of:=AVERAGE([.F66:.F85])" office:value-type="float" office:value="59.99" calcext:value-type="float">
            <text:p>59.99</text:p>
          </table:table-cell>
          <table:table-cell table:formula="of:=AVERAGE([.F36:.F85])" office:value-type="float" office:value="60.207" calcext:value-type="float">
            <text:p>60.207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2" calcext:value-type="date">
            <text:p>2024-05-02</text:p>
          </table:table-cell>
          <table:table-cell office:value-type="float" office:value="62.18" calcext:value-type="float">
            <text:p>62.18</text:p>
          </table:table-cell>
          <table:table-cell office:value-type="float" office:value="62.3991" calcext:value-type="float">
            <text:p>62.3991</text:p>
          </table:table-cell>
          <table:table-cell office:value-type="float" office:value="61.72" calcext:value-type="float">
            <text:p>61.72</text:p>
          </table:table-cell>
          <table:table-cell office:value-type="float" office:value="61.99" calcext:value-type="float">
            <text:p>61.99</text:p>
          </table:table-cell>
          <table:table-cell office:value-type="float" office:value="10991304" calcext:value-type="float">
            <text:p>10991304</text:p>
          </table:table-cell>
          <table:table-cell table:formula="of:=AVERAGE([.F67:.F86])" office:value-type="float" office:value="60.1245" calcext:value-type="float">
            <text:p>60.1245</text:p>
          </table:table-cell>
          <table:table-cell table:formula="of:=AVERAGE([.F37:.F86])" office:value-type="float" office:value="60.222" calcext:value-type="float">
            <text:p>60.222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3" calcext:value-type="date">
            <text:p>2024-05-03</text:p>
          </table:table-cell>
          <table:table-cell office:value-type="float" office:value="61.99" calcext:value-type="float">
            <text:p>61.99</text:p>
          </table:table-cell>
          <table:table-cell office:value-type="float" office:value="62.33" calcext:value-type="float">
            <text:p>62.33</text:p>
          </table:table-cell>
          <table:table-cell office:value-type="float" office:value="61.64" calcext:value-type="float">
            <text:p>61.64</text:p>
          </table:table-cell>
          <table:table-cell office:value-type="float" office:value="62.17" calcext:value-type="float">
            <text:p>62.17</text:p>
          </table:table-cell>
          <table:table-cell office:value-type="float" office:value="11628675" calcext:value-type="float">
            <text:p>11628675</text:p>
          </table:table-cell>
          <table:table-cell table:formula="of:=AVERAGE([.F68:.F87])" office:value-type="float" office:value="60.2575" calcext:value-type="float">
            <text:p>60.2575</text:p>
          </table:table-cell>
          <table:table-cell table:formula="of:=AVERAGE([.F38:.F87])" office:value-type="float" office:value="60.2424" calcext:value-type="float">
            <text:p>60.2424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62.3" calcext:value-type="float">
            <text:p>62.3</text:p>
          </table:table-cell>
          <table:table-cell office:value-type="float" office:value="62.38" calcext:value-type="float">
            <text:p>62.38</text:p>
          </table:table-cell>
          <table:table-cell office:value-type="float" office:value="61.895" calcext:value-type="float">
            <text:p>61.895</text:p>
          </table:table-cell>
          <table:table-cell office:value-type="float" office:value="62.35" calcext:value-type="float">
            <text:p>62.35</text:p>
          </table:table-cell>
          <table:table-cell office:value-type="float" office:value="9310699" calcext:value-type="float">
            <text:p>9310699</text:p>
          </table:table-cell>
          <table:table-cell table:formula="of:=AVERAGE([.F69:.F88])" office:value-type="float" office:value="60.4115" calcext:value-type="float">
            <text:p>60.4115</text:p>
          </table:table-cell>
          <table:table-cell table:formula="of:=AVERAGE([.F39:.F88])" office:value-type="float" office:value="60.2654" calcext:value-type="float">
            <text:p>60.2654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7" calcext:value-type="date">
            <text:p>2024-05-07</text:p>
          </table:table-cell>
          <table:table-cell office:value-type="float" office:value="62.76" calcext:value-type="float">
            <text:p>62.76</text:p>
          </table:table-cell>
          <table:table-cell office:value-type="float" office:value="62.82" calcext:value-type="float">
            <text:p>62.82</text:p>
          </table:table-cell>
          <table:table-cell office:value-type="float" office:value="62.25" calcext:value-type="float">
            <text:p>62.25</text:p>
          </table:table-cell>
          <table:table-cell office:value-type="float" office:value="62.62" calcext:value-type="float">
            <text:p>62.62</text:p>
          </table:table-cell>
          <table:table-cell office:value-type="float" office:value="9807029" calcext:value-type="float">
            <text:p>9807029</text:p>
          </table:table-cell>
          <table:table-cell table:formula="of:=AVERAGE([.F70:.F89])" office:value-type="float" office:value="60.5565" calcext:value-type="float">
            <text:p>60.5565</text:p>
          </table:table-cell>
          <table:table-cell table:formula="of:=AVERAGE([.F40:.F89])" office:value-type="float" office:value="60.3036" calcext:value-type="float">
            <text:p>60.3036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8" calcext:value-type="date">
            <text:p>2024-05-08</text:p>
          </table:table-cell>
          <table:table-cell office:value-type="float" office:value="62.85" calcext:value-type="float">
            <text:p>62.85</text:p>
          </table:table-cell>
          <table:table-cell office:value-type="float" office:value="62.97" calcext:value-type="float">
            <text:p>62.97</text:p>
          </table:table-cell>
          <table:table-cell office:value-type="float" office:value="62.48" calcext:value-type="float">
            <text:p>62.48</text:p>
          </table:table-cell>
          <table:table-cell office:value-type="float" office:value="62.85" calcext:value-type="float">
            <text:p>62.85</text:p>
          </table:table-cell>
          <table:table-cell office:value-type="float" office:value="10484408" calcext:value-type="float">
            <text:p>10484408</text:p>
          </table:table-cell>
          <table:table-cell table:formula="of:=AVERAGE([.F71:.F90])" office:value-type="float" office:value="60.753" calcext:value-type="float">
            <text:p>60.753</text:p>
          </table:table-cell>
          <table:table-cell table:formula="of:=AVERAGE([.F41:.F90])" office:value-type="float" office:value="60.3538" calcext:value-type="float">
            <text:p>60.3538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9" calcext:value-type="date">
            <text:p>2024-05-09</text:p>
          </table:table-cell>
          <table:table-cell office:value-type="float" office:value="62.81" calcext:value-type="float">
            <text:p>62.81</text:p>
          </table:table-cell>
          <table:table-cell office:value-type="float" office:value="63.15" calcext:value-type="float">
            <text:p>63.15</text:p>
          </table:table-cell>
          <table:table-cell office:value-type="float" office:value="62.75" calcext:value-type="float">
            <text:p>62.75</text:p>
          </table:table-cell>
          <table:table-cell office:value-type="float" office:value="62.88" calcext:value-type="float">
            <text:p>62.88</text:p>
          </table:table-cell>
          <table:table-cell office:value-type="float" office:value="9113662" calcext:value-type="float">
            <text:p>9113662</text:p>
          </table:table-cell>
          <table:table-cell table:formula="of:=AVERAGE([.F72:.F91])" office:value-type="float" office:value="60.9445" calcext:value-type="float">
            <text:p>60.9445</text:p>
          </table:table-cell>
          <table:table-cell table:formula="of:=AVERAGE([.F42:.F91])" office:value-type="float" office:value="60.4034" calcext:value-type="float">
            <text:p>60.4034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10" calcext:value-type="date">
            <text:p>2024-05-10</text:p>
          </table:table-cell>
          <table:table-cell office:value-type="float" office:value="62.92" calcext:value-type="float">
            <text:p>62.92</text:p>
          </table:table-cell>
          <table:table-cell office:value-type="float" office:value="63.36" calcext:value-type="float">
            <text:p>63.36</text:p>
          </table:table-cell>
          <table:table-cell office:value-type="float" office:value="62.79" calcext:value-type="float">
            <text:p>62.79</text:p>
          </table:table-cell>
          <table:table-cell office:value-type="float" office:value="63.26" calcext:value-type="float">
            <text:p>63.26</text:p>
          </table:table-cell>
          <table:table-cell office:value-type="float" office:value="8371691" calcext:value-type="float">
            <text:p>8371691</text:p>
          </table:table-cell>
          <table:table-cell table:formula="of:=AVERAGE([.F73:.F92])" office:value-type="float" office:value="61.1935" calcext:value-type="float">
            <text:p>61.1935</text:p>
          </table:table-cell>
          <table:table-cell table:formula="of:=AVERAGE([.F43:.F92])" office:value-type="float" office:value="60.4682" calcext:value-type="float">
            <text:p>60.4682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3" calcext:value-type="date">
            <text:p>2024-05-13</text:p>
          </table:table-cell>
          <table:table-cell office:value-type="float" office:value="63.24" calcext:value-type="float">
            <text:p>63.24</text:p>
          </table:table-cell>
          <table:table-cell office:value-type="float" office:value="63.62" calcext:value-type="float">
            <text:p>63.62</text:p>
          </table:table-cell>
          <table:table-cell office:value-type="float" office:value="63.18" calcext:value-type="float">
            <text:p>63.18</text:p>
          </table:table-cell>
          <table:table-cell office:value-type="float" office:value="63.58" calcext:value-type="float">
            <text:p>63.58</text:p>
          </table:table-cell>
          <table:table-cell office:value-type="float" office:value="10137619" calcext:value-type="float">
            <text:p>10137619</text:p>
          </table:table-cell>
          <table:table-cell table:formula="of:=AVERAGE([.F74:.F93])" office:value-type="float" office:value="61.4655" calcext:value-type="float">
            <text:p>61.4655</text:p>
          </table:table-cell>
          <table:table-cell table:formula="of:=AVERAGE([.F44:.F93])" office:value-type="float" office:value="60.5492" calcext:value-type="float">
            <text:p>60.5492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63.58" calcext:value-type="float">
            <text:p>63.58</text:p>
          </table:table-cell>
          <table:table-cell office:value-type="float" office:value="63.76" calcext:value-type="float">
            <text:p>63.76</text:p>
          </table:table-cell>
          <table:table-cell office:value-type="float" office:value="62.8" calcext:value-type="float">
            <text:p>62.8</text:p>
          </table:table-cell>
          <table:table-cell office:value-type="float" office:value="63.1" calcext:value-type="float">
            <text:p>63.1</text:p>
          </table:table-cell>
          <table:table-cell office:value-type="float" office:value="10852231" calcext:value-type="float">
            <text:p>10852231</text:p>
          </table:table-cell>
          <table:table-cell table:formula="of:=AVERAGE([.F75:.F94])" office:value-type="float" office:value="61.7175" calcext:value-type="float">
            <text:p>61.7175</text:p>
          </table:table-cell>
          <table:table-cell table:formula="of:=AVERAGE([.F45:.F94])" office:value-type="float" office:value="60.615" calcext:value-type="float">
            <text:p>60.615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63.06" calcext:value-type="float">
            <text:p>63.06</text:p>
          </table:table-cell>
          <table:table-cell office:value-type="float" office:value="63.3915" calcext:value-type="float">
            <text:p>63.3915</text:p>
          </table:table-cell>
          <table:table-cell office:value-type="float" office:value="63" calcext:value-type="float">
            <text:p>63</text:p>
          </table:table-cell>
          <table:table-cell office:value-type="float" office:value="63.13" calcext:value-type="float">
            <text:p>63.13</text:p>
          </table:table-cell>
          <table:table-cell office:value-type="float" office:value="9838897" calcext:value-type="float">
            <text:p>9838897</text:p>
          </table:table-cell>
          <table:table-cell table:formula="of:=AVERAGE([.F76:.F95])" office:value-type="float" office:value="61.9485" calcext:value-type="float">
            <text:p>61.9485</text:p>
          </table:table-cell>
          <table:table-cell table:formula="of:=AVERAGE([.F46:.F95])" office:value-type="float" office:value="60.6872" calcext:value-type="float">
            <text:p>60.6872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6" calcext:value-type="date">
            <text:p>2024-05-16</text:p>
          </table:table-cell>
          <table:table-cell office:value-type="float" office:value="63.24" calcext:value-type="float">
            <text:p>63.24</text:p>
          </table:table-cell>
          <table:table-cell office:value-type="float" office:value="63.725" calcext:value-type="float">
            <text:p>63.725</text:p>
          </table:table-cell>
          <table:table-cell office:value-type="float" office:value="63.07" calcext:value-type="float">
            <text:p>63.07</text:p>
          </table:table-cell>
          <table:table-cell office:value-type="float" office:value="63.32" calcext:value-type="float">
            <text:p>63.32</text:p>
          </table:table-cell>
          <table:table-cell office:value-type="float" office:value="10228002" calcext:value-type="float">
            <text:p>10228002</text:p>
          </table:table-cell>
          <table:table-cell table:formula="of:=AVERAGE([.F77:.F96])" office:value-type="float" office:value="62.169" calcext:value-type="float">
            <text:p>62.169</text:p>
          </table:table-cell>
          <table:table-cell table:formula="of:=AVERAGE([.F47:.F96])" office:value-type="float" office:value="60.7626" calcext:value-type="float">
            <text:p>60.7626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7" calcext:value-type="date">
            <text:p>2024-05-17</text:p>
          </table:table-cell>
          <table:table-cell office:value-type="float" office:value="63.34" calcext:value-type="float">
            <text:p>63.34</text:p>
          </table:table-cell>
          <table:table-cell office:value-type="float" office:value="63.37" calcext:value-type="float">
            <text:p>63.37</text:p>
          </table:table-cell>
          <table:table-cell office:value-type="float" office:value="62.935" calcext:value-type="float">
            <text:p>62.935</text:p>
          </table:table-cell>
          <table:table-cell office:value-type="float" office:value="63.03" calcext:value-type="float">
            <text:p>63.03</text:p>
          </table:table-cell>
          <table:table-cell office:value-type="float" office:value="11539022" calcext:value-type="float">
            <text:p>11539022</text:p>
          </table:table-cell>
          <table:table-cell table:formula="of:=AVERAGE([.F78:.F97])" office:value-type="float" office:value="62.312" calcext:value-type="float">
            <text:p>62.312</text:p>
          </table:table-cell>
          <table:table-cell table:formula="of:=AVERAGE([.F48:.F97])" office:value-type="float" office:value="60.8344" calcext:value-type="float">
            <text:p>60.8344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0" calcext:value-type="date">
            <text:p>2024-05-20</text:p>
          </table:table-cell>
          <table:table-cell office:value-type="float" office:value="62.93" calcext:value-type="float">
            <text:p>62.93</text:p>
          </table:table-cell>
          <table:table-cell office:value-type="float" office:value="63.01" calcext:value-type="float">
            <text:p>63.01</text:p>
          </table:table-cell>
          <table:table-cell office:value-type="float" office:value="62.46" calcext:value-type="float">
            <text:p>62.46</text:p>
          </table:table-cell>
          <table:table-cell office:value-type="float" office:value="62.57" calcext:value-type="float">
            <text:p>62.57</text:p>
          </table:table-cell>
          <table:table-cell office:value-type="float" office:value="11000888" calcext:value-type="float">
            <text:p>11000888</text:p>
          </table:table-cell>
          <table:table-cell table:formula="of:=AVERAGE([.F79:.F98])" office:value-type="float" office:value="62.413" calcext:value-type="float">
            <text:p>62.413</text:p>
          </table:table-cell>
          <table:table-cell table:formula="of:=AVERAGE([.F49:.F98])" office:value-type="float" office:value="60.8954" calcext:value-type="float">
            <text:p>60.8954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1" calcext:value-type="date">
            <text:p>2024-05-21</text:p>
          </table:table-cell>
          <table:table-cell office:value-type="float" office:value="62.82" calcext:value-type="float">
            <text:p>62.82</text:p>
          </table:table-cell>
          <table:table-cell office:value-type="float" office:value="62.98" calcext:value-type="float">
            <text:p>62.98</text:p>
          </table:table-cell>
          <table:table-cell office:value-type="float" office:value="62.44" calcext:value-type="float">
            <text:p>62.44</text:p>
          </table:table-cell>
          <table:table-cell office:value-type="float" office:value="62.91" calcext:value-type="float">
            <text:p>62.91</text:p>
          </table:table-cell>
          <table:table-cell office:value-type="float" office:value="9796202" calcext:value-type="float">
            <text:p>9796202</text:p>
          </table:table-cell>
          <table:table-cell table:formula="of:=AVERAGE([.F80:.F99])" office:value-type="float" office:value="62.5265" calcext:value-type="float">
            <text:p>62.5265</text:p>
          </table:table-cell>
          <table:table-cell table:formula="of:=AVERAGE([.F50:.F99])" office:value-type="float" office:value="60.9488" calcext:value-type="float">
            <text:p>60.9488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2" calcext:value-type="date">
            <text:p>2024-05-22</text:p>
          </table:table-cell>
          <table:table-cell office:value-type="float" office:value="62.71" calcext:value-type="float">
            <text:p>62.71</text:p>
          </table:table-cell>
          <table:table-cell office:value-type="float" office:value="63.02" calcext:value-type="float">
            <text:p>63.02</text:p>
          </table:table-cell>
          <table:table-cell office:value-type="float" office:value="62.66" calcext:value-type="float">
            <text:p>62.66</text:p>
          </table:table-cell>
          <table:table-cell office:value-type="float" office:value="63" calcext:value-type="float">
            <text:p>63</text:p>
          </table:table-cell>
          <table:table-cell office:value-type="float" office:value="7419406" calcext:value-type="float">
            <text:p>7419406</text:p>
          </table:table-cell>
          <table:table-cell table:formula="of:=AVERAGE([.F81:.F100])" office:value-type="float" office:value="62.599" calcext:value-type="float">
            <text:p>62.599</text:p>
          </table:table-cell>
          <table:table-cell table:formula="of:=AVERAGE([.F51:.F100])" office:value-type="float" office:value="60.9988" calcext:value-type="float">
            <text:p>60.9988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3" calcext:value-type="date">
            <text:p>2024-05-23</text:p>
          </table:table-cell>
          <table:table-cell office:value-type="float" office:value="62.49" calcext:value-type="float">
            <text:p>62.49</text:p>
          </table:table-cell>
          <table:table-cell office:value-type="float" office:value="62.88" calcext:value-type="float">
            <text:p>62.88</text:p>
          </table:table-cell>
          <table:table-cell office:value-type="float" office:value="62.05" calcext:value-type="float">
            <text:p>62.05</text:p>
          </table:table-cell>
          <table:table-cell office:value-type="float" office:value="62.09" calcext:value-type="float">
            <text:p>62.09</text:p>
          </table:table-cell>
          <table:table-cell office:value-type="float" office:value="9834292" calcext:value-type="float">
            <text:p>9834292</text:p>
          </table:table-cell>
          <table:table-cell table:formula="of:=AVERAGE([.F82:.F101])" office:value-type="float" office:value="62.6165" calcext:value-type="float">
            <text:p>62.6165</text:p>
          </table:table-cell>
          <table:table-cell table:formula="of:=AVERAGE([.F52:.F101])" office:value-type="float" office:value="61.0182" calcext:value-type="float">
            <text:p>61.0182</text:p>
          </table:table-cell>
          <table:table-cell table:formula="of:=AVERAGE([.F2:.F101])" office:value-type="float" office:value="60.4958" calcext:value-type="float">
            <text:p>60.4958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4" calcext:value-type="date">
            <text:p>2024-05-24</text:p>
          </table:table-cell>
          <table:table-cell office:value-type="float" office:value="62.22" calcext:value-type="float">
            <text:p>62.22</text:p>
          </table:table-cell>
          <table:table-cell office:value-type="float" office:value="62.42" calcext:value-type="float">
            <text:p>62.42</text:p>
          </table:table-cell>
          <table:table-cell office:value-type="float" office:value="61.97" calcext:value-type="float">
            <text:p>61.97</text:p>
          </table:table-cell>
          <table:table-cell office:value-type="float" office:value="62" calcext:value-type="float">
            <text:p>62</text:p>
          </table:table-cell>
          <table:table-cell office:value-type="float" office:value="8203136" calcext:value-type="float">
            <text:p>8203136</text:p>
          </table:table-cell>
          <table:table-cell table:formula="of:=AVERAGE([.F83:.F102])" office:value-type="float" office:value="62.6295" calcext:value-type="float">
            <text:p>62.6295</text:p>
          </table:table-cell>
          <table:table-cell table:formula="of:=AVERAGE([.F53:.F102])" office:value-type="float" office:value="61.0482" calcext:value-type="float">
            <text:p>61.0482</text:p>
          </table:table-cell>
          <table:table-cell table:formula="of:=AVERAGE([.F3:.F102])" office:value-type="float" office:value="60.5176" calcext:value-type="float">
            <text:p>60.5176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28" calcext:value-type="date">
            <text:p>2024-05-28</text:p>
          </table:table-cell>
          <table:table-cell office:value-type="float" office:value="61.79" calcext:value-type="float">
            <text:p>61.79</text:p>
          </table:table-cell>
          <table:table-cell office:value-type="float" office:value="62.13" calcext:value-type="float">
            <text:p>62.13</text:p>
          </table:table-cell>
          <table:table-cell office:value-type="float" office:value="61.4" calcext:value-type="float">
            <text:p>61.4</text:p>
          </table:table-cell>
          <table:table-cell office:value-type="float" office:value="61.82" calcext:value-type="float">
            <text:p>61.82</text:p>
          </table:table-cell>
          <table:table-cell office:value-type="float" office:value="12346998" calcext:value-type="float">
            <text:p>12346998</text:p>
          </table:table-cell>
          <table:table-cell table:formula="of:=AVERAGE([.F84:.F103])" office:value-type="float" office:value="62.6185" calcext:value-type="float">
            <text:p>62.6185</text:p>
          </table:table-cell>
          <table:table-cell table:formula="of:=AVERAGE([.F54:.F103])" office:value-type="float" office:value="61.087" calcext:value-type="float">
            <text:p>61.087</text:p>
          </table:table-cell>
          <table:table-cell table:formula="of:=AVERAGE([.F4:.F103])" office:value-type="float" office:value="60.5362" calcext:value-type="float">
            <text:p>60.5362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29" calcext:value-type="date">
            <text:p>2024-05-29</text:p>
          </table:table-cell>
          <table:table-cell office:value-type="float" office:value="61.47" calcext:value-type="float">
            <text:p>61.47</text:p>
          </table:table-cell>
          <table:table-cell office:value-type="float" office:value="61.88" calcext:value-type="float">
            <text:p>61.88</text:p>
          </table:table-cell>
          <table:table-cell office:value-type="float" office:value="61.07" calcext:value-type="float">
            <text:p>61.07</text:p>
          </table:table-cell>
          <table:table-cell office:value-type="float" office:value="61.7" calcext:value-type="float">
            <text:p>61.7</text:p>
          </table:table-cell>
          <table:table-cell office:value-type="float" office:value="11861815" calcext:value-type="float">
            <text:p>11861815</text:p>
          </table:table-cell>
          <table:table-cell table:formula="of:=AVERAGE([.F85:.F104])" office:value-type="float" office:value="62.615" calcext:value-type="float">
            <text:p>62.615</text:p>
          </table:table-cell>
          <table:table-cell table:formula="of:=AVERAGE([.F55:.F104])" office:value-type="float" office:value="61.1184" calcext:value-type="float">
            <text:p>61.1184</text:p>
          </table:table-cell>
          <table:table-cell table:formula="of:=AVERAGE([.F5:.F104])" office:value-type="float" office:value="60.5556" calcext:value-type="float">
            <text:p>60.5556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30" calcext:value-type="date">
            <text:p>2024-05-30</text:p>
          </table:table-cell>
          <table:table-cell office:value-type="float" office:value="61.85" calcext:value-type="float">
            <text:p>61.85</text:p>
          </table:table-cell>
          <table:table-cell office:value-type="float" office:value="62.08" calcext:value-type="float">
            <text:p>62.08</text:p>
          </table:table-cell>
          <table:table-cell office:value-type="float" office:value="61.6" calcext:value-type="float">
            <text:p>61.6</text:p>
          </table:table-cell>
          <table:table-cell office:value-type="float" office:value="61.97" calcext:value-type="float">
            <text:p>61.97</text:p>
          </table:table-cell>
          <table:table-cell office:value-type="float" office:value="9436821" calcext:value-type="float">
            <text:p>9436821</text:p>
          </table:table-cell>
          <table:table-cell table:formula="of:=AVERAGE([.F86:.F105])" office:value-type="float" office:value="62.617" calcext:value-type="float">
            <text:p>62.617</text:p>
          </table:table-cell>
          <table:table-cell table:formula="of:=AVERAGE([.F56:.F105])" office:value-type="float" office:value="61.1532" calcext:value-type="float">
            <text:p>61.1532</text:p>
          </table:table-cell>
          <table:table-cell table:formula="of:=AVERAGE([.F6:.F105])" office:value-type="float" office:value="60.5786" calcext:value-type="float">
            <text:p>60.5786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31" calcext:value-type="date">
            <text:p>2024-05-31</text:p>
          </table:table-cell>
          <table:table-cell office:value-type="float" office:value="61.99" calcext:value-type="float">
            <text:p>61.99</text:p>
          </table:table-cell>
          <table:table-cell office:value-type="float" office:value="63.025" calcext:value-type="float">
            <text:p>63.025</text:p>
          </table:table-cell>
          <table:table-cell office:value-type="float" office:value="61.69" calcext:value-type="float">
            <text:p>61.69</text:p>
          </table:table-cell>
          <table:table-cell office:value-type="float" office:value="62.93" calcext:value-type="float">
            <text:p>62.93</text:p>
          </table:table-cell>
          <table:table-cell office:value-type="float" office:value="19816630" calcext:value-type="float">
            <text:p>19816630</text:p>
          </table:table-cell>
          <table:table-cell table:formula="of:=AVERAGE([.F87:.F106])" office:value-type="float" office:value="62.664" calcext:value-type="float">
            <text:p>62.664</text:p>
          </table:table-cell>
          <table:table-cell table:formula="of:=AVERAGE([.F57:.F106])" office:value-type="float" office:value="61.1968" calcext:value-type="float">
            <text:p>61.1968</text:p>
          </table:table-cell>
          <table:table-cell table:formula="of:=AVERAGE([.F7:.F106])" office:value-type="float" office:value="60.6068" calcext:value-type="float">
            <text:p>60.6068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3" calcext:value-type="date">
            <text:p>2024-06-03</text:p>
          </table:table-cell>
          <table:table-cell office:value-type="float" office:value="62.71" calcext:value-type="float">
            <text:p>62.71</text:p>
          </table:table-cell>
          <table:table-cell office:value-type="float" office:value="63.09" calcext:value-type="float">
            <text:p>63.09</text:p>
          </table:table-cell>
          <table:table-cell office:value-type="float" office:value="62.445" calcext:value-type="float">
            <text:p>62.445</text:p>
          </table:table-cell>
          <table:table-cell office:value-type="float" office:value="62.93" calcext:value-type="float">
            <text:p>62.93</text:p>
          </table:table-cell>
          <table:table-cell office:value-type="float" office:value="9369046" calcext:value-type="float">
            <text:p>9369046</text:p>
          </table:table-cell>
          <table:table-cell table:formula="of:=AVERAGE([.F88:.F107])" office:value-type="float" office:value="62.702" calcext:value-type="float">
            <text:p>62.702</text:p>
          </table:table-cell>
          <table:table-cell table:formula="of:=AVERAGE([.F58:.F107])" office:value-type="float" office:value="61.246" calcext:value-type="float">
            <text:p>61.246</text:p>
          </table:table-cell>
          <table:table-cell table:formula="of:=AVERAGE([.F8:.F107])" office:value-type="float" office:value="60.6361" calcext:value-type="float">
            <text:p>60.6361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4" calcext:value-type="date">
            <text:p>2024-06-04</text:p>
          </table:table-cell>
          <table:table-cell office:value-type="float" office:value="63.2" calcext:value-type="float">
            <text:p>63.2</text:p>
          </table:table-cell>
          <table:table-cell office:value-type="float" office:value="63.97" calcext:value-type="float">
            <text:p>63.97</text:p>
          </table:table-cell>
          <table:table-cell office:value-type="float" office:value="62.94" calcext:value-type="float">
            <text:p>62.94</text:p>
          </table:table-cell>
          <table:table-cell office:value-type="float" office:value="63.94" calcext:value-type="float">
            <text:p>63.94</text:p>
          </table:table-cell>
          <table:table-cell office:value-type="float" office:value="11895622" calcext:value-type="float">
            <text:p>11895622</text:p>
          </table:table-cell>
          <table:table-cell table:formula="of:=AVERAGE([.F89:.F108])" office:value-type="float" office:value="62.7815" calcext:value-type="float">
            <text:p>62.7815</text:p>
          </table:table-cell>
          <table:table-cell table:formula="of:=AVERAGE([.F59:.F108])" office:value-type="float" office:value="61.315" calcext:value-type="float">
            <text:p>61.315</text:p>
          </table:table-cell>
          <table:table-cell table:formula="of:=AVERAGE([.F9:.F108])" office:value-type="float" office:value="60.6735" calcext:value-type="float">
            <text:p>60.6735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63.99" calcext:value-type="float">
            <text:p>63.99</text:p>
          </table:table-cell>
          <table:table-cell office:value-type="float" office:value="64.07" calcext:value-type="float">
            <text:p>64.07</text:p>
          </table:table-cell>
          <table:table-cell office:value-type="float" office:value="63.35" calcext:value-type="float">
            <text:p>63.35</text:p>
          </table:table-cell>
          <table:table-cell office:value-type="float" office:value="63.92" calcext:value-type="float">
            <text:p>63.92</text:p>
          </table:table-cell>
          <table:table-cell office:value-type="float" office:value="9632525" calcext:value-type="float">
            <text:p>9632525</text:p>
          </table:table-cell>
          <table:table-cell table:formula="of:=AVERAGE([.F90:.F109])" office:value-type="float" office:value="62.8465" calcext:value-type="float">
            <text:p>62.8465</text:p>
          </table:table-cell>
          <table:table-cell table:formula="of:=AVERAGE([.F60:.F109])" office:value-type="float" office:value="61.3854" calcext:value-type="float">
            <text:p>61.3854</text:p>
          </table:table-cell>
          <table:table-cell table:formula="of:=AVERAGE([.F10:.F109])" office:value-type="float" office:value="60.7146" calcext:value-type="float">
            <text:p>60.7146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6" calcext:value-type="date">
            <text:p>2024-06-06</text:p>
          </table:table-cell>
          <table:table-cell office:value-type="float" office:value="63.92" calcext:value-type="float">
            <text:p>63.92</text:p>
          </table:table-cell>
          <table:table-cell office:value-type="float" office:value="64.36" calcext:value-type="float">
            <text:p>64.36</text:p>
          </table:table-cell>
          <table:table-cell office:value-type="float" office:value="63.84" calcext:value-type="float">
            <text:p>63.84</text:p>
          </table:table-cell>
          <table:table-cell office:value-type="float" office:value="64.15" calcext:value-type="float">
            <text:p>64.15</text:p>
          </table:table-cell>
          <table:table-cell office:value-type="float" office:value="8658456" calcext:value-type="float">
            <text:p>8658456</text:p>
          </table:table-cell>
          <table:table-cell table:formula="of:=AVERAGE([.F91:.F110])" office:value-type="float" office:value="62.9115" calcext:value-type="float">
            <text:p>62.9115</text:p>
          </table:table-cell>
          <table:table-cell table:formula="of:=AVERAGE([.F61:.F110])" office:value-type="float" office:value="61.4576" calcext:value-type="float">
            <text:p>61.4576</text:p>
          </table:table-cell>
          <table:table-cell table:formula="of:=AVERAGE([.F11:.F110])" office:value-type="float" office:value="60.7522" calcext:value-type="float">
            <text:p>60.7522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7" calcext:value-type="date">
            <text:p>2024-06-07</text:p>
          </table:table-cell>
          <table:table-cell office:value-type="float" office:value="64.09" calcext:value-type="float">
            <text:p>64.09</text:p>
          </table:table-cell>
          <table:table-cell office:value-type="float" office:value="64.225" calcext:value-type="float">
            <text:p>64.225</text:p>
          </table:table-cell>
          <table:table-cell office:value-type="float" office:value="63.81" calcext:value-type="float">
            <text:p>63.81</text:p>
          </table:table-cell>
          <table:table-cell office:value-type="float" office:value="63.91" calcext:value-type="float">
            <text:p>63.91</text:p>
          </table:table-cell>
          <table:table-cell office:value-type="float" office:value="9523089" calcext:value-type="float">
            <text:p>9523089</text:p>
          </table:table-cell>
          <table:table-cell table:formula="of:=AVERAGE([.F92:.F111])" office:value-type="float" office:value="62.963" calcext:value-type="float">
            <text:p>62.963</text:p>
          </table:table-cell>
          <table:table-cell table:formula="of:=AVERAGE([.F62:.F111])" office:value-type="float" office:value="61.5152" calcext:value-type="float">
            <text:p>61.5152</text:p>
          </table:table-cell>
          <table:table-cell table:formula="of:=AVERAGE([.F12:.F111])" office:value-type="float" office:value="60.7914" calcext:value-type="float">
            <text:p>60.7914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0" calcext:value-type="date">
            <text:p>2024-06-10</text:p>
          </table:table-cell>
          <table:table-cell office:value-type="float" office:value="63.94" calcext:value-type="float">
            <text:p>63.94</text:p>
          </table:table-cell>
          <table:table-cell office:value-type="float" office:value="63.99" calcext:value-type="float">
            <text:p>63.99</text:p>
          </table:table-cell>
          <table:table-cell office:value-type="float" office:value="63.365" calcext:value-type="float">
            <text:p>63.365</text:p>
          </table:table-cell>
          <table:table-cell office:value-type="float" office:value="63.59" calcext:value-type="float">
            <text:p>63.59</text:p>
          </table:table-cell>
          <table:table-cell office:value-type="float" office:value="15687128" calcext:value-type="float">
            <text:p>15687128</text:p>
          </table:table-cell>
          <table:table-cell table:formula="of:=AVERAGE([.F93:.F112])" office:value-type="float" office:value="62.9795" calcext:value-type="float">
            <text:p>62.9795</text:p>
          </table:table-cell>
          <table:table-cell table:formula="of:=AVERAGE([.F63:.F112])" office:value-type="float" office:value="61.5634" calcext:value-type="float">
            <text:p>61.5634</text:p>
          </table:table-cell>
          <table:table-cell table:formula="of:=AVERAGE([.F13:.F112])" office:value-type="float" office:value="60.8274" calcext:value-type="float">
            <text:p>60.8274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1" calcext:value-type="date">
            <text:p>2024-06-11</text:p>
          </table:table-cell>
          <table:table-cell office:value-type="float" office:value="63.59" calcext:value-type="float">
            <text:p>63.59</text:p>
          </table:table-cell>
          <table:table-cell office:value-type="float" office:value="63.645" calcext:value-type="float">
            <text:p>63.645</text:p>
          </table:table-cell>
          <table:table-cell office:value-type="float" office:value="63.07" calcext:value-type="float">
            <text:p>63.07</text:p>
          </table:table-cell>
          <table:table-cell office:value-type="float" office:value="63.55" calcext:value-type="float">
            <text:p>63.55</text:p>
          </table:table-cell>
          <table:table-cell office:value-type="float" office:value="8395960" calcext:value-type="float">
            <text:p>8395960</text:p>
          </table:table-cell>
          <table:table-cell table:formula="of:=AVERAGE([.F94:.F113])" office:value-type="float" office:value="62.978" calcext:value-type="float">
            <text:p>62.978</text:p>
          </table:table-cell>
          <table:table-cell table:formula="of:=AVERAGE([.F64:.F113])" office:value-type="float" office:value="61.6208" calcext:value-type="float">
            <text:p>61.6208</text:p>
          </table:table-cell>
          <table:table-cell table:formula="of:=AVERAGE([.F14:.F113])" office:value-type="float" office:value="60.8613" calcext:value-type="float">
            <text:p>60.8613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2" calcext:value-type="date">
            <text:p>2024-06-12</text:p>
          </table:table-cell>
          <table:table-cell table:number-columns-repeated="2" office:value-type="float" office:value="63.69" calcext:value-type="float">
            <text:p>63.69</text:p>
          </table:table-cell>
          <table:table-cell office:value-type="float" office:value="62.685" calcext:value-type="float">
            <text:p>62.685</text:p>
          </table:table-cell>
          <table:table-cell office:value-type="float" office:value="62.88" calcext:value-type="float">
            <text:p>62.88</text:p>
          </table:table-cell>
          <table:table-cell office:value-type="float" office:value="9569550" calcext:value-type="float">
            <text:p>9569550</text:p>
          </table:table-cell>
          <table:table-cell table:formula="of:=AVERAGE([.F95:.F114])" office:value-type="float" office:value="62.967" calcext:value-type="float">
            <text:p>62.967</text:p>
          </table:table-cell>
          <table:table-cell table:formula="of:=AVERAGE([.F65:.F114])" office:value-type="float" office:value="61.6754" calcext:value-type="float">
            <text:p>61.6754</text:p>
          </table:table-cell>
          <table:table-cell table:formula="of:=AVERAGE([.F15:.F114])" office:value-type="float" office:value="60.8918" calcext:value-type="float">
            <text:p>60.8918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3" calcext:value-type="date">
            <text:p>2024-06-13</text:p>
          </table:table-cell>
          <table:table-cell office:value-type="float" office:value="62.86" calcext:value-type="float">
            <text:p>62.86</text:p>
          </table:table-cell>
          <table:table-cell office:value-type="float" office:value="63.035" calcext:value-type="float">
            <text:p>63.035</text:p>
          </table:table-cell>
          <table:table-cell office:value-type="float" office:value="62.45" calcext:value-type="float">
            <text:p>62.45</text:p>
          </table:table-cell>
          <table:table-cell office:value-type="float" office:value="62.99" calcext:value-type="float">
            <text:p>62.99</text:p>
          </table:table-cell>
          <table:table-cell office:value-type="float" office:value="9668888" calcext:value-type="float">
            <text:p>9668888</text:p>
          </table:table-cell>
          <table:table-cell table:formula="of:=AVERAGE([.F96:.F115])" office:value-type="float" office:value="62.96" calcext:value-type="float">
            <text:p>62.96</text:p>
          </table:table-cell>
          <table:table-cell table:formula="of:=AVERAGE([.F66:.F115])" office:value-type="float" office:value="61.7386" calcext:value-type="float">
            <text:p>61.7386</text:p>
          </table:table-cell>
          <table:table-cell table:formula="of:=AVERAGE([.F16:.F115])" office:value-type="float" office:value="60.926" calcext:value-type="float">
            <text:p>60.926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4" calcext:value-type="date">
            <text:p>2024-06-14</text:p>
          </table:table-cell>
          <table:table-cell office:value-type="float" office:value="62.38" calcext:value-type="float">
            <text:p>62.38</text:p>
          </table:table-cell>
          <table:table-cell office:value-type="float" office:value="62.69" calcext:value-type="float">
            <text:p>62.69</text:p>
          </table:table-cell>
          <table:table-cell office:value-type="float" office:value="62.09" calcext:value-type="float">
            <text:p>62.09</text:p>
          </table:table-cell>
          <table:table-cell office:value-type="float" office:value="62.55" calcext:value-type="float">
            <text:p>62.55</text:p>
          </table:table-cell>
          <table:table-cell office:value-type="float" office:value="8179239" calcext:value-type="float">
            <text:p>8179239</text:p>
          </table:table-cell>
          <table:table-cell table:formula="of:=AVERAGE([.F97:.F116])" office:value-type="float" office:value="62.9215" calcext:value-type="float">
            <text:p>62.9215</text:p>
          </table:table-cell>
          <table:table-cell table:formula="of:=AVERAGE([.F67:.F116])" office:value-type="float" office:value="61.8036" calcext:value-type="float">
            <text:p>61.8036</text:p>
          </table:table-cell>
          <table:table-cell table:formula="of:=AVERAGE([.F17:.F116])" office:value-type="float" office:value="60.953" calcext:value-type="float">
            <text:p>60.953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62.37" calcext:value-type="float">
            <text:p>62.37</text:p>
          </table:table-cell>
          <table:table-cell office:value-type="float" office:value="62.895" calcext:value-type="float">
            <text:p>62.895</text:p>
          </table:table-cell>
          <table:table-cell office:value-type="float" office:value="62.18" calcext:value-type="float">
            <text:p>62.18</text:p>
          </table:table-cell>
          <table:table-cell office:value-type="float" office:value="62.62" calcext:value-type="float">
            <text:p>62.62</text:p>
          </table:table-cell>
          <table:table-cell office:value-type="float" office:value="10532715" calcext:value-type="float">
            <text:p>10532715</text:p>
          </table:table-cell>
          <table:table-cell table:formula="of:=AVERAGE([.F98:.F117])" office:value-type="float" office:value="62.901" calcext:value-type="float">
            <text:p>62.901</text:p>
          </table:table-cell>
          <table:table-cell table:formula="of:=AVERAGE([.F68:.F117])" office:value-type="float" office:value="61.8658" calcext:value-type="float">
            <text:p>61.8658</text:p>
          </table:table-cell>
          <table:table-cell table:formula="of:=AVERAGE([.F18:.F117])" office:value-type="float" office:value="60.9901" calcext:value-type="float">
            <text:p>60.9901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18" calcext:value-type="date">
            <text:p>2024-06-18</text:p>
          </table:table-cell>
          <table:table-cell office:value-type="float" office:value="62.53" calcext:value-type="float">
            <text:p>62.53</text:p>
          </table:table-cell>
          <table:table-cell office:value-type="float" office:value="62.82" calcext:value-type="float">
            <text:p>62.82</text:p>
          </table:table-cell>
          <table:table-cell office:value-type="float" office:value="62.44" calcext:value-type="float">
            <text:p>62.44</text:p>
          </table:table-cell>
          <table:table-cell office:value-type="float" office:value="62.63" calcext:value-type="float">
            <text:p>62.63</text:p>
          </table:table-cell>
          <table:table-cell office:value-type="float" office:value="10651661" calcext:value-type="float">
            <text:p>10651661</text:p>
          </table:table-cell>
          <table:table-cell table:formula="of:=AVERAGE([.F99:.F118])" office:value-type="float" office:value="62.904" calcext:value-type="float">
            <text:p>62.904</text:p>
          </table:table-cell>
          <table:table-cell table:formula="of:=AVERAGE([.F69:.F118])" office:value-type="float" office:value="61.933" calcext:value-type="float">
            <text:p>61.933</text:p>
          </table:table-cell>
          <table:table-cell table:formula="of:=AVERAGE([.F19:.F118])" office:value-type="float" office:value="61.0248" calcext:value-type="float">
            <text:p>61.0248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20" calcext:value-type="date">
            <text:p>2024-06-20</text:p>
          </table:table-cell>
          <table:table-cell office:value-type="float" office:value="62.4" calcext:value-type="float">
            <text:p>62.4</text:p>
          </table:table-cell>
          <table:table-cell office:value-type="float" office:value="62.74" calcext:value-type="float">
            <text:p>62.74</text:p>
          </table:table-cell>
          <table:table-cell office:value-type="float" office:value="61.945" calcext:value-type="float">
            <text:p>61.945</text:p>
          </table:table-cell>
          <table:table-cell office:value-type="float" office:value="62.18" calcext:value-type="float">
            <text:p>62.18</text:p>
          </table:table-cell>
          <table:table-cell office:value-type="float" office:value="13306273" calcext:value-type="float">
            <text:p>13306273</text:p>
          </table:table-cell>
          <table:table-cell table:formula="of:=AVERAGE([.F100:.F119])" office:value-type="float" office:value="62.8675" calcext:value-type="float">
            <text:p>62.8675</text:p>
          </table:table-cell>
          <table:table-cell table:formula="of:=AVERAGE([.F70:.F119])" office:value-type="float" office:value="61.9822" calcext:value-type="float">
            <text:p>61.9822</text:p>
          </table:table-cell>
          <table:table-cell table:formula="of:=AVERAGE([.F20:.F119])" office:value-type="float" office:value="61.0529" calcext:value-type="float">
            <text:p>61.0529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21" calcext:value-type="date">
            <text:p>2024-06-21</text:p>
          </table:table-cell>
          <table:table-cell office:value-type="float" office:value="62.18" calcext:value-type="float">
            <text:p>62.18</text:p>
          </table:table-cell>
          <table:table-cell office:value-type="float" office:value="63.1" calcext:value-type="float">
            <text:p>63.1</text:p>
          </table:table-cell>
          <table:table-cell office:value-type="float" office:value="62.18" calcext:value-type="float">
            <text:p>62.18</text:p>
          </table:table-cell>
          <table:table-cell office:value-type="float" office:value="62.77" calcext:value-type="float">
            <text:p>62.77</text:p>
          </table:table-cell>
          <table:table-cell office:value-type="float" office:value="28282194" calcext:value-type="float">
            <text:p>28282194</text:p>
          </table:table-cell>
          <table:table-cell table:formula="of:=AVERAGE([.F101:.F120])" office:value-type="float" office:value="62.856" calcext:value-type="float">
            <text:p>62.856</text:p>
          </table:table-cell>
          <table:table-cell table:formula="of:=AVERAGE([.F71:.F120])" office:value-type="float" office:value="62.0592" calcext:value-type="float">
            <text:p>62.0592</text:p>
          </table:table-cell>
          <table:table-cell table:formula="of:=AVERAGE([.F21:.F120])" office:value-type="float" office:value="61.0833" calcext:value-type="float">
            <text:p>61.0833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4" calcext:value-type="date">
            <text:p>2024-06-24</text:p>
          </table:table-cell>
          <table:table-cell office:value-type="float" office:value="62.99" calcext:value-type="float">
            <text:p>62.99</text:p>
          </table:table-cell>
          <table:table-cell office:value-type="float" office:value="64.055" calcext:value-type="float">
            <text:p>64.055</text:p>
          </table:table-cell>
          <table:table-cell office:value-type="float" office:value="62.91" calcext:value-type="float">
            <text:p>62.91</text:p>
          </table:table-cell>
          <table:table-cell office:value-type="float" office:value="63.97" calcext:value-type="float">
            <text:p>63.97</text:p>
          </table:table-cell>
          <table:table-cell office:value-type="float" office:value="13212454" calcext:value-type="float">
            <text:p>13212454</text:p>
          </table:table-cell>
          <table:table-cell table:formula="of:=AVERAGE([.F102:.F121])" office:value-type="float" office:value="62.95" calcext:value-type="float">
            <text:p>62.95</text:p>
          </table:table-cell>
          <table:table-cell table:formula="of:=AVERAGE([.F72:.F121])" office:value-type="float" office:value="62.1576" calcext:value-type="float">
            <text:p>62.1576</text:p>
          </table:table-cell>
          <table:table-cell table:formula="of:=AVERAGE([.F22:.F121])" office:value-type="float" office:value="61.124" calcext:value-type="float">
            <text:p>61.124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5" calcext:value-type="date">
            <text:p>2024-06-25</text:p>
          </table:table-cell>
          <table:table-cell office:value-type="float" office:value="63.935" calcext:value-type="float">
            <text:p>63.935</text:p>
          </table:table-cell>
          <table:table-cell office:value-type="float" office:value="64.07" calcext:value-type="float">
            <text:p>64.07</text:p>
          </table:table-cell>
          <table:table-cell office:value-type="float" office:value="63.51" calcext:value-type="float">
            <text:p>63.51</text:p>
          </table:table-cell>
          <table:table-cell office:value-type="float" office:value="63.84" calcext:value-type="float">
            <text:p>63.84</text:p>
          </table:table-cell>
          <table:table-cell office:value-type="float" office:value="10546793" calcext:value-type="float">
            <text:p>10546793</text:p>
          </table:table-cell>
          <table:table-cell table:formula="of:=AVERAGE([.F103:.F122])" office:value-type="float" office:value="63.042" calcext:value-type="float">
            <text:p>63.042</text:p>
          </table:table-cell>
          <table:table-cell table:formula="of:=AVERAGE([.F73:.F122])" office:value-type="float" office:value="62.2688" calcext:value-type="float">
            <text:p>62.2688</text:p>
          </table:table-cell>
          <table:table-cell table:formula="of:=AVERAGE([.F23:.F122])" office:value-type="float" office:value="61.1675" calcext:value-type="float">
            <text:p>61.1675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6" calcext:value-type="date">
            <text:p>2024-06-26</text:p>
          </table:table-cell>
          <table:table-cell office:value-type="float" office:value="63.4" calcext:value-type="float">
            <text:p>63.4</text:p>
          </table:table-cell>
          <table:table-cell office:value-type="float" office:value="64.11" calcext:value-type="float">
            <text:p>64.11</text:p>
          </table:table-cell>
          <table:table-cell office:value-type="float" office:value="63.23" calcext:value-type="float">
            <text:p>63.23</text:p>
          </table:table-cell>
          <table:table-cell office:value-type="float" office:value="64.05" calcext:value-type="float">
            <text:p>64.05</text:p>
          </table:table-cell>
          <table:table-cell office:value-type="float" office:value="9402502" calcext:value-type="float">
            <text:p>9402502</text:p>
          </table:table-cell>
          <table:table-cell table:formula="of:=AVERAGE([.F104:.F123])" office:value-type="float" office:value="63.1535" calcext:value-type="float">
            <text:p>63.1535</text:p>
          </table:table-cell>
          <table:table-cell table:formula="of:=AVERAGE([.F74:.F123])" office:value-type="float" office:value="62.387" calcext:value-type="float">
            <text:p>62.387</text:p>
          </table:table-cell>
          <table:table-cell table:formula="of:=AVERAGE([.F24:.F123])" office:value-type="float" office:value="61.1982" calcext:value-type="float">
            <text:p>61.1982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7" calcext:value-type="date">
            <text:p>2024-06-27</text:p>
          </table:table-cell>
          <table:table-cell office:value-type="float" office:value="64.05" calcext:value-type="float">
            <text:p>64.05</text:p>
          </table:table-cell>
          <table:table-cell office:value-type="float" office:value="64.27" calcext:value-type="float">
            <text:p>64.27</text:p>
          </table:table-cell>
          <table:table-cell office:value-type="float" office:value="63.62" calcext:value-type="float">
            <text:p>63.62</text:p>
          </table:table-cell>
          <table:table-cell office:value-type="float" office:value="63.91" calcext:value-type="float">
            <text:p>63.91</text:p>
          </table:table-cell>
          <table:table-cell office:value-type="float" office:value="8494123" calcext:value-type="float">
            <text:p>8494123</text:p>
          </table:table-cell>
          <table:table-cell table:formula="of:=AVERAGE([.F105:.F124])" office:value-type="float" office:value="63.264" calcext:value-type="float">
            <text:p>63.264</text:p>
          </table:table-cell>
          <table:table-cell table:formula="of:=AVERAGE([.F75:.F124])" office:value-type="float" office:value="62.504" calcext:value-type="float">
            <text:p>62.504</text:p>
          </table:table-cell>
          <table:table-cell table:formula="of:=AVERAGE([.F25:.F124])" office:value-type="float" office:value="61.2319" calcext:value-type="float">
            <text:p>61.2319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8" calcext:value-type="date">
            <text:p>2024-06-28</text:p>
          </table:table-cell>
          <table:table-cell office:value-type="float" office:value="63.9" calcext:value-type="float">
            <text:p>63.9</text:p>
          </table:table-cell>
          <table:table-cell office:value-type="float" office:value="64.06" calcext:value-type="float">
            <text:p>64.06</text:p>
          </table:table-cell>
          <table:table-cell office:value-type="float" office:value="63.52" calcext:value-type="float">
            <text:p>63.52</text:p>
          </table:table-cell>
          <table:table-cell office:value-type="float" office:value="63.65" calcext:value-type="float">
            <text:p>63.65</text:p>
          </table:table-cell>
          <table:table-cell office:value-type="float" office:value="17358827" calcext:value-type="float">
            <text:p>17358827</text:p>
          </table:table-cell>
          <table:table-cell table:formula="of:=AVERAGE([.F106:.F125])" office:value-type="float" office:value="63.348" calcext:value-type="float">
            <text:p>63.348</text:p>
          </table:table-cell>
          <table:table-cell table:formula="of:=AVERAGE([.F76:.F125])" office:value-type="float" office:value="62.6068" calcext:value-type="float">
            <text:p>62.6068</text:p>
          </table:table-cell>
          <table:table-cell table:formula="of:=AVERAGE([.F26:.F125])" office:value-type="float" office:value="61.268" calcext:value-type="float">
            <text:p>61.268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64.03" calcext:value-type="float">
            <text:p>64.03</text:p>
          </table:table-cell>
          <table:table-cell office:value-type="float" office:value="64.3" calcext:value-type="float">
            <text:p>64.3</text:p>
          </table:table-cell>
          <table:table-cell office:value-type="float" office:value="63.12" calcext:value-type="float">
            <text:p>63.12</text:p>
          </table:table-cell>
          <table:table-cell office:value-type="float" office:value="63.28" calcext:value-type="float">
            <text:p>63.28</text:p>
          </table:table-cell>
          <table:table-cell office:value-type="float" office:value="10033361" calcext:value-type="float">
            <text:p>10033361</text:p>
          </table:table-cell>
          <table:table-cell table:formula="of:=AVERAGE([.F107:.F126])" office:value-type="float" office:value="63.3655" calcext:value-type="float">
            <text:p>63.3655</text:p>
          </table:table-cell>
          <table:table-cell table:formula="of:=AVERAGE([.F77:.F126])" office:value-type="float" office:value="62.6942" calcext:value-type="float">
            <text:p>62.6942</text:p>
          </table:table-cell>
          <table:table-cell table:formula="of:=AVERAGE([.F27:.F126])" office:value-type="float" office:value="61.3014" calcext:value-type="float">
            <text:p>61.3014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2" calcext:value-type="date">
            <text:p>2024-07-02</text:p>
          </table:table-cell>
          <table:table-cell office:value-type="float" office:value="63.26" calcext:value-type="float">
            <text:p>63.26</text:p>
          </table:table-cell>
          <table:table-cell office:value-type="float" office:value="63.38" calcext:value-type="float">
            <text:p>63.38</text:p>
          </table:table-cell>
          <table:table-cell office:value-type="float" office:value="62.855" calcext:value-type="float">
            <text:p>62.855</text:p>
          </table:table-cell>
          <table:table-cell office:value-type="float" office:value="63.15" calcext:value-type="float">
            <text:p>63.15</text:p>
          </table:table-cell>
          <table:table-cell office:value-type="float" office:value="8878156" calcext:value-type="float">
            <text:p>8878156</text:p>
          </table:table-cell>
          <table:table-cell table:formula="of:=AVERAGE([.F108:.F127])" office:value-type="float" office:value="63.3765" calcext:value-type="float">
            <text:p>63.3765</text:p>
          </table:table-cell>
          <table:table-cell table:formula="of:=AVERAGE([.F78:.F127])" office:value-type="float" office:value="62.7538" calcext:value-type="float">
            <text:p>62.7538</text:p>
          </table:table-cell>
          <table:table-cell table:formula="of:=AVERAGE([.F28:.F127])" office:value-type="float" office:value="61.333" calcext:value-type="float">
            <text:p>61.333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63.19" calcext:value-type="float">
            <text:p>63.19</text:p>
          </table:table-cell>
          <table:table-cell office:value-type="float" office:value="63.665" calcext:value-type="float">
            <text:p>63.665</text:p>
          </table:table-cell>
          <table:table-cell office:value-type="float" office:value="62.93" calcext:value-type="float">
            <text:p>62.93</text:p>
          </table:table-cell>
          <table:table-cell office:value-type="float" office:value="63.33" calcext:value-type="float">
            <text:p>63.33</text:p>
          </table:table-cell>
          <table:table-cell office:value-type="float" office:value="9154198" calcext:value-type="float">
            <text:p>9154198</text:p>
          </table:table-cell>
          <table:table-cell table:formula="of:=AVERAGE([.F109:.F128])" office:value-type="float" office:value="63.346" calcext:value-type="float">
            <text:p>63.346</text:p>
          </table:table-cell>
          <table:table-cell table:formula="of:=AVERAGE([.F79:.F128])" office:value-type="float" office:value="62.8094" calcext:value-type="float">
            <text:p>62.8094</text:p>
          </table:table-cell>
          <table:table-cell table:formula="of:=AVERAGE([.F29:.F128])" office:value-type="float" office:value="61.368" calcext:value-type="float">
            <text:p>61.368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63.33" calcext:value-type="float">
            <text:p>63.33</text:p>
          </table:table-cell>
          <table:table-cell office:value-type="float" office:value="63.79" calcext:value-type="float">
            <text:p>63.79</text:p>
          </table:table-cell>
          <table:table-cell office:value-type="float" office:value="62.995" calcext:value-type="float">
            <text:p>62.995</text:p>
          </table:table-cell>
          <table:table-cell office:value-type="float" office:value="63.76" calcext:value-type="float">
            <text:p>63.76</text:p>
          </table:table-cell>
          <table:table-cell office:value-type="float" office:value="11735460" calcext:value-type="float">
            <text:p>11735460</text:p>
          </table:table-cell>
          <table:table-cell table:formula="of:=AVERAGE([.F110:.F129])" office:value-type="float" office:value="63.338" calcext:value-type="float">
            <text:p>63.338</text:p>
          </table:table-cell>
          <table:table-cell table:formula="of:=AVERAGE([.F80:.F129])" office:value-type="float" office:value="62.8718" calcext:value-type="float">
            <text:p>62.8718</text:p>
          </table:table-cell>
          <table:table-cell table:formula="of:=AVERAGE([.F30:.F129])" office:value-type="float" office:value="61.41" calcext:value-type="float">
            <text:p>61.41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08" calcext:value-type="date">
            <text:p>2024-07-08</text:p>
          </table:table-cell>
          <table:table-cell table:number-columns-repeated="2" office:value-type="float" office:value="63.59" calcext:value-type="float">
            <text:p>63.59</text:p>
          </table:table-cell>
          <table:table-cell office:value-type="float" office:value="62.84" calcext:value-type="float">
            <text:p>62.84</text:p>
          </table:table-cell>
          <table:table-cell office:value-type="float" office:value="62.96" calcext:value-type="float">
            <text:p>62.96</text:p>
          </table:table-cell>
          <table:table-cell office:value-type="float" office:value="11235135" calcext:value-type="float">
            <text:p>11235135</text:p>
          </table:table-cell>
          <table:table-cell table:formula="of:=AVERAGE([.F111:.F130])" office:value-type="float" office:value="63.2785" calcext:value-type="float">
            <text:p>63.2785</text:p>
          </table:table-cell>
          <table:table-cell table:formula="of:=AVERAGE([.F81:.F130])" office:value-type="float" office:value="62.9" calcext:value-type="float">
            <text:p>62.9</text:p>
          </table:table-cell>
          <table:table-cell table:formula="of:=AVERAGE([.F31:.F130])" office:value-type="float" office:value="61.4426" calcext:value-type="float">
            <text:p>61.4426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09" calcext:value-type="date">
            <text:p>2024-07-09</text:p>
          </table:table-cell>
          <table:table-cell office:value-type="float" office:value="63.06" calcext:value-type="float">
            <text:p>63.06</text:p>
          </table:table-cell>
          <table:table-cell office:value-type="float" office:value="63.23" calcext:value-type="float">
            <text:p>63.23</text:p>
          </table:table-cell>
          <table:table-cell office:value-type="float" office:value="62.59" calcext:value-type="float">
            <text:p>62.59</text:p>
          </table:table-cell>
          <table:table-cell office:value-type="float" office:value="62.69" calcext:value-type="float">
            <text:p>62.69</text:p>
          </table:table-cell>
          <table:table-cell office:value-type="float" office:value="11660197" calcext:value-type="float">
            <text:p>11660197</text:p>
          </table:table-cell>
          <table:table-cell table:formula="of:=AVERAGE([.F112:.F131])" office:value-type="float" office:value="63.2175" calcext:value-type="float">
            <text:p>63.2175</text:p>
          </table:table-cell>
          <table:table-cell table:formula="of:=AVERAGE([.F82:.F131])" office:value-type="float" office:value="62.919" calcext:value-type="float">
            <text:p>62.919</text:p>
          </table:table-cell>
          <table:table-cell table:formula="of:=AVERAGE([.F32:.F131])" office:value-type="float" office:value="61.476" calcext:value-type="float">
            <text:p>61.476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0" calcext:value-type="date">
            <text:p>2024-07-10</text:p>
          </table:table-cell>
          <table:table-cell office:value-type="float" office:value="62.72" calcext:value-type="float">
            <text:p>62.72</text:p>
          </table:table-cell>
          <table:table-cell office:value-type="float" office:value="62.86" calcext:value-type="float">
            <text:p>62.86</text:p>
          </table:table-cell>
          <table:table-cell office:value-type="float" office:value="62.285" calcext:value-type="float">
            <text:p>62.285</text:p>
          </table:table-cell>
          <table:table-cell office:value-type="float" office:value="62.83" calcext:value-type="float">
            <text:p>62.83</text:p>
          </table:table-cell>
          <table:table-cell office:value-type="float" office:value="11930407" calcext:value-type="float">
            <text:p>11930407</text:p>
          </table:table-cell>
          <table:table-cell table:formula="of:=AVERAGE([.F113:.F132])" office:value-type="float" office:value="63.1795" calcext:value-type="float">
            <text:p>63.1795</text:p>
          </table:table-cell>
          <table:table-cell table:formula="of:=AVERAGE([.F83:.F132])" office:value-type="float" office:value="62.9408" calcext:value-type="float">
            <text:p>62.9408</text:p>
          </table:table-cell>
          <table:table-cell table:formula="of:=AVERAGE([.F33:.F132])" office:value-type="float" office:value="61.5114" calcext:value-type="float">
            <text:p>61.5114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1" calcext:value-type="date">
            <text:p>2024-07-11</text:p>
          </table:table-cell>
          <table:table-cell office:value-type="float" office:value="62.64" calcext:value-type="float">
            <text:p>62.64</text:p>
          </table:table-cell>
          <table:table-cell office:value-type="float" office:value="63.46" calcext:value-type="float">
            <text:p>63.46</text:p>
          </table:table-cell>
          <table:table-cell office:value-type="float" office:value="62.395" calcext:value-type="float">
            <text:p>62.395</text:p>
          </table:table-cell>
          <table:table-cell office:value-type="float" office:value="63.1" calcext:value-type="float">
            <text:p>63.1</text:p>
          </table:table-cell>
          <table:table-cell office:value-type="float" office:value="11434422" calcext:value-type="float">
            <text:p>11434422</text:p>
          </table:table-cell>
          <table:table-cell table:formula="of:=AVERAGE([.F114:.F133])" office:value-type="float" office:value="63.157" calcext:value-type="float">
            <text:p>63.157</text:p>
          </table:table-cell>
          <table:table-cell table:formula="of:=AVERAGE([.F84:.F133])" office:value-type="float" office:value="62.962" calcext:value-type="float">
            <text:p>62.962</text:p>
          </table:table-cell>
          <table:table-cell table:formula="of:=AVERAGE([.F34:.F133])" office:value-type="float" office:value="61.5484" calcext:value-type="float">
            <text:p>61.5484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2" calcext:value-type="date">
            <text:p>2024-07-12</text:p>
          </table:table-cell>
          <table:table-cell office:value-type="float" office:value="63.46" calcext:value-type="float">
            <text:p>63.46</text:p>
          </table:table-cell>
          <table:table-cell office:value-type="float" office:value="64.115" calcext:value-type="float">
            <text:p>64.115</text:p>
          </table:table-cell>
          <table:table-cell office:value-type="float" office:value="63.385" calcext:value-type="float">
            <text:p>63.385</text:p>
          </table:table-cell>
          <table:table-cell office:value-type="float" office:value="63.7" calcext:value-type="float">
            <text:p>63.7</text:p>
          </table:table-cell>
          <table:table-cell office:value-type="float" office:value="9201516" calcext:value-type="float">
            <text:p>9201516</text:p>
          </table:table-cell>
          <table:table-cell table:formula="of:=AVERAGE([.F115:.F134])" office:value-type="float" office:value="63.198" calcext:value-type="float">
            <text:p>63.198</text:p>
          </table:table-cell>
          <table:table-cell table:formula="of:=AVERAGE([.F85:.F134])" office:value-type="float" office:value="63.0006" calcext:value-type="float">
            <text:p>63.0006</text:p>
          </table:table-cell>
          <table:table-cell table:formula="of:=AVERAGE([.F35:.F134])" office:value-type="float" office:value="61.5915" calcext:value-type="float">
            <text:p>61.5915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5" calcext:value-type="date">
            <text:p>2024-07-15</text:p>
          </table:table-cell>
          <table:table-cell office:value-type="float" office:value="63.79" calcext:value-type="float">
            <text:p>63.79</text:p>
          </table:table-cell>
          <table:table-cell office:value-type="float" office:value="63.94" calcext:value-type="float">
            <text:p>63.94</text:p>
          </table:table-cell>
          <table:table-cell office:value-type="float" office:value="63.35" calcext:value-type="float">
            <text:p>63.35</text:p>
          </table:table-cell>
          <table:table-cell office:value-type="float" office:value="63.41" calcext:value-type="float">
            <text:p>63.41</text:p>
          </table:table-cell>
          <table:table-cell office:value-type="float" office:value="8207521" calcext:value-type="float">
            <text:p>8207521</text:p>
          </table:table-cell>
          <table:table-cell table:formula="of:=AVERAGE([.F116:.F135])" office:value-type="float" office:value="63.219" calcext:value-type="float">
            <text:p>63.219</text:p>
          </table:table-cell>
          <table:table-cell table:formula="of:=AVERAGE([.F86:.F135])" office:value-type="float" office:value="63.0302" calcext:value-type="float">
            <text:p>63.0302</text:p>
          </table:table-cell>
          <table:table-cell table:formula="of:=AVERAGE([.F36:.F135])" office:value-type="float" office:value="61.6186" calcext:value-type="float">
            <text:p>61.6186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63.43" calcext:value-type="float">
            <text:p>63.43</text:p>
          </table:table-cell>
          <table:table-cell office:value-type="float" office:value="64.31" calcext:value-type="float">
            <text:p>64.31</text:p>
          </table:table-cell>
          <table:table-cell office:value-type="float" office:value="63.39" calcext:value-type="float">
            <text:p>63.39</text:p>
          </table:table-cell>
          <table:table-cell office:value-type="float" office:value="64.27" calcext:value-type="float">
            <text:p>64.27</text:p>
          </table:table-cell>
          <table:table-cell office:value-type="float" office:value="9025066" calcext:value-type="float">
            <text:p>9025066</text:p>
          </table:table-cell>
          <table:table-cell table:formula="of:=AVERAGE([.F117:.F136])" office:value-type="float" office:value="63.305" calcext:value-type="float">
            <text:p>63.305</text:p>
          </table:table-cell>
          <table:table-cell table:formula="of:=AVERAGE([.F87:.F136])" office:value-type="float" office:value="63.0758" calcext:value-type="float">
            <text:p>63.0758</text:p>
          </table:table-cell>
          <table:table-cell table:formula="of:=AVERAGE([.F37:.F136])" office:value-type="float" office:value="61.6489" calcext:value-type="float">
            <text:p>61.6489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7" calcext:value-type="date">
            <text:p>2024-07-17</text:p>
          </table:table-cell>
          <table:table-cell office:value-type="float" office:value="64.47" calcext:value-type="float">
            <text:p>64.47</text:p>
          </table:table-cell>
          <table:table-cell office:value-type="float" office:value="65.39" calcext:value-type="float">
            <text:p>65.39</text:p>
          </table:table-cell>
          <table:table-cell office:value-type="float" office:value="64.405" calcext:value-type="float">
            <text:p>64.405</text:p>
          </table:table-cell>
          <table:table-cell office:value-type="float" office:value="65.21" calcext:value-type="float">
            <text:p>65.21</text:p>
          </table:table-cell>
          <table:table-cell office:value-type="float" office:value="12508215" calcext:value-type="float">
            <text:p>12508215</text:p>
          </table:table-cell>
          <table:table-cell table:formula="of:=AVERAGE([.F118:.F137])" office:value-type="float" office:value="63.4345" calcext:value-type="float">
            <text:p>63.4345</text:p>
          </table:table-cell>
          <table:table-cell table:formula="of:=AVERAGE([.F88:.F137])" office:value-type="float" office:value="63.1366" calcext:value-type="float">
            <text:p>63.1366</text:p>
          </table:table-cell>
          <table:table-cell table:formula="of:=AVERAGE([.F38:.F137])" office:value-type="float" office:value="61.6895" calcext:value-type="float">
            <text:p>61.6895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8" calcext:value-type="date">
            <text:p>2024-07-18</text:p>
          </table:table-cell>
          <table:table-cell office:value-type="float" office:value="64.8" calcext:value-type="float">
            <text:p>64.8</text:p>
          </table:table-cell>
          <table:table-cell office:value-type="float" office:value="65.805" calcext:value-type="float">
            <text:p>65.805</text:p>
          </table:table-cell>
          <table:table-cell office:value-type="float" office:value="64.72" calcext:value-type="float">
            <text:p>64.72</text:p>
          </table:table-cell>
          <table:table-cell office:value-type="float" office:value="65.19" calcext:value-type="float">
            <text:p>65.19</text:p>
          </table:table-cell>
          <table:table-cell office:value-type="float" office:value="11128203" calcext:value-type="float">
            <text:p>11128203</text:p>
          </table:table-cell>
          <table:table-cell table:formula="of:=AVERAGE([.F119:.F138])" office:value-type="float" office:value="63.5625" calcext:value-type="float">
            <text:p>63.5625</text:p>
          </table:table-cell>
          <table:table-cell table:formula="of:=AVERAGE([.F89:.F138])" office:value-type="float" office:value="63.1934" calcext:value-type="float">
            <text:p>63.1934</text:p>
          </table:table-cell>
          <table:table-cell table:formula="of:=AVERAGE([.F39:.F138])" office:value-type="float" office:value="61.7294" calcext:value-type="float">
            <text:p>61.7294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9" calcext:value-type="date">
            <text:p>2024-07-19</text:p>
          </table:table-cell>
          <table:table-cell table:number-columns-repeated="2" office:value-type="float" office:value="65.64" calcext:value-type="float">
            <text:p>65.64</text:p>
          </table:table-cell>
          <table:table-cell office:value-type="float" office:value="64.82" calcext:value-type="float">
            <text:p>64.82</text:p>
          </table:table-cell>
          <table:table-cell office:value-type="float" office:value="65.29" calcext:value-type="float">
            <text:p>65.29</text:p>
          </table:table-cell>
          <table:table-cell office:value-type="float" office:value="13775672" calcext:value-type="float">
            <text:p>13775672</text:p>
          </table:table-cell>
          <table:table-cell table:formula="of:=AVERAGE([.F120:.F139])" office:value-type="float" office:value="63.718" calcext:value-type="float">
            <text:p>63.718</text:p>
          </table:table-cell>
          <table:table-cell table:formula="of:=AVERAGE([.F90:.F139])" office:value-type="float" office:value="63.2468" calcext:value-type="float">
            <text:p>63.2468</text:p>
          </table:table-cell>
          <table:table-cell table:formula="of:=AVERAGE([.F40:.F139])" office:value-type="float" office:value="61.7752" calcext:value-type="float">
            <text:p>61.7752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2" calcext:value-type="date">
            <text:p>2024-07-22</text:p>
          </table:table-cell>
          <table:table-cell office:value-type="float" office:value="65.25" calcext:value-type="float">
            <text:p>65.25</text:p>
          </table:table-cell>
          <table:table-cell office:value-type="float" office:value="65.29" calcext:value-type="float">
            <text:p>65.29</text:p>
          </table:table-cell>
          <table:table-cell office:value-type="float" office:value="64.315" calcext:value-type="float">
            <text:p>64.315</text:p>
          </table:table-cell>
          <table:table-cell office:value-type="float" office:value="64.77" calcext:value-type="float">
            <text:p>64.77</text:p>
          </table:table-cell>
          <table:table-cell office:value-type="float" office:value="11794212" calcext:value-type="float">
            <text:p>11794212</text:p>
          </table:table-cell>
          <table:table-cell table:formula="of:=AVERAGE([.F121:.F140])" office:value-type="float" office:value="63.818" calcext:value-type="float">
            <text:p>63.818</text:p>
          </table:table-cell>
          <table:table-cell table:formula="of:=AVERAGE([.F91:.F140])" office:value-type="float" office:value="63.2852" calcext:value-type="float">
            <text:p>63.2852</text:p>
          </table:table-cell>
          <table:table-cell table:formula="of:=AVERAGE([.F41:.F140])" office:value-type="float" office:value="61.8195" calcext:value-type="float">
            <text:p>61.8195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3" calcext:value-type="date">
            <text:p>2024-07-23</text:p>
          </table:table-cell>
          <table:table-cell office:value-type="float" office:value="65.43" calcext:value-type="float">
            <text:p>65.43</text:p>
          </table:table-cell>
          <table:table-cell office:value-type="float" office:value="66.04" calcext:value-type="float">
            <text:p>66.04</text:p>
          </table:table-cell>
          <table:table-cell office:value-type="float" office:value="64.845" calcext:value-type="float">
            <text:p>64.845</text:p>
          </table:table-cell>
          <table:table-cell office:value-type="float" office:value="64.96" calcext:value-type="float">
            <text:p>64.96</text:p>
          </table:table-cell>
          <table:table-cell office:value-type="float" office:value="11810262" calcext:value-type="float">
            <text:p>11810262</text:p>
          </table:table-cell>
          <table:table-cell table:formula="of:=AVERAGE([.F122:.F141])" office:value-type="float" office:value="63.8675" calcext:value-type="float">
            <text:p>63.8675</text:p>
          </table:table-cell>
          <table:table-cell table:formula="of:=AVERAGE([.F92:.F141])" office:value-type="float" office:value="63.3268" calcext:value-type="float">
            <text:p>63.3268</text:p>
          </table:table-cell>
          <table:table-cell table:formula="of:=AVERAGE([.F42:.F141])" office:value-type="float" office:value="61.8651" calcext:value-type="float">
            <text:p>61.8651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4" calcext:value-type="date">
            <text:p>2024-07-24</text:p>
          </table:table-cell>
          <table:table-cell office:value-type="float" office:value="65.09" calcext:value-type="float">
            <text:p>65.09</text:p>
          </table:table-cell>
          <table:table-cell office:value-type="float" office:value="65.965" calcext:value-type="float">
            <text:p>65.965</text:p>
          </table:table-cell>
          <table:table-cell office:value-type="float" office:value="64.835" calcext:value-type="float">
            <text:p>64.835</text:p>
          </table:table-cell>
          <table:table-cell office:value-type="float" office:value="65.81" calcext:value-type="float">
            <text:p>65.81</text:p>
          </table:table-cell>
          <table:table-cell office:value-type="float" office:value="13244568" calcext:value-type="float">
            <text:p>13244568</text:p>
          </table:table-cell>
          <table:table-cell table:formula="of:=AVERAGE([.F123:.F142])" office:value-type="float" office:value="63.966" calcext:value-type="float">
            <text:p>63.966</text:p>
          </table:table-cell>
          <table:table-cell table:formula="of:=AVERAGE([.F93:.F142])" office:value-type="float" office:value="63.3778" calcext:value-type="float">
            <text:p>63.3778</text:p>
          </table:table-cell>
          <table:table-cell table:formula="of:=AVERAGE([.F43:.F142])" office:value-type="float" office:value="61.923" calcext:value-type="float">
            <text:p>61.923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5" calcext:value-type="date">
            <text:p>2024-07-25</text:p>
          </table:table-cell>
          <table:table-cell office:value-type="float" office:value="66.04" calcext:value-type="float">
            <text:p>66.04</text:p>
          </table:table-cell>
          <table:table-cell office:value-type="float" office:value="66.89" calcext:value-type="float">
            <text:p>66.89</text:p>
          </table:table-cell>
          <table:table-cell office:value-type="float" office:value="65.86" calcext:value-type="float">
            <text:p>65.86</text:p>
          </table:table-cell>
          <table:table-cell office:value-type="float" office:value="66.07" calcext:value-type="float">
            <text:p>66.07</text:p>
          </table:table-cell>
          <table:table-cell office:value-type="float" office:value="16328583" calcext:value-type="float">
            <text:p>16328583</text:p>
          </table:table-cell>
          <table:table-cell table:formula="of:=AVERAGE([.F124:.F143])" office:value-type="float" office:value="64.067" calcext:value-type="float">
            <text:p>64.067</text:p>
          </table:table-cell>
          <table:table-cell table:formula="of:=AVERAGE([.F94:.F143])" office:value-type="float" office:value="63.4276" calcext:value-type="float">
            <text:p>63.4276</text:p>
          </table:table-cell>
          <table:table-cell table:formula="of:=AVERAGE([.F44:.F143])" office:value-type="float" office:value="61.9884" calcext:value-type="float">
            <text:p>61.9884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6" calcext:value-type="date">
            <text:p>2024-07-26</text:p>
          </table:table-cell>
          <table:table-cell office:value-type="float" office:value="66.07" calcext:value-type="float">
            <text:p>66.07</text:p>
          </table:table-cell>
          <table:table-cell office:value-type="float" office:value="67.11" calcext:value-type="float">
            <text:p>67.11</text:p>
          </table:table-cell>
          <table:table-cell office:value-type="float" office:value="66.01" calcext:value-type="float">
            <text:p>66.01</text:p>
          </table:table-cell>
          <table:table-cell office:value-type="float" office:value="67.05" calcext:value-type="float">
            <text:p>67.05</text:p>
          </table:table-cell>
          <table:table-cell office:value-type="float" office:value="13530071" calcext:value-type="float">
            <text:p>13530071</text:p>
          </table:table-cell>
          <table:table-cell table:formula="of:=AVERAGE([.F125:.F144])" office:value-type="float" office:value="64.224" calcext:value-type="float">
            <text:p>64.224</text:p>
          </table:table-cell>
          <table:table-cell table:formula="of:=AVERAGE([.F95:.F144])" office:value-type="float" office:value="63.5066" calcext:value-type="float">
            <text:p>63.5066</text:p>
          </table:table-cell>
          <table:table-cell table:formula="of:=AVERAGE([.F45:.F144])" office:value-type="float" office:value="62.0608" calcext:value-type="float">
            <text:p>62.0608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7-29" calcext:value-type="date">
            <text:p>2024-07-29</text:p>
          </table:table-cell>
          <table:table-cell office:value-type="float" office:value="66.88" calcext:value-type="float">
            <text:p>66.88</text:p>
          </table:table-cell>
          <table:table-cell office:value-type="float" office:value="67.025" calcext:value-type="float">
            <text:p>67.025</text:p>
          </table:table-cell>
          <table:table-cell office:value-type="float" office:value="66.39" calcext:value-type="float">
            <text:p>66.39</text:p>
          </table:table-cell>
          <table:table-cell office:value-type="float" office:value="66.83" calcext:value-type="float">
            <text:p>66.83</text:p>
          </table:table-cell>
          <table:table-cell office:value-type="float" office:value="12140153" calcext:value-type="float">
            <text:p>12140153</text:p>
          </table:table-cell>
          <table:table-cell table:formula="of:=AVERAGE([.F126:.F145])" office:value-type="float" office:value="64.383" calcext:value-type="float">
            <text:p>64.383</text:p>
          </table:table-cell>
          <table:table-cell table:formula="of:=AVERAGE([.F96:.F145])" office:value-type="float" office:value="63.5806" calcext:value-type="float">
            <text:p>63.5806</text:p>
          </table:table-cell>
          <table:table-cell table:formula="of:=AVERAGE([.F46:.F145])" office:value-type="float" office:value="62.1339" calcext:value-type="float">
            <text:p>62.1339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66.48" calcext:value-type="float">
            <text:p>66.48</text:p>
          </table:table-cell>
          <table:table-cell office:value-type="float" office:value="67.83" calcext:value-type="float">
            <text:p>67.83</text:p>
          </table:table-cell>
          <table:table-cell office:value-type="float" office:value="66.36" calcext:value-type="float">
            <text:p>66.36</text:p>
          </table:table-cell>
          <table:table-cell office:value-type="float" office:value="67.68" calcext:value-type="float">
            <text:p>67.68</text:p>
          </table:table-cell>
          <table:table-cell office:value-type="float" office:value="13257960" calcext:value-type="float">
            <text:p>13257960</text:p>
          </table:table-cell>
          <table:table-cell table:formula="of:=AVERAGE([.F127:.F146])" office:value-type="float" office:value="64.603" calcext:value-type="float">
            <text:p>64.603</text:p>
          </table:table-cell>
          <table:table-cell table:formula="of:=AVERAGE([.F97:.F146])" office:value-type="float" office:value="63.6678" calcext:value-type="float">
            <text:p>63.6678</text:p>
          </table:table-cell>
          <table:table-cell table:formula="of:=AVERAGE([.F47:.F146])" office:value-type="float" office:value="62.2152" calcext:value-type="float">
            <text:p>62.2152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7-31" calcext:value-type="date">
            <text:p>2024-07-31</text:p>
          </table:table-cell>
          <table:table-cell office:value-type="float" office:value="67.5" calcext:value-type="float">
            <text:p>67.5</text:p>
          </table:table-cell>
          <table:table-cell office:value-type="float" office:value="67.61" calcext:value-type="float">
            <text:p>67.61</text:p>
          </table:table-cell>
          <table:table-cell office:value-type="float" office:value="66.61" calcext:value-type="float">
            <text:p>66.61</text:p>
          </table:table-cell>
          <table:table-cell office:value-type="float" office:value="66.74" calcext:value-type="float">
            <text:p>66.74</text:p>
          </table:table-cell>
          <table:table-cell office:value-type="float" office:value="15576846" calcext:value-type="float">
            <text:p>15576846</text:p>
          </table:table-cell>
          <table:table-cell table:formula="of:=AVERAGE([.F128:.F147])" office:value-type="float" office:value="64.7825" calcext:value-type="float">
            <text:p>64.7825</text:p>
          </table:table-cell>
          <table:table-cell table:formula="of:=AVERAGE([.F98:.F147])" office:value-type="float" office:value="63.742" calcext:value-type="float">
            <text:p>63.742</text:p>
          </table:table-cell>
          <table:table-cell table:formula="of:=AVERAGE([.F48:.F147])" office:value-type="float" office:value="62.2882" calcext:value-type="float">
            <text:p>62.2882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67" calcext:value-type="float">
            <text:p>67</text:p>
          </table:table-cell>
          <table:table-cell office:value-type="float" office:value="68.105" calcext:value-type="float">
            <text:p>68.105</text:p>
          </table:table-cell>
          <table:table-cell office:value-type="float" office:value="66.7" calcext:value-type="float">
            <text:p>66.7</text:p>
          </table:table-cell>
          <table:table-cell office:value-type="float" office:value="67.96" calcext:value-type="float">
            <text:p>67.96</text:p>
          </table:table-cell>
          <table:table-cell office:value-type="float" office:value="16495907" calcext:value-type="float">
            <text:p>16495907</text:p>
          </table:table-cell>
          <table:table-cell table:formula="of:=AVERAGE([.F129:.F148])" office:value-type="float" office:value="65.014" calcext:value-type="float">
            <text:p>65.014</text:p>
          </table:table-cell>
          <table:table-cell table:formula="of:=AVERAGE([.F99:.F148])" office:value-type="float" office:value="63.8498" calcext:value-type="float">
            <text:p>63.8498</text:p>
          </table:table-cell>
          <table:table-cell table:formula="of:=AVERAGE([.F49:.F148])" office:value-type="float" office:value="62.3726" calcext:value-type="float">
            <text:p>62.3726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8-02" calcext:value-type="date">
            <text:p>2024-08-02</text:p>
          </table:table-cell>
          <table:table-cell office:value-type="float" office:value="68.53" calcext:value-type="float">
            <text:p>68.53</text:p>
          </table:table-cell>
          <table:table-cell office:value-type="float" office:value="69.67" calcext:value-type="float">
            <text:p>69.67</text:p>
          </table:table-cell>
          <table:table-cell office:value-type="float" office:value="67.69" calcext:value-type="float">
            <text:p>67.69</text:p>
          </table:table-cell>
          <table:table-cell office:value-type="float" office:value="69.33" calcext:value-type="float">
            <text:p>69.33</text:p>
          </table:table-cell>
          <table:table-cell office:value-type="float" office:value="22514775" calcext:value-type="float">
            <text:p>22514775</text:p>
          </table:table-cell>
          <table:table-cell table:formula="of:=AVERAGE([.F130:.F149])" office:value-type="float" office:value="65.2925" calcext:value-type="float">
            <text:p>65.2925</text:p>
          </table:table-cell>
          <table:table-cell table:formula="of:=AVERAGE([.F100:.F149])" office:value-type="float" office:value="63.9782" calcext:value-type="float">
            <text:p>63.9782</text:p>
          </table:table-cell>
          <table:table-cell table:formula="of:=AVERAGE([.F50:.F149])" office:value-type="float" office:value="62.4635" calcext:value-type="float">
            <text:p>62.4635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68.99" calcext:value-type="float">
            <text:p>68.99</text:p>
          </table:table-cell>
          <table:table-cell office:value-type="float" office:value="69.55" calcext:value-type="float">
            <text:p>69.55</text:p>
          </table:table-cell>
          <table:table-cell office:value-type="float" office:value="67.73" calcext:value-type="float">
            <text:p>67.73</text:p>
          </table:table-cell>
          <table:table-cell office:value-type="float" office:value="68.1" calcext:value-type="float">
            <text:p>68.1</text:p>
          </table:table-cell>
          <table:table-cell office:value-type="float" office:value="25484273" calcext:value-type="float">
            <text:p>25484273</text:p>
          </table:table-cell>
          <table:table-cell table:formula="of:=AVERAGE([.F131:.F150])" office:value-type="float" office:value="65.5495" calcext:value-type="float">
            <text:p>65.5495</text:p>
          </table:table-cell>
          <table:table-cell table:formula="of:=AVERAGE([.F101:.F150])" office:value-type="float" office:value="64.0802" calcext:value-type="float">
            <text:p>64.0802</text:p>
          </table:table-cell>
          <table:table-cell table:formula="of:=AVERAGE([.F51:.F150])" office:value-type="float" office:value="62.5395" calcext:value-type="float">
            <text:p>62.5395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6" calcext:value-type="date">
            <text:p>2024-08-06</text:p>
          </table:table-cell>
          <table:table-cell office:value-type="float" office:value="68.15" calcext:value-type="float">
            <text:p>68.15</text:p>
          </table:table-cell>
          <table:table-cell office:value-type="float" office:value="68.84" calcext:value-type="float">
            <text:p>68.84</text:p>
          </table:table-cell>
          <table:table-cell office:value-type="float" office:value="67.77" calcext:value-type="float">
            <text:p>67.77</text:p>
          </table:table-cell>
          <table:table-cell office:value-type="float" office:value="68.05" calcext:value-type="float">
            <text:p>68.05</text:p>
          </table:table-cell>
          <table:table-cell office:value-type="float" office:value="12969099" calcext:value-type="float">
            <text:p>12969099</text:p>
          </table:table-cell>
          <table:table-cell table:formula="of:=AVERAGE([.F132:.F151])" office:value-type="float" office:value="65.8175" calcext:value-type="float">
            <text:p>65.8175</text:p>
          </table:table-cell>
          <table:table-cell table:formula="of:=AVERAGE([.F102:.F151])" office:value-type="float" office:value="64.1994" calcext:value-type="float">
            <text:p>64.1994</text:p>
          </table:table-cell>
          <table:table-cell table:formula="of:=AVERAGE([.F52:.F151])" office:value-type="float" office:value="62.6088" calcext:value-type="float">
            <text:p>62.6088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7" calcext:value-type="date">
            <text:p>2024-08-07</text:p>
          </table:table-cell>
          <table:table-cell office:value-type="float" office:value="68.05" calcext:value-type="float">
            <text:p>68.05</text:p>
          </table:table-cell>
          <table:table-cell office:value-type="float" office:value="69.18" calcext:value-type="float">
            <text:p>69.18</text:p>
          </table:table-cell>
          <table:table-cell office:value-type="float" office:value="67.83" calcext:value-type="float">
            <text:p>67.83</text:p>
          </table:table-cell>
          <table:table-cell office:value-type="float" office:value="68.46" calcext:value-type="float">
            <text:p>68.46</text:p>
          </table:table-cell>
          <table:table-cell office:value-type="float" office:value="13365270" calcext:value-type="float">
            <text:p>13365270</text:p>
          </table:table-cell>
          <table:table-cell table:formula="of:=AVERAGE([.F133:.F152])" office:value-type="float" office:value="66.099" calcext:value-type="float">
            <text:p>66.099</text:p>
          </table:table-cell>
          <table:table-cell table:formula="of:=AVERAGE([.F103:.F152])" office:value-type="float" office:value="64.3286" calcext:value-type="float">
            <text:p>64.3286</text:p>
          </table:table-cell>
          <table:table-cell table:formula="of:=AVERAGE([.F53:.F152])" office:value-type="float" office:value="62.6884" calcext:value-type="float">
            <text:p>62.6884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8" calcext:value-type="date">
            <text:p>2024-08-08</text:p>
          </table:table-cell>
          <table:table-cell office:value-type="float" office:value="68" calcext:value-type="float">
            <text:p>68</text:p>
          </table:table-cell>
          <table:table-cell office:value-type="float" office:value="68.865" calcext:value-type="float">
            <text:p>68.865</text:p>
          </table:table-cell>
          <table:table-cell office:value-type="float" office:value="67.85" calcext:value-type="float">
            <text:p>67.85</text:p>
          </table:table-cell>
          <table:table-cell office:value-type="float" office:value="68.73" calcext:value-type="float">
            <text:p>68.73</text:p>
          </table:table-cell>
          <table:table-cell office:value-type="float" office:value="15240914" calcext:value-type="float">
            <text:p>15240914</text:p>
          </table:table-cell>
          <table:table-cell table:formula="of:=AVERAGE([.F134:.F153])" office:value-type="float" office:value="66.3805" calcext:value-type="float">
            <text:p>66.3805</text:p>
          </table:table-cell>
          <table:table-cell table:formula="of:=AVERAGE([.F104:.F153])" office:value-type="float" office:value="64.4668" calcext:value-type="float">
            <text:p>64.4668</text:p>
          </table:table-cell>
          <table:table-cell table:formula="of:=AVERAGE([.F54:.F153])" office:value-type="float" office:value="62.7769" calcext:value-type="float">
            <text:p>62.7769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9" calcext:value-type="date">
            <text:p>2024-08-09</text:p>
          </table:table-cell>
          <table:table-cell office:value-type="float" office:value="68.7" calcext:value-type="float">
            <text:p>68.7</text:p>
          </table:table-cell>
          <table:table-cell office:value-type="float" office:value="68.785" calcext:value-type="float">
            <text:p>68.785</text:p>
          </table:table-cell>
          <table:table-cell office:value-type="float" office:value="68.245" calcext:value-type="float">
            <text:p>68.245</text:p>
          </table:table-cell>
          <table:table-cell office:value-type="float" office:value="68.68" calcext:value-type="float">
            <text:p>68.68</text:p>
          </table:table-cell>
          <table:table-cell office:value-type="float" office:value="12080420" calcext:value-type="float">
            <text:p>12080420</text:p>
          </table:table-cell>
          <table:table-cell table:formula="of:=AVERAGE([.F135:.F154])" office:value-type="float" office:value="66.6295" calcext:value-type="float">
            <text:p>66.6295</text:p>
          </table:table-cell>
          <table:table-cell table:formula="of:=AVERAGE([.F105:.F154])" office:value-type="float" office:value="64.6064" calcext:value-type="float">
            <text:p>64.6064</text:p>
          </table:table-cell>
          <table:table-cell table:formula="of:=AVERAGE([.F55:.F154])" office:value-type="float" office:value="62.8624" calcext:value-type="float">
            <text:p>62.8624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2" calcext:value-type="date">
            <text:p>2024-08-12</text:p>
          </table:table-cell>
          <table:table-cell office:value-type="float" office:value="68.45" calcext:value-type="float">
            <text:p>68.45</text:p>
          </table:table-cell>
          <table:table-cell office:value-type="float" office:value="68.54" calcext:value-type="float">
            <text:p>68.54</text:p>
          </table:table-cell>
          <table:table-cell office:value-type="float" office:value="67.83" calcext:value-type="float">
            <text:p>67.83</text:p>
          </table:table-cell>
          <table:table-cell office:value-type="float" office:value="68.17" calcext:value-type="float">
            <text:p>68.17</text:p>
          </table:table-cell>
          <table:table-cell office:value-type="float" office:value="11012318" calcext:value-type="float">
            <text:p>11012318</text:p>
          </table:table-cell>
          <table:table-cell table:formula="of:=AVERAGE([.F136:.F155])" office:value-type="float" office:value="66.8675" calcext:value-type="float">
            <text:p>66.8675</text:p>
          </table:table-cell>
          <table:table-cell table:formula="of:=AVERAGE([.F106:.F155])" office:value-type="float" office:value="64.7304" calcext:value-type="float">
            <text:p>64.7304</text:p>
          </table:table-cell>
          <table:table-cell table:formula="of:=AVERAGE([.F56:.F155])" office:value-type="float" office:value="62.9418" calcext:value-type="float">
            <text:p>62.9418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3" calcext:value-type="date">
            <text:p>2024-08-13</text:p>
          </table:table-cell>
          <table:table-cell office:value-type="float" office:value="68.08" calcext:value-type="float">
            <text:p>68.08</text:p>
          </table:table-cell>
          <table:table-cell office:value-type="float" office:value="68.61" calcext:value-type="float">
            <text:p>68.61</text:p>
          </table:table-cell>
          <table:table-cell office:value-type="float" office:value="68.01" calcext:value-type="float">
            <text:p>68.01</text:p>
          </table:table-cell>
          <table:table-cell office:value-type="float" office:value="68.46" calcext:value-type="float">
            <text:p>68.46</text:p>
          </table:table-cell>
          <table:table-cell office:value-type="float" office:value="9877569" calcext:value-type="float">
            <text:p>9877569</text:p>
          </table:table-cell>
          <table:table-cell table:formula="of:=AVERAGE([.F137:.F156])" office:value-type="float" office:value="67.077" calcext:value-type="float">
            <text:p>67.077</text:p>
          </table:table-cell>
          <table:table-cell table:formula="of:=AVERAGE([.F107:.F156])" office:value-type="float" office:value="64.841" calcext:value-type="float">
            <text:p>64.841</text:p>
          </table:table-cell>
          <table:table-cell table:formula="of:=AVERAGE([.F57:.F156])" office:value-type="float" office:value="63.0189" calcext:value-type="float">
            <text:p>63.0189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68.23" calcext:value-type="float">
            <text:p>68.23</text:p>
          </table:table-cell>
          <table:table-cell office:value-type="float" office:value="68.89" calcext:value-type="float">
            <text:p>68.89</text:p>
          </table:table-cell>
          <table:table-cell office:value-type="float" office:value="68.13" calcext:value-type="float">
            <text:p>68.13</text:p>
          </table:table-cell>
          <table:table-cell office:value-type="float" office:value="68.58" calcext:value-type="float">
            <text:p>68.58</text:p>
          </table:table-cell>
          <table:table-cell office:value-type="float" office:value="14328033" calcext:value-type="float">
            <text:p>14328033</text:p>
          </table:table-cell>
          <table:table-cell table:formula="of:=AVERAGE([.F138:.F157])" office:value-type="float" office:value="67.2455" calcext:value-type="float">
            <text:p>67.2455</text:p>
          </table:table-cell>
          <table:table-cell table:formula="of:=AVERAGE([.F108:.F157])" office:value-type="float" office:value="64.954" calcext:value-type="float">
            <text:p>64.954</text:p>
          </table:table-cell>
          <table:table-cell table:formula="of:=AVERAGE([.F58:.F157])" office:value-type="float" office:value="63.1" calcext:value-type="float">
            <text:p>63.1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5" calcext:value-type="date">
            <text:p>2024-08-15</text:p>
          </table:table-cell>
          <table:table-cell office:value-type="float" office:value="68.62" calcext:value-type="float">
            <text:p>68.62</text:p>
          </table:table-cell>
          <table:table-cell office:value-type="float" office:value="68.92" calcext:value-type="float">
            <text:p>68.92</text:p>
          </table:table-cell>
          <table:table-cell office:value-type="float" office:value="68.5" calcext:value-type="float">
            <text:p>68.5</text:p>
          </table:table-cell>
          <table:table-cell office:value-type="float" office:value="68.65" calcext:value-type="float">
            <text:p>68.65</text:p>
          </table:table-cell>
          <table:table-cell office:value-type="float" office:value="11285120" calcext:value-type="float">
            <text:p>11285120</text:p>
          </table:table-cell>
          <table:table-cell table:formula="of:=AVERAGE([.F139:.F158])" office:value-type="float" office:value="67.4185" calcext:value-type="float">
            <text:p>67.4185</text:p>
          </table:table-cell>
          <table:table-cell table:formula="of:=AVERAGE([.F109:.F158])" office:value-type="float" office:value="65.0482" calcext:value-type="float">
            <text:p>65.0482</text:p>
          </table:table-cell>
          <table:table-cell table:formula="of:=AVERAGE([.F59:.F158])" office:value-type="float" office:value="63.1816" calcext:value-type="float">
            <text:p>63.1816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6" calcext:value-type="date">
            <text:p>2024-08-16</text:p>
          </table:table-cell>
          <table:table-cell office:value-type="float" office:value="68.84" calcext:value-type="float">
            <text:p>68.84</text:p>
          </table:table-cell>
          <table:table-cell office:value-type="float" office:value="69.3" calcext:value-type="float">
            <text:p>69.3</text:p>
          </table:table-cell>
          <table:table-cell office:value-type="float" office:value="68.64" calcext:value-type="float">
            <text:p>68.64</text:p>
          </table:table-cell>
          <table:table-cell office:value-type="float" office:value="69.18" calcext:value-type="float">
            <text:p>69.18</text:p>
          </table:table-cell>
          <table:table-cell office:value-type="float" office:value="12651230" calcext:value-type="float">
            <text:p>12651230</text:p>
          </table:table-cell>
          <table:table-cell table:formula="of:=AVERAGE([.F140:.F159])" office:value-type="float" office:value="67.613" calcext:value-type="float">
            <text:p>67.613</text:p>
          </table:table-cell>
          <table:table-cell table:formula="of:=AVERAGE([.F110:.F159])" office:value-type="float" office:value="65.1534" calcext:value-type="float">
            <text:p>65.1534</text:p>
          </table:table-cell>
          <table:table-cell table:formula="of:=AVERAGE([.F60:.F159])" office:value-type="float" office:value="63.2694" calcext:value-type="float">
            <text:p>63.2694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19" calcext:value-type="date">
            <text:p>2024-08-19</text:p>
          </table:table-cell>
          <table:table-cell office:value-type="float" office:value="69.35" calcext:value-type="float">
            <text:p>69.35</text:p>
          </table:table-cell>
          <table:table-cell office:value-type="float" office:value="69.42" calcext:value-type="float">
            <text:p>69.42</text:p>
          </table:table-cell>
          <table:table-cell office:value-type="float" office:value="68.845" calcext:value-type="float">
            <text:p>68.845</text:p>
          </table:table-cell>
          <table:table-cell office:value-type="float" office:value="68.98" calcext:value-type="float">
            <text:p>68.98</text:p>
          </table:table-cell>
          <table:table-cell office:value-type="float" office:value="9843861" calcext:value-type="float">
            <text:p>9843861</text:p>
          </table:table-cell>
          <table:table-cell table:formula="of:=AVERAGE([.F141:.F160])" office:value-type="float" office:value="67.8235" calcext:value-type="float">
            <text:p>67.8235</text:p>
          </table:table-cell>
          <table:table-cell table:formula="of:=AVERAGE([.F111:.F160])" office:value-type="float" office:value="65.25" calcext:value-type="float">
            <text:p>65.25</text:p>
          </table:table-cell>
          <table:table-cell table:formula="of:=AVERAGE([.F61:.F160])" office:value-type="float" office:value="63.3538" calcext:value-type="float">
            <text:p>63.3538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0" calcext:value-type="date">
            <text:p>2024-08-20</text:p>
          </table:table-cell>
          <table:table-cell office:value-type="float" office:value="68.99" calcext:value-type="float">
            <text:p>68.99</text:p>
          </table:table-cell>
          <table:table-cell office:value-type="float" office:value="69.39" calcext:value-type="float">
            <text:p>69.39</text:p>
          </table:table-cell>
          <table:table-cell office:value-type="float" office:value="68.765" calcext:value-type="float">
            <text:p>68.765</text:p>
          </table:table-cell>
          <table:table-cell office:value-type="float" office:value="69.38" calcext:value-type="float">
            <text:p>69.38</text:p>
          </table:table-cell>
          <table:table-cell office:value-type="float" office:value="11957372" calcext:value-type="float">
            <text:p>11957372</text:p>
          </table:table-cell>
          <table:table-cell table:formula="of:=AVERAGE([.F142:.F161])" office:value-type="float" office:value="68.0445" calcext:value-type="float">
            <text:p>68.0445</text:p>
          </table:table-cell>
          <table:table-cell table:formula="of:=AVERAGE([.F112:.F161])" office:value-type="float" office:value="65.3594" calcext:value-type="float">
            <text:p>65.3594</text:p>
          </table:table-cell>
          <table:table-cell table:formula="of:=AVERAGE([.F62:.F161])" office:value-type="float" office:value="63.4373" calcext:value-type="float">
            <text:p>63.4373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69.48" calcext:value-type="float">
            <text:p>69.48</text:p>
          </table:table-cell>
          <table:table-cell office:value-type="float" office:value="70.13" calcext:value-type="float">
            <text:p>70.13</text:p>
          </table:table-cell>
          <table:table-cell office:value-type="float" office:value="69.335" calcext:value-type="float">
            <text:p>69.335</text:p>
          </table:table-cell>
          <table:table-cell office:value-type="float" office:value="69.57" calcext:value-type="float">
            <text:p>69.57</text:p>
          </table:table-cell>
          <table:table-cell office:value-type="float" office:value="8792397" calcext:value-type="float">
            <text:p>8792397</text:p>
          </table:table-cell>
          <table:table-cell table:formula="of:=AVERAGE([.F143:.F162])" office:value-type="float" office:value="68.2325" calcext:value-type="float">
            <text:p>68.2325</text:p>
          </table:table-cell>
          <table:table-cell table:formula="of:=AVERAGE([.F113:.F162])" office:value-type="float" office:value="65.479" calcext:value-type="float">
            <text:p>65.479</text:p>
          </table:table-cell>
          <table:table-cell table:formula="of:=AVERAGE([.F63:.F162])" office:value-type="float" office:value="63.5212" calcext:value-type="float">
            <text:p>63.5212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2" calcext:value-type="date">
            <text:p>2024-08-22</text:p>
          </table:table-cell>
          <table:table-cell table:number-columns-repeated="2" office:value-type="float" office:value="69.92" calcext:value-type="float">
            <text:p>69.92</text:p>
          </table:table-cell>
          <table:table-cell office:value-type="float" office:value="68.79" calcext:value-type="float">
            <text:p>68.79</text:p>
          </table:table-cell>
          <table:table-cell office:value-type="float" office:value="69.33" calcext:value-type="float">
            <text:p>69.33</text:p>
          </table:table-cell>
          <table:table-cell office:value-type="float" office:value="12509202" calcext:value-type="float">
            <text:p>12509202</text:p>
          </table:table-cell>
          <table:table-cell table:formula="of:=AVERAGE([.F144:.F163])" office:value-type="float" office:value="68.3955" calcext:value-type="float">
            <text:p>68.3955</text:p>
          </table:table-cell>
          <table:table-cell table:formula="of:=AVERAGE([.F114:.F163])" office:value-type="float" office:value="65.5946" calcext:value-type="float">
            <text:p>65.5946</text:p>
          </table:table-cell>
          <table:table-cell table:formula="of:=AVERAGE([.F64:.F163])" office:value-type="float" office:value="63.6077" calcext:value-type="float">
            <text:p>63.6077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3" calcext:value-type="date">
            <text:p>2024-08-23</text:p>
          </table:table-cell>
          <table:table-cell office:value-type="float" office:value="69.4" calcext:value-type="float">
            <text:p>69.4</text:p>
          </table:table-cell>
          <table:table-cell office:value-type="float" office:value="69.85" calcext:value-type="float">
            <text:p>69.85</text:p>
          </table:table-cell>
          <table:table-cell office:value-type="float" office:value="68.935" calcext:value-type="float">
            <text:p>68.935</text:p>
          </table:table-cell>
          <table:table-cell office:value-type="float" office:value="69.79" calcext:value-type="float">
            <text:p>69.79</text:p>
          </table:table-cell>
          <table:table-cell office:value-type="float" office:value="11834745" calcext:value-type="float">
            <text:p>11834745</text:p>
          </table:table-cell>
          <table:table-cell table:formula="of:=AVERAGE([.F145:.F164])" office:value-type="float" office:value="68.5325" calcext:value-type="float">
            <text:p>68.5325</text:p>
          </table:table-cell>
          <table:table-cell table:formula="of:=AVERAGE([.F115:.F164])" office:value-type="float" office:value="65.7328" calcext:value-type="float">
            <text:p>65.7328</text:p>
          </table:table-cell>
          <table:table-cell table:formula="of:=AVERAGE([.F65:.F164])" office:value-type="float" office:value="63.7041" calcext:value-type="float">
            <text:p>63.7041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6" calcext:value-type="date">
            <text:p>2024-08-26</text:p>
          </table:table-cell>
          <table:table-cell office:value-type="float" office:value="69.83" calcext:value-type="float">
            <text:p>69.83</text:p>
          </table:table-cell>
          <table:table-cell office:value-type="float" office:value="70.92" calcext:value-type="float">
            <text:p>70.92</text:p>
          </table:table-cell>
          <table:table-cell office:value-type="float" office:value="69.73" calcext:value-type="float">
            <text:p>69.73</text:p>
          </table:table-cell>
          <table:table-cell office:value-type="float" office:value="70.84" calcext:value-type="float">
            <text:p>70.84</text:p>
          </table:table-cell>
          <table:table-cell office:value-type="float" office:value="12912248" calcext:value-type="float">
            <text:p>12912248</text:p>
          </table:table-cell>
          <table:table-cell table:formula="of:=AVERAGE([.F146:.F165])" office:value-type="float" office:value="68.733" calcext:value-type="float">
            <text:p>68.733</text:p>
          </table:table-cell>
          <table:table-cell table:formula="of:=AVERAGE([.F116:.F165])" office:value-type="float" office:value="65.8898" calcext:value-type="float">
            <text:p>65.8898</text:p>
          </table:table-cell>
          <table:table-cell table:formula="of:=AVERAGE([.F66:.F165])" office:value-type="float" office:value="63.8142" calcext:value-type="float">
            <text:p>63.8142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71.32" calcext:value-type="float">
            <text:p>71.32</text:p>
          </table:table-cell>
          <table:table-cell office:value-type="float" office:value="71.53" calcext:value-type="float">
            <text:p>71.53</text:p>
          </table:table-cell>
          <table:table-cell office:value-type="float" office:value="71.05" calcext:value-type="float">
            <text:p>71.05</text:p>
          </table:table-cell>
          <table:table-cell office:value-type="float" office:value="71.5" calcext:value-type="float">
            <text:p>71.5</text:p>
          </table:table-cell>
          <table:table-cell office:value-type="float" office:value="16988408" calcext:value-type="float">
            <text:p>16988408</text:p>
          </table:table-cell>
          <table:table-cell table:formula="of:=AVERAGE([.F147:.F166])" office:value-type="float" office:value="68.924" calcext:value-type="float">
            <text:p>68.924</text:p>
          </table:table-cell>
          <table:table-cell table:formula="of:=AVERAGE([.F117:.F166])" office:value-type="float" office:value="66.0688" calcext:value-type="float">
            <text:p>66.0688</text:p>
          </table:table-cell>
          <table:table-cell table:formula="of:=AVERAGE([.F67:.F166])" office:value-type="float" office:value="63.9362" calcext:value-type="float">
            <text:p>63.9362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8" calcext:value-type="date">
            <text:p>2024-08-28</text:p>
          </table:table-cell>
          <table:table-cell office:value-type="float" office:value="71.61" calcext:value-type="float">
            <text:p>71.61</text:p>
          </table:table-cell>
          <table:table-cell office:value-type="float" office:value="71.81" calcext:value-type="float">
            <text:p>71.81</text:p>
          </table:table-cell>
          <table:table-cell office:value-type="float" office:value="71.295" calcext:value-type="float">
            <text:p>71.295</text:p>
          </table:table-cell>
          <table:table-cell office:value-type="float" office:value="71.75" calcext:value-type="float">
            <text:p>71.75</text:p>
          </table:table-cell>
          <table:table-cell office:value-type="float" office:value="13272584" calcext:value-type="float">
            <text:p>13272584</text:p>
          </table:table-cell>
          <table:table-cell table:formula="of:=AVERAGE([.F148:.F167])" office:value-type="float" office:value="69.1745" calcext:value-type="float">
            <text:p>69.1745</text:p>
          </table:table-cell>
          <table:table-cell table:formula="of:=AVERAGE([.F118:.F167])" office:value-type="float" office:value="66.2514" calcext:value-type="float">
            <text:p>66.2514</text:p>
          </table:table-cell>
          <table:table-cell table:formula="of:=AVERAGE([.F68:.F167])" office:value-type="float" office:value="64.0586" calcext:value-type="float">
            <text:p>64.0586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9" calcext:value-type="date">
            <text:p>2024-08-29</text:p>
          </table:table-cell>
          <table:table-cell office:value-type="float" office:value="71.9" calcext:value-type="float">
            <text:p>71.9</text:p>
          </table:table-cell>
          <table:table-cell office:value-type="float" office:value="72.22" calcext:value-type="float">
            <text:p>72.22</text:p>
          </table:table-cell>
          <table:table-cell office:value-type="float" office:value="71.23" calcext:value-type="float">
            <text:p>71.23</text:p>
          </table:table-cell>
          <table:table-cell office:value-type="float" office:value="72.05" calcext:value-type="float">
            <text:p>72.05</text:p>
          </table:table-cell>
          <table:table-cell office:value-type="float" office:value="17201677" calcext:value-type="float">
            <text:p>17201677</text:p>
          </table:table-cell>
          <table:table-cell table:formula="of:=AVERAGE([.F149:.F168])" office:value-type="float" office:value="69.379" calcext:value-type="float">
            <text:p>69.379</text:p>
          </table:table-cell>
          <table:table-cell table:formula="of:=AVERAGE([.F119:.F168])" office:value-type="float" office:value="66.4398" calcext:value-type="float">
            <text:p>66.4398</text:p>
          </table:table-cell>
          <table:table-cell table:formula="of:=AVERAGE([.F69:.F168])" office:value-type="float" office:value="64.1864" calcext:value-type="float">
            <text:p>64.1864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30" calcext:value-type="date">
            <text:p>2024-08-30</text:p>
          </table:table-cell>
          <table:table-cell office:value-type="float" office:value="72.2" calcext:value-type="float">
            <text:p>72.2</text:p>
          </table:table-cell>
          <table:table-cell office:value-type="float" office:value="72.57" calcext:value-type="float">
            <text:p>72.57</text:p>
          </table:table-cell>
          <table:table-cell office:value-type="float" office:value="71.78" calcext:value-type="float">
            <text:p>71.78</text:p>
          </table:table-cell>
          <table:table-cell office:value-type="float" office:value="72.47" calcext:value-type="float">
            <text:p>72.47</text:p>
          </table:table-cell>
          <table:table-cell office:value-type="float" office:value="18624227" calcext:value-type="float">
            <text:p>18624227</text:p>
          </table:table-cell>
          <table:table-cell table:formula="of:=AVERAGE([.F150:.F169])" office:value-type="float" office:value="69.536" calcext:value-type="float">
            <text:p>69.536</text:p>
          </table:table-cell>
          <table:table-cell table:formula="of:=AVERAGE([.F120:.F169])" office:value-type="float" office:value="66.6456" calcext:value-type="float">
            <text:p>66.6456</text:p>
          </table:table-cell>
          <table:table-cell table:formula="of:=AVERAGE([.F70:.F169])" office:value-type="float" office:value="64.3139" calcext:value-type="float">
            <text:p>64.3139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3" calcext:value-type="date">
            <text:p>2024-09-03</text:p>
          </table:table-cell>
          <table:table-cell office:value-type="float" office:value="72.44" calcext:value-type="float">
            <text:p>72.44</text:p>
          </table:table-cell>
          <table:table-cell office:value-type="float" office:value="73.285" calcext:value-type="float">
            <text:p>73.285</text:p>
          </table:table-cell>
          <table:table-cell office:value-type="float" office:value="72.245" calcext:value-type="float">
            <text:p>72.245</text:p>
          </table:table-cell>
          <table:table-cell office:value-type="float" office:value="73.01" calcext:value-type="float">
            <text:p>73.01</text:p>
          </table:table-cell>
          <table:table-cell office:value-type="float" office:value="14755752" calcext:value-type="float">
            <text:p>14755752</text:p>
          </table:table-cell>
          <table:table-cell table:formula="of:=AVERAGE([.F151:.F170])" office:value-type="float" office:value="69.7815" calcext:value-type="float">
            <text:p>69.7815</text:p>
          </table:table-cell>
          <table:table-cell table:formula="of:=AVERAGE([.F121:.F170])" office:value-type="float" office:value="66.8504" calcext:value-type="float">
            <text:p>66.8504</text:p>
          </table:table-cell>
          <table:table-cell table:formula="of:=AVERAGE([.F71:.F170])" office:value-type="float" office:value="64.4548" calcext:value-type="float">
            <text:p>64.4548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4" calcext:value-type="date">
            <text:p>2024-09-04</text:p>
          </table:table-cell>
          <table:table-cell office:value-type="float" office:value="73.3" calcext:value-type="float">
            <text:p>73.3</text:p>
          </table:table-cell>
          <table:table-cell office:value-type="float" office:value="73.53" calcext:value-type="float">
            <text:p>73.53</text:p>
          </table:table-cell>
          <table:table-cell office:value-type="float" office:value="71.91" calcext:value-type="float">
            <text:p>71.91</text:p>
          </table:table-cell>
          <table:table-cell office:value-type="float" office:value="72.56" calcext:value-type="float">
            <text:p>72.56</text:p>
          </table:table-cell>
          <table:table-cell office:value-type="float" office:value="18140831" calcext:value-type="float">
            <text:p>18140831</text:p>
          </table:table-cell>
          <table:table-cell table:formula="of:=AVERAGE([.F152:.F171])" office:value-type="float" office:value="70.007" calcext:value-type="float">
            <text:p>70.007</text:p>
          </table:table-cell>
          <table:table-cell table:formula="of:=AVERAGE([.F122:.F171])" office:value-type="float" office:value="67.0222" calcext:value-type="float">
            <text:p>67.0222</text:p>
          </table:table-cell>
          <table:table-cell table:formula="of:=AVERAGE([.F72:.F171])" office:value-type="float" office:value="64.5899" calcext:value-type="float">
            <text:p>64.5899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72.62" calcext:value-type="float">
            <text:p>72.62</text:p>
          </table:table-cell>
          <table:table-cell office:value-type="float" office:value="72.68" calcext:value-type="float">
            <text:p>72.68</text:p>
          </table:table-cell>
          <table:table-cell office:value-type="float" office:value="70.98" calcext:value-type="float">
            <text:p>70.98</text:p>
          </table:table-cell>
          <table:table-cell office:value-type="float" office:value="71.17" calcext:value-type="float">
            <text:p>71.17</text:p>
          </table:table-cell>
          <table:table-cell office:value-type="float" office:value="23866125" calcext:value-type="float">
            <text:p>23866125</text:p>
          </table:table-cell>
          <table:table-cell table:formula="of:=AVERAGE([.F153:.F172])" office:value-type="float" office:value="70.1425" calcext:value-type="float">
            <text:p>70.1425</text:p>
          </table:table-cell>
          <table:table-cell table:formula="of:=AVERAGE([.F123:.F172])" office:value-type="float" office:value="67.1688" calcext:value-type="float">
            <text:p>67.1688</text:p>
          </table:table-cell>
          <table:table-cell table:formula="of:=AVERAGE([.F73:.F172])" office:value-type="float" office:value="64.7188" calcext:value-type="float">
            <text:p>64.7188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70.99" calcext:value-type="float">
            <text:p>70.99</text:p>
          </table:table-cell>
          <table:table-cell office:value-type="float" office:value="71.67" calcext:value-type="float">
            <text:p>71.67</text:p>
          </table:table-cell>
          <table:table-cell office:value-type="float" office:value="70.89" calcext:value-type="float">
            <text:p>70.89</text:p>
          </table:table-cell>
          <table:table-cell office:value-type="float" office:value="71.14" calcext:value-type="float">
            <text:p>71.14</text:p>
          </table:table-cell>
          <table:table-cell office:value-type="float" office:value="17485707" calcext:value-type="float">
            <text:p>17485707</text:p>
          </table:table-cell>
          <table:table-cell table:formula="of:=AVERAGE([.F154:.F173])" office:value-type="float" office:value="70.263" calcext:value-type="float">
            <text:p>70.263</text:p>
          </table:table-cell>
          <table:table-cell table:formula="of:=AVERAGE([.F124:.F173])" office:value-type="float" office:value="67.3106" calcext:value-type="float">
            <text:p>67.3106</text:p>
          </table:table-cell>
          <table:table-cell table:formula="of:=AVERAGE([.F74:.F173])" office:value-type="float" office:value="64.8488" calcext:value-type="float">
            <text:p>64.8488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09" calcext:value-type="date">
            <text:p>2024-09-09</text:p>
          </table:table-cell>
          <table:table-cell office:value-type="float" office:value="71.23" calcext:value-type="float">
            <text:p>71.23</text:p>
          </table:table-cell>
          <table:table-cell office:value-type="float" office:value="72.305" calcext:value-type="float">
            <text:p>72.305</text:p>
          </table:table-cell>
          <table:table-cell office:value-type="float" office:value="70.98" calcext:value-type="float">
            <text:p>70.98</text:p>
          </table:table-cell>
          <table:table-cell office:value-type="float" office:value="71.85" calcext:value-type="float">
            <text:p>71.85</text:p>
          </table:table-cell>
          <table:table-cell office:value-type="float" office:value="12939256" calcext:value-type="float">
            <text:p>12939256</text:p>
          </table:table-cell>
          <table:table-cell table:formula="of:=AVERAGE([.F155:.F174])" office:value-type="float" office:value="70.4215" calcext:value-type="float">
            <text:p>70.4215</text:p>
          </table:table-cell>
          <table:table-cell table:formula="of:=AVERAGE([.F125:.F174])" office:value-type="float" office:value="67.4694" calcext:value-type="float">
            <text:p>67.4694</text:p>
          </table:table-cell>
          <table:table-cell table:formula="of:=AVERAGE([.F75:.F174])" office:value-type="float" office:value="64.9867" calcext:value-type="float">
            <text:p>64.9867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0" calcext:value-type="date">
            <text:p>2024-09-10</text:p>
          </table:table-cell>
          <table:table-cell office:value-type="float" office:value="71.97" calcext:value-type="float">
            <text:p>71.97</text:p>
          </table:table-cell>
          <table:table-cell office:value-type="float" office:value="72.42" calcext:value-type="float">
            <text:p>72.42</text:p>
          </table:table-cell>
          <table:table-cell office:value-type="float" office:value="71.52" calcext:value-type="float">
            <text:p>71.52</text:p>
          </table:table-cell>
          <table:table-cell office:value-type="float" office:value="71.55" calcext:value-type="float">
            <text:p>71.55</text:p>
          </table:table-cell>
          <table:table-cell office:value-type="float" office:value="10277585" calcext:value-type="float">
            <text:p>10277585</text:p>
          </table:table-cell>
          <table:table-cell table:formula="of:=AVERAGE([.F156:.F175])" office:value-type="float" office:value="70.5905" calcext:value-type="float">
            <text:p>70.5905</text:p>
          </table:table-cell>
          <table:table-cell table:formula="of:=AVERAGE([.F126:.F175])" office:value-type="float" office:value="67.6274" calcext:value-type="float">
            <text:p>67.6274</text:p>
          </table:table-cell>
          <table:table-cell table:formula="of:=AVERAGE([.F76:.F175])" office:value-type="float" office:value="65.1171" calcext:value-type="float">
            <text:p>65.1171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1" calcext:value-type="date">
            <text:p>2024-09-11</text:p>
          </table:table-cell>
          <table:table-cell office:value-type="float" office:value="71.36" calcext:value-type="float">
            <text:p>71.36</text:p>
          </table:table-cell>
          <table:table-cell office:value-type="float" office:value="71.37" calcext:value-type="float">
            <text:p>71.37</text:p>
          </table:table-cell>
          <table:table-cell office:value-type="float" office:value="70.5701" calcext:value-type="float">
            <text:p>70.5701</text:p>
          </table:table-cell>
          <table:table-cell office:value-type="float" office:value="71.08" calcext:value-type="float">
            <text:p>71.08</text:p>
          </table:table-cell>
          <table:table-cell office:value-type="float" office:value="11418234" calcext:value-type="float">
            <text:p>11418234</text:p>
          </table:table-cell>
          <table:table-cell table:formula="of:=AVERAGE([.F157:.F176])" office:value-type="float" office:value="70.7215" calcext:value-type="float">
            <text:p>70.7215</text:p>
          </table:table-cell>
          <table:table-cell table:formula="of:=AVERAGE([.F127:.F176])" office:value-type="float" office:value="67.7834" calcext:value-type="float">
            <text:p>67.7834</text:p>
          </table:table-cell>
          <table:table-cell table:formula="of:=AVERAGE([.F77:.F176])" office:value-type="float" office:value="65.2388" calcext:value-type="float">
            <text:p>65.2388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2" calcext:value-type="date">
            <text:p>2024-09-12</text:p>
          </table:table-cell>
          <table:table-cell office:value-type="float" office:value="71" calcext:value-type="float">
            <text:p>71</text:p>
          </table:table-cell>
          <table:table-cell office:value-type="float" office:value="71.38" calcext:value-type="float">
            <text:p>71.38</text:p>
          </table:table-cell>
          <table:table-cell office:value-type="float" office:value="70.655" calcext:value-type="float">
            <text:p>70.655</text:p>
          </table:table-cell>
          <table:table-cell office:value-type="float" office:value="71.23" calcext:value-type="float">
            <text:p>71.23</text:p>
          </table:table-cell>
          <table:table-cell office:value-type="float" office:value="12340779" calcext:value-type="float">
            <text:p>12340779</text:p>
          </table:table-cell>
          <table:table-cell table:formula="of:=AVERAGE([.F158:.F177])" office:value-type="float" office:value="70.854" calcext:value-type="float">
            <text:p>70.854</text:p>
          </table:table-cell>
          <table:table-cell table:formula="of:=AVERAGE([.F128:.F177])" office:value-type="float" office:value="67.945" calcext:value-type="float">
            <text:p>67.945</text:p>
          </table:table-cell>
          <table:table-cell table:formula="of:=AVERAGE([.F78:.F177])" office:value-type="float" office:value="65.3494" calcext:value-type="float">
            <text:p>65.3494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3" calcext:value-type="date">
            <text:p>2024-09-13</text:p>
          </table:table-cell>
          <table:table-cell office:value-type="float" office:value="70.84" calcext:value-type="float">
            <text:p>70.84</text:p>
          </table:table-cell>
          <table:table-cell office:value-type="float" office:value="71.465" calcext:value-type="float">
            <text:p>71.465</text:p>
          </table:table-cell>
          <table:table-cell office:value-type="float" office:value="70.48" calcext:value-type="float">
            <text:p>70.48</text:p>
          </table:table-cell>
          <table:table-cell office:value-type="float" office:value="71.41" calcext:value-type="float">
            <text:p>71.41</text:p>
          </table:table-cell>
          <table:table-cell office:value-type="float" office:value="11073849" calcext:value-type="float">
            <text:p>11073849</text:p>
          </table:table-cell>
          <table:table-cell table:formula="of:=AVERAGE([.F159:.F178])" office:value-type="float" office:value="70.992" calcext:value-type="float">
            <text:p>70.992</text:p>
          </table:table-cell>
          <table:table-cell table:formula="of:=AVERAGE([.F129:.F178])" office:value-type="float" office:value="68.1066" calcext:value-type="float">
            <text:p>68.1066</text:p>
          </table:table-cell>
          <table:table-cell table:formula="of:=AVERAGE([.F79:.F178])" office:value-type="float" office:value="65.458" calcext:value-type="float">
            <text:p>65.458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6" calcext:value-type="date">
            <text:p>2024-09-16</text:p>
          </table:table-cell>
          <table:table-cell office:value-type="float" office:value="71.77" calcext:value-type="float">
            <text:p>71.77</text:p>
          </table:table-cell>
          <table:table-cell office:value-type="float" office:value="72.24" calcext:value-type="float">
            <text:p>72.24</text:p>
          </table:table-cell>
          <table:table-cell office:value-type="float" office:value="71.62" calcext:value-type="float">
            <text:p>71.62</text:p>
          </table:table-cell>
          <table:table-cell office:value-type="float" office:value="72.1" calcext:value-type="float">
            <text:p>72.1</text:p>
          </table:table-cell>
          <table:table-cell office:value-type="float" office:value="10786531" calcext:value-type="float">
            <text:p>10786531</text:p>
          </table:table-cell>
          <table:table-cell table:formula="of:=AVERAGE([.F160:.F179])" office:value-type="float" office:value="71.138" calcext:value-type="float">
            <text:p>71.138</text:p>
          </table:table-cell>
          <table:table-cell table:formula="of:=AVERAGE([.F130:.F179])" office:value-type="float" office:value="68.2734" calcext:value-type="float">
            <text:p>68.2734</text:p>
          </table:table-cell>
          <table:table-cell table:formula="of:=AVERAGE([.F80:.F179])" office:value-type="float" office:value="65.5726" calcext:value-type="float">
            <text:p>65.5726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7" calcext:value-type="date">
            <text:p>2024-09-17</text:p>
          </table:table-cell>
          <table:table-cell office:value-type="float" office:value="71.9" calcext:value-type="float">
            <text:p>71.9</text:p>
          </table:table-cell>
          <table:table-cell office:value-type="float" office:value="72.35" calcext:value-type="float">
            <text:p>72.35</text:p>
          </table:table-cell>
          <table:table-cell office:value-type="float" office:value="71.725" calcext:value-type="float">
            <text:p>71.725</text:p>
          </table:table-cell>
          <table:table-cell office:value-type="float" office:value="71.8" calcext:value-type="float">
            <text:p>71.8</text:p>
          </table:table-cell>
          <table:table-cell office:value-type="float" office:value="12974382" calcext:value-type="float">
            <text:p>12974382</text:p>
          </table:table-cell>
          <table:table-cell table:formula="of:=AVERAGE([.F161:.F180])" office:value-type="float" office:value="71.279" calcext:value-type="float">
            <text:p>71.279</text:p>
          </table:table-cell>
          <table:table-cell table:formula="of:=AVERAGE([.F131:.F180])" office:value-type="float" office:value="68.4502" calcext:value-type="float">
            <text:p>68.4502</text:p>
          </table:table-cell>
          <table:table-cell table:formula="of:=AVERAGE([.F81:.F180])" office:value-type="float" office:value="65.6751" calcext:value-type="float">
            <text:p>65.6751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8" calcext:value-type="date">
            <text:p>2024-09-18</text:p>
          </table:table-cell>
          <table:table-cell office:value-type="float" office:value="71.89" calcext:value-type="float">
            <text:p>71.89</text:p>
          </table:table-cell>
          <table:table-cell office:value-type="float" office:value="72.38" calcext:value-type="float">
            <text:p>72.38</text:p>
          </table:table-cell>
          <table:table-cell office:value-type="float" office:value="71.27" calcext:value-type="float">
            <text:p>71.27</text:p>
          </table:table-cell>
          <table:table-cell office:value-type="float" office:value="71.75" calcext:value-type="float">
            <text:p>71.75</text:p>
          </table:table-cell>
          <table:table-cell office:value-type="float" office:value="10719713" calcext:value-type="float">
            <text:p>10719713</text:p>
          </table:table-cell>
          <table:table-cell table:formula="of:=AVERAGE([.F162:.F181])" office:value-type="float" office:value="71.3975" calcext:value-type="float">
            <text:p>71.3975</text:p>
          </table:table-cell>
          <table:table-cell table:formula="of:=AVERAGE([.F132:.F181])" office:value-type="float" office:value="68.6314" calcext:value-type="float">
            <text:p>68.6314</text:p>
          </table:table-cell>
          <table:table-cell table:formula="of:=AVERAGE([.F82:.F181])" office:value-type="float" office:value="65.7752" calcext:value-type="float">
            <text:p>65.7752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9" calcext:value-type="date">
            <text:p>2024-09-19</text:p>
          </table:table-cell>
          <table:table-cell office:value-type="float" office:value="71.56" calcext:value-type="float">
            <text:p>71.56</text:p>
          </table:table-cell>
          <table:table-cell office:value-type="float" office:value="71.94" calcext:value-type="float">
            <text:p>71.94</text:p>
          </table:table-cell>
          <table:table-cell office:value-type="float" office:value="70.6" calcext:value-type="float">
            <text:p>70.6</text:p>
          </table:table-cell>
          <table:table-cell office:value-type="float" office:value="70.62" calcext:value-type="float">
            <text:p>70.62</text:p>
          </table:table-cell>
          <table:table-cell office:value-type="float" office:value="13635646" calcext:value-type="float">
            <text:p>13635646</text:p>
          </table:table-cell>
          <table:table-cell table:formula="of:=AVERAGE([.F163:.F182])" office:value-type="float" office:value="71.45" calcext:value-type="float">
            <text:p>71.45</text:p>
          </table:table-cell>
          <table:table-cell table:formula="of:=AVERAGE([.F133:.F182])" office:value-type="float" office:value="68.7872" calcext:value-type="float">
            <text:p>68.7872</text:p>
          </table:table-cell>
          <table:table-cell table:formula="of:=AVERAGE([.F83:.F182])" office:value-type="float" office:value="65.864" calcext:value-type="float">
            <text:p>65.864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70.41" calcext:value-type="float">
            <text:p>70.41</text:p>
          </table:table-cell>
          <table:table-cell office:value-type="float" office:value="71.8" calcext:value-type="float">
            <text:p>71.8</text:p>
          </table:table-cell>
          <table:table-cell office:value-type="float" office:value="70.38" calcext:value-type="float">
            <text:p>70.38</text:p>
          </table:table-cell>
          <table:table-cell office:value-type="float" office:value="71.64" calcext:value-type="float">
            <text:p>71.64</text:p>
          </table:table-cell>
          <table:table-cell office:value-type="float" office:value="48578480" calcext:value-type="float">
            <text:p>48578480</text:p>
          </table:table-cell>
          <table:table-cell table:formula="of:=AVERAGE([.F164:.F183])" office:value-type="float" office:value="71.5655" calcext:value-type="float">
            <text:p>71.5655</text:p>
          </table:table-cell>
          <table:table-cell table:formula="of:=AVERAGE([.F134:.F183])" office:value-type="float" office:value="68.958" calcext:value-type="float">
            <text:p>68.958</text:p>
          </table:table-cell>
          <table:table-cell table:formula="of:=AVERAGE([.F84:.F183])" office:value-type="float" office:value="65.96" calcext:value-type="float">
            <text:p>65.96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3" calcext:value-type="date">
            <text:p>2024-09-23</text:p>
          </table:table-cell>
          <table:table-cell office:value-type="float" office:value="71.55" calcext:value-type="float">
            <text:p>71.55</text:p>
          </table:table-cell>
          <table:table-cell office:value-type="float" office:value="72.2" calcext:value-type="float">
            <text:p>72.2</text:p>
          </table:table-cell>
          <table:table-cell office:value-type="float" office:value="71.18" calcext:value-type="float">
            <text:p>71.18</text:p>
          </table:table-cell>
          <table:table-cell office:value-type="float" office:value="71.73" calcext:value-type="float">
            <text:p>71.73</text:p>
          </table:table-cell>
          <table:table-cell office:value-type="float" office:value="11613022" calcext:value-type="float">
            <text:p>11613022</text:p>
          </table:table-cell>
          <table:table-cell table:formula="of:=AVERAGE([.F165:.F184])" office:value-type="float" office:value="71.6625" calcext:value-type="float">
            <text:p>71.6625</text:p>
          </table:table-cell>
          <table:table-cell table:formula="of:=AVERAGE([.F135:.F184])" office:value-type="float" office:value="69.1186" calcext:value-type="float">
            <text:p>69.1186</text:p>
          </table:table-cell>
          <table:table-cell table:formula="of:=AVERAGE([.F85:.F184])" office:value-type="float" office:value="66.0596" calcext:value-type="float">
            <text:p>66.0596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4" calcext:value-type="date">
            <text:p>2024-09-24</text:p>
          </table:table-cell>
          <table:table-cell office:value-type="float" office:value="71.22" calcext:value-type="float">
            <text:p>71.22</text:p>
          </table:table-cell>
          <table:table-cell office:value-type="float" office:value="71.815" calcext:value-type="float">
            <text:p>71.815</text:p>
          </table:table-cell>
          <table:table-cell office:value-type="float" office:value="70.6" calcext:value-type="float">
            <text:p>70.6</text:p>
          </table:table-cell>
          <table:table-cell office:value-type="float" office:value="71.33" calcext:value-type="float">
            <text:p>71.33</text:p>
          </table:table-cell>
          <table:table-cell office:value-type="float" office:value="13330638" calcext:value-type="float">
            <text:p>13330638</text:p>
          </table:table-cell>
          <table:table-cell table:formula="of:=AVERAGE([.F166:.F185])" office:value-type="float" office:value="71.687" calcext:value-type="float">
            <text:p>71.687</text:p>
          </table:table-cell>
          <table:table-cell table:formula="of:=AVERAGE([.F136:.F185])" office:value-type="float" office:value="69.277" calcext:value-type="float">
            <text:p>69.277</text:p>
          </table:table-cell>
          <table:table-cell table:formula="of:=AVERAGE([.F86:.F185])" office:value-type="float" office:value="66.1536" calcext:value-type="float">
            <text:p>66.1536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71.71" calcext:value-type="float">
            <text:p>71.71</text:p>
          </table:table-cell>
          <table:table-cell office:value-type="float" office:value="71.92" calcext:value-type="float">
            <text:p>71.92</text:p>
          </table:table-cell>
          <table:table-cell office:value-type="float" office:value="71.305" calcext:value-type="float">
            <text:p>71.305</text:p>
          </table:table-cell>
          <table:table-cell office:value-type="float" office:value="71.45" calcext:value-type="float">
            <text:p>71.45</text:p>
          </table:table-cell>
          <table:table-cell office:value-type="float" office:value="12329127" calcext:value-type="float">
            <text:p>12329127</text:p>
          </table:table-cell>
          <table:table-cell table:formula="of:=AVERAGE([.F167:.F186])" office:value-type="float" office:value="71.6845" calcext:value-type="float">
            <text:p>71.6845</text:p>
          </table:table-cell>
          <table:table-cell table:formula="of:=AVERAGE([.F137:.F186])" office:value-type="float" office:value="69.4206" calcext:value-type="float">
            <text:p>69.4206</text:p>
          </table:table-cell>
          <table:table-cell table:formula="of:=AVERAGE([.F87:.F186])" office:value-type="float" office:value="66.2482" calcext:value-type="float">
            <text:p>66.2482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6" calcext:value-type="date">
            <text:p>2024-09-26</text:p>
          </table:table-cell>
          <table:table-cell office:value-type="float" office:value="70.86" calcext:value-type="float">
            <text:p>70.86</text:p>
          </table:table-cell>
          <table:table-cell office:value-type="float" office:value="71.61" calcext:value-type="float">
            <text:p>71.61</text:p>
          </table:table-cell>
          <table:table-cell office:value-type="float" office:value="70.84" calcext:value-type="float">
            <text:p>70.84</text:p>
          </table:table-cell>
          <table:table-cell office:value-type="float" office:value="71.4" calcext:value-type="float">
            <text:p>71.4</text:p>
          </table:table-cell>
          <table:table-cell office:value-type="float" office:value="10815219" calcext:value-type="float">
            <text:p>10815219</text:p>
          </table:table-cell>
          <table:table-cell table:formula="of:=AVERAGE([.F168:.F187])" office:value-type="float" office:value="71.667" calcext:value-type="float">
            <text:p>71.667</text:p>
          </table:table-cell>
          <table:table-cell table:formula="of:=AVERAGE([.F138:.F187])" office:value-type="float" office:value="69.5444" calcext:value-type="float">
            <text:p>69.5444</text:p>
          </table:table-cell>
          <table:table-cell table:formula="of:=AVERAGE([.F88:.F187])" office:value-type="float" office:value="66.3405" calcext:value-type="float">
            <text:p>66.3405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7" calcext:value-type="date">
            <text:p>2024-09-27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" calcext:value-type="float">
            <text:p>72.2</text:p>
          </table:table-cell>
          <table:table-cell office:value-type="float" office:value="71.46" calcext:value-type="float">
            <text:p>71.46</text:p>
          </table:table-cell>
          <table:table-cell office:value-type="float" office:value="71.79" calcext:value-type="float">
            <text:p>71.79</text:p>
          </table:table-cell>
          <table:table-cell office:value-type="float" office:value="11175706" calcext:value-type="float">
            <text:p>11175706</text:p>
          </table:table-cell>
          <table:table-cell table:formula="of:=AVERAGE([.F169:.F188])" office:value-type="float" office:value="71.654" calcext:value-type="float">
            <text:p>71.654</text:p>
          </table:table-cell>
          <table:table-cell table:formula="of:=AVERAGE([.F139:.F188])" office:value-type="float" office:value="69.6764" calcext:value-type="float">
            <text:p>69.6764</text:p>
          </table:table-cell>
          <table:table-cell table:formula="of:=AVERAGE([.F89:.F188])" office:value-type="float" office:value="66.4349" calcext:value-type="float">
            <text:p>66.4349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09-30" calcext:value-type="date">
            <text:p>2024-09-30</text:p>
          </table:table-cell>
          <table:table-cell office:value-type="float" office:value="72.01" calcext:value-type="float">
            <text:p>72.01</text:p>
          </table:table-cell>
          <table:table-cell office:value-type="float" office:value="72.2" calcext:value-type="float">
            <text:p>72.2</text:p>
          </table:table-cell>
          <table:table-cell office:value-type="float" office:value="71.69" calcext:value-type="float">
            <text:p>71.69</text:p>
          </table:table-cell>
          <table:table-cell office:value-type="float" office:value="71.86" calcext:value-type="float">
            <text:p>71.86</text:p>
          </table:table-cell>
          <table:table-cell office:value-type="float" office:value="18016013" calcext:value-type="float">
            <text:p>18016013</text:p>
          </table:table-cell>
          <table:table-cell table:formula="of:=AVERAGE([.F170:.F189])" office:value-type="float" office:value="71.6235" calcext:value-type="float">
            <text:p>71.6235</text:p>
          </table:table-cell>
          <table:table-cell table:formula="of:=AVERAGE([.F140:.F189])" office:value-type="float" office:value="69.8078" calcext:value-type="float">
            <text:p>69.8078</text:p>
          </table:table-cell>
          <table:table-cell table:formula="of:=AVERAGE([.F90:.F189])" office:value-type="float" office:value="66.5273" calcext:value-type="float">
            <text:p>66.5273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72.1" calcext:value-type="float">
            <text:p>72.1</text:p>
          </table:table-cell>
          <table:table-cell office:value-type="float" office:value="72.745" calcext:value-type="float">
            <text:p>72.745</text:p>
          </table:table-cell>
          <table:table-cell office:value-type="float" office:value="71.63" calcext:value-type="float">
            <text:p>71.63</text:p>
          </table:table-cell>
          <table:table-cell office:value-type="float" office:value="71.71" calcext:value-type="float">
            <text:p>71.71</text:p>
          </table:table-cell>
          <table:table-cell office:value-type="float" office:value="13294498" calcext:value-type="float">
            <text:p>13294498</text:p>
          </table:table-cell>
          <table:table-cell table:formula="of:=AVERAGE([.F171:.F190])" office:value-type="float" office:value="71.5585" calcext:value-type="float">
            <text:p>71.5585</text:p>
          </table:table-cell>
          <table:table-cell table:formula="of:=AVERAGE([.F141:.F190])" office:value-type="float" office:value="69.9466" calcext:value-type="float">
            <text:p>69.9466</text:p>
          </table:table-cell>
          <table:table-cell table:formula="of:=AVERAGE([.F91:.F190])" office:value-type="float" office:value="66.6159" calcext:value-type="float">
            <text:p>66.6159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2" calcext:value-type="date">
            <text:p>2024-10-02</text:p>
          </table:table-cell>
          <table:table-cell office:value-type="float" office:value="71.39" calcext:value-type="float">
            <text:p>71.39</text:p>
          </table:table-cell>
          <table:table-cell office:value-type="float" office:value="71.43" calcext:value-type="float">
            <text:p>71.43</text:p>
          </table:table-cell>
          <table:table-cell office:value-type="float" office:value="70.41" calcext:value-type="float">
            <text:p>70.41</text:p>
          </table:table-cell>
          <table:table-cell office:value-type="float" office:value="71.01" calcext:value-type="float">
            <text:p>71.01</text:p>
          </table:table-cell>
          <table:table-cell office:value-type="float" office:value="11155480" calcext:value-type="float">
            <text:p>11155480</text:p>
          </table:table-cell>
          <table:table-cell table:formula="of:=AVERAGE([.F172:.F191])" office:value-type="float" office:value="71.481" calcext:value-type="float">
            <text:p>71.481</text:p>
          </table:table-cell>
          <table:table-cell table:formula="of:=AVERAGE([.F142:.F191])" office:value-type="float" office:value="70.0676" calcext:value-type="float">
            <text:p>70.0676</text:p>
          </table:table-cell>
          <table:table-cell table:formula="of:=AVERAGE([.F92:.F191])" office:value-type="float" office:value="66.6972" calcext:value-type="float">
            <text:p>66.6972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3" calcext:value-type="date">
            <text:p>2024-10-03</text:p>
          </table:table-cell>
          <table:table-cell office:value-type="float" office:value="70.86" calcext:value-type="float">
            <text:p>70.86</text:p>
          </table:table-cell>
          <table:table-cell office:value-type="float" office:value="70.99" calcext:value-type="float">
            <text:p>70.99</text:p>
          </table:table-cell>
          <table:table-cell office:value-type="float" office:value="70.2" calcext:value-type="float">
            <text:p>70.2</text:p>
          </table:table-cell>
          <table:table-cell office:value-type="float" office:value="70.52" calcext:value-type="float">
            <text:p>70.52</text:p>
          </table:table-cell>
          <table:table-cell office:value-type="float" office:value="9374794" calcext:value-type="float">
            <text:p>9374794</text:p>
          </table:table-cell>
          <table:table-cell table:formula="of:=AVERAGE([.F173:.F192])" office:value-type="float" office:value="71.4485" calcext:value-type="float">
            <text:p>71.4485</text:p>
          </table:table-cell>
          <table:table-cell table:formula="of:=AVERAGE([.F143:.F192])" office:value-type="float" office:value="70.1618" calcext:value-type="float">
            <text:p>70.1618</text:p>
          </table:table-cell>
          <table:table-cell table:formula="of:=AVERAGE([.F93:.F192])" office:value-type="float" office:value="66.7698" calcext:value-type="float">
            <text:p>66.7698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4" calcext:value-type="date">
            <text:p>2024-10-04</text:p>
          </table:table-cell>
          <table:table-cell office:value-type="float" office:value="69.96" calcext:value-type="float">
            <text:p>69.96</text:p>
          </table:table-cell>
          <table:table-cell office:value-type="float" office:value="70.28" calcext:value-type="float">
            <text:p>70.28</text:p>
          </table:table-cell>
          <table:table-cell office:value-type="float" office:value="69.72" calcext:value-type="float">
            <text:p>69.72</text:p>
          </table:table-cell>
          <table:table-cell office:value-type="float" office:value="70.17" calcext:value-type="float">
            <text:p>70.17</text:p>
          </table:table-cell>
          <table:table-cell office:value-type="float" office:value="12687289" calcext:value-type="float">
            <text:p>12687289</text:p>
          </table:table-cell>
          <table:table-cell table:formula="of:=AVERAGE([.F174:.F193])" office:value-type="float" office:value="71.4" calcext:value-type="float">
            <text:p>71.4</text:p>
          </table:table-cell>
          <table:table-cell table:formula="of:=AVERAGE([.F144:.F193])" office:value-type="float" office:value="70.2438" calcext:value-type="float">
            <text:p>70.2438</text:p>
          </table:table-cell>
          <table:table-cell table:formula="of:=AVERAGE([.F94:.F193])" office:value-type="float" office:value="66.8357" calcext:value-type="float">
            <text:p>66.8357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70.05" calcext:value-type="float">
            <text:p>70.05</text:p>
          </table:table-cell>
          <table:table-cell office:value-type="float" office:value="70.1" calcext:value-type="float">
            <text:p>70.1</text:p>
          </table:table-cell>
          <table:table-cell office:value-type="float" office:value="68.87" calcext:value-type="float">
            <text:p>68.87</text:p>
          </table:table-cell>
          <table:table-cell office:value-type="float" office:value="69.01" calcext:value-type="float">
            <text:p>69.01</text:p>
          </table:table-cell>
          <table:table-cell office:value-type="float" office:value="14511962" calcext:value-type="float">
            <text:p>14511962</text:p>
          </table:table-cell>
          <table:table-cell table:formula="of:=AVERAGE([.F175:.F194])" office:value-type="float" office:value="71.258" calcext:value-type="float">
            <text:p>71.258</text:p>
          </table:table-cell>
          <table:table-cell table:formula="of:=AVERAGE([.F145:.F194])" office:value-type="float" office:value="70.283" calcext:value-type="float">
            <text:p>70.283</text:p>
          </table:table-cell>
          <table:table-cell table:formula="of:=AVERAGE([.F95:.F194])" office:value-type="float" office:value="66.8948" calcext:value-type="float">
            <text:p>66.8948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08" calcext:value-type="date">
            <text:p>2024-10-08</text:p>
          </table:table-cell>
          <table:table-cell office:value-type="float" office:value="69.04" calcext:value-type="float">
            <text:p>69.04</text:p>
          </table:table-cell>
          <table:table-cell office:value-type="float" office:value="69.44" calcext:value-type="float">
            <text:p>69.44</text:p>
          </table:table-cell>
          <table:table-cell office:value-type="float" office:value="68.86" calcext:value-type="float">
            <text:p>68.86</text:p>
          </table:table-cell>
          <table:table-cell office:value-type="float" office:value="69.18" calcext:value-type="float">
            <text:p>69.18</text:p>
          </table:table-cell>
          <table:table-cell office:value-type="float" office:value="13549702" calcext:value-type="float">
            <text:p>13549702</text:p>
          </table:table-cell>
          <table:table-cell table:formula="of:=AVERAGE([.F176:.F195])" office:value-type="float" office:value="71.1395" calcext:value-type="float">
            <text:p>71.1395</text:p>
          </table:table-cell>
          <table:table-cell table:formula="of:=AVERAGE([.F146:.F195])" office:value-type="float" office:value="70.33" calcext:value-type="float">
            <text:p>70.33</text:p>
          </table:table-cell>
          <table:table-cell table:formula="of:=AVERAGE([.F96:.F195])" office:value-type="float" office:value="66.9553" calcext:value-type="float">
            <text:p>66.9553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09" calcext:value-type="date">
            <text:p>2024-10-09</text:p>
          </table:table-cell>
          <table:table-cell office:value-type="float" office:value="69.19" calcext:value-type="float">
            <text:p>69.19</text:p>
          </table:table-cell>
          <table:table-cell office:value-type="float" office:value="69.74" calcext:value-type="float">
            <text:p>69.74</text:p>
          </table:table-cell>
          <table:table-cell office:value-type="float" office:value="69.07" calcext:value-type="float">
            <text:p>69.07</text:p>
          </table:table-cell>
          <table:table-cell office:value-type="float" office:value="69.57" calcext:value-type="float">
            <text:p>69.57</text:p>
          </table:table-cell>
          <table:table-cell office:value-type="float" office:value="9037735" calcext:value-type="float">
            <text:p>9037735</text:p>
          </table:table-cell>
          <table:table-cell table:formula="of:=AVERAGE([.F177:.F196])" office:value-type="float" office:value="71.064" calcext:value-type="float">
            <text:p>71.064</text:p>
          </table:table-cell>
          <table:table-cell table:formula="of:=AVERAGE([.F147:.F196])" office:value-type="float" office:value="70.3678" calcext:value-type="float">
            <text:p>70.3678</text:p>
          </table:table-cell>
          <table:table-cell table:formula="of:=AVERAGE([.F97:.F196])" office:value-type="float" office:value="67.0178" calcext:value-type="float">
            <text:p>67.0178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10" calcext:value-type="date">
            <text:p>2024-10-10</text:p>
          </table:table-cell>
          <table:table-cell office:value-type="float" office:value="69.83" calcext:value-type="float">
            <text:p>69.83</text:p>
          </table:table-cell>
          <table:table-cell office:value-type="float" office:value="69.91" calcext:value-type="float">
            <text:p>69.91</text:p>
          </table:table-cell>
          <table:table-cell office:value-type="float" office:value="68.985" calcext:value-type="float">
            <text:p>68.985</text:p>
          </table:table-cell>
          <table:table-cell office:value-type="float" office:value="69.25" calcext:value-type="float">
            <text:p>69.25</text:p>
          </table:table-cell>
          <table:table-cell office:value-type="float" office:value="8635150" calcext:value-type="float">
            <text:p>8635150</text:p>
          </table:table-cell>
          <table:table-cell table:formula="of:=AVERAGE([.F178:.F197])" office:value-type="float" office:value="70.965" calcext:value-type="float">
            <text:p>70.965</text:p>
          </table:table-cell>
          <table:table-cell table:formula="of:=AVERAGE([.F148:.F197])" office:value-type="float" office:value="70.418" calcext:value-type="float">
            <text:p>70.418</text:p>
          </table:table-cell>
          <table:table-cell table:formula="of:=AVERAGE([.F98:.F197])" office:value-type="float" office:value="67.08" calcext:value-type="float">
            <text:p>67.08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11" calcext:value-type="date">
            <text:p>2024-10-11</text:p>
          </table:table-cell>
          <table:table-cell office:value-type="float" office:value="69.46" calcext:value-type="float">
            <text:p>69.46</text:p>
          </table:table-cell>
          <table:table-cell office:value-type="float" office:value="69.59" calcext:value-type="float">
            <text:p>69.59</text:p>
          </table:table-cell>
          <table:table-cell office:value-type="float" office:value="68.995" calcext:value-type="float">
            <text:p>68.995</text:p>
          </table:table-cell>
          <table:table-cell office:value-type="float" office:value="69.57" calcext:value-type="float">
            <text:p>69.57</text:p>
          </table:table-cell>
          <table:table-cell office:value-type="float" office:value="8786318" calcext:value-type="float">
            <text:p>8786318</text:p>
          </table:table-cell>
          <table:table-cell table:formula="of:=AVERAGE([.F179:.F198])" office:value-type="float" office:value="70.873" calcext:value-type="float">
            <text:p>70.873</text:p>
          </table:table-cell>
          <table:table-cell table:formula="of:=AVERAGE([.F149:.F198])" office:value-type="float" office:value="70.4502" calcext:value-type="float">
            <text:p>70.4502</text:p>
          </table:table-cell>
          <table:table-cell table:formula="of:=AVERAGE([.F99:.F198])" office:value-type="float" office:value="67.15" calcext:value-type="float">
            <text:p>67.15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4" calcext:value-type="date">
            <text:p>2024-10-14</text:p>
          </table:table-cell>
          <table:table-cell office:value-type="float" office:value="69.57" calcext:value-type="float">
            <text:p>69.57</text:p>
          </table:table-cell>
          <table:table-cell office:value-type="float" office:value="70.47" calcext:value-type="float">
            <text:p>70.47</text:p>
          </table:table-cell>
          <table:table-cell office:value-type="float" office:value="69.47" calcext:value-type="float">
            <text:p>69.47</text:p>
          </table:table-cell>
          <table:table-cell office:value-type="float" office:value="70.34" calcext:value-type="float">
            <text:p>70.34</text:p>
          </table:table-cell>
          <table:table-cell office:value-type="float" office:value="7659318" calcext:value-type="float">
            <text:p>7659318</text:p>
          </table:table-cell>
          <table:table-cell table:formula="of:=AVERAGE([.F180:.F199])" office:value-type="float" office:value="70.785" calcext:value-type="float">
            <text:p>70.785</text:p>
          </table:table-cell>
          <table:table-cell table:formula="of:=AVERAGE([.F150:.F199])" office:value-type="float" office:value="70.4704" calcext:value-type="float">
            <text:p>70.4704</text:p>
          </table:table-cell>
          <table:table-cell table:formula="of:=AVERAGE([.F100:.F199])" office:value-type="float" office:value="67.2243" calcext:value-type="float">
            <text:p>67.2243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5" calcext:value-type="date">
            <text:p>2024-10-15</text:p>
          </table:table-cell>
          <table:table-cell office:value-type="float" office:value="70.46" calcext:value-type="float">
            <text:p>70.46</text:p>
          </table:table-cell>
          <table:table-cell office:value-type="float" office:value="71.21" calcext:value-type="float">
            <text:p>71.21</text:p>
          </table:table-cell>
          <table:table-cell office:value-type="float" office:value="70.16" calcext:value-type="float">
            <text:p>70.16</text:p>
          </table:table-cell>
          <table:table-cell office:value-type="float" office:value="70.34" calcext:value-type="float">
            <text:p>70.34</text:p>
          </table:table-cell>
          <table:table-cell office:value-type="float" office:value="10358734" calcext:value-type="float">
            <text:p>10358734</text:p>
          </table:table-cell>
          <table:table-cell table:formula="of:=AVERAGE([.F181:.F200])" office:value-type="float" office:value="70.712" calcext:value-type="float">
            <text:p>70.712</text:p>
          </table:table-cell>
          <table:table-cell table:formula="of:=AVERAGE([.F151:.F200])" office:value-type="float" office:value="70.5152" calcext:value-type="float">
            <text:p>70.5152</text:p>
          </table:table-cell>
          <table:table-cell table:formula="of:=AVERAGE([.F101:.F200])" office:value-type="float" office:value="67.2977" calcext:value-type="float">
            <text:p>67.2977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6" calcext:value-type="date">
            <text:p>2024-10-16</text:p>
          </table:table-cell>
          <table:table-cell office:value-type="float" office:value="70.09" calcext:value-type="float">
            <text:p>70.09</text:p>
          </table:table-cell>
          <table:table-cell office:value-type="float" office:value="70.7" calcext:value-type="float">
            <text:p>70.7</text:p>
          </table:table-cell>
          <table:table-cell office:value-type="float" office:value="69.97" calcext:value-type="float">
            <text:p>69.97</text:p>
          </table:table-cell>
          <table:table-cell office:value-type="float" office:value="70.57" calcext:value-type="float">
            <text:p>70.57</text:p>
          </table:table-cell>
          <table:table-cell office:value-type="float" office:value="7937347" calcext:value-type="float">
            <text:p>7937347</text:p>
          </table:table-cell>
          <table:table-cell table:formula="of:=AVERAGE([.F182:.F201])" office:value-type="float" office:value="70.653" calcext:value-type="float">
            <text:p>70.653</text:p>
          </table:table-cell>
          <table:table-cell table:formula="of:=AVERAGE([.F152:.F201])" office:value-type="float" office:value="70.5656" calcext:value-type="float">
            <text:p>70.5656</text:p>
          </table:table-cell>
          <table:table-cell table:formula="of:=AVERAGE([.F102:.F201])" office:value-type="float" office:value="67.3825" calcext:value-type="float">
            <text:p>67.3825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7" calcext:value-type="date">
            <text:p>2024-10-17</text:p>
          </table:table-cell>
          <table:table-cell office:value-type="float" office:value="70.63" calcext:value-type="float">
            <text:p>70.63</text:p>
          </table:table-cell>
          <table:table-cell office:value-type="float" office:value="70.69" calcext:value-type="float">
            <text:p>70.69</text:p>
          </table:table-cell>
          <table:table-cell office:value-type="float" office:value="69.58" calcext:value-type="float">
            <text:p>69.58</text:p>
          </table:table-cell>
          <table:table-cell office:value-type="float" office:value="69.9" calcext:value-type="float">
            <text:p>69.9</text:p>
          </table:table-cell>
          <table:table-cell office:value-type="float" office:value="14674631" calcext:value-type="float">
            <text:p>14674631</text:p>
          </table:table-cell>
          <table:table-cell table:formula="of:=AVERAGE([.F183:.F202])" office:value-type="float" office:value="70.617" calcext:value-type="float">
            <text:p>70.617</text:p>
          </table:table-cell>
          <table:table-cell table:formula="of:=AVERAGE([.F153:.F202])" office:value-type="float" office:value="70.5944" calcext:value-type="float">
            <text:p>70.5944</text:p>
          </table:table-cell>
          <table:table-cell table:formula="of:=AVERAGE([.F103:.F202])" office:value-type="float" office:value="67.4615" calcext:value-type="float">
            <text:p>67.4615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8" calcext:value-type="date">
            <text:p>2024-10-18</text:p>
          </table:table-cell>
          <table:table-cell office:value-type="float" office:value="69.87" calcext:value-type="float">
            <text:p>69.87</text:p>
          </table:table-cell>
          <table:table-cell office:value-type="float" office:value="70.55" calcext:value-type="float">
            <text:p>70.55</text:p>
          </table:table-cell>
          <table:table-cell office:value-type="float" office:value="69.605" calcext:value-type="float">
            <text:p>69.605</text:p>
          </table:table-cell>
          <table:table-cell office:value-type="float" office:value="70.44" calcext:value-type="float">
            <text:p>70.44</text:p>
          </table:table-cell>
          <table:table-cell office:value-type="float" office:value="15087519" calcext:value-type="float">
            <text:p>15087519</text:p>
          </table:table-cell>
          <table:table-cell table:formula="of:=AVERAGE([.F184:.F203])" office:value-type="float" office:value="70.557" calcext:value-type="float">
            <text:p>70.557</text:p>
          </table:table-cell>
          <table:table-cell table:formula="of:=AVERAGE([.F154:.F203])" office:value-type="float" office:value="70.6286" calcext:value-type="float">
            <text:p>70.6286</text:p>
          </table:table-cell>
          <table:table-cell table:formula="of:=AVERAGE([.F104:.F203])" office:value-type="float" office:value="67.5477" calcext:value-type="float">
            <text:p>67.5477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1" calcext:value-type="date">
            <text:p>2024-10-21</text:p>
          </table:table-cell>
          <table:table-cell office:value-type="float" office:value="70" calcext:value-type="float">
            <text:p>70</text:p>
          </table:table-cell>
          <table:table-cell office:value-type="float" office:value="70.325" calcext:value-type="float">
            <text:p>70.325</text:p>
          </table:table-cell>
          <table:table-cell office:value-type="float" office:value="69.305" calcext:value-type="float">
            <text:p>69.305</text:p>
          </table:table-cell>
          <table:table-cell office:value-type="float" office:value="69.45" calcext:value-type="float">
            <text:p>69.45</text:p>
          </table:table-cell>
          <table:table-cell office:value-type="float" office:value="11981163" calcext:value-type="float">
            <text:p>11981163</text:p>
          </table:table-cell>
          <table:table-cell table:formula="of:=AVERAGE([.F185:.F204])" office:value-type="float" office:value="70.443" calcext:value-type="float">
            <text:p>70.443</text:p>
          </table:table-cell>
          <table:table-cell table:formula="of:=AVERAGE([.F155:.F204])" office:value-type="float" office:value="70.644" calcext:value-type="float">
            <text:p>70.644</text:p>
          </table:table-cell>
          <table:table-cell table:formula="of:=AVERAGE([.F105:.F204])" office:value-type="float" office:value="67.6252" calcext:value-type="float">
            <text:p>67.6252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2" calcext:value-type="date">
            <text:p>2024-10-22</text:p>
          </table:table-cell>
          <table:table-cell office:value-type="float" office:value="69" calcext:value-type="float">
            <text:p>69</text:p>
          </table:table-cell>
          <table:table-cell office:value-type="float" office:value="69.745" calcext:value-type="float">
            <text:p>69.745</text:p>
          </table:table-cell>
          <table:table-cell office:value-type="float" office:value="68.68" calcext:value-type="float">
            <text:p>68.68</text:p>
          </table:table-cell>
          <table:table-cell office:value-type="float" office:value="69.45" calcext:value-type="float">
            <text:p>69.45</text:p>
          </table:table-cell>
          <table:table-cell office:value-type="float" office:value="18603251" calcext:value-type="float">
            <text:p>18603251</text:p>
          </table:table-cell>
          <table:table-cell table:formula="of:=AVERAGE([.F186:.F205])" office:value-type="float" office:value="70.349" calcext:value-type="float">
            <text:p>70.349</text:p>
          </table:table-cell>
          <table:table-cell table:formula="of:=AVERAGE([.F156:.F205])" office:value-type="float" office:value="70.6696" calcext:value-type="float">
            <text:p>70.6696</text:p>
          </table:table-cell>
          <table:table-cell table:formula="of:=AVERAGE([.F106:.F205])" office:value-type="float" office:value="67.7" calcext:value-type="float">
            <text:p>67.7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3" calcext:value-type="date">
            <text:p>2024-10-23</text:p>
          </table:table-cell>
          <table:table-cell office:value-type="float" office:value="66.99" calcext:value-type="float">
            <text:p>66.99</text:p>
          </table:table-cell>
          <table:table-cell office:value-type="float" office:value="68.7" calcext:value-type="float">
            <text:p>68.7</text:p>
          </table:table-cell>
          <table:table-cell office:value-type="float" office:value="66.58" calcext:value-type="float">
            <text:p>66.58</text:p>
          </table:table-cell>
          <table:table-cell office:value-type="float" office:value="68.01" calcext:value-type="float">
            <text:p>68.01</text:p>
          </table:table-cell>
          <table:table-cell office:value-type="float" office:value="24655203" calcext:value-type="float">
            <text:p>24655203</text:p>
          </table:table-cell>
          <table:table-cell table:formula="of:=AVERAGE([.F187:.F206])" office:value-type="float" office:value="70.177" calcext:value-type="float">
            <text:p>70.177</text:p>
          </table:table-cell>
          <table:table-cell table:formula="of:=AVERAGE([.F157:.F206])" office:value-type="float" office:value="70.6606" calcext:value-type="float">
            <text:p>70.6606</text:p>
          </table:table-cell>
          <table:table-cell table:formula="of:=AVERAGE([.F107:.F206])" office:value-type="float" office:value="67.7508" calcext:value-type="float">
            <text:p>67.7508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4" calcext:value-type="date">
            <text:p>2024-10-24</text:p>
          </table:table-cell>
          <table:table-cell office:value-type="float" office:value="67.65" calcext:value-type="float">
            <text:p>67.65</text:p>
          </table:table-cell>
          <table:table-cell office:value-type="float" office:value="68.04" calcext:value-type="float">
            <text:p>68.04</text:p>
          </table:table-cell>
          <table:table-cell office:value-type="float" office:value="66.952" calcext:value-type="float">
            <text:p>66.952</text:p>
          </table:table-cell>
          <table:table-cell office:value-type="float" office:value="67.3" calcext:value-type="float">
            <text:p>67.3</text:p>
          </table:table-cell>
          <table:table-cell office:value-type="float" office:value="17568831" calcext:value-type="float">
            <text:p>17568831</text:p>
          </table:table-cell>
          <table:table-cell table:formula="of:=AVERAGE([.F188:.F207])" office:value-type="float" office:value="69.972" calcext:value-type="float">
            <text:p>69.972</text:p>
          </table:table-cell>
          <table:table-cell table:formula="of:=AVERAGE([.F158:.F207])" office:value-type="float" office:value="70.635" calcext:value-type="float">
            <text:p>70.635</text:p>
          </table:table-cell>
          <table:table-cell table:formula="of:=AVERAGE([.F108:.F207])" office:value-type="float" office:value="67.7945" calcext:value-type="float">
            <text:p>67.7945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67.07" calcext:value-type="float">
            <text:p>67.07</text:p>
          </table:table-cell>
          <table:table-cell office:value-type="float" office:value="67.7" calcext:value-type="float">
            <text:p>67.7</text:p>
          </table:table-cell>
          <table:table-cell office:value-type="float" office:value="66.79" calcext:value-type="float">
            <text:p>66.79</text:p>
          </table:table-cell>
          <table:table-cell office:value-type="float" office:value="66.92" calcext:value-type="float">
            <text:p>66.92</text:p>
          </table:table-cell>
          <table:table-cell office:value-type="float" office:value="11138127" calcext:value-type="float">
            <text:p>11138127</text:p>
          </table:table-cell>
          <table:table-cell table:formula="of:=AVERAGE([.F189:.F208])" office:value-type="float" office:value="69.7285" calcext:value-type="float">
            <text:p>69.7285</text:p>
          </table:table-cell>
          <table:table-cell table:formula="of:=AVERAGE([.F159:.F208])" office:value-type="float" office:value="70.6004" calcext:value-type="float">
            <text:p>70.6004</text:p>
          </table:table-cell>
          <table:table-cell table:formula="of:=AVERAGE([.F109:.F208])" office:value-type="float" office:value="67.8243" calcext:value-type="float">
            <text:p>67.8243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28" calcext:value-type="date">
            <text:p>2024-10-28</text:p>
          </table:table-cell>
          <table:table-cell office:value-type="float" office:value="66.96" calcext:value-type="float">
            <text:p>66.96</text:p>
          </table:table-cell>
          <table:table-cell office:value-type="float" office:value="67.395" calcext:value-type="float">
            <text:p>67.395</text:p>
          </table:table-cell>
          <table:table-cell office:value-type="float" office:value="66.6" calcext:value-type="float">
            <text:p>66.6</text:p>
          </table:table-cell>
          <table:table-cell office:value-type="float" office:value="66.67" calcext:value-type="float">
            <text:p>66.67</text:p>
          </table:table-cell>
          <table:table-cell office:value-type="float" office:value="10761416" calcext:value-type="float">
            <text:p>10761416</text:p>
          </table:table-cell>
          <table:table-cell table:formula="of:=AVERAGE([.F190:.F209])" office:value-type="float" office:value="69.469" calcext:value-type="float">
            <text:p>69.469</text:p>
          </table:table-cell>
          <table:table-cell table:formula="of:=AVERAGE([.F160:.F209])" office:value-type="float" office:value="70.5502" calcext:value-type="float">
            <text:p>70.5502</text:p>
          </table:table-cell>
          <table:table-cell table:formula="of:=AVERAGE([.F110:.F209])" office:value-type="float" office:value="67.8518" calcext:value-type="float">
            <text:p>67.8518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29" calcext:value-type="date">
            <text:p>2024-10-29</text:p>
          </table:table-cell>
          <table:table-cell office:value-type="float" office:value="66.29" calcext:value-type="float">
            <text:p>66.29</text:p>
          </table:table-cell>
          <table:table-cell office:value-type="float" office:value="66.34" calcext:value-type="float">
            <text:p>66.34</text:p>
          </table:table-cell>
          <table:table-cell office:value-type="float" office:value="65.52" calcext:value-type="float">
            <text:p>65.52</text:p>
          </table:table-cell>
          <table:table-cell office:value-type="float" office:value="65.56" calcext:value-type="float">
            <text:p>65.56</text:p>
          </table:table-cell>
          <table:table-cell office:value-type="float" office:value="16525917" calcext:value-type="float">
            <text:p>16525917</text:p>
          </table:table-cell>
          <table:table-cell table:formula="of:=AVERAGE([.F191:.F210])" office:value-type="float" office:value="69.1615" calcext:value-type="float">
            <text:p>69.1615</text:p>
          </table:table-cell>
          <table:table-cell table:formula="of:=AVERAGE([.F161:.F210])" office:value-type="float" office:value="70.4818" calcext:value-type="float">
            <text:p>70.4818</text:p>
          </table:table-cell>
          <table:table-cell table:formula="of:=AVERAGE([.F111:.F210])" office:value-type="float" office:value="67.8659" calcext:value-type="float">
            <text:p>67.8659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30" calcext:value-type="date">
            <text:p>2024-10-30</text:p>
          </table:table-cell>
          <table:table-cell office:value-type="float" office:value="65.51" calcext:value-type="float">
            <text:p>65.51</text:p>
          </table:table-cell>
          <table:table-cell office:value-type="float" office:value="66.535" calcext:value-type="float">
            <text:p>66.535</text:p>
          </table:table-cell>
          <table:table-cell office:value-type="float" office:value="65.32" calcext:value-type="float">
            <text:p>65.32</text:p>
          </table:table-cell>
          <table:table-cell office:value-type="float" office:value="65.92" calcext:value-type="float">
            <text:p>65.92</text:p>
          </table:table-cell>
          <table:table-cell office:value-type="float" office:value="14177766" calcext:value-type="float">
            <text:p>14177766</text:p>
          </table:table-cell>
          <table:table-cell table:formula="of:=AVERAGE([.F192:.F211])" office:value-type="float" office:value="68.907" calcext:value-type="float">
            <text:p>68.907</text:p>
          </table:table-cell>
          <table:table-cell table:formula="of:=AVERAGE([.F162:.F211])" office:value-type="float" office:value="70.4126" calcext:value-type="float">
            <text:p>70.4126</text:p>
          </table:table-cell>
          <table:table-cell table:formula="of:=AVERAGE([.F112:.F211])" office:value-type="float" office:value="67.886" calcext:value-type="float">
            <text:p>67.886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31" calcext:value-type="date">
            <text:p>2024-10-31</text:p>
          </table:table-cell>
          <table:table-cell office:value-type="float" office:value="65.81" calcext:value-type="float">
            <text:p>65.81</text:p>
          </table:table-cell>
          <table:table-cell office:value-type="float" office:value="65.99" calcext:value-type="float">
            <text:p>65.99</text:p>
          </table:table-cell>
          <table:table-cell office:value-type="float" office:value="65.255" calcext:value-type="float">
            <text:p>65.255</text:p>
          </table:table-cell>
          <table:table-cell office:value-type="float" office:value="65.31" calcext:value-type="float">
            <text:p>65.31</text:p>
          </table:table-cell>
          <table:table-cell office:value-type="float" office:value="13383717" calcext:value-type="float">
            <text:p>13383717</text:p>
          </table:table-cell>
          <table:table-cell table:formula="of:=AVERAGE([.F193:.F212])" office:value-type="float" office:value="68.6465" calcext:value-type="float">
            <text:p>68.6465</text:p>
          </table:table-cell>
          <table:table-cell table:formula="of:=AVERAGE([.F163:.F212])" office:value-type="float" office:value="70.3274" calcext:value-type="float">
            <text:p>70.3274</text:p>
          </table:table-cell>
          <table:table-cell table:formula="of:=AVERAGE([.F113:.F212])" office:value-type="float" office:value="67.9032" calcext:value-type="float">
            <text:p>67.9032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65.47" calcext:value-type="float">
            <text:p>65.47</text:p>
          </table:table-cell>
          <table:table-cell office:value-type="float" office:value="65.66" calcext:value-type="float">
            <text:p>65.66</text:p>
          </table:table-cell>
          <table:table-cell office:value-type="float" office:value="64.89" calcext:value-type="float">
            <text:p>64.89</text:p>
          </table:table-cell>
          <table:table-cell office:value-type="float" office:value="65.01" calcext:value-type="float">
            <text:p>65.01</text:p>
          </table:table-cell>
          <table:table-cell office:value-type="float" office:value="12163094" calcext:value-type="float">
            <text:p>12163094</text:p>
          </table:table-cell>
          <table:table-cell table:formula="of:=AVERAGE([.F194:.F213])" office:value-type="float" office:value="68.3885" calcext:value-type="float">
            <text:p>68.3885</text:p>
          </table:table-cell>
          <table:table-cell table:formula="of:=AVERAGE([.F164:.F213])" office:value-type="float" office:value="70.241" calcext:value-type="float">
            <text:p>70.241</text:p>
          </table:table-cell>
          <table:table-cell table:formula="of:=AVERAGE([.F114:.F213])" office:value-type="float" office:value="67.9178" calcext:value-type="float">
            <text:p>67.9178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4" calcext:value-type="date">
            <text:p>2024-11-04</text:p>
          </table:table-cell>
          <table:table-cell office:value-type="float" office:value="65.08" calcext:value-type="float">
            <text:p>65.08</text:p>
          </table:table-cell>
          <table:table-cell office:value-type="float" office:value="65.42" calcext:value-type="float">
            <text:p>65.42</text:p>
          </table:table-cell>
          <table:table-cell office:value-type="float" office:value="64.6507" calcext:value-type="float">
            <text:p>64.6507</text:p>
          </table:table-cell>
          <table:table-cell office:value-type="float" office:value="65.11" calcext:value-type="float">
            <text:p>65.11</text:p>
          </table:table-cell>
          <table:table-cell office:value-type="float" office:value="10984502" calcext:value-type="float">
            <text:p>10984502</text:p>
          </table:table-cell>
          <table:table-cell table:formula="of:=AVERAGE([.F195:.F214])" office:value-type="float" office:value="68.1935" calcext:value-type="float">
            <text:p>68.1935</text:p>
          </table:table-cell>
          <table:table-cell table:formula="of:=AVERAGE([.F165:.F214])" office:value-type="float" office:value="70.1474" calcext:value-type="float">
            <text:p>70.1474</text:p>
          </table:table-cell>
          <table:table-cell table:formula="of:=AVERAGE([.F115:.F214])" office:value-type="float" office:value="67.9401" calcext:value-type="float">
            <text:p>67.9401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5" calcext:value-type="date">
            <text:p>2024-11-05</text:p>
          </table:table-cell>
          <table:table-cell office:value-type="float" office:value="64.64" calcext:value-type="float">
            <text:p>64.64</text:p>
          </table:table-cell>
          <table:table-cell office:value-type="float" office:value="65.46975" calcext:value-type="float">
            <text:p>65.46975</text:p>
          </table:table-cell>
          <table:table-cell office:value-type="float" office:value="64.64" calcext:value-type="float">
            <text:p>64.64</text:p>
          </table:table-cell>
          <table:table-cell office:value-type="float" office:value="65.37" calcext:value-type="float">
            <text:p>65.37</text:p>
          </table:table-cell>
          <table:table-cell office:value-type="float" office:value="8780220" calcext:value-type="float">
            <text:p>8780220</text:p>
          </table:table-cell>
          <table:table-cell table:formula="of:=AVERAGE([.F196:.F215])" office:value-type="float" office:value="68.003" calcext:value-type="float">
            <text:p>68.003</text:p>
          </table:table-cell>
          <table:table-cell table:formula="of:=AVERAGE([.F166:.F215])" office:value-type="float" office:value="70.038" calcext:value-type="float">
            <text:p>70.038</text:p>
          </table:table-cell>
          <table:table-cell table:formula="of:=AVERAGE([.F116:.F215])" office:value-type="float" office:value="67.9639" calcext:value-type="float">
            <text:p>67.9639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6" calcext:value-type="date">
            <text:p>2024-11-06</text:p>
          </table:table-cell>
          <table:table-cell office:value-type="float" office:value="64.42" calcext:value-type="float">
            <text:p>64.42</text:p>
          </table:table-cell>
          <table:table-cell office:value-type="float" office:value="64.86" calcext:value-type="float">
            <text:p>64.86</text:p>
          </table:table-cell>
          <table:table-cell office:value-type="float" office:value="63.18" calcext:value-type="float">
            <text:p>63.18</text:p>
          </table:table-cell>
          <table:table-cell office:value-type="float" office:value="63.7" calcext:value-type="float">
            <text:p>63.7</text:p>
          </table:table-cell>
          <table:table-cell office:value-type="float" office:value="22899263" calcext:value-type="float">
            <text:p>22899263</text:p>
          </table:table-cell>
          <table:table-cell table:formula="of:=AVERAGE([.F197:.F216])" office:value-type="float" office:value="67.7095" calcext:value-type="float">
            <text:p>67.7095</text:p>
          </table:table-cell>
          <table:table-cell table:formula="of:=AVERAGE([.F167:.F216])" office:value-type="float" office:value="69.882" calcext:value-type="float">
            <text:p>69.882</text:p>
          </table:table-cell>
          <table:table-cell table:formula="of:=AVERAGE([.F117:.F216])" office:value-type="float" office:value="67.9754" calcext:value-type="float">
            <text:p>67.9754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7" calcext:value-type="date">
            <text:p>2024-11-07</text:p>
          </table:table-cell>
          <table:table-cell office:value-type="float" office:value="64.29" calcext:value-type="float">
            <text:p>64.29</text:p>
          </table:table-cell>
          <table:table-cell office:value-type="float" office:value="64.39" calcext:value-type="float">
            <text:p>64.39</text:p>
          </table:table-cell>
          <table:table-cell office:value-type="float" office:value="63.6" calcext:value-type="float">
            <text:p>63.6</text:p>
          </table:table-cell>
          <table:table-cell office:value-type="float" office:value="63.66" calcext:value-type="float">
            <text:p>63.66</text:p>
          </table:table-cell>
          <table:table-cell office:value-type="float" office:value="14856051" calcext:value-type="float">
            <text:p>14856051</text:p>
          </table:table-cell>
          <table:table-cell table:formula="of:=AVERAGE([.F198:.F217])" office:value-type="float" office:value="67.43" calcext:value-type="float">
            <text:p>67.43</text:p>
          </table:table-cell>
          <table:table-cell table:formula="of:=AVERAGE([.F168:.F217])" office:value-type="float" office:value="69.7202" calcext:value-type="float">
            <text:p>69.7202</text:p>
          </table:table-cell>
          <table:table-cell table:formula="of:=AVERAGE([.F118:.F217])" office:value-type="float" office:value="67.9858" calcext:value-type="float">
            <text:p>67.9858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8" calcext:value-type="date">
            <text:p>2024-11-08</text:p>
          </table:table-cell>
          <table:table-cell office:value-type="float" office:value="63.91" calcext:value-type="float">
            <text:p>63.91</text:p>
          </table:table-cell>
          <table:table-cell office:value-type="float" office:value="64.24" calcext:value-type="float">
            <text:p>64.24</text:p>
          </table:table-cell>
          <table:table-cell office:value-type="float" office:value="63.74" calcext:value-type="float">
            <text:p>63.74</text:p>
          </table:table-cell>
          <table:table-cell office:value-type="float" office:value="63.92" calcext:value-type="float">
            <text:p>63.92</text:p>
          </table:table-cell>
          <table:table-cell office:value-type="float" office:value="14719308" calcext:value-type="float">
            <text:p>14719308</text:p>
          </table:table-cell>
          <table:table-cell table:formula="of:=AVERAGE([.F199:.F218])" office:value-type="float" office:value="67.1475" calcext:value-type="float">
            <text:p>67.1475</text:p>
          </table:table-cell>
          <table:table-cell table:formula="of:=AVERAGE([.F169:.F218])" office:value-type="float" office:value="69.5576" calcext:value-type="float">
            <text:p>69.5576</text:p>
          </table:table-cell>
          <table:table-cell table:formula="of:=AVERAGE([.F119:.F218])" office:value-type="float" office:value="67.9987" calcext:value-type="float">
            <text:p>67.9987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1" calcext:value-type="date">
            <text:p>2024-11-11</text:p>
          </table:table-cell>
          <table:table-cell office:value-type="float" office:value="63.86" calcext:value-type="float">
            <text:p>63.86</text:p>
          </table:table-cell>
          <table:table-cell office:value-type="float" office:value="64.12" calcext:value-type="float">
            <text:p>64.12</text:p>
          </table:table-cell>
          <table:table-cell office:value-type="float" office:value="63.2509" calcext:value-type="float">
            <text:p>63.2509</text:p>
          </table:table-cell>
          <table:table-cell office:value-type="float" office:value="63.36" calcext:value-type="float">
            <text:p>63.36</text:p>
          </table:table-cell>
          <table:table-cell office:value-type="float" office:value="13980873" calcext:value-type="float">
            <text:p>13980873</text:p>
          </table:table-cell>
          <table:table-cell table:formula="of:=AVERAGE([.F200:.F219])" office:value-type="float" office:value="66.7985" calcext:value-type="float">
            <text:p>66.7985</text:p>
          </table:table-cell>
          <table:table-cell table:formula="of:=AVERAGE([.F170:.F219])" office:value-type="float" office:value="69.3754" calcext:value-type="float">
            <text:p>69.3754</text:p>
          </table:table-cell>
          <table:table-cell table:formula="of:=AVERAGE([.F120:.F219])" office:value-type="float" office:value="68.0105" calcext:value-type="float">
            <text:p>68.0105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63.61" calcext:value-type="float">
            <text:p>63.61</text:p>
          </table:table-cell>
          <table:table-cell office:value-type="float" office:value="63.75" calcext:value-type="float">
            <text:p>63.75</text:p>
          </table:table-cell>
          <table:table-cell office:value-type="float" office:value="63.12" calcext:value-type="float">
            <text:p>63.12</text:p>
          </table:table-cell>
          <table:table-cell office:value-type="float" office:value="63.2" calcext:value-type="float">
            <text:p>63.2</text:p>
          </table:table-cell>
          <table:table-cell office:value-type="float" office:value="15020975" calcext:value-type="float">
            <text:p>15020975</text:p>
          </table:table-cell>
          <table:table-cell table:formula="of:=AVERAGE([.F201:.F220])" office:value-type="float" office:value="66.4415" calcext:value-type="float">
            <text:p>66.4415</text:p>
          </table:table-cell>
          <table:table-cell table:formula="of:=AVERAGE([.F171:.F220])" office:value-type="float" office:value="69.1792" calcext:value-type="float">
            <text:p>69.1792</text:p>
          </table:table-cell>
          <table:table-cell table:formula="of:=AVERAGE([.F121:.F220])" office:value-type="float" office:value="68.0148" calcext:value-type="float">
            <text:p>68.0148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3" calcext:value-type="date">
            <text:p>2024-11-13</text:p>
          </table:table-cell>
          <table:table-cell office:value-type="float" office:value="63.05" calcext:value-type="float">
            <text:p>63.05</text:p>
          </table:table-cell>
          <table:table-cell office:value-type="float" office:value="63.26" calcext:value-type="float">
            <text:p>63.26</text:p>
          </table:table-cell>
          <table:table-cell office:value-type="float" office:value="62.49" calcext:value-type="float">
            <text:p>62.49</text:p>
          </table:table-cell>
          <table:table-cell office:value-type="float" office:value="63" calcext:value-type="float">
            <text:p>63</text:p>
          </table:table-cell>
          <table:table-cell office:value-type="float" office:value="13177637" calcext:value-type="float">
            <text:p>13177637</text:p>
          </table:table-cell>
          <table:table-cell table:formula="of:=AVERAGE([.F202:.F221])" office:value-type="float" office:value="66.063" calcext:value-type="float">
            <text:p>66.063</text:p>
          </table:table-cell>
          <table:table-cell table:formula="of:=AVERAGE([.F172:.F221])" office:value-type="float" office:value="68.988" calcext:value-type="float">
            <text:p>68.988</text:p>
          </table:table-cell>
          <table:table-cell table:formula="of:=AVERAGE([.F122:.F221])" office:value-type="float" office:value="68.0051" calcext:value-type="float">
            <text:p>68.0051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4" calcext:value-type="date">
            <text:p>2024-11-14</text:p>
          </table:table-cell>
          <table:table-cell table:number-columns-repeated="2" office:value-type="float" office:value="63.11" calcext:value-type="float">
            <text:p>63.11</text:p>
          </table:table-cell>
          <table:table-cell office:value-type="float" office:value="62.43" calcext:value-type="float">
            <text:p>62.43</text:p>
          </table:table-cell>
          <table:table-cell office:value-type="float" office:value="62.55" calcext:value-type="float">
            <text:p>62.55</text:p>
          </table:table-cell>
          <table:table-cell office:value-type="float" office:value="15910820" calcext:value-type="float">
            <text:p>15910820</text:p>
          </table:table-cell>
          <table:table-cell table:formula="of:=AVERAGE([.F203:.F222])" office:value-type="float" office:value="65.6955" calcext:value-type="float">
            <text:p>65.6955</text:p>
          </table:table-cell>
          <table:table-cell table:formula="of:=AVERAGE([.F173:.F222])" office:value-type="float" office:value="68.8156" calcext:value-type="float">
            <text:p>68.8156</text:p>
          </table:table-cell>
          <table:table-cell table:formula="of:=AVERAGE([.F123:.F222])" office:value-type="float" office:value="67.9922" calcext:value-type="float">
            <text:p>67.9922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5" calcext:value-type="date">
            <text:p>2024-11-15</text:p>
          </table:table-cell>
          <table:table-cell office:value-type="float" office:value="62.42" calcext:value-type="float">
            <text:p>62.42</text:p>
          </table:table-cell>
          <table:table-cell office:value-type="float" office:value="62.63" calcext:value-type="float">
            <text:p>62.63</text:p>
          </table:table-cell>
          <table:table-cell office:value-type="float" office:value="61.39" calcext:value-type="float">
            <text:p>61.39</text:p>
          </table:table-cell>
          <table:table-cell office:value-type="float" office:value="61.74" calcext:value-type="float">
            <text:p>61.74</text:p>
          </table:table-cell>
          <table:table-cell office:value-type="float" office:value="26284331" calcext:value-type="float">
            <text:p>26284331</text:p>
          </table:table-cell>
          <table:table-cell table:formula="of:=AVERAGE([.F204:.F223])" office:value-type="float" office:value="65.2605" calcext:value-type="float">
            <text:p>65.2605</text:p>
          </table:table-cell>
          <table:table-cell table:formula="of:=AVERAGE([.F174:.F223])" office:value-type="float" office:value="68.6276" calcext:value-type="float">
            <text:p>68.6276</text:p>
          </table:table-cell>
          <table:table-cell table:formula="of:=AVERAGE([.F124:.F223])" office:value-type="float" office:value="67.9691" calcext:value-type="float">
            <text:p>67.9691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18" calcext:value-type="date">
            <text:p>2024-11-18</text:p>
          </table:table-cell>
          <table:table-cell office:value-type="float" office:value="61.85" calcext:value-type="float">
            <text:p>61.85</text:p>
          </table:table-cell>
          <table:table-cell office:value-type="float" office:value="62.14" calcext:value-type="float">
            <text:p>62.14</text:p>
          </table:table-cell>
          <table:table-cell office:value-type="float" office:value="61.56" calcext:value-type="float">
            <text:p>61.56</text:p>
          </table:table-cell>
          <table:table-cell office:value-type="float" office:value="61.86" calcext:value-type="float">
            <text:p>61.86</text:p>
          </table:table-cell>
          <table:table-cell office:value-type="float" office:value="16079364" calcext:value-type="float">
            <text:p>16079364</text:p>
          </table:table-cell>
          <table:table-cell table:formula="of:=AVERAGE([.F205:.F224])" office:value-type="float" office:value="64.881" calcext:value-type="float">
            <text:p>64.881</text:p>
          </table:table-cell>
          <table:table-cell table:formula="of:=AVERAGE([.F175:.F224])" office:value-type="float" office:value="68.4278" calcext:value-type="float">
            <text:p>68.4278</text:p>
          </table:table-cell>
          <table:table-cell table:formula="of:=AVERAGE([.F125:.F224])" office:value-type="float" office:value="67.9486" calcext:value-type="float">
            <text:p>67.9486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61.9" calcext:value-type="float">
            <text:p>61.9</text:p>
          </table:table-cell>
          <table:table-cell office:value-type="float" office:value="62.62" calcext:value-type="float">
            <text:p>62.62</text:p>
          </table:table-cell>
          <table:table-cell office:value-type="float" office:value="61.63" calcext:value-type="float">
            <text:p>61.63</text:p>
          </table:table-cell>
          <table:table-cell office:value-type="float" office:value="62.59" calcext:value-type="float">
            <text:p>62.59</text:p>
          </table:table-cell>
          <table:table-cell office:value-type="float" office:value="16254832" calcext:value-type="float">
            <text:p>16254832</text:p>
          </table:table-cell>
          <table:table-cell table:formula="of:=AVERAGE([.F206:.F225])" office:value-type="float" office:value="64.538" calcext:value-type="float">
            <text:p>64.538</text:p>
          </table:table-cell>
          <table:table-cell table:formula="of:=AVERAGE([.F176:.F225])" office:value-type="float" office:value="68.2486" calcext:value-type="float">
            <text:p>68.2486</text:p>
          </table:table-cell>
          <table:table-cell table:formula="of:=AVERAGE([.F126:.F225])" office:value-type="float" office:value="67.938" calcext:value-type="float">
            <text:p>67.938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0" calcext:value-type="date">
            <text:p>2024-11-20</text:p>
          </table:table-cell>
          <table:table-cell office:value-type="float" office:value="62.7" calcext:value-type="float">
            <text:p>62.7</text:p>
          </table:table-cell>
          <table:table-cell office:value-type="float" office:value="63.01" calcext:value-type="float">
            <text:p>63.01</text:p>
          </table:table-cell>
          <table:table-cell office:value-type="float" office:value="62.02" calcext:value-type="float">
            <text:p>62.02</text:p>
          </table:table-cell>
          <table:table-cell office:value-type="float" office:value="62.99" calcext:value-type="float">
            <text:p>62.99</text:p>
          </table:table-cell>
          <table:table-cell office:value-type="float" office:value="18904909" calcext:value-type="float">
            <text:p>18904909</text:p>
          </table:table-cell>
          <table:table-cell table:formula="of:=AVERAGE([.F207:.F226])" office:value-type="float" office:value="64.287" calcext:value-type="float">
            <text:p>64.287</text:p>
          </table:table-cell>
          <table:table-cell table:formula="of:=AVERAGE([.F177:.F226])" office:value-type="float" office:value="68.0868" calcext:value-type="float">
            <text:p>68.0868</text:p>
          </table:table-cell>
          <table:table-cell table:formula="of:=AVERAGE([.F127:.F226])" office:value-type="float" office:value="67.9351" calcext:value-type="float">
            <text:p>67.9351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1" calcext:value-type="date">
            <text:p>2024-11-21</text:p>
          </table:table-cell>
          <table:table-cell office:value-type="float" office:value="63.14" calcext:value-type="float">
            <text:p>63.14</text:p>
          </table:table-cell>
          <table:table-cell office:value-type="float" office:value="63.81" calcext:value-type="float">
            <text:p>63.81</text:p>
          </table:table-cell>
          <table:table-cell office:value-type="float" office:value="62.95" calcext:value-type="float">
            <text:p>62.95</text:p>
          </table:table-cell>
          <table:table-cell office:value-type="float" office:value="63.76" calcext:value-type="float">
            <text:p>63.76</text:p>
          </table:table-cell>
          <table:table-cell office:value-type="float" office:value="17292300" calcext:value-type="float">
            <text:p>17292300</text:p>
          </table:table-cell>
          <table:table-cell table:formula="of:=AVERAGE([.F208:.F227])" office:value-type="float" office:value="64.11" calcext:value-type="float">
            <text:p>64.11</text:p>
          </table:table-cell>
          <table:table-cell table:formula="of:=AVERAGE([.F178:.F227])" office:value-type="float" office:value="67.9374" calcext:value-type="float">
            <text:p>67.9374</text:p>
          </table:table-cell>
          <table:table-cell table:formula="of:=AVERAGE([.F128:.F227])" office:value-type="float" office:value="67.9412" calcext:value-type="float">
            <text:p>67.9412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64.24" calcext:value-type="float">
            <text:p>64.24</text:p>
          </table:table-cell>
          <table:table-cell office:value-type="float" office:value="64.48" calcext:value-type="float">
            <text:p>64.48</text:p>
          </table:table-cell>
          <table:table-cell office:value-type="float" office:value="63.65" calcext:value-type="float">
            <text:p>63.65</text:p>
          </table:table-cell>
          <table:table-cell office:value-type="float" office:value="63.92" calcext:value-type="float">
            <text:p>63.92</text:p>
          </table:table-cell>
          <table:table-cell office:value-type="float" office:value="19562231" calcext:value-type="float">
            <text:p>19562231</text:p>
          </table:table-cell>
          <table:table-cell table:formula="of:=AVERAGE([.F209:.F228])" office:value-type="float" office:value="63.96" calcext:value-type="float">
            <text:p>63.96</text:p>
          </table:table-cell>
          <table:table-cell table:formula="of:=AVERAGE([.F179:.F228])" office:value-type="float" office:value="67.7876" calcext:value-type="float">
            <text:p>67.7876</text:p>
          </table:table-cell>
          <table:table-cell table:formula="of:=AVERAGE([.F129:.F228])" office:value-type="float" office:value="67.9471" calcext:value-type="float">
            <text:p>67.9471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64.32" calcext:value-type="float">
            <text:p>64.32</text:p>
          </table:table-cell>
          <table:table-cell office:value-type="float" office:value="64.71" calcext:value-type="float">
            <text:p>64.71</text:p>
          </table:table-cell>
          <table:table-cell office:value-type="float" office:value="63.84" calcext:value-type="float">
            <text:p>63.84</text:p>
          </table:table-cell>
          <table:table-cell office:value-type="float" office:value="64.38" calcext:value-type="float">
            <text:p>64.38</text:p>
          </table:table-cell>
          <table:table-cell office:value-type="float" office:value="36805252" calcext:value-type="float">
            <text:p>36805252</text:p>
          </table:table-cell>
          <table:table-cell table:formula="of:=AVERAGE([.F210:.F229])" office:value-type="float" office:value="63.8455" calcext:value-type="float">
            <text:p>63.8455</text:p>
          </table:table-cell>
          <table:table-cell table:formula="of:=AVERAGE([.F180:.F229])" office:value-type="float" office:value="67.6332" calcext:value-type="float">
            <text:p>67.6332</text:p>
          </table:table-cell>
          <table:table-cell table:formula="of:=AVERAGE([.F130:.F229])" office:value-type="float" office:value="67.9533" calcext:value-type="float">
            <text:p>67.9533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6" calcext:value-type="date">
            <text:p>2024-11-26</text:p>
          </table:table-cell>
          <table:table-cell office:value-type="float" office:value="64.32" calcext:value-type="float">
            <text:p>64.32</text:p>
          </table:table-cell>
          <table:table-cell office:value-type="float" office:value="64.64" calcext:value-type="float">
            <text:p>64.64</text:p>
          </table:table-cell>
          <table:table-cell office:value-type="float" office:value="64.06" calcext:value-type="float">
            <text:p>64.06</text:p>
          </table:table-cell>
          <table:table-cell office:value-type="float" office:value="64.55" calcext:value-type="float">
            <text:p>64.55</text:p>
          </table:table-cell>
          <table:table-cell office:value-type="float" office:value="14473271" calcext:value-type="float">
            <text:p>14473271</text:p>
          </table:table-cell>
          <table:table-cell table:formula="of:=AVERAGE([.F211:.F230])" office:value-type="float" office:value="63.795" calcext:value-type="float">
            <text:p>63.795</text:p>
          </table:table-cell>
          <table:table-cell table:formula="of:=AVERAGE([.F181:.F230])" office:value-type="float" office:value="67.4882" calcext:value-type="float">
            <text:p>67.4882</text:p>
          </table:table-cell>
          <table:table-cell table:formula="of:=AVERAGE([.F131:.F230])" office:value-type="float" office:value="67.9692" calcext:value-type="float">
            <text:p>67.9692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7" calcext:value-type="date">
            <text:p>2024-11-27</text:p>
          </table:table-cell>
          <table:table-cell office:value-type="float" office:value="64.96" calcext:value-type="float">
            <text:p>64.96</text:p>
          </table:table-cell>
          <table:table-cell office:value-type="float" office:value="65.1" calcext:value-type="float">
            <text:p>65.1</text:p>
          </table:table-cell>
          <table:table-cell office:value-type="float" office:value="64.25" calcext:value-type="float">
            <text:p>64.25</text:p>
          </table:table-cell>
          <table:table-cell office:value-type="float" office:value="64.43" calcext:value-type="float">
            <text:p>64.43</text:p>
          </table:table-cell>
          <table:table-cell office:value-type="float" office:value="13263403" calcext:value-type="float">
            <text:p>13263403</text:p>
          </table:table-cell>
          <table:table-cell table:formula="of:=AVERAGE([.F212:.F231])" office:value-type="float" office:value="63.7205" calcext:value-type="float">
            <text:p>63.7205</text:p>
          </table:table-cell>
          <table:table-cell table:formula="of:=AVERAGE([.F182:.F231])" office:value-type="float" office:value="67.3418" calcext:value-type="float">
            <text:p>67.3418</text:p>
          </table:table-cell>
          <table:table-cell table:formula="of:=AVERAGE([.F132:.F231])" office:value-type="float" office:value="67.9866" calcext:value-type="float">
            <text:p>67.9866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9" calcext:value-type="date">
            <text:p>2024-11-29</text:p>
          </table:table-cell>
          <table:table-cell office:value-type="float" office:value="64.02" calcext:value-type="float">
            <text:p>64.02</text:p>
          </table:table-cell>
          <table:table-cell office:value-type="float" office:value="64.25" calcext:value-type="float">
            <text:p>64.25</text:p>
          </table:table-cell>
          <table:table-cell office:value-type="float" office:value="63.77" calcext:value-type="float">
            <text:p>63.77</text:p>
          </table:table-cell>
          <table:table-cell office:value-type="float" office:value="64.08" calcext:value-type="float">
            <text:p>64.08</text:p>
          </table:table-cell>
          <table:table-cell office:value-type="float" office:value="10648354" calcext:value-type="float">
            <text:p>10648354</text:p>
          </table:table-cell>
          <table:table-cell table:formula="of:=AVERAGE([.F213:.F232])" office:value-type="float" office:value="63.659" calcext:value-type="float">
            <text:p>63.659</text:p>
          </table:table-cell>
          <table:table-cell table:formula="of:=AVERAGE([.F183:.F232])" office:value-type="float" office:value="67.211" calcext:value-type="float">
            <text:p>67.211</text:p>
          </table:table-cell>
          <table:table-cell table:formula="of:=AVERAGE([.F133:.F232])" office:value-type="float" office:value="67.9991" calcext:value-type="float">
            <text:p>67.9991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64.015" calcext:value-type="float">
            <text:p>64.015</text:p>
          </table:table-cell>
          <table:table-cell office:value-type="float" office:value="64.19" calcext:value-type="float">
            <text:p>64.19</text:p>
          </table:table-cell>
          <table:table-cell office:value-type="float" office:value="63.345" calcext:value-type="float">
            <text:p>63.345</text:p>
          </table:table-cell>
          <table:table-cell office:value-type="float" office:value="63.65" calcext:value-type="float">
            <text:p>63.65</text:p>
          </table:table-cell>
          <table:table-cell office:value-type="float" office:value="16500095" calcext:value-type="float">
            <text:p>16500095</text:p>
          </table:table-cell>
          <table:table-cell table:formula="of:=AVERAGE([.F214:.F233])" office:value-type="float" office:value="63.591" calcext:value-type="float">
            <text:p>63.591</text:p>
          </table:table-cell>
          <table:table-cell table:formula="of:=AVERAGE([.F184:.F233])" office:value-type="float" office:value="67.0512" calcext:value-type="float">
            <text:p>67.0512</text:p>
          </table:table-cell>
          <table:table-cell table:formula="of:=AVERAGE([.F134:.F233])" office:value-type="float" office:value="68.0046" calcext:value-type="float">
            <text:p>68.0046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3" calcext:value-type="date">
            <text:p>2024-12-03</text:p>
          </table:table-cell>
          <table:table-cell office:value-type="float" office:value="63.7" calcext:value-type="float">
            <text:p>63.7</text:p>
          </table:table-cell>
          <table:table-cell office:value-type="float" office:value="64.08" calcext:value-type="float">
            <text:p>64.08</text:p>
          </table:table-cell>
          <table:table-cell office:value-type="float" office:value="63.025" calcext:value-type="float">
            <text:p>63.025</text:p>
          </table:table-cell>
          <table:table-cell office:value-type="float" office:value="63.52" calcext:value-type="float">
            <text:p>63.52</text:p>
          </table:table-cell>
          <table:table-cell office:value-type="float" office:value="24874490" calcext:value-type="float">
            <text:p>24874490</text:p>
          </table:table-cell>
          <table:table-cell table:formula="of:=AVERAGE([.F215:.F234])" office:value-type="float" office:value="63.5115" calcext:value-type="float">
            <text:p>63.5115</text:p>
          </table:table-cell>
          <table:table-cell table:formula="of:=AVERAGE([.F185:.F234])" office:value-type="float" office:value="66.887" calcext:value-type="float">
            <text:p>66.887</text:p>
          </table:table-cell>
          <table:table-cell table:formula="of:=AVERAGE([.F135:.F234])" office:value-type="float" office:value="68.0028" calcext:value-type="float">
            <text:p>68.0028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4" calcext:value-type="date">
            <text:p>2024-12-04</text:p>
          </table:table-cell>
          <table:table-cell office:value-type="float" office:value="63.275" calcext:value-type="float">
            <text:p>63.275</text:p>
          </table:table-cell>
          <table:table-cell office:value-type="float" office:value="63.35" calcext:value-type="float">
            <text:p>63.35</text:p>
          </table:table-cell>
          <table:table-cell office:value-type="float" office:value="61.9" calcext:value-type="float">
            <text:p>61.9</text:p>
          </table:table-cell>
          <table:table-cell office:value-type="float" office:value="62.21" calcext:value-type="float">
            <text:p>62.21</text:p>
          </table:table-cell>
          <table:table-cell office:value-type="float" office:value="28137660" calcext:value-type="float">
            <text:p>28137660</text:p>
          </table:table-cell>
          <table:table-cell table:formula="of:=AVERAGE([.F216:.F235])" office:value-type="float" office:value="63.3535" calcext:value-type="float">
            <text:p>63.3535</text:p>
          </table:table-cell>
          <table:table-cell table:formula="of:=AVERAGE([.F186:.F235])" office:value-type="float" office:value="66.7046" calcext:value-type="float">
            <text:p>66.7046</text:p>
          </table:table-cell>
          <table:table-cell table:formula="of:=AVERAGE([.F136:.F235])" office:value-type="float" office:value="67.9908" calcext:value-type="float">
            <text:p>67.9908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62.37" calcext:value-type="float">
            <text:p>62.37</text:p>
          </table:table-cell>
          <table:table-cell office:value-type="float" office:value="63.12" calcext:value-type="float">
            <text:p>63.12</text:p>
          </table:table-cell>
          <table:table-cell office:value-type="float" office:value="62.1" calcext:value-type="float">
            <text:p>62.1</text:p>
          </table:table-cell>
          <table:table-cell office:value-type="float" office:value="62.92" calcext:value-type="float">
            <text:p>62.92</text:p>
          </table:table-cell>
          <table:table-cell office:value-type="float" office:value="21040359" calcext:value-type="float">
            <text:p>21040359</text:p>
          </table:table-cell>
          <table:table-cell table:formula="of:=AVERAGE([.F217:.F236])" office:value-type="float" office:value="63.3145" calcext:value-type="float">
            <text:p>63.3145</text:p>
          </table:table-cell>
          <table:table-cell table:formula="of:=AVERAGE([.F187:.F236])" office:value-type="float" office:value="66.534" calcext:value-type="float">
            <text:p>66.534</text:p>
          </table:table-cell>
          <table:table-cell table:formula="of:=AVERAGE([.F137:.F236])" office:value-type="float" office:value="67.9773" calcext:value-type="float">
            <text:p>67.9773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6" calcext:value-type="date">
            <text:p>2024-12-06</text:p>
          </table:table-cell>
          <table:table-cell office:value-type="float" office:value="62.85" calcext:value-type="float">
            <text:p>62.85</text:p>
          </table:table-cell>
          <table:table-cell office:value-type="float" office:value="63.36" calcext:value-type="float">
            <text:p>63.36</text:p>
          </table:table-cell>
          <table:table-cell office:value-type="float" office:value="62.51" calcext:value-type="float">
            <text:p>62.51</text:p>
          </table:table-cell>
          <table:table-cell office:value-type="float" office:value="62.53" calcext:value-type="float">
            <text:p>62.53</text:p>
          </table:table-cell>
          <table:table-cell office:value-type="float" office:value="15581148" calcext:value-type="float">
            <text:p>15581148</text:p>
          </table:table-cell>
          <table:table-cell table:formula="of:=AVERAGE([.F218:.F237])" office:value-type="float" office:value="63.258" calcext:value-type="float">
            <text:p>63.258</text:p>
          </table:table-cell>
          <table:table-cell table:formula="of:=AVERAGE([.F188:.F237])" office:value-type="float" office:value="66.3566" calcext:value-type="float">
            <text:p>66.3566</text:p>
          </table:table-cell>
          <table:table-cell table:formula="of:=AVERAGE([.F138:.F237])" office:value-type="float" office:value="67.9505" calcext:value-type="float">
            <text:p>67.9505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09" calcext:value-type="date">
            <text:p>2024-12-09</text:p>
          </table:table-cell>
          <table:table-cell office:value-type="float" office:value="62.69" calcext:value-type="float">
            <text:p>62.69</text:p>
          </table:table-cell>
          <table:table-cell office:value-type="float" office:value="62.929" calcext:value-type="float">
            <text:p>62.929</text:p>
          </table:table-cell>
          <table:table-cell office:value-type="float" office:value="61.9" calcext:value-type="float">
            <text:p>61.9</text:p>
          </table:table-cell>
          <table:table-cell office:value-type="float" office:value="62.6" calcext:value-type="float">
            <text:p>62.6</text:p>
          </table:table-cell>
          <table:table-cell office:value-type="float" office:value="22348331" calcext:value-type="float">
            <text:p>22348331</text:p>
          </table:table-cell>
          <table:table-cell table:formula="of:=AVERAGE([.F219:.F238])" office:value-type="float" office:value="63.192" calcext:value-type="float">
            <text:p>63.192</text:p>
          </table:table-cell>
          <table:table-cell table:formula="of:=AVERAGE([.F189:.F238])" office:value-type="float" office:value="66.1728" calcext:value-type="float">
            <text:p>66.1728</text:p>
          </table:table-cell>
          <table:table-cell table:formula="of:=AVERAGE([.F139:.F238])" office:value-type="float" office:value="67.9246" calcext:value-type="float">
            <text:p>67.9246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0" calcext:value-type="date">
            <text:p>2024-12-10</text:p>
          </table:table-cell>
          <table:table-cell office:value-type="float" office:value="62.69" calcext:value-type="float">
            <text:p>62.69</text:p>
          </table:table-cell>
          <table:table-cell office:value-type="float" office:value="63.04" calcext:value-type="float">
            <text:p>63.04</text:p>
          </table:table-cell>
          <table:table-cell office:value-type="float" office:value="61.79" calcext:value-type="float">
            <text:p>61.79</text:p>
          </table:table-cell>
          <table:table-cell office:value-type="float" office:value="62.91" calcext:value-type="float">
            <text:p>62.91</text:p>
          </table:table-cell>
          <table:table-cell office:value-type="float" office:value="14949415" calcext:value-type="float">
            <text:p>14949415</text:p>
          </table:table-cell>
          <table:table-cell table:formula="of:=AVERAGE([.F220:.F239])" office:value-type="float" office:value="63.1695" calcext:value-type="float">
            <text:p>63.1695</text:p>
          </table:table-cell>
          <table:table-cell table:formula="of:=AVERAGE([.F190:.F239])" office:value-type="float" office:value="65.9938" calcext:value-type="float">
            <text:p>65.9938</text:p>
          </table:table-cell>
          <table:table-cell table:formula="of:=AVERAGE([.F140:.F239])" office:value-type="float" office:value="67.9008" calcext:value-type="float">
            <text:p>67.9008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62.985" calcext:value-type="float">
            <text:p>62.985</text:p>
          </table:table-cell>
          <table:table-cell office:value-type="float" office:value="63.63" calcext:value-type="float">
            <text:p>63.63</text:p>
          </table:table-cell>
          <table:table-cell office:value-type="float" office:value="62.4" calcext:value-type="float">
            <text:p>62.4</text:p>
          </table:table-cell>
          <table:table-cell office:value-type="float" office:value="62.64" calcext:value-type="float">
            <text:p>62.64</text:p>
          </table:table-cell>
          <table:table-cell office:value-type="float" office:value="32819011" calcext:value-type="float">
            <text:p>32819011</text:p>
          </table:table-cell>
          <table:table-cell table:formula="of:=AVERAGE([.F221:.F240])" office:value-type="float" office:value="63.1415" calcext:value-type="float">
            <text:p>63.1415</text:p>
          </table:table-cell>
          <table:table-cell table:formula="of:=AVERAGE([.F191:.F240])" office:value-type="float" office:value="65.8124" calcext:value-type="float">
            <text:p>65.8124</text:p>
          </table:table-cell>
          <table:table-cell table:formula="of:=AVERAGE([.F141:.F240])" office:value-type="float" office:value="67.8795" calcext:value-type="float">
            <text:p>67.8795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2" calcext:value-type="date">
            <text:p>2024-12-12</text:p>
          </table:table-cell>
          <table:table-cell office:value-type="float" office:value="63.55" calcext:value-type="float">
            <text:p>63.55</text:p>
          </table:table-cell>
          <table:table-cell office:value-type="float" office:value="63.92" calcext:value-type="float">
            <text:p>63.92</text:p>
          </table:table-cell>
          <table:table-cell office:value-type="float" office:value="63.22" calcext:value-type="float">
            <text:p>63.22</text:p>
          </table:table-cell>
          <table:table-cell office:value-type="float" office:value="63.84" calcext:value-type="float">
            <text:p>63.84</text:p>
          </table:table-cell>
          <table:table-cell office:value-type="float" office:value="17542091" calcext:value-type="float">
            <text:p>17542091</text:p>
          </table:table-cell>
          <table:table-cell table:formula="of:=AVERAGE([.F222:.F241])" office:value-type="float" office:value="63.1835" calcext:value-type="float">
            <text:p>63.1835</text:p>
          </table:table-cell>
          <table:table-cell table:formula="of:=AVERAGE([.F192:.F241])" office:value-type="float" office:value="65.669" calcext:value-type="float">
            <text:p>65.669</text:p>
          </table:table-cell>
          <table:table-cell table:formula="of:=AVERAGE([.F142:.F241])" office:value-type="float" office:value="67.8683" calcext:value-type="float">
            <text:p>67.8683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63.64" calcext:value-type="float">
            <text:p>63.64</text:p>
          </table:table-cell>
          <table:table-cell office:value-type="float" office:value="63.835" calcext:value-type="float">
            <text:p>63.835</text:p>
          </table:table-cell>
          <table:table-cell office:value-type="float" office:value="63.11" calcext:value-type="float">
            <text:p>63.11</text:p>
          </table:table-cell>
          <table:table-cell office:value-type="float" office:value="63.12" calcext:value-type="float">
            <text:p>63.12</text:p>
          </table:table-cell>
          <table:table-cell office:value-type="float" office:value="13429033" calcext:value-type="float">
            <text:p>13429033</text:p>
          </table:table-cell>
          <table:table-cell table:formula="of:=AVERAGE([.F223:.F242])" office:value-type="float" office:value="63.212" calcext:value-type="float">
            <text:p>63.212</text:p>
          </table:table-cell>
          <table:table-cell table:formula="of:=AVERAGE([.F193:.F242])" office:value-type="float" office:value="65.521" calcext:value-type="float">
            <text:p>65.521</text:p>
          </table:table-cell>
          <table:table-cell table:formula="of:=AVERAGE([.F143:.F242])" office:value-type="float" office:value="67.8414" calcext:value-type="float">
            <text:p>67.8414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6" calcext:value-type="date">
            <text:p>2024-12-16</text:p>
          </table:table-cell>
          <table:table-cell office:value-type="float" office:value="63.22" calcext:value-type="float">
            <text:p>63.22</text:p>
          </table:table-cell>
          <table:table-cell office:value-type="float" office:value="63.86" calcext:value-type="float">
            <text:p>63.86</text:p>
          </table:table-cell>
          <table:table-cell office:value-type="float" office:value="62.35" calcext:value-type="float">
            <text:p>62.35</text:p>
          </table:table-cell>
          <table:table-cell office:value-type="float" office:value="62.55" calcext:value-type="float">
            <text:p>62.55</text:p>
          </table:table-cell>
          <table:table-cell office:value-type="float" office:value="24559738" calcext:value-type="float">
            <text:p>24559738</text:p>
          </table:table-cell>
          <table:table-cell table:formula="of:=AVERAGE([.F224:.F243])" office:value-type="float" office:value="63.2525" calcext:value-type="float">
            <text:p>63.2525</text:p>
          </table:table-cell>
          <table:table-cell table:formula="of:=AVERAGE([.F194:.F243])" office:value-type="float" office:value="65.3686" calcext:value-type="float">
            <text:p>65.3686</text:p>
          </table:table-cell>
          <table:table-cell table:formula="of:=AVERAGE([.F144:.F243])" office:value-type="float" office:value="67.8062" calcext:value-type="float">
            <text:p>67.8062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7" calcext:value-type="date">
            <text:p>2024-12-17</text:p>
          </table:table-cell>
          <table:table-cell office:value-type="float" office:value="62.45" calcext:value-type="float">
            <text:p>62.45</text:p>
          </table:table-cell>
          <table:table-cell office:value-type="float" office:value="63.55" calcext:value-type="float">
            <text:p>63.55</text:p>
          </table:table-cell>
          <table:table-cell office:value-type="float" office:value="62.32" calcext:value-type="float">
            <text:p>62.32</text:p>
          </table:table-cell>
          <table:table-cell office:value-type="float" office:value="63.4" calcext:value-type="float">
            <text:p>63.4</text:p>
          </table:table-cell>
          <table:table-cell office:value-type="float" office:value="21902382" calcext:value-type="float">
            <text:p>21902382</text:p>
          </table:table-cell>
          <table:table-cell table:formula="of:=AVERAGE([.F225:.F244])" office:value-type="float" office:value="63.3295" calcext:value-type="float">
            <text:p>63.3295</text:p>
          </table:table-cell>
          <table:table-cell table:formula="of:=AVERAGE([.F195:.F244])" office:value-type="float" office:value="65.2564" calcext:value-type="float">
            <text:p>65.2564</text:p>
          </table:table-cell>
          <table:table-cell table:formula="of:=AVERAGE([.F145:.F244])" office:value-type="float" office:value="67.7697" calcext:value-type="float">
            <text:p>67.7697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8" calcext:value-type="date">
            <text:p>2024-12-18</text:p>
          </table:table-cell>
          <table:table-cell office:value-type="float" office:value="62.92" calcext:value-type="float">
            <text:p>62.92</text:p>
          </table:table-cell>
          <table:table-cell office:value-type="float" office:value="63.64" calcext:value-type="float">
            <text:p>63.64</text:p>
          </table:table-cell>
          <table:table-cell office:value-type="float" office:value="62.79" calcext:value-type="float">
            <text:p>62.79</text:p>
          </table:table-cell>
          <table:table-cell office:value-type="float" office:value="62.85" calcext:value-type="float">
            <text:p>62.85</text:p>
          </table:table-cell>
          <table:table-cell office:value-type="float" office:value="20946087" calcext:value-type="float">
            <text:p>20946087</text:p>
          </table:table-cell>
          <table:table-cell table:formula="of:=AVERAGE([.F226:.F245])" office:value-type="float" office:value="63.3425" calcext:value-type="float">
            <text:p>63.3425</text:p>
          </table:table-cell>
          <table:table-cell table:formula="of:=AVERAGE([.F196:.F245])" office:value-type="float" office:value="65.1298" calcext:value-type="float">
            <text:p>65.1298</text:p>
          </table:table-cell>
          <table:table-cell table:formula="of:=AVERAGE([.F146:.F245])" office:value-type="float" office:value="67.7299" calcext:value-type="float">
            <text:p>67.7299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9" calcext:value-type="date">
            <text:p>2024-12-19</text:p>
          </table:table-cell>
          <table:table-cell office:value-type="float" office:value="62.62" calcext:value-type="float">
            <text:p>62.62</text:p>
          </table:table-cell>
          <table:table-cell office:value-type="float" office:value="63.17" calcext:value-type="float">
            <text:p>63.17</text:p>
          </table:table-cell>
          <table:table-cell office:value-type="float" office:value="62.4" calcext:value-type="float">
            <text:p>62.4</text:p>
          </table:table-cell>
          <table:table-cell office:value-type="float" office:value="62.45" calcext:value-type="float">
            <text:p>62.45</text:p>
          </table:table-cell>
          <table:table-cell office:value-type="float" office:value="21300647" calcext:value-type="float">
            <text:p>21300647</text:p>
          </table:table-cell>
          <table:table-cell table:formula="of:=AVERAGE([.F227:.F246])" office:value-type="float" office:value="63.3155" calcext:value-type="float">
            <text:p>63.3155</text:p>
          </table:table-cell>
          <table:table-cell table:formula="of:=AVERAGE([.F197:.F246])" office:value-type="float" office:value="64.9874" calcext:value-type="float">
            <text:p>64.9874</text:p>
          </table:table-cell>
          <table:table-cell table:formula="of:=AVERAGE([.F147:.F246])" office:value-type="float" office:value="67.6776" calcext:value-type="float">
            <text:p>67.6776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20" calcext:value-type="date">
            <text:p>2024-12-20</text:p>
          </table:table-cell>
          <table:table-cell office:value-type="float" office:value="62.5" calcext:value-type="float">
            <text:p>62.5</text:p>
          </table:table-cell>
          <table:table-cell office:value-type="float" office:value="63.06" calcext:value-type="float">
            <text:p>63.06</text:p>
          </table:table-cell>
          <table:table-cell office:value-type="float" office:value="62.28" calcext:value-type="float">
            <text:p>62.28</text:p>
          </table:table-cell>
          <table:table-cell office:value-type="float" office:value="62.55" calcext:value-type="float">
            <text:p>62.55</text:p>
          </table:table-cell>
          <table:table-cell office:value-type="float" office:value="42458096" calcext:value-type="float">
            <text:p>42458096</text:p>
          </table:table-cell>
          <table:table-cell table:formula="of:=AVERAGE([.F228:.F247])" office:value-type="float" office:value="63.255" calcext:value-type="float">
            <text:p>63.255</text:p>
          </table:table-cell>
          <table:table-cell table:formula="of:=AVERAGE([.F198:.F247])" office:value-type="float" office:value="64.8534" calcext:value-type="float">
            <text:p>64.8534</text:p>
          </table:table-cell>
          <table:table-cell table:formula="of:=AVERAGE([.F148:.F247])" office:value-type="float" office:value="67.6357" calcext:value-type="float">
            <text:p>67.6357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3" calcext:value-type="date">
            <text:p>2024-12-23</text:p>
          </table:table-cell>
          <table:table-cell office:value-type="float" office:value="62.49" calcext:value-type="float">
            <text:p>62.49</text:p>
          </table:table-cell>
          <table:table-cell office:value-type="float" office:value="62.76" calcext:value-type="float">
            <text:p>62.76</text:p>
          </table:table-cell>
          <table:table-cell office:value-type="float" office:value="61.5318" calcext:value-type="float">
            <text:p>61.5318</text:p>
          </table:table-cell>
          <table:table-cell office:value-type="float" office:value="62.38" calcext:value-type="float">
            <text:p>62.38</text:p>
          </table:table-cell>
          <table:table-cell office:value-type="float" office:value="13010758" calcext:value-type="float">
            <text:p>13010758</text:p>
          </table:table-cell>
          <table:table-cell table:formula="of:=AVERAGE([.F229:.F248])" office:value-type="float" office:value="63.178" calcext:value-type="float">
            <text:p>63.178</text:p>
          </table:table-cell>
          <table:table-cell table:formula="of:=AVERAGE([.F199:.F248])" office:value-type="float" office:value="64.7096" calcext:value-type="float">
            <text:p>64.7096</text:p>
          </table:table-cell>
          <table:table-cell table:formula="of:=AVERAGE([.F149:.F248])" office:value-type="float" office:value="67.5799" calcext:value-type="float">
            <text:p>67.5799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4" calcext:value-type="date">
            <text:p>2024-12-24</text:p>
          </table:table-cell>
          <table:table-cell office:value-type="float" office:value="62.17" calcext:value-type="float">
            <text:p>62.17</text:p>
          </table:table-cell>
          <table:table-cell office:value-type="float" office:value="62.84" calcext:value-type="float">
            <text:p>62.84</text:p>
          </table:table-cell>
          <table:table-cell office:value-type="float" office:value="62.01" calcext:value-type="float">
            <text:p>62.01</text:p>
          </table:table-cell>
          <table:table-cell office:value-type="float" office:value="62.84" calcext:value-type="float">
            <text:p>62.84</text:p>
          </table:table-cell>
          <table:table-cell office:value-type="float" office:value="5019131" calcext:value-type="float">
            <text:p>5019131</text:p>
          </table:table-cell>
          <table:table-cell table:formula="of:=AVERAGE([.F230:.F249])" office:value-type="float" office:value="63.101" calcext:value-type="float">
            <text:p>63.101</text:p>
          </table:table-cell>
          <table:table-cell table:formula="of:=AVERAGE([.F200:.F249])" office:value-type="float" office:value="64.5596" calcext:value-type="float">
            <text:p>64.5596</text:p>
          </table:table-cell>
          <table:table-cell table:formula="of:=AVERAGE([.F150:.F249])" office:value-type="float" office:value="67.515" calcext:value-type="float">
            <text:p>67.515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6" calcext:value-type="date">
            <text:p>2024-12-26</text:p>
          </table:table-cell>
          <table:table-cell office:value-type="float" office:value="62.62" calcext:value-type="float">
            <text:p>62.62</text:p>
          </table:table-cell>
          <table:table-cell office:value-type="float" office:value="62.74" calcext:value-type="float">
            <text:p>62.74</text:p>
          </table:table-cell>
          <table:table-cell office:value-type="float" office:value="62.4" calcext:value-type="float">
            <text:p>62.4</text:p>
          </table:table-cell>
          <table:table-cell office:value-type="float" office:value="62.57" calcext:value-type="float">
            <text:p>62.57</text:p>
          </table:table-cell>
          <table:table-cell office:value-type="float" office:value="7945641" calcext:value-type="float">
            <text:p>7945641</text:p>
          </table:table-cell>
          <table:table-cell table:formula="of:=AVERAGE([.F231:.F250])" office:value-type="float" office:value="63.002" calcext:value-type="float">
            <text:p>63.002</text:p>
          </table:table-cell>
          <table:table-cell table:formula="of:=AVERAGE([.F201:.F250])" office:value-type="float" office:value="64.4042" calcext:value-type="float">
            <text:p>64.4042</text:p>
          </table:table-cell>
          <table:table-cell table:formula="of:=AVERAGE([.F151:.F250])" office:value-type="float" office:value="67.4597" calcext:value-type="float">
            <text:p>67.4597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62.44" calcext:value-type="float">
            <text:p>62.44</text:p>
          </table:table-cell>
          <table:table-cell office:value-type="float" office:value="62.95" calcext:value-type="float">
            <text:p>62.95</text:p>
          </table:table-cell>
          <table:table-cell office:value-type="float" office:value="62.209" calcext:value-type="float">
            <text:p>62.209</text:p>
          </table:table-cell>
          <table:table-cell office:value-type="float" office:value="62.45" calcext:value-type="float">
            <text:p>62.45</text:p>
          </table:table-cell>
          <table:table-cell office:value-type="float" office:value="8542773" calcext:value-type="float">
            <text:p>8542773</text:p>
          </table:table-cell>
          <table:table-cell table:formula="of:=AVERAGE([.F232:.F251])" office:value-type="float" office:value="62.903" calcext:value-type="float">
            <text:p>62.903</text:p>
          </table:table-cell>
          <table:table-cell table:formula="of:=AVERAGE([.F202:.F251])" office:value-type="float" office:value="64.2418" calcext:value-type="float">
            <text:p>64.2418</text:p>
          </table:table-cell>
          <table:table-cell table:formula="of:=AVERAGE([.F152:.F251])" office:value-type="float" office:value="67.4037" calcext:value-type="float">
            <text:p>67.4037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4-12-30" calcext:value-type="date">
            <text:p>2024-12-30</text:p>
          </table:table-cell>
          <table:table-cell table:number-columns-repeated="2" office:value-type="float" office:value="62.34" calcext:value-type="float">
            <text:p>62.34</text:p>
          </table:table-cell>
          <table:table-cell office:value-type="float" office:value="61.68" calcext:value-type="float">
            <text:p>61.68</text:p>
          </table:table-cell>
          <table:table-cell office:value-type="float" office:value="62.03" calcext:value-type="float">
            <text:p>62.03</text:p>
          </table:table-cell>
          <table:table-cell office:value-type="float" office:value="8972212" calcext:value-type="float">
            <text:p>8972212</text:p>
          </table:table-cell>
          <table:table-cell table:formula="of:=AVERAGE([.F233:.F252])" office:value-type="float" office:value="62.8005" calcext:value-type="float">
            <text:p>62.8005</text:p>
          </table:table-cell>
          <table:table-cell table:formula="of:=AVERAGE([.F203:.F252])" office:value-type="float" office:value="64.0844" calcext:value-type="float">
            <text:p>64.0844</text:p>
          </table:table-cell>
          <table:table-cell table:formula="of:=AVERAGE([.F153:.F252])" office:value-type="float" office:value="67.3394" calcext:value-type="float">
            <text:p>67.3394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62.02" calcext:value-type="float">
            <text:p>62.02</text:p>
          </table:table-cell>
          <table:table-cell office:value-type="float" office:value="62.43" calcext:value-type="float">
            <text:p>62.43</text:p>
          </table:table-cell>
          <table:table-cell office:value-type="float" office:value="61.8" calcext:value-type="float">
            <text:p>61.8</text:p>
          </table:table-cell>
          <table:table-cell office:value-type="float" office:value="62.26" calcext:value-type="float">
            <text:p>62.26</text:p>
          </table:table-cell>
          <table:table-cell office:value-type="float" office:value="9256664" calcext:value-type="float">
            <text:p>9256664</text:p>
          </table:table-cell>
          <table:table-cell table:formula="of:=AVERAGE([.F234:.F253])" office:value-type="float" office:value="62.731" calcext:value-type="float">
            <text:p>62.731</text:p>
          </table:table-cell>
          <table:table-cell table:formula="of:=AVERAGE([.F204:.F253])" office:value-type="float" office:value="63.9208" calcext:value-type="float">
            <text:p>63.9208</text:p>
          </table:table-cell>
          <table:table-cell table:formula="of:=AVERAGE([.F154:.F253])" office:value-type="float" office:value="67.2747" calcext:value-type="float">
            <text:p>67.2747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62.36" calcext:value-type="float">
            <text:p>62.36</text:p>
          </table:table-cell>
          <table:table-cell office:value-type="float" office:value="62.75" calcext:value-type="float">
            <text:p>62.75</text:p>
          </table:table-cell>
          <table:table-cell office:value-type="float" office:value="61.62" calcext:value-type="float">
            <text:p>61.62</text:p>
          </table:table-cell>
          <table:table-cell office:value-type="float" office:value="61.84" calcext:value-type="float">
            <text:p>61.84</text:p>
          </table:table-cell>
          <table:table-cell office:value-type="float" office:value="12990975" calcext:value-type="float">
            <text:p>12990975</text:p>
          </table:table-cell>
          <table:table-cell table:formula="of:=AVERAGE([.F235:.F254])" office:value-type="float" office:value="62.647" calcext:value-type="float">
            <text:p>62.647</text:p>
          </table:table-cell>
          <table:table-cell table:formula="of:=AVERAGE([.F205:.F254])" office:value-type="float" office:value="63.7686" calcext:value-type="float">
            <text:p>63.7686</text:p>
          </table:table-cell>
          <table:table-cell table:formula="of:=AVERAGE([.F155:.F254])" office:value-type="float" office:value="67.2063" calcext:value-type="float">
            <text:p>67.2063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5-01-03" calcext:value-type="date">
            <text:p>2025-01-03</text:p>
          </table:table-cell>
          <table:table-cell office:value-type="float" office:value="61.915" calcext:value-type="float">
            <text:p>61.915</text:p>
          </table:table-cell>
          <table:table-cell office:value-type="float" office:value="62.075" calcext:value-type="float">
            <text:p>62.075</text:p>
          </table:table-cell>
          <table:table-cell office:value-type="float" office:value="61.62" calcext:value-type="float">
            <text:p>61.62</text:p>
          </table:table-cell>
          <table:table-cell office:value-type="float" office:value="61.75" calcext:value-type="float">
            <text:p>61.75</text:p>
          </table:table-cell>
          <table:table-cell office:value-type="float" office:value="10403204" calcext:value-type="float">
            <text:p>10403204</text:p>
          </table:table-cell>
          <table:table-cell table:formula="of:=AVERAGE([.F236:.F255])" office:value-type="float" office:value="62.624" calcext:value-type="float">
            <text:p>62.624</text:p>
          </table:table-cell>
          <table:table-cell table:formula="of:=AVERAGE([.F206:.F255])" office:value-type="float" office:value="63.6146" calcext:value-type="float">
            <text:p>63.6146</text:p>
          </table:table-cell>
          <table:table-cell table:formula="of:=AVERAGE([.F156:.F255])" office:value-type="float" office:value="67.1421" calcext:value-type="float">
            <text:p>67.1421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06" calcext:value-type="date">
            <text:p>2025-01-06</text:p>
          </table:table-cell>
          <table:table-cell office:value-type="float" office:value="61.5166" calcext:value-type="float">
            <text:p>61.5166</text:p>
          </table:table-cell>
          <table:table-cell office:value-type="float" office:value="61.565" calcext:value-type="float">
            <text:p>61.565</text:p>
          </table:table-cell>
          <table:table-cell office:value-type="float" office:value="60.66" calcext:value-type="float">
            <text:p>60.66</text:p>
          </table:table-cell>
          <table:table-cell office:value-type="float" office:value="60.81" calcext:value-type="float">
            <text:p>60.81</text:p>
          </table:table-cell>
          <table:table-cell office:value-type="float" office:value="17924237" calcext:value-type="float">
            <text:p>17924237</text:p>
          </table:table-cell>
          <table:table-cell table:formula="of:=AVERAGE([.F237:.F256])" office:value-type="float" office:value="62.5185" calcext:value-type="float">
            <text:p>62.5185</text:p>
          </table:table-cell>
          <table:table-cell table:formula="of:=AVERAGE([.F207:.F256])" office:value-type="float" office:value="63.4706" calcext:value-type="float">
            <text:p>63.4706</text:p>
          </table:table-cell>
          <table:table-cell table:formula="of:=AVERAGE([.F157:.F256])" office:value-type="float" office:value="67.0656" calcext:value-type="float">
            <text:p>67.0656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07" calcext:value-type="date">
            <text:p>2025-01-07</text:p>
          </table:table-cell>
          <table:table-cell office:value-type="float" office:value="61.11" calcext:value-type="float">
            <text:p>61.11</text:p>
          </table:table-cell>
          <table:table-cell office:value-type="float" office:value="61.7175" calcext:value-type="float">
            <text:p>61.7175</text:p>
          </table:table-cell>
          <table:table-cell office:value-type="float" office:value="60.615" calcext:value-type="float">
            <text:p>60.615</text:p>
          </table:table-cell>
          <table:table-cell office:value-type="float" office:value="60.84" calcext:value-type="float">
            <text:p>60.84</text:p>
          </table:table-cell>
          <table:table-cell office:value-type="float" office:value="17799629" calcext:value-type="float">
            <text:p>17799629</text:p>
          </table:table-cell>
          <table:table-cell table:formula="of:=AVERAGE([.F238:.F257])" office:value-type="float" office:value="62.434" calcext:value-type="float">
            <text:p>62.434</text:p>
          </table:table-cell>
          <table:table-cell table:formula="of:=AVERAGE([.F208:.F257])" office:value-type="float" office:value="63.3414" calcext:value-type="float">
            <text:p>63.3414</text:p>
          </table:table-cell>
          <table:table-cell table:formula="of:=AVERAGE([.F158:.F257])" office:value-type="float" office:value="66.9882" calcext:value-type="float">
            <text:p>66.9882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60.99" calcext:value-type="float">
            <text:p>60.99</text:p>
          </table:table-cell>
          <table:table-cell office:value-type="float" office:value="61.77" calcext:value-type="float">
            <text:p>61.77</text:p>
          </table:table-cell>
          <table:table-cell office:value-type="float" office:value="60.93" calcext:value-type="float">
            <text:p>60.93</text:p>
          </table:table-cell>
          <table:table-cell office:value-type="float" office:value="61.71" calcext:value-type="float">
            <text:p>61.71</text:p>
          </table:table-cell>
          <table:table-cell office:value-type="float" office:value="14412397" calcext:value-type="float">
            <text:p>14412397</text:p>
          </table:table-cell>
          <table:table-cell table:formula="of:=AVERAGE([.F239:.F258])" office:value-type="float" office:value="62.3895" calcext:value-type="float">
            <text:p>62.3895</text:p>
          </table:table-cell>
          <table:table-cell table:formula="of:=AVERAGE([.F209:.F258])" office:value-type="float" office:value="63.2372" calcext:value-type="float">
            <text:p>63.2372</text:p>
          </table:table-cell>
          <table:table-cell table:formula="of:=AVERAGE([.F159:.F258])" office:value-type="float" office:value="66.9188" calcext:value-type="float">
            <text:p>66.9188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10" calcext:value-type="date">
            <text:p>2025-01-10</text:p>
          </table:table-cell>
          <table:table-cell office:value-type="float" office:value="61.58" calcext:value-type="float">
            <text:p>61.58</text:p>
          </table:table-cell>
          <table:table-cell office:value-type="float" office:value="61.65" calcext:value-type="float">
            <text:p>61.65</text:p>
          </table:table-cell>
          <table:table-cell office:value-type="float" office:value="60.73" calcext:value-type="float">
            <text:p>60.73</text:p>
          </table:table-cell>
          <table:table-cell office:value-type="float" office:value="61.07" calcext:value-type="float">
            <text:p>61.07</text:p>
          </table:table-cell>
          <table:table-cell office:value-type="float" office:value="22424951" calcext:value-type="float">
            <text:p>22424951</text:p>
          </table:table-cell>
          <table:table-cell table:formula="of:=AVERAGE([.F240:.F259])" office:value-type="float" office:value="62.2975" calcext:value-type="float">
            <text:p>62.2975</text:p>
          </table:table-cell>
          <table:table-cell table:formula="of:=AVERAGE([.F210:.F259])" office:value-type="float" office:value="63.1252" calcext:value-type="float">
            <text:p>63.1252</text:p>
          </table:table-cell>
          <table:table-cell table:formula="of:=AVERAGE([.F160:.F259])" office:value-type="float" office:value="66.8377" calcext:value-type="float">
            <text:p>66.8377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3" calcext:value-type="date">
            <text:p>2025-01-13</text:p>
          </table:table-cell>
          <table:table-cell office:value-type="float" office:value="61.13" calcext:value-type="float">
            <text:p>61.13</text:p>
          </table:table-cell>
          <table:table-cell office:value-type="float" office:value="61.845" calcext:value-type="float">
            <text:p>61.845</text:p>
          </table:table-cell>
          <table:table-cell office:value-type="float" office:value="60.71" calcext:value-type="float">
            <text:p>60.71</text:p>
          </table:table-cell>
          <table:table-cell office:value-type="float" office:value="61.65" calcext:value-type="float">
            <text:p>61.65</text:p>
          </table:table-cell>
          <table:table-cell office:value-type="float" office:value="18016173" calcext:value-type="float">
            <text:p>18016173</text:p>
          </table:table-cell>
          <table:table-cell table:formula="of:=AVERAGE([.F241:.F260])" office:value-type="float" office:value="62.248" calcext:value-type="float">
            <text:p>62.248</text:p>
          </table:table-cell>
          <table:table-cell table:formula="of:=AVERAGE([.F211:.F260])" office:value-type="float" office:value="63.047" calcext:value-type="float">
            <text:p>63.047</text:p>
          </table:table-cell>
          <table:table-cell table:formula="of:=AVERAGE([.F161:.F260])" office:value-type="float" office:value="66.7644" calcext:value-type="float">
            <text:p>66.7644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4" calcext:value-type="date">
            <text:p>2025-01-14</text:p>
          </table:table-cell>
          <table:table-cell office:value-type="float" office:value="61.655" calcext:value-type="float">
            <text:p>61.655</text:p>
          </table:table-cell>
          <table:table-cell office:value-type="float" office:value="62.065" calcext:value-type="float">
            <text:p>62.065</text:p>
          </table:table-cell>
          <table:table-cell office:value-type="float" office:value="61.3" calcext:value-type="float">
            <text:p>61.3</text:p>
          </table:table-cell>
          <table:table-cell office:value-type="float" office:value="62.04" calcext:value-type="float">
            <text:p>62.04</text:p>
          </table:table-cell>
          <table:table-cell office:value-type="float" office:value="16658287" calcext:value-type="float">
            <text:p>16658287</text:p>
          </table:table-cell>
          <table:table-cell table:formula="of:=AVERAGE([.F242:.F261])" office:value-type="float" office:value="62.158" calcext:value-type="float">
            <text:p>62.158</text:p>
          </table:table-cell>
          <table:table-cell table:formula="of:=AVERAGE([.F212:.F261])" office:value-type="float" office:value="62.9694" calcext:value-type="float">
            <text:p>62.9694</text:p>
          </table:table-cell>
          <table:table-cell table:formula="of:=AVERAGE([.F162:.F261])" office:value-type="float" office:value="66.691" calcext:value-type="float">
            <text:p>66.691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5" calcext:value-type="date">
            <text:p>2025-01-15</text:p>
          </table:table-cell>
          <table:table-cell office:value-type="float" office:value="62.3" calcext:value-type="float">
            <text:p>62.3</text:p>
          </table:table-cell>
          <table:table-cell office:value-type="float" office:value="62.62" calcext:value-type="float">
            <text:p>62.62</text:p>
          </table:table-cell>
          <table:table-cell office:value-type="float" office:value="61.68" calcext:value-type="float">
            <text:p>61.68</text:p>
          </table:table-cell>
          <table:table-cell office:value-type="float" office:value="61.77" calcext:value-type="float">
            <text:p>61.77</text:p>
          </table:table-cell>
          <table:table-cell office:value-type="float" office:value="16187203" calcext:value-type="float">
            <text:p>16187203</text:p>
          </table:table-cell>
          <table:table-cell table:formula="of:=AVERAGE([.F243:.F262])" office:value-type="float" office:value="62.0905" calcext:value-type="float">
            <text:p>62.0905</text:p>
          </table:table-cell>
          <table:table-cell table:formula="of:=AVERAGE([.F213:.F262])" office:value-type="float" office:value="62.8986" calcext:value-type="float">
            <text:p>62.8986</text:p>
          </table:table-cell>
          <table:table-cell table:formula="of:=AVERAGE([.F163:.F262])" office:value-type="float" office:value="66.613" calcext:value-type="float">
            <text:p>66.613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6" calcext:value-type="date">
            <text:p>2025-01-16</text:p>
          </table:table-cell>
          <table:table-cell office:value-type="float" office:value="61.485" calcext:value-type="float">
            <text:p>61.485</text:p>
          </table:table-cell>
          <table:table-cell office:value-type="float" office:value="62.3" calcext:value-type="float">
            <text:p>62.3</text:p>
          </table:table-cell>
          <table:table-cell office:value-type="float" office:value="61.32" calcext:value-type="float">
            <text:p>61.32</text:p>
          </table:table-cell>
          <table:table-cell office:value-type="float" office:value="62.25" calcext:value-type="float">
            <text:p>62.25</text:p>
          </table:table-cell>
          <table:table-cell office:value-type="float" office:value="12585528" calcext:value-type="float">
            <text:p>12585528</text:p>
          </table:table-cell>
          <table:table-cell table:formula="of:=AVERAGE([.F244:.F263])" office:value-type="float" office:value="62.0755" calcext:value-type="float">
            <text:p>62.0755</text:p>
          </table:table-cell>
          <table:table-cell table:formula="of:=AVERAGE([.F214:.F263])" office:value-type="float" office:value="62.8434" calcext:value-type="float">
            <text:p>62.8434</text:p>
          </table:table-cell>
          <table:table-cell table:formula="of:=AVERAGE([.F164:.F263])" office:value-type="float" office:value="66.5422" calcext:value-type="float">
            <text:p>66.5422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7" calcext:value-type="date">
            <text:p>2025-01-17</text:p>
          </table:table-cell>
          <table:table-cell office:value-type="float" office:value="62.31" calcext:value-type="float">
            <text:p>62.31</text:p>
          </table:table-cell>
          <table:table-cell office:value-type="float" office:value="62.765" calcext:value-type="float">
            <text:p>62.765</text:p>
          </table:table-cell>
          <table:table-cell office:value-type="float" office:value="62.17" calcext:value-type="float">
            <text:p>62.17</text:p>
          </table:table-cell>
          <table:table-cell office:value-type="float" office:value="62.71" calcext:value-type="float">
            <text:p>62.71</text:p>
          </table:table-cell>
          <table:table-cell office:value-type="float" office:value="17948868" calcext:value-type="float">
            <text:p>17948868</text:p>
          </table:table-cell>
          <table:table-cell table:formula="of:=AVERAGE([.F245:.F264])" office:value-type="float" office:value="62.041" calcext:value-type="float">
            <text:p>62.041</text:p>
          </table:table-cell>
          <table:table-cell table:formula="of:=AVERAGE([.F215:.F264])" office:value-type="float" office:value="62.7954" calcext:value-type="float">
            <text:p>62.7954</text:p>
          </table:table-cell>
          <table:table-cell table:formula="of:=AVERAGE([.F165:.F264])" office:value-type="float" office:value="66.4714" calcext:value-type="float">
            <text:p>66.4714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62.9" calcext:value-type="float">
            <text:p>62.9</text:p>
          </table:table-cell>
          <table:table-cell office:value-type="float" office:value="63.23" calcext:value-type="float">
            <text:p>63.23</text:p>
          </table:table-cell>
          <table:table-cell office:value-type="float" office:value="62.3" calcext:value-type="float">
            <text:p>62.3</text:p>
          </table:table-cell>
          <table:table-cell office:value-type="float" office:value="62.42" calcext:value-type="float">
            <text:p>62.42</text:p>
          </table:table-cell>
          <table:table-cell office:value-type="float" office:value="19817068" calcext:value-type="float">
            <text:p>19817068</text:p>
          </table:table-cell>
          <table:table-cell table:formula="of:=AVERAGE([.F246:.F265])" office:value-type="float" office:value="62.0195" calcext:value-type="float">
            <text:p>62.0195</text:p>
          </table:table-cell>
          <table:table-cell table:formula="of:=AVERAGE([.F216:.F265])" office:value-type="float" office:value="62.7364" calcext:value-type="float">
            <text:p>62.7364</text:p>
          </table:table-cell>
          <table:table-cell table:formula="of:=AVERAGE([.F166:.F265])" office:value-type="float" office:value="66.3872" calcext:value-type="float">
            <text:p>66.3872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2" calcext:value-type="date">
            <text:p>2025-01-22</text:p>
          </table:table-cell>
          <table:table-cell office:value-type="float" office:value="62.28" calcext:value-type="float">
            <text:p>62.28</text:p>
          </table:table-cell>
          <table:table-cell office:value-type="float" office:value="62.285" calcext:value-type="float">
            <text:p>62.285</text:p>
          </table:table-cell>
          <table:table-cell office:value-type="float" office:value="61.66" calcext:value-type="float">
            <text:p>61.66</text:p>
          </table:table-cell>
          <table:table-cell office:value-type="float" office:value="61.78" calcext:value-type="float">
            <text:p>61.78</text:p>
          </table:table-cell>
          <table:table-cell office:value-type="float" office:value="18191886" calcext:value-type="float">
            <text:p>18191886</text:p>
          </table:table-cell>
          <table:table-cell table:formula="of:=AVERAGE([.F247:.F266])" office:value-type="float" office:value="61.986" calcext:value-type="float">
            <text:p>61.986</text:p>
          </table:table-cell>
          <table:table-cell table:formula="of:=AVERAGE([.F217:.F266])" office:value-type="float" office:value="62.698" calcext:value-type="float">
            <text:p>62.698</text:p>
          </table:table-cell>
          <table:table-cell table:formula="of:=AVERAGE([.F167:.F266])" office:value-type="float" office:value="66.29" calcext:value-type="float">
            <text:p>66.29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3" calcext:value-type="date">
            <text:p>2025-01-23</text:p>
          </table:table-cell>
          <table:table-cell office:value-type="float" office:value="61.8" calcext:value-type="float">
            <text:p>61.8</text:p>
          </table:table-cell>
          <table:table-cell office:value-type="float" office:value="61.98" calcext:value-type="float">
            <text:p>61.98</text:p>
          </table:table-cell>
          <table:table-cell office:value-type="float" office:value="61.37" calcext:value-type="float">
            <text:p>61.37</text:p>
          </table:table-cell>
          <table:table-cell office:value-type="float" office:value="61.53" calcext:value-type="float">
            <text:p>61.53</text:p>
          </table:table-cell>
          <table:table-cell office:value-type="float" office:value="16528423" calcext:value-type="float">
            <text:p>16528423</text:p>
          </table:table-cell>
          <table:table-cell table:formula="of:=AVERAGE([.F248:.F267])" office:value-type="float" office:value="61.935" calcext:value-type="float">
            <text:p>61.935</text:p>
          </table:table-cell>
          <table:table-cell table:formula="of:=AVERAGE([.F218:.F267])" office:value-type="float" office:value="62.6554" calcext:value-type="float">
            <text:p>62.6554</text:p>
          </table:table-cell>
          <table:table-cell table:formula="of:=AVERAGE([.F168:.F267])" office:value-type="float" office:value="66.1878" calcext:value-type="float">
            <text:p>66.1878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4" calcext:value-type="date">
            <text:p>2025-01-24</text:p>
          </table:table-cell>
          <table:table-cell office:value-type="float" office:value="61.72" calcext:value-type="float">
            <text:p>61.72</text:p>
          </table:table-cell>
          <table:table-cell office:value-type="float" office:value="62.01" calcext:value-type="float">
            <text:p>62.01</text:p>
          </table:table-cell>
          <table:table-cell office:value-type="float" office:value="61.435" calcext:value-type="float">
            <text:p>61.435</text:p>
          </table:table-cell>
          <table:table-cell office:value-type="float" office:value="61.92" calcext:value-type="float">
            <text:p>61.92</text:p>
          </table:table-cell>
          <table:table-cell office:value-type="float" office:value="19244604" calcext:value-type="float">
            <text:p>19244604</text:p>
          </table:table-cell>
          <table:table-cell table:formula="of:=AVERAGE([.F249:.F268])" office:value-type="float" office:value="61.912" calcext:value-type="float">
            <text:p>61.912</text:p>
          </table:table-cell>
          <table:table-cell table:formula="of:=AVERAGE([.F219:.F268])" office:value-type="float" office:value="62.6154" calcext:value-type="float">
            <text:p>62.6154</text:p>
          </table:table-cell>
          <table:table-cell table:formula="of:=AVERAGE([.F169:.F268])" office:value-type="float" office:value="66.0865" calcext:value-type="float">
            <text:p>66.0865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27" calcext:value-type="date">
            <text:p>2025-01-27</text:p>
          </table:table-cell>
          <table:table-cell office:value-type="float" office:value="62.87" calcext:value-type="float">
            <text:p>62.87</text:p>
          </table:table-cell>
          <table:table-cell office:value-type="float" office:value="64.18" calcext:value-type="float">
            <text:p>64.18</text:p>
          </table:table-cell>
          <table:table-cell office:value-type="float" office:value="62.473" calcext:value-type="float">
            <text:p>62.473</text:p>
          </table:table-cell>
          <table:table-cell office:value-type="float" office:value="63.87" calcext:value-type="float">
            <text:p>63.87</text:p>
          </table:table-cell>
          <table:table-cell office:value-type="float" office:value="20742915" calcext:value-type="float">
            <text:p>20742915</text:p>
          </table:table-cell>
          <table:table-cell table:formula="of:=AVERAGE([.F250:.F269])" office:value-type="float" office:value="61.9635" calcext:value-type="float">
            <text:p>61.9635</text:p>
          </table:table-cell>
          <table:table-cell table:formula="of:=AVERAGE([.F220:.F269])" office:value-type="float" office:value="62.6256" calcext:value-type="float">
            <text:p>62.6256</text:p>
          </table:table-cell>
          <table:table-cell table:formula="of:=AVERAGE([.F170:.F269])" office:value-type="float" office:value="66.0005" calcext:value-type="float">
            <text:p>66.0005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28" calcext:value-type="date">
            <text:p>2025-01-28</text:p>
          </table:table-cell>
          <table:table-cell office:value-type="float" office:value="63.54" calcext:value-type="float">
            <text:p>63.54</text:p>
          </table:table-cell>
          <table:table-cell office:value-type="float" office:value="64.04" calcext:value-type="float">
            <text:p>64.04</text:p>
          </table:table-cell>
          <table:table-cell office:value-type="float" office:value="62.28" calcext:value-type="float">
            <text:p>62.28</text:p>
          </table:table-cell>
          <table:table-cell office:value-type="float" office:value="62.36" calcext:value-type="float">
            <text:p>62.36</text:p>
          </table:table-cell>
          <table:table-cell office:value-type="float" office:value="14956031" calcext:value-type="float">
            <text:p>14956031</text:p>
          </table:table-cell>
          <table:table-cell table:formula="of:=AVERAGE([.F251:.F270])" office:value-type="float" office:value="61.953" calcext:value-type="float">
            <text:p>61.953</text:p>
          </table:table-cell>
          <table:table-cell table:formula="of:=AVERAGE([.F221:.F270])" office:value-type="float" office:value="62.6088" calcext:value-type="float">
            <text:p>62.6088</text:p>
          </table:table-cell>
          <table:table-cell table:formula="of:=AVERAGE([.F171:.F270])" office:value-type="float" office:value="65.894" calcext:value-type="float">
            <text:p>65.894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29" calcext:value-type="date">
            <text:p>2025-01-29</text:p>
          </table:table-cell>
          <table:table-cell office:value-type="float" office:value="62.56" calcext:value-type="float">
            <text:p>62.56</text:p>
          </table:table-cell>
          <table:table-cell office:value-type="float" office:value="63.36" calcext:value-type="float">
            <text:p>63.36</text:p>
          </table:table-cell>
          <table:table-cell office:value-type="float" office:value="62.55" calcext:value-type="float">
            <text:p>62.55</text:p>
          </table:table-cell>
          <table:table-cell office:value-type="float" office:value="62.83" calcext:value-type="float">
            <text:p>62.83</text:p>
          </table:table-cell>
          <table:table-cell office:value-type="float" office:value="11325635" calcext:value-type="float">
            <text:p>11325635</text:p>
          </table:table-cell>
          <table:table-cell table:formula="of:=AVERAGE([.F252:.F271])" office:value-type="float" office:value="61.972" calcext:value-type="float">
            <text:p>61.972</text:p>
          </table:table-cell>
          <table:table-cell table:formula="of:=AVERAGE([.F222:.F271])" office:value-type="float" office:value="62.6054" calcext:value-type="float">
            <text:p>62.6054</text:p>
          </table:table-cell>
          <table:table-cell table:formula="of:=AVERAGE([.F172:.F271])" office:value-type="float" office:value="65.7967" calcext:value-type="float">
            <text:p>65.7967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30" calcext:value-type="date">
            <text:p>2025-01-30</text:p>
          </table:table-cell>
          <table:table-cell office:value-type="float" office:value="63.85" calcext:value-type="float">
            <text:p>63.85</text:p>
          </table:table-cell>
          <table:table-cell office:value-type="float" office:value="64.285" calcext:value-type="float">
            <text:p>64.285</text:p>
          </table:table-cell>
          <table:table-cell office:value-type="float" office:value="63.23" calcext:value-type="float">
            <text:p>63.23</text:p>
          </table:table-cell>
          <table:table-cell office:value-type="float" office:value="64.05" calcext:value-type="float">
            <text:p>64.05</text:p>
          </table:table-cell>
          <table:table-cell office:value-type="float" office:value="13200977" calcext:value-type="float">
            <text:p>13200977</text:p>
          </table:table-cell>
          <table:table-cell table:formula="of:=AVERAGE([.F253:.F272])" office:value-type="float" office:value="62.073" calcext:value-type="float">
            <text:p>62.073</text:p>
          </table:table-cell>
          <table:table-cell table:formula="of:=AVERAGE([.F223:.F272])" office:value-type="float" office:value="62.6354" calcext:value-type="float">
            <text:p>62.6354</text:p>
          </table:table-cell>
          <table:table-cell table:formula="of:=AVERAGE([.F173:.F272])" office:value-type="float" office:value="65.7255" calcext:value-type="float">
            <text:p>65.7255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31" calcext:value-type="date">
            <text:p>2025-01-31</text:p>
          </table:table-cell>
          <table:table-cell office:value-type="float" office:value="63.7" calcext:value-type="float">
            <text:p>63.7</text:p>
          </table:table-cell>
          <table:table-cell office:value-type="float" office:value="63.93" calcext:value-type="float">
            <text:p>63.93</text:p>
          </table:table-cell>
          <table:table-cell office:value-type="float" office:value="63.39" calcext:value-type="float">
            <text:p>63.39</text:p>
          </table:table-cell>
          <table:table-cell office:value-type="float" office:value="63.48" calcext:value-type="float">
            <text:p>63.48</text:p>
          </table:table-cell>
          <table:table-cell office:value-type="float" office:value="12102060" calcext:value-type="float">
            <text:p>12102060</text:p>
          </table:table-cell>
          <table:table-cell table:formula="of:=AVERAGE([.F254:.F273])" office:value-type="float" office:value="62.134" calcext:value-type="float">
            <text:p>62.134</text:p>
          </table:table-cell>
          <table:table-cell table:formula="of:=AVERAGE([.F224:.F273])" office:value-type="float" office:value="62.6702" calcext:value-type="float">
            <text:p>62.6702</text:p>
          </table:table-cell>
          <table:table-cell table:formula="of:=AVERAGE([.F174:.F273])" office:value-type="float" office:value="65.6489" calcext:value-type="float">
            <text:p>65.6489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3" calcext:value-type="date">
            <text:p>2025-02-03</text:p>
          </table:table-cell>
          <table:table-cell office:value-type="float" office:value="63.18" calcext:value-type="float">
            <text:p>63.18</text:p>
          </table:table-cell>
          <table:table-cell office:value-type="float" office:value="63.6299" calcext:value-type="float">
            <text:p>63.6299</text:p>
          </table:table-cell>
          <table:table-cell office:value-type="float" office:value="62.43" calcext:value-type="float">
            <text:p>62.43</text:p>
          </table:table-cell>
          <table:table-cell office:value-type="float" office:value="63.35" calcext:value-type="float">
            <text:p>63.35</text:p>
          </table:table-cell>
          <table:table-cell office:value-type="float" office:value="12067883" calcext:value-type="float">
            <text:p>12067883</text:p>
          </table:table-cell>
          <table:table-cell table:formula="of:=AVERAGE([.F255:.F274])" office:value-type="float" office:value="62.2095" calcext:value-type="float">
            <text:p>62.2095</text:p>
          </table:table-cell>
          <table:table-cell table:formula="of:=AVERAGE([.F225:.F274])" office:value-type="float" office:value="62.7" calcext:value-type="float">
            <text:p>62.7</text:p>
          </table:table-cell>
          <table:table-cell table:formula="of:=AVERAGE([.F175:.F274])" office:value-type="float" office:value="65.5639" calcext:value-type="float">
            <text:p>65.5639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4" calcext:value-type="date">
            <text:p>2025-02-04</text:p>
          </table:table-cell>
          <table:table-cell office:value-type="float" office:value="63.61" calcext:value-type="float">
            <text:p>63.61</text:p>
          </table:table-cell>
          <table:table-cell office:value-type="float" office:value="63.63" calcext:value-type="float">
            <text:p>63.63</text:p>
          </table:table-cell>
          <table:table-cell office:value-type="float" office:value="62.35" calcext:value-type="float">
            <text:p>62.35</text:p>
          </table:table-cell>
          <table:table-cell office:value-type="float" office:value="62.67" calcext:value-type="float">
            <text:p>62.67</text:p>
          </table:table-cell>
          <table:table-cell office:value-type="float" office:value="15677998" calcext:value-type="float">
            <text:p>15677998</text:p>
          </table:table-cell>
          <table:table-cell table:formula="of:=AVERAGE([.F256:.F275])" office:value-type="float" office:value="62.2555" calcext:value-type="float">
            <text:p>62.2555</text:p>
          </table:table-cell>
          <table:table-cell table:formula="of:=AVERAGE([.F226:.F275])" office:value-type="float" office:value="62.7016" calcext:value-type="float">
            <text:p>62.7016</text:p>
          </table:table-cell>
          <table:table-cell table:formula="of:=AVERAGE([.F176:.F275])" office:value-type="float" office:value="65.4751" calcext:value-type="float">
            <text:p>65.4751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62.72" calcext:value-type="float">
            <text:p>62.72</text:p>
          </table:table-cell>
          <table:table-cell office:value-type="float" office:value="63.29" calcext:value-type="float">
            <text:p>63.29</text:p>
          </table:table-cell>
          <table:table-cell office:value-type="float" office:value="62.585" calcext:value-type="float">
            <text:p>62.585</text:p>
          </table:table-cell>
          <table:table-cell office:value-type="float" office:value="63.12" calcext:value-type="float">
            <text:p>63.12</text:p>
          </table:table-cell>
          <table:table-cell office:value-type="float" office:value="10686754" calcext:value-type="float">
            <text:p>10686754</text:p>
          </table:table-cell>
          <table:table-cell table:formula="of:=AVERAGE([.F257:.F276])" office:value-type="float" office:value="62.371" calcext:value-type="float">
            <text:p>62.371</text:p>
          </table:table-cell>
          <table:table-cell table:formula="of:=AVERAGE([.F227:.F276])" office:value-type="float" office:value="62.7042" calcext:value-type="float">
            <text:p>62.7042</text:p>
          </table:table-cell>
          <table:table-cell table:formula="of:=AVERAGE([.F177:.F276])" office:value-type="float" office:value="65.3955" calcext:value-type="float">
            <text:p>65.3955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6" calcext:value-type="date">
            <text:p>2025-02-06</text:p>
          </table:table-cell>
          <table:table-cell office:value-type="float" office:value="63.57" calcext:value-type="float">
            <text:p>63.57</text:p>
          </table:table-cell>
          <table:table-cell office:value-type="float" office:value="63.74" calcext:value-type="float">
            <text:p>63.74</text:p>
          </table:table-cell>
          <table:table-cell office:value-type="float" office:value="62.91" calcext:value-type="float">
            <text:p>62.91</text:p>
          </table:table-cell>
          <table:table-cell office:value-type="float" office:value="63.36" calcext:value-type="float">
            <text:p>63.36</text:p>
          </table:table-cell>
          <table:table-cell office:value-type="float" office:value="13423408" calcext:value-type="float">
            <text:p>13423408</text:p>
          </table:table-cell>
          <table:table-cell table:formula="of:=AVERAGE([.F258:.F277])" office:value-type="float" office:value="62.497" calcext:value-type="float">
            <text:p>62.497</text:p>
          </table:table-cell>
          <table:table-cell table:formula="of:=AVERAGE([.F228:.F277])" office:value-type="float" office:value="62.6962" calcext:value-type="float">
            <text:p>62.6962</text:p>
          </table:table-cell>
          <table:table-cell table:formula="of:=AVERAGE([.F178:.F277])" office:value-type="float" office:value="65.3168" calcext:value-type="float">
            <text:p>65.3168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7" calcext:value-type="date">
            <text:p>2025-02-07</text:p>
          </table:table-cell>
          <table:table-cell office:value-type="float" office:value="63.445" calcext:value-type="float">
            <text:p>63.445</text:p>
          </table:table-cell>
          <table:table-cell office:value-type="float" office:value="63.92" calcext:value-type="float">
            <text:p>63.92</text:p>
          </table:table-cell>
          <table:table-cell office:value-type="float" office:value="63.27" calcext:value-type="float">
            <text:p>63.27</text:p>
          </table:table-cell>
          <table:table-cell office:value-type="float" office:value="63.84" calcext:value-type="float">
            <text:p>63.84</text:p>
          </table:table-cell>
          <table:table-cell office:value-type="float" office:value="13184674" calcext:value-type="float">
            <text:p>13184674</text:p>
          </table:table-cell>
          <table:table-cell table:formula="of:=AVERAGE([.F259:.F278])" office:value-type="float" office:value="62.6035" calcext:value-type="float">
            <text:p>62.6035</text:p>
          </table:table-cell>
          <table:table-cell table:formula="of:=AVERAGE([.F229:.F278])" office:value-type="float" office:value="62.6946" calcext:value-type="float">
            <text:p>62.6946</text:p>
          </table:table-cell>
          <table:table-cell table:formula="of:=AVERAGE([.F179:.F278])" office:value-type="float" office:value="65.2411" calcext:value-type="float">
            <text:p>65.2411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0" calcext:value-type="date">
            <text:p>2025-02-10</text:p>
          </table:table-cell>
          <table:table-cell office:value-type="float" office:value="64.1" calcext:value-type="float">
            <text:p>64.1</text:p>
          </table:table-cell>
          <table:table-cell office:value-type="float" office:value="64.65" calcext:value-type="float">
            <text:p>64.65</text:p>
          </table:table-cell>
          <table:table-cell office:value-type="float" office:value="63.66" calcext:value-type="float">
            <text:p>63.66</text:p>
          </table:table-cell>
          <table:table-cell office:value-type="float" office:value="64.55" calcext:value-type="float">
            <text:p>64.55</text:p>
          </table:table-cell>
          <table:table-cell office:value-type="float" office:value="16154300" calcext:value-type="float">
            <text:p>16154300</text:p>
          </table:table-cell>
          <table:table-cell table:formula="of:=AVERAGE([.F260:.F279])" office:value-type="float" office:value="62.7775" calcext:value-type="float">
            <text:p>62.7775</text:p>
          </table:table-cell>
          <table:table-cell table:formula="of:=AVERAGE([.F230:.F279])" office:value-type="float" office:value="62.698" calcext:value-type="float">
            <text:p>62.698</text:p>
          </table:table-cell>
          <table:table-cell table:formula="of:=AVERAGE([.F180:.F279])" office:value-type="float" office:value="65.1656" calcext:value-type="float">
            <text:p>65.1656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1" calcext:value-type="date">
            <text:p>2025-02-11</text:p>
          </table:table-cell>
          <table:table-cell office:value-type="float" office:value="67.5" calcext:value-type="float">
            <text:p>67.5</text:p>
          </table:table-cell>
          <table:table-cell office:value-type="float" office:value="67.67" calcext:value-type="float">
            <text:p>67.67</text:p>
          </table:table-cell>
          <table:table-cell office:value-type="float" office:value="66.41" calcext:value-type="float">
            <text:p>66.41</text:p>
          </table:table-cell>
          <table:table-cell office:value-type="float" office:value="67.6" calcext:value-type="float">
            <text:p>67.6</text:p>
          </table:table-cell>
          <table:table-cell office:value-type="float" office:value="30589148" calcext:value-type="float">
            <text:p>30589148</text:p>
          </table:table-cell>
          <table:table-cell table:formula="of:=AVERAGE([.F261:.F280])" office:value-type="float" office:value="63.075" calcext:value-type="float">
            <text:p>63.075</text:p>
          </table:table-cell>
          <table:table-cell table:formula="of:=AVERAGE([.F231:.F280])" office:value-type="float" office:value="62.759" calcext:value-type="float">
            <text:p>62.759</text:p>
          </table:table-cell>
          <table:table-cell table:formula="of:=AVERAGE([.F181:.F280])" office:value-type="float" office:value="65.1236" calcext:value-type="float">
            <text:p>65.1236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66.87" calcext:value-type="float">
            <text:p>66.87</text:p>
          </table:table-cell>
          <table:table-cell office:value-type="float" office:value="68.82" calcext:value-type="float">
            <text:p>68.82</text:p>
          </table:table-cell>
          <table:table-cell office:value-type="float" office:value="66.87" calcext:value-type="float">
            <text:p>66.87</text:p>
          </table:table-cell>
          <table:table-cell office:value-type="float" office:value="68.71" calcext:value-type="float">
            <text:p>68.71</text:p>
          </table:table-cell>
          <table:table-cell office:value-type="float" office:value="26033764" calcext:value-type="float">
            <text:p>26033764</text:p>
          </table:table-cell>
          <table:table-cell table:formula="of:=AVERAGE([.F262:.F281])" office:value-type="float" office:value="63.4085" calcext:value-type="float">
            <text:p>63.4085</text:p>
          </table:table-cell>
          <table:table-cell table:formula="of:=AVERAGE([.F232:.F281])" office:value-type="float" office:value="62.8446" calcext:value-type="float">
            <text:p>62.8446</text:p>
          </table:table-cell>
          <table:table-cell table:formula="of:=AVERAGE([.F182:.F281])" office:value-type="float" office:value="65.0932" calcext:value-type="float">
            <text:p>65.0932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69" calcext:value-type="float">
            <text:p>69</text:p>
          </table:table-cell>
          <table:table-cell office:value-type="float" office:value="69.61" calcext:value-type="float">
            <text:p>69.61</text:p>
          </table:table-cell>
          <table:table-cell office:value-type="float" office:value="68.762" calcext:value-type="float">
            <text:p>68.762</text:p>
          </table:table-cell>
          <table:table-cell office:value-type="float" office:value="69.5" calcext:value-type="float">
            <text:p>69.5</text:p>
          </table:table-cell>
          <table:table-cell office:value-type="float" office:value="24393148" calcext:value-type="float">
            <text:p>24393148</text:p>
          </table:table-cell>
          <table:table-cell table:formula="of:=AVERAGE([.F263:.F282])" office:value-type="float" office:value="63.795" calcext:value-type="float">
            <text:p>63.795</text:p>
          </table:table-cell>
          <table:table-cell table:formula="of:=AVERAGE([.F233:.F282])" office:value-type="float" office:value="62.953" calcext:value-type="float">
            <text:p>62.953</text:p>
          </table:table-cell>
          <table:table-cell table:formula="of:=AVERAGE([.F183:.F282])" office:value-type="float" office:value="65.082" calcext:value-type="float">
            <text:p>65.082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4" calcext:value-type="date">
            <text:p>2025-02-14</text:p>
          </table:table-cell>
          <table:table-cell office:value-type="float" office:value="69.365" calcext:value-type="float">
            <text:p>69.365</text:p>
          </table:table-cell>
          <table:table-cell office:value-type="float" office:value="70.03" calcext:value-type="float">
            <text:p>70.03</text:p>
          </table:table-cell>
          <table:table-cell office:value-type="float" office:value="68.76" calcext:value-type="float">
            <text:p>68.76</text:p>
          </table:table-cell>
          <table:table-cell office:value-type="float" office:value="68.87" calcext:value-type="float">
            <text:p>68.87</text:p>
          </table:table-cell>
          <table:table-cell office:value-type="float" office:value="20779090" calcext:value-type="float">
            <text:p>20779090</text:p>
          </table:table-cell>
          <table:table-cell table:formula="of:=AVERAGE([.F264:.F283])" office:value-type="float" office:value="64.126" calcext:value-type="float">
            <text:p>64.126</text:p>
          </table:table-cell>
          <table:table-cell table:formula="of:=AVERAGE([.F234:.F283])" office:value-type="float" office:value="63.0574" calcext:value-type="float">
            <text:p>63.0574</text:p>
          </table:table-cell>
          <table:table-cell table:formula="of:=AVERAGE([.F184:.F283])" office:value-type="float" office:value="65.0543" calcext:value-type="float">
            <text:p>65.0543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18" calcext:value-type="date">
            <text:p>2025-02-18</text:p>
          </table:table-cell>
          <table:table-cell office:value-type="float" office:value="68.55" calcext:value-type="float">
            <text:p>68.55</text:p>
          </table:table-cell>
          <table:table-cell office:value-type="float" office:value="69.37" calcext:value-type="float">
            <text:p>69.37</text:p>
          </table:table-cell>
          <table:table-cell office:value-type="float" office:value="68.42" calcext:value-type="float">
            <text:p>68.42</text:p>
          </table:table-cell>
          <table:table-cell office:value-type="float" office:value="69.05" calcext:value-type="float">
            <text:p>69.05</text:p>
          </table:table-cell>
          <table:table-cell office:value-type="float" office:value="15569122" calcext:value-type="float">
            <text:p>15569122</text:p>
          </table:table-cell>
          <table:table-cell table:formula="of:=AVERAGE([.F265:.F284])" office:value-type="float" office:value="64.443" calcext:value-type="float">
            <text:p>64.443</text:p>
          </table:table-cell>
          <table:table-cell table:formula="of:=AVERAGE([.F235:.F284])" office:value-type="float" office:value="63.168" calcext:value-type="float">
            <text:p>63.168</text:p>
          </table:table-cell>
          <table:table-cell table:formula="of:=AVERAGE([.F185:.F284])" office:value-type="float" office:value="65.0275" calcext:value-type="float">
            <text:p>65.0275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69.24" calcext:value-type="float">
            <text:p>69.24</text:p>
          </table:table-cell>
          <table:table-cell office:value-type="float" office:value="70.13" calcext:value-type="float">
            <text:p>70.13</text:p>
          </table:table-cell>
          <table:table-cell office:value-type="float" office:value="69.17" calcext:value-type="float">
            <text:p>69.17</text:p>
          </table:table-cell>
          <table:table-cell office:value-type="float" office:value="70.07" calcext:value-type="float">
            <text:p>70.07</text:p>
          </table:table-cell>
          <table:table-cell office:value-type="float" office:value="16032270" calcext:value-type="float">
            <text:p>16032270</text:p>
          </table:table-cell>
          <table:table-cell table:formula="of:=AVERAGE([.F266:.F285])" office:value-type="float" office:value="64.8255" calcext:value-type="float">
            <text:p>64.8255</text:p>
          </table:table-cell>
          <table:table-cell table:formula="of:=AVERAGE([.F236:.F285])" office:value-type="float" office:value="63.3252" calcext:value-type="float">
            <text:p>63.3252</text:p>
          </table:table-cell>
          <table:table-cell table:formula="of:=AVERAGE([.F186:.F285])" office:value-type="float" office:value="65.0149" calcext:value-type="float">
            <text:p>65.0149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20" calcext:value-type="date">
            <text:p>2025-02-20</text:p>
          </table:table-cell>
          <table:table-cell office:value-type="float" office:value="69.71" calcext:value-type="float">
            <text:p>69.71</text:p>
          </table:table-cell>
          <table:table-cell office:value-type="float" office:value="70.07" calcext:value-type="float">
            <text:p>70.07</text:p>
          </table:table-cell>
          <table:table-cell office:value-type="float" office:value="69.42" calcext:value-type="float">
            <text:p>69.42</text:p>
          </table:table-cell>
          <table:table-cell office:value-type="float" office:value="70.04" calcext:value-type="float">
            <text:p>70.04</text:p>
          </table:table-cell>
          <table:table-cell office:value-type="float" office:value="13398010" calcext:value-type="float">
            <text:p>13398010</text:p>
          </table:table-cell>
          <table:table-cell table:formula="of:=AVERAGE([.F267:.F286])" office:value-type="float" office:value="65.2385" calcext:value-type="float">
            <text:p>65.2385</text:p>
          </table:table-cell>
          <table:table-cell table:formula="of:=AVERAGE([.F237:.F286])" office:value-type="float" office:value="63.4676" calcext:value-type="float">
            <text:p>63.4676</text:p>
          </table:table-cell>
          <table:table-cell table:formula="of:=AVERAGE([.F187:.F286])" office:value-type="float" office:value="65.0008" calcext:value-type="float">
            <text:p>65.0008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21" calcext:value-type="date">
            <text:p>2025-02-21</text:p>
          </table:table-cell>
          <table:table-cell office:value-type="float" office:value="70.32" calcext:value-type="float">
            <text:p>70.32</text:p>
          </table:table-cell>
          <table:table-cell office:value-type="float" office:value="71.6" calcext:value-type="float">
            <text:p>71.6</text:p>
          </table:table-cell>
          <table:table-cell office:value-type="float" office:value="70.13" calcext:value-type="float">
            <text:p>70.13</text:p>
          </table:table-cell>
          <table:table-cell office:value-type="float" office:value="71.35" calcext:value-type="float">
            <text:p>71.35</text:p>
          </table:table-cell>
          <table:table-cell office:value-type="float" office:value="21662252" calcext:value-type="float">
            <text:p>21662252</text:p>
          </table:table-cell>
          <table:table-cell table:formula="of:=AVERAGE([.F268:.F287])" office:value-type="float" office:value="65.7295" calcext:value-type="float">
            <text:p>65.7295</text:p>
          </table:table-cell>
          <table:table-cell table:formula="of:=AVERAGE([.F238:.F287])" office:value-type="float" office:value="63.644" calcext:value-type="float">
            <text:p>63.644</text:p>
          </table:table-cell>
          <table:table-cell table:formula="of:=AVERAGE([.F188:.F287])" office:value-type="float" office:value="65.0003" calcext:value-type="float">
            <text:p>65.0003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4" calcext:value-type="date">
            <text:p>2025-02-24</text:p>
          </table:table-cell>
          <table:table-cell office:value-type="float" office:value="70.84" calcext:value-type="float">
            <text:p>70.84</text:p>
          </table:table-cell>
          <table:table-cell office:value-type="float" office:value="71.73" calcext:value-type="float">
            <text:p>71.73</text:p>
          </table:table-cell>
          <table:table-cell office:value-type="float" office:value="70.33" calcext:value-type="float">
            <text:p>70.33</text:p>
          </table:table-cell>
          <table:table-cell office:value-type="float" office:value="70.59" calcext:value-type="float">
            <text:p>70.59</text:p>
          </table:table-cell>
          <table:table-cell office:value-type="float" office:value="21418442" calcext:value-type="float">
            <text:p>21418442</text:p>
          </table:table-cell>
          <table:table-cell table:formula="of:=AVERAGE([.F269:.F288])" office:value-type="float" office:value="66.163" calcext:value-type="float">
            <text:p>66.163</text:p>
          </table:table-cell>
          <table:table-cell table:formula="of:=AVERAGE([.F239:.F288])" office:value-type="float" office:value="63.8038" calcext:value-type="float">
            <text:p>63.8038</text:p>
          </table:table-cell>
          <table:table-cell table:formula="of:=AVERAGE([.F189:.F288])" office:value-type="float" office:value="64.9883" calcext:value-type="float">
            <text:p>64.9883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5" calcext:value-type="date">
            <text:p>2025-02-25</text:p>
          </table:table-cell>
          <table:table-cell office:value-type="float" office:value="70.86" calcext:value-type="float">
            <text:p>70.86</text:p>
          </table:table-cell>
          <table:table-cell office:value-type="float" office:value="71.7699" calcext:value-type="float">
            <text:p>71.7699</text:p>
          </table:table-cell>
          <table:table-cell office:value-type="float" office:value="70.73" calcext:value-type="float">
            <text:p>70.73</text:p>
          </table:table-cell>
          <table:table-cell office:value-type="float" office:value="71.49" calcext:value-type="float">
            <text:p>71.49</text:p>
          </table:table-cell>
          <table:table-cell office:value-type="float" office:value="21555588" calcext:value-type="float">
            <text:p>21555588</text:p>
          </table:table-cell>
          <table:table-cell table:formula="of:=AVERAGE([.F270:.F289])" office:value-type="float" office:value="66.544" calcext:value-type="float">
            <text:p>66.544</text:p>
          </table:table-cell>
          <table:table-cell table:formula="of:=AVERAGE([.F240:.F289])" office:value-type="float" office:value="63.9754" calcext:value-type="float">
            <text:p>63.9754</text:p>
          </table:table-cell>
          <table:table-cell table:formula="of:=AVERAGE([.F190:.F289])" office:value-type="float" office:value="64.9846" calcext:value-type="float">
            <text:p>64.9846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6" calcext:value-type="date">
            <text:p>2025-02-26</text:p>
          </table:table-cell>
          <table:table-cell office:value-type="float" office:value="71.27" calcext:value-type="float">
            <text:p>71.27</text:p>
          </table:table-cell>
          <table:table-cell office:value-type="float" office:value="71.275" calcext:value-type="float">
            <text:p>71.275</text:p>
          </table:table-cell>
          <table:table-cell office:value-type="float" office:value="70.525" calcext:value-type="float">
            <text:p>70.525</text:p>
          </table:table-cell>
          <table:table-cell office:value-type="float" office:value="70.8" calcext:value-type="float">
            <text:p>70.8</text:p>
          </table:table-cell>
          <table:table-cell office:value-type="float" office:value="14531175" calcext:value-type="float">
            <text:p>14531175</text:p>
          </table:table-cell>
          <table:table-cell table:formula="of:=AVERAGE([.F271:.F290])" office:value-type="float" office:value="66.966" calcext:value-type="float">
            <text:p>66.966</text:p>
          </table:table-cell>
          <table:table-cell table:formula="of:=AVERAGE([.F241:.F290])" office:value-type="float" office:value="64.1386" calcext:value-type="float">
            <text:p>64.1386</text:p>
          </table:table-cell>
          <table:table-cell table:formula="of:=AVERAGE([.F191:.F290])" office:value-type="float" office:value="64.9755" calcext:value-type="float">
            <text:p>64.9755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70.72" calcext:value-type="float">
            <text:p>70.72</text:p>
          </table:table-cell>
          <table:table-cell office:value-type="float" office:value="71.535" calcext:value-type="float">
            <text:p>71.535</text:p>
          </table:table-cell>
          <table:table-cell office:value-type="float" office:value="70.42" calcext:value-type="float">
            <text:p>70.42</text:p>
          </table:table-cell>
          <table:table-cell office:value-type="float" office:value="70.87" calcext:value-type="float">
            <text:p>70.87</text:p>
          </table:table-cell>
          <table:table-cell office:value-type="float" office:value="16789476" calcext:value-type="float">
            <text:p>16789476</text:p>
          </table:table-cell>
          <table:table-cell table:formula="of:=AVERAGE([.F272:.F291])" office:value-type="float" office:value="67.368" calcext:value-type="float">
            <text:p>67.368</text:p>
          </table:table-cell>
          <table:table-cell table:formula="of:=AVERAGE([.F242:.F291])" office:value-type="float" office:value="64.2792" calcext:value-type="float">
            <text:p>64.2792</text:p>
          </table:table-cell>
          <table:table-cell table:formula="of:=AVERAGE([.F192:.F291])" office:value-type="float" office:value="64.9741" calcext:value-type="float">
            <text:p>64.9741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71.45" calcext:value-type="float">
            <text:p>71.45</text:p>
          </table:table-cell>
          <table:table-cell office:value-type="float" office:value="71.57" calcext:value-type="float">
            <text:p>71.57</text:p>
          </table:table-cell>
          <table:table-cell office:value-type="float" office:value="70.56" calcext:value-type="float">
            <text:p>70.56</text:p>
          </table:table-cell>
          <table:table-cell office:value-type="float" office:value="71.21" calcext:value-type="float">
            <text:p>71.21</text:p>
          </table:table-cell>
          <table:table-cell office:value-type="float" office:value="22167379" calcext:value-type="float">
            <text:p>22167379</text:p>
          </table:table-cell>
          <table:table-cell table:formula="of:=AVERAGE([.F273:.F292])" office:value-type="float" office:value="67.726" calcext:value-type="float">
            <text:p>67.726</text:p>
          </table:table-cell>
          <table:table-cell table:formula="of:=AVERAGE([.F243:.F292])" office:value-type="float" office:value="64.441" calcext:value-type="float">
            <text:p>64.441</text:p>
          </table:table-cell>
          <table:table-cell table:formula="of:=AVERAGE([.F193:.F292])" office:value-type="float" office:value="64.981" calcext:value-type="float">
            <text:p>64.981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3" calcext:value-type="date">
            <text:p>2025-03-03</text:p>
          </table:table-cell>
          <table:table-cell office:value-type="float" office:value="70.24" calcext:value-type="float">
            <text:p>70.24</text:p>
          </table:table-cell>
          <table:table-cell office:value-type="float" office:value="72.36" calcext:value-type="float">
            <text:p>72.36</text:p>
          </table:table-cell>
          <table:table-cell office:value-type="float" office:value="69.73" calcext:value-type="float">
            <text:p>69.73</text:p>
          </table:table-cell>
          <table:table-cell office:value-type="float" office:value="72.32" calcext:value-type="float">
            <text:p>72.32</text:p>
          </table:table-cell>
          <table:table-cell office:value-type="float" office:value="21717603" calcext:value-type="float">
            <text:p>21717603</text:p>
          </table:table-cell>
          <table:table-cell table:formula="of:=AVERAGE([.F274:.F293])" office:value-type="float" office:value="68.168" calcext:value-type="float">
            <text:p>68.168</text:p>
          </table:table-cell>
          <table:table-cell table:formula="of:=AVERAGE([.F244:.F293])" office:value-type="float" office:value="64.6364" calcext:value-type="float">
            <text:p>64.6364</text:p>
          </table:table-cell>
          <table:table-cell table:formula="of:=AVERAGE([.F194:.F293])" office:value-type="float" office:value="65.0025" calcext:value-type="float">
            <text:p>65.0025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4" calcext:value-type="date">
            <text:p>2025-03-04</text:p>
          </table:table-cell>
          <table:table-cell office:value-type="float" office:value="72.07" calcext:value-type="float">
            <text:p>72.07</text:p>
          </table:table-cell>
          <table:table-cell office:value-type="float" office:value="72.65" calcext:value-type="float">
            <text:p>72.65</text:p>
          </table:table-cell>
          <table:table-cell office:value-type="float" office:value="69.88" calcext:value-type="float">
            <text:p>69.88</text:p>
          </table:table-cell>
          <table:table-cell office:value-type="float" office:value="70.19" calcext:value-type="float">
            <text:p>70.19</text:p>
          </table:table-cell>
          <table:table-cell office:value-type="float" office:value="25411858" calcext:value-type="float">
            <text:p>25411858</text:p>
          </table:table-cell>
          <table:table-cell table:formula="of:=AVERAGE([.F275:.F294])" office:value-type="float" office:value="68.51" calcext:value-type="float">
            <text:p>68.51</text:p>
          </table:table-cell>
          <table:table-cell table:formula="of:=AVERAGE([.F245:.F294])" office:value-type="float" office:value="64.7722" calcext:value-type="float">
            <text:p>64.7722</text:p>
          </table:table-cell>
          <table:table-cell table:formula="of:=AVERAGE([.F195:.F294])" office:value-type="float" office:value="65.0143" calcext:value-type="float">
            <text:p>65.0143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5" calcext:value-type="date">
            <text:p>2025-03-05</text:p>
          </table:table-cell>
          <table:table-cell office:value-type="float" office:value="69.9" calcext:value-type="float">
            <text:p>69.9</text:p>
          </table:table-cell>
          <table:table-cell office:value-type="float" office:value="70.74" calcext:value-type="float">
            <text:p>70.74</text:p>
          </table:table-cell>
          <table:table-cell office:value-type="float" office:value="69.84" calcext:value-type="float">
            <text:p>69.84</text:p>
          </table:table-cell>
          <table:table-cell office:value-type="float" office:value="70.08" calcext:value-type="float">
            <text:p>70.08</text:p>
          </table:table-cell>
          <table:table-cell office:value-type="float" office:value="23933629" calcext:value-type="float">
            <text:p>23933629</text:p>
          </table:table-cell>
          <table:table-cell table:formula="of:=AVERAGE([.F276:.F295])" office:value-type="float" office:value="68.8805" calcext:value-type="float">
            <text:p>68.8805</text:p>
          </table:table-cell>
          <table:table-cell table:formula="of:=AVERAGE([.F246:.F295])" office:value-type="float" office:value="64.9168" calcext:value-type="float">
            <text:p>64.9168</text:p>
          </table:table-cell>
          <table:table-cell table:formula="of:=AVERAGE([.F196:.F295])" office:value-type="float" office:value="65.0233" calcext:value-type="float">
            <text:p>65.0233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6" calcext:value-type="date">
            <text:p>2025-03-06</text:p>
          </table:table-cell>
          <table:table-cell office:value-type="float" office:value="70.24" calcext:value-type="float">
            <text:p>70.24</text:p>
          </table:table-cell>
          <table:table-cell office:value-type="float" office:value="70.529" calcext:value-type="float">
            <text:p>70.529</text:p>
          </table:table-cell>
          <table:table-cell office:value-type="float" office:value="69.45" calcext:value-type="float">
            <text:p>69.45</text:p>
          </table:table-cell>
          <table:table-cell office:value-type="float" office:value="70.46" calcext:value-type="float">
            <text:p>70.46</text:p>
          </table:table-cell>
          <table:table-cell office:value-type="float" office:value="21694031" calcext:value-type="float">
            <text:p>21694031</text:p>
          </table:table-cell>
          <table:table-cell table:formula="of:=AVERAGE([.F277:.F296])" office:value-type="float" office:value="69.2475" calcext:value-type="float">
            <text:p>69.2475</text:p>
          </table:table-cell>
          <table:table-cell table:formula="of:=AVERAGE([.F247:.F296])" office:value-type="float" office:value="65.077" calcext:value-type="float">
            <text:p>65.077</text:p>
          </table:table-cell>
          <table:table-cell table:formula="of:=AVERAGE([.F197:.F296])" office:value-type="float" office:value="65.0322" calcext:value-type="float">
            <text:p>65.0322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7" calcext:value-type="date">
            <text:p>2025-03-07</text:p>
          </table:table-cell>
          <table:table-cell office:value-type="float" office:value="69.65" calcext:value-type="float">
            <text:p>69.65</text:p>
          </table:table-cell>
          <table:table-cell office:value-type="float" office:value="71.82" calcext:value-type="float">
            <text:p>71.82</text:p>
          </table:table-cell>
          <table:table-cell office:value-type="float" office:value="69.65" calcext:value-type="float">
            <text:p>69.65</text:p>
          </table:table-cell>
          <table:table-cell office:value-type="float" office:value="71.43" calcext:value-type="float">
            <text:p>71.43</text:p>
          </table:table-cell>
          <table:table-cell office:value-type="float" office:value="28393261" calcext:value-type="float">
            <text:p>28393261</text:p>
          </table:table-cell>
          <table:table-cell table:formula="of:=AVERAGE([.F278:.F297])" office:value-type="float" office:value="69.651" calcext:value-type="float">
            <text:p>69.651</text:p>
          </table:table-cell>
          <table:table-cell table:formula="of:=AVERAGE([.F248:.F297])" office:value-type="float" office:value="65.2546" calcext:value-type="float">
            <text:p>65.2546</text:p>
          </table:table-cell>
          <table:table-cell table:formula="of:=AVERAGE([.F198:.F297])" office:value-type="float" office:value="65.054" calcext:value-type="float">
            <text:p>65.054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0" calcext:value-type="date">
            <text:p>2025-03-10</text:p>
          </table:table-cell>
          <table:table-cell office:value-type="float" office:value="71.96" calcext:value-type="float">
            <text:p>71.96</text:p>
          </table:table-cell>
          <table:table-cell office:value-type="float" office:value="73.22" calcext:value-type="float">
            <text:p>73.22</text:p>
          </table:table-cell>
          <table:table-cell office:value-type="float" office:value="71.315" calcext:value-type="float">
            <text:p>71.315</text:p>
          </table:table-cell>
          <table:table-cell office:value-type="float" office:value="71.45" calcext:value-type="float">
            <text:p>71.45</text:p>
          </table:table-cell>
          <table:table-cell office:value-type="float" office:value="25251189" calcext:value-type="float">
            <text:p>25251189</text:p>
          </table:table-cell>
          <table:table-cell table:formula="of:=AVERAGE([.F279:.F298])" office:value-type="float" office:value="70.0315" calcext:value-type="float">
            <text:p>70.0315</text:p>
          </table:table-cell>
          <table:table-cell table:formula="of:=AVERAGE([.F249:.F298])" office:value-type="float" office:value="65.436" calcext:value-type="float">
            <text:p>65.436</text:p>
          </table:table-cell>
          <table:table-cell table:formula="of:=AVERAGE([.F199:.F298])" office:value-type="float" office:value="65.0728" calcext:value-type="float">
            <text:p>65.0728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1" calcext:value-type="date">
            <text:p>2025-03-11</text:p>
          </table:table-cell>
          <table:table-cell office:value-type="float" office:value="71.875" calcext:value-type="float">
            <text:p>71.875</text:p>
          </table:table-cell>
          <table:table-cell office:value-type="float" office:value="72.04" calcext:value-type="float">
            <text:p>72.04</text:p>
          </table:table-cell>
          <table:table-cell office:value-type="float" office:value="70.61" calcext:value-type="float">
            <text:p>70.61</text:p>
          </table:table-cell>
          <table:table-cell office:value-type="float" office:value="71.04" calcext:value-type="float">
            <text:p>71.04</text:p>
          </table:table-cell>
          <table:table-cell office:value-type="float" office:value="28076440" calcext:value-type="float">
            <text:p>28076440</text:p>
          </table:table-cell>
          <table:table-cell table:formula="of:=AVERAGE([.F280:.F299])" office:value-type="float" office:value="70.356" calcext:value-type="float">
            <text:p>70.356</text:p>
          </table:table-cell>
          <table:table-cell table:formula="of:=AVERAGE([.F250:.F299])" office:value-type="float" office:value="65.6" calcext:value-type="float">
            <text:p>65.6</text:p>
          </table:table-cell>
          <table:table-cell table:formula="of:=AVERAGE([.F200:.F299])" office:value-type="float" office:value="65.0798" calcext:value-type="float">
            <text:p>65.0798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2" calcext:value-type="date">
            <text:p>2025-03-12</text:p>
          </table:table-cell>
          <table:table-cell office:value-type="float" office:value="70.37" calcext:value-type="float">
            <text:p>70.37</text:p>
          </table:table-cell>
          <table:table-cell office:value-type="float" office:value="70.73" calcext:value-type="float">
            <text:p>70.73</text:p>
          </table:table-cell>
          <table:table-cell office:value-type="float" office:value="69.74" calcext:value-type="float">
            <text:p>69.74</text:p>
          </table:table-cell>
          <table:table-cell office:value-type="float" office:value="69.94" calcext:value-type="float">
            <text:p>69.94</text:p>
          </table:table-cell>
          <table:table-cell office:value-type="float" office:value="18923301" calcext:value-type="float">
            <text:p>18923301</text:p>
          </table:table-cell>
          <table:table-cell table:formula="of:=AVERAGE([.F281:.F300])" office:value-type="float" office:value="70.473" calcext:value-type="float">
            <text:p>70.473</text:p>
          </table:table-cell>
          <table:table-cell table:formula="of:=AVERAGE([.F251:.F300])" office:value-type="float" office:value="65.7474" calcext:value-type="float">
            <text:p>65.7474</text:p>
          </table:table-cell>
          <table:table-cell table:formula="of:=AVERAGE([.F201:.F300])" office:value-type="float" office:value="65.0758" calcext:value-type="float">
            <text:p>65.0758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3" calcext:value-type="date">
            <text:p>2025-03-13</text:p>
          </table:table-cell>
          <table:table-cell table:number-columns-repeated="2" office:value-type="float" office:value="70.25" calcext:value-type="float">
            <text:p>70.25</text:p>
          </table:table-cell>
          <table:table-cell office:value-type="float" office:value="69.281" calcext:value-type="float">
            <text:p>69.281</text:p>
          </table:table-cell>
          <table:table-cell office:value-type="float" office:value="69.62" calcext:value-type="float">
            <text:p>69.62</text:p>
          </table:table-cell>
          <table:table-cell office:value-type="float" office:value="15746568" calcext:value-type="float">
            <text:p>15746568</text:p>
          </table:table-cell>
          <table:table-cell table:formula="of:=AVERAGE([.F282:.F301])" office:value-type="float" office:value="70.5185" calcext:value-type="float">
            <text:p>70.5185</text:p>
          </table:table-cell>
          <table:table-cell table:formula="of:=AVERAGE([.F252:.F301])" office:value-type="float" office:value="65.8908" calcext:value-type="float">
            <text:p>65.8908</text:p>
          </table:table-cell>
          <table:table-cell table:formula="of:=AVERAGE([.F202:.F301])" office:value-type="float" office:value="65.0663" calcext:value-type="float">
            <text:p>65.0663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4" calcext:value-type="date">
            <text:p>2025-03-14</text:p>
          </table:table-cell>
          <table:table-cell office:value-type="float" office:value="68.51" calcext:value-type="float">
            <text:p>68.51</text:p>
          </table:table-cell>
          <table:table-cell office:value-type="float" office:value="69.26" calcext:value-type="float">
            <text:p>69.26</text:p>
          </table:table-cell>
          <table:table-cell office:value-type="float" office:value="68.3803" calcext:value-type="float">
            <text:p>68.3803</text:p>
          </table:table-cell>
          <table:table-cell office:value-type="float" office:value="69.16" calcext:value-type="float">
            <text:p>69.16</text:p>
          </table:table-cell>
          <table:table-cell office:value-type="float" office:value="14205091" calcext:value-type="float">
            <text:p>14205091</text:p>
          </table:table-cell>
          <table:table-cell table:formula="of:=AVERAGE([.F283:.F302])" office:value-type="float" office:value="70.5015" calcext:value-type="float">
            <text:p>70.5015</text:p>
          </table:table-cell>
          <table:table-cell table:formula="of:=AVERAGE([.F253:.F302])" office:value-type="float" office:value="66.0334" calcext:value-type="float">
            <text:p>66.0334</text:p>
          </table:table-cell>
          <table:table-cell table:formula="of:=AVERAGE([.F203:.F302])" office:value-type="float" office:value="65.0589" calcext:value-type="float">
            <text:p>65.0589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17" calcext:value-type="date">
            <text:p>2025-03-17</text:p>
          </table:table-cell>
          <table:table-cell office:value-type="float" office:value="69.27" calcext:value-type="float">
            <text:p>69.27</text:p>
          </table:table-cell>
          <table:table-cell office:value-type="float" office:value="70.17" calcext:value-type="float">
            <text:p>70.17</text:p>
          </table:table-cell>
          <table:table-cell office:value-type="float" office:value="69.08" calcext:value-type="float">
            <text:p>69.08</text:p>
          </table:table-cell>
          <table:table-cell office:value-type="float" office:value="70.12" calcext:value-type="float">
            <text:p>70.12</text:p>
          </table:table-cell>
          <table:table-cell office:value-type="float" office:value="15634808" calcext:value-type="float">
            <text:p>15634808</text:p>
          </table:table-cell>
          <table:table-cell table:formula="of:=AVERAGE([.F284:.F303])" office:value-type="float" office:value="70.564" calcext:value-type="float">
            <text:p>70.564</text:p>
          </table:table-cell>
          <table:table-cell table:formula="of:=AVERAGE([.F254:.F303])" office:value-type="float" office:value="66.1906" calcext:value-type="float">
            <text:p>66.1906</text:p>
          </table:table-cell>
          <table:table-cell table:formula="of:=AVERAGE([.F204:.F303])" office:value-type="float" office:value="65.0557" calcext:value-type="float">
            <text:p>65.0557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18" calcext:value-type="date">
            <text:p>2025-03-18</text:p>
          </table:table-cell>
          <table:table-cell office:value-type="float" office:value="70.17" calcext:value-type="float">
            <text:p>70.17</text:p>
          </table:table-cell>
          <table:table-cell office:value-type="float" office:value="70.19" calcext:value-type="float">
            <text:p>70.19</text:p>
          </table:table-cell>
          <table:table-cell office:value-type="float" office:value="69.3" calcext:value-type="float">
            <text:p>69.3</text:p>
          </table:table-cell>
          <table:table-cell office:value-type="float" office:value="69.38" calcext:value-type="float">
            <text:p>69.38</text:p>
          </table:table-cell>
          <table:table-cell office:value-type="float" office:value="12657615" calcext:value-type="float">
            <text:p>12657615</text:p>
          </table:table-cell>
          <table:table-cell table:formula="of:=AVERAGE([.F285:.F304])" office:value-type="float" office:value="70.5805" calcext:value-type="float">
            <text:p>70.5805</text:p>
          </table:table-cell>
          <table:table-cell table:formula="of:=AVERAGE([.F255:.F304])" office:value-type="float" office:value="66.3414" calcext:value-type="float">
            <text:p>66.3414</text:p>
          </table:table-cell>
          <table:table-cell table:formula="of:=AVERAGE([.F205:.F304])" office:value-type="float" office:value="65.055" calcext:value-type="float">
            <text:p>65.055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68.55" calcext:value-type="float">
            <text:p>68.55</text:p>
          </table:table-cell>
          <table:table-cell office:value-type="float" office:value="69.38" calcext:value-type="float">
            <text:p>69.38</text:p>
          </table:table-cell>
          <table:table-cell office:value-type="float" office:value="68.54" calcext:value-type="float">
            <text:p>68.54</text:p>
          </table:table-cell>
          <table:table-cell office:value-type="float" office:value="69.28" calcext:value-type="float">
            <text:p>69.28</text:p>
          </table:table-cell>
          <table:table-cell office:value-type="float" office:value="14780007" calcext:value-type="float">
            <text:p>14780007</text:p>
          </table:table-cell>
          <table:table-cell table:formula="of:=AVERAGE([.F286:.F305])" office:value-type="float" office:value="70.541" calcext:value-type="float">
            <text:p>70.541</text:p>
          </table:table-cell>
          <table:table-cell table:formula="of:=AVERAGE([.F256:.F305])" office:value-type="float" office:value="66.492" calcext:value-type="float">
            <text:p>66.492</text:p>
          </table:table-cell>
          <table:table-cell table:formula="of:=AVERAGE([.F206:.F305])" office:value-type="float" office:value="65.0533" calcext:value-type="float">
            <text:p>65.0533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20" calcext:value-type="date">
            <text:p>2025-03-20</text:p>
          </table:table-cell>
          <table:table-cell office:value-type="float" office:value="69.305" calcext:value-type="float">
            <text:p>69.305</text:p>
          </table:table-cell>
          <table:table-cell office:value-type="float" office:value="69.81" calcext:value-type="float">
            <text:p>69.81</text:p>
          </table:table-cell>
          <table:table-cell office:value-type="float" office:value="69.09" calcext:value-type="float">
            <text:p>69.09</text:p>
          </table:table-cell>
          <table:table-cell office:value-type="float" office:value="69.71" calcext:value-type="float">
            <text:p>69.71</text:p>
          </table:table-cell>
          <table:table-cell office:value-type="float" office:value="16295263" calcext:value-type="float">
            <text:p>16295263</text:p>
          </table:table-cell>
          <table:table-cell table:formula="of:=AVERAGE([.F287:.F306])" office:value-type="float" office:value="70.5245" calcext:value-type="float">
            <text:p>70.5245</text:p>
          </table:table-cell>
          <table:table-cell table:formula="of:=AVERAGE([.F257:.F306])" office:value-type="float" office:value="66.67" calcext:value-type="float">
            <text:p>66.67</text:p>
          </table:table-cell>
          <table:table-cell table:formula="of:=AVERAGE([.F207:.F306])" office:value-type="float" office:value="65.0703" calcext:value-type="float">
            <text:p>65.0703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21" calcext:value-type="date">
            <text:p>2025-03-21</text:p>
          </table:table-cell>
          <table:table-cell office:value-type="float" office:value="69.71" calcext:value-type="float">
            <text:p>69.71</text:p>
          </table:table-cell>
          <table:table-cell office:value-type="float" office:value="69.97" calcext:value-type="float">
            <text:p>69.97</text:p>
          </table:table-cell>
          <table:table-cell office:value-type="float" office:value="68.18" calcext:value-type="float">
            <text:p>68.18</text:p>
          </table:table-cell>
          <table:table-cell office:value-type="float" office:value="68.67" calcext:value-type="float">
            <text:p>68.67</text:p>
          </table:table-cell>
          <table:table-cell office:value-type="float" office:value="47479473" calcext:value-type="float">
            <text:p>47479473</text:p>
          </table:table-cell>
          <table:table-cell table:formula="of:=AVERAGE([.F288:.F307])" office:value-type="float" office:value="70.3905" calcext:value-type="float">
            <text:p>70.3905</text:p>
          </table:table-cell>
          <table:table-cell table:formula="of:=AVERAGE([.F258:.F307])" office:value-type="float" office:value="66.8266" calcext:value-type="float">
            <text:p>66.8266</text:p>
          </table:table-cell>
          <table:table-cell table:formula="of:=AVERAGE([.F208:.F307])" office:value-type="float" office:value="65.084" calcext:value-type="float">
            <text:p>65.084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4" calcext:value-type="date">
            <text:p>2025-03-24</text:p>
          </table:table-cell>
          <table:table-cell office:value-type="float" office:value="68.8" calcext:value-type="float">
            <text:p>68.8</text:p>
          </table:table-cell>
          <table:table-cell office:value-type="float" office:value="69.08" calcext:value-type="float">
            <text:p>69.08</text:p>
          </table:table-cell>
          <table:table-cell office:value-type="float" office:value="68.33" calcext:value-type="float">
            <text:p>68.33</text:p>
          </table:table-cell>
          <table:table-cell office:value-type="float" office:value="68.95" calcext:value-type="float">
            <text:p>68.95</text:p>
          </table:table-cell>
          <table:table-cell office:value-type="float" office:value="12575412" calcext:value-type="float">
            <text:p>12575412</text:p>
          </table:table-cell>
          <table:table-cell table:formula="of:=AVERAGE([.F289:.F308])" office:value-type="float" office:value="70.3085" calcext:value-type="float">
            <text:p>70.3085</text:p>
          </table:table-cell>
          <table:table-cell table:formula="of:=AVERAGE([.F259:.F308])" office:value-type="float" office:value="66.9714" calcext:value-type="float">
            <text:p>66.9714</text:p>
          </table:table-cell>
          <table:table-cell table:formula="of:=AVERAGE([.F209:.F308])" office:value-type="float" office:value="65.1043" calcext:value-type="float">
            <text:p>65.1043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5" calcext:value-type="date">
            <text:p>2025-03-25</text:p>
          </table:table-cell>
          <table:table-cell office:value-type="float" office:value="68.94" calcext:value-type="float">
            <text:p>68.94</text:p>
          </table:table-cell>
          <table:table-cell office:value-type="float" office:value="69.08" calcext:value-type="float">
            <text:p>69.08</text:p>
          </table:table-cell>
          <table:table-cell office:value-type="float" office:value="68.6" calcext:value-type="float">
            <text:p>68.6</text:p>
          </table:table-cell>
          <table:table-cell office:value-type="float" office:value="68.81" calcext:value-type="float">
            <text:p>68.81</text:p>
          </table:table-cell>
          <table:table-cell office:value-type="float" office:value="12513897" calcext:value-type="float">
            <text:p>12513897</text:p>
          </table:table-cell>
          <table:table-cell table:formula="of:=AVERAGE([.F290:.F309])" office:value-type="float" office:value="70.1745" calcext:value-type="float">
            <text:p>70.1745</text:p>
          </table:table-cell>
          <table:table-cell table:formula="of:=AVERAGE([.F260:.F309])" office:value-type="float" office:value="67.1262" calcext:value-type="float">
            <text:p>67.1262</text:p>
          </table:table-cell>
          <table:table-cell table:formula="of:=AVERAGE([.F210:.F309])" office:value-type="float" office:value="65.1257" calcext:value-type="float">
            <text:p>65.1257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6" calcext:value-type="date">
            <text:p>2025-03-26</text:p>
          </table:table-cell>
          <table:table-cell office:value-type="float" office:value="69" calcext:value-type="float">
            <text:p>69</text:p>
          </table:table-cell>
          <table:table-cell office:value-type="float" office:value="70.35" calcext:value-type="float">
            <text:p>70.35</text:p>
          </table:table-cell>
          <table:table-cell office:value-type="float" office:value="68.9" calcext:value-type="float">
            <text:p>68.9</text:p>
          </table:table-cell>
          <table:table-cell office:value-type="float" office:value="70.02" calcext:value-type="float">
            <text:p>70.02</text:p>
          </table:table-cell>
          <table:table-cell office:value-type="float" office:value="14482764" calcext:value-type="float">
            <text:p>14482764</text:p>
          </table:table-cell>
          <table:table-cell table:formula="of:=AVERAGE([.F291:.F310])" office:value-type="float" office:value="70.1355" calcext:value-type="float">
            <text:p>70.1355</text:p>
          </table:table-cell>
          <table:table-cell table:formula="of:=AVERAGE([.F261:.F310])" office:value-type="float" office:value="67.2936" calcext:value-type="float">
            <text:p>67.2936</text:p>
          </table:table-cell>
          <table:table-cell table:formula="of:=AVERAGE([.F211:.F310])" office:value-type="float" office:value="65.1703" calcext:value-type="float">
            <text:p>65.1703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7" calcext:value-type="date">
            <text:p>2025-03-27</text:p>
          </table:table-cell>
          <table:table-cell office:value-type="float" office:value="70.18" calcext:value-type="float">
            <text:p>70.18</text:p>
          </table:table-cell>
          <table:table-cell office:value-type="float" office:value="70.985" calcext:value-type="float">
            <text:p>70.985</text:p>
          </table:table-cell>
          <table:table-cell office:value-type="float" office:value="70.07" calcext:value-type="float">
            <text:p>70.07</text:p>
          </table:table-cell>
          <table:table-cell office:value-type="float" office:value="70.74" calcext:value-type="float">
            <text:p>70.74</text:p>
          </table:table-cell>
          <table:table-cell office:value-type="float" office:value="11663365" calcext:value-type="float">
            <text:p>11663365</text:p>
          </table:table-cell>
          <table:table-cell table:formula="of:=AVERAGE([.F292:.F311])" office:value-type="float" office:value="70.129" calcext:value-type="float">
            <text:p>70.129</text:p>
          </table:table-cell>
          <table:table-cell table:formula="of:=AVERAGE([.F262:.F311])" office:value-type="float" office:value="67.4676" calcext:value-type="float">
            <text:p>67.4676</text:p>
          </table:table-cell>
          <table:table-cell table:formula="of:=AVERAGE([.F212:.F311])" office:value-type="float" office:value="65.2185" calcext:value-type="float">
            <text:p>65.2185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8" calcext:value-type="date">
            <text:p>2025-03-28</text:p>
          </table:table-cell>
          <table:table-cell office:value-type="float" office:value="70.81" calcext:value-type="float">
            <text:p>70.81</text:p>
          </table:table-cell>
          <table:table-cell office:value-type="float" office:value="71.315" calcext:value-type="float">
            <text:p>71.315</text:p>
          </table:table-cell>
          <table:table-cell office:value-type="float" office:value="69.53" calcext:value-type="float">
            <text:p>69.53</text:p>
          </table:table-cell>
          <table:table-cell office:value-type="float" office:value="70.37" calcext:value-type="float">
            <text:p>70.37</text:p>
          </table:table-cell>
          <table:table-cell office:value-type="float" office:value="17412915" calcext:value-type="float">
            <text:p>17412915</text:p>
          </table:table-cell>
          <table:table-cell table:formula="of:=AVERAGE([.F293:.F312])" office:value-type="float" office:value="70.087" calcext:value-type="float">
            <text:p>70.087</text:p>
          </table:table-cell>
          <table:table-cell table:formula="of:=AVERAGE([.F263:.F312])" office:value-type="float" office:value="67.6396" calcext:value-type="float">
            <text:p>67.6396</text:p>
          </table:table-cell>
          <table:table-cell table:formula="of:=AVERAGE([.F213:.F312])" office:value-type="float" office:value="65.2691" calcext:value-type="float">
            <text:p>65.2691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70.73" calcext:value-type="float">
            <text:p>70.73</text:p>
          </table:table-cell>
          <table:table-cell office:value-type="float" office:value="71.9375" calcext:value-type="float">
            <text:p>71.9375</text:p>
          </table:table-cell>
          <table:table-cell office:value-type="float" office:value="70.49" calcext:value-type="float">
            <text:p>70.49</text:p>
          </table:table-cell>
          <table:table-cell office:value-type="float" office:value="71.62" calcext:value-type="float">
            <text:p>71.62</text:p>
          </table:table-cell>
          <table:table-cell office:value-type="float" office:value="24016866" calcext:value-type="float">
            <text:p>24016866</text:p>
          </table:table-cell>
          <table:table-cell table:formula="of:=AVERAGE([.F294:.F313])" office:value-type="float" office:value="70.052" calcext:value-type="float">
            <text:p>70.052</text:p>
          </table:table-cell>
          <table:table-cell table:formula="of:=AVERAGE([.F264:.F313])" office:value-type="float" office:value="67.827" calcext:value-type="float">
            <text:p>67.827</text:p>
          </table:table-cell>
          <table:table-cell table:formula="of:=AVERAGE([.F214:.F313])" office:value-type="float" office:value="65.3352" calcext:value-type="float">
            <text:p>65.3352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71.68" calcext:value-type="float">
            <text:p>71.68</text:p>
          </table:table-cell>
          <table:table-cell office:value-type="float" office:value="71.91" calcext:value-type="float">
            <text:p>71.91</text:p>
          </table:table-cell>
          <table:table-cell office:value-type="float" office:value="71.185" calcext:value-type="float">
            <text:p>71.185</text:p>
          </table:table-cell>
          <table:table-cell office:value-type="float" office:value="71.87" calcext:value-type="float">
            <text:p>71.87</text:p>
          </table:table-cell>
          <table:table-cell office:value-type="float" office:value="15309146" calcext:value-type="float">
            <text:p>15309146</text:p>
          </table:table-cell>
          <table:table-cell table:formula="of:=AVERAGE([.F295:.F314])" office:value-type="float" office:value="70.136" calcext:value-type="float">
            <text:p>70.136</text:p>
          </table:table-cell>
          <table:table-cell table:formula="of:=AVERAGE([.F265:.F314])" office:value-type="float" office:value="68.0102" calcext:value-type="float">
            <text:p>68.0102</text:p>
          </table:table-cell>
          <table:table-cell table:formula="of:=AVERAGE([.F215:.F314])" office:value-type="float" office:value="65.4028" calcext:value-type="float">
            <text:p>65.4028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71.96" calcext:value-type="float">
            <text:p>71.96</text:p>
          </table:table-cell>
          <table:table-cell office:value-type="float" office:value="72.36" calcext:value-type="float">
            <text:p>72.36</text:p>
          </table:table-cell>
          <table:table-cell office:value-type="float" office:value="71.05" calcext:value-type="float">
            <text:p>71.05</text:p>
          </table:table-cell>
          <table:table-cell office:value-type="float" office:value="71.33" calcext:value-type="float">
            <text:p>71.33</text:p>
          </table:table-cell>
          <table:table-cell office:value-type="float" office:value="14606519" calcext:value-type="float">
            <text:p>14606519</text:p>
          </table:table-cell>
          <table:table-cell table:formula="of:=AVERAGE([.F296:.F315])" office:value-type="float" office:value="70.1985" calcext:value-type="float">
            <text:p>70.1985</text:p>
          </table:table-cell>
          <table:table-cell table:formula="of:=AVERAGE([.F266:.F315])" office:value-type="float" office:value="68.1884" calcext:value-type="float">
            <text:p>68.1884</text:p>
          </table:table-cell>
          <table:table-cell table:formula="of:=AVERAGE([.F216:.F315])" office:value-type="float" office:value="65.4624" calcext:value-type="float">
            <text:p>65.4624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3" calcext:value-type="date">
            <text:p>2025-04-03</text:p>
          </table:table-cell>
          <table:table-cell office:value-type="float" office:value="72.49" calcext:value-type="float">
            <text:p>72.49</text:p>
          </table:table-cell>
          <table:table-cell office:value-type="float" office:value="73.95" calcext:value-type="float">
            <text:p>73.95</text:p>
          </table:table-cell>
          <table:table-cell office:value-type="float" office:value="72.32" calcext:value-type="float">
            <text:p>72.32</text:p>
          </table:table-cell>
          <table:table-cell office:value-type="float" office:value="73.18" calcext:value-type="float">
            <text:p>73.18</text:p>
          </table:table-cell>
          <table:table-cell office:value-type="float" office:value="24959593" calcext:value-type="float">
            <text:p>24959593</text:p>
          </table:table-cell>
          <table:table-cell table:formula="of:=AVERAGE([.F297:.F316])" office:value-type="float" office:value="70.3345" calcext:value-type="float">
            <text:p>70.3345</text:p>
          </table:table-cell>
          <table:table-cell table:formula="of:=AVERAGE([.F267:.F316])" office:value-type="float" office:value="68.4164" calcext:value-type="float">
            <text:p>68.4164</text:p>
          </table:table-cell>
          <table:table-cell table:formula="of:=AVERAGE([.F217:.F316])" office:value-type="float" office:value="65.5572" calcext:value-type="float">
            <text:p>65.5572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4" calcext:value-type="date">
            <text:p>2025-04-04</text:p>
          </table:table-cell>
          <table:table-cell office:value-type="float" office:value="72.13" calcext:value-type="float">
            <text:p>72.13</text:p>
          </table:table-cell>
          <table:table-cell office:value-type="float" office:value="73.01" calcext:value-type="float">
            <text:p>73.01</text:p>
          </table:table-cell>
          <table:table-cell office:value-type="float" office:value="69.79" calcext:value-type="float">
            <text:p>69.79</text:p>
          </table:table-cell>
          <table:table-cell office:value-type="float" office:value="69.93" calcext:value-type="float">
            <text:p>69.93</text:p>
          </table:table-cell>
          <table:table-cell office:value-type="float" office:value="26517289" calcext:value-type="float">
            <text:p>26517289</text:p>
          </table:table-cell>
          <table:table-cell table:formula="of:=AVERAGE([.F298:.F317])" office:value-type="float" office:value="70.2595" calcext:value-type="float">
            <text:p>70.2595</text:p>
          </table:table-cell>
          <table:table-cell table:formula="of:=AVERAGE([.F268:.F317])" office:value-type="float" office:value="68.5844" calcext:value-type="float">
            <text:p>68.5844</text:p>
          </table:table-cell>
          <table:table-cell table:formula="of:=AVERAGE([.F218:.F317])" office:value-type="float" office:value="65.6199" calcext:value-type="float">
            <text:p>65.6199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07" calcext:value-type="date">
            <text:p>2025-04-07</text:p>
          </table:table-cell>
          <table:table-cell office:value-type="float" office:value="66.23" calcext:value-type="float">
            <text:p>66.23</text:p>
          </table:table-cell>
          <table:table-cell office:value-type="float" office:value="69.38" calcext:value-type="float">
            <text:p>69.38</text:p>
          </table:table-cell>
          <table:table-cell office:value-type="float" office:value="66.05" calcext:value-type="float">
            <text:p>66.05</text:p>
          </table:table-cell>
          <table:table-cell office:value-type="float" office:value="68.37" calcext:value-type="float">
            <text:p>68.37</text:p>
          </table:table-cell>
          <table:table-cell office:value-type="float" office:value="34258363" calcext:value-type="float">
            <text:p>34258363</text:p>
          </table:table-cell>
          <table:table-cell table:formula="of:=AVERAGE([.F299:.F318])" office:value-type="float" office:value="70.1055" calcext:value-type="float">
            <text:p>70.1055</text:p>
          </table:table-cell>
          <table:table-cell table:formula="of:=AVERAGE([.F269:.F318])" office:value-type="float" office:value="68.7134" calcext:value-type="float">
            <text:p>68.7134</text:p>
          </table:table-cell>
          <table:table-cell table:formula="of:=AVERAGE([.F219:.F318])" office:value-type="float" office:value="65.6644" calcext:value-type="float">
            <text:p>65.6644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08" calcext:value-type="date">
            <text:p>2025-04-08</text:p>
          </table:table-cell>
          <table:table-cell office:value-type="float" office:value="68.96" calcext:value-type="float">
            <text:p>68.96</text:p>
          </table:table-cell>
          <table:table-cell office:value-type="float" office:value="69.9815" calcext:value-type="float">
            <text:p>69.9815</text:p>
          </table:table-cell>
          <table:table-cell office:value-type="float" office:value="67.76" calcext:value-type="float">
            <text:p>67.76</text:p>
          </table:table-cell>
          <table:table-cell office:value-type="float" office:value="68.42" calcext:value-type="float">
            <text:p>68.42</text:p>
          </table:table-cell>
          <table:table-cell office:value-type="float" office:value="22774425" calcext:value-type="float">
            <text:p>22774425</text:p>
          </table:table-cell>
          <table:table-cell table:formula="of:=AVERAGE([.F300:.F319])" office:value-type="float" office:value="69.9745" calcext:value-type="float">
            <text:p>69.9745</text:p>
          </table:table-cell>
          <table:table-cell table:formula="of:=AVERAGE([.F270:.F319])" office:value-type="float" office:value="68.8044" calcext:value-type="float">
            <text:p>68.8044</text:p>
          </table:table-cell>
          <table:table-cell table:formula="of:=AVERAGE([.F220:.F319])" office:value-type="float" office:value="65.715" calcext:value-type="float">
            <text:p>65.715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09" calcext:value-type="date">
            <text:p>2025-04-09</text:p>
          </table:table-cell>
          <table:table-cell office:value-type="float" office:value="67.98" calcext:value-type="float">
            <text:p>67.98</text:p>
          </table:table-cell>
          <table:table-cell office:value-type="float" office:value="70.47" calcext:value-type="float">
            <text:p>70.47</text:p>
          </table:table-cell>
          <table:table-cell office:value-type="float" office:value="67.28" calcext:value-type="float">
            <text:p>67.28</text:p>
          </table:table-cell>
          <table:table-cell office:value-type="float" office:value="69.95" calcext:value-type="float">
            <text:p>69.95</text:p>
          </table:table-cell>
          <table:table-cell office:value-type="float" office:value="27918675" calcext:value-type="float">
            <text:p>27918675</text:p>
          </table:table-cell>
          <table:table-cell table:formula="of:=AVERAGE([.F301:.F320])" office:value-type="float" office:value="69.975" calcext:value-type="float">
            <text:p>69.975</text:p>
          </table:table-cell>
          <table:table-cell table:formula="of:=AVERAGE([.F271:.F320])" office:value-type="float" office:value="68.9562" calcext:value-type="float">
            <text:p>68.9562</text:p>
          </table:table-cell>
          <table:table-cell table:formula="of:=AVERAGE([.F221:.F320])" office:value-type="float" office:value="65.7825" calcext:value-type="float">
            <text:p>65.7825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10" calcext:value-type="date">
            <text:p>2025-04-10</text:p>
          </table:table-cell>
          <table:table-cell office:value-type="float" office:value="70.19" calcext:value-type="float">
            <text:p>70.19</text:p>
          </table:table-cell>
          <table:table-cell office:value-type="float" office:value="71.205" calcext:value-type="float">
            <text:p>71.205</text:p>
          </table:table-cell>
          <table:table-cell office:value-type="float" office:value="68.98" calcext:value-type="float">
            <text:p>68.98</text:p>
          </table:table-cell>
          <table:table-cell office:value-type="float" office:value="70.76" calcext:value-type="float">
            <text:p>70.76</text:p>
          </table:table-cell>
          <table:table-cell office:value-type="float" office:value="22450163" calcext:value-type="float">
            <text:p>22450163</text:p>
          </table:table-cell>
          <table:table-cell table:formula="of:=AVERAGE([.F302:.F321])" office:value-type="float" office:value="70.032" calcext:value-type="float">
            <text:p>70.032</text:p>
          </table:table-cell>
          <table:table-cell table:formula="of:=AVERAGE([.F272:.F321])" office:value-type="float" office:value="69.1148" calcext:value-type="float">
            <text:p>69.1148</text:p>
          </table:table-cell>
          <table:table-cell table:formula="of:=AVERAGE([.F222:.F321])" office:value-type="float" office:value="65.8601" calcext:value-type="float">
            <text:p>65.8601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70.905" calcext:value-type="float">
            <text:p>70.905</text:p>
          </table:table-cell>
          <table:table-cell office:value-type="float" office:value="71.85" calcext:value-type="float">
            <text:p>71.85</text:p>
          </table:table-cell>
          <table:table-cell office:value-type="float" office:value="70.54" calcext:value-type="float">
            <text:p>70.54</text:p>
          </table:table-cell>
          <table:table-cell office:value-type="float" office:value="71.43" calcext:value-type="float">
            <text:p>71.43</text:p>
          </table:table-cell>
          <table:table-cell office:value-type="float" office:value="19988203" calcext:value-type="float">
            <text:p>19988203</text:p>
          </table:table-cell>
          <table:table-cell table:formula="of:=AVERAGE([.F303:.F322])" office:value-type="float" office:value="70.1455" calcext:value-type="float">
            <text:p>70.1455</text:p>
          </table:table-cell>
          <table:table-cell table:formula="of:=AVERAGE([.F273:.F322])" office:value-type="float" office:value="69.2624" calcext:value-type="float">
            <text:p>69.2624</text:p>
          </table:table-cell>
          <table:table-cell table:formula="of:=AVERAGE([.F223:.F322])" office:value-type="float" office:value="65.9489" calcext:value-type="float">
            <text:p>65.9489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71.275" calcext:value-type="float">
            <text:p>71.275</text:p>
          </table:table-cell>
          <table:table-cell office:value-type="float" office:value="72.66" calcext:value-type="float">
            <text:p>72.66</text:p>
          </table:table-cell>
          <table:table-cell office:value-type="float" office:value="70.93" calcext:value-type="float">
            <text:p>70.93</text:p>
          </table:table-cell>
          <table:table-cell office:value-type="float" office:value="72.45" calcext:value-type="float">
            <text:p>72.45</text:p>
          </table:table-cell>
          <table:table-cell office:value-type="float" office:value="13930207" calcext:value-type="float">
            <text:p>13930207</text:p>
          </table:table-cell>
          <table:table-cell table:formula="of:=AVERAGE([.F304:.F323])" office:value-type="float" office:value="70.262" calcext:value-type="float">
            <text:p>70.262</text:p>
          </table:table-cell>
          <table:table-cell table:formula="of:=AVERAGE([.F274:.F323])" office:value-type="float" office:value="69.4418" calcext:value-type="float">
            <text:p>69.4418</text:p>
          </table:table-cell>
          <table:table-cell table:formula="of:=AVERAGE([.F224:.F323])" office:value-type="float" office:value="66.056" calcext:value-type="float">
            <text:p>66.056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72.51" calcext:value-type="float">
            <text:p>72.51</text:p>
          </table:table-cell>
          <table:table-cell office:value-type="float" office:value="72.63" calcext:value-type="float">
            <text:p>72.63</text:p>
          </table:table-cell>
          <table:table-cell office:value-type="float" office:value="71.725" calcext:value-type="float">
            <text:p>71.725</text:p>
          </table:table-cell>
          <table:table-cell office:value-type="float" office:value="71.86" calcext:value-type="float">
            <text:p>71.86</text:p>
          </table:table-cell>
          <table:table-cell office:value-type="float" office:value="14965492" calcext:value-type="float">
            <text:p>14965492</text:p>
          </table:table-cell>
          <table:table-cell table:formula="of:=AVERAGE([.F305:.F324])" office:value-type="float" office:value="70.386" calcext:value-type="float">
            <text:p>70.386</text:p>
          </table:table-cell>
          <table:table-cell table:formula="of:=AVERAGE([.F275:.F324])" office:value-type="float" office:value="69.612" calcext:value-type="float">
            <text:p>69.612</text:p>
          </table:table-cell>
          <table:table-cell table:formula="of:=AVERAGE([.F225:.F324])" office:value-type="float" office:value="66.156" calcext:value-type="float">
            <text:p>66.156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2.35" calcext:value-type="float">
            <text:p>72.35</text:p>
          </table:table-cell>
          <table:table-cell office:value-type="float" office:value="72.665" calcext:value-type="float">
            <text:p>72.665</text:p>
          </table:table-cell>
          <table:table-cell office:value-type="float" office:value="71.385" calcext:value-type="float">
            <text:p>71.385</text:p>
          </table:table-cell>
          <table:table-cell office:value-type="float" office:value="71.68" calcext:value-type="float">
            <text:p>71.68</text:p>
          </table:table-cell>
          <table:table-cell office:value-type="float" office:value="15276216" calcext:value-type="float">
            <text:p>15276216</text:p>
          </table:table-cell>
          <table:table-cell table:formula="of:=AVERAGE([.F306:.F325])" office:value-type="float" office:value="70.506" calcext:value-type="float">
            <text:p>70.506</text:p>
          </table:table-cell>
          <table:table-cell table:formula="of:=AVERAGE([.F276:.F325])" office:value-type="float" office:value="69.7922" calcext:value-type="float">
            <text:p>69.7922</text:p>
          </table:table-cell>
          <table:table-cell table:formula="of:=AVERAGE([.F226:.F325])" office:value-type="float" office:value="66.2469" calcext:value-type="float">
            <text:p>66.2469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7" calcext:value-type="date">
            <text:p>2025-04-17</text:p>
          </table:table-cell>
          <table:table-cell office:value-type="float" office:value="71.9" calcext:value-type="float">
            <text:p>71.9</text:p>
          </table:table-cell>
          <table:table-cell office:value-type="float" office:value="73.425" calcext:value-type="float">
            <text:p>73.425</text:p>
          </table:table-cell>
          <table:table-cell office:value-type="float" office:value="71.72" calcext:value-type="float">
            <text:p>71.72</text:p>
          </table:table-cell>
          <table:table-cell office:value-type="float" office:value="73" calcext:value-type="float">
            <text:p>73</text:p>
          </table:table-cell>
          <table:table-cell office:value-type="float" office:value="20754495" calcext:value-type="float">
            <text:p>20754495</text:p>
          </table:table-cell>
          <table:table-cell table:formula="of:=AVERAGE([.F307:.F326])" office:value-type="float" office:value="70.6705" calcext:value-type="float">
            <text:p>70.6705</text:p>
          </table:table-cell>
          <table:table-cell table:formula="of:=AVERAGE([.F277:.F326])" office:value-type="float" office:value="69.9898" calcext:value-type="float">
            <text:p>69.9898</text:p>
          </table:table-cell>
          <table:table-cell table:formula="of:=AVERAGE([.F227:.F326])" office:value-type="float" office:value="66.347" calcext:value-type="float">
            <text:p>66.347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1" calcext:value-type="date">
            <text:p>2025-04-21</text:p>
          </table:table-cell>
          <table:table-cell office:value-type="float" office:value="73.38" calcext:value-type="float">
            <text:p>73.38</text:p>
          </table:table-cell>
          <table:table-cell office:value-type="float" office:value="73.4723" calcext:value-type="float">
            <text:p>73.4723</text:p>
          </table:table-cell>
          <table:table-cell office:value-type="float" office:value="71.82" calcext:value-type="float">
            <text:p>71.82</text:p>
          </table:table-cell>
          <table:table-cell office:value-type="float" office:value="72.77" calcext:value-type="float">
            <text:p>72.77</text:p>
          </table:table-cell>
          <table:table-cell office:value-type="float" office:value="16037190" calcext:value-type="float">
            <text:p>16037190</text:p>
          </table:table-cell>
          <table:table-cell table:formula="of:=AVERAGE([.F308:.F327])" office:value-type="float" office:value="70.8755" calcext:value-type="float">
            <text:p>70.8755</text:p>
          </table:table-cell>
          <table:table-cell table:formula="of:=AVERAGE([.F278:.F327])" office:value-type="float" office:value="70.178" calcext:value-type="float">
            <text:p>70.178</text:p>
          </table:table-cell>
          <table:table-cell table:formula="of:=AVERAGE([.F228:.F327])" office:value-type="float" office:value="66.4371" calcext:value-type="float">
            <text:p>66.4371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2" calcext:value-type="date">
            <text:p>2025-04-22</text:p>
          </table:table-cell>
          <table:table-cell office:value-type="float" office:value="73" calcext:value-type="float">
            <text:p>73</text:p>
          </table:table-cell>
          <table:table-cell office:value-type="float" office:value="74.38" calcext:value-type="float">
            <text:p>74.38</text:p>
          </table:table-cell>
          <table:table-cell office:value-type="float" office:value="72.92" calcext:value-type="float">
            <text:p>72.92</text:p>
          </table:table-cell>
          <table:table-cell office:value-type="float" office:value="73.9" calcext:value-type="float">
            <text:p>73.9</text:p>
          </table:table-cell>
          <table:table-cell office:value-type="float" office:value="15613518" calcext:value-type="float">
            <text:p>15613518</text:p>
          </table:table-cell>
          <table:table-cell table:formula="of:=AVERAGE([.F309:.F328])" office:value-type="float" office:value="71.123" calcext:value-type="float">
            <text:p>71.123</text:p>
          </table:table-cell>
          <table:table-cell table:formula="of:=AVERAGE([.F279:.F328])" office:value-type="float" office:value="70.3792" calcext:value-type="float">
            <text:p>70.3792</text:p>
          </table:table-cell>
          <table:table-cell table:formula="of:=AVERAGE([.F229:.F328])" office:value-type="float" office:value="66.5369" calcext:value-type="float">
            <text:p>66.5369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3" calcext:value-type="date">
            <text:p>2025-04-23</text:p>
          </table:table-cell>
          <table:table-cell office:value-type="float" office:value="73.29" calcext:value-type="float">
            <text:p>73.29</text:p>
          </table:table-cell>
          <table:table-cell office:value-type="float" office:value="73.95" calcext:value-type="float">
            <text:p>73.95</text:p>
          </table:table-cell>
          <table:table-cell office:value-type="float" office:value="72.38" calcext:value-type="float">
            <text:p>72.38</text:p>
          </table:table-cell>
          <table:table-cell office:value-type="float" office:value="73.3" calcext:value-type="float">
            <text:p>73.3</text:p>
          </table:table-cell>
          <table:table-cell office:value-type="float" office:value="16353927" calcext:value-type="float">
            <text:p>16353927</text:p>
          </table:table-cell>
          <table:table-cell table:formula="of:=AVERAGE([.F310:.F329])" office:value-type="float" office:value="71.3475" calcext:value-type="float">
            <text:p>71.3475</text:p>
          </table:table-cell>
          <table:table-cell table:formula="of:=AVERAGE([.F280:.F329])" office:value-type="float" office:value="70.5542" calcext:value-type="float">
            <text:p>70.5542</text:p>
          </table:table-cell>
          <table:table-cell table:formula="of:=AVERAGE([.F230:.F329])" office:value-type="float" office:value="66.6261" calcext:value-type="float">
            <text:p>66.6261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73.02" calcext:value-type="float">
            <text:p>73.02</text:p>
          </table:table-cell>
          <table:table-cell office:value-type="float" office:value="73.425" calcext:value-type="float">
            <text:p>73.425</text:p>
          </table:table-cell>
          <table:table-cell office:value-type="float" office:value="72.3" calcext:value-type="float">
            <text:p>72.3</text:p>
          </table:table-cell>
          <table:table-cell office:value-type="float" office:value="72.52" calcext:value-type="float">
            <text:p>72.52</text:p>
          </table:table-cell>
          <table:table-cell office:value-type="float" office:value="16893861" calcext:value-type="float">
            <text:p>16893861</text:p>
          </table:table-cell>
          <table:table-cell table:formula="of:=AVERAGE([.F311:.F330])" office:value-type="float" office:value="71.4725" calcext:value-type="float">
            <text:p>71.4725</text:p>
          </table:table-cell>
          <table:table-cell table:formula="of:=AVERAGE([.F281:.F330])" office:value-type="float" office:value="70.6526" calcext:value-type="float">
            <text:p>70.6526</text:p>
          </table:table-cell>
          <table:table-cell table:formula="of:=AVERAGE([.F231:.F330])" office:value-type="float" office:value="66.7058" calcext:value-type="float">
            <text:p>66.7058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72.655" calcext:value-type="float">
            <text:p>72.655</text:p>
          </table:table-cell>
          <table:table-cell office:value-type="float" office:value="72.92" calcext:value-type="float">
            <text:p>72.92</text:p>
          </table:table-cell>
          <table:table-cell office:value-type="float" office:value="71.125" calcext:value-type="float">
            <text:p>71.125</text:p>
          </table:table-cell>
          <table:table-cell office:value-type="float" office:value="71.91" calcext:value-type="float">
            <text:p>71.91</text:p>
          </table:table-cell>
          <table:table-cell office:value-type="float" office:value="16315984" calcext:value-type="float">
            <text:p>16315984</text:p>
          </table:table-cell>
          <table:table-cell table:formula="of:=AVERAGE([.F312:.F331])" office:value-type="float" office:value="71.531" calcext:value-type="float">
            <text:p>71.531</text:p>
          </table:table-cell>
          <table:table-cell table:formula="of:=AVERAGE([.F282:.F331])" office:value-type="float" office:value="70.7166" calcext:value-type="float">
            <text:p>70.7166</text:p>
          </table:table-cell>
          <table:table-cell table:formula="of:=AVERAGE([.F232:.F331])" office:value-type="float" office:value="66.7806" calcext:value-type="float">
            <text:p>66.7806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72.075" calcext:value-type="float">
            <text:p>72.075</text:p>
          </table:table-cell>
          <table:table-cell office:value-type="float" office:value="72.26" calcext:value-type="float">
            <text:p>72.26</text:p>
          </table:table-cell>
          <table:table-cell office:value-type="float" office:value="71.31" calcext:value-type="float">
            <text:p>71.31</text:p>
          </table:table-cell>
          <table:table-cell office:value-type="float" office:value="71.79" calcext:value-type="float">
            <text:p>71.79</text:p>
          </table:table-cell>
          <table:table-cell office:value-type="float" office:value="15997495" calcext:value-type="float">
            <text:p>15997495</text:p>
          </table:table-cell>
          <table:table-cell table:formula="of:=AVERAGE([.F313:.F332])" office:value-type="float" office:value="71.602" calcext:value-type="float">
            <text:p>71.602</text:p>
          </table:table-cell>
          <table:table-cell table:formula="of:=AVERAGE([.F283:.F332])" office:value-type="float" office:value="70.7624" calcext:value-type="float">
            <text:p>70.7624</text:p>
          </table:table-cell>
          <table:table-cell table:formula="of:=AVERAGE([.F233:.F332])" office:value-type="float" office:value="66.8577" calcext:value-type="float">
            <text:p>66.8577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4-29" calcext:value-type="date">
            <text:p>2025-04-29</text:p>
          </table:table-cell>
          <table:table-cell office:value-type="float" office:value="71.19" calcext:value-type="float">
            <text:p>71.19</text:p>
          </table:table-cell>
          <table:table-cell office:value-type="float" office:value="72.71" calcext:value-type="float">
            <text:p>72.71</text:p>
          </table:table-cell>
          <table:table-cell office:value-type="float" office:value="70.28" calcext:value-type="float">
            <text:p>70.28</text:p>
          </table:table-cell>
          <table:table-cell office:value-type="float" office:value="72.35" calcext:value-type="float">
            <text:p>72.35</text:p>
          </table:table-cell>
          <table:table-cell office:value-type="float" office:value="16244057" calcext:value-type="float">
            <text:p>16244057</text:p>
          </table:table-cell>
          <table:table-cell table:formula="of:=AVERAGE([.F314:.F333])" office:value-type="float" office:value="71.6385" calcext:value-type="float">
            <text:p>71.6385</text:p>
          </table:table-cell>
          <table:table-cell table:formula="of:=AVERAGE([.F284:.F333])" office:value-type="float" office:value="70.832" calcext:value-type="float">
            <text:p>70.832</text:p>
          </table:table-cell>
          <table:table-cell table:formula="of:=AVERAGE([.F234:.F333])" office:value-type="float" office:value="66.9447" calcext:value-type="float">
            <text:p>66.9447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4-30" calcext:value-type="date">
            <text:p>2025-04-30</text:p>
          </table:table-cell>
          <table:table-cell office:value-type="float" office:value="73.35" calcext:value-type="float">
            <text:p>73.35</text:p>
          </table:table-cell>
          <table:table-cell office:value-type="float" office:value="73.48" calcext:value-type="float">
            <text:p>73.48</text:p>
          </table:table-cell>
          <table:table-cell office:value-type="float" office:value="71.685" calcext:value-type="float">
            <text:p>71.685</text:p>
          </table:table-cell>
          <table:table-cell office:value-type="float" office:value="72.55" calcext:value-type="float">
            <text:p>72.55</text:p>
          </table:table-cell>
          <table:table-cell office:value-type="float" office:value="21074652" calcext:value-type="float">
            <text:p>21074652</text:p>
          </table:table-cell>
          <table:table-cell table:formula="of:=AVERAGE([.F315:.F334])" office:value-type="float" office:value="71.6725" calcext:value-type="float">
            <text:p>71.6725</text:p>
          </table:table-cell>
          <table:table-cell table:formula="of:=AVERAGE([.F285:.F334])" office:value-type="float" office:value="70.902" calcext:value-type="float">
            <text:p>70.902</text:p>
          </table:table-cell>
          <table:table-cell table:formula="of:=AVERAGE([.F235:.F334])" office:value-type="float" office:value="67.035" calcext:value-type="float">
            <text:p>67.035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72" calcext:value-type="float">
            <text:p>72</text:p>
          </table:table-cell>
          <table:table-cell office:value-type="float" office:value="72.04" calcext:value-type="float">
            <text:p>72.04</text:p>
          </table:table-cell>
          <table:table-cell office:value-type="float" office:value="71.23" calcext:value-type="float">
            <text:p>71.23</text:p>
          </table:table-cell>
          <table:table-cell office:value-type="float" office:value="71.29" calcext:value-type="float">
            <text:p>71.29</text:p>
          </table:table-cell>
          <table:table-cell office:value-type="float" office:value="18034163" calcext:value-type="float">
            <text:p>18034163</text:p>
          </table:table-cell>
          <table:table-cell table:formula="of:=AVERAGE([.F316:.F335])" office:value-type="float" office:value="71.6705" calcext:value-type="float">
            <text:p>71.6705</text:p>
          </table:table-cell>
          <table:table-cell table:formula="of:=AVERAGE([.F286:.F335])" office:value-type="float" office:value="70.9264" calcext:value-type="float">
            <text:p>70.9264</text:p>
          </table:table-cell>
          <table:table-cell table:formula="of:=AVERAGE([.F236:.F335])" office:value-type="float" office:value="67.1258" calcext:value-type="float">
            <text:p>67.1258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71.43" calcext:value-type="float">
            <text:p>71.43</text:p>
          </table:table-cell>
          <table:table-cell office:value-type="float" office:value="71.815" calcext:value-type="float">
            <text:p>71.815</text:p>
          </table:table-cell>
          <table:table-cell office:value-type="float" office:value="71.095" calcext:value-type="float">
            <text:p>71.095</text:p>
          </table:table-cell>
          <table:table-cell office:value-type="float" office:value="71.65" calcext:value-type="float">
            <text:p>71.65</text:p>
          </table:table-cell>
          <table:table-cell office:value-type="float" office:value="12629593" calcext:value-type="float">
            <text:p>12629593</text:p>
          </table:table-cell>
          <table:table-cell table:formula="of:=AVERAGE([.F317:.F336])" office:value-type="float" office:value="71.594" calcext:value-type="float">
            <text:p>71.594</text:p>
          </table:table-cell>
          <table:table-cell table:formula="of:=AVERAGE([.F287:.F336])" office:value-type="float" office:value="70.9586" calcext:value-type="float">
            <text:p>70.9586</text:p>
          </table:table-cell>
          <table:table-cell table:formula="of:=AVERAGE([.F237:.F336])" office:value-type="float" office:value="67.2131" calcext:value-type="float">
            <text:p>67.2131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5" calcext:value-type="date">
            <text:p>2025-05-05</text:p>
          </table:table-cell>
          <table:table-cell office:value-type="float" office:value="71.72" calcext:value-type="float">
            <text:p>71.72</text:p>
          </table:table-cell>
          <table:table-cell office:value-type="float" office:value="71.8" calcext:value-type="float">
            <text:p>71.8</text:p>
          </table:table-cell>
          <table:table-cell office:value-type="float" office:value="71.01" calcext:value-type="float">
            <text:p>71.01</text:p>
          </table:table-cell>
          <table:table-cell office:value-type="float" office:value="71.7" calcext:value-type="float">
            <text:p>71.7</text:p>
          </table:table-cell>
          <table:table-cell office:value-type="float" office:value="11932687" calcext:value-type="float">
            <text:p>11932687</text:p>
          </table:table-cell>
          <table:table-cell table:formula="of:=AVERAGE([.F318:.F337])" office:value-type="float" office:value="71.6825" calcext:value-type="float">
            <text:p>71.6825</text:p>
          </table:table-cell>
          <table:table-cell table:formula="of:=AVERAGE([.F288:.F337])" office:value-type="float" office:value="70.9656" calcext:value-type="float">
            <text:p>70.9656</text:p>
          </table:table-cell>
          <table:table-cell table:formula="of:=AVERAGE([.F238:.F337])" office:value-type="float" office:value="67.3048" calcext:value-type="float">
            <text:p>67.3048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6" calcext:value-type="date">
            <text:p>2025-05-06</text:p>
          </table:table-cell>
          <table:table-cell office:value-type="float" office:value="71.675" calcext:value-type="float">
            <text:p>71.675</text:p>
          </table:table-cell>
          <table:table-cell office:value-type="float" office:value="71.9" calcext:value-type="float">
            <text:p>71.9</text:p>
          </table:table-cell>
          <table:table-cell office:value-type="float" office:value="71.16" calcext:value-type="float">
            <text:p>71.16</text:p>
          </table:table-cell>
          <table:table-cell office:value-type="float" office:value="71.72" calcext:value-type="float">
            <text:p>71.72</text:p>
          </table:table-cell>
          <table:table-cell office:value-type="float" office:value="12705475" calcext:value-type="float">
            <text:p>12705475</text:p>
          </table:table-cell>
          <table:table-cell table:formula="of:=AVERAGE([.F319:.F338])" office:value-type="float" office:value="71.85" calcext:value-type="float">
            <text:p>71.85</text:p>
          </table:table-cell>
          <table:table-cell table:formula="of:=AVERAGE([.F289:.F338])" office:value-type="float" office:value="70.9882" calcext:value-type="float">
            <text:p>70.9882</text:p>
          </table:table-cell>
          <table:table-cell table:formula="of:=AVERAGE([.F239:.F338])" office:value-type="float" office:value="67.396" calcext:value-type="float">
            <text:p>67.396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71.81" calcext:value-type="float">
            <text:p>71.81</text:p>
          </table:table-cell>
          <table:table-cell office:value-type="float" office:value="72.685" calcext:value-type="float">
            <text:p>72.685</text:p>
          </table:table-cell>
          <table:table-cell office:value-type="float" office:value="71.67" calcext:value-type="float">
            <text:p>71.67</text:p>
          </table:table-cell>
          <table:table-cell office:value-type="float" office:value="72.4" calcext:value-type="float">
            <text:p>72.4</text:p>
          </table:table-cell>
          <table:table-cell office:value-type="float" office:value="15025786" calcext:value-type="float">
            <text:p>15025786</text:p>
          </table:table-cell>
          <table:table-cell table:formula="of:=AVERAGE([.F320:.F339])" office:value-type="float" office:value="72.049" calcext:value-type="float">
            <text:p>72.049</text:p>
          </table:table-cell>
          <table:table-cell table:formula="of:=AVERAGE([.F290:.F339])" office:value-type="float" office:value="71.0064" calcext:value-type="float">
            <text:p>71.0064</text:p>
          </table:table-cell>
          <table:table-cell table:formula="of:=AVERAGE([.F240:.F339])" office:value-type="float" office:value="67.4909" calcext:value-type="float">
            <text:p>67.4909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8" calcext:value-type="date">
            <text:p>2025-05-08</text:p>
          </table:table-cell>
          <table:table-cell office:value-type="float" office:value="72.2" calcext:value-type="float">
            <text:p>72.2</text:p>
          </table:table-cell>
          <table:table-cell office:value-type="float" office:value="72.47" calcext:value-type="float">
            <text:p>72.47</text:p>
          </table:table-cell>
          <table:table-cell office:value-type="float" office:value="71.13" calcext:value-type="float">
            <text:p>71.13</text:p>
          </table:table-cell>
          <table:table-cell office:value-type="float" office:value="71.17" calcext:value-type="float">
            <text:p>71.17</text:p>
          </table:table-cell>
          <table:table-cell office:value-type="float" office:value="14371061" calcext:value-type="float">
            <text:p>14371061</text:p>
          </table:table-cell>
          <table:table-cell table:formula="of:=AVERAGE([.F321:.F340])" office:value-type="float" office:value="72.11" calcext:value-type="float">
            <text:p>72.11</text:p>
          </table:table-cell>
          <table:table-cell table:formula="of:=AVERAGE([.F291:.F340])" office:value-type="float" office:value="71.0138" calcext:value-type="float">
            <text:p>71.0138</text:p>
          </table:table-cell>
          <table:table-cell table:formula="of:=AVERAGE([.F241:.F340])" office:value-type="float" office:value="67.5762" calcext:value-type="float">
            <text:p>67.5762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9" calcext:value-type="date">
            <text:p>2025-05-09</text:p>
          </table:table-cell>
          <table:table-cell office:value-type="float" office:value="70.99" calcext:value-type="float">
            <text:p>70.99</text:p>
          </table:table-cell>
          <table:table-cell office:value-type="float" office:value="71.15" calcext:value-type="float">
            <text:p>71.15</text:p>
          </table:table-cell>
          <table:table-cell office:value-type="float" office:value="70.46" calcext:value-type="float">
            <text:p>70.46</text:p>
          </table:table-cell>
          <table:table-cell office:value-type="float" office:value="70.52" calcext:value-type="float">
            <text:p>70.52</text:p>
          </table:table-cell>
          <table:table-cell office:value-type="float" office:value="11228947" calcext:value-type="float">
            <text:p>11228947</text:p>
          </table:table-cell>
          <table:table-cell table:formula="of:=AVERAGE([.F322:.F341])" office:value-type="float" office:value="72.098" calcext:value-type="float">
            <text:p>72.098</text:p>
          </table:table-cell>
          <table:table-cell table:formula="of:=AVERAGE([.F292:.F341])" office:value-type="float" office:value="71.0068" calcext:value-type="float">
            <text:p>71.0068</text:p>
          </table:table-cell>
          <table:table-cell table:formula="of:=AVERAGE([.F242:.F341])" office:value-type="float" office:value="67.643" calcext:value-type="float">
            <text:p>67.643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2" calcext:value-type="date">
            <text:p>2025-05-12</text:p>
          </table:table-cell>
          <table:table-cell office:value-type="float" office:value="70.145" calcext:value-type="float">
            <text:p>70.145</text:p>
          </table:table-cell>
          <table:table-cell office:value-type="float" office:value="70.33" calcext:value-type="float">
            <text:p>70.33</text:p>
          </table:table-cell>
          <table:table-cell office:value-type="float" office:value="68.7" calcext:value-type="float">
            <text:p>68.7</text:p>
          </table:table-cell>
          <table:table-cell office:value-type="float" office:value="69.53" calcext:value-type="float">
            <text:p>69.53</text:p>
          </table:table-cell>
          <table:table-cell office:value-type="float" office:value="21539013" calcext:value-type="float">
            <text:p>21539013</text:p>
          </table:table-cell>
          <table:table-cell table:formula="of:=AVERAGE([.F323:.F342])" office:value-type="float" office:value="72.003" calcext:value-type="float">
            <text:p>72.003</text:p>
          </table:table-cell>
          <table:table-cell table:formula="of:=AVERAGE([.F293:.F342])" office:value-type="float" office:value="70.9732" calcext:value-type="float">
            <text:p>70.9732</text:p>
          </table:table-cell>
          <table:table-cell table:formula="of:=AVERAGE([.F243:.F342])" office:value-type="float" office:value="67.7071" calcext:value-type="float">
            <text:p>67.7071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69.59" calcext:value-type="float">
            <text:p>69.59</text:p>
          </table:table-cell>
          <table:table-cell office:value-type="float" office:value="69.69" calcext:value-type="float">
            <text:p>69.69</text:p>
          </table:table-cell>
          <table:table-cell office:value-type="float" office:value="68.87" calcext:value-type="float">
            <text:p>68.87</text:p>
          </table:table-cell>
          <table:table-cell office:value-type="float" office:value="68.96" calcext:value-type="float">
            <text:p>68.96</text:p>
          </table:table-cell>
          <table:table-cell office:value-type="float" office:value="14389053" calcext:value-type="float">
            <text:p>14389053</text:p>
          </table:table-cell>
          <table:table-cell table:formula="of:=AVERAGE([.F324:.F343])" office:value-type="float" office:value="71.8285" calcext:value-type="float">
            <text:p>71.8285</text:p>
          </table:table-cell>
          <table:table-cell table:formula="of:=AVERAGE([.F294:.F343])" office:value-type="float" office:value="70.906" calcext:value-type="float">
            <text:p>70.906</text:p>
          </table:table-cell>
          <table:table-cell table:formula="of:=AVERAGE([.F244:.F343])" office:value-type="float" office:value="67.7712" calcext:value-type="float">
            <text:p>67.7712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68.88" calcext:value-type="float">
            <text:p>68.88</text:p>
          </table:table-cell>
          <table:table-cell office:value-type="float" office:value="69.34" calcext:value-type="float">
            <text:p>69.34</text:p>
          </table:table-cell>
          <table:table-cell office:value-type="float" office:value="68.58" calcext:value-type="float">
            <text:p>68.58</text:p>
          </table:table-cell>
          <table:table-cell office:value-type="float" office:value="69.16" calcext:value-type="float">
            <text:p>69.16</text:p>
          </table:table-cell>
          <table:table-cell office:value-type="float" office:value="16286799" calcext:value-type="float">
            <text:p>16286799</text:p>
          </table:table-cell>
          <table:table-cell table:formula="of:=AVERAGE([.F325:.F344])" office:value-type="float" office:value="71.6935" calcext:value-type="float">
            <text:p>71.6935</text:p>
          </table:table-cell>
          <table:table-cell table:formula="of:=AVERAGE([.F295:.F344])" office:value-type="float" office:value="70.8854" calcext:value-type="float">
            <text:p>70.8854</text:p>
          </table:table-cell>
          <table:table-cell table:formula="of:=AVERAGE([.F245:.F344])" office:value-type="float" office:value="67.8288" calcext:value-type="float">
            <text:p>67.8288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5" calcext:value-type="date">
            <text:p>2025-05-15</text:p>
          </table:table-cell>
          <table:table-cell office:value-type="float" office:value="69.645" calcext:value-type="float">
            <text:p>69.645</text:p>
          </table:table-cell>
          <table:table-cell office:value-type="float" office:value="71.73" calcext:value-type="float">
            <text:p>71.73</text:p>
          </table:table-cell>
          <table:table-cell office:value-type="float" office:value="69.6" calcext:value-type="float">
            <text:p>69.6</text:p>
          </table:table-cell>
          <table:table-cell office:value-type="float" office:value="71.61" calcext:value-type="float">
            <text:p>71.61</text:p>
          </table:table-cell>
          <table:table-cell office:value-type="float" office:value="19817096" calcext:value-type="float">
            <text:p>19817096</text:p>
          </table:table-cell>
          <table:table-cell table:formula="of:=AVERAGE([.F326:.F345])" office:value-type="float" office:value="71.69" calcext:value-type="float">
            <text:p>71.69</text:p>
          </table:table-cell>
          <table:table-cell table:formula="of:=AVERAGE([.F296:.F345])" office:value-type="float" office:value="70.916" calcext:value-type="float">
            <text:p>70.916</text:p>
          </table:table-cell>
          <table:table-cell table:formula="of:=AVERAGE([.F246:.F345])" office:value-type="float" office:value="67.9164" calcext:value-type="float">
            <text:p>67.9164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6" calcext:value-type="date">
            <text:p>2025-05-16</text:p>
          </table:table-cell>
          <table:table-cell office:value-type="float" office:value="71.86" calcext:value-type="float">
            <text:p>71.86</text:p>
          </table:table-cell>
          <table:table-cell office:value-type="float" office:value="72.26" calcext:value-type="float">
            <text:p>72.26</text:p>
          </table:table-cell>
          <table:table-cell office:value-type="float" office:value="71.43" calcext:value-type="float">
            <text:p>71.43</text:p>
          </table:table-cell>
          <table:table-cell office:value-type="float" office:value="72" calcext:value-type="float">
            <text:p>72</text:p>
          </table:table-cell>
          <table:table-cell office:value-type="float" office:value="18441200" calcext:value-type="float">
            <text:p>18441200</text:p>
          </table:table-cell>
          <table:table-cell table:formula="of:=AVERAGE([.F327:.F346])" office:value-type="float" office:value="71.64" calcext:value-type="float">
            <text:p>71.64</text:p>
          </table:table-cell>
          <table:table-cell table:formula="of:=AVERAGE([.F297:.F346])" office:value-type="float" office:value="70.9468" calcext:value-type="float">
            <text:p>70.9468</text:p>
          </table:table-cell>
          <table:table-cell table:formula="of:=AVERAGE([.F247:.F346])" office:value-type="float" office:value="68.0119" calcext:value-type="float">
            <text:p>68.0119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19" calcext:value-type="date">
            <text:p>2025-05-19</text:p>
          </table:table-cell>
          <table:table-cell office:value-type="float" office:value="72.03" calcext:value-type="float">
            <text:p>72.03</text:p>
          </table:table-cell>
          <table:table-cell office:value-type="float" office:value="72.17" calcext:value-type="float">
            <text:p>72.17</text:p>
          </table:table-cell>
          <table:table-cell office:value-type="float" office:value="71.64" calcext:value-type="float">
            <text:p>71.64</text:p>
          </table:table-cell>
          <table:table-cell office:value-type="float" office:value="71.93" calcext:value-type="float">
            <text:p>71.93</text:p>
          </table:table-cell>
          <table:table-cell office:value-type="float" office:value="13282775" calcext:value-type="float">
            <text:p>13282775</text:p>
          </table:table-cell>
          <table:table-cell table:formula="of:=AVERAGE([.F328:.F347])" office:value-type="float" office:value="71.598" calcext:value-type="float">
            <text:p>71.598</text:p>
          </table:table-cell>
          <table:table-cell table:formula="of:=AVERAGE([.F298:.F347])" office:value-type="float" office:value="70.9568" calcext:value-type="float">
            <text:p>70.9568</text:p>
          </table:table-cell>
          <table:table-cell table:formula="of:=AVERAGE([.F248:.F347])" office:value-type="float" office:value="68.1057" calcext:value-type="float">
            <text:p>68.1057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0" calcext:value-type="date">
            <text:p>2025-05-20</text:p>
          </table:table-cell>
          <table:table-cell office:value-type="float" office:value="71.8" calcext:value-type="float">
            <text:p>71.8</text:p>
          </table:table-cell>
          <table:table-cell office:value-type="float" office:value="72.13" calcext:value-type="float">
            <text:p>72.13</text:p>
          </table:table-cell>
          <table:table-cell office:value-type="float" office:value="71.43" calcext:value-type="float">
            <text:p>71.43</text:p>
          </table:table-cell>
          <table:table-cell office:value-type="float" office:value="71.69" calcext:value-type="float">
            <text:p>71.69</text:p>
          </table:table-cell>
          <table:table-cell office:value-type="float" office:value="12137798" calcext:value-type="float">
            <text:p>12137798</text:p>
          </table:table-cell>
          <table:table-cell table:formula="of:=AVERAGE([.F329:.F348])" office:value-type="float" office:value="71.4875" calcext:value-type="float">
            <text:p>71.4875</text:p>
          </table:table-cell>
          <table:table-cell table:formula="of:=AVERAGE([.F299:.F348])" office:value-type="float" office:value="70.9616" calcext:value-type="float">
            <text:p>70.9616</text:p>
          </table:table-cell>
          <table:table-cell table:formula="of:=AVERAGE([.F249:.F348])" office:value-type="float" office:value="68.1988" calcext:value-type="float">
            <text:p>68.1988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71.7" calcext:value-type="float">
            <text:p>71.7</text:p>
          </table:table-cell>
          <table:table-cell office:value-type="float" office:value="72.08" calcext:value-type="float">
            <text:p>72.08</text:p>
          </table:table-cell>
          <table:table-cell office:value-type="float" office:value="71.585" calcext:value-type="float">
            <text:p>71.585</text:p>
          </table:table-cell>
          <table:table-cell office:value-type="float" office:value="71.85" calcext:value-type="float">
            <text:p>71.85</text:p>
          </table:table-cell>
          <table:table-cell office:value-type="float" office:value="12094424" calcext:value-type="float">
            <text:p>12094424</text:p>
          </table:table-cell>
          <table:table-cell table:formula="of:=AVERAGE([.F330:.F349])" office:value-type="float" office:value="71.415" calcext:value-type="float">
            <text:p>71.415</text:p>
          </table:table-cell>
          <table:table-cell table:formula="of:=AVERAGE([.F300:.F349])" office:value-type="float" office:value="70.9778" calcext:value-type="float">
            <text:p>70.9778</text:p>
          </table:table-cell>
          <table:table-cell table:formula="of:=AVERAGE([.F250:.F349])" office:value-type="float" office:value="68.2889" calcext:value-type="float">
            <text:p>68.2889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71.84" calcext:value-type="float">
            <text:p>71.84</text:p>
          </table:table-cell>
          <table:table-cell office:value-type="float" office:value="71.985" calcext:value-type="float">
            <text:p>71.985</text:p>
          </table:table-cell>
          <table:table-cell office:value-type="float" office:value="70.96" calcext:value-type="float">
            <text:p>70.96</text:p>
          </table:table-cell>
          <table:table-cell office:value-type="float" office:value="71.14" calcext:value-type="float">
            <text:p>71.14</text:p>
          </table:table-cell>
          <table:table-cell office:value-type="float" office:value="11101798" calcext:value-type="float">
            <text:p>11101798</text:p>
          </table:table-cell>
          <table:table-cell table:formula="of:=AVERAGE([.F331:.F350])" office:value-type="float" office:value="71.346" calcext:value-type="float">
            <text:p>71.346</text:p>
          </table:table-cell>
          <table:table-cell table:formula="of:=AVERAGE([.F301:.F350])" office:value-type="float" office:value="71.0018" calcext:value-type="float">
            <text:p>71.0018</text:p>
          </table:table-cell>
          <table:table-cell table:formula="of:=AVERAGE([.F251:.F350])" office:value-type="float" office:value="68.3746" calcext:value-type="float">
            <text:p>68.3746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71.54" calcext:value-type="float">
            <text:p>71.54</text:p>
          </table:table-cell>
          <table:table-cell office:value-type="float" office:value="71.98" calcext:value-type="float">
            <text:p>71.98</text:p>
          </table:table-cell>
          <table:table-cell office:value-type="float" office:value="70.685" calcext:value-type="float">
            <text:p>70.685</text:p>
          </table:table-cell>
          <table:table-cell office:value-type="float" office:value="71.77" calcext:value-type="float">
            <text:p>71.77</text:p>
          </table:table-cell>
          <table:table-cell office:value-type="float" office:value="12822145" calcext:value-type="float">
            <text:p>12822145</text:p>
          </table:table-cell>
          <table:table-cell table:formula="of:=AVERAGE([.F332:.F351])" office:value-type="float" office:value="71.339" calcext:value-type="float">
            <text:p>71.339</text:p>
          </table:table-cell>
          <table:table-cell table:formula="of:=AVERAGE([.F302:.F351])" office:value-type="float" office:value="71.0448" calcext:value-type="float">
            <text:p>71.0448</text:p>
          </table:table-cell>
          <table:table-cell table:formula="of:=AVERAGE([.F252:.F351])" office:value-type="float" office:value="68.4678" calcext:value-type="float">
            <text:p>68.4678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7" calcext:value-type="date">
            <text:p>2025-05-27</text:p>
          </table:table-cell>
          <table:table-cell office:value-type="float" office:value="71.72" calcext:value-type="float">
            <text:p>71.72</text:p>
          </table:table-cell>
          <table:table-cell office:value-type="float" office:value="72.22" calcext:value-type="float">
            <text:p>72.22</text:p>
          </table:table-cell>
          <table:table-cell office:value-type="float" office:value="71.56" calcext:value-type="float">
            <text:p>71.56</text:p>
          </table:table-cell>
          <table:table-cell office:value-type="float" office:value="71.78" calcext:value-type="float">
            <text:p>71.78</text:p>
          </table:table-cell>
          <table:table-cell office:value-type="float" office:value="10666102" calcext:value-type="float">
            <text:p>10666102</text:p>
          </table:table-cell>
          <table:table-cell table:formula="of:=AVERAGE([.F333:.F352])" office:value-type="float" office:value="71.3385" calcext:value-type="float">
            <text:p>71.3385</text:p>
          </table:table-cell>
          <table:table-cell table:formula="of:=AVERAGE([.F303:.F352])" office:value-type="float" office:value="71.0972" calcext:value-type="float">
            <text:p>71.0972</text:p>
          </table:table-cell>
          <table:table-cell table:formula="of:=AVERAGE([.F253:.F352])" office:value-type="float" office:value="68.5653" calcext:value-type="float">
            <text:p>68.5653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8" calcext:value-type="date">
            <text:p>2025-05-28</text:p>
          </table:table-cell>
          <table:table-cell office:value-type="float" office:value="71.7" calcext:value-type="float">
            <text:p>71.7</text:p>
          </table:table-cell>
          <table:table-cell office:value-type="float" office:value="71.9" calcext:value-type="float">
            <text:p>71.9</text:p>
          </table:table-cell>
          <table:table-cell office:value-type="float" office:value="71.05" calcext:value-type="float">
            <text:p>71.05</text:p>
          </table:table-cell>
          <table:table-cell office:value-type="float" office:value="71.15" calcext:value-type="float">
            <text:p>71.15</text:p>
          </table:table-cell>
          <table:table-cell office:value-type="float" office:value="8710896" calcext:value-type="float">
            <text:p>8710896</text:p>
          </table:table-cell>
          <table:table-cell table:formula="of:=AVERAGE([.F334:.F353])" office:value-type="float" office:value="71.2785" calcext:value-type="float">
            <text:p>71.2785</text:p>
          </table:table-cell>
          <table:table-cell table:formula="of:=AVERAGE([.F304:.F353])" office:value-type="float" office:value="71.1178" calcext:value-type="float">
            <text:p>71.1178</text:p>
          </table:table-cell>
          <table:table-cell table:formula="of:=AVERAGE([.F254:.F353])" office:value-type="float" office:value="68.6542" calcext:value-type="float">
            <text:p>68.6542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9" calcext:value-type="date">
            <text:p>2025-05-29</text:p>
          </table:table-cell>
          <table:table-cell office:value-type="float" office:value="70.99" calcext:value-type="float">
            <text:p>70.99</text:p>
          </table:table-cell>
          <table:table-cell office:value-type="float" office:value="71.66" calcext:value-type="float">
            <text:p>71.66</text:p>
          </table:table-cell>
          <table:table-cell office:value-type="float" office:value="70.46" calcext:value-type="float">
            <text:p>70.46</text:p>
          </table:table-cell>
          <table:table-cell office:value-type="float" office:value="71.49" calcext:value-type="float">
            <text:p>71.49</text:p>
          </table:table-cell>
          <table:table-cell office:value-type="float" office:value="10294095" calcext:value-type="float">
            <text:p>10294095</text:p>
          </table:table-cell>
          <table:table-cell table:formula="of:=AVERAGE([.F335:.F354])" office:value-type="float" office:value="71.2255" calcext:value-type="float">
            <text:p>71.2255</text:p>
          </table:table-cell>
          <table:table-cell table:formula="of:=AVERAGE([.F305:.F354])" office:value-type="float" office:value="71.16" calcext:value-type="float">
            <text:p>71.16</text:p>
          </table:table-cell>
          <table:table-cell table:formula="of:=AVERAGE([.F255:.F354])" office:value-type="float" office:value="68.7507" calcext:value-type="float">
            <text:p>68.7507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30" calcext:value-type="date">
            <text:p>2025-05-30</text:p>
          </table:table-cell>
          <table:table-cell office:value-type="float" office:value="71.605" calcext:value-type="float">
            <text:p>71.605</text:p>
          </table:table-cell>
          <table:table-cell office:value-type="float" office:value="72.47" calcext:value-type="float">
            <text:p>72.47</text:p>
          </table:table-cell>
          <table:table-cell office:value-type="float" office:value="71.605" calcext:value-type="float">
            <text:p>71.605</text:p>
          </table:table-cell>
          <table:table-cell office:value-type="float" office:value="72.1" calcext:value-type="float">
            <text:p>72.1</text:p>
          </table:table-cell>
          <table:table-cell office:value-type="float" office:value="28019547" calcext:value-type="float">
            <text:p>28019547</text:p>
          </table:table-cell>
          <table:table-cell table:formula="of:=AVERAGE([.F336:.F355])" office:value-type="float" office:value="71.266" calcext:value-type="float">
            <text:p>71.266</text:p>
          </table:table-cell>
          <table:table-cell table:formula="of:=AVERAGE([.F306:.F355])" office:value-type="float" office:value="71.2164" calcext:value-type="float">
            <text:p>71.2164</text:p>
          </table:table-cell>
          <table:table-cell table:formula="of:=AVERAGE([.F256:.F355])" office:value-type="float" office:value="68.8542" calcext:value-type="float">
            <text:p>68.8542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2" calcext:value-type="date">
            <text:p>2025-06-02</text:p>
          </table:table-cell>
          <table:table-cell office:value-type="float" office:value="72.025" calcext:value-type="float">
            <text:p>72.025</text:p>
          </table:table-cell>
          <table:table-cell office:value-type="float" office:value="72.04" calcext:value-type="float">
            <text:p>72.04</text:p>
          </table:table-cell>
          <table:table-cell office:value-type="float" office:value="71.36" calcext:value-type="float">
            <text:p>71.36</text:p>
          </table:table-cell>
          <table:table-cell office:value-type="float" office:value="72" calcext:value-type="float">
            <text:p>72</text:p>
          </table:table-cell>
          <table:table-cell office:value-type="float" office:value="10202737" calcext:value-type="float">
            <text:p>10202737</text:p>
          </table:table-cell>
          <table:table-cell table:formula="of:=AVERAGE([.F337:.F356])" office:value-type="float" office:value="71.2835" calcext:value-type="float">
            <text:p>71.2835</text:p>
          </table:table-cell>
          <table:table-cell table:formula="of:=AVERAGE([.F307:.F356])" office:value-type="float" office:value="71.2622" calcext:value-type="float">
            <text:p>71.2622</text:p>
          </table:table-cell>
          <table:table-cell table:formula="of:=AVERAGE([.F257:.F356])" office:value-type="float" office:value="68.9661" calcext:value-type="float">
            <text:p>68.9661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3" calcext:value-type="date">
            <text:p>2025-06-03</text:p>
          </table:table-cell>
          <table:table-cell office:value-type="float" office:value="71.774" calcext:value-type="float">
            <text:p>71.774</text:p>
          </table:table-cell>
          <table:table-cell office:value-type="float" office:value="71.78" calcext:value-type="float">
            <text:p>71.78</text:p>
          </table:table-cell>
          <table:table-cell office:value-type="float" office:value="70.475" calcext:value-type="float">
            <text:p>70.475</text:p>
          </table:table-cell>
          <table:table-cell office:value-type="float" office:value="71.16" calcext:value-type="float">
            <text:p>71.16</text:p>
          </table:table-cell>
          <table:table-cell office:value-type="float" office:value="20139767" calcext:value-type="float">
            <text:p>20139767</text:p>
          </table:table-cell>
          <table:table-cell table:formula="of:=AVERAGE([.F338:.F357])" office:value-type="float" office:value="71.2565" calcext:value-type="float">
            <text:p>71.2565</text:p>
          </table:table-cell>
          <table:table-cell table:formula="of:=AVERAGE([.F308:.F357])" office:value-type="float" office:value="71.312" calcext:value-type="float">
            <text:p>71.312</text:p>
          </table:table-cell>
          <table:table-cell table:formula="of:=AVERAGE([.F258:.F357])" office:value-type="float" office:value="69.0693" calcext:value-type="float">
            <text:p>69.0693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71.26" calcext:value-type="float">
            <text:p>71.26</text:p>
          </table:table-cell>
          <table:table-cell office:value-type="float" office:value="71.845" calcext:value-type="float">
            <text:p>71.845</text:p>
          </table:table-cell>
          <table:table-cell office:value-type="float" office:value="70.68" calcext:value-type="float">
            <text:p>70.68</text:p>
          </table:table-cell>
          <table:table-cell office:value-type="float" office:value="71.37" calcext:value-type="float">
            <text:p>71.37</text:p>
          </table:table-cell>
          <table:table-cell office:value-type="float" office:value="13565891" calcext:value-type="float">
            <text:p>13565891</text:p>
          </table:table-cell>
          <table:table-cell table:formula="of:=AVERAGE([.F339:.F358])" office:value-type="float" office:value="71.239" calcext:value-type="float">
            <text:p>71.239</text:p>
          </table:table-cell>
          <table:table-cell table:formula="of:=AVERAGE([.F309:.F358])" office:value-type="float" office:value="71.3604" calcext:value-type="float">
            <text:p>71.3604</text:p>
          </table:table-cell>
          <table:table-cell table:formula="of:=AVERAGE([.F259:.F358])" office:value-type="float" office:value="69.1659" calcext:value-type="float">
            <text:p>69.1659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5" calcext:value-type="date">
            <text:p>2025-06-05</text:p>
          </table:table-cell>
          <table:table-cell office:value-type="float" office:value="71.37" calcext:value-type="float">
            <text:p>71.37</text:p>
          </table:table-cell>
          <table:table-cell office:value-type="float" office:value="71.455" calcext:value-type="float">
            <text:p>71.455</text:p>
          </table:table-cell>
          <table:table-cell office:value-type="float" office:value="70.835" calcext:value-type="float">
            <text:p>70.835</text:p>
          </table:table-cell>
          <table:table-cell office:value-type="float" office:value="70.91" calcext:value-type="float">
            <text:p>70.91</text:p>
          </table:table-cell>
          <table:table-cell office:value-type="float" office:value="13535619" calcext:value-type="float">
            <text:p>13535619</text:p>
          </table:table-cell>
          <table:table-cell table:formula="of:=AVERAGE([.F340:.F359])" office:value-type="float" office:value="71.1645" calcext:value-type="float">
            <text:p>71.1645</text:p>
          </table:table-cell>
          <table:table-cell table:formula="of:=AVERAGE([.F310:.F359])" office:value-type="float" office:value="71.4024" calcext:value-type="float">
            <text:p>71.4024</text:p>
          </table:table-cell>
          <table:table-cell table:formula="of:=AVERAGE([.F260:.F359])" office:value-type="float" office:value="69.2643" calcext:value-type="float">
            <text:p>69.2643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6" calcext:value-type="date">
            <text:p>2025-06-06</text:p>
          </table:table-cell>
          <table:table-cell office:value-type="float" office:value="71.085" calcext:value-type="float">
            <text:p>71.085</text:p>
          </table:table-cell>
          <table:table-cell office:value-type="float" office:value="71.48" calcext:value-type="float">
            <text:p>71.48</text:p>
          </table:table-cell>
          <table:table-cell office:value-type="float" office:value="70.9448" calcext:value-type="float">
            <text:p>70.9448</text:p>
          </table:table-cell>
          <table:table-cell office:value-type="float" office:value="71.35" calcext:value-type="float">
            <text:p>71.35</text:p>
          </table:table-cell>
          <table:table-cell office:value-type="float" office:value="9524036" calcext:value-type="float">
            <text:p>9524036</text:p>
          </table:table-cell>
          <table:table-cell table:formula="of:=AVERAGE([.F341:.F360])" office:value-type="float" office:value="71.1735" calcext:value-type="float">
            <text:p>71.1735</text:p>
          </table:table-cell>
          <table:table-cell table:formula="of:=AVERAGE([.F311:.F360])" office:value-type="float" office:value="71.429" calcext:value-type="float">
            <text:p>71.429</text:p>
          </table:table-cell>
          <table:table-cell table:formula="of:=AVERAGE([.F261:.F360])" office:value-type="float" office:value="69.3613" calcext:value-type="float">
            <text:p>69.3613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09" calcext:value-type="date">
            <text:p>2025-06-09</text:p>
          </table:table-cell>
          <table:table-cell office:value-type="float" office:value="71.35" calcext:value-type="float">
            <text:p>71.35</text:p>
          </table:table-cell>
          <table:table-cell office:value-type="float" office:value="71.83" calcext:value-type="float">
            <text:p>71.83</text:p>
          </table:table-cell>
          <table:table-cell office:value-type="float" office:value="71.09" calcext:value-type="float">
            <text:p>71.09</text:p>
          </table:table-cell>
          <table:table-cell office:value-type="float" office:value="71.77" calcext:value-type="float">
            <text:p>71.77</text:p>
          </table:table-cell>
          <table:table-cell office:value-type="float" office:value="12281339" calcext:value-type="float">
            <text:p>12281339</text:p>
          </table:table-cell>
          <table:table-cell table:formula="of:=AVERAGE([.F342:.F361])" office:value-type="float" office:value="71.236" calcext:value-type="float">
            <text:p>71.236</text:p>
          </table:table-cell>
          <table:table-cell table:formula="of:=AVERAGE([.F312:.F361])" office:value-type="float" office:value="71.4496" calcext:value-type="float">
            <text:p>71.4496</text:p>
          </table:table-cell>
          <table:table-cell table:formula="of:=AVERAGE([.F262:.F361])" office:value-type="float" office:value="69.4586" calcext:value-type="float">
            <text:p>69.4586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71.9" calcext:value-type="float">
            <text:p>71.9</text:p>
          </table:table-cell>
          <table:table-cell office:value-type="float" office:value="72.685" calcext:value-type="float">
            <text:p>72.685</text:p>
          </table:table-cell>
          <table:table-cell office:value-type="float" office:value="71.76" calcext:value-type="float">
            <text:p>71.76</text:p>
          </table:table-cell>
          <table:table-cell office:value-type="float" office:value="72.35" calcext:value-type="float">
            <text:p>72.35</text:p>
          </table:table-cell>
          <table:table-cell office:value-type="float" office:value="12264972" calcext:value-type="float">
            <text:p>12264972</text:p>
          </table:table-cell>
          <table:table-cell table:formula="of:=AVERAGE([.F343:.F362])" office:value-type="float" office:value="71.377" calcext:value-type="float">
            <text:p>71.377</text:p>
          </table:table-cell>
          <table:table-cell table:formula="of:=AVERAGE([.F313:.F362])" office:value-type="float" office:value="71.4892" calcext:value-type="float">
            <text:p>71.4892</text:p>
          </table:table-cell>
          <table:table-cell table:formula="of:=AVERAGE([.F263:.F362])" office:value-type="float" office:value="69.5644" calcext:value-type="float">
            <text:p>69.5644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1" calcext:value-type="date">
            <text:p>2025-06-11</text:p>
          </table:table-cell>
          <table:table-cell office:value-type="float" office:value="72.265" calcext:value-type="float">
            <text:p>72.265</text:p>
          </table:table-cell>
          <table:table-cell office:value-type="float" office:value="72.36" calcext:value-type="float">
            <text:p>72.36</text:p>
          </table:table-cell>
          <table:table-cell office:value-type="float" office:value="71.76" calcext:value-type="float">
            <text:p>71.76</text:p>
          </table:table-cell>
          <table:table-cell office:value-type="float" office:value="72.07" calcext:value-type="float">
            <text:p>72.07</text:p>
          </table:table-cell>
          <table:table-cell office:value-type="float" office:value="12718510" calcext:value-type="float">
            <text:p>12718510</text:p>
          </table:table-cell>
          <table:table-cell table:formula="of:=AVERAGE([.F344:.F363])" office:value-type="float" office:value="71.5325" calcext:value-type="float">
            <text:p>71.5325</text:p>
          </table:table-cell>
          <table:table-cell table:formula="of:=AVERAGE([.F314:.F363])" office:value-type="float" office:value="71.4982" calcext:value-type="float">
            <text:p>71.4982</text:p>
          </table:table-cell>
          <table:table-cell table:formula="of:=AVERAGE([.F264:.F363])" office:value-type="float" office:value="69.6626" calcext:value-type="float">
            <text:p>69.6626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2" calcext:value-type="date">
            <text:p>2025-06-12</text:p>
          </table:table-cell>
          <table:table-cell office:value-type="float" office:value="72.28" calcext:value-type="float">
            <text:p>72.28</text:p>
          </table:table-cell>
          <table:table-cell office:value-type="float" office:value="72.3999" calcext:value-type="float">
            <text:p>72.3999</text:p>
          </table:table-cell>
          <table:table-cell office:value-type="float" office:value="71.6" calcext:value-type="float">
            <text:p>71.6</text:p>
          </table:table-cell>
          <table:table-cell office:value-type="float" office:value="72.24" calcext:value-type="float">
            <text:p>72.24</text:p>
          </table:table-cell>
          <table:table-cell office:value-type="float" office:value="12806911" calcext:value-type="float">
            <text:p>12806911</text:p>
          </table:table-cell>
          <table:table-cell table:formula="of:=AVERAGE([.F345:.F364])" office:value-type="float" office:value="71.6865" calcext:value-type="float">
            <text:p>71.6865</text:p>
          </table:table-cell>
          <table:table-cell table:formula="of:=AVERAGE([.F315:.F364])" office:value-type="float" office:value="71.5056" calcext:value-type="float">
            <text:p>71.5056</text:p>
          </table:table-cell>
          <table:table-cell table:formula="of:=AVERAGE([.F265:.F364])" office:value-type="float" office:value="69.7579" calcext:value-type="float">
            <text:p>69.7579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3" calcext:value-type="date">
            <text:p>2025-06-13</text:p>
          </table:table-cell>
          <table:table-cell office:value-type="float" office:value="71.775" calcext:value-type="float">
            <text:p>71.775</text:p>
          </table:table-cell>
          <table:table-cell office:value-type="float" office:value="71.88" calcext:value-type="float">
            <text:p>71.88</text:p>
          </table:table-cell>
          <table:table-cell office:value-type="float" office:value="70.73" calcext:value-type="float">
            <text:p>70.73</text:p>
          </table:table-cell>
          <table:table-cell office:value-type="float" office:value="71.02" calcext:value-type="float">
            <text:p>71.02</text:p>
          </table:table-cell>
          <table:table-cell office:value-type="float" office:value="17467162" calcext:value-type="float">
            <text:p>17467162</text:p>
          </table:table-cell>
          <table:table-cell table:formula="of:=AVERAGE([.F346:.F365])" office:value-type="float" office:value="71.657" calcext:value-type="float">
            <text:p>71.657</text:p>
          </table:table-cell>
          <table:table-cell table:formula="of:=AVERAGE([.F316:.F365])" office:value-type="float" office:value="71.4994" calcext:value-type="float">
            <text:p>71.4994</text:p>
          </table:table-cell>
          <table:table-cell table:formula="of:=AVERAGE([.F266:.F365])" office:value-type="float" office:value="69.8439" calcext:value-type="float">
            <text:p>69.8439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16" calcext:value-type="date">
            <text:p>2025-06-16</text:p>
          </table:table-cell>
          <table:table-cell office:value-type="float" office:value="71.25" calcext:value-type="float">
            <text:p>71.25</text:p>
          </table:table-cell>
          <table:table-cell office:value-type="float" office:value="71.62" calcext:value-type="float">
            <text:p>71.62</text:p>
          </table:table-cell>
          <table:table-cell office:value-type="float" office:value="70.24" calcext:value-type="float">
            <text:p>70.24</text:p>
          </table:table-cell>
          <table:table-cell office:value-type="float" office:value="70.52" calcext:value-type="float">
            <text:p>70.52</text:p>
          </table:table-cell>
          <table:table-cell office:value-type="float" office:value="15045880" calcext:value-type="float">
            <text:p>15045880</text:p>
          </table:table-cell>
          <table:table-cell table:formula="of:=AVERAGE([.F347:.F366])" office:value-type="float" office:value="71.583" calcext:value-type="float">
            <text:p>71.583</text:p>
          </table:table-cell>
          <table:table-cell table:formula="of:=AVERAGE([.F317:.F366])" office:value-type="float" office:value="71.4462" calcext:value-type="float">
            <text:p>71.4462</text:p>
          </table:table-cell>
          <table:table-cell table:formula="of:=AVERAGE([.F267:.F366])" office:value-type="float" office:value="69.9313" calcext:value-type="float">
            <text:p>69.9313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17" calcext:value-type="date">
            <text:p>2025-06-17</text:p>
          </table:table-cell>
          <table:table-cell office:value-type="float" office:value="70.38" calcext:value-type="float">
            <text:p>70.38</text:p>
          </table:table-cell>
          <table:table-cell office:value-type="float" office:value="70.46" calcext:value-type="float">
            <text:p>70.46</text:p>
          </table:table-cell>
          <table:table-cell office:value-type="float" office:value="69.58" calcext:value-type="float">
            <text:p>69.58</text:p>
          </table:table-cell>
          <table:table-cell office:value-type="float" office:value="69.62" calcext:value-type="float">
            <text:p>69.62</text:p>
          </table:table-cell>
          <table:table-cell office:value-type="float" office:value="15437032" calcext:value-type="float">
            <text:p>15437032</text:p>
          </table:table-cell>
          <table:table-cell table:formula="of:=AVERAGE([.F348:.F367])" office:value-type="float" office:value="71.4675" calcext:value-type="float">
            <text:p>71.4675</text:p>
          </table:table-cell>
          <table:table-cell table:formula="of:=AVERAGE([.F318:.F367])" office:value-type="float" office:value="71.44" calcext:value-type="float">
            <text:p>71.44</text:p>
          </table:table-cell>
          <table:table-cell table:formula="of:=AVERAGE([.F268:.F367])" office:value-type="float" office:value="70.0122" calcext:value-type="float">
            <text:p>70.0122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18" calcext:value-type="date">
            <text:p>2025-06-1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.09" calcext:value-type="float">
            <text:p>69.09</text:p>
          </table:table-cell>
          <table:table-cell office:value-type="float" office:value="69.21" calcext:value-type="float">
            <text:p>69.21</text:p>
          </table:table-cell>
          <table:table-cell office:value-type="float" office:value="16227582" calcext:value-type="float">
            <text:p>16227582</text:p>
          </table:table-cell>
          <table:table-cell table:formula="of:=AVERAGE([.F349:.F368])" office:value-type="float" office:value="71.3435" calcext:value-type="float">
            <text:p>71.3435</text:p>
          </table:table-cell>
          <table:table-cell table:formula="of:=AVERAGE([.F319:.F368])" office:value-type="float" office:value="71.4568" calcext:value-type="float">
            <text:p>71.4568</text:p>
          </table:table-cell>
          <table:table-cell table:formula="of:=AVERAGE([.F269:.F368])" office:value-type="float" office:value="70.0851" calcext:value-type="float">
            <text:p>70.0851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20" calcext:value-type="date">
            <text:p>2025-06-20</text:p>
          </table:table-cell>
          <table:table-cell office:value-type="float" office:value="69.09" calcext:value-type="float">
            <text:p>69.09</text:p>
          </table:table-cell>
          <table:table-cell office:value-type="float" office:value="69.5554" calcext:value-type="float">
            <text:p>69.5554</text:p>
          </table:table-cell>
          <table:table-cell office:value-type="float" office:value="68.78" calcext:value-type="float">
            <text:p>68.78</text:p>
          </table:table-cell>
          <table:table-cell office:value-type="float" office:value="68.84" calcext:value-type="float">
            <text:p>68.84</text:p>
          </table:table-cell>
          <table:table-cell office:value-type="float" office:value="40859425" calcext:value-type="float">
            <text:p>40859425</text:p>
          </table:table-cell>
          <table:table-cell table:formula="of:=AVERAGE([.F350:.F369])" office:value-type="float" office:value="71.193" calcext:value-type="float">
            <text:p>71.193</text:p>
          </table:table-cell>
          <table:table-cell table:formula="of:=AVERAGE([.F320:.F369])" office:value-type="float" office:value="71.4652" calcext:value-type="float">
            <text:p>71.4652</text:p>
          </table:table-cell>
          <table:table-cell table:formula="of:=AVERAGE([.F270:.F369])" office:value-type="float" office:value="70.1348" calcext:value-type="float">
            <text:p>70.1348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3" calcext:value-type="date">
            <text:p>2025-06-23</text:p>
          </table:table-cell>
          <table:table-cell office:value-type="float" office:value="69.14" calcext:value-type="float">
            <text:p>69.14</text:p>
          </table:table-cell>
          <table:table-cell office:value-type="float" office:value="69.81" calcext:value-type="float">
            <text:p>69.81</text:p>
          </table:table-cell>
          <table:table-cell office:value-type="float" office:value="68.97" calcext:value-type="float">
            <text:p>68.97</text:p>
          </table:table-cell>
          <table:table-cell office:value-type="float" office:value="69.74" calcext:value-type="float">
            <text:p>69.74</text:p>
          </table:table-cell>
          <table:table-cell office:value-type="float" office:value="21822773" calcext:value-type="float">
            <text:p>21822773</text:p>
          </table:table-cell>
          <table:table-cell table:formula="of:=AVERAGE([.F351:.F370])" office:value-type="float" office:value="71.123" calcext:value-type="float">
            <text:p>71.123</text:p>
          </table:table-cell>
          <table:table-cell table:formula="of:=AVERAGE([.F321:.F370])" office:value-type="float" office:value="71.461" calcext:value-type="float">
            <text:p>71.461</text:p>
          </table:table-cell>
          <table:table-cell table:formula="of:=AVERAGE([.F271:.F370])" office:value-type="float" office:value="70.2086" calcext:value-type="float">
            <text:p>70.2086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4" calcext:value-type="date">
            <text:p>2025-06-24</text:p>
          </table:table-cell>
          <table:table-cell office:value-type="float" office:value="69.945" calcext:value-type="float">
            <text:p>69.945</text:p>
          </table:table-cell>
          <table:table-cell office:value-type="float" office:value="70.35" calcext:value-type="float">
            <text:p>70.35</text:p>
          </table:table-cell>
          <table:table-cell office:value-type="float" office:value="69.685" calcext:value-type="float">
            <text:p>69.685</text:p>
          </table:table-cell>
          <table:table-cell office:value-type="float" office:value="70.21" calcext:value-type="float">
            <text:p>70.21</text:p>
          </table:table-cell>
          <table:table-cell office:value-type="float" office:value="15216084" calcext:value-type="float">
            <text:p>15216084</text:p>
          </table:table-cell>
          <table:table-cell table:formula="of:=AVERAGE([.F352:.F371])" office:value-type="float" office:value="71.045" calcext:value-type="float">
            <text:p>71.045</text:p>
          </table:table-cell>
          <table:table-cell table:formula="of:=AVERAGE([.F322:.F371])" office:value-type="float" office:value="71.45" calcext:value-type="float">
            <text:p>71.45</text:p>
          </table:table-cell>
          <table:table-cell table:formula="of:=AVERAGE([.F272:.F371])" office:value-type="float" office:value="70.2824" calcext:value-type="float">
            <text:p>70.2824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5" calcext:value-type="date">
            <text:p>2025-06-25</text:p>
          </table:table-cell>
          <table:table-cell office:value-type="float" office:value="69.925" calcext:value-type="float">
            <text:p>69.925</text:p>
          </table:table-cell>
          <table:table-cell office:value-type="float" office:value="70.02" calcext:value-type="float">
            <text:p>70.02</text:p>
          </table:table-cell>
          <table:table-cell office:value-type="float" office:value="69.43" calcext:value-type="float">
            <text:p>69.43</text:p>
          </table:table-cell>
          <table:table-cell office:value-type="float" office:value="69.63" calcext:value-type="float">
            <text:p>69.63</text:p>
          </table:table-cell>
          <table:table-cell office:value-type="float" office:value="12540374" calcext:value-type="float">
            <text:p>12540374</text:p>
          </table:table-cell>
          <table:table-cell table:formula="of:=AVERAGE([.F353:.F372])" office:value-type="float" office:value="70.9375" calcext:value-type="float">
            <text:p>70.9375</text:p>
          </table:table-cell>
          <table:table-cell table:formula="of:=AVERAGE([.F323:.F372])" office:value-type="float" office:value="71.414" calcext:value-type="float">
            <text:p>71.414</text:p>
          </table:table-cell>
          <table:table-cell table:formula="of:=AVERAGE([.F273:.F372])" office:value-type="float" office:value="70.3382" calcext:value-type="float">
            <text:p>70.3382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69.7" calcext:value-type="float">
            <text:p>69.7</text:p>
          </table:table-cell>
          <table:table-cell office:value-type="float" office:value="69.92" calcext:value-type="float">
            <text:p>69.92</text:p>
          </table:table-cell>
          <table:table-cell office:value-type="float" office:value="69.145" calcext:value-type="float">
            <text:p>69.145</text:p>
          </table:table-cell>
          <table:table-cell office:value-type="float" office:value="69.47" calcext:value-type="float">
            <text:p>69.47</text:p>
          </table:table-cell>
          <table:table-cell office:value-type="float" office:value="14454090" calcext:value-type="float">
            <text:p>14454090</text:p>
          </table:table-cell>
          <table:table-cell table:formula="of:=AVERAGE([.F354:.F373])" office:value-type="float" office:value="70.8535" calcext:value-type="float">
            <text:p>70.8535</text:p>
          </table:table-cell>
          <table:table-cell table:formula="of:=AVERAGE([.F324:.F373])" office:value-type="float" office:value="71.3544" calcext:value-type="float">
            <text:p>71.3544</text:p>
          </table:table-cell>
          <table:table-cell table:formula="of:=AVERAGE([.F274:.F373])" office:value-type="float" office:value="70.3981" calcext:value-type="float">
            <text:p>70.3981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7" calcext:value-type="date">
            <text:p>2025-06-27</text:p>
          </table:table-cell>
          <table:table-cell office:value-type="float" office:value="69.59" calcext:value-type="float">
            <text:p>69.59</text:p>
          </table:table-cell>
          <table:table-cell office:value-type="float" office:value="70.56" calcext:value-type="float">
            <text:p>70.56</text:p>
          </table:table-cell>
          <table:table-cell office:value-type="float" office:value="69.47" calcext:value-type="float">
            <text:p>69.47</text:p>
          </table:table-cell>
          <table:table-cell office:value-type="float" office:value="70.33" calcext:value-type="float">
            <text:p>70.33</text:p>
          </table:table-cell>
          <table:table-cell office:value-type="float" office:value="23470691" calcext:value-type="float">
            <text:p>23470691</text:p>
          </table:table-cell>
          <table:table-cell table:formula="of:=AVERAGE([.F355:.F374])" office:value-type="float" office:value="70.7955" calcext:value-type="float">
            <text:p>70.7955</text:p>
          </table:table-cell>
          <table:table-cell table:formula="of:=AVERAGE([.F325:.F374])" office:value-type="float" office:value="71.3238" calcext:value-type="float">
            <text:p>71.3238</text:p>
          </table:table-cell>
          <table:table-cell table:formula="of:=AVERAGE([.F275:.F374])" office:value-type="float" office:value="70.4679" calcext:value-type="float">
            <text:p>70.4679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6-30" calcext:value-type="date">
            <text:p>2025-06-30</text:p>
          </table:table-cell>
          <table:table-cell office:value-type="float" office:value="70.125" calcext:value-type="float">
            <text:p>70.125</text:p>
          </table:table-cell>
          <table:table-cell office:value-type="float" office:value="70.79" calcext:value-type="float">
            <text:p>70.79</text:p>
          </table:table-cell>
          <table:table-cell office:value-type="float" office:value="70.09" calcext:value-type="float">
            <text:p>70.09</text:p>
          </table:table-cell>
          <table:table-cell office:value-type="float" office:value="70.75" calcext:value-type="float">
            <text:p>70.75</text:p>
          </table:table-cell>
          <table:table-cell office:value-type="float" office:value="15428966" calcext:value-type="float">
            <text:p>15428966</text:p>
          </table:table-cell>
          <table:table-cell table:formula="of:=AVERAGE([.F356:.F375])" office:value-type="float" office:value="70.728" calcext:value-type="float">
            <text:p>70.728</text:p>
          </table:table-cell>
          <table:table-cell table:formula="of:=AVERAGE([.F326:.F375])" office:value-type="float" office:value="71.3052" calcext:value-type="float">
            <text:p>71.3052</text:p>
          </table:table-cell>
          <table:table-cell table:formula="of:=AVERAGE([.F276:.F375])" office:value-type="float" office:value="70.5487" calcext:value-type="float">
            <text:p>70.5487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70.99" calcext:value-type="float">
            <text:p>70.99</text:p>
          </table:table-cell>
          <table:table-cell office:value-type="float" office:value="72.45" calcext:value-type="float">
            <text:p>72.45</text:p>
          </table:table-cell>
          <table:table-cell office:value-type="float" office:value="70.9" calcext:value-type="float">
            <text:p>70.9</text:p>
          </table:table-cell>
          <table:table-cell office:value-type="float" office:value="71.67" calcext:value-type="float">
            <text:p>71.67</text:p>
          </table:table-cell>
          <table:table-cell office:value-type="float" office:value="21729276" calcext:value-type="float">
            <text:p>21729276</text:p>
          </table:table-cell>
          <table:table-cell table:formula="of:=AVERAGE([.F357:.F376])" office:value-type="float" office:value="70.7115" calcext:value-type="float">
            <text:p>70.7115</text:p>
          </table:table-cell>
          <table:table-cell table:formula="of:=AVERAGE([.F327:.F376])" office:value-type="float" office:value="71.2786" calcext:value-type="float">
            <text:p>71.2786</text:p>
          </table:table-cell>
          <table:table-cell table:formula="of:=AVERAGE([.F277:.F376])" office:value-type="float" office:value="70.6342" calcext:value-type="float">
            <text:p>70.6342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2" calcext:value-type="date">
            <text:p>2025-07-02</text:p>
          </table:table-cell>
          <table:table-cell office:value-type="float" office:value="71.69" calcext:value-type="float">
            <text:p>71.69</text:p>
          </table:table-cell>
          <table:table-cell office:value-type="float" office:value="71.825" calcext:value-type="float">
            <text:p>71.825</text:p>
          </table:table-cell>
          <table:table-cell office:value-type="float" office:value="70.735" calcext:value-type="float">
            <text:p>70.735</text:p>
          </table:table-cell>
          <table:table-cell office:value-type="float" office:value="70.91" calcext:value-type="float">
            <text:p>70.91</text:p>
          </table:table-cell>
          <table:table-cell office:value-type="float" office:value="13050239" calcext:value-type="float">
            <text:p>13050239</text:p>
          </table:table-cell>
          <table:table-cell table:formula="of:=AVERAGE([.F358:.F377])" office:value-type="float" office:value="70.699" calcext:value-type="float">
            <text:p>70.699</text:p>
          </table:table-cell>
          <table:table-cell table:formula="of:=AVERAGE([.F328:.F377])" office:value-type="float" office:value="71.2414" calcext:value-type="float">
            <text:p>71.2414</text:p>
          </table:table-cell>
          <table:table-cell table:formula="of:=AVERAGE([.F278:.F377])" office:value-type="float" office:value="70.7097" calcext:value-type="float">
            <text:p>70.7097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3" calcext:value-type="date">
            <text:p>2025-07-03</text:p>
          </table:table-cell>
          <table:table-cell office:value-type="float" office:value="71.04" calcext:value-type="float">
            <text:p>71.04</text:p>
          </table:table-cell>
          <table:table-cell office:value-type="float" office:value="71.395" calcext:value-type="float">
            <text:p>71.395</text:p>
          </table:table-cell>
          <table:table-cell office:value-type="float" office:value="70.45" calcext:value-type="float">
            <text:p>70.45</text:p>
          </table:table-cell>
          <table:table-cell office:value-type="float" office:value="71.35" calcext:value-type="float">
            <text:p>71.35</text:p>
          </table:table-cell>
          <table:table-cell office:value-type="float" office:value="9440457" calcext:value-type="float">
            <text:p>9440457</text:p>
          </table:table-cell>
          <table:table-cell table:formula="of:=AVERAGE([.F359:.F378])" office:value-type="float" office:value="70.698" calcext:value-type="float">
            <text:p>70.698</text:p>
          </table:table-cell>
          <table:table-cell table:formula="of:=AVERAGE([.F329:.F378])" office:value-type="float" office:value="71.1904" calcext:value-type="float">
            <text:p>71.1904</text:p>
          </table:table-cell>
          <table:table-cell table:formula="of:=AVERAGE([.F279:.F378])" office:value-type="float" office:value="70.7848" calcext:value-type="float">
            <text:p>70.7848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07" calcext:value-type="date">
            <text:p>2025-07-07</text:p>
          </table:table-cell>
          <table:table-cell table:number-columns-repeated="2" office:value-type="float" office:value="71.37" calcext:value-type="float">
            <text:p>71.37</text:p>
          </table:table-cell>
          <table:table-cell office:value-type="float" office:value="70.8" calcext:value-type="float">
            <text:p>70.8</text:p>
          </table:table-cell>
          <table:table-cell office:value-type="float" office:value="71.01" calcext:value-type="float">
            <text:p>71.01</text:p>
          </table:table-cell>
          <table:table-cell office:value-type="float" office:value="16984675" calcext:value-type="float">
            <text:p>16984675</text:p>
          </table:table-cell>
          <table:table-cell table:formula="of:=AVERAGE([.F360:.F379])" office:value-type="float" office:value="70.703" calcext:value-type="float">
            <text:p>70.703</text:p>
          </table:table-cell>
          <table:table-cell table:formula="of:=AVERAGE([.F330:.F379])" office:value-type="float" office:value="71.1446" calcext:value-type="float">
            <text:p>71.1446</text:p>
          </table:table-cell>
          <table:table-cell table:formula="of:=AVERAGE([.F280:.F379])" office:value-type="float" office:value="70.8494" calcext:value-type="float">
            <text:p>70.8494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08" calcext:value-type="date">
            <text:p>2025-07-08</text:p>
          </table:table-cell>
          <table:table-cell table:number-columns-repeated="2" office:value-type="float" office:value="70.68" calcext:value-type="float">
            <text:p>70.68</text:p>
          </table:table-cell>
          <table:table-cell office:value-type="float" office:value="69.88" calcext:value-type="float">
            <text:p>69.88</text:p>
          </table:table-cell>
          <table:table-cell office:value-type="float" office:value="70.24" calcext:value-type="float">
            <text:p>70.24</text:p>
          </table:table-cell>
          <table:table-cell office:value-type="float" office:value="17115521" calcext:value-type="float">
            <text:p>17115521</text:p>
          </table:table-cell>
          <table:table-cell table:formula="of:=AVERAGE([.F361:.F380])" office:value-type="float" office:value="70.6475" calcext:value-type="float">
            <text:p>70.6475</text:p>
          </table:table-cell>
          <table:table-cell table:formula="of:=AVERAGE([.F331:.F380])" office:value-type="float" office:value="71.099" calcext:value-type="float">
            <text:p>71.099</text:p>
          </table:table-cell>
          <table:table-cell table:formula="of:=AVERAGE([.F281:.F380])" office:value-type="float" office:value="70.8758" calcext:value-type="float">
            <text:p>70.8758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09" calcext:value-type="date">
            <text:p>2025-07-09</text:p>
          </table:table-cell>
          <table:table-cell office:value-type="float" office:value="70.16" calcext:value-type="float">
            <text:p>70.16</text:p>
          </table:table-cell>
          <table:table-cell office:value-type="float" office:value="70.25" calcext:value-type="float">
            <text:p>70.25</text:p>
          </table:table-cell>
          <table:table-cell office:value-type="float" office:value="68.97" calcext:value-type="float">
            <text:p>68.97</text:p>
          </table:table-cell>
          <table:table-cell office:value-type="float" office:value="69.48" calcext:value-type="float">
            <text:p>69.48</text:p>
          </table:table-cell>
          <table:table-cell office:value-type="float" office:value="33704119" calcext:value-type="float">
            <text:p>33704119</text:p>
          </table:table-cell>
          <table:table-cell table:formula="of:=AVERAGE([.F362:.F381])" office:value-type="float" office:value="70.533" calcext:value-type="float">
            <text:p>70.533</text:p>
          </table:table-cell>
          <table:table-cell table:formula="of:=AVERAGE([.F332:.F381])" office:value-type="float" office:value="71.0504" calcext:value-type="float">
            <text:p>71.0504</text:p>
          </table:table-cell>
          <table:table-cell table:formula="of:=AVERAGE([.F282:.F381])" office:value-type="float" office:value="70.8835" calcext:value-type="float">
            <text:p>70.8835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10" calcext:value-type="date">
            <text:p>2025-07-10</text:p>
          </table:table-cell>
          <table:table-cell office:value-type="float" office:value="69.29" calcext:value-type="float">
            <text:p>69.29</text:p>
          </table:table-cell>
          <table:table-cell office:value-type="float" office:value="69.845" calcext:value-type="float">
            <text:p>69.845</text:p>
          </table:table-cell>
          <table:table-cell office:value-type="float" office:value="69.16" calcext:value-type="float">
            <text:p>69.16</text:p>
          </table:table-cell>
          <table:table-cell office:value-type="float" office:value="69.77" calcext:value-type="float">
            <text:p>69.77</text:p>
          </table:table-cell>
          <table:table-cell office:value-type="float" office:value="14615046" calcext:value-type="float">
            <text:p>14615046</text:p>
          </table:table-cell>
          <table:table-cell table:formula="of:=AVERAGE([.F363:.F382])" office:value-type="float" office:value="70.404" calcext:value-type="float">
            <text:p>70.404</text:p>
          </table:table-cell>
          <table:table-cell table:formula="of:=AVERAGE([.F333:.F382])" office:value-type="float" office:value="71.01" calcext:value-type="float">
            <text:p>71.01</text:p>
          </table:table-cell>
          <table:table-cell table:formula="of:=AVERAGE([.F283:.F382])" office:value-type="float" office:value="70.8862" calcext:value-type="float">
            <text:p>70.8862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11" calcext:value-type="date">
            <text:p>2025-07-11</text:p>
          </table:table-cell>
          <table:table-cell office:value-type="float" office:value="69.565" calcext:value-type="float">
            <text:p>69.565</text:p>
          </table:table-cell>
          <table:table-cell office:value-type="float" office:value="70.155" calcext:value-type="float">
            <text:p>70.155</text:p>
          </table:table-cell>
          <table:table-cell office:value-type="float" office:value="69.25" calcext:value-type="float">
            <text:p>69.25</text:p>
          </table:table-cell>
          <table:table-cell office:value-type="float" office:value="69.87" calcext:value-type="float">
            <text:p>69.87</text:p>
          </table:table-cell>
          <table:table-cell office:value-type="float" office:value="12916670" calcext:value-type="float">
            <text:p>12916670</text:p>
          </table:table-cell>
          <table:table-cell table:formula="of:=AVERAGE([.F364:.F383])" office:value-type="float" office:value="70.294" calcext:value-type="float">
            <text:p>70.294</text:p>
          </table:table-cell>
          <table:table-cell table:formula="of:=AVERAGE([.F334:.F383])" office:value-type="float" office:value="70.9604" calcext:value-type="float">
            <text:p>70.9604</text:p>
          </table:table-cell>
          <table:table-cell table:formula="of:=AVERAGE([.F284:.F383])" office:value-type="float" office:value="70.8962" calcext:value-type="float">
            <text:p>70.8962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4" calcext:value-type="date">
            <text:p>2025-07-14</text:p>
          </table:table-cell>
          <table:table-cell office:value-type="float" office:value="69.895" calcext:value-type="float">
            <text:p>69.895</text:p>
          </table:table-cell>
          <table:table-cell office:value-type="float" office:value="70.08" calcext:value-type="float">
            <text:p>70.08</text:p>
          </table:table-cell>
          <table:table-cell office:value-type="float" office:value="69.2719" calcext:value-type="float">
            <text:p>69.2719</text:p>
          </table:table-cell>
          <table:table-cell office:value-type="float" office:value="69.47" calcext:value-type="float">
            <text:p>69.47</text:p>
          </table:table-cell>
          <table:table-cell office:value-type="float" office:value="13983246" calcext:value-type="float">
            <text:p>13983246</text:p>
          </table:table-cell>
          <table:table-cell table:formula="of:=AVERAGE([.F365:.F384])" office:value-type="float" office:value="70.1555" calcext:value-type="float">
            <text:p>70.1555</text:p>
          </table:table-cell>
          <table:table-cell table:formula="of:=AVERAGE([.F335:.F384])" office:value-type="float" office:value="70.8988" calcext:value-type="float">
            <text:p>70.8988</text:p>
          </table:table-cell>
          <table:table-cell table:formula="of:=AVERAGE([.F285:.F384])" office:value-type="float" office:value="70.9004" calcext:value-type="float">
            <text:p>70.9004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5" calcext:value-type="date">
            <text:p>2025-07-15</text:p>
          </table:table-cell>
          <table:table-cell office:value-type="float" office:value="69.51" calcext:value-type="float">
            <text:p>69.51</text:p>
          </table:table-cell>
          <table:table-cell office:value-type="float" office:value="69.55" calcext:value-type="float">
            <text:p>69.55</text:p>
          </table:table-cell>
          <table:table-cell office:value-type="float" office:value="69.15" calcext:value-type="float">
            <text:p>69.15</text:p>
          </table:table-cell>
          <table:table-cell office:value-type="float" office:value="69.36" calcext:value-type="float">
            <text:p>69.36</text:p>
          </table:table-cell>
          <table:table-cell office:value-type="float" office:value="12639808" calcext:value-type="float">
            <text:p>12639808</text:p>
          </table:table-cell>
          <table:table-cell table:formula="of:=AVERAGE([.F366:.F385])" office:value-type="float" office:value="70.0725" calcext:value-type="float">
            <text:p>70.0725</text:p>
          </table:table-cell>
          <table:table-cell table:formula="of:=AVERAGE([.F336:.F385])" office:value-type="float" office:value="70.8602" calcext:value-type="float">
            <text:p>70.8602</text:p>
          </table:table-cell>
          <table:table-cell table:formula="of:=AVERAGE([.F286:.F385])" office:value-type="float" office:value="70.8933" calcext:value-type="float">
            <text:p>70.8933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6" calcext:value-type="date">
            <text:p>2025-07-16</text:p>
          </table:table-cell>
          <table:table-cell office:value-type="float" office:value="69.35" calcext:value-type="float">
            <text:p>69.35</text:p>
          </table:table-cell>
          <table:table-cell office:value-type="float" office:value="69.5" calcext:value-type="float">
            <text:p>69.5</text:p>
          </table:table-cell>
          <table:table-cell office:value-type="float" office:value="68.79" calcext:value-type="float">
            <text:p>68.79</text:p>
          </table:table-cell>
          <table:table-cell office:value-type="float" office:value="69.27" calcext:value-type="float">
            <text:p>69.27</text:p>
          </table:table-cell>
          <table:table-cell office:value-type="float" office:value="13178292" calcext:value-type="float">
            <text:p>13178292</text:p>
          </table:table-cell>
          <table:table-cell table:formula="of:=AVERAGE([.F367:.F386])" office:value-type="float" office:value="70.01" calcext:value-type="float">
            <text:p>70.01</text:p>
          </table:table-cell>
          <table:table-cell table:formula="of:=AVERAGE([.F337:.F386])" office:value-type="float" office:value="70.8126" calcext:value-type="float">
            <text:p>70.8126</text:p>
          </table:table-cell>
          <table:table-cell table:formula="of:=AVERAGE([.F287:.F386])" office:value-type="float" office:value="70.8856" calcext:value-type="float">
            <text:p>70.8856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7" calcext:value-type="date">
            <text:p>2025-07-17</text:p>
          </table:table-cell>
          <table:table-cell office:value-type="float" office:value="69.8" calcext:value-type="float">
            <text:p>69.8</text:p>
          </table:table-cell>
          <table:table-cell office:value-type="float" office:value="70.685" calcext:value-type="float">
            <text:p>70.685</text:p>
          </table:table-cell>
          <table:table-cell office:value-type="float" office:value="69.51" calcext:value-type="float">
            <text:p>69.51</text:p>
          </table:table-cell>
          <table:table-cell office:value-type="float" office:value="70.59" calcext:value-type="float">
            <text:p>70.59</text:p>
          </table:table-cell>
          <table:table-cell office:value-type="float" office:value="20464657" calcext:value-type="float">
            <text:p>20464657</text:p>
          </table:table-cell>
          <table:table-cell table:formula="of:=AVERAGE([.F368:.F387])" office:value-type="float" office:value="70.0585" calcext:value-type="float">
            <text:p>70.0585</text:p>
          </table:table-cell>
          <table:table-cell table:formula="of:=AVERAGE([.F338:.F387])" office:value-type="float" office:value="70.7904" calcext:value-type="float">
            <text:p>70.7904</text:p>
          </table:table-cell>
          <table:table-cell table:formula="of:=AVERAGE([.F288:.F387])" office:value-type="float" office:value="70.878" calcext:value-type="float">
            <text:p>70.878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8" calcext:value-type="date">
            <text:p>2025-07-18</text:p>
          </table:table-cell>
          <table:table-cell office:value-type="float" office:value="70.445" calcext:value-type="float">
            <text:p>70.445</text:p>
          </table:table-cell>
          <table:table-cell office:value-type="float" office:value="70.7" calcext:value-type="float">
            <text:p>70.7</text:p>
          </table:table-cell>
          <table:table-cell office:value-type="float" office:value="69.835" calcext:value-type="float">
            <text:p>69.835</text:p>
          </table:table-cell>
          <table:table-cell office:value-type="float" office:value="69.85" calcext:value-type="float">
            <text:p>69.85</text:p>
          </table:table-cell>
          <table:table-cell office:value-type="float" office:value="14927950" calcext:value-type="float">
            <text:p>14927950</text:p>
          </table:table-cell>
          <table:table-cell table:formula="of:=AVERAGE([.F369:.F388])" office:value-type="float" office:value="70.0905" calcext:value-type="float">
            <text:p>70.0905</text:p>
          </table:table-cell>
          <table:table-cell table:formula="of:=AVERAGE([.F339:.F388])" office:value-type="float" office:value="70.753" calcext:value-type="float">
            <text:p>70.753</text:p>
          </table:table-cell>
          <table:table-cell table:formula="of:=AVERAGE([.F289:.F388])" office:value-type="float" office:value="70.8706" calcext:value-type="float">
            <text:p>70.8706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70.195" calcext:value-type="float">
            <text:p>70.195</text:p>
          </table:table-cell>
          <table:table-cell office:value-type="float" office:value="70.62" calcext:value-type="float">
            <text:p>70.62</text:p>
          </table:table-cell>
          <table:table-cell office:value-type="float" office:value="69.93" calcext:value-type="float">
            <text:p>69.93</text:p>
          </table:table-cell>
          <table:table-cell office:value-type="float" office:value="70.07" calcext:value-type="float">
            <text:p>70.07</text:p>
          </table:table-cell>
          <table:table-cell office:value-type="float" office:value="17811719" calcext:value-type="float">
            <text:p>17811719</text:p>
          </table:table-cell>
          <table:table-cell table:formula="of:=AVERAGE([.F370:.F389])" office:value-type="float" office:value="70.152" calcext:value-type="float">
            <text:p>70.152</text:p>
          </table:table-cell>
          <table:table-cell table:formula="of:=AVERAGE([.F340:.F389])" office:value-type="float" office:value="70.7064" calcext:value-type="float">
            <text:p>70.7064</text:p>
          </table:table-cell>
          <table:table-cell table:formula="of:=AVERAGE([.F290:.F389])" office:value-type="float" office:value="70.8564" calcext:value-type="float">
            <text:p>70.8564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2" calcext:value-type="date">
            <text:p>2025-07-22</text:p>
          </table:table-cell>
          <table:table-cell office:value-type="float" office:value="69.45" calcext:value-type="float">
            <text:p>69.45</text:p>
          </table:table-cell>
          <table:table-cell office:value-type="float" office:value="70.2592" calcext:value-type="float">
            <text:p>70.2592</text:p>
          </table:table-cell>
          <table:table-cell office:value-type="float" office:value="68.69" calcext:value-type="float">
            <text:p>68.69</text:p>
          </table:table-cell>
          <table:table-cell office:value-type="float" office:value="69.66" calcext:value-type="float">
            <text:p>69.66</text:p>
          </table:table-cell>
          <table:table-cell office:value-type="float" office:value="22339884" calcext:value-type="float">
            <text:p>22339884</text:p>
          </table:table-cell>
          <table:table-cell table:formula="of:=AVERAGE([.F371:.F390])" office:value-type="float" office:value="70.148" calcext:value-type="float">
            <text:p>70.148</text:p>
          </table:table-cell>
          <table:table-cell table:formula="of:=AVERAGE([.F341:.F390])" office:value-type="float" office:value="70.6762" calcext:value-type="float">
            <text:p>70.6762</text:p>
          </table:table-cell>
          <table:table-cell table:formula="of:=AVERAGE([.F291:.F390])" office:value-type="float" office:value="70.845" calcext:value-type="float">
            <text:p>70.845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3" calcext:value-type="date">
            <text:p>2025-07-23</text:p>
          </table:table-cell>
          <table:table-cell office:value-type="float" office:value="69.66" calcext:value-type="float">
            <text:p>69.66</text:p>
          </table:table-cell>
          <table:table-cell office:value-type="float" office:value="69.74" calcext:value-type="float">
            <text:p>69.74</text:p>
          </table:table-cell>
          <table:table-cell office:value-type="float" office:value="68.6" calcext:value-type="float">
            <text:p>68.6</text:p>
          </table:table-cell>
          <table:table-cell office:value-type="float" office:value="69.16" calcext:value-type="float">
            <text:p>69.16</text:p>
          </table:table-cell>
          <table:table-cell office:value-type="float" office:value="21029993" calcext:value-type="float">
            <text:p>21029993</text:p>
          </table:table-cell>
          <table:table-cell table:formula="of:=AVERAGE([.F372:.F391])" office:value-type="float" office:value="70.0955" calcext:value-type="float">
            <text:p>70.0955</text:p>
          </table:table-cell>
          <table:table-cell table:formula="of:=AVERAGE([.F342:.F391])" office:value-type="float" office:value="70.649" calcext:value-type="float">
            <text:p>70.649</text:p>
          </table:table-cell>
          <table:table-cell table:formula="of:=AVERAGE([.F292:.F391])" office:value-type="float" office:value="70.8279" calcext:value-type="float">
            <text:p>70.8279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4" calcext:value-type="date">
            <text:p>2025-07-24</text:p>
          </table:table-cell>
          <table:table-cell office:value-type="float" office:value="69.255" calcext:value-type="float">
            <text:p>69.255</text:p>
          </table:table-cell>
          <table:table-cell office:value-type="float" office:value="69.55" calcext:value-type="float">
            <text:p>69.55</text:p>
          </table:table-cell>
          <table:table-cell office:value-type="float" office:value="68.99" calcext:value-type="float">
            <text:p>68.99</text:p>
          </table:table-cell>
          <table:table-cell office:value-type="float" office:value="69.1" calcext:value-type="float">
            <text:p>69.1</text:p>
          </table:table-cell>
          <table:table-cell office:value-type="float" office:value="12511367" calcext:value-type="float">
            <text:p>12511367</text:p>
          </table:table-cell>
          <table:table-cell table:formula="of:=AVERAGE([.F373:.F392])" office:value-type="float" office:value="70.069" calcext:value-type="float">
            <text:p>70.069</text:p>
          </table:table-cell>
          <table:table-cell table:formula="of:=AVERAGE([.F343:.F392])" office:value-type="float" office:value="70.6404" calcext:value-type="float">
            <text:p>70.6404</text:p>
          </table:table-cell>
          <table:table-cell table:formula="of:=AVERAGE([.F293:.F392])" office:value-type="float" office:value="70.8068" calcext:value-type="float">
            <text:p>70.8068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5" calcext:value-type="date">
            <text:p>2025-07-25</text:p>
          </table:table-cell>
          <table:table-cell office:value-type="float" office:value="69.13" calcext:value-type="float">
            <text:p>69.13</text:p>
          </table:table-cell>
          <table:table-cell office:value-type="float" office:value="69.23" calcext:value-type="float">
            <text:p>69.23</text:p>
          </table:table-cell>
          <table:table-cell office:value-type="float" office:value="68.75" calcext:value-type="float">
            <text:p>68.75</text:p>
          </table:table-cell>
          <table:table-cell office:value-type="float" office:value="69.17" calcext:value-type="float">
            <text:p>69.17</text:p>
          </table:table-cell>
          <table:table-cell office:value-type="float" office:value="12574823" calcext:value-type="float">
            <text:p>12574823</text:p>
          </table:table-cell>
          <table:table-cell table:formula="of:=AVERAGE([.F374:.F393])" office:value-type="float" office:value="70.054" calcext:value-type="float">
            <text:p>70.054</text:p>
          </table:table-cell>
          <table:table-cell table:formula="of:=AVERAGE([.F344:.F393])" office:value-type="float" office:value="70.6446" calcext:value-type="float">
            <text:p>70.6446</text:p>
          </table:table-cell>
          <table:table-cell table:formula="of:=AVERAGE([.F294:.F393])" office:value-type="float" office:value="70.7753" calcext:value-type="float">
            <text:p>70.7753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28" calcext:value-type="date">
            <text:p>2025-07-28</text:p>
          </table:table-cell>
          <table:table-cell office:value-type="float" office:value="68.75" calcext:value-type="float">
            <text:p>68.75</text:p>
          </table:table-cell>
          <table:table-cell office:value-type="float" office:value="68.9" calcext:value-type="float">
            <text:p>68.9</text:p>
          </table:table-cell>
          <table:table-cell office:value-type="float" office:value="68.06" calcext:value-type="float">
            <text:p>68.06</text:p>
          </table:table-cell>
          <table:table-cell office:value-type="float" office:value="68.09" calcext:value-type="float">
            <text:p>68.09</text:p>
          </table:table-cell>
          <table:table-cell office:value-type="float" office:value="13668798" calcext:value-type="float">
            <text:p>13668798</text:p>
          </table:table-cell>
          <table:table-cell table:formula="of:=AVERAGE([.F375:.F394])" office:value-type="float" office:value="69.942" calcext:value-type="float">
            <text:p>69.942</text:p>
          </table:table-cell>
          <table:table-cell table:formula="of:=AVERAGE([.F345:.F394])" office:value-type="float" office:value="70.6232" calcext:value-type="float">
            <text:p>70.6232</text:p>
          </table:table-cell>
          <table:table-cell table:formula="of:=AVERAGE([.F295:.F394])" office:value-type="float" office:value="70.7543" calcext:value-type="float">
            <text:p>70.7543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29" calcext:value-type="date">
            <text:p>2025-07-29</text:p>
          </table:table-cell>
          <table:table-cell office:value-type="float" office:value="68.3" calcext:value-type="float">
            <text:p>68.3</text:p>
          </table:table-cell>
          <table:table-cell office:value-type="float" office:value="69.42" calcext:value-type="float">
            <text:p>69.42</text:p>
          </table:table-cell>
          <table:table-cell office:value-type="float" office:value="68.15" calcext:value-type="float">
            <text:p>68.15</text:p>
          </table:table-cell>
          <table:table-cell office:value-type="float" office:value="69.38" calcext:value-type="float">
            <text:p>69.38</text:p>
          </table:table-cell>
          <table:table-cell office:value-type="float" office:value="16223379" calcext:value-type="float">
            <text:p>16223379</text:p>
          </table:table-cell>
          <table:table-cell table:formula="of:=AVERAGE([.F376:.F395])" office:value-type="float" office:value="69.8735" calcext:value-type="float">
            <text:p>69.8735</text:p>
          </table:table-cell>
          <table:table-cell table:formula="of:=AVERAGE([.F346:.F395])" office:value-type="float" office:value="70.5786" calcext:value-type="float">
            <text:p>70.5786</text:p>
          </table:table-cell>
          <table:table-cell table:formula="of:=AVERAGE([.F296:.F395])" office:value-type="float" office:value="70.7473" calcext:value-type="float">
            <text:p>70.7473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30" calcext:value-type="date">
            <text:p>2025-07-30</text:p>
          </table:table-cell>
          <table:table-cell office:value-type="float" office:value="69.12" calcext:value-type="float">
            <text:p>69.12</text:p>
          </table:table-cell>
          <table:table-cell office:value-type="float" office:value="69.33" calcext:value-type="float">
            <text:p>69.33</text:p>
          </table:table-cell>
          <table:table-cell office:value-type="float" office:value="68.525" calcext:value-type="float">
            <text:p>68.525</text:p>
          </table:table-cell>
          <table:table-cell office:value-type="float" office:value="68.75" calcext:value-type="float">
            <text:p>68.75</text:p>
          </table:table-cell>
          <table:table-cell office:value-type="float" office:value="10448179" calcext:value-type="float">
            <text:p>10448179</text:p>
          </table:table-cell>
          <table:table-cell table:formula="of:=AVERAGE([.F377:.F396])" office:value-type="float" office:value="69.7275" calcext:value-type="float">
            <text:p>69.7275</text:p>
          </table:table-cell>
          <table:table-cell table:formula="of:=AVERAGE([.F347:.F396])" office:value-type="float" office:value="70.5136" calcext:value-type="float">
            <text:p>70.5136</text:p>
          </table:table-cell>
          <table:table-cell table:formula="of:=AVERAGE([.F297:.F396])" office:value-type="float" office:value="70.7302" calcext:value-type="float">
            <text:p>70.7302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31" calcext:value-type="date">
            <text:p>2025-07-31</text:p>
          </table:table-cell>
          <table:table-cell office:value-type="float" office:value="68.15" calcext:value-type="float">
            <text:p>68.15</text:p>
          </table:table-cell>
          <table:table-cell office:value-type="float" office:value="68.65" calcext:value-type="float">
            <text:p>68.65</text:p>
          </table:table-cell>
          <table:table-cell office:value-type="float" office:value="67.74" calcext:value-type="float">
            <text:p>67.74</text:p>
          </table:table-cell>
          <table:table-cell office:value-type="float" office:value="67.89" calcext:value-type="float">
            <text:p>67.89</text:p>
          </table:table-cell>
          <table:table-cell office:value-type="float" office:value="17193418" calcext:value-type="float">
            <text:p>17193418</text:p>
          </table:table-cell>
          <table:table-cell table:formula="of:=AVERAGE([.F378:.F397])" office:value-type="float" office:value="69.5765" calcext:value-type="float">
            <text:p>69.5765</text:p>
          </table:table-cell>
          <table:table-cell table:formula="of:=AVERAGE([.F348:.F397])" office:value-type="float" office:value="70.4328" calcext:value-type="float">
            <text:p>70.4328</text:p>
          </table:table-cell>
          <table:table-cell table:formula="of:=AVERAGE([.F298:.F397])" office:value-type="float" office:value="70.6948" calcext:value-type="float">
            <text:p>70.6948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68.595" calcext:value-type="float">
            <text:p>68.595</text:p>
          </table:table-cell>
          <table:table-cell office:value-type="float" office:value="69.04" calcext:value-type="float">
            <text:p>69.04</text:p>
          </table:table-cell>
          <table:table-cell office:value-type="float" office:value="68.27" calcext:value-type="float">
            <text:p>68.27</text:p>
          </table:table-cell>
          <table:table-cell office:value-type="float" office:value="68.86" calcext:value-type="float">
            <text:p>68.86</text:p>
          </table:table-cell>
          <table:table-cell office:value-type="float" office:value="16107506" calcext:value-type="float">
            <text:p>16107506</text:p>
          </table:table-cell>
          <table:table-cell table:formula="of:=AVERAGE([.F379:.F398])" office:value-type="float" office:value="69.452" calcext:value-type="float">
            <text:p>69.452</text:p>
          </table:table-cell>
          <table:table-cell table:formula="of:=AVERAGE([.F349:.F398])" office:value-type="float" office:value="70.3762" calcext:value-type="float">
            <text:p>70.3762</text:p>
          </table:table-cell>
          <table:table-cell table:formula="of:=AVERAGE([.F299:.F398])" office:value-type="float" office:value="70.6689" calcext:value-type="float">
            <text:p>70.6689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4" calcext:value-type="date">
            <text:p>2025-08-04</text:p>
          </table:table-cell>
          <table:table-cell office:value-type="float" office:value="68.715" calcext:value-type="float">
            <text:p>68.715</text:p>
          </table:table-cell>
          <table:table-cell office:value-type="float" office:value="69.085" calcext:value-type="float">
            <text:p>69.085</text:p>
          </table:table-cell>
          <table:table-cell office:value-type="float" office:value="68.31" calcext:value-type="float">
            <text:p>68.31</text:p>
          </table:table-cell>
          <table:table-cell office:value-type="float" office:value="68.96" calcext:value-type="float">
            <text:p>68.96</text:p>
          </table:table-cell>
          <table:table-cell office:value-type="float" office:value="10701525" calcext:value-type="float">
            <text:p>10701525</text:p>
          </table:table-cell>
          <table:table-cell table:formula="of:=AVERAGE([.F380:.F399])" office:value-type="float" office:value="69.3495" calcext:value-type="float">
            <text:p>69.3495</text:p>
          </table:table-cell>
          <table:table-cell table:formula="of:=AVERAGE([.F350:.F399])" office:value-type="float" office:value="70.3184" calcext:value-type="float">
            <text:p>70.3184</text:p>
          </table:table-cell>
          <table:table-cell table:formula="of:=AVERAGE([.F300:.F399])" office:value-type="float" office:value="70.6481" calcext:value-type="float">
            <text:p>70.6481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5" calcext:value-type="date">
            <text:p>2025-08-05</text:p>
          </table:table-cell>
          <table:table-cell office:value-type="float" office:value="68.99" calcext:value-type="float">
            <text:p>68.99</text:p>
          </table:table-cell>
          <table:table-cell office:value-type="float" office:value="69.485" calcext:value-type="float">
            <text:p>69.485</text:p>
          </table:table-cell>
          <table:table-cell office:value-type="float" office:value="68.75" calcext:value-type="float">
            <text:p>68.75</text:p>
          </table:table-cell>
          <table:table-cell office:value-type="float" office:value="69.05" calcext:value-type="float">
            <text:p>69.05</text:p>
          </table:table-cell>
          <table:table-cell office:value-type="float" office:value="11993391" calcext:value-type="float">
            <text:p>11993391</text:p>
          </table:table-cell>
          <table:table-cell table:formula="of:=AVERAGE([.F381:.F400])" office:value-type="float" office:value="69.29" calcext:value-type="float">
            <text:p>69.29</text:p>
          </table:table-cell>
          <table:table-cell table:formula="of:=AVERAGE([.F351:.F400])" office:value-type="float" office:value="70.2766" calcext:value-type="float">
            <text:p>70.2766</text:p>
          </table:table-cell>
          <table:table-cell table:formula="of:=AVERAGE([.F301:.F400])" office:value-type="float" office:value="70.6392" calcext:value-type="float">
            <text:p>70.6392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6" calcext:value-type="date">
            <text:p>2025-08-06</text:p>
          </table:table-cell>
          <table:table-cell office:value-type="float" office:value="69.1" calcext:value-type="float">
            <text:p>69.1</text:p>
          </table:table-cell>
          <table:table-cell office:value-type="float" office:value="69.8" calcext:value-type="float">
            <text:p>69.8</text:p>
          </table:table-cell>
          <table:table-cell office:value-type="float" office:value="68.63" calcext:value-type="float">
            <text:p>68.63</text:p>
          </table:table-cell>
          <table:table-cell office:value-type="float" office:value="69.51" calcext:value-type="float">
            <text:p>69.51</text:p>
          </table:table-cell>
          <table:table-cell office:value-type="float" office:value="10782977" calcext:value-type="float">
            <text:p>10782977</text:p>
          </table:table-cell>
          <table:table-cell table:formula="of:=AVERAGE([.F382:.F401])" office:value-type="float" office:value="69.2915" calcext:value-type="float">
            <text:p>69.2915</text:p>
          </table:table-cell>
          <table:table-cell table:formula="of:=AVERAGE([.F352:.F401])" office:value-type="float" office:value="70.2314" calcext:value-type="float">
            <text:p>70.2314</text:p>
          </table:table-cell>
          <table:table-cell table:formula="of:=AVERAGE([.F302:.F401])" office:value-type="float" office:value="70.6381" calcext:value-type="float">
            <text:p>70.6381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7" calcext:value-type="date">
            <text:p>2025-08-07</text:p>
          </table:table-cell>
          <table:table-cell office:value-type="float" office:value="69.46" calcext:value-type="float">
            <text:p>69.46</text:p>
          </table:table-cell>
          <table:table-cell office:value-type="float" office:value="70.715" calcext:value-type="float">
            <text:p>70.715</text:p>
          </table:table-cell>
          <table:table-cell office:value-type="float" office:value="69.33" calcext:value-type="float">
            <text:p>69.33</text:p>
          </table:table-cell>
          <table:table-cell office:value-type="float" office:value="70.43" calcext:value-type="float">
            <text:p>70.43</text:p>
          </table:table-cell>
          <table:table-cell office:value-type="float" office:value="15790802" calcext:value-type="float">
            <text:p>15790802</text:p>
          </table:table-cell>
          <table:table-cell table:formula="of:=AVERAGE([.F383:.F402])" office:value-type="float" office:value="69.3245" calcext:value-type="float">
            <text:p>69.3245</text:p>
          </table:table-cell>
          <table:table-cell table:formula="of:=AVERAGE([.F353:.F402])" office:value-type="float" office:value="70.2044" calcext:value-type="float">
            <text:p>70.2044</text:p>
          </table:table-cell>
          <table:table-cell table:formula="of:=AVERAGE([.F303:.F402])" office:value-type="float" office:value="70.6508" calcext:value-type="float">
            <text:p>70.6508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8" calcext:value-type="date">
            <text:p>2025-08-08</text:p>
          </table:table-cell>
          <table:table-cell office:value-type="float" office:value="70.365" calcext:value-type="float">
            <text:p>70.365</text:p>
          </table:table-cell>
          <table:table-cell office:value-type="float" office:value="70.871" calcext:value-type="float">
            <text:p>70.871</text:p>
          </table:table-cell>
          <table:table-cell office:value-type="float" office:value="70.08" calcext:value-type="float">
            <text:p>70.08</text:p>
          </table:table-cell>
          <table:table-cell office:value-type="float" office:value="70.34" calcext:value-type="float">
            <text:p>70.34</text:p>
          </table:table-cell>
          <table:table-cell office:value-type="float" office:value="9232651" calcext:value-type="float">
            <text:p>9232651</text:p>
          </table:table-cell>
          <table:table-cell table:formula="of:=AVERAGE([.F384:.F403])" office:value-type="float" office:value="69.348" calcext:value-type="float">
            <text:p>69.348</text:p>
          </table:table-cell>
          <table:table-cell table:formula="of:=AVERAGE([.F354:.F403])" office:value-type="float" office:value="70.1882" calcext:value-type="float">
            <text:p>70.1882</text:p>
          </table:table-cell>
          <table:table-cell table:formula="of:=AVERAGE([.F304:.F403])" office:value-type="float" office:value="70.653" calcext:value-type="float">
            <text:p>70.653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1" calcext:value-type="date">
            <text:p>2025-08-11</text:p>
          </table:table-cell>
          <table:table-cell office:value-type="float" office:value="70.28" calcext:value-type="float">
            <text:p>70.28</text:p>
          </table:table-cell>
          <table:table-cell office:value-type="float" office:value="70.86" calcext:value-type="float">
            <text:p>70.86</text:p>
          </table:table-cell>
          <table:table-cell office:value-type="float" office:value="69.96" calcext:value-type="float">
            <text:p>69.96</text:p>
          </table:table-cell>
          <table:table-cell office:value-type="float" office:value="70.75" calcext:value-type="float">
            <text:p>70.75</text:p>
          </table:table-cell>
          <table:table-cell office:value-type="float" office:value="10909371" calcext:value-type="float">
            <text:p>10909371</text:p>
          </table:table-cell>
          <table:table-cell table:formula="of:=AVERAGE([.F385:.F404])" office:value-type="float" office:value="69.412" calcext:value-type="float">
            <text:p>69.412</text:p>
          </table:table-cell>
          <table:table-cell table:formula="of:=AVERAGE([.F355:.F404])" office:value-type="float" office:value="70.1734" calcext:value-type="float">
            <text:p>70.1734</text:p>
          </table:table-cell>
          <table:table-cell table:formula="of:=AVERAGE([.F305:.F404])" office:value-type="float" office:value="70.6667" calcext:value-type="float">
            <text:p>70.6667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2" calcext:value-type="date">
            <text:p>2025-08-12</text:p>
          </table:table-cell>
          <table:table-cell office:value-type="float" office:value="70.815" calcext:value-type="float">
            <text:p>70.815</text:p>
          </table:table-cell>
          <table:table-cell office:value-type="float" office:value="71.06" calcext:value-type="float">
            <text:p>71.06</text:p>
          </table:table-cell>
          <table:table-cell office:value-type="float" office:value="70.22" calcext:value-type="float">
            <text:p>70.22</text:p>
          </table:table-cell>
          <table:table-cell office:value-type="float" office:value="70.71" calcext:value-type="float">
            <text:p>70.71</text:p>
          </table:table-cell>
          <table:table-cell office:value-type="float" office:value="11065044" calcext:value-type="float">
            <text:p>11065044</text:p>
          </table:table-cell>
          <table:table-cell table:formula="of:=AVERAGE([.F386:.F405])" office:value-type="float" office:value="69.4795" calcext:value-type="float">
            <text:p>69.4795</text:p>
          </table:table-cell>
          <table:table-cell table:formula="of:=AVERAGE([.F356:.F405])" office:value-type="float" office:value="70.1456" calcext:value-type="float">
            <text:p>70.1456</text:p>
          </table:table-cell>
          <table:table-cell table:formula="of:=AVERAGE([.F306:.F405])" office:value-type="float" office:value="70.681" calcext:value-type="float">
            <text:p>70.681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3" calcext:value-type="date">
            <text:p>2025-08-13</text:p>
          </table:table-cell>
          <table:table-cell office:value-type="float" office:value="70.7" calcext:value-type="float">
            <text:p>70.7</text:p>
          </table:table-cell>
          <table:table-cell office:value-type="float" office:value="70.77" calcext:value-type="float">
            <text:p>70.77</text:p>
          </table:table-cell>
          <table:table-cell office:value-type="float" office:value="70.23" calcext:value-type="float">
            <text:p>70.23</text:p>
          </table:table-cell>
          <table:table-cell office:value-type="float" office:value="70.46" calcext:value-type="float">
            <text:p>70.46</text:p>
          </table:table-cell>
          <table:table-cell office:value-type="float" office:value="10356518" calcext:value-type="float">
            <text:p>10356518</text:p>
          </table:table-cell>
          <table:table-cell table:formula="of:=AVERAGE([.F387:.F406])" office:value-type="float" office:value="69.539" calcext:value-type="float">
            <text:p>69.539</text:p>
          </table:table-cell>
          <table:table-cell table:formula="of:=AVERAGE([.F357:.F406])" office:value-type="float" office:value="70.1148" calcext:value-type="float">
            <text:p>70.1148</text:p>
          </table:table-cell>
          <table:table-cell table:formula="of:=AVERAGE([.F307:.F406])" office:value-type="float" office:value="70.6885" calcext:value-type="float">
            <text:p>70.6885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4" calcext:value-type="date">
            <text:p>2025-08-14</text:p>
          </table:table-cell>
          <table:table-cell table:number-columns-repeated="2" office:value-type="float" office:value="70.46" calcext:value-type="float">
            <text:p>70.46</text:p>
          </table:table-cell>
          <table:table-cell office:value-type="float" office:value="69.39" calcext:value-type="float">
            <text:p>69.39</text:p>
          </table:table-cell>
          <table:table-cell office:value-type="float" office:value="69.55" calcext:value-type="float">
            <text:p>69.55</text:p>
          </table:table-cell>
          <table:table-cell office:value-type="float" office:value="10722373" calcext:value-type="float">
            <text:p>10722373</text:p>
          </table:table-cell>
          <table:table-cell table:formula="of:=AVERAGE([.F388:.F407])" office:value-type="float" office:value="69.487" calcext:value-type="float">
            <text:p>69.487</text:p>
          </table:table-cell>
          <table:table-cell table:formula="of:=AVERAGE([.F358:.F407])" office:value-type="float" office:value="70.0826" calcext:value-type="float">
            <text:p>70.0826</text:p>
          </table:table-cell>
          <table:table-cell table:formula="of:=AVERAGE([.F308:.F407])" office:value-type="float" office:value="70.6973" calcext:value-type="float">
            <text:p>70.6973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5" calcext:value-type="date">
            <text:p>2025-08-15</text:p>
          </table:table-cell>
          <table:table-cell office:value-type="float" office:value="69.75" calcext:value-type="float">
            <text:p>69.75</text:p>
          </table:table-cell>
          <table:table-cell office:value-type="float" office:value="70.385" calcext:value-type="float">
            <text:p>70.385</text:p>
          </table:table-cell>
          <table:table-cell office:value-type="float" office:value="69.57" calcext:value-type="float">
            <text:p>69.57</text:p>
          </table:table-cell>
          <table:table-cell office:value-type="float" office:value="69.92" calcext:value-type="float">
            <text:p>69.92</text:p>
          </table:table-cell>
          <table:table-cell office:value-type="float" office:value="12381112" calcext:value-type="float">
            <text:p>12381112</text:p>
          </table:table-cell>
          <table:table-cell table:formula="of:=AVERAGE([.F389:.F408])" office:value-type="float" office:value="69.4905" calcext:value-type="float">
            <text:p>69.4905</text:p>
          </table:table-cell>
          <table:table-cell table:formula="of:=AVERAGE([.F359:.F408])" office:value-type="float" office:value="70.0536" calcext:value-type="float">
            <text:p>70.0536</text:p>
          </table:table-cell>
          <table:table-cell table:formula="of:=AVERAGE([.F309:.F408])" office:value-type="float" office:value="70.707" calcext:value-type="float">
            <text:p>70.707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18" calcext:value-type="date">
            <text:p>2025-08-18</text:p>
          </table:table-cell>
          <table:table-cell office:value-type="float" office:value="69.96" calcext:value-type="float">
            <text:p>69.96</text:p>
          </table:table-cell>
          <table:table-cell office:value-type="float" office:value="70.05" calcext:value-type="float">
            <text:p>70.05</text:p>
          </table:table-cell>
          <table:table-cell office:value-type="float" office:value="69.05" calcext:value-type="float">
            <text:p>69.05</text:p>
          </table:table-cell>
          <table:table-cell office:value-type="float" office:value="69.13" calcext:value-type="float">
            <text:p>69.13</text:p>
          </table:table-cell>
          <table:table-cell office:value-type="float" office:value="14094881" calcext:value-type="float">
            <text:p>14094881</text:p>
          </table:table-cell>
          <table:table-cell table:formula="of:=AVERAGE([.F390:.F409])" office:value-type="float" office:value="69.4435" calcext:value-type="float">
            <text:p>69.4435</text:p>
          </table:table-cell>
          <table:table-cell table:formula="of:=AVERAGE([.F360:.F409])" office:value-type="float" office:value="70.018" calcext:value-type="float">
            <text:p>70.018</text:p>
          </table:table-cell>
          <table:table-cell table:formula="of:=AVERAGE([.F310:.F409])" office:value-type="float" office:value="70.7102" calcext:value-type="float">
            <text:p>70.7102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19" calcext:value-type="date">
            <text:p>2025-08-19</text:p>
          </table:table-cell>
          <table:table-cell office:value-type="float" office:value="69.31" calcext:value-type="float">
            <text:p>69.31</text:p>
          </table:table-cell>
          <table:table-cell office:value-type="float" office:value="70.22" calcext:value-type="float">
            <text:p>70.22</text:p>
          </table:table-cell>
          <table:table-cell office:value-type="float" office:value="69.24" calcext:value-type="float">
            <text:p>69.24</text:p>
          </table:table-cell>
          <table:table-cell office:value-type="float" office:value="70.13" calcext:value-type="float">
            <text:p>70.13</text:p>
          </table:table-cell>
          <table:table-cell office:value-type="float" office:value="13862214" calcext:value-type="float">
            <text:p>13862214</text:p>
          </table:table-cell>
          <table:table-cell table:formula="of:=AVERAGE([.F391:.F410])" office:value-type="float" office:value="69.467" calcext:value-type="float">
            <text:p>69.467</text:p>
          </table:table-cell>
          <table:table-cell table:formula="of:=AVERAGE([.F361:.F410])" office:value-type="float" office:value="69.9936" calcext:value-type="float">
            <text:p>69.9936</text:p>
          </table:table-cell>
          <table:table-cell table:formula="of:=AVERAGE([.F311:.F410])" office:value-type="float" office:value="70.7113" calcext:value-type="float">
            <text:p>70.7113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0" calcext:value-type="date">
            <text:p>2025-08-20</text:p>
          </table:table-cell>
          <table:table-cell office:value-type="float" office:value="70.74" calcext:value-type="float">
            <text:p>70.74</text:p>
          </table:table-cell>
          <table:table-cell office:value-type="float" office:value="71.705" calcext:value-type="float">
            <text:p>71.705</text:p>
          </table:table-cell>
          <table:table-cell office:value-type="float" office:value="70.405" calcext:value-type="float">
            <text:p>70.405</text:p>
          </table:table-cell>
          <table:table-cell office:value-type="float" office:value="70.7" calcext:value-type="float">
            <text:p>70.7</text:p>
          </table:table-cell>
          <table:table-cell office:value-type="float" office:value="17530847" calcext:value-type="float">
            <text:p>17530847</text:p>
          </table:table-cell>
          <table:table-cell table:formula="of:=AVERAGE([.F392:.F411])" office:value-type="float" office:value="69.544" calcext:value-type="float">
            <text:p>69.544</text:p>
          </table:table-cell>
          <table:table-cell table:formula="of:=AVERAGE([.F362:.F411])" office:value-type="float" office:value="69.9722" calcext:value-type="float">
            <text:p>69.9722</text:p>
          </table:table-cell>
          <table:table-cell table:formula="of:=AVERAGE([.F312:.F411])" office:value-type="float" office:value="70.7109" calcext:value-type="float">
            <text:p>70.7109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1" calcext:value-type="date">
            <text:p>2025-08-21</text:p>
          </table:table-cell>
          <table:table-cell office:value-type="float" office:value="70.7" calcext:value-type="float">
            <text:p>70.7</text:p>
          </table:table-cell>
          <table:table-cell office:value-type="float" office:value="70.905" calcext:value-type="float">
            <text:p>70.905</text:p>
          </table:table-cell>
          <table:table-cell office:value-type="float" office:value="70.33" calcext:value-type="float">
            <text:p>70.33</text:p>
          </table:table-cell>
          <table:table-cell office:value-type="float" office:value="70.66" calcext:value-type="float">
            <text:p>70.66</text:p>
          </table:table-cell>
          <table:table-cell office:value-type="float" office:value="8840427" calcext:value-type="float">
            <text:p>8840427</text:p>
          </table:table-cell>
          <table:table-cell table:formula="of:=AVERAGE([.F393:.F412])" office:value-type="float" office:value="69.622" calcext:value-type="float">
            <text:p>69.622</text:p>
          </table:table-cell>
          <table:table-cell table:formula="of:=AVERAGE([.F363:.F412])" office:value-type="float" office:value="69.9384" calcext:value-type="float">
            <text:p>69.9384</text:p>
          </table:table-cell>
          <table:table-cell table:formula="of:=AVERAGE([.F313:.F412])" office:value-type="float" office:value="70.7138" calcext:value-type="float">
            <text:p>70.7138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2" calcext:value-type="date">
            <text:p>2025-08-22</text:p>
          </table:table-cell>
          <table:table-cell office:value-type="float" office:value="70.96" calcext:value-type="float">
            <text:p>70.96</text:p>
          </table:table-cell>
          <table:table-cell office:value-type="float" office:value="71.02" calcext:value-type="float">
            <text:p>71.02</text:p>
          </table:table-cell>
          <table:table-cell office:value-type="float" office:value="69.92" calcext:value-type="float">
            <text:p>69.92</text:p>
          </table:table-cell>
          <table:table-cell office:value-type="float" office:value="70.13" calcext:value-type="float">
            <text:p>70.13</text:p>
          </table:table-cell>
          <table:table-cell office:value-type="float" office:value="12999606" calcext:value-type="float">
            <text:p>12999606</text:p>
          </table:table-cell>
          <table:table-cell table:formula="of:=AVERAGE([.F394:.F413])" office:value-type="float" office:value="69.67" calcext:value-type="float">
            <text:p>69.67</text:p>
          </table:table-cell>
          <table:table-cell table:formula="of:=AVERAGE([.F364:.F413])" office:value-type="float" office:value="69.8996" calcext:value-type="float">
            <text:p>69.8996</text:p>
          </table:table-cell>
          <table:table-cell table:formula="of:=AVERAGE([.F314:.F413])" office:value-type="float" office:value="70.6989" calcext:value-type="float">
            <text:p>70.6989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5" calcext:value-type="date">
            <text:p>2025-08-25</text:p>
          </table:table-cell>
          <table:table-cell office:value-type="float" office:value="70.11" calcext:value-type="float">
            <text:p>70.11</text:p>
          </table:table-cell>
          <table:table-cell office:value-type="float" office:value="70.23" calcext:value-type="float">
            <text:p>70.23</text:p>
          </table:table-cell>
          <table:table-cell office:value-type="float" office:value="68.715" calcext:value-type="float">
            <text:p>68.715</text:p>
          </table:table-cell>
          <table:table-cell office:value-type="float" office:value="68.93" calcext:value-type="float">
            <text:p>68.93</text:p>
          </table:table-cell>
          <table:table-cell office:value-type="float" office:value="13634562" calcext:value-type="float">
            <text:p>13634562</text:p>
          </table:table-cell>
          <table:table-cell table:formula="of:=AVERAGE([.F395:.F414])" office:value-type="float" office:value="69.712" calcext:value-type="float">
            <text:p>69.712</text:p>
          </table:table-cell>
          <table:table-cell table:formula="of:=AVERAGE([.F365:.F414])" office:value-type="float" office:value="69.8334" calcext:value-type="float">
            <text:p>69.8334</text:p>
          </table:table-cell>
          <table:table-cell table:formula="of:=AVERAGE([.F315:.F414])" office:value-type="float" office:value="70.6695" calcext:value-type="float">
            <text:p>70.6695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6" calcext:value-type="date">
            <text:p>2025-08-26</text:p>
          </table:table-cell>
          <table:table-cell office:value-type="float" office:value="69.04" calcext:value-type="float">
            <text:p>69.04</text:p>
          </table:table-cell>
          <table:table-cell office:value-type="float" office:value="69.08" calcext:value-type="float">
            <text:p>69.08</text:p>
          </table:table-cell>
          <table:table-cell office:value-type="float" office:value="68.575" calcext:value-type="float">
            <text:p>68.575</text:p>
          </table:table-cell>
          <table:table-cell office:value-type="float" office:value="68.73" calcext:value-type="float">
            <text:p>68.73</text:p>
          </table:table-cell>
          <table:table-cell office:value-type="float" office:value="17964231" calcext:value-type="float">
            <text:p>17964231</text:p>
          </table:table-cell>
          <table:table-cell table:formula="of:=AVERAGE([.F396:.F415])" office:value-type="float" office:value="69.6795" calcext:value-type="float">
            <text:p>69.6795</text:p>
          </table:table-cell>
          <table:table-cell table:formula="of:=AVERAGE([.F366:.F415])" office:value-type="float" office:value="69.7876" calcext:value-type="float">
            <text:p>69.7876</text:p>
          </table:table-cell>
          <table:table-cell table:formula="of:=AVERAGE([.F316:.F415])" office:value-type="float" office:value="70.6435" calcext:value-type="float">
            <text:p>70.6435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7" calcext:value-type="date">
            <text:p>2025-08-27</text:p>
          </table:table-cell>
          <table:table-cell office:value-type="float" office:value="68.82" calcext:value-type="float">
            <text:p>68.82</text:p>
          </table:table-cell>
          <table:table-cell office:value-type="float" office:value="68.87" calcext:value-type="float">
            <text:p>68.87</text:p>
          </table:table-cell>
          <table:table-cell office:value-type="float" office:value="68.465" calcext:value-type="float">
            <text:p>68.465</text:p>
          </table:table-cell>
          <table:table-cell office:value-type="float" office:value="68.83" calcext:value-type="float">
            <text:p>68.83</text:p>
          </table:table-cell>
          <table:table-cell office:value-type="float" office:value="11562741" calcext:value-type="float">
            <text:p>11562741</text:p>
          </table:table-cell>
          <table:table-cell table:formula="of:=AVERAGE([.F397:.F416])" office:value-type="float" office:value="69.6835" calcext:value-type="float">
            <text:p>69.6835</text:p>
          </table:table-cell>
          <table:table-cell table:formula="of:=AVERAGE([.F367:.F416])" office:value-type="float" office:value="69.7538" calcext:value-type="float">
            <text:p>69.7538</text:p>
          </table:table-cell>
          <table:table-cell table:formula="of:=AVERAGE([.F317:.F416])" office:value-type="float" office:value="70.6" calcext:value-type="float">
            <text:p>70.6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8" calcext:value-type="date">
            <text:p>2025-08-28</text:p>
          </table:table-cell>
          <table:table-cell office:value-type="float" office:value="68.88" calcext:value-type="float">
            <text:p>68.88</text:p>
          </table:table-cell>
          <table:table-cell office:value-type="float" office:value="68.9" calcext:value-type="float">
            <text:p>68.9</text:p>
          </table:table-cell>
          <table:table-cell office:value-type="float" office:value="68.28" calcext:value-type="float">
            <text:p>68.28</text:p>
          </table:table-cell>
          <table:table-cell office:value-type="float" office:value="68.36" calcext:value-type="float">
            <text:p>68.36</text:p>
          </table:table-cell>
          <table:table-cell office:value-type="float" office:value="16209870" calcext:value-type="float">
            <text:p>16209870</text:p>
          </table:table-cell>
          <table:table-cell table:formula="of:=AVERAGE([.F398:.F417])" office:value-type="float" office:value="69.707" calcext:value-type="float">
            <text:p>69.707</text:p>
          </table:table-cell>
          <table:table-cell table:formula="of:=AVERAGE([.F368:.F417])" office:value-type="float" office:value="69.7286" calcext:value-type="float">
            <text:p>69.7286</text:p>
          </table:table-cell>
          <table:table-cell table:formula="of:=AVERAGE([.F318:.F417])" office:value-type="float" office:value="70.5843" calcext:value-type="float">
            <text:p>70.5843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9" calcext:value-type="date">
            <text:p>2025-08-29</text:p>
          </table:table-cell>
          <table:table-cell office:value-type="float" office:value="68.72" calcext:value-type="float">
            <text:p>68.72</text:p>
          </table:table-cell>
          <table:table-cell office:value-type="float" office:value="69.14" calcext:value-type="float">
            <text:p>69.14</text:p>
          </table:table-cell>
          <table:table-cell office:value-type="float" office:value="68.425" calcext:value-type="float">
            <text:p>68.425</text:p>
          </table:table-cell>
          <table:table-cell office:value-type="float" office:value="68.99" calcext:value-type="float">
            <text:p>68.99</text:p>
          </table:table-cell>
          <table:table-cell office:value-type="float" office:value="14601094" calcext:value-type="float">
            <text:p>14601094</text:p>
          </table:table-cell>
          <table:table-cell table:formula="of:=AVERAGE([.F399:.F418])" office:value-type="float" office:value="69.7135" calcext:value-type="float">
            <text:p>69.7135</text:p>
          </table:table-cell>
          <table:table-cell table:formula="of:=AVERAGE([.F369:.F418])" office:value-type="float" office:value="69.7242" calcext:value-type="float">
            <text:p>69.7242</text:p>
          </table:table-cell>
          <table:table-cell table:formula="of:=AVERAGE([.F319:.F418])" office:value-type="float" office:value="70.5905" calcext:value-type="float">
            <text:p>70.5905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2" calcext:value-type="date">
            <text:p>2025-09-02</text:p>
          </table:table-cell>
          <table:table-cell office:value-type="float" office:value="68.96" calcext:value-type="float">
            <text:p>68.96</text:p>
          </table:table-cell>
          <table:table-cell office:value-type="float" office:value="69.34" calcext:value-type="float">
            <text:p>69.34</text:p>
          </table:table-cell>
          <table:table-cell office:value-type="float" office:value="68.255" calcext:value-type="float">
            <text:p>68.255</text:p>
          </table:table-cell>
          <table:table-cell office:value-type="float" office:value="69.06" calcext:value-type="float">
            <text:p>69.06</text:p>
          </table:table-cell>
          <table:table-cell office:value-type="float" office:value="24770073" calcext:value-type="float">
            <text:p>24770073</text:p>
          </table:table-cell>
          <table:table-cell table:formula="of:=AVERAGE([.F400:.F419])" office:value-type="float" office:value="69.7185" calcext:value-type="float">
            <text:p>69.7185</text:p>
          </table:table-cell>
          <table:table-cell table:formula="of:=AVERAGE([.F370:.F419])" office:value-type="float" office:value="69.7286" calcext:value-type="float">
            <text:p>69.7286</text:p>
          </table:table-cell>
          <table:table-cell table:formula="of:=AVERAGE([.F320:.F419])" office:value-type="float" office:value="70.5969" calcext:value-type="float">
            <text:p>70.5969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3" calcext:value-type="date">
            <text:p>2025-09-03</text:p>
          </table:table-cell>
          <table:table-cell office:value-type="float" office:value="68.66" calcext:value-type="float">
            <text:p>68.66</text:p>
          </table:table-cell>
          <table:table-cell office:value-type="float" office:value="69.095" calcext:value-type="float">
            <text:p>69.095</text:p>
          </table:table-cell>
          <table:table-cell office:value-type="float" office:value="67.37" calcext:value-type="float">
            <text:p>67.37</text:p>
          </table:table-cell>
          <table:table-cell office:value-type="float" office:value="68.99" calcext:value-type="float">
            <text:p>68.99</text:p>
          </table:table-cell>
          <table:table-cell office:value-type="float" office:value="33581491" calcext:value-type="float">
            <text:p>33581491</text:p>
          </table:table-cell>
          <table:table-cell table:formula="of:=AVERAGE([.F401:.F420])" office:value-type="float" office:value="69.7155" calcext:value-type="float">
            <text:p>69.7155</text:p>
          </table:table-cell>
          <table:table-cell table:formula="of:=AVERAGE([.F371:.F420])" office:value-type="float" office:value="69.7136" calcext:value-type="float">
            <text:p>69.7136</text:p>
          </table:table-cell>
          <table:table-cell table:formula="of:=AVERAGE([.F321:.F420])" office:value-type="float" office:value="70.5873" calcext:value-type="float">
            <text:p>70.5873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4" calcext:value-type="date">
            <text:p>2025-09-04</text:p>
          </table:table-cell>
          <table:table-cell office:value-type="float" office:value="69.125" calcext:value-type="float">
            <text:p>69.125</text:p>
          </table:table-cell>
          <table:table-cell office:value-type="float" office:value="69.46" calcext:value-type="float">
            <text:p>69.46</text:p>
          </table:table-cell>
          <table:table-cell office:value-type="float" office:value="68.115" calcext:value-type="float">
            <text:p>68.115</text:p>
          </table:table-cell>
          <table:table-cell office:value-type="float" office:value="68.25" calcext:value-type="float">
            <text:p>68.25</text:p>
          </table:table-cell>
          <table:table-cell office:value-type="float" office:value="16736009" calcext:value-type="float">
            <text:p>16736009</text:p>
          </table:table-cell>
          <table:table-cell table:formula="of:=AVERAGE([.F402:.F421])" office:value-type="float" office:value="69.6525" calcext:value-type="float">
            <text:p>69.6525</text:p>
          </table:table-cell>
          <table:table-cell table:formula="of:=AVERAGE([.F372:.F421])" office:value-type="float" office:value="69.6744" calcext:value-type="float">
            <text:p>69.6744</text:p>
          </table:table-cell>
          <table:table-cell table:formula="of:=AVERAGE([.F322:.F421])" office:value-type="float" office:value="70.5622" calcext:value-type="float">
            <text:p>70.5622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5" calcext:value-type="date">
            <text:p>2025-09-05</text:p>
          </table:table-cell>
          <table:table-cell office:value-type="float" office:value="68.01" calcext:value-type="float">
            <text:p>68.01</text:p>
          </table:table-cell>
          <table:table-cell office:value-type="float" office:value="68.58" calcext:value-type="float">
            <text:p>68.58</text:p>
          </table:table-cell>
          <table:table-cell office:value-type="float" office:value="67.87" calcext:value-type="float">
            <text:p>67.87</text:p>
          </table:table-cell>
          <table:table-cell office:value-type="float" office:value="67.96" calcext:value-type="float">
            <text:p>67.96</text:p>
          </table:table-cell>
          <table:table-cell office:value-type="float" office:value="23977995" calcext:value-type="float">
            <text:p>23977995</text:p>
          </table:table-cell>
          <table:table-cell table:formula="of:=AVERAGE([.F403:.F422])" office:value-type="float" office:value="69.529" calcext:value-type="float">
            <text:p>69.529</text:p>
          </table:table-cell>
          <table:table-cell table:formula="of:=AVERAGE([.F373:.F422])" office:value-type="float" office:value="69.641" calcext:value-type="float">
            <text:p>69.641</text:p>
          </table:table-cell>
          <table:table-cell table:formula="of:=AVERAGE([.F323:.F422])" office:value-type="float" office:value="70.5275" calcext:value-type="float">
            <text:p>70.5275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08" calcext:value-type="date">
            <text:p>2025-09-08</text:p>
          </table:table-cell>
          <table:table-cell office:value-type="float" office:value="67.855" calcext:value-type="float">
            <text:p>67.855</text:p>
          </table:table-cell>
          <table:table-cell office:value-type="float" office:value="67.88" calcext:value-type="float">
            <text:p>67.88</text:p>
          </table:table-cell>
          <table:table-cell office:value-type="float" office:value="67.16" calcext:value-type="float">
            <text:p>67.16</text:p>
          </table:table-cell>
          <table:table-cell office:value-type="float" office:value="67.43" calcext:value-type="float">
            <text:p>67.43</text:p>
          </table:table-cell>
          <table:table-cell office:value-type="float" office:value="21671747" calcext:value-type="float">
            <text:p>21671747</text:p>
          </table:table-cell>
          <table:table-cell table:formula="of:=AVERAGE([.F404:.F423])" office:value-type="float" office:value="69.3835" calcext:value-type="float">
            <text:p>69.3835</text:p>
          </table:table-cell>
          <table:table-cell table:formula="of:=AVERAGE([.F374:.F423])" office:value-type="float" office:value="69.6002" calcext:value-type="float">
            <text:p>69.6002</text:p>
          </table:table-cell>
          <table:table-cell table:formula="of:=AVERAGE([.F324:.F423])" office:value-type="float" office:value="70.4773" calcext:value-type="float">
            <text:p>70.4773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09" calcext:value-type="date">
            <text:p>2025-09-09</text:p>
          </table:table-cell>
          <table:table-cell office:value-type="float" office:value="67.31" calcext:value-type="float">
            <text:p>67.31</text:p>
          </table:table-cell>
          <table:table-cell office:value-type="float" office:value="68.105" calcext:value-type="float">
            <text:p>68.105</text:p>
          </table:table-cell>
          <table:table-cell office:value-type="float" office:value="67.28" calcext:value-type="float">
            <text:p>67.28</text:p>
          </table:table-cell>
          <table:table-cell office:value-type="float" office:value="67.86" calcext:value-type="float">
            <text:p>67.86</text:p>
          </table:table-cell>
          <table:table-cell office:value-type="float" office:value="14120570" calcext:value-type="float">
            <text:p>14120570</text:p>
          </table:table-cell>
          <table:table-cell table:formula="of:=AVERAGE([.F405:.F424])" office:value-type="float" office:value="69.239" calcext:value-type="float">
            <text:p>69.239</text:p>
          </table:table-cell>
          <table:table-cell table:formula="of:=AVERAGE([.F375:.F424])" office:value-type="float" office:value="69.5508" calcext:value-type="float">
            <text:p>69.5508</text:p>
          </table:table-cell>
          <table:table-cell table:formula="of:=AVERAGE([.F325:.F424])" office:value-type="float" office:value="70.4373" calcext:value-type="float">
            <text:p>70.4373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0" calcext:value-type="date">
            <text:p>2025-09-10</text:p>
          </table:table-cell>
          <table:table-cell office:value-type="float" office:value="67.79" calcext:value-type="float">
            <text:p>67.79</text:p>
          </table:table-cell>
          <table:table-cell office:value-type="float" office:value="68.0854" calcext:value-type="float">
            <text:p>68.0854</text:p>
          </table:table-cell>
          <table:table-cell office:value-type="float" office:value="67.21" calcext:value-type="float">
            <text:p>67.21</text:p>
          </table:table-cell>
          <table:table-cell office:value-type="float" office:value="67.82" calcext:value-type="float">
            <text:p>67.82</text:p>
          </table:table-cell>
          <table:table-cell office:value-type="float" office:value="16041934" calcext:value-type="float">
            <text:p>16041934</text:p>
          </table:table-cell>
          <table:table-cell table:formula="of:=AVERAGE([.F406:.F425])" office:value-type="float" office:value="69.0945" calcext:value-type="float">
            <text:p>69.0945</text:p>
          </table:table-cell>
          <table:table-cell table:formula="of:=AVERAGE([.F376:.F425])" office:value-type="float" office:value="69.4922" calcext:value-type="float">
            <text:p>69.4922</text:p>
          </table:table-cell>
          <table:table-cell table:formula="of:=AVERAGE([.F326:.F425])" office:value-type="float" office:value="70.3987" calcext:value-type="float">
            <text:p>70.3987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67.965" calcext:value-type="float">
            <text:p>67.965</text:p>
          </table:table-cell>
          <table:table-cell office:value-type="float" office:value="68.165" calcext:value-type="float">
            <text:p>68.165</text:p>
          </table:table-cell>
          <table:table-cell office:value-type="float" office:value="67.58" calcext:value-type="float">
            <text:p>67.58</text:p>
          </table:table-cell>
          <table:table-cell office:value-type="float" office:value="67.62" calcext:value-type="float">
            <text:p>67.62</text:p>
          </table:table-cell>
          <table:table-cell office:value-type="float" office:value="15128731" calcext:value-type="float">
            <text:p>15128731</text:p>
          </table:table-cell>
          <table:table-cell table:formula="of:=AVERAGE([.F407:.F426])" office:value-type="float" office:value="68.9525" calcext:value-type="float">
            <text:p>68.9525</text:p>
          </table:table-cell>
          <table:table-cell table:formula="of:=AVERAGE([.F377:.F426])" office:value-type="float" office:value="69.4112" calcext:value-type="float">
            <text:p>69.4112</text:p>
          </table:table-cell>
          <table:table-cell table:formula="of:=AVERAGE([.F327:.F426])" office:value-type="float" office:value="70.3449" calcext:value-type="float">
            <text:p>70.3449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2" calcext:value-type="date">
            <text:p>2025-09-12</text:p>
          </table:table-cell>
          <table:table-cell office:value-type="float" office:value="67.6" calcext:value-type="float">
            <text:p>67.6</text:p>
          </table:table-cell>
          <table:table-cell office:value-type="float" office:value="67.715" calcext:value-type="float">
            <text:p>67.715</text:p>
          </table:table-cell>
          <table:table-cell office:value-type="float" office:value="66.935" calcext:value-type="float">
            <text:p>66.935</text:p>
          </table:table-cell>
          <table:table-cell office:value-type="float" office:value="67.01" calcext:value-type="float">
            <text:p>67.01</text:p>
          </table:table-cell>
          <table:table-cell office:value-type="float" office:value="18712351" calcext:value-type="float">
            <text:p>18712351</text:p>
          </table:table-cell>
          <table:table-cell table:formula="of:=AVERAGE([.F408:.F427])" office:value-type="float" office:value="68.8255" calcext:value-type="float">
            <text:p>68.8255</text:p>
          </table:table-cell>
          <table:table-cell table:formula="of:=AVERAGE([.F378:.F427])" office:value-type="float" office:value="69.3332" calcext:value-type="float">
            <text:p>69.3332</text:p>
          </table:table-cell>
          <table:table-cell table:formula="of:=AVERAGE([.F328:.F427])" office:value-type="float" office:value="70.2873" calcext:value-type="float">
            <text:p>70.2873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5" calcext:value-type="date">
            <text:p>2025-09-15</text:p>
          </table:table-cell>
          <table:table-cell office:value-type="float" office:value="66.68" calcext:value-type="float">
            <text:p>66.68</text:p>
          </table:table-cell>
          <table:table-cell office:value-type="float" office:value="66.78" calcext:value-type="float">
            <text:p>66.78</text:p>
          </table:table-cell>
          <table:table-cell office:value-type="float" office:value="66.1" calcext:value-type="float">
            <text:p>66.1</text:p>
          </table:table-cell>
          <table:table-cell office:value-type="float" office:value="66.21" calcext:value-type="float">
            <text:p>66.21</text:p>
          </table:table-cell>
          <table:table-cell office:value-type="float" office:value="15986132" calcext:value-type="float">
            <text:p>15986132</text:p>
          </table:table-cell>
          <table:table-cell table:formula="of:=AVERAGE([.F409:.F428])" office:value-type="float" office:value="68.64" calcext:value-type="float">
            <text:p>68.64</text:p>
          </table:table-cell>
          <table:table-cell table:formula="of:=AVERAGE([.F379:.F428])" office:value-type="float" office:value="69.2304" calcext:value-type="float">
            <text:p>69.2304</text:p>
          </table:table-cell>
          <table:table-cell table:formula="of:=AVERAGE([.F329:.F428])" office:value-type="float" office:value="70.2104" calcext:value-type="float">
            <text:p>70.2104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6" calcext:value-type="date">
            <text:p>2025-09-16</text:p>
          </table:table-cell>
          <table:table-cell office:value-type="float" office:value="66.35" calcext:value-type="float">
            <text:p>66.35</text:p>
          </table:table-cell>
          <table:table-cell office:value-type="float" office:value="66.51" calcext:value-type="float">
            <text:p>66.51</text:p>
          </table:table-cell>
          <table:table-cell office:value-type="float" office:value="66.055" calcext:value-type="float">
            <text:p>66.055</text:p>
          </table:table-cell>
          <table:table-cell office:value-type="float" office:value="66.24" calcext:value-type="float">
            <text:p>66.24</text:p>
          </table:table-cell>
          <table:table-cell office:value-type="float" office:value="18555912" calcext:value-type="float">
            <text:p>18555912</text:p>
          </table:table-cell>
          <table:table-cell table:formula="of:=AVERAGE([.F410:.F429])" office:value-type="float" office:value="68.4955" calcext:value-type="float">
            <text:p>68.4955</text:p>
          </table:table-cell>
          <table:table-cell table:formula="of:=AVERAGE([.F380:.F429])" office:value-type="float" office:value="69.135" calcext:value-type="float">
            <text:p>69.135</text:p>
          </table:table-cell>
          <table:table-cell table:formula="of:=AVERAGE([.F330:.F429])" office:value-type="float" office:value="70.1398" calcext:value-type="float">
            <text:p>70.1398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7" calcext:value-type="date">
            <text:p>2025-09-17</text:p>
          </table:table-cell>
          <table:table-cell office:value-type="float" office:value="66.405" calcext:value-type="float">
            <text:p>66.405</text:p>
          </table:table-cell>
          <table:table-cell office:value-type="float" office:value="67.13" calcext:value-type="float">
            <text:p>67.13</text:p>
          </table:table-cell>
          <table:table-cell office:value-type="float" office:value="66.405" calcext:value-type="float">
            <text:p>66.405</text:p>
          </table:table-cell>
          <table:table-cell office:value-type="float" office:value="67.04" calcext:value-type="float">
            <text:p>67.04</text:p>
          </table:table-cell>
          <table:table-cell office:value-type="float" office:value="17372334" calcext:value-type="float">
            <text:p>17372334</text:p>
          </table:table-cell>
          <table:table-cell table:formula="of:=AVERAGE([.F411:.F430])" office:value-type="float" office:value="68.341" calcext:value-type="float">
            <text:p>68.341</text:p>
          </table:table-cell>
          <table:table-cell table:formula="of:=AVERAGE([.F381:.F430])" office:value-type="float" office:value="69.071" calcext:value-type="float">
            <text:p>69.071</text:p>
          </table:table-cell>
          <table:table-cell table:formula="of:=AVERAGE([.F331:.F430])" office:value-type="float" office:value="70.085" calcext:value-type="float">
            <text:p>70.085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8" calcext:value-type="date">
            <text:p>2025-09-18</text:p>
          </table:table-cell>
          <table:table-cell office:value-type="float" office:value="66.8" calcext:value-type="float">
            <text:p>66.8</text:p>
          </table:table-cell>
          <table:table-cell office:value-type="float" office:value="67.035" calcext:value-type="float">
            <text:p>67.035</text:p>
          </table:table-cell>
          <table:table-cell office:value-type="float" office:value="66.35" calcext:value-type="float">
            <text:p>66.35</text:p>
          </table:table-cell>
          <table:table-cell office:value-type="float" office:value="66.46" calcext:value-type="float">
            <text:p>66.46</text:p>
          </table:table-cell>
          <table:table-cell office:value-type="float" office:value="17722919" calcext:value-type="float">
            <text:p>17722919</text:p>
          </table:table-cell>
          <table:table-cell table:formula="of:=AVERAGE([.F412:.F431])" office:value-type="float" office:value="68.129" calcext:value-type="float">
            <text:p>68.129</text:p>
          </table:table-cell>
          <table:table-cell table:formula="of:=AVERAGE([.F382:.F431])" office:value-type="float" office:value="69.0106" calcext:value-type="float">
            <text:p>69.0106</text:p>
          </table:table-cell>
          <table:table-cell table:formula="of:=AVERAGE([.F332:.F431])" office:value-type="float" office:value="70.0305" calcext:value-type="float">
            <text:p>70.0305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66.49" calcext:value-type="float">
            <text:p>66.49</text:p>
          </table:table-cell>
          <table:table-cell office:value-type="float" office:value="66.73" calcext:value-type="float">
            <text:p>66.73</text:p>
          </table:table-cell>
          <table:table-cell office:value-type="float" office:value="66.045" calcext:value-type="float">
            <text:p>66.045</text:p>
          </table:table-cell>
          <table:table-cell office:value-type="float" office:value="66.43" calcext:value-type="float">
            <text:p>66.43</text:p>
          </table:table-cell>
          <table:table-cell office:value-type="float" office:value="31192851" calcext:value-type="float">
            <text:p>31192851</text:p>
          </table:table-cell>
          <table:table-cell table:formula="of:=AVERAGE([.F413:.F432])" office:value-type="float" office:value="67.9175" calcext:value-type="float">
            <text:p>67.9175</text:p>
          </table:table-cell>
          <table:table-cell table:formula="of:=AVERAGE([.F383:.F432])" office:value-type="float" office:value="68.9438" calcext:value-type="float">
            <text:p>68.9438</text:p>
          </table:table-cell>
          <table:table-cell table:formula="of:=AVERAGE([.F333:.F432])" office:value-type="float" office:value="69.9769" calcext:value-type="float">
            <text:p>69.9769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2" calcext:value-type="date">
            <text:p>2025-09-22</text:p>
          </table:table-cell>
          <table:table-cell office:value-type="float" office:value="66.16" calcext:value-type="float">
            <text:p>66.16</text:p>
          </table:table-cell>
          <table:table-cell office:value-type="float" office:value="66.59" calcext:value-type="float">
            <text:p>66.59</text:p>
          </table:table-cell>
          <table:table-cell office:value-type="float" office:value="66.08" calcext:value-type="float">
            <text:p>66.08</text:p>
          </table:table-cell>
          <table:table-cell office:value-type="float" office:value="66.21" calcext:value-type="float">
            <text:p>66.21</text:p>
          </table:table-cell>
          <table:table-cell office:value-type="float" office:value="13298742" calcext:value-type="float">
            <text:p>13298742</text:p>
          </table:table-cell>
          <table:table-cell table:formula="of:=AVERAGE([.F414:.F433])" office:value-type="float" office:value="67.7215" calcext:value-type="float">
            <text:p>67.7215</text:p>
          </table:table-cell>
          <table:table-cell table:formula="of:=AVERAGE([.F384:.F433])" office:value-type="float" office:value="68.8706" calcext:value-type="float">
            <text:p>68.8706</text:p>
          </table:table-cell>
          <table:table-cell table:formula="of:=AVERAGE([.F334:.F433])" office:value-type="float" office:value="69.9155" calcext:value-type="float">
            <text:p>69.9155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3" calcext:value-type="date">
            <text:p>2025-09-23</text:p>
          </table:table-cell>
          <table:table-cell office:value-type="float" office:value="66.35" calcext:value-type="float">
            <text:p>66.35</text:p>
          </table:table-cell>
          <table:table-cell office:value-type="float" office:value="66.76" calcext:value-type="float">
            <text:p>66.76</text:p>
          </table:table-cell>
          <table:table-cell office:value-type="float" office:value="65.9" calcext:value-type="float">
            <text:p>65.9</text:p>
          </table:table-cell>
          <table:table-cell office:value-type="float" office:value="66.71" calcext:value-type="float">
            <text:p>66.71</text:p>
          </table:table-cell>
          <table:table-cell office:value-type="float" office:value="15072791" calcext:value-type="float">
            <text:p>15072791</text:p>
          </table:table-cell>
          <table:table-cell table:formula="of:=AVERAGE([.F415:.F434])" office:value-type="float" office:value="67.6105" calcext:value-type="float">
            <text:p>67.6105</text:p>
          </table:table-cell>
          <table:table-cell table:formula="of:=AVERAGE([.F385:.F434])" office:value-type="float" office:value="68.8154" calcext:value-type="float">
            <text:p>68.8154</text:p>
          </table:table-cell>
          <table:table-cell table:formula="of:=AVERAGE([.F335:.F434])" office:value-type="float" office:value="69.8571" calcext:value-type="float">
            <text:p>69.8571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4" calcext:value-type="date">
            <text:p>2025-09-24</text:p>
          </table:table-cell>
          <table:table-cell office:value-type="float" office:value="66.405" calcext:value-type="float">
            <text:p>66.405</text:p>
          </table:table-cell>
          <table:table-cell office:value-type="float" office:value="66.78" calcext:value-type="float">
            <text:p>66.78</text:p>
          </table:table-cell>
          <table:table-cell office:value-type="float" office:value="65.96" calcext:value-type="float">
            <text:p>65.96</text:p>
          </table:table-cell>
          <table:table-cell office:value-type="float" office:value="66.45" calcext:value-type="float">
            <text:p>66.45</text:p>
          </table:table-cell>
          <table:table-cell office:value-type="float" office:value="14759294" calcext:value-type="float">
            <text:p>14759294</text:p>
          </table:table-cell>
          <table:table-cell table:formula="of:=AVERAGE([.F416:.F435])" office:value-type="float" office:value="67.4965" calcext:value-type="float">
            <text:p>67.4965</text:p>
          </table:table-cell>
          <table:table-cell table:formula="of:=AVERAGE([.F386:.F435])" office:value-type="float" office:value="68.7572" calcext:value-type="float">
            <text:p>68.7572</text:p>
          </table:table-cell>
          <table:table-cell table:formula="of:=AVERAGE([.F336:.F435])" office:value-type="float" office:value="69.8087" calcext:value-type="float">
            <text:p>69.8087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5" calcext:value-type="date">
            <text:p>2025-09-25</text:p>
          </table:table-cell>
          <table:table-cell office:value-type="float" office:value="66.72" calcext:value-type="float">
            <text:p>66.72</text:p>
          </table:table-cell>
          <table:table-cell office:value-type="float" office:value="66.92" calcext:value-type="float">
            <text:p>66.92</text:p>
          </table:table-cell>
          <table:table-cell office:value-type="float" office:value="65.95" calcext:value-type="float">
            <text:p>65.95</text:p>
          </table:table-cell>
          <table:table-cell office:value-type="float" office:value="65.98" calcext:value-type="float">
            <text:p>65.98</text:p>
          </table:table-cell>
          <table:table-cell office:value-type="float" office:value="14395010" calcext:value-type="float">
            <text:p>14395010</text:p>
          </table:table-cell>
          <table:table-cell table:formula="of:=AVERAGE([.F417:.F436])" office:value-type="float" office:value="67.354" calcext:value-type="float">
            <text:p>67.354</text:p>
          </table:table-cell>
          <table:table-cell table:formula="of:=AVERAGE([.F387:.F436])" office:value-type="float" office:value="68.6914" calcext:value-type="float">
            <text:p>68.6914</text:p>
          </table:table-cell>
          <table:table-cell table:formula="of:=AVERAGE([.F337:.F436])" office:value-type="float" office:value="69.752" calcext:value-type="float">
            <text:p>69.752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6" calcext:value-type="date">
            <text:p>2025-09-26</text:p>
          </table:table-cell>
          <table:table-cell office:value-type="float" office:value="66.07" calcext:value-type="float">
            <text:p>66.07</text:p>
          </table:table-cell>
          <table:table-cell office:value-type="float" office:value="66.335" calcext:value-type="float">
            <text:p>66.335</text:p>
          </table:table-cell>
          <table:table-cell office:value-type="float" office:value="65.5" calcext:value-type="float">
            <text:p>65.5</text:p>
          </table:table-cell>
          <table:table-cell office:value-type="float" office:value="65.67" calcext:value-type="float">
            <text:p>65.67</text:p>
          </table:table-cell>
          <table:table-cell office:value-type="float" office:value="17821566" calcext:value-type="float">
            <text:p>17821566</text:p>
          </table:table-cell>
          <table:table-cell table:formula="of:=AVERAGE([.F418:.F437])" office:value-type="float" office:value="67.2195" calcext:value-type="float">
            <text:p>67.2195</text:p>
          </table:table-cell>
          <table:table-cell table:formula="of:=AVERAGE([.F388:.F437])" office:value-type="float" office:value="68.593" calcext:value-type="float">
            <text:p>68.593</text:p>
          </table:table-cell>
          <table:table-cell table:formula="of:=AVERAGE([.F338:.F437])" office:value-type="float" office:value="69.6917" calcext:value-type="float">
            <text:p>69.6917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09-29" calcext:value-type="date">
            <text:p>2025-09-29</text:p>
          </table:table-cell>
          <table:table-cell office:value-type="float" office:value="65.65" calcext:value-type="float">
            <text:p>65.65</text:p>
          </table:table-cell>
          <table:table-cell office:value-type="float" office:value="66.1" calcext:value-type="float">
            <text:p>66.1</text:p>
          </table:table-cell>
          <table:table-cell office:value-type="float" office:value="65.3538" calcext:value-type="float">
            <text:p>65.3538</text:p>
          </table:table-cell>
          <table:table-cell office:value-type="float" office:value="66.04" calcext:value-type="float">
            <text:p>66.04</text:p>
          </table:table-cell>
          <table:table-cell office:value-type="float" office:value="14818531" calcext:value-type="float">
            <text:p>14818531</text:p>
          </table:table-cell>
          <table:table-cell table:formula="of:=AVERAGE([.F419:.F438])" office:value-type="float" office:value="67.072" calcext:value-type="float">
            <text:p>67.072</text:p>
          </table:table-cell>
          <table:table-cell table:formula="of:=AVERAGE([.F389:.F438])" office:value-type="float" office:value="68.5168" calcext:value-type="float">
            <text:p>68.5168</text:p>
          </table:table-cell>
          <table:table-cell table:formula="of:=AVERAGE([.F339:.F438])" office:value-type="float" office:value="69.6349" calcext:value-type="float">
            <text:p>69.6349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09-30" calcext:value-type="date">
            <text:p>2025-09-30</text:p>
          </table:table-cell>
          <table:table-cell office:value-type="float" office:value="66.07" calcext:value-type="float">
            <text:p>66.07</text:p>
          </table:table-cell>
          <table:table-cell office:value-type="float" office:value="66.64" calcext:value-type="float">
            <text:p>66.64</text:p>
          </table:table-cell>
          <table:table-cell office:value-type="float" office:value="65.9601" calcext:value-type="float">
            <text:p>65.9601</text:p>
          </table:table-cell>
          <table:table-cell office:value-type="float" office:value="66.32" calcext:value-type="float">
            <text:p>66.32</text:p>
          </table:table-cell>
          <table:table-cell office:value-type="float" office:value="13814992" calcext:value-type="float">
            <text:p>13814992</text:p>
          </table:table-cell>
          <table:table-cell table:formula="of:=AVERAGE([.F420:.F439])" office:value-type="float" office:value="66.935" calcext:value-type="float">
            <text:p>66.935</text:p>
          </table:table-cell>
          <table:table-cell table:formula="of:=AVERAGE([.F390:.F439])" office:value-type="float" office:value="68.4418" calcext:value-type="float">
            <text:p>68.4418</text:p>
          </table:table-cell>
          <table:table-cell table:formula="of:=AVERAGE([.F340:.F439])" office:value-type="float" office:value="69.5741" calcext:value-type="float">
            <text:p>69.5741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66.505" calcext:value-type="float">
            <text:p>66.505</text:p>
          </table:table-cell>
          <table:table-cell office:value-type="float" office:value="66.83" calcext:value-type="float">
            <text:p>66.83</text:p>
          </table:table-cell>
          <table:table-cell office:value-type="float" office:value="66.29" calcext:value-type="float">
            <text:p>66.29</text:p>
          </table:table-cell>
          <table:table-cell office:value-type="float" office:value="66.78" calcext:value-type="float">
            <text:p>66.78</text:p>
          </table:table-cell>
          <table:table-cell office:value-type="float" office:value="14877538" calcext:value-type="float">
            <text:p>14877538</text:p>
          </table:table-cell>
          <table:table-cell table:formula="of:=AVERAGE([.F421:.F440])" office:value-type="float" office:value="66.8245" calcext:value-type="float">
            <text:p>66.8245</text:p>
          </table:table-cell>
          <table:table-cell table:formula="of:=AVERAGE([.F391:.F440])" office:value-type="float" office:value="68.3842" calcext:value-type="float">
            <text:p>68.3842</text:p>
          </table:table-cell>
          <table:table-cell table:formula="of:=AVERAGE([.F341:.F440])" office:value-type="float" office:value="69.5302" calcext:value-type="float">
            <text:p>69.5302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2" calcext:value-type="date">
            <text:p>2025-10-02</text:p>
          </table:table-cell>
          <table:table-cell office:value-type="float" office:value="66.525" calcext:value-type="float">
            <text:p>66.525</text:p>
          </table:table-cell>
          <table:table-cell office:value-type="float" office:value="66.65" calcext:value-type="float">
            <text:p>66.65</text:p>
          </table:table-cell>
          <table:table-cell office:value-type="float" office:value="65.86" calcext:value-type="float">
            <text:p>65.86</text:p>
          </table:table-cell>
          <table:table-cell office:value-type="float" office:value="66.1" calcext:value-type="float">
            <text:p>66.1</text:p>
          </table:table-cell>
          <table:table-cell office:value-type="float" office:value="14350722" calcext:value-type="float">
            <text:p>14350722</text:p>
          </table:table-cell>
          <table:table-cell table:formula="of:=AVERAGE([.F422:.F441])" office:value-type="float" office:value="66.717" calcext:value-type="float">
            <text:p>66.717</text:p>
          </table:table-cell>
          <table:table-cell table:formula="of:=AVERAGE([.F392:.F441])" office:value-type="float" office:value="68.323" calcext:value-type="float">
            <text:p>68.323</text:p>
          </table:table-cell>
          <table:table-cell table:formula="of:=AVERAGE([.F342:.F441])" office:value-type="float" office:value="69.486" calcext:value-type="float">
            <text:p>69.486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3" calcext:value-type="date">
            <text:p>2025-10-03</text:p>
          </table:table-cell>
          <table:table-cell office:value-type="float" office:value="66.1" calcext:value-type="float">
            <text:p>66.1</text:p>
          </table:table-cell>
          <table:table-cell office:value-type="float" office:value="66.985" calcext:value-type="float">
            <text:p>66.985</text:p>
          </table:table-cell>
          <table:table-cell office:value-type="float" office:value="66.04" calcext:value-type="float">
            <text:p>66.04</text:p>
          </table:table-cell>
          <table:table-cell office:value-type="float" office:value="66.65" calcext:value-type="float">
            <text:p>66.65</text:p>
          </table:table-cell>
          <table:table-cell office:value-type="float" office:value="12249240" calcext:value-type="float">
            <text:p>12249240</text:p>
          </table:table-cell>
          <table:table-cell table:formula="of:=AVERAGE([.F423:.F442])" office:value-type="float" office:value="66.6515" calcext:value-type="float">
            <text:p>66.6515</text:p>
          </table:table-cell>
          <table:table-cell table:formula="of:=AVERAGE([.F393:.F442])" office:value-type="float" office:value="68.274" calcext:value-type="float">
            <text:p>68.274</text:p>
          </table:table-cell>
          <table:table-cell table:formula="of:=AVERAGE([.F343:.F442])" office:value-type="float" office:value="69.4572" calcext:value-type="float">
            <text:p>69.4572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6" calcext:value-type="date">
            <text:p>2025-10-06</text:p>
          </table:table-cell>
          <table:table-cell office:value-type="float" office:value="66.49" calcext:value-type="float">
            <text:p>66.49</text:p>
          </table:table-cell>
          <table:table-cell office:value-type="float" office:value="66.5" calcext:value-type="float">
            <text:p>66.5</text:p>
          </table:table-cell>
          <table:table-cell office:value-type="float" office:value="65.84" calcext:value-type="float">
            <text:p>65.84</text:p>
          </table:table-cell>
          <table:table-cell office:value-type="float" office:value="66.1" calcext:value-type="float">
            <text:p>66.1</text:p>
          </table:table-cell>
          <table:table-cell office:value-type="float" office:value="14333320" calcext:value-type="float">
            <text:p>14333320</text:p>
          </table:table-cell>
          <table:table-cell table:formula="of:=AVERAGE([.F424:.F443])" office:value-type="float" office:value="66.585" calcext:value-type="float">
            <text:p>66.585</text:p>
          </table:table-cell>
          <table:table-cell table:formula="of:=AVERAGE([.F394:.F443])" office:value-type="float" office:value="68.2126" calcext:value-type="float">
            <text:p>68.2126</text:p>
          </table:table-cell>
          <table:table-cell table:formula="of:=AVERAGE([.F344:.F443])" office:value-type="float" office:value="69.4286" calcext:value-type="float">
            <text:p>69.428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7" calcext:value-type="date">
            <text:p>2025-10-07</text:p>
          </table:table-cell>
          <table:table-cell office:value-type="float" office:value="66.225" calcext:value-type="float">
            <text:p>66.225</text:p>
          </table:table-cell>
          <table:table-cell office:value-type="float" office:value="67.26" calcext:value-type="float">
            <text:p>67.26</text:p>
          </table:table-cell>
          <table:table-cell office:value-type="float" office:value="65.87" calcext:value-type="float">
            <text:p>65.87</text:p>
          </table:table-cell>
          <table:table-cell office:value-type="float" office:value="66.79" calcext:value-type="float">
            <text:p>66.79</text:p>
          </table:table-cell>
          <table:table-cell office:value-type="float" office:value="13328270" calcext:value-type="float">
            <text:p>13328270</text:p>
          </table:table-cell>
          <table:table-cell table:formula="of:=AVERAGE([.F425:.F444])" office:value-type="float" office:value="66.5315" calcext:value-type="float">
            <text:p>66.5315</text:p>
          </table:table-cell>
          <table:table-cell table:formula="of:=AVERAGE([.F395:.F444])" office:value-type="float" office:value="68.1866" calcext:value-type="float">
            <text:p>68.1866</text:p>
          </table:table-cell>
          <table:table-cell table:formula="of:=AVERAGE([.F345:.F444])" office:value-type="float" office:value="69.4049" calcext:value-type="float">
            <text:p>69.4049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8" calcext:value-type="date">
            <text:p>2025-10-08</text:p>
          </table:table-cell>
          <table:table-cell office:value-type="float" office:value="66.665" calcext:value-type="float">
            <text:p>66.665</text:p>
          </table:table-cell>
          <table:table-cell office:value-type="float" office:value="66.87" calcext:value-type="float">
            <text:p>66.87</text:p>
          </table:table-cell>
          <table:table-cell office:value-type="float" office:value="66.06" calcext:value-type="float">
            <text:p>66.06</text:p>
          </table:table-cell>
          <table:table-cell office:value-type="float" office:value="66.12" calcext:value-type="float">
            <text:p>66.12</text:p>
          </table:table-cell>
          <table:table-cell office:value-type="float" office:value="12606677" calcext:value-type="float">
            <text:p>12606677</text:p>
          </table:table-cell>
          <table:table-cell table:formula="of:=AVERAGE([.F426:.F445])" office:value-type="float" office:value="66.4465" calcext:value-type="float">
            <text:p>66.4465</text:p>
          </table:table-cell>
          <table:table-cell table:formula="of:=AVERAGE([.F396:.F445])" office:value-type="float" office:value="68.1214" calcext:value-type="float">
            <text:p>68.1214</text:p>
          </table:table-cell>
          <table:table-cell table:formula="of:=AVERAGE([.F346:.F445])" office:value-type="float" office:value="69.35" calcext:value-type="float">
            <text:p>69.35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9" calcext:value-type="date">
            <text:p>2025-10-09</text:p>
          </table:table-cell>
          <table:table-cell office:value-type="float" office:value="66.34" calcext:value-type="float">
            <text:p>66.34</text:p>
          </table:table-cell>
          <table:table-cell office:value-type="float" office:value="66.8" calcext:value-type="float">
            <text:p>66.8</text:p>
          </table:table-cell>
          <table:table-cell office:value-type="float" office:value="66.12" calcext:value-type="float">
            <text:p>66.12</text:p>
          </table:table-cell>
          <table:table-cell office:value-type="float" office:value="66.37" calcext:value-type="float">
            <text:p>66.37</text:p>
          </table:table-cell>
          <table:table-cell office:value-type="float" office:value="12705190" calcext:value-type="float">
            <text:p>12705190</text:p>
          </table:table-cell>
          <table:table-cell table:formula="of:=AVERAGE([.F427:.F446])" office:value-type="float" office:value="66.384" calcext:value-type="float">
            <text:p>66.384</text:p>
          </table:table-cell>
          <table:table-cell table:formula="of:=AVERAGE([.F397:.F446])" office:value-type="float" office:value="68.0738" calcext:value-type="float">
            <text:p>68.0738</text:p>
          </table:table-cell>
          <table:table-cell table:formula="of:=AVERAGE([.F347:.F446])" office:value-type="float" office:value="69.2937" calcext:value-type="float">
            <text:p>69.2937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10" calcext:value-type="date">
            <text:p>2025-10-10</text:p>
          </table:table-cell>
          <table:table-cell office:value-type="float" office:value="66.56" calcext:value-type="float">
            <text:p>66.56</text:p>
          </table:table-cell>
          <table:table-cell office:value-type="float" office:value="67.395" calcext:value-type="float">
            <text:p>67.395</text:p>
          </table:table-cell>
          <table:table-cell office:value-type="float" office:value="66.375" calcext:value-type="float">
            <text:p>66.375</text:p>
          </table:table-cell>
          <table:table-cell office:value-type="float" office:value="67.04" calcext:value-type="float">
            <text:p>67.04</text:p>
          </table:table-cell>
          <table:table-cell office:value-type="float" office:value="17991744" calcext:value-type="float">
            <text:p>17991744</text:p>
          </table:table-cell>
          <table:table-cell table:formula="of:=AVERAGE([.F428:.F447])" office:value-type="float" office:value="66.3855" calcext:value-type="float">
            <text:p>66.3855</text:p>
          </table:table-cell>
          <table:table-cell table:formula="of:=AVERAGE([.F398:.F447])" office:value-type="float" office:value="68.0568" calcext:value-type="float">
            <text:p>68.0568</text:p>
          </table:table-cell>
          <table:table-cell table:formula="of:=AVERAGE([.F348:.F447])" office:value-type="float" office:value="69.2448" calcext:value-type="float">
            <text:p>69.2448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3" calcext:value-type="date">
            <text:p>2025-10-13</text:p>
          </table:table-cell>
          <table:table-cell office:value-type="float" office:value="66.23" calcext:value-type="float">
            <text:p>66.23</text:p>
          </table:table-cell>
          <table:table-cell office:value-type="float" office:value="66.8" calcext:value-type="float">
            <text:p>66.8</text:p>
          </table:table-cell>
          <table:table-cell office:value-type="float" office:value="66" calcext:value-type="float">
            <text:p>66</text:p>
          </table:table-cell>
          <table:table-cell office:value-type="float" office:value="66.8" calcext:value-type="float">
            <text:p>66.8</text:p>
          </table:table-cell>
          <table:table-cell office:value-type="float" office:value="13690029" calcext:value-type="float">
            <text:p>13690029</text:p>
          </table:table-cell>
          <table:table-cell table:formula="of:=AVERAGE([.F429:.F448])" office:value-type="float" office:value="66.415" calcext:value-type="float">
            <text:p>66.415</text:p>
          </table:table-cell>
          <table:table-cell table:formula="of:=AVERAGE([.F399:.F448])" office:value-type="float" office:value="68.0156" calcext:value-type="float">
            <text:p>68.0156</text:p>
          </table:table-cell>
          <table:table-cell table:formula="of:=AVERAGE([.F349:.F448])" office:value-type="float" office:value="69.1959" calcext:value-type="float">
            <text:p>69.1959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4" calcext:value-type="date">
            <text:p>2025-10-14</text:p>
          </table:table-cell>
          <table:table-cell office:value-type="float" office:value="66.87" calcext:value-type="float">
            <text:p>66.87</text:p>
          </table:table-cell>
          <table:table-cell office:value-type="float" office:value="67.57" calcext:value-type="float">
            <text:p>67.57</text:p>
          </table:table-cell>
          <table:table-cell office:value-type="float" office:value="66.745" calcext:value-type="float">
            <text:p>66.745</text:p>
          </table:table-cell>
          <table:table-cell office:value-type="float" office:value="67.51" calcext:value-type="float">
            <text:p>67.51</text:p>
          </table:table-cell>
          <table:table-cell office:value-type="float" office:value="14245564" calcext:value-type="float">
            <text:p>14245564</text:p>
          </table:table-cell>
          <table:table-cell table:formula="of:=AVERAGE([.F430:.F449])" office:value-type="float" office:value="66.4785" calcext:value-type="float">
            <text:p>66.4785</text:p>
          </table:table-cell>
          <table:table-cell table:formula="of:=AVERAGE([.F400:.F449])" office:value-type="float" office:value="67.9866" calcext:value-type="float">
            <text:p>67.9866</text:p>
          </table:table-cell>
          <table:table-cell table:formula="of:=AVERAGE([.F350:.F449])" office:value-type="float" office:value="69.1525" calcext:value-type="float">
            <text:p>69.1525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5" calcext:value-type="date">
            <text:p>2025-10-15</text:p>
          </table:table-cell>
          <table:table-cell office:value-type="float" office:value="67.265" calcext:value-type="float">
            <text:p>67.265</text:p>
          </table:table-cell>
          <table:table-cell office:value-type="float" office:value="67.72" calcext:value-type="float">
            <text:p>67.72</text:p>
          </table:table-cell>
          <table:table-cell office:value-type="float" office:value="66.92" calcext:value-type="float">
            <text:p>66.92</text:p>
          </table:table-cell>
          <table:table-cell office:value-type="float" office:value="67.08" calcext:value-type="float">
            <text:p>67.08</text:p>
          </table:table-cell>
          <table:table-cell office:value-type="float" office:value="11193715" calcext:value-type="float">
            <text:p>11193715</text:p>
          </table:table-cell>
          <table:table-cell table:formula="of:=AVERAGE([.F431:.F450])" office:value-type="float" office:value="66.4805" calcext:value-type="float">
            <text:p>66.4805</text:p>
          </table:table-cell>
          <table:table-cell table:formula="of:=AVERAGE([.F401:.F450])" office:value-type="float" office:value="67.9472" calcext:value-type="float">
            <text:p>67.9472</text:p>
          </table:table-cell>
          <table:table-cell table:formula="of:=AVERAGE([.F351:.F450])" office:value-type="float" office:value="69.1119" calcext:value-type="float">
            <text:p>69.1119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6" calcext:value-type="date">
            <text:p>2025-10-16</text:p>
          </table:table-cell>
          <table:table-cell office:value-type="float" office:value="67.175" calcext:value-type="float">
            <text:p>67.175</text:p>
          </table:table-cell>
          <table:table-cell office:value-type="float" office:value="68.105" calcext:value-type="float">
            <text:p>68.105</text:p>
          </table:table-cell>
          <table:table-cell office:value-type="float" office:value="67.16" calcext:value-type="float">
            <text:p>67.16</text:p>
          </table:table-cell>
          <table:table-cell office:value-type="float" office:value="67.59" calcext:value-type="float">
            <text:p>67.59</text:p>
          </table:table-cell>
          <table:table-cell office:value-type="float" office:value="15707226" calcext:value-type="float">
            <text:p>15707226</text:p>
          </table:table-cell>
          <table:table-cell table:formula="of:=AVERAGE([.F432:.F451])" office:value-type="float" office:value="66.537" calcext:value-type="float">
            <text:p>66.537</text:p>
          </table:table-cell>
          <table:table-cell table:formula="of:=AVERAGE([.F402:.F451])" office:value-type="float" office:value="67.9088" calcext:value-type="float">
            <text:p>67.9088</text:p>
          </table:table-cell>
          <table:table-cell table:formula="of:=AVERAGE([.F352:.F451])" office:value-type="float" office:value="69.0701" calcext:value-type="float">
            <text:p>69.0701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7" calcext:value-type="date">
            <text:p>2025-10-17</text:p>
          </table:table-cell>
          <table:table-cell office:value-type="float" office:value="67.93" calcext:value-type="float">
            <text:p>67.93</text:p>
          </table:table-cell>
          <table:table-cell office:value-type="float" office:value="68.495" calcext:value-type="float">
            <text:p>68.495</text:p>
          </table:table-cell>
          <table:table-cell office:value-type="float" office:value="67.8" calcext:value-type="float">
            <text:p>67.8</text:p>
          </table:table-cell>
          <table:table-cell office:value-type="float" office:value="68.44" calcext:value-type="float">
            <text:p>68.44</text:p>
          </table:table-cell>
          <table:table-cell office:value-type="float" office:value="15541769" calcext:value-type="float">
            <text:p>15541769</text:p>
          </table:table-cell>
          <table:table-cell table:formula="of:=AVERAGE([.F433:.F452])" office:value-type="float" office:value="66.6375" calcext:value-type="float">
            <text:p>66.6375</text:p>
          </table:table-cell>
          <table:table-cell table:formula="of:=AVERAGE([.F403:.F452])" office:value-type="float" office:value="67.869" calcext:value-type="float">
            <text:p>67.869</text:p>
          </table:table-cell>
          <table:table-cell table:formula="of:=AVERAGE([.F353:.F452])" office:value-type="float" office:value="69.0367" calcext:value-type="float">
            <text:p>69.0367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0" calcext:value-type="date">
            <text:p>2025-10-20</text:p>
          </table:table-cell>
          <table:table-cell office:value-type="float" office:value="68.425" calcext:value-type="float">
            <text:p>68.425</text:p>
          </table:table-cell>
          <table:table-cell office:value-type="float" office:value="68.64" calcext:value-type="float">
            <text:p>68.64</text:p>
          </table:table-cell>
          <table:table-cell office:value-type="float" office:value="67.92" calcext:value-type="float">
            <text:p>67.92</text:p>
          </table:table-cell>
          <table:table-cell office:value-type="float" office:value="68.44" calcext:value-type="float">
            <text:p>68.44</text:p>
          </table:table-cell>
          <table:table-cell office:value-type="float" office:value="17786778" calcext:value-type="float">
            <text:p>17786778</text:p>
          </table:table-cell>
          <table:table-cell table:formula="of:=AVERAGE([.F434:.F453])" office:value-type="float" office:value="66.749" calcext:value-type="float">
            <text:p>66.749</text:p>
          </table:table-cell>
          <table:table-cell table:formula="of:=AVERAGE([.F404:.F453])" office:value-type="float" office:value="67.831" calcext:value-type="float">
            <text:p>67.831</text:p>
          </table:table-cell>
          <table:table-cell table:formula="of:=AVERAGE([.F354:.F453])" office:value-type="float" office:value="69.0096" calcext:value-type="float">
            <text:p>69.0096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1" calcext:value-type="date">
            <text:p>2025-10-21</text:p>
          </table:table-cell>
          <table:table-cell office:value-type="float" office:value="70.565" calcext:value-type="float">
            <text:p>70.565</text:p>
          </table:table-cell>
          <table:table-cell office:value-type="float" office:value="71.39" calcext:value-type="float">
            <text:p>71.39</text:p>
          </table:table-cell>
          <table:table-cell office:value-type="float" office:value="70.23" calcext:value-type="float">
            <text:p>70.23</text:p>
          </table:table-cell>
          <table:table-cell office:value-type="float" office:value="71.22" calcext:value-type="float">
            <text:p>71.22</text:p>
          </table:table-cell>
          <table:table-cell office:value-type="float" office:value="33651302" calcext:value-type="float">
            <text:p>33651302</text:p>
          </table:table-cell>
          <table:table-cell table:formula="of:=AVERAGE([.F435:.F454])" office:value-type="float" office:value="66.9745" calcext:value-type="float">
            <text:p>66.9745</text:p>
          </table:table-cell>
          <table:table-cell table:formula="of:=AVERAGE([.F405:.F454])" office:value-type="float" office:value="67.8404" calcext:value-type="float">
            <text:p>67.8404</text:p>
          </table:table-cell>
          <table:table-cell table:formula="of:=AVERAGE([.F355:.F454])" office:value-type="float" office:value="69.0069" calcext:value-type="float">
            <text:p>69.0069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2" calcext:value-type="date">
            <text:p>2025-10-22</text:p>
          </table:table-cell>
          <table:table-cell office:value-type="float" office:value="71.36" calcext:value-type="float">
            <text:p>71.36</text:p>
          </table:table-cell>
          <table:table-cell office:value-type="float" office:value="71.615" calcext:value-type="float">
            <text:p>71.615</text:p>
          </table:table-cell>
          <table:table-cell office:value-type="float" office:value="70.51" calcext:value-type="float">
            <text:p>70.51</text:p>
          </table:table-cell>
          <table:table-cell office:value-type="float" office:value="70.81" calcext:value-type="float">
            <text:p>70.81</text:p>
          </table:table-cell>
          <table:table-cell office:value-type="float" office:value="18292950" calcext:value-type="float">
            <text:p>18292950</text:p>
          </table:table-cell>
          <table:table-cell table:formula="of:=AVERAGE([.F436:.F455])" office:value-type="float" office:value="67.1925" calcext:value-type="float">
            <text:p>67.1925</text:p>
          </table:table-cell>
          <table:table-cell table:formula="of:=AVERAGE([.F406:.F455])" office:value-type="float" office:value="67.8424" calcext:value-type="float">
            <text:p>67.8424</text:p>
          </table:table-cell>
          <table:table-cell table:formula="of:=AVERAGE([.F356:.F455])" office:value-type="float" office:value="68.994" calcext:value-type="float">
            <text:p>68.994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3" calcext:value-type="date">
            <text:p>2025-10-23</text:p>
          </table:table-cell>
          <table:table-cell office:value-type="float" office:value="70.81" calcext:value-type="float">
            <text:p>70.81</text:p>
          </table:table-cell>
          <table:table-cell office:value-type="float" office:value="70.9287" calcext:value-type="float">
            <text:p>70.9287</text:p>
          </table:table-cell>
          <table:table-cell office:value-type="float" office:value="69.72" calcext:value-type="float">
            <text:p>69.72</text:p>
          </table:table-cell>
          <table:table-cell office:value-type="float" office:value="69.94" calcext:value-type="float">
            <text:p>69.94</text:p>
          </table:table-cell>
          <table:table-cell office:value-type="float" office:value="13989414" calcext:value-type="float">
            <text:p>13989414</text:p>
          </table:table-cell>
          <table:table-cell table:formula="of:=AVERAGE([.F437:.F456])" office:value-type="float" office:value="67.3905" calcext:value-type="float">
            <text:p>67.3905</text:p>
          </table:table-cell>
          <table:table-cell table:formula="of:=AVERAGE([.F407:.F456])" office:value-type="float" office:value="67.832" calcext:value-type="float">
            <text:p>67.832</text:p>
          </table:table-cell>
          <table:table-cell table:formula="of:=AVERAGE([.F357:.F456])" office:value-type="float" office:value="68.9734" calcext:value-type="float">
            <text:p>68.9734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4" calcext:value-type="date">
            <text:p>2025-10-24</text:p>
          </table:table-cell>
          <table:table-cell office:value-type="float" office:value="69.95" calcext:value-type="float">
            <text:p>69.95</text:p>
          </table:table-cell>
          <table:table-cell office:value-type="float" office:value="70.05" calcext:value-type="float">
            <text:p>70.05</text:p>
          </table:table-cell>
          <table:table-cell office:value-type="float" office:value="69.645" calcext:value-type="float">
            <text:p>69.645</text:p>
          </table:table-cell>
          <table:table-cell office:value-type="float" office:value="69.71" calcext:value-type="float">
            <text:p>69.71</text:p>
          </table:table-cell>
          <table:table-cell office:value-type="float" office:value="15688202" calcext:value-type="float">
            <text:p>15688202</text:p>
          </table:table-cell>
          <table:table-cell table:formula="of:=AVERAGE([.F438:.F457])" office:value-type="float" office:value="67.5925" calcext:value-type="float">
            <text:p>67.5925</text:p>
          </table:table-cell>
          <table:table-cell table:formula="of:=AVERAGE([.F408:.F457])" office:value-type="float" office:value="67.8352" calcext:value-type="float">
            <text:p>67.8352</text:p>
          </table:table-cell>
          <table:table-cell table:formula="of:=AVERAGE([.F358:.F457])" office:value-type="float" office:value="68.9589" calcext:value-type="float">
            <text:p>68.9589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27" calcext:value-type="date">
            <text:p>2025-10-27</text:p>
          </table:table-cell>
          <table:table-cell office:value-type="float" office:value="69.78" calcext:value-type="float">
            <text:p>69.78</text:p>
          </table:table-cell>
          <table:table-cell office:value-type="float" office:value="70.115" calcext:value-type="float">
            <text:p>70.115</text:p>
          </table:table-cell>
          <table:table-cell office:value-type="float" office:value="69.25" calcext:value-type="float">
            <text:p>69.25</text:p>
          </table:table-cell>
          <table:table-cell office:value-type="float" office:value="70.06" calcext:value-type="float">
            <text:p>70.06</text:p>
          </table:table-cell>
          <table:table-cell office:value-type="float" office:value="13800049" calcext:value-type="float">
            <text:p>13800049</text:p>
          </table:table-cell>
          <table:table-cell table:formula="of:=AVERAGE([.F439:.F458])" office:value-type="float" office:value="67.7935" calcext:value-type="float">
            <text:p>67.7935</text:p>
          </table:table-cell>
          <table:table-cell table:formula="of:=AVERAGE([.F409:.F458])" office:value-type="float" office:value="67.838" calcext:value-type="float">
            <text:p>67.838</text:p>
          </table:table-cell>
          <table:table-cell table:formula="of:=AVERAGE([.F359:.F458])" office:value-type="float" office:value="68.9458" calcext:value-type="float">
            <text:p>68.9458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28" calcext:value-type="date">
            <text:p>2025-10-28</text:p>
          </table:table-cell>
          <table:table-cell office:value-type="float" office:value="70.045" calcext:value-type="float">
            <text:p>70.045</text:p>
          </table:table-cell>
          <table:table-cell office:value-type="float" office:value="70.9" calcext:value-type="float">
            <text:p>70.9</text:p>
          </table:table-cell>
          <table:table-cell office:value-type="float" office:value="69.95" calcext:value-type="float">
            <text:p>69.95</text:p>
          </table:table-cell>
          <table:table-cell office:value-type="float" office:value="70.16" calcext:value-type="float">
            <text:p>70.16</text:p>
          </table:table-cell>
          <table:table-cell office:value-type="float" office:value="12730493" calcext:value-type="float">
            <text:p>12730493</text:p>
          </table:table-cell>
          <table:table-cell table:formula="of:=AVERAGE([.F440:.F459])" office:value-type="float" office:value="67.9855" calcext:value-type="float">
            <text:p>67.9855</text:p>
          </table:table-cell>
          <table:table-cell table:formula="of:=AVERAGE([.F410:.F459])" office:value-type="float" office:value="67.8586" calcext:value-type="float">
            <text:p>67.8586</text:p>
          </table:table-cell>
          <table:table-cell table:formula="of:=AVERAGE([.F360:.F459])" office:value-type="float" office:value="68.9383" calcext:value-type="float">
            <text:p>68.9383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29" calcext:value-type="date">
            <text:p>2025-10-29</text:p>
          </table:table-cell>
          <table:table-cell office:value-type="float" office:value="69.92" calcext:value-type="float">
            <text:p>69.92</text:p>
          </table:table-cell>
          <table:table-cell office:value-type="float" office:value="70.03" calcext:value-type="float">
            <text:p>70.03</text:p>
          </table:table-cell>
          <table:table-cell office:value-type="float" office:value="68.155" calcext:value-type="float">
            <text:p>68.155</text:p>
          </table:table-cell>
          <table:table-cell office:value-type="float" office:value="68.35" calcext:value-type="float">
            <text:p>68.35</text:p>
          </table:table-cell>
          <table:table-cell office:value-type="float" office:value="19789610" calcext:value-type="float">
            <text:p>19789610</text:p>
          </table:table-cell>
          <table:table-cell table:formula="of:=AVERAGE([.F441:.F460])" office:value-type="float" office:value="68.064" calcext:value-type="float">
            <text:p>68.064</text:p>
          </table:table-cell>
          <table:table-cell table:formula="of:=AVERAGE([.F411:.F460])" office:value-type="float" office:value="67.823" calcext:value-type="float">
            <text:p>67.823</text:p>
          </table:table-cell>
          <table:table-cell table:formula="of:=AVERAGE([.F361:.F460])" office:value-type="float" office:value="68.9083" calcext:value-type="float">
            <text:p>68.9083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30" calcext:value-type="date">
            <text:p>2025-10-30</text:p>
          </table:table-cell>
          <table:table-cell office:value-type="float" office:value="68.44" calcext:value-type="float">
            <text:p>68.44</text:p>
          </table:table-cell>
          <table:table-cell office:value-type="float" office:value="69.29" calcext:value-type="float">
            <text:p>69.29</text:p>
          </table:table-cell>
          <table:table-cell office:value-type="float" office:value="68.3872" calcext:value-type="float">
            <text:p>68.3872</text:p>
          </table:table-cell>
          <table:table-cell office:value-type="float" office:value="68.98" calcext:value-type="float">
            <text:p>68.98</text:p>
          </table:table-cell>
          <table:table-cell office:value-type="float" office:value="14751735" calcext:value-type="float">
            <text:p>14751735</text:p>
          </table:table-cell>
          <table:table-cell table:formula="of:=AVERAGE([.F442:.F461])" office:value-type="float" office:value="68.208" calcext:value-type="float">
            <text:p>68.208</text:p>
          </table:table-cell>
          <table:table-cell table:formula="of:=AVERAGE([.F412:.F461])" office:value-type="float" office:value="67.7886" calcext:value-type="float">
            <text:p>67.7886</text:p>
          </table:table-cell>
          <table:table-cell table:formula="of:=AVERAGE([.F362:.F461])" office:value-type="float" office:value="68.8804" calcext:value-type="float">
            <text:p>68.8804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68.545" calcext:value-type="float">
            <text:p>68.545</text:p>
          </table:table-cell>
          <table:table-cell office:value-type="float" office:value="69.07" calcext:value-type="float">
            <text:p>69.07</text:p>
          </table:table-cell>
          <table:table-cell office:value-type="float" office:value="67.9001" calcext:value-type="float">
            <text:p>67.9001</text:p>
          </table:table-cell>
          <table:table-cell office:value-type="float" office:value="68.9" calcext:value-type="float">
            <text:p>68.9</text:p>
          </table:table-cell>
          <table:table-cell office:value-type="float" office:value="16742681" calcext:value-type="float">
            <text:p>16742681</text:p>
          </table:table-cell>
          <table:table-cell table:formula="of:=AVERAGE([.F443:.F462])" office:value-type="float" office:value="68.3205" calcext:value-type="float">
            <text:p>68.3205</text:p>
          </table:table-cell>
          <table:table-cell table:formula="of:=AVERAGE([.F413:.F462])" office:value-type="float" office:value="67.7534" calcext:value-type="float">
            <text:p>67.7534</text:p>
          </table:table-cell>
          <table:table-cell table:formula="of:=AVERAGE([.F363:.F462])" office:value-type="float" office:value="68.8459" calcext:value-type="float">
            <text:p>68.8459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3" calcext:value-type="date">
            <text:p>2025-11-03</text:p>
          </table:table-cell>
          <table:table-cell office:value-type="float" office:value="68.8" calcext:value-type="float">
            <text:p>68.8</text:p>
          </table:table-cell>
          <table:table-cell office:value-type="float" office:value="68.89" calcext:value-type="float">
            <text:p>68.89</text:p>
          </table:table-cell>
          <table:table-cell office:value-type="float" office:value="67.66" calcext:value-type="float">
            <text:p>67.66</text:p>
          </table:table-cell>
          <table:table-cell office:value-type="float" office:value="67.97" calcext:value-type="float">
            <text:p>67.97</text:p>
          </table:table-cell>
          <table:table-cell office:value-type="float" office:value="15660354" calcext:value-type="float">
            <text:p>15660354</text:p>
          </table:table-cell>
          <table:table-cell table:formula="of:=AVERAGE([.F444:.F463])" office:value-type="float" office:value="68.414" calcext:value-type="float">
            <text:p>68.414</text:p>
          </table:table-cell>
          <table:table-cell table:formula="of:=AVERAGE([.F414:.F463])" office:value-type="float" office:value="67.7102" calcext:value-type="float">
            <text:p>67.7102</text:p>
          </table:table-cell>
          <table:table-cell table:formula="of:=AVERAGE([.F364:.F463])" office:value-type="float" office:value="68.8049" calcext:value-type="float">
            <text:p>68.8049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4" calcext:value-type="date">
            <text:p>2025-11-04</text:p>
          </table:table-cell>
          <table:table-cell office:value-type="float" office:value="68.42" calcext:value-type="float">
            <text:p>68.42</text:p>
          </table:table-cell>
          <table:table-cell office:value-type="float" office:value="68.73" calcext:value-type="float">
            <text:p>68.73</text:p>
          </table:table-cell>
          <table:table-cell office:value-type="float" office:value="68.16" calcext:value-type="float">
            <text:p>68.16</text:p>
          </table:table-cell>
          <table:table-cell office:value-type="float" office:value="68.66" calcext:value-type="float">
            <text:p>68.66</text:p>
          </table:table-cell>
          <table:table-cell office:value-type="float" office:value="12743781" calcext:value-type="float">
            <text:p>12743781</text:p>
          </table:table-cell>
          <table:table-cell table:formula="of:=AVERAGE([.F445:.F464])" office:value-type="float" office:value="68.5075" calcext:value-type="float">
            <text:p>68.5075</text:p>
          </table:table-cell>
          <table:table-cell table:formula="of:=AVERAGE([.F415:.F464])" office:value-type="float" office:value="67.7048" calcext:value-type="float">
            <text:p>67.7048</text:p>
          </table:table-cell>
          <table:table-cell table:formula="of:=AVERAGE([.F365:.F464])" office:value-type="float" office:value="68.7691" calcext:value-type="float">
            <text:p>68.7691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5" calcext:value-type="date">
            <text:p>2025-11-05</text:p>
          </table:table-cell>
          <table:table-cell office:value-type="float" office:value="68.73" calcext:value-type="float">
            <text:p>68.73</text:p>
          </table:table-cell>
          <table:table-cell office:value-type="float" office:value="68.83" calcext:value-type="float">
            <text:p>68.83</text:p>
          </table:table-cell>
          <table:table-cell office:value-type="float" office:value="68.175" calcext:value-type="float">
            <text:p>68.175</text:p>
          </table:table-cell>
          <table:table-cell office:value-type="float" office:value="68.51" calcext:value-type="float">
            <text:p>68.51</text:p>
          </table:table-cell>
          <table:table-cell office:value-type="float" office:value="12850125" calcext:value-type="float">
            <text:p>12850125</text:p>
          </table:table-cell>
          <table:table-cell table:formula="of:=AVERAGE([.F446:.F465])" office:value-type="float" office:value="68.627" calcext:value-type="float">
            <text:p>68.627</text:p>
          </table:table-cell>
          <table:table-cell table:formula="of:=AVERAGE([.F416:.F465])" office:value-type="float" office:value="67.7004" calcext:value-type="float">
            <text:p>67.7004</text:p>
          </table:table-cell>
          <table:table-cell table:formula="of:=AVERAGE([.F366:.F465])" office:value-type="float" office:value="68.744" calcext:value-type="float">
            <text:p>68.74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6" calcext:value-type="date">
            <text:p>2025-11-06</text:p>
          </table:table-cell>
          <table:table-cell office:value-type="float" office:value="68.3" calcext:value-type="float">
            <text:p>68.3</text:p>
          </table:table-cell>
          <table:table-cell office:value-type="float" office:value="69.135" calcext:value-type="float">
            <text:p>69.135</text:p>
          </table:table-cell>
          <table:table-cell office:value-type="float" office:value="67.92" calcext:value-type="float">
            <text:p>67.92</text:p>
          </table:table-cell>
          <table:table-cell office:value-type="float" office:value="69.06" calcext:value-type="float">
            <text:p>69.06</text:p>
          </table:table-cell>
          <table:table-cell office:value-type="float" office:value="15906651" calcext:value-type="float">
            <text:p>15906651</text:p>
          </table:table-cell>
          <table:table-cell table:formula="of:=AVERAGE([.F447:.F466])" office:value-type="float" office:value="68.7615" calcext:value-type="float">
            <text:p>68.7615</text:p>
          </table:table-cell>
          <table:table-cell table:formula="of:=AVERAGE([.F417:.F466])" office:value-type="float" office:value="67.705" calcext:value-type="float">
            <text:p>67.705</text:p>
          </table:table-cell>
          <table:table-cell table:formula="of:=AVERAGE([.F367:.F466])" office:value-type="float" office:value="68.7294" calcext:value-type="float">
            <text:p>68.729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7" calcext:value-type="date">
            <text:p>2025-11-07</text:p>
          </table:table-cell>
          <table:table-cell office:value-type="float" office:value="69.8" calcext:value-type="float">
            <text:p>69.8</text:p>
          </table:table-cell>
          <table:table-cell office:value-type="float" office:value="70.87" calcext:value-type="float">
            <text:p>70.87</text:p>
          </table:table-cell>
          <table:table-cell office:value-type="float" office:value="69.41" calcext:value-type="float">
            <text:p>69.41</text:p>
          </table:table-cell>
          <table:table-cell office:value-type="float" office:value="70.55" calcext:value-type="float">
            <text:p>70.55</text:p>
          </table:table-cell>
          <table:table-cell office:value-type="float" office:value="25108308" calcext:value-type="float">
            <text:p>25108308</text:p>
          </table:table-cell>
          <table:table-cell table:formula="of:=AVERAGE([.F448:.F467])" office:value-type="float" office:value="68.937" calcext:value-type="float">
            <text:p>68.937</text:p>
          </table:table-cell>
          <table:table-cell table:formula="of:=AVERAGE([.F418:.F467])" office:value-type="float" office:value="67.7488" calcext:value-type="float">
            <text:p>67.7488</text:p>
          </table:table-cell>
          <table:table-cell table:formula="of:=AVERAGE([.F368:.F467])" office:value-type="float" office:value="68.7387" calcext:value-type="float">
            <text:p>68.7387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0" calcext:value-type="date">
            <text:p>2025-11-10</text:p>
          </table:table-cell>
          <table:table-cell office:value-type="float" office:value="70.04" calcext:value-type="float">
            <text:p>70.04</text:p>
          </table:table-cell>
          <table:table-cell office:value-type="float" office:value="70.66" calcext:value-type="float">
            <text:p>70.66</text:p>
          </table:table-cell>
          <table:table-cell office:value-type="float" office:value="69.44" calcext:value-type="float">
            <text:p>69.44</text:p>
          </table:table-cell>
          <table:table-cell office:value-type="float" office:value="70.52" calcext:value-type="float">
            <text:p>70.52</text:p>
          </table:table-cell>
          <table:table-cell office:value-type="float" office:value="15317986" calcext:value-type="float">
            <text:p>15317986</text:p>
          </table:table-cell>
          <table:table-cell table:formula="of:=AVERAGE([.F449:.F468])" office:value-type="float" office:value="69.123" calcext:value-type="float">
            <text:p>69.123</text:p>
          </table:table-cell>
          <table:table-cell table:formula="of:=AVERAGE([.F419:.F468])" office:value-type="float" office:value="67.7794" calcext:value-type="float">
            <text:p>67.7794</text:p>
          </table:table-cell>
          <table:table-cell table:formula="of:=AVERAGE([.F369:.F468])" office:value-type="float" office:value="68.7518" calcext:value-type="float">
            <text:p>68.7518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1" calcext:value-type="date">
            <text:p>2025-11-11</text:p>
          </table:table-cell>
          <table:table-cell office:value-type="float" office:value="70.98" calcext:value-type="float">
            <text:p>70.98</text:p>
          </table:table-cell>
          <table:table-cell office:value-type="float" office:value="71.75" calcext:value-type="float">
            <text:p>71.75</text:p>
          </table:table-cell>
          <table:table-cell office:value-type="float" office:value="70.66" calcext:value-type="float">
            <text:p>70.66</text:p>
          </table:table-cell>
          <table:table-cell office:value-type="float" office:value="71.61" calcext:value-type="float">
            <text:p>71.61</text:p>
          </table:table-cell>
          <table:table-cell office:value-type="float" office:value="16160212" calcext:value-type="float">
            <text:p>16160212</text:p>
          </table:table-cell>
          <table:table-cell table:formula="of:=AVERAGE([.F450:.F469])" office:value-type="float" office:value="69.328" calcext:value-type="float">
            <text:p>69.328</text:p>
          </table:table-cell>
          <table:table-cell table:formula="of:=AVERAGE([.F420:.F469])" office:value-type="float" office:value="67.8304" calcext:value-type="float">
            <text:p>67.8304</text:p>
          </table:table-cell>
          <table:table-cell table:formula="of:=AVERAGE([.F370:.F469])" office:value-type="float" office:value="68.7795" calcext:value-type="float">
            <text:p>68.7795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2" calcext:value-type="date">
            <text:p>2025-11-12</text:p>
          </table:table-cell>
          <table:table-cell office:value-type="float" office:value="71.49" calcext:value-type="float">
            <text:p>71.49</text:p>
          </table:table-cell>
          <table:table-cell office:value-type="float" office:value="71.89" calcext:value-type="float">
            <text:p>71.89</text:p>
          </table:table-cell>
          <table:table-cell office:value-type="float" office:value="71.34" calcext:value-type="float">
            <text:p>71.34</text:p>
          </table:table-cell>
          <table:table-cell office:value-type="float" office:value="71.51" calcext:value-type="float">
            <text:p>71.51</text:p>
          </table:table-cell>
          <table:table-cell office:value-type="float" office:value="13612613" calcext:value-type="float">
            <text:p>13612613</text:p>
          </table:table-cell>
          <table:table-cell table:formula="of:=AVERAGE([.F451:.F470])" office:value-type="float" office:value="69.5495" calcext:value-type="float">
            <text:p>69.5495</text:p>
          </table:table-cell>
          <table:table-cell table:formula="of:=AVERAGE([.F421:.F470])" office:value-type="float" office:value="67.8808" calcext:value-type="float">
            <text:p>67.8808</text:p>
          </table:table-cell>
          <table:table-cell table:formula="of:=AVERAGE([.F371:.F470])" office:value-type="float" office:value="68.7972" calcext:value-type="float">
            <text:p>68.7972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3" calcext:value-type="date">
            <text:p>2025-11-13</text:p>
          </table:table-cell>
          <table:table-cell office:value-type="float" office:value="71.415" calcext:value-type="float">
            <text:p>71.415</text:p>
          </table:table-cell>
          <table:table-cell office:value-type="float" office:value="71.6675" calcext:value-type="float">
            <text:p>71.6675</text:p>
          </table:table-cell>
          <table:table-cell office:value-type="float" office:value="71" calcext:value-type="float">
            <text:p>71</text:p>
          </table:table-cell>
          <table:table-cell office:value-type="float" office:value="71.07" calcext:value-type="float">
            <text:p>71.07</text:p>
          </table:table-cell>
          <table:table-cell office:value-type="float" office:value="14002824" calcext:value-type="float">
            <text:p>14002824</text:p>
          </table:table-cell>
          <table:table-cell table:formula="of:=AVERAGE([.F452:.F471])" office:value-type="float" office:value="69.7235" calcext:value-type="float">
            <text:p>69.7235</text:p>
          </table:table-cell>
          <table:table-cell table:formula="of:=AVERAGE([.F422:.F471])" office:value-type="float" office:value="67.9372" calcext:value-type="float">
            <text:p>67.9372</text:p>
          </table:table-cell>
          <table:table-cell table:formula="of:=AVERAGE([.F372:.F471])" office:value-type="float" office:value="68.8058" calcext:value-type="float">
            <text:p>68.8058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4" calcext:value-type="date">
            <text:p>2025-11-14</text:p>
          </table:table-cell>
          <table:table-cell office:value-type="float" office:value="71.405" calcext:value-type="float">
            <text:p>71.405</text:p>
          </table:table-cell>
          <table:table-cell office:value-type="float" office:value="71.64" calcext:value-type="float">
            <text:p>71.64</text:p>
          </table:table-cell>
          <table:table-cell office:value-type="float" office:value="70.6" calcext:value-type="float">
            <text:p>70.6</text:p>
          </table:table-cell>
          <table:table-cell office:value-type="float" office:value="71.16" calcext:value-type="float">
            <text:p>71.16</text:p>
          </table:table-cell>
          <table:table-cell office:value-type="float" office:value="13172016" calcext:value-type="float">
            <text:p>13172016</text:p>
          </table:table-cell>
          <table:table-cell table:formula="of:=AVERAGE([.F453:.F472])" office:value-type="float" office:value="69.8595" calcext:value-type="float">
            <text:p>69.8595</text:p>
          </table:table-cell>
          <table:table-cell table:formula="of:=AVERAGE([.F423:.F472])" office:value-type="float" office:value="68.0012" calcext:value-type="float">
            <text:p>68.0012</text:p>
          </table:table-cell>
          <table:table-cell table:formula="of:=AVERAGE([.F373:.F472])" office:value-type="float" office:value="68.8211" calcext:value-type="float">
            <text:p>68.8211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17" calcext:value-type="date">
            <text:p>2025-11-17</text:p>
          </table:table-cell>
          <table:table-cell office:value-type="float" office:value="71.2" calcext:value-type="float">
            <text:p>71.2</text:p>
          </table:table-cell>
          <table:table-cell office:value-type="float" office:value="71.525" calcext:value-type="float">
            <text:p>71.525</text:p>
          </table:table-cell>
          <table:table-cell office:value-type="float" office:value="70.62" calcext:value-type="float">
            <text:p>70.62</text:p>
          </table:table-cell>
          <table:table-cell office:value-type="float" office:value="70.68" calcext:value-type="float">
            <text:p>70.68</text:p>
          </table:table-cell>
          <table:table-cell office:value-type="float" office:value="14772285" calcext:value-type="float">
            <text:p>14772285</text:p>
          </table:table-cell>
          <table:table-cell table:formula="of:=AVERAGE([.F454:.F473])" office:value-type="float" office:value="69.9715" calcext:value-type="float">
            <text:p>69.9715</text:p>
          </table:table-cell>
          <table:table-cell table:formula="of:=AVERAGE([.F424:.F473])" office:value-type="float" office:value="68.0662" calcext:value-type="float">
            <text:p>68.0662</text:p>
          </table:table-cell>
          <table:table-cell table:formula="of:=AVERAGE([.F374:.F473])" office:value-type="float" office:value="68.8332" calcext:value-type="float">
            <text:p>68.8332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18" calcext:value-type="date">
            <text:p>2025-11-18</text:p>
          </table:table-cell>
          <table:table-cell office:value-type="float" office:value="70.96" calcext:value-type="float">
            <text:p>70.96</text:p>
          </table:table-cell>
          <table:table-cell office:value-type="float" office:value="71.34" calcext:value-type="float">
            <text:p>71.34</text:p>
          </table:table-cell>
          <table:table-cell office:value-type="float" office:value="70.57" calcext:value-type="float">
            <text:p>70.57</text:p>
          </table:table-cell>
          <table:table-cell office:value-type="float" office:value="71.22" calcext:value-type="float">
            <text:p>71.22</text:p>
          </table:table-cell>
          <table:table-cell office:value-type="float" office:value="12838923" calcext:value-type="float">
            <text:p>12838923</text:p>
          </table:table-cell>
          <table:table-cell table:formula="of:=AVERAGE([.F455:.F474])" office:value-type="float" office:value="69.9715" calcext:value-type="float">
            <text:p>69.9715</text:p>
          </table:table-cell>
          <table:table-cell table:formula="of:=AVERAGE([.F425:.F474])" office:value-type="float" office:value="68.1334" calcext:value-type="float">
            <text:p>68.1334</text:p>
          </table:table-cell>
          <table:table-cell table:formula="of:=AVERAGE([.F375:.F474])" office:value-type="float" office:value="68.8421" calcext:value-type="float">
            <text:p>68.8421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19" calcext:value-type="date">
            <text:p>2025-11-19</text:p>
          </table:table-cell>
          <table:table-cell office:value-type="float" office:value="71.15" calcext:value-type="float">
            <text:p>71.15</text:p>
          </table:table-cell>
          <table:table-cell office:value-type="float" office:value="71.445" calcext:value-type="float">
            <text:p>71.445</text:p>
          </table:table-cell>
          <table:table-cell office:value-type="float" office:value="70.8143" calcext:value-type="float">
            <text:p>70.8143</text:p>
          </table:table-cell>
          <table:table-cell office:value-type="float" office:value="71.11" calcext:value-type="float">
            <text:p>71.11</text:p>
          </table:table-cell>
          <table:table-cell office:value-type="float" office:value="12401529" calcext:value-type="float">
            <text:p>12401529</text:p>
          </table:table-cell>
          <table:table-cell table:formula="of:=AVERAGE([.F456:.F475])" office:value-type="float" office:value="69.9865" calcext:value-type="float">
            <text:p>69.9865</text:p>
          </table:table-cell>
          <table:table-cell table:formula="of:=AVERAGE([.F426:.F475])" office:value-type="float" office:value="68.1992" calcext:value-type="float">
            <text:p>68.1992</text:p>
          </table:table-cell>
          <table:table-cell table:formula="of:=AVERAGE([.F376:.F475])" office:value-type="float" office:value="68.8457" calcext:value-type="float">
            <text:p>68.8457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20" calcext:value-type="date">
            <text:p>2025-11-20</text:p>
          </table:table-cell>
          <table:table-cell office:value-type="float" office:value="70.95" calcext:value-type="float">
            <text:p>70.95</text:p>
          </table:table-cell>
          <table:table-cell office:value-type="float" office:value="71.48" calcext:value-type="float">
            <text:p>71.48</text:p>
          </table:table-cell>
          <table:table-cell office:value-type="float" office:value="70.61" calcext:value-type="float">
            <text:p>70.61</text:p>
          </table:table-cell>
          <table:table-cell office:value-type="float" office:value="71.21" calcext:value-type="float">
            <text:p>71.21</text:p>
          </table:table-cell>
          <table:table-cell office:value-type="float" office:value="15396543" calcext:value-type="float">
            <text:p>15396543</text:p>
          </table:table-cell>
          <table:table-cell table:formula="of:=AVERAGE([.F457:.F476])" office:value-type="float" office:value="70.05" calcext:value-type="float">
            <text:p>70.05</text:p>
          </table:table-cell>
          <table:table-cell table:formula="of:=AVERAGE([.F427:.F476])" office:value-type="float" office:value="68.271" calcext:value-type="float">
            <text:p>68.271</text:p>
          </table:table-cell>
          <table:table-cell table:formula="of:=AVERAGE([.F377:.F476])" office:value-type="float" office:value="68.8411" calcext:value-type="float">
            <text:p>68.8411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21" calcext:value-type="date">
            <text:p>2025-11-21</text:p>
          </table:table-cell>
          <table:table-cell office:value-type="float" office:value="71.485" calcext:value-type="float">
            <text:p>71.485</text:p>
          </table:table-cell>
          <table:table-cell office:value-type="float" office:value="73.19" calcext:value-type="float">
            <text:p>73.19</text:p>
          </table:table-cell>
          <table:table-cell office:value-type="float" office:value="71.485" calcext:value-type="float">
            <text:p>71.485</text:p>
          </table:table-cell>
          <table:table-cell office:value-type="float" office:value="72.95" calcext:value-type="float">
            <text:p>72.95</text:p>
          </table:table-cell>
          <table:table-cell office:value-type="float" office:value="26492529" calcext:value-type="float">
            <text:p>26492529</text:p>
          </table:table-cell>
          <table:table-cell table:formula="of:=AVERAGE([.F458:.F477])" office:value-type="float" office:value="70.212" calcext:value-type="float">
            <text:p>70.212</text:p>
          </table:table-cell>
          <table:table-cell table:formula="of:=AVERAGE([.F428:.F477])" office:value-type="float" office:value="68.3898" calcext:value-type="float">
            <text:p>68.3898</text:p>
          </table:table-cell>
          <table:table-cell table:formula="of:=AVERAGE([.F378:.F477])" office:value-type="float" office:value="68.8615" calcext:value-type="float">
            <text:p>68.8615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4" calcext:value-type="date">
            <text:p>2025-11-24</text:p>
          </table:table-cell>
          <table:table-cell office:value-type="float" office:value="73.15" calcext:value-type="float">
            <text:p>73.15</text:p>
          </table:table-cell>
          <table:table-cell office:value-type="float" office:value="73.16" calcext:value-type="float">
            <text:p>73.16</text:p>
          </table:table-cell>
          <table:table-cell office:value-type="float" office:value="71.57" calcext:value-type="float">
            <text:p>71.57</text:p>
          </table:table-cell>
          <table:table-cell office:value-type="float" office:value="72.59" calcext:value-type="float">
            <text:p>72.59</text:p>
          </table:table-cell>
          <table:table-cell office:value-type="float" office:value="39818553" calcext:value-type="float">
            <text:p>39818553</text:p>
          </table:table-cell>
          <table:table-cell table:formula="of:=AVERAGE([.F459:.F478])" office:value-type="float" office:value="70.3385" calcext:value-type="float">
            <text:p>70.3385</text:p>
          </table:table-cell>
          <table:table-cell table:formula="of:=AVERAGE([.F429:.F478])" office:value-type="float" office:value="68.5174" calcext:value-type="float">
            <text:p>68.5174</text:p>
          </table:table-cell>
          <table:table-cell table:formula="of:=AVERAGE([.F379:.F478])" office:value-type="float" office:value="68.8739" calcext:value-type="float">
            <text:p>68.8739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5" calcext:value-type="date">
            <text:p>2025-11-25</text:p>
          </table:table-cell>
          <table:table-cell office:value-type="float" office:value="72.795" calcext:value-type="float">
            <text:p>72.795</text:p>
          </table:table-cell>
          <table:table-cell office:value-type="float" office:value="72.925" calcext:value-type="float">
            <text:p>72.925</text:p>
          </table:table-cell>
          <table:table-cell office:value-type="float" office:value="72.1395" calcext:value-type="float">
            <text:p>72.1395</text:p>
          </table:table-cell>
          <table:table-cell office:value-type="float" office:value="72.61" calcext:value-type="float">
            <text:p>72.61</text:p>
          </table:table-cell>
          <table:table-cell office:value-type="float" office:value="17451155" calcext:value-type="float">
            <text:p>17451155</text:p>
          </table:table-cell>
          <table:table-cell table:formula="of:=AVERAGE([.F460:.F479])" office:value-type="float" office:value="70.461" calcext:value-type="float">
            <text:p>70.461</text:p>
          </table:table-cell>
          <table:table-cell table:formula="of:=AVERAGE([.F430:.F479])" office:value-type="float" office:value="68.6448" calcext:value-type="float">
            <text:p>68.6448</text:p>
          </table:table-cell>
          <table:table-cell table:formula="of:=AVERAGE([.F380:.F479])" office:value-type="float" office:value="68.8899" calcext:value-type="float">
            <text:p>68.8899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6" calcext:value-type="date">
            <text:p>2025-11-26</text:p>
          </table:table-cell>
          <table:table-cell office:value-type="float" office:value="72.6" calcext:value-type="float">
            <text:p>72.6</text:p>
          </table:table-cell>
          <table:table-cell office:value-type="float" office:value="73.085" calcext:value-type="float">
            <text:p>73.085</text:p>
          </table:table-cell>
          <table:table-cell office:value-type="float" office:value="72.39" calcext:value-type="float">
            <text:p>72.39</text:p>
          </table:table-cell>
          <table:table-cell office:value-type="float" office:value="72.88" calcext:value-type="float">
            <text:p>72.88</text:p>
          </table:table-cell>
          <table:table-cell office:value-type="float" office:value="11795061" calcext:value-type="float">
            <text:p>11795061</text:p>
          </table:table-cell>
          <table:table-cell table:formula="of:=AVERAGE([.F461:.F480])" office:value-type="float" office:value="70.6875" calcext:value-type="float">
            <text:p>70.6875</text:p>
          </table:table-cell>
          <table:table-cell table:formula="of:=AVERAGE([.F431:.F480])" office:value-type="float" office:value="68.7616" calcext:value-type="float">
            <text:p>68.7616</text:p>
          </table:table-cell>
          <table:table-cell table:formula="of:=AVERAGE([.F381:.F480])" office:value-type="float" office:value="68.9163" calcext:value-type="float">
            <text:p>68.9163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8" calcext:value-type="date">
            <text:p>2025-11-28</text:p>
          </table:table-cell>
          <table:table-cell office:value-type="float" office:value="73" calcext:value-type="float">
            <text:p>73</text:p>
          </table:table-cell>
          <table:table-cell office:value-type="float" office:value="73.23" calcext:value-type="float">
            <text:p>73.23</text:p>
          </table:table-cell>
          <table:table-cell office:value-type="float" office:value="72.76" calcext:value-type="float">
            <text:p>72.76</text:p>
          </table:table-cell>
          <table:table-cell office:value-type="float" office:value="73.12" calcext:value-type="float">
            <text:p>73.12</text:p>
          </table:table-cell>
          <table:table-cell office:value-type="float" office:value="7423049" calcext:value-type="float">
            <text:p>7423049</text:p>
          </table:table-cell>
          <table:table-cell table:formula="of:=AVERAGE([.F462:.F481])" office:value-type="float" office:value="70.8945" calcext:value-type="float">
            <text:p>70.8945</text:p>
          </table:table-cell>
          <table:table-cell table:formula="of:=AVERAGE([.F432:.F481])" office:value-type="float" office:value="68.8948" calcext:value-type="float">
            <text:p>68.8948</text:p>
          </table:table-cell>
          <table:table-cell table:formula="of:=AVERAGE([.F382:.F481])" office:value-type="float" office:value="68.9527" calcext:value-type="float">
            <text:p>68.9527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1" calcext:value-type="date">
            <text:p>2025-12-01</text:p>
          </table:table-cell>
          <table:table-cell office:value-type="float" office:value="72.6" calcext:value-type="float">
            <text:p>72.6</text:p>
          </table:table-cell>
          <table:table-cell office:value-type="float" office:value="72.905" calcext:value-type="float">
            <text:p>72.905</text:p>
          </table:table-cell>
          <table:table-cell office:value-type="float" office:value="71.93" calcext:value-type="float">
            <text:p>71.93</text:p>
          </table:table-cell>
          <table:table-cell office:value-type="float" office:value="71.95" calcext:value-type="float">
            <text:p>71.95</text:p>
          </table:table-cell>
          <table:table-cell office:value-type="float" office:value="14388075" calcext:value-type="float">
            <text:p>14388075</text:p>
          </table:table-cell>
          <table:table-cell table:formula="of:=AVERAGE([.F463:.F482])" office:value-type="float" office:value="71.047" calcext:value-type="float">
            <text:p>71.047</text:p>
          </table:table-cell>
          <table:table-cell table:formula="of:=AVERAGE([.F433:.F482])" office:value-type="float" office:value="69.0052" calcext:value-type="float">
            <text:p>69.0052</text:p>
          </table:table-cell>
          <table:table-cell table:formula="of:=AVERAGE([.F383:.F482])" office:value-type="float" office:value="68.9745" calcext:value-type="float">
            <text:p>68.9745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2" calcext:value-type="date">
            <text:p>2025-12-02</text:p>
          </table:table-cell>
          <table:table-cell table:number-columns-repeated="2" office:value-type="float" office:value="71.8" calcext:value-type="float">
            <text:p>71.8</text:p>
          </table:table-cell>
          <table:table-cell office:value-type="float" office:value="70.43" calcext:value-type="float">
            <text:p>70.43</text:p>
          </table:table-cell>
          <table:table-cell office:value-type="float" office:value="70.67" calcext:value-type="float">
            <text:p>70.67</text:p>
          </table:table-cell>
          <table:table-cell office:value-type="float" office:value="19871302" calcext:value-type="float">
            <text:p>19871302</text:p>
          </table:table-cell>
          <table:table-cell table:formula="of:=AVERAGE([.F464:.F483])" office:value-type="float" office:value="71.182" calcext:value-type="float">
            <text:p>71.182</text:p>
          </table:table-cell>
          <table:table-cell table:formula="of:=AVERAGE([.F434:.F483])" office:value-type="float" office:value="69.0944" calcext:value-type="float">
            <text:p>69.0944</text:p>
          </table:table-cell>
          <table:table-cell table:formula="of:=AVERAGE([.F384:.F483])" office:value-type="float" office:value="68.9825" calcext:value-type="float">
            <text:p>68.9825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3" calcext:value-type="date">
            <text:p>2025-12-03</text:p>
          </table:table-cell>
          <table:table-cell office:value-type="float" office:value="70.85" calcext:value-type="float">
            <text:p>70.85</text:p>
          </table:table-cell>
          <table:table-cell office:value-type="float" office:value="71.4" calcext:value-type="float">
            <text:p>71.4</text:p>
          </table:table-cell>
          <table:table-cell office:value-type="float" office:value="70.61" calcext:value-type="float">
            <text:p>70.61</text:p>
          </table:table-cell>
          <table:table-cell office:value-type="float" office:value="70.81" calcext:value-type="float">
            <text:p>70.81</text:p>
          </table:table-cell>
          <table:table-cell office:value-type="float" office:value="17001667" calcext:value-type="float">
            <text:p>17001667</text:p>
          </table:table-cell>
          <table:table-cell table:formula="of:=AVERAGE([.F465:.F484])" office:value-type="float" office:value="71.2895" calcext:value-type="float">
            <text:p>71.2895</text:p>
          </table:table-cell>
          <table:table-cell table:formula="of:=AVERAGE([.F435:.F484])" office:value-type="float" office:value="69.1764" calcext:value-type="float">
            <text:p>69.1764</text:p>
          </table:table-cell>
          <table:table-cell table:formula="of:=AVERAGE([.F385:.F484])" office:value-type="float" office:value="68.9959" calcext:value-type="float">
            <text:p>68.9959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4" calcext:value-type="date">
            <text:p>2025-12-04</text:p>
          </table:table-cell>
          <table:table-cell office:value-type="float" office:value="70.81" calcext:value-type="float">
            <text:p>70.81</text:p>
          </table:table-cell>
          <table:table-cell office:value-type="float" office:value="71.34" calcext:value-type="float">
            <text:p>71.34</text:p>
          </table:table-cell>
          <table:table-cell office:value-type="float" office:value="70.3701" calcext:value-type="float">
            <text:p>70.3701</text:p>
          </table:table-cell>
          <table:table-cell office:value-type="float" office:value="70.45" calcext:value-type="float">
            <text:p>70.45</text:p>
          </table:table-cell>
          <table:table-cell office:value-type="float" office:value="17710032" calcext:value-type="float">
            <text:p>17710032</text:p>
          </table:table-cell>
          <table:table-cell table:formula="of:=AVERAGE([.F466:.F485])" office:value-type="float" office:value="71.3865" calcext:value-type="float">
            <text:p>71.3865</text:p>
          </table:table-cell>
          <table:table-cell table:formula="of:=AVERAGE([.F436:.F485])" office:value-type="float" office:value="69.2564" calcext:value-type="float">
            <text:p>69.2564</text:p>
          </table:table-cell>
          <table:table-cell table:formula="of:=AVERAGE([.F386:.F485])" office:value-type="float" office:value="69.0068" calcext:value-type="float">
            <text:p>69.0068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5" calcext:value-type="date">
            <text:p>2025-12-05</text:p>
          </table:table-cell>
          <table:table-cell office:value-type="float" office:value="70.315" calcext:value-type="float">
            <text:p>70.315</text:p>
          </table:table-cell>
          <table:table-cell office:value-type="float" office:value="70.71" calcext:value-type="float">
            <text:p>70.71</text:p>
          </table:table-cell>
          <table:table-cell office:value-type="float" office:value="69.8735" calcext:value-type="float">
            <text:p>69.8735</text:p>
          </table:table-cell>
          <table:table-cell office:value-type="float" office:value="70" calcext:value-type="float">
            <text:p>70</text:p>
          </table:table-cell>
          <table:table-cell office:value-type="float" office:value="13978242" calcext:value-type="float">
            <text:p>13978242</text:p>
          </table:table-cell>
          <table:table-cell table:formula="of:=AVERAGE([.F467:.F486])" office:value-type="float" office:value="71.4335" calcext:value-type="float">
            <text:p>71.4335</text:p>
          </table:table-cell>
          <table:table-cell table:formula="of:=AVERAGE([.F437:.F486])" office:value-type="float" office:value="69.3368" calcext:value-type="float">
            <text:p>69.3368</text:p>
          </table:table-cell>
          <table:table-cell table:formula="of:=AVERAGE([.F387:.F486])" office:value-type="float" office:value="69.0141" calcext:value-type="float">
            <text:p>69.0141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08" calcext:value-type="date">
            <text:p>2025-12-08</text:p>
          </table:table-cell>
          <table:table-cell office:value-type="float" office:value="69.84" calcext:value-type="float">
            <text:p>69.84</text:p>
          </table:table-cell>
          <table:table-cell office:value-type="float" office:value="70.38" calcext:value-type="float">
            <text:p>70.38</text:p>
          </table:table-cell>
          <table:table-cell office:value-type="float" office:value="69.49" calcext:value-type="float">
            <text:p>69.49</text:p>
          </table:table-cell>
          <table:table-cell office:value-type="float" office:value="70.25" calcext:value-type="float">
            <text:p>70.25</text:p>
          </table:table-cell>
          <table:table-cell office:value-type="float" office:value="17775097" calcext:value-type="float">
            <text:p>17775097</text:p>
          </table:table-cell>
          <table:table-cell table:formula="of:=AVERAGE([.F468:.F487])" office:value-type="float" office:value="71.4185" calcext:value-type="float">
            <text:p>71.4185</text:p>
          </table:table-cell>
          <table:table-cell table:formula="of:=AVERAGE([.F438:.F487])" office:value-type="float" office:value="69.4284" calcext:value-type="float">
            <text:p>69.4284</text:p>
          </table:table-cell>
          <table:table-cell table:formula="of:=AVERAGE([.F388:.F487])" office:value-type="float" office:value="69.0107" calcext:value-type="float">
            <text:p>69.0107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09" calcext:value-type="date">
            <text:p>2025-12-09</text:p>
          </table:table-cell>
          <table:table-cell office:value-type="float" office:value="70.37" calcext:value-type="float">
            <text:p>70.37</text:p>
          </table:table-cell>
          <table:table-cell office:value-type="float" office:value="70.625" calcext:value-type="float">
            <text:p>70.625</text:p>
          </table:table-cell>
          <table:table-cell office:value-type="float" office:value="69.83" calcext:value-type="float">
            <text:p>69.83</text:p>
          </table:table-cell>
          <table:table-cell office:value-type="float" office:value="70.09" calcext:value-type="float">
            <text:p>70.09</text:p>
          </table:table-cell>
          <table:table-cell office:value-type="float" office:value="13010623" calcext:value-type="float">
            <text:p>13010623</text:p>
          </table:table-cell>
          <table:table-cell table:formula="of:=AVERAGE([.F469:.F488])" office:value-type="float" office:value="71.397" calcext:value-type="float">
            <text:p>71.397</text:p>
          </table:table-cell>
          <table:table-cell table:formula="of:=AVERAGE([.F439:.F488])" office:value-type="float" office:value="69.5094" calcext:value-type="float">
            <text:p>69.5094</text:p>
          </table:table-cell>
          <table:table-cell table:formula="of:=AVERAGE([.F389:.F488])" office:value-type="float" office:value="69.0131" calcext:value-type="float">
            <text:p>69.0131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0" calcext:value-type="date">
            <text:p>2025-12-10</text:p>
          </table:table-cell>
          <table:table-cell office:value-type="float" office:value="70.39" calcext:value-type="float">
            <text:p>70.39</text:p>
          </table:table-cell>
          <table:table-cell office:value-type="float" office:value="70.53" calcext:value-type="float">
            <text:p>70.53</text:p>
          </table:table-cell>
          <table:table-cell office:value-type="float" office:value="69.78" calcext:value-type="float">
            <text:p>69.78</text:p>
          </table:table-cell>
          <table:table-cell office:value-type="float" office:value="70.21" calcext:value-type="float">
            <text:p>70.21</text:p>
          </table:table-cell>
          <table:table-cell office:value-type="float" office:value="29789356" calcext:value-type="float">
            <text:p>29789356</text:p>
          </table:table-cell>
          <table:table-cell table:formula="of:=AVERAGE([.F470:.F489])" office:value-type="float" office:value="71.327" calcext:value-type="float">
            <text:p>71.327</text:p>
          </table:table-cell>
          <table:table-cell table:formula="of:=AVERAGE([.F440:.F489])" office:value-type="float" office:value="69.5872" calcext:value-type="float">
            <text:p>69.5872</text:p>
          </table:table-cell>
          <table:table-cell table:formula="of:=AVERAGE([.F390:.F489])" office:value-type="float" office:value="69.0145" calcext:value-type="float">
            <text:p>69.0145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1" calcext:value-type="date">
            <text:p>2025-12-11</text:p>
          </table:table-cell>
          <table:table-cell office:value-type="float" office:value="70.55" calcext:value-type="float">
            <text:p>70.55</text:p>
          </table:table-cell>
          <table:table-cell office:value-type="float" office:value="70.69" calcext:value-type="float">
            <text:p>70.69</text:p>
          </table:table-cell>
          <table:table-cell office:value-type="float" office:value="68.79" calcext:value-type="float">
            <text:p>68.79</text:p>
          </table:table-cell>
          <table:table-cell office:value-type="float" office:value="69.11" calcext:value-type="float">
            <text:p>69.11</text:p>
          </table:table-cell>
          <table:table-cell office:value-type="float" office:value="23124157" calcext:value-type="float">
            <text:p>23124157</text:p>
          </table:table-cell>
          <table:table-cell table:formula="of:=AVERAGE([.F471:.F490])" office:value-type="float" office:value="71.207" calcext:value-type="float">
            <text:p>71.207</text:p>
          </table:table-cell>
          <table:table-cell table:formula="of:=AVERAGE([.F441:.F490])" office:value-type="float" office:value="69.6338" calcext:value-type="float">
            <text:p>69.6338</text:p>
          </table:table-cell>
          <table:table-cell table:formula="of:=AVERAGE([.F391:.F490])" office:value-type="float" office:value="69.009" calcext:value-type="float">
            <text:p>69.009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2" calcext:value-type="date">
            <text:p>2025-12-12</text:p>
          </table:table-cell>
          <table:table-cell office:value-type="float" office:value="69.135" calcext:value-type="float">
            <text:p>69.135</text:p>
          </table:table-cell>
          <table:table-cell office:value-type="float" office:value="70.6199" calcext:value-type="float">
            <text:p>70.6199</text:p>
          </table:table-cell>
          <table:table-cell office:value-type="float" office:value="69.04" calcext:value-type="float">
            <text:p>69.04</text:p>
          </table:table-cell>
          <table:table-cell office:value-type="float" office:value="70.52" calcext:value-type="float">
            <text:p>70.52</text:p>
          </table:table-cell>
          <table:table-cell office:value-type="float" office:value="18444506" calcext:value-type="float">
            <text:p>18444506</text:p>
          </table:table-cell>
          <table:table-cell table:formula="of:=AVERAGE([.F472:.F491])" office:value-type="float" office:value="71.1795" calcext:value-type="float">
            <text:p>71.1795</text:p>
          </table:table-cell>
          <table:table-cell table:formula="of:=AVERAGE([.F442:.F491])" office:value-type="float" office:value="69.7222" calcext:value-type="float">
            <text:p>69.7222</text:p>
          </table:table-cell>
          <table:table-cell table:formula="of:=AVERAGE([.F392:.F491])" office:value-type="float" office:value="69.0226" calcext:value-type="float">
            <text:p>69.0226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5" calcext:value-type="date">
            <text:p>2025-12-15</text:p>
          </table:table-cell>
          <table:table-cell office:value-type="float" office:value="70.41" calcext:value-type="float">
            <text:p>70.41</text:p>
          </table:table-cell>
          <table:table-cell office:value-type="float" office:value="71.315" calcext:value-type="float">
            <text:p>71.315</text:p>
          </table:table-cell>
          <table:table-cell office:value-type="float" office:value="70.32" calcext:value-type="float">
            <text:p>70.32</text:p>
          </table:table-cell>
          <table:table-cell office:value-type="float" office:value="70.97" calcext:value-type="float">
            <text:p>70.97</text:p>
          </table:table-cell>
          <table:table-cell office:value-type="float" office:value="18660053" calcext:value-type="float">
            <text:p>18660053</text:p>
          </table:table-cell>
          <table:table-cell table:formula="of:=AVERAGE([.F473:.F492])" office:value-type="float" office:value="71.17" calcext:value-type="float">
            <text:p>71.17</text:p>
          </table:table-cell>
          <table:table-cell table:formula="of:=AVERAGE([.F443:.F492])" office:value-type="float" office:value="69.8086" calcext:value-type="float">
            <text:p>69.8086</text:p>
          </table:table-cell>
          <table:table-cell table:formula="of:=AVERAGE([.F393:.F492])" office:value-type="float" office:value="69.0413" calcext:value-type="float">
            <text:p>69.0413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6" calcext:value-type="date">
            <text:p>2025-12-16</text:p>
          </table:table-cell>
          <table:table-cell table:number-columns-repeated="2" office:value-type="float" office:value="71.3" calcext:value-type="float">
            <text:p>71.3</text:p>
          </table:table-cell>
          <table:table-cell office:value-type="float" office:value="70.32" calcext:value-type="float">
            <text:p>70.32</text:p>
          </table:table-cell>
          <table:table-cell office:value-type="float" office:value="70.37" calcext:value-type="float">
            <text:p>70.37</text:p>
          </table:table-cell>
          <table:table-cell office:value-type="float" office:value="17370016" calcext:value-type="float">
            <text:p>17370016</text:p>
          </table:table-cell>
          <table:table-cell table:formula="of:=AVERAGE([.F474:.F493])" office:value-type="float" office:value="71.1545" calcext:value-type="float">
            <text:p>71.1545</text:p>
          </table:table-cell>
          <table:table-cell table:formula="of:=AVERAGE([.F444:.F493])" office:value-type="float" office:value="69.894" calcext:value-type="float">
            <text:p>69.894</text:p>
          </table:table-cell>
          <table:table-cell table:formula="of:=AVERAGE([.F394:.F493])" office:value-type="float" office:value="69.0533" calcext:value-type="float">
            <text:p>69.0533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7" calcext:value-type="date">
            <text:p>2025-12-17</text:p>
          </table:table-cell>
          <table:table-cell office:value-type="float" office:value="70.57" calcext:value-type="float">
            <text:p>70.57</text:p>
          </table:table-cell>
          <table:table-cell office:value-type="float" office:value="70.92" calcext:value-type="float">
            <text:p>70.92</text:p>
          </table:table-cell>
          <table:table-cell office:value-type="float" office:value="70.305" calcext:value-type="float">
            <text:p>70.305</text:p>
          </table:table-cell>
          <table:table-cell office:value-type="float" office:value="70.67" calcext:value-type="float">
            <text:p>70.67</text:p>
          </table:table-cell>
          <table:table-cell office:value-type="float" office:value="13672698" calcext:value-type="float">
            <text:p>13672698</text:p>
          </table:table-cell>
          <table:table-cell table:formula="of:=AVERAGE([.F475:.F494])" office:value-type="float" office:value="71.127" calcext:value-type="float">
            <text:p>71.127</text:p>
          </table:table-cell>
          <table:table-cell table:formula="of:=AVERAGE([.F445:.F494])" office:value-type="float" office:value="69.9716" calcext:value-type="float">
            <text:p>69.9716</text:p>
          </table:table-cell>
          <table:table-cell table:formula="of:=AVERAGE([.F395:.F494])" office:value-type="float" office:value="69.0791" calcext:value-type="float">
            <text:p>69.0791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8" calcext:value-type="date">
            <text:p>2025-12-18</text:p>
          </table:table-cell>
          <table:table-cell office:value-type="float" office:value="70.3" calcext:value-type="float">
            <text:p>70.3</text:p>
          </table:table-cell>
          <table:table-cell office:value-type="float" office:value="70.795" calcext:value-type="float">
            <text:p>70.795</text:p>
          </table:table-cell>
          <table:table-cell office:value-type="float" office:value="70.17" calcext:value-type="float">
            <text:p>70.17</text:p>
          </table:table-cell>
          <table:table-cell office:value-type="float" office:value="70.36" calcext:value-type="float">
            <text:p>70.36</text:p>
          </table:table-cell>
          <table:table-cell office:value-type="float" office:value="15524801" calcext:value-type="float">
            <text:p>15524801</text:p>
          </table:table-cell>
          <table:table-cell table:formula="of:=AVERAGE([.F476:.F495])" office:value-type="float" office:value="71.0895" calcext:value-type="float">
            <text:p>71.0895</text:p>
          </table:table-cell>
          <table:table-cell table:formula="of:=AVERAGE([.F446:.F495])" office:value-type="float" office:value="70.0564" calcext:value-type="float">
            <text:p>70.0564</text:p>
          </table:table-cell>
          <table:table-cell table:formula="of:=AVERAGE([.F396:.F495])" office:value-type="float" office:value="69.0889" calcext:value-type="float">
            <text:p>69.0889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9" calcext:value-type="date">
            <text:p>2025-12-19</text:p>
          </table:table-cell>
          <table:table-cell office:value-type="float" office:value="70.12" calcext:value-type="float">
            <text:p>70.12</text:p>
          </table:table-cell>
          <table:table-cell office:value-type="float" office:value="70.765" calcext:value-type="float">
            <text:p>70.765</text:p>
          </table:table-cell>
          <table:table-cell office:value-type="float" office:value="70.03" calcext:value-type="float">
            <text:p>70.03</text:p>
          </table:table-cell>
          <table:table-cell office:value-type="float" office:value="70.06" calcext:value-type="float">
            <text:p>70.06</text:p>
          </table:table-cell>
          <table:table-cell office:value-type="float" office:value="36911057" calcext:value-type="float">
            <text:p>36911057</text:p>
          </table:table-cell>
          <table:table-cell table:formula="of:=AVERAGE([.F477:.F496])" office:value-type="float" office:value="71.032" calcext:value-type="float">
            <text:p>71.032</text:p>
          </table:table-cell>
          <table:table-cell table:formula="of:=AVERAGE([.F447:.F496])" office:value-type="float" office:value="70.1302" calcext:value-type="float">
            <text:p>70.1302</text:p>
          </table:table-cell>
          <table:table-cell table:formula="of:=AVERAGE([.F397:.F496])" office:value-type="float" office:value="69.102" calcext:value-type="float">
            <text:p>69.102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2" calcext:value-type="date">
            <text:p>2025-12-22</text:p>
          </table:table-cell>
          <table:table-cell office:value-type="float" office:value="69.93" calcext:value-type="float">
            <text:p>69.93</text:p>
          </table:table-cell>
          <table:table-cell office:value-type="float" office:value="70.22" calcext:value-type="float">
            <text:p>70.22</text:p>
          </table:table-cell>
          <table:table-cell office:value-type="float" office:value="69.655" calcext:value-type="float">
            <text:p>69.655</text:p>
          </table:table-cell>
          <table:table-cell office:value-type="float" office:value="70.21" calcext:value-type="float">
            <text:p>70.21</text:p>
          </table:table-cell>
          <table:table-cell office:value-type="float" office:value="12828517" calcext:value-type="float">
            <text:p>12828517</text:p>
          </table:table-cell>
          <table:table-cell table:formula="of:=AVERAGE([.F478:.F497])" office:value-type="float" office:value="70.895" calcext:value-type="float">
            <text:p>70.895</text:p>
          </table:table-cell>
          <table:table-cell table:formula="of:=AVERAGE([.F448:.F497])" office:value-type="float" office:value="70.1936" calcext:value-type="float">
            <text:p>70.1936</text:p>
          </table:table-cell>
          <table:table-cell table:formula="of:=AVERAGE([.F398:.F497])" office:value-type="float" office:value="69.1252" calcext:value-type="float">
            <text:p>69.1252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3" calcext:value-type="date">
            <text:p>2025-12-23</text:p>
          </table:table-cell>
          <table:table-cell office:value-type="float" office:value="70.2" calcext:value-type="float">
            <text:p>70.2</text:p>
          </table:table-cell>
          <table:table-cell office:value-type="float" office:value="70.255" calcext:value-type="float">
            <text:p>70.255</text:p>
          </table:table-cell>
          <table:table-cell office:value-type="float" office:value="69.69" calcext:value-type="float">
            <text:p>69.69</text:p>
          </table:table-cell>
          <table:table-cell office:value-type="float" office:value="69.87" calcext:value-type="float">
            <text:p>69.87</text:p>
          </table:table-cell>
          <table:table-cell office:value-type="float" office:value="9471036" calcext:value-type="float">
            <text:p>9471036</text:p>
          </table:table-cell>
          <table:table-cell table:formula="of:=AVERAGE([.F479:.F498])" office:value-type="float" office:value="70.759" calcext:value-type="float">
            <text:p>70.759</text:p>
          </table:table-cell>
          <table:table-cell table:formula="of:=AVERAGE([.F449:.F498])" office:value-type="float" office:value="70.255" calcext:value-type="float">
            <text:p>70.255</text:p>
          </table:table-cell>
          <table:table-cell table:formula="of:=AVERAGE([.F399:.F498])" office:value-type="float" office:value="69.1353" calcext:value-type="float">
            <text:p>69.1353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4" calcext:value-type="date">
            <text:p>2025-12-24</text:p>
          </table:table-cell>
          <table:table-cell office:value-type="float" office:value="69.895" calcext:value-type="float">
            <text:p>69.895</text:p>
          </table:table-cell>
          <table:table-cell office:value-type="float" office:value="70.16" calcext:value-type="float">
            <text:p>70.16</text:p>
          </table:table-cell>
          <table:table-cell office:value-type="float" office:value="69.75" calcext:value-type="float">
            <text:p>69.75</text:p>
          </table:table-cell>
          <table:table-cell office:value-type="float" office:value="70.11" calcext:value-type="float">
            <text:p>70.11</text:p>
          </table:table-cell>
          <table:table-cell office:value-type="float" office:value="4515327" calcext:value-type="float">
            <text:p>4515327</text:p>
          </table:table-cell>
          <table:table-cell table:formula="of:=AVERAGE([.F480:.F499])" office:value-type="float" office:value="70.634" calcext:value-type="float">
            <text:p>70.634</text:p>
          </table:table-cell>
          <table:table-cell table:formula="of:=AVERAGE([.F450:.F499])" office:value-type="float" office:value="70.307" calcext:value-type="float">
            <text:p>70.307</text:p>
          </table:table-cell>
          <table:table-cell table:formula="of:=AVERAGE([.F400:.F499])" office:value-type="float" office:value="69.1468" calcext:value-type="float">
            <text:p>69.1468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6" calcext:value-type="date">
            <text:p>2025-12-26</text:p>
          </table:table-cell>
          <table:table-cell office:value-type="float" office:value="69.95" calcext:value-type="float">
            <text:p>69.95</text:p>
          </table:table-cell>
          <table:table-cell office:value-type="float" office:value="70.16" calcext:value-type="float">
            <text:p>70.16</text:p>
          </table:table-cell>
          <table:table-cell office:value-type="float" office:value="69.725" calcext:value-type="float">
            <text:p>69.725</text:p>
          </table:table-cell>
          <table:table-cell office:value-type="float" office:value="69.87" calcext:value-type="float">
            <text:p>69.87</text:p>
          </table:table-cell>
          <table:table-cell office:value-type="float" office:value="5711350" calcext:value-type="float">
            <text:p>5711350</text:p>
          </table:table-cell>
          <table:table-cell table:formula="of:=AVERAGE([.F481:.F500])" office:value-type="float" office:value="70.4835" calcext:value-type="float">
            <text:p>70.4835</text:p>
          </table:table-cell>
          <table:table-cell table:formula="of:=AVERAGE([.F451:.F500])" office:value-type="float" office:value="70.3628" calcext:value-type="float">
            <text:p>70.3628</text:p>
          </table:table-cell>
          <table:table-cell table:formula="of:=AVERAGE([.F401:.F500])" office:value-type="float" office:value="69.155" calcext:value-type="float">
            <text:p>69.155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5-12-29" calcext:value-type="date">
            <text:p>2025-12-29</text:p>
          </table:table-cell>
          <table:table-cell office:value-type="float" office:value="70" calcext:value-type="float">
            <text:p>70</text:p>
          </table:table-cell>
          <table:table-cell office:value-type="float" office:value="70.42" calcext:value-type="float">
            <text:p>70.42</text:p>
          </table:table-cell>
          <table:table-cell office:value-type="float" office:value="69.85" calcext:value-type="float">
            <text:p>69.85</text:p>
          </table:table-cell>
          <table:table-cell office:value-type="float" office:value="70.16" calcext:value-type="float">
            <text:p>70.16</text:p>
          </table:table-cell>
          <table:table-cell office:value-type="float" office:value="9686936" calcext:value-type="float">
            <text:p>9686936</text:p>
          </table:table-cell>
          <table:table-cell table:formula="of:=AVERAGE([.F482:.F501])" office:value-type="float" office:value="70.3355" calcext:value-type="float">
            <text:p>70.3355</text:p>
          </table:table-cell>
          <table:table-cell table:formula="of:=AVERAGE([.F452:.F501])" office:value-type="float" office:value="70.4142" calcext:value-type="float">
            <text:p>70.4142</text:p>
          </table:table-cell>
          <table:table-cell table:formula="of:=AVERAGE([.F402:.F501])" office:value-type="float" office:value="69.1615" calcext:value-type="float">
            <text:p>69.1615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70.02" calcext:value-type="float">
            <text:p>70.02</text:p>
          </table:table-cell>
          <table:table-cell office:value-type="float" office:value="70.235" calcext:value-type="float">
            <text:p>70.235</text:p>
          </table:table-cell>
          <table:table-cell office:value-type="float" office:value="69.8" calcext:value-type="float">
            <text:p>69.8</text:p>
          </table:table-cell>
          <table:table-cell office:value-type="float" office:value="70.07" calcext:value-type="float">
            <text:p>70.07</text:p>
          </table:table-cell>
          <table:table-cell office:value-type="float" office:value="8610896" calcext:value-type="float">
            <text:p>8610896</text:p>
          </table:table-cell>
          <table:table-cell table:formula="of:=AVERAGE([.F483:.F502])" office:value-type="float" office:value="70.2415" calcext:value-type="float">
            <text:p>70.2415</text:p>
          </table:table-cell>
          <table:table-cell table:formula="of:=AVERAGE([.F453:.F502])" office:value-type="float" office:value="70.4468" calcext:value-type="float">
            <text:p>70.4468</text:p>
          </table:table-cell>
          <table:table-cell table:formula="of:=AVERAGE([.F403:.F502])" office:value-type="float" office:value="69.1579" calcext:value-type="float">
            <text:p>69.1579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70.07" calcext:value-type="float">
            <text:p>70.07</text:p>
          </table:table-cell>
          <table:table-cell office:value-type="float" office:value="70.16" calcext:value-type="float">
            <text:p>70.16</text:p>
          </table:table-cell>
          <table:table-cell office:value-type="float" office:value="69.8801" calcext:value-type="float">
            <text:p>69.8801</text:p>
          </table:table-cell>
          <table:table-cell office:value-type="float" office:value="69.91" calcext:value-type="float">
            <text:p>69.91</text:p>
          </table:table-cell>
          <table:table-cell office:value-type="float" office:value="8127801" calcext:value-type="float">
            <text:p>8127801</text:p>
          </table:table-cell>
          <table:table-cell table:formula="of:=AVERAGE([.F484:.F503])" office:value-type="float" office:value="70.2035" calcext:value-type="float">
            <text:p>70.2035</text:p>
          </table:table-cell>
          <table:table-cell table:formula="of:=AVERAGE([.F454:.F503])" office:value-type="float" office:value="70.4762" calcext:value-type="float">
            <text:p>70.4762</text:p>
          </table:table-cell>
          <table:table-cell table:formula="of:=AVERAGE([.F404:.F503])" office:value-type="float" office:value="69.1536" calcext:value-type="float">
            <text:p>69.1536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6-01-02" calcext:value-type="date">
            <text:p>2026-01-02</text:p>
          </table:table-cell>
          <table:table-cell office:value-type="float" office:value="69.85" calcext:value-type="float">
            <text:p>69.85</text:p>
          </table:table-cell>
          <table:table-cell office:value-type="float" office:value="69.87" calcext:value-type="float">
            <text:p>69.87</text:p>
          </table:table-cell>
          <table:table-cell office:value-type="float" office:value="68.975" calcext:value-type="float">
            <text:p>68.975</text:p>
          </table:table-cell>
          <table:table-cell office:value-type="float" office:value="69.12" calcext:value-type="float">
            <text:p>69.12</text:p>
          </table:table-cell>
          <table:table-cell office:value-type="float" office:value="12151309" calcext:value-type="float">
            <text:p>12151309</text:p>
          </table:table-cell>
          <table:table-cell table:formula="of:=AVERAGE([.F485:.F504])" office:value-type="float" office:value="70.119" calcext:value-type="float">
            <text:p>70.119</text:p>
          </table:table-cell>
          <table:table-cell table:formula="of:=AVERAGE([.F455:.F504])" office:value-type="float" office:value="70.4342" calcext:value-type="float">
            <text:p>70.4342</text:p>
          </table:table-cell>
          <table:table-cell table:formula="of:=AVERAGE([.F405:.F504])" office:value-type="float" office:value="69.1373" calcext:value-type="float">
            <text:p>69.1373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5" calcext:value-type="date">
            <text:p>2026-01-05</text:p>
          </table:table-cell>
          <table:table-cell table:number-columns-repeated="2" office:value-type="float" office:value="68.92" calcext:value-type="float">
            <text:p>68.92</text:p>
          </table:table-cell>
          <table:table-cell office:value-type="float" office:value="67.92" calcext:value-type="float">
            <text:p>67.92</text:p>
          </table:table-cell>
          <table:table-cell office:value-type="float" office:value="67.94" calcext:value-type="float">
            <text:p>67.94</text:p>
          </table:table-cell>
          <table:table-cell office:value-type="float" office:value="21186642" calcext:value-type="float">
            <text:p>21186642</text:p>
          </table:table-cell>
          <table:table-cell table:formula="of:=AVERAGE([.F486:.F505])" office:value-type="float" office:value="69.9935" calcext:value-type="float">
            <text:p>69.9935</text:p>
          </table:table-cell>
          <table:table-cell table:formula="of:=AVERAGE([.F456:.F505])" office:value-type="float" office:value="70.3768" calcext:value-type="float">
            <text:p>70.3768</text:p>
          </table:table-cell>
          <table:table-cell table:formula="of:=AVERAGE([.F406:.F505])" office:value-type="float" office:value="69.1096" calcext:value-type="float">
            <text:p>69.1096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6" calcext:value-type="date">
            <text:p>2026-01-06</text:p>
          </table:table-cell>
          <table:table-cell office:value-type="float" office:value="68.01" calcext:value-type="float">
            <text:p>68.01</text:p>
          </table:table-cell>
          <table:table-cell office:value-type="float" office:value="68.25" calcext:value-type="float">
            <text:p>68.25</text:p>
          </table:table-cell>
          <table:table-cell office:value-type="float" office:value="67.59" calcext:value-type="float">
            <text:p>67.59</text:p>
          </table:table-cell>
          <table:table-cell office:value-type="float" office:value="67.84" calcext:value-type="float">
            <text:p>67.84</text:p>
          </table:table-cell>
          <table:table-cell office:value-type="float" office:value="21019861" calcext:value-type="float">
            <text:p>21019861</text:p>
          </table:table-cell>
          <table:table-cell table:formula="of:=AVERAGE([.F487:.F506])" office:value-type="float" office:value="69.8855" calcext:value-type="float">
            <text:p>69.8855</text:p>
          </table:table-cell>
          <table:table-cell table:formula="of:=AVERAGE([.F457:.F506])" office:value-type="float" office:value="70.3348" calcext:value-type="float">
            <text:p>70.3348</text:p>
          </table:table-cell>
          <table:table-cell table:formula="of:=AVERAGE([.F407:.F506])" office:value-type="float" office:value="69.0834" calcext:value-type="float">
            <text:p>69.0834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7" calcext:value-type="date">
            <text:p>2026-01-07</text:p>
          </table:table-cell>
          <table:table-cell office:value-type="float" office:value="67.99" calcext:value-type="float">
            <text:p>67.99</text:p>
          </table:table-cell>
          <table:table-cell office:value-type="float" office:value="68.07" calcext:value-type="float">
            <text:p>68.07</text:p>
          </table:table-cell>
          <table:table-cell office:value-type="float" office:value="67.274" calcext:value-type="float">
            <text:p>67.274</text:p>
          </table:table-cell>
          <table:table-cell office:value-type="float" office:value="67.54" calcext:value-type="float">
            <text:p>67.54</text:p>
          </table:table-cell>
          <table:table-cell office:value-type="float" office:value="20223362" calcext:value-type="float">
            <text:p>20223362</text:p>
          </table:table-cell>
          <table:table-cell table:formula="of:=AVERAGE([.F488:.F507])" office:value-type="float" office:value="69.75" calcext:value-type="float">
            <text:p>69.75</text:p>
          </table:table-cell>
          <table:table-cell table:formula="of:=AVERAGE([.F458:.F507])" office:value-type="float" office:value="70.2914" calcext:value-type="float">
            <text:p>70.2914</text:p>
          </table:table-cell>
          <table:table-cell table:formula="of:=AVERAGE([.F408:.F507])" office:value-type="float" office:value="69.0633" calcext:value-type="float">
            <text:p>69.0633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8" calcext:value-type="date">
            <text:p>2026-01-08</text:p>
          </table:table-cell>
          <table:table-cell office:value-type="float" office:value="67.5" calcext:value-type="float">
            <text:p>67.5</text:p>
          </table:table-cell>
          <table:table-cell office:value-type="float" office:value="69.455" calcext:value-type="float">
            <text:p>69.455</text:p>
          </table:table-cell>
          <table:table-cell office:value-type="float" office:value="67.45" calcext:value-type="float">
            <text:p>67.45</text:p>
          </table:table-cell>
          <table:table-cell office:value-type="float" office:value="69.37" calcext:value-type="float">
            <text:p>69.37</text:p>
          </table:table-cell>
          <table:table-cell office:value-type="float" office:value="19236983" calcext:value-type="float">
            <text:p>19236983</text:p>
          </table:table-cell>
          <table:table-cell table:formula="of:=AVERAGE([.F489:.F508])" office:value-type="float" office:value="69.714" calcext:value-type="float">
            <text:p>69.714</text:p>
          </table:table-cell>
          <table:table-cell table:formula="of:=AVERAGE([.F459:.F508])" office:value-type="float" office:value="70.2776" calcext:value-type="float">
            <text:p>70.2776</text:p>
          </table:table-cell>
          <table:table-cell table:formula="of:=AVERAGE([.F409:.F508])" office:value-type="float" office:value="69.0578" calcext:value-type="float">
            <text:p>69.0578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9" calcext:value-type="date">
            <text:p>2026-01-09</text:p>
          </table:table-cell>
          <table:table-cell office:value-type="float" office:value="69.415" calcext:value-type="float">
            <text:p>69.415</text:p>
          </table:table-cell>
          <table:table-cell office:value-type="float" office:value="70.66" calcext:value-type="float">
            <text:p>70.66</text:p>
          </table:table-cell>
          <table:table-cell office:value-type="float" office:value="69.12" calcext:value-type="float">
            <text:p>69.12</text:p>
          </table:table-cell>
          <table:table-cell office:value-type="float" office:value="70.51" calcext:value-type="float">
            <text:p>70.51</text:p>
          </table:table-cell>
          <table:table-cell office:value-type="float" office:value="19638646" calcext:value-type="float">
            <text:p>19638646</text:p>
          </table:table-cell>
          <table:table-cell table:formula="of:=AVERAGE([.F490:.F509])" office:value-type="float" office:value="69.729" calcext:value-type="float">
            <text:p>69.729</text:p>
          </table:table-cell>
          <table:table-cell table:formula="of:=AVERAGE([.F460:.F509])" office:value-type="float" office:value="70.2846" calcext:value-type="float">
            <text:p>70.2846</text:p>
          </table:table-cell>
          <table:table-cell table:formula="of:=AVERAGE([.F410:.F509])" office:value-type="float" office:value="69.0716" calcext:value-type="float">
            <text:p>69.071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2" calcext:value-type="date">
            <text:p>2026-01-12</text:p>
          </table:table-cell>
          <table:table-cell office:value-type="float" office:value="70.895" calcext:value-type="float">
            <text:p>70.895</text:p>
          </table:table-cell>
          <table:table-cell office:value-type="float" office:value="70.965" calcext:value-type="float">
            <text:p>70.965</text:p>
          </table:table-cell>
          <table:table-cell office:value-type="float" office:value="70.235" calcext:value-type="float">
            <text:p>70.235</text:p>
          </table:table-cell>
          <table:table-cell office:value-type="float" office:value="70.5" calcext:value-type="float">
            <text:p>70.5</text:p>
          </table:table-cell>
          <table:table-cell office:value-type="float" office:value="20582473" calcext:value-type="float">
            <text:p>20582473</text:p>
          </table:table-cell>
          <table:table-cell table:formula="of:=AVERAGE([.F491:.F510])" office:value-type="float" office:value="69.7985" calcext:value-type="float">
            <text:p>69.7985</text:p>
          </table:table-cell>
          <table:table-cell table:formula="of:=AVERAGE([.F461:.F510])" office:value-type="float" office:value="70.3276" calcext:value-type="float">
            <text:p>70.3276</text:p>
          </table:table-cell>
          <table:table-cell table:formula="of:=AVERAGE([.F411:.F510])" office:value-type="float" office:value="69.0753" calcext:value-type="float">
            <text:p>69.075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3" calcext:value-type="date">
            <text:p>2026-01-13</text:p>
          </table:table-cell>
          <table:table-cell office:value-type="float" office:value="70.42" calcext:value-type="float">
            <text:p>70.42</text:p>
          </table:table-cell>
          <table:table-cell office:value-type="float" office:value="71.24" calcext:value-type="float">
            <text:p>71.24</text:p>
          </table:table-cell>
          <table:table-cell office:value-type="float" office:value="70.27" calcext:value-type="float">
            <text:p>70.27</text:p>
          </table:table-cell>
          <table:table-cell office:value-type="float" office:value="71.24" calcext:value-type="float">
            <text:p>71.24</text:p>
          </table:table-cell>
          <table:table-cell office:value-type="float" office:value="18324762" calcext:value-type="float">
            <text:p>18324762</text:p>
          </table:table-cell>
          <table:table-cell table:formula="of:=AVERAGE([.F492:.F511])" office:value-type="float" office:value="69.8345" calcext:value-type="float">
            <text:p>69.8345</text:p>
          </table:table-cell>
          <table:table-cell table:formula="of:=AVERAGE([.F462:.F511])" office:value-type="float" office:value="70.3728" calcext:value-type="float">
            <text:p>70.3728</text:p>
          </table:table-cell>
          <table:table-cell table:formula="of:=AVERAGE([.F412:.F511])" office:value-type="float" office:value="69.0807" calcext:value-type="float">
            <text:p>69.080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4" calcext:value-type="date">
            <text:p>2026-01-14</text:p>
          </table:table-cell>
          <table:table-cell office:value-type="float" office:value="71.17" calcext:value-type="float">
            <text:p>71.17</text:p>
          </table:table-cell>
          <table:table-cell office:value-type="float" office:value="71.71" calcext:value-type="float">
            <text:p>71.71</text:p>
          </table:table-cell>
          <table:table-cell office:value-type="float" office:value="70.81" calcext:value-type="float">
            <text:p>70.81</text:p>
          </table:table-cell>
          <table:table-cell office:value-type="float" office:value="71.44" calcext:value-type="float">
            <text:p>71.44</text:p>
          </table:table-cell>
          <table:table-cell office:value-type="float" office:value="16739070" calcext:value-type="float">
            <text:p>16739070</text:p>
          </table:table-cell>
          <table:table-cell table:formula="of:=AVERAGE([.F493:.F512])" office:value-type="float" office:value="69.858" calcext:value-type="float">
            <text:p>69.858</text:p>
          </table:table-cell>
          <table:table-cell table:formula="of:=AVERAGE([.F463:.F512])" office:value-type="float" office:value="70.4236" calcext:value-type="float">
            <text:p>70.4236</text:p>
          </table:table-cell>
          <table:table-cell table:formula="of:=AVERAGE([.F413:.F512])" office:value-type="float" office:value="69.0885" calcext:value-type="float">
            <text:p>69.088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5" calcext:value-type="date">
            <text:p>2026-01-15</text:p>
          </table:table-cell>
          <table:table-cell office:value-type="float" office:value="71.59" calcext:value-type="float">
            <text:p>71.59</text:p>
          </table:table-cell>
          <table:table-cell office:value-type="float" office:value="71.6" calcext:value-type="float">
            <text:p>71.6</text:p>
          </table:table-cell>
          <table:table-cell office:value-type="float" office:value="70.365" calcext:value-type="float">
            <text:p>70.365</text:p>
          </table:table-cell>
          <table:table-cell office:value-type="float" office:value="70.48" calcext:value-type="float">
            <text:p>70.48</text:p>
          </table:table-cell>
          <table:table-cell office:value-type="float" office:value="15464124" calcext:value-type="float">
            <text:p>15464124</text:p>
          </table:table-cell>
          <table:table-cell table:formula="of:=AVERAGE([.F494:.F513])" office:value-type="float" office:value="69.8635" calcext:value-type="float">
            <text:p>69.8635</text:p>
          </table:table-cell>
          <table:table-cell table:formula="of:=AVERAGE([.F464:.F513])" office:value-type="float" office:value="70.4738" calcext:value-type="float">
            <text:p>70.4738</text:p>
          </table:table-cell>
          <table:table-cell table:formula="of:=AVERAGE([.F414:.F513])" office:value-type="float" office:value="69.092" calcext:value-type="float">
            <text:p>69.092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6" calcext:value-type="date">
            <text:p>2026-01-16</text:p>
          </table:table-cell>
          <table:table-cell office:value-type="float" office:value="70.29" calcext:value-type="float">
            <text:p>70.29</text:p>
          </table:table-cell>
          <table:table-cell office:value-type="float" office:value="70.74" calcext:value-type="float">
            <text:p>70.74</text:p>
          </table:table-cell>
          <table:table-cell office:value-type="float" office:value="70.04" calcext:value-type="float">
            <text:p>70.04</text:p>
          </table:table-cell>
          <table:table-cell office:value-type="float" office:value="70.44" calcext:value-type="float">
            <text:p>70.44</text:p>
          </table:table-cell>
          <table:table-cell office:value-type="float" office:value="20027535" calcext:value-type="float">
            <text:p>20027535</text:p>
          </table:table-cell>
          <table:table-cell table:formula="of:=AVERAGE([.F495:.F514])" office:value-type="float" office:value="69.852" calcext:value-type="float">
            <text:p>69.852</text:p>
          </table:table-cell>
          <table:table-cell table:formula="of:=AVERAGE([.F465:.F514])" office:value-type="float" office:value="70.5094" calcext:value-type="float">
            <text:p>70.5094</text:p>
          </table:table-cell>
          <table:table-cell table:formula="of:=AVERAGE([.F415:.F514])" office:value-type="float" office:value="69.1071" calcext:value-type="float">
            <text:p>69.1071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0" calcext:value-type="date">
            <text:p>2026-01-20</text:p>
          </table:table-cell>
          <table:table-cell office:value-type="float" office:value="70" calcext:value-type="float">
            <text:p>70</text:p>
          </table:table-cell>
          <table:table-cell office:value-type="float" office:value="71.78" calcext:value-type="float">
            <text:p>71.78</text:p>
          </table:table-cell>
          <table:table-cell office:value-type="float" office:value="69.79" calcext:value-type="float">
            <text:p>69.79</text:p>
          </table:table-cell>
          <table:table-cell office:value-type="float" office:value="71.75" calcext:value-type="float">
            <text:p>71.75</text:p>
          </table:table-cell>
          <table:table-cell office:value-type="float" office:value="22152209" calcext:value-type="float">
            <text:p>22152209</text:p>
          </table:table-cell>
          <table:table-cell table:formula="of:=AVERAGE([.F496:.F515])" office:value-type="float" office:value="69.9215" calcext:value-type="float">
            <text:p>69.9215</text:p>
          </table:table-cell>
          <table:table-cell table:formula="of:=AVERAGE([.F466:.F515])" office:value-type="float" office:value="70.5742" calcext:value-type="float">
            <text:p>70.5742</text:p>
          </table:table-cell>
          <table:table-cell table:formula="of:=AVERAGE([.F416:.F515])" office:value-type="float" office:value="69.1373" calcext:value-type="float">
            <text:p>69.1373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1" calcext:value-type="date">
            <text:p>2026-01-21</text:p>
          </table:table-cell>
          <table:table-cell office:value-type="float" office:value="71.98" calcext:value-type="float">
            <text:p>71.98</text:p>
          </table:table-cell>
          <table:table-cell office:value-type="float" office:value="72.24" calcext:value-type="float">
            <text:p>72.24</text:p>
          </table:table-cell>
          <table:table-cell office:value-type="float" office:value="70.83" calcext:value-type="float">
            <text:p>70.83</text:p>
          </table:table-cell>
          <table:table-cell office:value-type="float" office:value="72.01" calcext:value-type="float">
            <text:p>72.01</text:p>
          </table:table-cell>
          <table:table-cell office:value-type="float" office:value="21660567" calcext:value-type="float">
            <text:p>21660567</text:p>
          </table:table-cell>
          <table:table-cell table:formula="of:=AVERAGE([.F497:.F516])" office:value-type="float" office:value="70.019" calcext:value-type="float">
            <text:p>70.019</text:p>
          </table:table-cell>
          <table:table-cell table:formula="of:=AVERAGE([.F467:.F516])" office:value-type="float" office:value="70.6332" calcext:value-type="float">
            <text:p>70.6332</text:p>
          </table:table-cell>
          <table:table-cell table:formula="of:=AVERAGE([.F417:.F516])" office:value-type="float" office:value="69.1691" calcext:value-type="float">
            <text:p>69.1691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2" calcext:value-type="date">
            <text:p>2026-01-22</text:p>
          </table:table-cell>
          <table:table-cell office:value-type="float" office:value="71.825" calcext:value-type="float">
            <text:p>71.825</text:p>
          </table:table-cell>
          <table:table-cell office:value-type="float" office:value="72.04" calcext:value-type="float">
            <text:p>72.04</text:p>
          </table:table-cell>
          <table:table-cell office:value-type="float" office:value="71.44" calcext:value-type="float">
            <text:p>71.44</text:p>
          </table:table-cell>
          <table:table-cell office:value-type="float" office:value="71.87" calcext:value-type="float">
            <text:p>71.87</text:p>
          </table:table-cell>
          <table:table-cell office:value-type="float" office:value="13962778" calcext:value-type="float">
            <text:p>13962778</text:p>
          </table:table-cell>
          <table:table-cell table:formula="of:=AVERAGE([.F498:.F517])" office:value-type="float" office:value="70.102" calcext:value-type="float">
            <text:p>70.102</text:p>
          </table:table-cell>
          <table:table-cell table:formula="of:=AVERAGE([.F468:.F517])" office:value-type="float" office:value="70.6596" calcext:value-type="float">
            <text:p>70.6596</text:p>
          </table:table-cell>
          <table:table-cell table:formula="of:=AVERAGE([.F418:.F517])" office:value-type="float" office:value="69.2042" calcext:value-type="float">
            <text:p>69.2042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3" calcext:value-type="date">
            <text:p>2026-01-23</text:p>
          </table:table-cell>
          <table:table-cell office:value-type="float" office:value="72.015" calcext:value-type="float">
            <text:p>72.015</text:p>
          </table:table-cell>
          <table:table-cell office:value-type="float" office:value="73.06" calcext:value-type="float">
            <text:p>73.06</text:p>
          </table:table-cell>
          <table:table-cell office:value-type="float" office:value="71.775" calcext:value-type="float">
            <text:p>71.775</text:p>
          </table:table-cell>
          <table:table-cell office:value-type="float" office:value="72.88" calcext:value-type="float">
            <text:p>72.88</text:p>
          </table:table-cell>
          <table:table-cell office:value-type="float" office:value="18307084" calcext:value-type="float">
            <text:p>18307084</text:p>
          </table:table-cell>
          <table:table-cell table:formula="of:=AVERAGE([.F499:.F518])" office:value-type="float" office:value="70.2525" calcext:value-type="float">
            <text:p>70.2525</text:p>
          </table:table-cell>
          <table:table-cell table:formula="of:=AVERAGE([.F469:.F518])" office:value-type="float" office:value="70.7068" calcext:value-type="float">
            <text:p>70.7068</text:p>
          </table:table-cell>
          <table:table-cell table:formula="of:=AVERAGE([.F419:.F518])" office:value-type="float" office:value="69.2431" calcext:value-type="float">
            <text:p>69.2431</text:p>
          </table:table-cell>
        </table:table-row>
      </table:table>
      <table:table table:name="Pivot Table_Data_1" table:style-name="ta1">
        <table:table-column table:style-name="co3" table:default-cell-style-name="ce10"/>
        <table:table-column table:style-name="co4" table:default-cell-style-name="ce18"/>
        <table:table-column table:style-name="co3" table:number-columns-repeated="4" table:default-cell-style-name="Default"/>
        <table:table-row table:style-name="ro1">
          <table:table-cell table:style-name="ce8" office:value-type="string" calcext:value-type="string">
            <text:p>Week Start</text:p>
          </table:table-cell>
          <table:table-cell table:style-name="ce16" office:value-type="string" calcext:value-type="string">
            <text:p>Average - Close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</table:table-row>
        <table:table-row table:style-name="ro1">
          <table:table-cell table:style-name="ce9" office:value-type="date" office:date-value="2024-01-01" calcext:value-type="date">
            <text:p>2024-01-01</text:p>
          </table:table-cell>
          <table:table-cell table:style-name="ce17" office:value-type="float" office:value="59.8025" calcext:value-type="float">
            <text:p>59.8025</text:p>
          </table:table-cell>
          <table:table-cell table:number-columns-repeated="4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float" office:value="60.102" calcext:value-type="float">
            <text:p>60.102</text:p>
          </table:table-cell>
          <table:table-cell table:number-columns-repeated="4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float" office:value="59.9925" calcext:value-type="float">
            <text:p>59.9925</text:p>
          </table:table-cell>
          <table:table-cell table:number-columns-repeated="4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59.372" calcext:value-type="float">
            <text:p>59.372</text:p>
          </table:table-cell>
          <table:table-cell table:number-columns-repeated="4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60.128" calcext:value-type="float">
            <text:p>60.128</text:p>
          </table:table-cell>
          <table:table-cell table:number-columns-repeated="4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59.872" calcext:value-type="float">
            <text:p>59.872</text:p>
          </table:table-cell>
          <table:table-cell table:number-columns-repeated="4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float" office:value="59.426" calcext:value-type="float">
            <text:p>59.426</text:p>
          </table:table-cell>
          <table:table-cell table:number-columns-repeated="4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float" office:value="61.0725" calcext:value-type="float">
            <text:p>61.0725</text:p>
          </table:table-cell>
          <table:table-cell table:number-columns-repeated="4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float" office:value="60.2" calcext:value-type="float">
            <text:p>60.2</text:p>
          </table:table-cell>
          <table:table-cell table:number-columns-repeated="4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59.568" calcext:value-type="float">
            <text:p>59.568</text:p>
          </table:table-cell>
          <table:table-cell table:number-columns-repeated="4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60.448" calcext:value-type="float">
            <text:p>60.448</text:p>
          </table:table-cell>
          <table:table-cell table:number-columns-repeated="4"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60.414" calcext:value-type="float">
            <text:p>60.414</text:p>
          </table:table-cell>
          <table:table-cell table:number-columns-repeated="4"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60.7875" calcext:value-type="float">
            <text:p>60.7875</text:p>
          </table:table-cell>
          <table:table-cell table:number-columns-repeated="4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59.894" calcext:value-type="float">
            <text:p>59.894</text:p>
          </table:table-cell>
          <table:table-cell table:number-columns-repeated="4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59.048" calcext:value-type="float">
            <text:p>59.048</text:p>
          </table:table-cell>
          <table:table-cell table:number-columns-repeated="4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58.758" calcext:value-type="float">
            <text:p>58.758</text:p>
          </table:table-cell>
          <table:table-cell table:number-columns-repeated="4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61.244" calcext:value-type="float">
            <text:p>61.244</text:p>
          </table:table-cell>
          <table:table-cell table:number-columns-repeated="4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61.98" calcext:value-type="float">
            <text:p>61.98</text:p>
          </table:table-cell>
          <table:table-cell table:number-columns-repeated="4"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float" office:value="62.792" calcext:value-type="float">
            <text:p>62.792</text:p>
          </table:table-cell>
          <table:table-cell table:number-columns-repeated="4"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float" office:value="63.232" calcext:value-type="float">
            <text:p>63.232</text:p>
          </table:table-cell>
          <table:table-cell table:number-columns-repeated="4"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float" office:value="62.514" calcext:value-type="float">
            <text:p>62.514</text:p>
          </table:table-cell>
          <table:table-cell table:number-columns-repeated="4"/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float" office:value="62.105" calcext:value-type="float">
            <text:p>62.105</text:p>
          </table:table-cell>
          <table:table-cell table:number-columns-repeated="4"/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63.77" calcext:value-type="float">
            <text:p>63.77</text:p>
          </table:table-cell>
          <table:table-cell table:number-columns-repeated="4"/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63.112" calcext:value-type="float">
            <text:p>63.112</text:p>
          </table:table-cell>
          <table:table-cell table:number-columns-repeated="4"/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62.55" calcext:value-type="float">
            <text:p>62.55</text:p>
          </table:table-cell>
          <table:table-cell table:number-columns-repeated="4"/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63.884" calcext:value-type="float">
            <text:p>63.884</text:p>
          </table:table-cell>
          <table:table-cell table:number-columns-repeated="4"/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float" office:value="63.38" calcext:value-type="float">
            <text:p>63.38</text:p>
          </table:table-cell>
          <table:table-cell table:number-columns-repeated="4"/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63.056" calcext:value-type="float">
            <text:p>63.056</text:p>
          </table:table-cell>
          <table:table-cell table:number-columns-repeated="4"/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64.674" calcext:value-type="float">
            <text:p>64.674</text:p>
          </table:table-cell>
          <table:table-cell table:number-columns-repeated="4"/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float" office:value="65.732" calcext:value-type="float">
            <text:p>65.732</text:p>
          </table:table-cell>
          <table:table-cell table:number-columns-repeated="4"/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float" office:value="67.708" calcext:value-type="float">
            <text:p>67.708</text:p>
          </table:table-cell>
          <table:table-cell table:number-columns-repeated="4"/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float" office:value="68.404" calcext:value-type="float">
            <text:p>68.404</text:p>
          </table:table-cell>
          <table:table-cell table:number-columns-repeated="4"/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float" office:value="68.608" calcext:value-type="float">
            <text:p>68.608</text:p>
          </table:table-cell>
          <table:table-cell table:number-columns-repeated="4"/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float" office:value="69.41" calcext:value-type="float">
            <text:p>69.41</text:p>
          </table:table-cell>
          <table:table-cell table:number-columns-repeated="4"/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float" office:value="71.722" calcext:value-type="float">
            <text:p>71.722</text:p>
          </table:table-cell>
          <table:table-cell table:number-columns-repeated="4"/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float" office:value="71.97" calcext:value-type="float">
            <text:p>71.97</text:p>
          </table:table-cell>
          <table:table-cell table:number-columns-repeated="4"/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float" office:value="71.424" calcext:value-type="float">
            <text:p>71.424</text:p>
          </table:table-cell>
          <table:table-cell table:number-columns-repeated="4"/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71.582" calcext:value-type="float">
            <text:p>71.582</text:p>
          </table:table-cell>
          <table:table-cell table:number-columns-repeated="4"/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71.54" calcext:value-type="float">
            <text:p>71.54</text:p>
          </table:table-cell>
          <table:table-cell table:number-columns-repeated="4"/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71.054" calcext:value-type="float">
            <text:p>71.054</text:p>
          </table:table-cell>
          <table:table-cell table:number-columns-repeated="4"/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69.316" calcext:value-type="float">
            <text:p>69.316</text:p>
          </table:table-cell>
          <table:table-cell table:number-columns-repeated="4"/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70.318" calcext:value-type="float">
            <text:p>70.318</text:p>
          </table:table-cell>
          <table:table-cell table:number-columns-repeated="4"/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float" office:value="68.226" calcext:value-type="float">
            <text:p>68.226</text:p>
          </table:table-cell>
          <table:table-cell table:number-columns-repeated="4"/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float" office:value="65.694" calcext:value-type="float">
            <text:p>65.694</text:p>
          </table:table-cell>
          <table:table-cell table:number-columns-repeated="4"/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float" office:value="64.352" calcext:value-type="float">
            <text:p>64.352</text:p>
          </table:table-cell>
          <table:table-cell table:number-columns-repeated="4"/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float" office:value="62.77" calcext:value-type="float">
            <text:p>62.77</text:p>
          </table:table-cell>
          <table:table-cell table:number-columns-repeated="4"/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float" office:value="63.024" calcext:value-type="float">
            <text:p>63.024</text:p>
          </table:table-cell>
          <table:table-cell table:number-columns-repeated="4"/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float" office:value="62.966" calcext:value-type="float">
            <text:p>62.966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float" office:value="63.022" calcext:value-type="float">
            <text:p>63.022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62.76" calcext:value-type="float">
            <text:p>62.76</text:p>
          </table:table-cell>
          <table:table-cell table:number-columns-repeated="4"/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float" office:value="62.56" calcext:value-type="float">
            <text:p>62.56</text:p>
          </table:table-cell>
          <table:table-cell table:number-columns-repeated="4"/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61.97" calcext:value-type="float">
            <text:p>61.97</text:p>
          </table:table-cell>
          <table:table-cell table:number-columns-repeated="4"/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61.1075" calcext:value-type="float">
            <text:p>61.1075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62.084" calcext:value-type="float">
            <text:p>62.084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float" office:value="61.9125" calcext:value-type="float">
            <text:p>61.9125</text:p>
          </table:table-cell>
          <table:table-cell table:number-columns-repeated="4"/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63.318" calcext:value-type="float">
            <text:p>63.318</text:p>
          </table:table-cell>
          <table:table-cell table:number-columns-repeated="4"/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63.268" calcext:value-type="float">
            <text:p>63.268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67.846" calcext:value-type="float">
            <text:p>67.846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float" office:value="70.1275" calcext:value-type="float">
            <text:p>70.1275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70.992" calcext:value-type="float">
            <text:p>70.992</text:p>
          </table:table-cell>
          <table:table-cell table:number-columns-repeated="4"/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float" office:value="70.896" calcext:value-type="float">
            <text:p>70.896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float" office:value="70.242" calcext:value-type="float">
            <text:p>70.242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float" office:value="69.432" calcext:value-type="float">
            <text:p>69.432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float" office:value="69.778" calcext:value-type="float">
            <text:p>69.778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float" office:value="71.586" calcext:value-type="float">
            <text:p>71.586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float" office:value="69.786" calcext:value-type="float">
            <text:p>69.786</text:p>
          </table:table-cell>
          <table:table-cell table:number-columns-repeated="4"/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float" office:value="72.2475" calcext:value-type="float">
            <text:p>72.2475</text:p>
          </table:table-cell>
          <table:table-cell table:number-columns-repeated="4"/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float" office:value="72.88" calcext:value-type="float">
            <text:p>72.88</text:p>
          </table:table-cell>
          <table:table-cell table:number-columns-repeated="4"/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float" office:value="71.926" calcext:value-type="float">
            <text:p>71.926</text:p>
          </table:table-cell>
          <table:table-cell table:number-columns-repeated="4"/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float" office:value="71.502" calcext:value-type="float">
            <text:p>71.502</text:p>
          </table:table-cell>
          <table:table-cell table:number-columns-repeated="4"/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float" office:value="70.252" calcext:value-type="float">
            <text:p>70.252</text:p>
          </table:table-cell>
          <table:table-cell table:number-columns-repeated="4"/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float" office:value="71.676" calcext:value-type="float">
            <text:p>71.676</text:p>
          </table:table-cell>
          <table:table-cell table:number-columns-repeated="4"/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float" office:value="71.63" calcext:value-type="float">
            <text:p>71.63</text:p>
          </table:table-cell>
          <table:table-cell table:number-columns-repeated="4"/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float" office:value="71.358" calcext:value-type="float">
            <text:p>71.358</text:p>
          </table:table-cell>
          <table:table-cell table:number-columns-repeated="4"/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float" office:value="71.89" calcext:value-type="float">
            <text:p>71.89</text:p>
          </table:table-cell>
          <table:table-cell table:number-columns-repeated="4"/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float" office:value="69.5475" calcext:value-type="float">
            <text:p>69.5475</text:p>
          </table:table-cell>
          <table:table-cell table:number-columns-repeated="4"/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float" office:value="69.876" calcext:value-type="float">
            <text:p>69.876</text:p>
          </table:table-cell>
          <table:table-cell table:number-columns-repeated="4"/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float" office:value="71.17" calcext:value-type="float">
            <text:p>71.17</text:p>
          </table:table-cell>
          <table:table-cell table:number-columns-repeated="4"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70.074" calcext:value-type="float">
            <text:p>70.074</text:p>
          </table:table-cell>
          <table:table-cell table:number-columns-repeated="4"/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float" office:value="69.708" calcext:value-type="float">
            <text:p>69.708</text:p>
          </table:table-cell>
          <table:table-cell table:number-columns-repeated="4"/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float" office:value="69.432" calcext:value-type="float">
            <text:p>69.432</text:p>
          </table:table-cell>
          <table:table-cell table:number-columns-repeated="4"/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float" office:value="68.594" calcext:value-type="float">
            <text:p>68.594</text:p>
          </table:table-cell>
          <table:table-cell table:number-columns-repeated="4"/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float" office:value="69.658" calcext:value-type="float">
            <text:p>69.658</text:p>
          </table:table-cell>
          <table:table-cell table:number-columns-repeated="4"/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float" office:value="70.278" calcext:value-type="float">
            <text:p>70.278</text:p>
          </table:table-cell>
          <table:table-cell table:number-columns-repeated="4"/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float" office:value="70.15" calcext:value-type="float">
            <text:p>70.15</text:p>
          </table:table-cell>
          <table:table-cell table:number-columns-repeated="4"/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float" office:value="68.768" calcext:value-type="float">
            <text:p>68.768</text:p>
          </table:table-cell>
          <table:table-cell table:number-columns-repeated="4"/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float" office:value="68.565" calcext:value-type="float">
            <text:p>68.565</text:p>
          </table:table-cell>
          <table:table-cell table:number-columns-repeated="4"/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float" office:value="67.548" calcext:value-type="float">
            <text:p>67.548</text:p>
          </table:table-cell>
          <table:table-cell table:number-columns-repeated="4"/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float" office:value="66.476" calcext:value-type="float">
            <text:p>66.476</text:p>
          </table:table-cell>
          <table:table-cell table:number-columns-repeated="4"/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float" office:value="66.204" calcext:value-type="float">
            <text:p>66.204</text:p>
          </table:table-cell>
          <table:table-cell table:number-columns-repeated="4"/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float" office:value="66.378" calcext:value-type="float">
            <text:p>66.378</text:p>
          </table:table-cell>
          <table:table-cell table:number-columns-repeated="4"/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float" office:value="66.484" calcext:value-type="float">
            <text:p>66.484</text:p>
          </table:table-cell>
          <table:table-cell table:number-columns-repeated="4"/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float" office:value="67.484" calcext:value-type="float">
            <text:p>67.484</text:p>
          </table:table-cell>
          <table:table-cell table:number-columns-repeated="4"/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float" office:value="70.024" calcext:value-type="float">
            <text:p>70.024</text:p>
          </table:table-cell>
          <table:table-cell table:number-columns-repeated="4"/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float" office:value="69.29" calcext:value-type="float">
            <text:p>69.29</text:p>
          </table:table-cell>
          <table:table-cell table:number-columns-repeated="4"/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float" office:value="68.95" calcext:value-type="float">
            <text:p>68.95</text:p>
          </table:table-cell>
          <table:table-cell table:number-columns-repeated="4"/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float" office:value="71.174" calcext:value-type="float">
            <text:p>71.174</text:p>
          </table:table-cell>
          <table:table-cell table:number-columns-repeated="4"/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float" office:value="71.434" calcext:value-type="float">
            <text:p>71.434</text:p>
          </table:table-cell>
          <table:table-cell table:number-columns-repeated="4"/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float" office:value="72.8" calcext:value-type="float">
            <text:p>72.8</text:p>
          </table:table-cell>
          <table:table-cell table:number-columns-repeated="4"/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float" office:value="70.776" calcext:value-type="float">
            <text:p>70.776</text:p>
          </table:table-cell>
          <table:table-cell table:number-columns-repeated="4"/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float" office:value="70.036" calcext:value-type="float">
            <text:p>70.036</text:p>
          </table:table-cell>
          <table:table-cell table:number-columns-repeated="4"/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float" office:value="70.486" calcext:value-type="float">
            <text:p>70.486</text:p>
          </table:table-cell>
          <table:table-cell table:number-columns-repeated="4"/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float" office:value="70.015" calcext:value-type="float">
            <text:p>70.015</text:p>
          </table:table-cell>
          <table:table-cell table:number-columns-repeated="4"/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float" office:value="69.815" calcext:value-type="float">
            <text:p>69.815</text:p>
          </table:table-cell>
          <table:table-cell table:number-columns-repeated="4"/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float" office:value="68.64" calcext:value-type="float">
            <text:p>68.64</text:p>
          </table:table-cell>
          <table:table-cell table:number-columns-repeated="4"/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float" office:value="70.82" calcext:value-type="float">
            <text:p>70.82</text:p>
          </table:table-cell>
          <table:table-cell table:number-columns-repeated="4"/>
        </table:table-row>
        <table:table-row table:style-name="ro1">
          <table:table-cell table:style-name="ce11" office:value-type="date" office:date-value="2026-01-19" calcext:value-type="date">
            <text:p>2026-01-19</text:p>
          </table:table-cell>
          <table:table-cell table:style-name="ce19" office:value-type="float" office:value="72.1275" calcext:value-type="float">
            <text:p>72.1275</text:p>
          </table:table-cell>
          <table:table-cell table:number-columns-repeated="4"/>
        </table:table-row>
        <table:table-row table:style-name="ro1">
          <table:table-cell office:value-type="date" office:date-value="2026-01-26" calcext:value-type="date">
            <text:p>2026-01-26</text:p>
          </table:table-cell>
          <table:table-cell table:style-name="Default"/>
          <table:table-cell table:formula="of:=COM.MICROSOFT.FORECAST.ETS([.A110];[.B$2:.B$109];[.A$2:.A$109];1;1;1)" office:value-type="float" office:value="71.255" calcext:value-type="float">
            <text:p>71.255</text:p>
          </table:table-cell>
          <table:table-cell table:formula="of:=COM.MICROSOFT.FORECAST.ETS.CONFINT([.A110];[.B$2:.B$109];[.A$2:.A$109];0.95;1;1;1)" office:value-type="float" office:value="1.99072095861651" calcext:value-type="float">
            <text:p>1.99072095861651</text:p>
          </table:table-cell>
          <table:table-cell table:formula="of:=[.C110]-[.D110]" office:value-type="float" office:value="69.2642790413835" calcext:value-type="float">
            <text:p>69.2642790413835</text:p>
          </table:table-cell>
          <table:table-cell table:formula="of:=[.C110]+[.D110]" office:value-type="float" office:value="73.2457209586165" calcext:value-type="float">
            <text:p>73.2457209586165</text:p>
          </table:table-cell>
        </table:table-row>
        <table:table-row table:style-name="ro1">
          <table:table-cell table:style-name="ce11" office:value-type="date" office:date-value="2026-02-02" calcext:value-type="date">
            <text:p>2026-02-02</text:p>
          </table:table-cell>
          <table:table-cell table:style-name="Default"/>
          <table:table-cell table:formula="of:=COM.MICROSOFT.FORECAST.ETS([.A111];[.B$2:.B$109];[.A$2:.A$109];1;1;1)" office:value-type="float" office:value="70.623" calcext:value-type="float">
            <text:p>70.623</text:p>
          </table:table-cell>
          <table:table-cell table:formula="of:=COM.MICROSOFT.FORECAST.ETS.CONFINT([.A111];[.B$2:.B$109];[.A$2:.A$109];0.95;1;1;1)" office:value-type="float" office:value="2.56059976811389" calcext:value-type="float">
            <text:p>2.56059976811389</text:p>
          </table:table-cell>
          <table:table-cell table:formula="of:=[.C111]-[.D111]" office:value-type="float" office:value="68.0624002318861" calcext:value-type="float">
            <text:p>68.0624002318861</text:p>
          </table:table-cell>
          <table:table-cell table:formula="of:=[.C111]+[.D111]" office:value-type="float" office:value="73.1835997681139" calcext:value-type="float">
            <text:p>73.1835997681139</text:p>
          </table:table-cell>
        </table:table-row>
        <table:table-row table:style-name="ro1">
          <table:table-cell office:value-type="date" office:date-value="2026-02-09" calcext:value-type="date">
            <text:p>2026-02-09</text:p>
          </table:table-cell>
          <table:table-cell table:style-name="Default"/>
          <table:table-cell table:formula="of:=COM.MICROSOFT.FORECAST.ETS([.A112];[.B$2:.B$109];[.A$2:.A$109];1;1;1)" office:value-type="float" office:value="71.503" calcext:value-type="float">
            <text:p>71.503</text:p>
          </table:table-cell>
          <table:table-cell table:formula="of:=COM.MICROSOFT.FORECAST.ETS.CONFINT([.A112];[.B$2:.B$109];[.A$2:.A$109];0.95;1;1;1)" office:value-type="float" office:value="3.12641350129802" calcext:value-type="float">
            <text:p>3.12641350129802</text:p>
          </table:table-cell>
          <table:table-cell table:formula="of:=[.C112]-[.D112]" office:value-type="float" office:value="68.376586498702" calcext:value-type="float">
            <text:p>68.376586498702</text:p>
          </table:table-cell>
          <table:table-cell table:formula="of:=[.C112]+[.D112]" office:value-type="float" office:value="74.629413501298" calcext:value-type="float">
            <text:p>74.629413501298</text:p>
          </table:table-cell>
        </table:table-row>
        <table:table-row table:style-name="ro1">
          <table:table-cell table:style-name="ce11" office:value-type="date" office:date-value="2026-02-16" calcext:value-type="date">
            <text:p>2026-02-16</text:p>
          </table:table-cell>
          <table:table-cell table:style-name="Default"/>
          <table:table-cell table:formula="of:=COM.MICROSOFT.FORECAST.ETS([.A113];[.B$2:.B$109];[.A$2:.A$109];1;1;1)" office:value-type="float" office:value="71.469" calcext:value-type="float">
            <text:p>71.469</text:p>
          </table:table-cell>
          <table:table-cell table:formula="of:=COM.MICROSOFT.FORECAST.ETS.CONFINT([.A113];[.B$2:.B$109];[.A$2:.A$109];0.95;1;1;1)" office:value-type="float" office:value="3.3635901790751" calcext:value-type="float">
            <text:p>3.3635901790751</text:p>
          </table:table-cell>
          <table:table-cell table:formula="of:=[.C113]-[.D113]" office:value-type="float" office:value="68.1054098209249" calcext:value-type="float">
            <text:p>68.1054098209249</text:p>
          </table:table-cell>
          <table:table-cell table:formula="of:=[.C113]+[.D113]" office:value-type="float" office:value="74.8325901790751" calcext:value-type="float">
            <text:p>74.8325901790751</text:p>
          </table:table-cell>
        </table:table-row>
        <table:table-row table:style-name="ro1">
          <table:table-cell office:value-type="date" office:date-value="2026-02-23" calcext:value-type="date">
            <text:p>2026-02-23</text:p>
          </table:table-cell>
          <table:table-cell table:style-name="Default"/>
          <table:table-cell table:formula="of:=COM.MICROSOFT.FORECAST.ETS([.A114];[.B$2:.B$109];[.A$2:.A$109];1;1;1)" office:value-type="float" office:value="71.8425" calcext:value-type="float">
            <text:p>71.8425</text:p>
          </table:table-cell>
          <table:table-cell table:formula="of:=COM.MICROSOFT.FORECAST.ETS.CONFINT([.A114];[.B$2:.B$109];[.A$2:.A$109];0.95;1;1;1)" office:value-type="float" office:value="4.16526232502382" calcext:value-type="float">
            <text:p>4.16526232502382</text:p>
          </table:table-cell>
          <table:table-cell table:formula="of:=[.C114]-[.D114]" office:value-type="float" office:value="67.6772376749762" calcext:value-type="float">
            <text:p>67.6772376749762</text:p>
          </table:table-cell>
          <table:table-cell table:formula="of:=[.C114]+[.D114]" office:value-type="float" office:value="76.0077623250238" calcext:value-type="float">
            <text:p>76.0077623250238</text:p>
          </table:table-cell>
        </table:table-row>
        <table:table-row table:style-name="ro1">
          <table:table-cell table:style-name="ce11" office:value-type="date" office:date-value="2026-03-02" calcext:value-type="date">
            <text:p>2026-03-02</text:p>
          </table:table-cell>
          <table:table-cell table:style-name="Default"/>
          <table:table-cell table:formula="of:=COM.MICROSOFT.FORECAST.ETS([.A115];[.B$2:.B$109];[.A$2:.A$109];1;1;1)" office:value-type="float" office:value="70.949" calcext:value-type="float">
            <text:p>70.949</text:p>
          </table:table-cell>
          <table:table-cell table:formula="of:=COM.MICROSOFT.FORECAST.ETS.CONFINT([.A115];[.B$2:.B$109];[.A$2:.A$109];0.95;1;1;1)" office:value-type="float" office:value="4.05500572531166" calcext:value-type="float">
            <text:p>4.05500572531166</text:p>
          </table:table-cell>
          <table:table-cell table:formula="of:=[.C115]-[.D115]" office:value-type="float" office:value="66.8939942746883" calcext:value-type="float">
            <text:p>66.8939942746883</text:p>
          </table:table-cell>
          <table:table-cell table:formula="of:=[.C115]+[.D115]" office:value-type="float" office:value="75.0040057253116" calcext:value-type="float">
            <text:p>75.0040057253116</text:p>
          </table:table-cell>
        </table:table-row>
        <table:table-row table:style-name="ro1">
          <table:table-cell office:value-type="date" office:date-value="2026-03-09" calcext:value-type="date">
            <text:p>2026-03-09</text:p>
          </table:table-cell>
          <table:table-cell table:style-name="Default"/>
          <table:table-cell table:formula="of:=COM.MICROSOFT.FORECAST.ETS([.A116];[.B$2:.B$109];[.A$2:.A$109];1;1;1)" office:value-type="float" office:value="70.103" calcext:value-type="float">
            <text:p>70.103</text:p>
          </table:table-cell>
          <table:table-cell table:formula="of:=COM.MICROSOFT.FORECAST.ETS.CONFINT([.A116];[.B$2:.B$109];[.A$2:.A$109];0.95;1;1;1)" office:value-type="float" office:value="4.36024537146646" calcext:value-type="float">
            <text:p>4.36024537146646</text:p>
          </table:table-cell>
          <table:table-cell table:formula="of:=[.C116]-[.D116]" office:value-type="float" office:value="65.7427546285335" calcext:value-type="float">
            <text:p>65.7427546285335</text:p>
          </table:table-cell>
          <table:table-cell table:formula="of:=[.C116]+[.D116]" office:value-type="float" office:value="74.4632453714664" calcext:value-type="float">
            <text:p>74.4632453714664</text:p>
          </table:table-cell>
        </table:table-row>
        <table:table-row table:style-name="ro1">
          <table:table-cell table:style-name="ce11" office:value-type="date" office:date-value="2026-03-16" calcext:value-type="date">
            <text:p>2026-03-16</text:p>
          </table:table-cell>
          <table:table-cell table:style-name="Default"/>
          <table:table-cell table:formula="of:=COM.MICROSOFT.FORECAST.ETS([.A117];[.B$2:.B$109];[.A$2:.A$109];1;1;1)" office:value-type="float" office:value="69.813" calcext:value-type="float">
            <text:p>69.813</text:p>
          </table:table-cell>
          <table:table-cell table:formula="of:=COM.MICROSOFT.FORECAST.ETS.CONFINT([.A117];[.B$2:.B$109];[.A$2:.A$109];0.95;1;1;1)" office:value-type="float" office:value="4.27642983553079" calcext:value-type="float">
            <text:p>4.27642983553079</text:p>
          </table:table-cell>
          <table:table-cell table:formula="of:=[.C117]-[.D117]" office:value-type="float" office:value="65.5365701644692" calcext:value-type="float">
            <text:p>65.5365701644692</text:p>
          </table:table-cell>
          <table:table-cell table:formula="of:=[.C117]+[.D117]" office:value-type="float" office:value="74.0894298355308" calcext:value-type="float">
            <text:p>74.0894298355308</text:p>
          </table:table-cell>
        </table:table-row>
        <table:table-row table:style-name="ro1">
          <table:table-cell office:value-type="date" office:date-value="2026-03-23" calcext:value-type="date">
            <text:p>2026-03-23</text:p>
          </table:table-cell>
          <table:table-cell table:style-name="Default"/>
          <table:table-cell table:formula="of:=COM.MICROSOFT.FORECAST.ETS([.A118];[.B$2:.B$109];[.A$2:.A$109];1;1;1)" office:value-type="float" office:value="72.299" calcext:value-type="float">
            <text:p>72.299</text:p>
          </table:table-cell>
          <table:table-cell table:formula="of:=COM.MICROSOFT.FORECAST.ETS.CONFINT([.A118];[.B$2:.B$109];[.A$2:.A$109];0.95;1;1;1)" office:value-type="float" office:value="4.76409683067452" calcext:value-type="float">
            <text:p>4.76409683067452</text:p>
          </table:table-cell>
          <table:table-cell table:formula="of:=[.C118]-[.D118]" office:value-type="float" office:value="67.5349031693255" calcext:value-type="float">
            <text:p>67.5349031693255</text:p>
          </table:table-cell>
          <table:table-cell table:formula="of:=[.C118]+[.D118]" office:value-type="float" office:value="77.0630968306745" calcext:value-type="float">
            <text:p>77.0630968306745</text:p>
          </table:table-cell>
        </table:table-row>
        <table:table-row table:style-name="ro1">
          <table:table-cell table:style-name="ce11" office:value-type="date" office:date-value="2026-03-30" calcext:value-type="date">
            <text:p>2026-03-30</text:p>
          </table:table-cell>
          <table:table-cell table:style-name="Default"/>
          <table:table-cell table:formula="of:=COM.MICROSOFT.FORECAST.ETS([.A119];[.B$2:.B$109];[.A$2:.A$109];1;1;1)" office:value-type="float" office:value="73.035" calcext:value-type="float">
            <text:p>73.035</text:p>
          </table:table-cell>
          <table:table-cell table:formula="of:=COM.MICROSOFT.FORECAST.ETS.CONFINT([.A119];[.B$2:.B$109];[.A$2:.A$109];0.95;1;1;1)" office:value-type="float" office:value="4.71404956426336" calcext:value-type="float">
            <text:p>4.71404956426336</text:p>
          </table:table-cell>
          <table:table-cell table:formula="of:=[.C119]-[.D119]" office:value-type="float" office:value="68.3209504357366" calcext:value-type="float">
            <text:p>68.3209504357366</text:p>
          </table:table-cell>
          <table:table-cell table:formula="of:=[.C119]+[.D119]" office:value-type="float" office:value="77.7490495642634" calcext:value-type="float">
            <text:p>77.7490495642634</text:p>
          </table:table-cell>
        </table:table-row>
        <table:table-row table:style-name="ro1">
          <table:table-cell office:value-type="date" office:date-value="2026-04-06" calcext:value-type="date">
            <text:p>2026-04-06</text:p>
          </table:table-cell>
          <table:table-cell table:style-name="Default"/>
          <table:table-cell table:formula="of:=COM.MICROSOFT.FORECAST.ETS([.A120];[.B$2:.B$109];[.A$2:.A$109];1;1;1)" office:value-type="float" office:value="73.847" calcext:value-type="float">
            <text:p>73.847</text:p>
          </table:table-cell>
          <table:table-cell table:formula="of:=COM.MICROSOFT.FORECAST.ETS.CONFINT([.A120];[.B$2:.B$109];[.A$2:.A$109];0.95;1;1;1)" office:value-type="float" office:value="5.24755792450218" calcext:value-type="float">
            <text:p>5.24755792450218</text:p>
          </table:table-cell>
          <table:table-cell table:formula="of:=[.C120]-[.D120]" office:value-type="float" office:value="68.5994420754978" calcext:value-type="float">
            <text:p>68.5994420754978</text:p>
          </table:table-cell>
          <table:table-cell table:formula="of:=[.C120]+[.D120]" office:value-type="float" office:value="79.0945579245022" calcext:value-type="float">
            <text:p>79.0945579245022</text:p>
          </table:table-cell>
        </table:table-row>
      </table:table>
      <table:table table:name="Dashboard" table:style-name="ta1">
        <table:table-column table:style-name="co3" table:number-columns-repeated="5" table:default-cell-style-name="ce20"/>
        <table:table-column table:style-name="co3" table:number-columns-repeated="16379"/>
        <table:table-row table:style-name="ro1">
          <table:table-cell table:number-columns-repeated="5"/>
          <table:table-cell table:style-name="ce20" table:number-columns-repeated="16379"/>
        </table:table-row>
        <table:table-row table:style-name="ro1">
          <table:table-cell/>
          <table:table-cell>
            <draw:frame draw:z-index="0" draw:style-name="gr1" draw:text-style-name="P1" svg:width="4.672in" svg:height="2.9169in" svg:x="0.0433in" svg:y="0.0004in">
              <draw:object draw:notify-on-update-of-ranges="Data.B2:Data.B518 Data.F1:Data.F1 Data.F2:Data.F518 Data.H1:Data.H1 Data.H2:Data.H518 Data.I1:Data.I1 Data.I2:Data.I5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ce20" table:number-columns-repeated="16379"/>
        </table:table-row>
        <table:table-row table:style-name="ro1" table:number-rows-repeated="17">
          <table:table-cell table:number-columns-repeated="5"/>
          <table:table-cell table:style-name="ce20" table:number-columns-repeated="16379"/>
        </table:table-row>
        <table:table-row table:style-name="ro1">
          <table:table-cell/>
          <table:table-cell>
            <draw:frame draw:z-index="1" draw:style-name="gr1" draw:text-style-name="P1" svg:width="4.7366in" svg:height="3.5449in" svg:x="0.0004in" svg:y="-0.0004in">
              <draw:object draw:notify-on-update-of-ranges="Data.B2:Data.B518 Data.F1:Data.F1 Data.F2:Data.F518 Data.J1:Data.J1 Data.J2:Data.J51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 table:style-name="ce20" table:number-columns-repeated="16379"/>
        </table:table-row>
        <table:table-row table:style-name="ro1" table:number-rows-repeated="20">
          <table:table-cell table:number-columns-repeated="5"/>
          <table:table-cell table:style-name="ce20" table:number-columns-repeated="16379"/>
        </table:table-row>
        <table:table-row table:style-name="ro1">
          <table:table-cell/>
          <table:table-cell>
            <draw:frame draw:z-index="2" draw:style-name="gr1" draw:text-style-name="P1" svg:width="4.7154in" svg:height="3.5453in" draw:transform="skewX (-0.010471975511966) rotate (-0.0104719755119665) translate (0.000393700787401575in 0.000393700787401575in)">
              <draw:object draw:notify-on-update-of-ranges="Dividend.B2:Dividend.B106 Dividend.C1:Dividend.C1 Dividend.C2:Dividend.C10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 table:style-name="ce20" table:number-columns-repeated="16379"/>
        </table:table-row>
        <table:table-row table:style-name="ro1" table:number-rows-repeated="20">
          <table:table-cell table:number-columns-repeated="5"/>
          <table:table-cell table:style-name="ce20" table:number-columns-repeated="16379"/>
        </table:table-row>
        <table:table-row table:style-name="ro1">
          <table:table-cell/>
          <table:table-cell>
            <draw:frame draw:z-index="3" draw:style-name="gr1" draw:text-style-name="P1" svg:width="4.7039in" svg:height="3.5449in" svg:x="0.0004in" svg:y="0in">
              <draw:object draw:notify-on-update-of-ranges="'Pivot Table_Data_1'.A2:'Pivot Table_Data_1'.A120 'Pivot Table_Data_1'.B1:'Pivot Table_Data_1'.B1 'Pivot Table_Data_1'.B2:'Pivot Table_Data_1'.B120 'Pivot Table_Data_1'.C1:'Pivot Table_Data_1'.C1 'Pivot Table_Data_1'.C2:'Pivot Table_Data_1'.C120 'Pivot Table_Data_1'.E1:'Pivot Table_Data_1'.E1 'Pivot Table_Data_1'.E2:'Pivot Table_Data_1'.E120 'Pivot Table_Data_1'.F1:'Pivot Table_Data_1'.F1 'Pivot Table_Data_1'.F2:'Pivot Table_Data_1'.F1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ce20" table:number-columns-repeated="16379"/>
        </table:table-row>
        <table:table-row table:style-name="ro1" table:number-rows-repeated="20">
          <table:table-cell table:number-columns-repeated="5"/>
          <table:table-cell table:style-name="ce20" table:number-columns-repeated="16379"/>
        </table:table-row>
        <table:table-row table:style-name="ro1">
          <table:table-cell/>
          <table:table-cell table:style-name="ce21" office:value-type="string" calcext:value-type="string">
            <text:p>Forecast</text:p>
          </table:table-cell>
          <table:table-cell table:style-name="ce21" office:value-type="string" calcext:value-type="string">
            <text:p>PI</text:p>
          </table:table-cell>
          <table:table-cell table:style-name="ce21" office:value-type="string" calcext:value-type="string">
            <text:p>Lower</text:p>
          </table:table-cell>
          <table:table-cell table:style-name="ce21" office:value-type="string" calcext:value-type="string">
            <text:p>Upper</text:p>
          </table:table-cell>
          <table:table-cell table:style-name="ce20" table:number-columns-repeated="16379"/>
        </table:table-row>
        <table:table-row table:style-name="ro1">
          <table:table-cell/>
          <table:table-cell table:style-name="ce22" office:value-type="currency" office:currency="USD" office:value="71.255" calcext:value-type="currency">
            <text:p>$71.26</text:p>
          </table:table-cell>
          <table:table-cell table:style-name="ce22" office:value-type="currency" office:currency="USD" office:value="1.99072095861651" calcext:value-type="currency">
            <text:p>$1.99</text:p>
          </table:table-cell>
          <table:table-cell table:style-name="ce22" office:value-type="currency" office:currency="USD" office:value="69.2642790413835" calcext:value-type="currency">
            <text:p>$69.26</text:p>
          </table:table-cell>
          <table:table-cell table:style-name="ce22" office:value-type="currency" office:currency="USD" office:value="73.2457209586165" calcext:value-type="currency">
            <text:p>$73.25</text:p>
          </table:table-cell>
          <table:table-cell table:style-name="ce20" table:number-columns-repeated="16379"/>
        </table:table-row>
        <table:table-row table:style-name="ro1">
          <table:table-cell/>
          <table:table-cell table:style-name="ce22" office:value-type="currency" office:currency="USD" office:value="70.623" calcext:value-type="currency">
            <text:p>$70.62</text:p>
          </table:table-cell>
          <table:table-cell table:style-name="ce22" office:value-type="currency" office:currency="USD" office:value="2.56059976811389" calcext:value-type="currency">
            <text:p>$2.56</text:p>
          </table:table-cell>
          <table:table-cell table:style-name="ce22" office:value-type="currency" office:currency="USD" office:value="68.0624002318861" calcext:value-type="currency">
            <text:p>$68.06</text:p>
          </table:table-cell>
          <table:table-cell table:style-name="ce22" office:value-type="currency" office:currency="USD" office:value="73.1835997681139" calcext:value-type="currency">
            <text:p>$73.18</text:p>
          </table:table-cell>
          <table:table-cell table:style-name="ce20" table:number-columns-repeated="16379"/>
        </table:table-row>
        <table:table-row table:style-name="ro1">
          <table:table-cell/>
          <table:table-cell table:style-name="ce22" office:value-type="currency" office:currency="USD" office:value="71.503" calcext:value-type="currency">
            <text:p>$71.50</text:p>
          </table:table-cell>
          <table:table-cell table:style-name="ce22" office:value-type="currency" office:currency="USD" office:value="3.12641350129802" calcext:value-type="currency">
            <text:p>$3.13</text:p>
          </table:table-cell>
          <table:table-cell table:style-name="ce22" office:value-type="currency" office:currency="USD" office:value="68.376586498702" calcext:value-type="currency">
            <text:p>$68.38</text:p>
          </table:table-cell>
          <table:table-cell table:style-name="ce22" office:value-type="currency" office:currency="USD" office:value="74.629413501298" calcext:value-type="currency">
            <text:p>$74.63</text:p>
          </table:table-cell>
          <table:table-cell table:style-name="ce20" table:number-columns-repeated="16379"/>
        </table:table-row>
        <table:table-row table:style-name="ro1">
          <table:table-cell/>
          <table:table-cell table:style-name="ce22" office:value-type="currency" office:currency="USD" office:value="71.469" calcext:value-type="currency">
            <text:p>$71.47</text:p>
          </table:table-cell>
          <table:table-cell table:style-name="ce22" office:value-type="currency" office:currency="USD" office:value="3.3635901790751" calcext:value-type="currency">
            <text:p>$3.36</text:p>
          </table:table-cell>
          <table:table-cell table:style-name="ce22" office:value-type="currency" office:currency="USD" office:value="68.1054098209249" calcext:value-type="currency">
            <text:p>$68.11</text:p>
          </table:table-cell>
          <table:table-cell table:style-name="ce22" office:value-type="currency" office:currency="USD" office:value="74.8325901790751" calcext:value-type="currency">
            <text:p>$74.83</text:p>
          </table:table-cell>
          <table:table-cell table:style-name="ce20" table:number-columns-repeated="16379"/>
        </table:table-row>
        <table:table-row table:style-name="ro1">
          <table:table-cell/>
          <table:table-cell table:style-name="ce22" office:value-type="currency" office:currency="USD" office:value="71.8425" calcext:value-type="currency">
            <text:p>$71.84</text:p>
          </table:table-cell>
          <table:table-cell table:style-name="ce22" office:value-type="currency" office:currency="USD" office:value="4.16526232502382" calcext:value-type="currency">
            <text:p>$4.17</text:p>
          </table:table-cell>
          <table:table-cell table:style-name="ce22" office:value-type="currency" office:currency="USD" office:value="67.6772376749762" calcext:value-type="currency">
            <text:p>$67.68</text:p>
          </table:table-cell>
          <table:table-cell table:style-name="ce22" office:value-type="currency" office:currency="USD" office:value="76.0077623250238" calcext:value-type="currency">
            <text:p>$76.01</text:p>
          </table:table-cell>
          <table:table-cell table:style-name="ce20" table:number-columns-repeated="16379"/>
        </table:table-row>
        <table:table-row table:style-name="ro1">
          <table:table-cell/>
          <table:table-cell table:style-name="ce22" office:value-type="currency" office:currency="USD" office:value="70.949" calcext:value-type="currency">
            <text:p>$70.95</text:p>
          </table:table-cell>
          <table:table-cell table:style-name="ce22" office:value-type="currency" office:currency="USD" office:value="4.05500572531166" calcext:value-type="currency">
            <text:p>$4.06</text:p>
          </table:table-cell>
          <table:table-cell table:style-name="ce22" office:value-type="currency" office:currency="USD" office:value="66.8939942746883" calcext:value-type="currency">
            <text:p>$66.89</text:p>
          </table:table-cell>
          <table:table-cell table:style-name="ce22" office:value-type="currency" office:currency="USD" office:value="75.0040057253116" calcext:value-type="currency">
            <text:p>$75.00</text:p>
          </table:table-cell>
          <table:table-cell table:style-name="ce20" table:number-columns-repeated="16379"/>
        </table:table-row>
        <table:table-row table:style-name="ro1">
          <table:table-cell/>
          <table:table-cell table:style-name="ce22" office:value-type="currency" office:currency="USD" office:value="70.103" calcext:value-type="currency">
            <text:p>$70.10</text:p>
          </table:table-cell>
          <table:table-cell table:style-name="ce22" office:value-type="currency" office:currency="USD" office:value="4.36024537146646" calcext:value-type="currency">
            <text:p>$4.36</text:p>
          </table:table-cell>
          <table:table-cell table:style-name="ce22" office:value-type="currency" office:currency="USD" office:value="65.7427546285335" calcext:value-type="currency">
            <text:p>$65.74</text:p>
          </table:table-cell>
          <table:table-cell table:style-name="ce22" office:value-type="currency" office:currency="USD" office:value="74.4632453714664" calcext:value-type="currency">
            <text:p>$74.46</text:p>
          </table:table-cell>
          <table:table-cell table:style-name="ce20" table:number-columns-repeated="16379"/>
        </table:table-row>
        <table:table-row table:style-name="ro1">
          <table:table-cell/>
          <table:table-cell table:style-name="ce22" office:value-type="currency" office:currency="USD" office:value="69.813" calcext:value-type="currency">
            <text:p>$69.81</text:p>
          </table:table-cell>
          <table:table-cell table:style-name="ce22" office:value-type="currency" office:currency="USD" office:value="4.27642983553079" calcext:value-type="currency">
            <text:p>$4.28</text:p>
          </table:table-cell>
          <table:table-cell table:style-name="ce22" office:value-type="currency" office:currency="USD" office:value="65.5365701644692" calcext:value-type="currency">
            <text:p>$65.54</text:p>
          </table:table-cell>
          <table:table-cell table:style-name="ce22" office:value-type="currency" office:currency="USD" office:value="74.0894298355308" calcext:value-type="currency">
            <text:p>$74.09</text:p>
          </table:table-cell>
          <table:table-cell table:style-name="ce20" table:number-columns-repeated="16379"/>
        </table:table-row>
        <table:table-row table:style-name="ro1">
          <table:table-cell/>
          <table:table-cell table:style-name="ce22" office:value-type="currency" office:currency="USD" office:value="72.299" calcext:value-type="currency">
            <text:p>$72.30</text:p>
          </table:table-cell>
          <table:table-cell table:style-name="ce22" office:value-type="currency" office:currency="USD" office:value="4.76409683067452" calcext:value-type="currency">
            <text:p>$4.76</text:p>
          </table:table-cell>
          <table:table-cell table:style-name="ce22" office:value-type="currency" office:currency="USD" office:value="67.5349031693255" calcext:value-type="currency">
            <text:p>$67.53</text:p>
          </table:table-cell>
          <table:table-cell table:style-name="ce22" office:value-type="currency" office:currency="USD" office:value="77.0630968306745" calcext:value-type="currency">
            <text:p>$77.06</text:p>
          </table:table-cell>
          <table:table-cell table:style-name="ce20" table:number-columns-repeated="16379"/>
        </table:table-row>
        <table:table-row table:style-name="ro1">
          <table:table-cell/>
          <table:table-cell table:style-name="ce22" office:value-type="currency" office:currency="USD" office:value="73.035" calcext:value-type="currency">
            <text:p>$73.04</text:p>
          </table:table-cell>
          <table:table-cell table:style-name="ce22" office:value-type="currency" office:currency="USD" office:value="4.71404956426336" calcext:value-type="currency">
            <text:p>$4.71</text:p>
          </table:table-cell>
          <table:table-cell table:style-name="ce22" office:value-type="currency" office:currency="USD" office:value="68.3209504357366" calcext:value-type="currency">
            <text:p>$68.32</text:p>
          </table:table-cell>
          <table:table-cell table:style-name="ce22" office:value-type="currency" office:currency="USD" office:value="77.7490495642634" calcext:value-type="currency">
            <text:p>$77.75</text:p>
          </table:table-cell>
          <table:table-cell table:style-name="ce20" table:number-columns-repeated="16379"/>
        </table:table-row>
        <table:table-row table:style-name="ro1">
          <table:table-cell/>
          <table:table-cell table:style-name="ce22" office:value-type="currency" office:currency="USD" office:value="73.847" calcext:value-type="currency">
            <text:p>$73.85</text:p>
          </table:table-cell>
          <table:table-cell table:style-name="ce22" office:value-type="currency" office:currency="USD" office:value="5.24755792450218" calcext:value-type="currency">
            <text:p>$5.25</text:p>
          </table:table-cell>
          <table:table-cell table:style-name="ce22" office:value-type="currency" office:currency="USD" office:value="68.5994420754978" calcext:value-type="currency">
            <text:p>$68.60</text:p>
          </table:table-cell>
          <table:table-cell table:style-name="ce22" office:value-type="currency" office:currency="USD" office:value="79.0945579245022" calcext:value-type="currency">
            <text:p>$79.09</text:p>
          </table:table-cell>
          <table:table-cell table:style-name="ce20" table:number-columns-repeated="16379"/>
        </table:table-row>
        <table:table-row table:style-name="ro1" table:number-rows-repeated="1048481">
          <table:table-cell table:number-columns-repeated="5"/>
          <table:table-cell table:style-name="ce20" table:number-columns-repeated="16379"/>
        </table:table-row>
        <table:table-row table:style-name="ro1">
          <table:table-cell table:number-columns-repeated="5"/>
          <table:table-cell table:style-name="ce20" table:number-columns-repeated="16379"/>
        </table:table-row>
      </table:table>
      <table:named-expressions/>
      <table:database-ranges>
        <table:database-range table:name="__Anonymous_Sheet_DB__1" table:target-range-address="Data.A1:Data.G518"/>
      </table:database-ranges>
      <table:data-pilot-tables>
        <table:data-pilot-table table:name="DataPilot1" table:application-data="" table:target-range-address="'Pivot Table_Data_1'.A1:'Pivot Table_Data_1'.B109" table:buttons="'Pivot Table_Data_1'.A1" table:grand-total="column" table:show-filter-button="false" table:drill-down-on-double-click="false">
          <table:source-cell-range table:cell-range-address="Data.A1:Data.G51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ek Start" table:orientation="row" table:used-hierarchy="0" table:function="auto">
            <table:data-pilot-level table:show-empty="false" calcext:repeat-item-labels="false">
              <table:data-pilot-members>
                <table:data-pilot-member table:name="2024-01-01" table:display="true" table:show-details="true"/>
                <table:data-pilot-member table:name="2024-01-08" table:display="true" table:show-details="true"/>
                <table:data-pilot-member table:name="2024-01-15" table:display="true" table:show-details="true"/>
                <table:data-pilot-member table:name="2024-01-22" table:display="true" table:show-details="true"/>
                <table:data-pilot-member table:name="2024-01-29" table:display="true" table:show-details="true"/>
                <table:data-pilot-member table:name="2024-02-05" table:display="true" table:show-details="true"/>
                <table:data-pilot-member table:name="2024-02-12" table:display="true" table:show-details="true"/>
                <table:data-pilot-member table:name="2024-02-19" table:display="true" table:show-details="true"/>
                <table:data-pilot-member table:name="2024-02-26" table:display="true" table:show-details="true"/>
                <table:data-pilot-member table:name="2024-03-04" table:display="true" table:show-details="true"/>
                <table:data-pilot-member table:name="2024-03-11" table:display="true" table:show-details="true"/>
                <table:data-pilot-member table:name="2024-03-18" table:display="true" table:show-details="true"/>
                <table:data-pilot-member table:name="2024-03-25" table:display="true" table:show-details="true"/>
                <table:data-pilot-member table:name="2024-04-01" table:display="true" table:show-details="true"/>
                <table:data-pilot-member table:name="2024-04-08" table:display="true" table:show-details="true"/>
                <table:data-pilot-member table:name="2024-04-15" table:display="true" table:show-details="true"/>
                <table:data-pilot-member table:name="2024-04-22" table:display="true" table:show-details="true"/>
                <table:data-pilot-member table:name="2024-04-29" table:display="true" table:show-details="true"/>
                <table:data-pilot-member table:name="2024-05-06" table:display="true" table:show-details="true"/>
                <table:data-pilot-member table:name="2024-05-13" table:display="true" table:show-details="true"/>
                <table:data-pilot-member table:name="2024-05-20" table:display="true" table:show-details="true"/>
                <table:data-pilot-member table:name="2024-05-27" table:display="true" table:show-details="true"/>
                <table:data-pilot-member table:name="2024-06-03" table:display="true" table:show-details="true"/>
                <table:data-pilot-member table:name="2024-06-10" table:display="true" table:show-details="true"/>
                <table:data-pilot-member table:name="2024-06-17" table:display="true" table:show-details="true"/>
                <table:data-pilot-member table:name="2024-06-24" table:display="true" table:show-details="true"/>
                <table:data-pilot-member table:name="2024-07-01" table:display="true" table:show-details="true"/>
                <table:data-pilot-member table:name="2024-07-08" table:display="true" table:show-details="true"/>
                <table:data-pilot-member table:name="2024-07-15" table:display="true" table:show-details="true"/>
                <table:data-pilot-member table:name="2024-07-22" table:display="true" table:show-details="true"/>
                <table:data-pilot-member table:name="2024-07-29" table:display="true" table:show-details="true"/>
                <table:data-pilot-member table:name="2024-08-05" table:display="true" table:show-details="true"/>
                <table:data-pilot-member table:name="2024-08-12" table:display="true" table:show-details="true"/>
                <table:data-pilot-member table:name="2024-08-19" table:display="true" table:show-details="true"/>
                <table:data-pilot-member table:name="2024-08-26" table:display="true" table:show-details="true"/>
                <table:data-pilot-member table:name="2024-09-02" table:display="true" table:show-details="true"/>
                <table:data-pilot-member table:name="2024-09-09" table:display="true" table:show-details="true"/>
                <table:data-pilot-member table:name="2024-09-16" table:display="true" table:show-details="true"/>
                <table:data-pilot-member table:name="2024-09-23" table:display="true" table:show-details="true"/>
                <table:data-pilot-member table:name="2024-09-30" table:display="true" table:show-details="true"/>
                <table:data-pilot-member table:name="2024-10-07" table:display="true" table:show-details="true"/>
                <table:data-pilot-member table:name="2024-10-14" table:display="true" table:show-details="true"/>
                <table:data-pilot-member table:name="2024-10-21" table:display="true" table:show-details="true"/>
                <table:data-pilot-member table:name="2024-10-28" table:display="true" table:show-details="true"/>
                <table:data-pilot-member table:name="2024-11-04" table:display="true" table:show-details="true"/>
                <table:data-pilot-member table:name="2024-11-11" table:display="true" table:show-details="true"/>
                <table:data-pilot-member table:name="2024-11-18" table:display="true" table:show-details="true"/>
                <table:data-pilot-member table:name="2024-11-25" table:display="true" table:show-details="true"/>
                <table:data-pilot-member table:name="2024-12-02" table:display="true" table:show-details="true"/>
                <table:data-pilot-member table:name="2024-12-09" table:display="true" table:show-details="true"/>
                <table:data-pilot-member table:name="2024-12-16" table:display="true" table:show-details="true"/>
                <table:data-pilot-member table:name="2024-12-23" table:display="true" table:show-details="true"/>
                <table:data-pilot-member table:name="2024-12-30" table:display="true" table:show-details="true"/>
                <table:data-pilot-member table:name="2025-01-06" table:display="true" table:show-details="true"/>
                <table:data-pilot-member table:name="2025-01-13" table:display="true" table:show-details="true"/>
                <table:data-pilot-member table:name="2025-01-20" table:display="true" table:show-details="true"/>
                <table:data-pilot-member table:name="2025-01-27" table:display="true" table:show-details="true"/>
                <table:data-pilot-member table:name="2025-02-03" table:display="true" table:show-details="true"/>
                <table:data-pilot-member table:name="2025-02-10" table:display="true" table:show-details="true"/>
                <table:data-pilot-member table:name="2025-02-17" table:display="true" table:show-details="true"/>
                <table:data-pilot-member table:name="2025-02-24" table:display="true" table:show-details="true"/>
                <table:data-pilot-member table:name="2025-03-03" table:display="true" table:show-details="true"/>
                <table:data-pilot-member table:name="2025-03-10" table:display="true" table:show-details="true"/>
                <table:data-pilot-member table:name="2025-03-17" table:display="true" table:show-details="true"/>
                <table:data-pilot-member table:name="2025-03-24" table:display="true" table:show-details="true"/>
                <table:data-pilot-member table:name="2025-03-31" table:display="true" table:show-details="true"/>
                <table:data-pilot-member table:name="2025-04-07" table:display="true" table:show-details="true"/>
                <table:data-pilot-member table:name="2025-04-14" table:display="true" table:show-details="true"/>
                <table:data-pilot-member table:name="2025-04-21" table:display="true" table:show-details="true"/>
                <table:data-pilot-member table:name="2025-04-28" table:display="true" table:show-details="true"/>
                <table:data-pilot-member table:name="2025-05-05" table:display="true" table:show-details="true"/>
                <table:data-pilot-member table:name="2025-05-12" table:display="true" table:show-details="true"/>
                <table:data-pilot-member table:name="2025-05-19" table:display="true" table:show-details="true"/>
                <table:data-pilot-member table:name="2025-05-26" table:display="true" table:show-details="true"/>
                <table:data-pilot-member table:name="2025-06-02" table:display="true" table:show-details="true"/>
                <table:data-pilot-member table:name="2025-06-09" table:display="true" table:show-details="true"/>
                <table:data-pilot-member table:name="2025-06-16" table:display="true" table:show-details="true"/>
                <table:data-pilot-member table:name="2025-06-23" table:display="true" table:show-details="true"/>
                <table:data-pilot-member table:name="2025-06-30" table:display="true" table:show-details="true"/>
                <table:data-pilot-member table:name="2025-07-07" table:display="true" table:show-details="true"/>
                <table:data-pilot-member table:name="2025-07-14" table:display="true" table:show-details="true"/>
                <table:data-pilot-member table:name="2025-07-21" table:display="true" table:show-details="true"/>
                <table:data-pilot-member table:name="2025-07-28" table:display="true" table:show-details="true"/>
                <table:data-pilot-member table:name="2025-08-04" table:display="true" table:show-details="true"/>
                <table:data-pilot-member table:name="2025-08-11" table:display="true" table:show-details="true"/>
                <table:data-pilot-member table:name="2025-08-18" table:display="true" table:show-details="true"/>
                <table:data-pilot-member table:name="2025-08-25" table:display="true" table:show-details="true"/>
                <table:data-pilot-member table:name="2025-09-01" table:display="true" table:show-details="true"/>
                <table:data-pilot-member table:name="2025-09-08" table:display="true" table:show-details="true"/>
                <table:data-pilot-member table:name="2025-09-15" table:display="true" table:show-details="true"/>
                <table:data-pilot-member table:name="2025-09-22" table:display="true" table:show-details="true"/>
                <table:data-pilot-member table:name="2025-09-29" table:display="true" table:show-details="true"/>
                <table:data-pilot-member table:name="2025-10-06" table:display="true" table:show-details="true"/>
                <table:data-pilot-member table:name="2025-10-13" table:display="true" table:show-details="true"/>
                <table:data-pilot-member table:name="2025-10-20" table:display="true" table:show-details="true"/>
                <table:data-pilot-member table:name="2025-10-27" table:display="true" table:show-details="true"/>
                <table:data-pilot-member table:name="2025-11-03" table:display="true" table:show-details="true"/>
                <table:data-pilot-member table:name="2025-11-10" table:display="true" table:show-details="true"/>
                <table:data-pilot-member table:name="2025-11-17" table:display="true" table:show-details="true"/>
                <table:data-pilot-member table:name="2025-11-24" table:display="true" table:show-details="true"/>
                <table:data-pilot-member table:name="2025-12-01" table:display="true" table:show-details="true"/>
                <table:data-pilot-member table:name="2025-12-08" table:display="true" table:show-details="true"/>
                <table:data-pilot-member table:name="2025-12-15" table:display="true" table:show-details="true"/>
                <table:data-pilot-member table:name="2025-12-22" table:display="true" table:show-details="true"/>
                <table:data-pilot-member table:name="2025-12-29" table:display="true" table:show-details="true"/>
                <table:data-pilot-member table:name="2026-01-05" table:display="true" table:show-details="true"/>
                <table:data-pilot-member table:name="2026-01-12" table:display="true" table:show-details="true"/>
                <table:data-pilot-member table:name="2026-01-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ose" table:orientation="data" table:used-hierarchy="0" table:function="average">
            <table:data-pilot-level table:show-empty="false" calcext:repeat-item-labels="false">
              <table:data-pilot-members>
                <table:data-pilot-member table:name="58.06" table:display="true" table:show-details="true"/>
                <table:data-pilot-member table:name="58.14" table:display="true" table:show-details="true"/>
                <table:data-pilot-member table:name="58.28" table:display="true" table:show-details="true"/>
                <table:data-pilot-member table:name="58.51" table:display="true" table:show-details="true"/>
                <table:data-pilot-member table:name="58.91" table:display="true" table:show-details="true"/>
                <table:data-pilot-member table:name="58.92" table:display="true" table:show-details="true"/>
                <table:data-pilot-member table:name="59.05" table:display="true" table:show-details="true"/>
                <table:data-pilot-member table:name="59.16" table:display="true" table:show-details="true"/>
                <table:data-pilot-member table:name="59.27" table:display="true" table:show-details="true"/>
                <table:data-pilot-member table:name="59.29" table:display="true" table:show-details="true"/>
                <table:data-pilot-member table:name="59.3" table:display="true" table:show-details="true"/>
                <table:data-pilot-member table:name="59.35" table:display="true" table:show-details="true"/>
                <table:data-pilot-member table:name="59.37" table:display="true" table:show-details="true"/>
                <table:data-pilot-member table:name="59.39" table:display="true" table:show-details="true"/>
                <table:data-pilot-member table:name="59.4" table:display="true" table:show-details="true"/>
                <table:data-pilot-member table:name="59.44" table:display="true" table:show-details="true"/>
                <table:data-pilot-member table:name="59.49" table:display="true" table:show-details="true"/>
                <table:data-pilot-member table:name="59.51" table:display="true" table:show-details="true"/>
                <table:data-pilot-member table:name="59.52" table:display="true" table:show-details="true"/>
                <table:data-pilot-member table:name="59.53" table:display="true" table:show-details="true"/>
                <table:data-pilot-member table:name="59.55" table:display="true" table:show-details="true"/>
                <table:data-pilot-member table:name="59.56" table:display="true" table:show-details="true"/>
                <table:data-pilot-member table:name="59.57" table:display="true" table:show-details="true"/>
                <table:data-pilot-member table:name="59.67" table:display="true" table:show-details="true"/>
                <table:data-pilot-member table:name="59.7" table:display="true" table:show-details="true"/>
                <table:data-pilot-member table:name="59.72" table:display="true" table:show-details="true"/>
                <table:data-pilot-member table:name="59.73" table:display="true" table:show-details="true"/>
                <table:data-pilot-member table:name="59.76" table:display="true" table:show-details="true"/>
                <table:data-pilot-member table:name="59.81" table:display="true" table:show-details="true"/>
                <table:data-pilot-member table:name="59.82" table:display="true" table:show-details="true"/>
                <table:data-pilot-member table:name="59.83" table:display="true" table:show-details="true"/>
                <table:data-pilot-member table:name="59.85" table:display="true" table:show-details="true"/>
                <table:data-pilot-member table:name="59.88" table:display="true" table:show-details="true"/>
                <table:data-pilot-member table:name="59.9" table:display="true" table:show-details="true"/>
                <table:data-pilot-member table:name="59.94" table:display="true" table:show-details="true"/>
                <table:data-pilot-member table:name="59.96" table:display="true" table:show-details="true"/>
                <table:data-pilot-member table:name="59.99" table:display="true" table:show-details="true"/>
                <table:data-pilot-member table:name="60" table:display="true" table:show-details="true"/>
                <table:data-pilot-member table:name="60.02" table:display="true" table:show-details="true"/>
                <table:data-pilot-member table:name="60.04" table:display="true" table:show-details="true"/>
                <table:data-pilot-member table:name="60.11" table:display="true" table:show-details="true"/>
                <table:data-pilot-member table:name="60.13" table:display="true" table:show-details="true"/>
                <table:data-pilot-member table:name="60.15" table:display="true" table:show-details="true"/>
                <table:data-pilot-member table:name="60.16" table:display="true" table:show-details="true"/>
                <table:data-pilot-member table:name="60.17" table:display="true" table:show-details="true"/>
                <table:data-pilot-member table:name="60.2" table:display="true" table:show-details="true"/>
                <table:data-pilot-member table:name="60.23" table:display="true" table:show-details="true"/>
                <table:data-pilot-member table:name="60.24" table:display="true" table:show-details="true"/>
                <table:data-pilot-member table:name="60.34" table:display="true" table:show-details="true"/>
                <table:data-pilot-member table:name="60.39" table:display="true" table:show-details="true"/>
                <table:data-pilot-member table:name="60.4" table:display="true" table:show-details="true"/>
                <table:data-pilot-member table:name="60.47" table:display="true" table:show-details="true"/>
                <table:data-pilot-member table:name="60.49" table:display="true" table:show-details="true"/>
                <table:data-pilot-member table:name="60.5" table:display="true" table:show-details="true"/>
                <table:data-pilot-member table:name="60.54" table:display="true" table:show-details="true"/>
                <table:data-pilot-member table:name="60.55" table:display="true" table:show-details="true"/>
                <table:data-pilot-member table:name="60.64" table:display="true" table:show-details="true"/>
                <table:data-pilot-member table:name="60.68" table:display="true" table:show-details="true"/>
                <table:data-pilot-member table:name="60.7" table:display="true" table:show-details="true"/>
                <table:data-pilot-member table:name="60.71" table:display="true" table:show-details="true"/>
                <table:data-pilot-member table:name="60.75" table:display="true" table:show-details="true"/>
                <table:data-pilot-member table:name="60.81" table:display="true" table:show-details="true"/>
                <table:data-pilot-member table:name="60.84" table:display="true" table:show-details="true"/>
                <table:data-pilot-member table:name="60.98" table:display="true" table:show-details="true"/>
                <table:data-pilot-member table:name="61.03" table:display="true" table:show-details="true"/>
                <table:data-pilot-member table:name="61.07" table:display="true" table:show-details="true"/>
                <table:data-pilot-member table:name="61.12" table:display="true" table:show-details="true"/>
                <table:data-pilot-member table:name="61.15" table:display="true" table:show-details="true"/>
                <table:data-pilot-member table:name="61.18" table:display="true" table:show-details="true"/>
                <table:data-pilot-member table:name="61.2" table:display="true" table:show-details="true"/>
                <table:data-pilot-member table:name="61.24" table:display="true" table:show-details="true"/>
                <table:data-pilot-member table:name="61.53" table:display="true" table:show-details="true"/>
                <table:data-pilot-member table:name="61.55" table:display="true" table:show-details="true"/>
                <table:data-pilot-member table:name="61.65" table:display="true" table:show-details="true"/>
                <table:data-pilot-member table:name="61.7" table:display="true" table:show-details="true"/>
                <table:data-pilot-member table:name="61.71" table:display="true" table:show-details="true"/>
                <table:data-pilot-member table:name="61.74" table:display="true" table:show-details="true"/>
                <table:data-pilot-member table:name="61.75" table:display="true" table:show-details="true"/>
                <table:data-pilot-member table:name="61.77" table:display="true" table:show-details="true"/>
                <table:data-pilot-member table:name="61.78" table:display="true" table:show-details="true"/>
                <table:data-pilot-member table:name="61.82" table:display="true" table:show-details="true"/>
                <table:data-pilot-member table:name="61.84" table:display="true" table:show-details="true"/>
                <table:data-pilot-member table:name="61.86" table:display="true" table:show-details="true"/>
                <table:data-pilot-member table:name="61.92" table:display="true" table:show-details="true"/>
                <table:data-pilot-member table:name="61.93" table:display="true" table:show-details="true"/>
                <table:data-pilot-member table:name="61.97" table:display="true" table:show-details="true"/>
                <table:data-pilot-member table:name="61.99" table:display="true" table:show-details="true"/>
                <table:data-pilot-member table:name="62" table:display="true" table:show-details="true"/>
                <table:data-pilot-member table:name="62.03" table:display="true" table:show-details="true"/>
                <table:data-pilot-member table:name="62.04" table:display="true" table:show-details="true"/>
                <table:data-pilot-member table:name="62.09" table:display="true" table:show-details="true"/>
                <table:data-pilot-member table:name="62.17" table:display="true" table:show-details="true"/>
                <table:data-pilot-member table:name="62.18" table:display="true" table:show-details="true"/>
                <table:data-pilot-member table:name="62.21" table:display="true" table:show-details="true"/>
                <table:data-pilot-member table:name="62.25" table:display="true" table:show-details="true"/>
                <table:data-pilot-member table:name="62.26" table:display="true" table:show-details="true"/>
                <table:data-pilot-member table:name="62.35" table:display="true" table:show-details="true"/>
                <table:data-pilot-member table:name="62.36" table:display="true" table:show-details="true"/>
                <table:data-pilot-member table:name="62.38" table:display="true" table:show-details="true"/>
                <table:data-pilot-member table:name="62.42" table:display="true" table:show-details="true"/>
                <table:data-pilot-member table:name="62.45" table:display="true" table:show-details="true"/>
                <table:data-pilot-member table:name="62.53" table:display="true" table:show-details="true"/>
                <table:data-pilot-member table:name="62.55" table:display="true" table:show-details="true"/>
                <table:data-pilot-member table:name="62.57" table:display="true" table:show-details="true"/>
                <table:data-pilot-member table:name="62.59" table:display="true" table:show-details="true"/>
                <table:data-pilot-member table:name="62.6" table:display="true" table:show-details="true"/>
                <table:data-pilot-member table:name="62.62" table:display="true" table:show-details="true"/>
                <table:data-pilot-member table:name="62.63" table:display="true" table:show-details="true"/>
                <table:data-pilot-member table:name="62.64" table:display="true" table:show-details="true"/>
                <table:data-pilot-member table:name="62.67" table:display="true" table:show-details="true"/>
                <table:data-pilot-member table:name="62.69" table:display="true" table:show-details="true"/>
                <table:data-pilot-member table:name="62.71" table:display="true" table:show-details="true"/>
                <table:data-pilot-member table:name="62.77" table:display="true" table:show-details="true"/>
                <table:data-pilot-member table:name="62.83" table:display="true" table:show-details="true"/>
                <table:data-pilot-member table:name="62.84" table:display="true" table:show-details="true"/>
                <table:data-pilot-member table:name="62.85" table:display="true" table:show-details="true"/>
                <table:data-pilot-member table:name="62.88" table:display="true" table:show-details="true"/>
                <table:data-pilot-member table:name="62.91" table:display="true" table:show-details="true"/>
                <table:data-pilot-member table:name="62.92" table:display="true" table:show-details="true"/>
                <table:data-pilot-member table:name="62.93" table:display="true" table:show-details="true"/>
                <table:data-pilot-member table:name="62.96" table:display="true" table:show-details="true"/>
                <table:data-pilot-member table:name="62.99" table:display="true" table:show-details="true"/>
                <table:data-pilot-member table:name="63" table:display="true" table:show-details="true"/>
                <table:data-pilot-member table:name="63.03" table:display="true" table:show-details="true"/>
                <table:data-pilot-member table:name="63.1" table:display="true" table:show-details="true"/>
                <table:data-pilot-member table:name="63.12" table:display="true" table:show-details="true"/>
                <table:data-pilot-member table:name="63.13" table:display="true" table:show-details="true"/>
                <table:data-pilot-member table:name="63.15" table:display="true" table:show-details="true"/>
                <table:data-pilot-member table:name="63.2" table:display="true" table:show-details="true"/>
                <table:data-pilot-member table:name="63.26" table:display="true" table:show-details="true"/>
                <table:data-pilot-member table:name="63.28" table:display="true" table:show-details="true"/>
                <table:data-pilot-member table:name="63.32" table:display="true" table:show-details="true"/>
                <table:data-pilot-member table:name="63.33" table:display="true" table:show-details="true"/>
                <table:data-pilot-member table:name="63.35" table:display="true" table:show-details="true"/>
                <table:data-pilot-member table:name="63.36" table:display="true" table:show-details="true"/>
                <table:data-pilot-member table:name="63.4" table:display="true" table:show-details="true"/>
                <table:data-pilot-member table:name="63.41" table:display="true" table:show-details="true"/>
                <table:data-pilot-member table:name="63.48" table:display="true" table:show-details="true"/>
                <table:data-pilot-member table:name="63.52" table:display="true" table:show-details="true"/>
                <table:data-pilot-member table:name="63.55" table:display="true" table:show-details="true"/>
                <table:data-pilot-member table:name="63.58" table:display="true" table:show-details="true"/>
                <table:data-pilot-member table:name="63.59" table:display="true" table:show-details="true"/>
                <table:data-pilot-member table:name="63.65" table:display="true" table:show-details="true"/>
                <table:data-pilot-member table:name="63.66" table:display="true" table:show-details="true"/>
                <table:data-pilot-member table:name="63.7" table:display="true" table:show-details="true"/>
                <table:data-pilot-member table:name="63.76" table:display="true" table:show-details="true"/>
                <table:data-pilot-member table:name="63.84" table:display="true" table:show-details="true"/>
                <table:data-pilot-member table:name="63.87" table:display="true" table:show-details="true"/>
                <table:data-pilot-member table:name="63.91" table:display="true" table:show-details="true"/>
                <table:data-pilot-member table:name="63.92" table:display="true" table:show-details="true"/>
                <table:data-pilot-member table:name="63.94" table:display="true" table:show-details="true"/>
                <table:data-pilot-member table:name="63.97" table:display="true" table:show-details="true"/>
                <table:data-pilot-member table:name="64.05" table:display="true" table:show-details="true"/>
                <table:data-pilot-member table:name="64.08" table:display="true" table:show-details="true"/>
                <table:data-pilot-member table:name="64.15" table:display="true" table:show-details="true"/>
                <table:data-pilot-member table:name="64.27" table:display="true" table:show-details="true"/>
                <table:data-pilot-member table:name="64.38" table:display="true" table:show-details="true"/>
                <table:data-pilot-member table:name="64.43" table:display="true" table:show-details="true"/>
                <table:data-pilot-member table:name="64.55" table:display="true" table:show-details="true"/>
                <table:data-pilot-member table:name="64.77" table:display="true" table:show-details="true"/>
                <table:data-pilot-member table:name="64.96" table:display="true" table:show-details="true"/>
                <table:data-pilot-member table:name="65.01" table:display="true" table:show-details="true"/>
                <table:data-pilot-member table:name="65.11" table:display="true" table:show-details="true"/>
                <table:data-pilot-member table:name="65.19" table:display="true" table:show-details="true"/>
                <table:data-pilot-member table:name="65.21" table:display="true" table:show-details="true"/>
                <table:data-pilot-member table:name="65.29" table:display="true" table:show-details="true"/>
                <table:data-pilot-member table:name="65.31" table:display="true" table:show-details="true"/>
                <table:data-pilot-member table:name="65.37" table:display="true" table:show-details="true"/>
                <table:data-pilot-member table:name="65.56" table:display="true" table:show-details="true"/>
                <table:data-pilot-member table:name="65.67" table:display="true" table:show-details="true"/>
                <table:data-pilot-member table:name="65.81" table:display="true" table:show-details="true"/>
                <table:data-pilot-member table:name="65.92" table:display="true" table:show-details="true"/>
                <table:data-pilot-member table:name="65.98" table:display="true" table:show-details="true"/>
                <table:data-pilot-member table:name="66.04" table:display="true" table:show-details="true"/>
                <table:data-pilot-member table:name="66.07" table:display="true" table:show-details="true"/>
                <table:data-pilot-member table:name="66.1" table:display="true" table:show-details="true"/>
                <table:data-pilot-member table:name="66.12" table:display="true" table:show-details="true"/>
                <table:data-pilot-member table:name="66.21" table:display="true" table:show-details="true"/>
                <table:data-pilot-member table:name="66.24" table:display="true" table:show-details="true"/>
                <table:data-pilot-member table:name="66.32" table:display="true" table:show-details="true"/>
                <table:data-pilot-member table:name="66.37" table:display="true" table:show-details="true"/>
                <table:data-pilot-member table:name="66.43" table:display="true" table:show-details="true"/>
                <table:data-pilot-member table:name="66.45" table:display="true" table:show-details="true"/>
                <table:data-pilot-member table:name="66.46" table:display="true" table:show-details="true"/>
                <table:data-pilot-member table:name="66.65" table:display="true" table:show-details="true"/>
                <table:data-pilot-member table:name="66.67" table:display="true" table:show-details="true"/>
                <table:data-pilot-member table:name="66.71" table:display="true" table:show-details="true"/>
                <table:data-pilot-member table:name="66.74" table:display="true" table:show-details="true"/>
                <table:data-pilot-member table:name="66.78" table:display="true" table:show-details="true"/>
                <table:data-pilot-member table:name="66.79" table:display="true" table:show-details="true"/>
                <table:data-pilot-member table:name="66.8" table:display="true" table:show-details="true"/>
                <table:data-pilot-member table:name="66.83" table:display="true" table:show-details="true"/>
                <table:data-pilot-member table:name="66.92" table:display="true" table:show-details="true"/>
                <table:data-pilot-member table:name="67.01" table:display="true" table:show-details="true"/>
                <table:data-pilot-member table:name="67.04" table:display="true" table:show-details="true"/>
                <table:data-pilot-member table:name="67.05" table:display="true" table:show-details="true"/>
                <table:data-pilot-member table:name="67.08" table:display="true" table:show-details="true"/>
                <table:data-pilot-member table:name="67.3" table:display="true" table:show-details="true"/>
                <table:data-pilot-member table:name="67.43" table:display="true" table:show-details="true"/>
                <table:data-pilot-member table:name="67.51" table:display="true" table:show-details="true"/>
                <table:data-pilot-member table:name="67.54" table:display="true" table:show-details="true"/>
                <table:data-pilot-member table:name="67.59" table:display="true" table:show-details="true"/>
                <table:data-pilot-member table:name="67.6" table:display="true" table:show-details="true"/>
                <table:data-pilot-member table:name="67.62" table:display="true" table:show-details="true"/>
                <table:data-pilot-member table:name="67.68" table:display="true" table:show-details="true"/>
                <table:data-pilot-member table:name="67.82" table:display="true" table:show-details="true"/>
                <table:data-pilot-member table:name="67.84" table:display="true" table:show-details="true"/>
                <table:data-pilot-member table:name="67.86" table:display="true" table:show-details="true"/>
                <table:data-pilot-member table:name="67.89" table:display="true" table:show-details="true"/>
                <table:data-pilot-member table:name="67.94" table:display="true" table:show-details="true"/>
                <table:data-pilot-member table:name="67.96" table:display="true" table:show-details="true"/>
                <table:data-pilot-member table:name="67.97" table:display="true" table:show-details="true"/>
                <table:data-pilot-member table:name="68.01" table:display="true" table:show-details="true"/>
                <table:data-pilot-member table:name="68.05" table:display="true" table:show-details="true"/>
                <table:data-pilot-member table:name="68.09" table:display="true" table:show-details="true"/>
                <table:data-pilot-member table:name="68.1" table:display="true" table:show-details="true"/>
                <table:data-pilot-member table:name="68.17" table:display="true" table:show-details="true"/>
                <table:data-pilot-member table:name="68.25" table:display="true" table:show-details="true"/>
                <table:data-pilot-member table:name="68.35" table:display="true" table:show-details="true"/>
                <table:data-pilot-member table:name="68.36" table:display="true" table:show-details="true"/>
                <table:data-pilot-member table:name="68.37" table:display="true" table:show-details="true"/>
                <table:data-pilot-member table:name="68.42" table:display="true" table:show-details="true"/>
                <table:data-pilot-member table:name="68.44" table:display="true" table:show-details="true"/>
                <table:data-pilot-member table:name="68.46" table:display="true" table:show-details="true"/>
                <table:data-pilot-member table:name="68.51" table:display="true" table:show-details="true"/>
                <table:data-pilot-member table:name="68.58" table:display="true" table:show-details="true"/>
                <table:data-pilot-member table:name="68.65" table:display="true" table:show-details="true"/>
                <table:data-pilot-member table:name="68.66" table:display="true" table:show-details="true"/>
                <table:data-pilot-member table:name="68.67" table:display="true" table:show-details="true"/>
                <table:data-pilot-member table:name="68.68" table:display="true" table:show-details="true"/>
                <table:data-pilot-member table:name="68.71" table:display="true" table:show-details="true"/>
                <table:data-pilot-member table:name="68.73" table:display="true" table:show-details="true"/>
                <table:data-pilot-member table:name="68.75" table:display="true" table:show-details="true"/>
                <table:data-pilot-member table:name="68.81" table:display="true" table:show-details="true"/>
                <table:data-pilot-member table:name="68.83" table:display="true" table:show-details="true"/>
                <table:data-pilot-member table:name="68.84" table:display="true" table:show-details="true"/>
                <table:data-pilot-member table:name="68.86" table:display="true" table:show-details="true"/>
                <table:data-pilot-member table:name="68.87" table:display="true" table:show-details="true"/>
                <table:data-pilot-member table:name="68.9" table:display="true" table:show-details="true"/>
                <table:data-pilot-member table:name="68.93" table:display="true" table:show-details="true"/>
                <table:data-pilot-member table:name="68.95" table:display="true" table:show-details="true"/>
                <table:data-pilot-member table:name="68.96" table:display="true" table:show-details="true"/>
                <table:data-pilot-member table:name="68.98" table:display="true" table:show-details="true"/>
                <table:data-pilot-member table:name="68.99" table:display="true" table:show-details="true"/>
                <table:data-pilot-member table:name="69.01" table:display="true" table:show-details="true"/>
                <table:data-pilot-member table:name="69.05" table:display="true" table:show-details="true"/>
                <table:data-pilot-member table:name="69.06" table:display="true" table:show-details="true"/>
                <table:data-pilot-member table:name="69.1" table:display="true" table:show-details="true"/>
                <table:data-pilot-member table:name="69.11" table:display="true" table:show-details="true"/>
                <table:data-pilot-member table:name="69.12" table:display="true" table:show-details="true"/>
                <table:data-pilot-member table:name="69.13" table:display="true" table:show-details="true"/>
                <table:data-pilot-member table:name="69.16" table:display="true" table:show-details="true"/>
                <table:data-pilot-member table:name="69.17" table:display="true" table:show-details="true"/>
                <table:data-pilot-member table:name="69.18" table:display="true" table:show-details="true"/>
                <table:data-pilot-member table:name="69.21" table:display="true" table:show-details="true"/>
                <table:data-pilot-member table:name="69.25" table:display="true" table:show-details="true"/>
                <table:data-pilot-member table:name="69.27" table:display="true" table:show-details="true"/>
                <table:data-pilot-member table:name="69.28" table:display="true" table:show-details="true"/>
                <table:data-pilot-member table:name="69.33" table:display="true" table:show-details="true"/>
                <table:data-pilot-member table:name="69.36" table:display="true" table:show-details="true"/>
                <table:data-pilot-member table:name="69.37" table:display="true" table:show-details="true"/>
                <table:data-pilot-member table:name="69.38" table:display="true" table:show-details="true"/>
                <table:data-pilot-member table:name="69.45" table:display="true" table:show-details="true"/>
                <table:data-pilot-member table:name="69.47" table:display="true" table:show-details="true"/>
                <table:data-pilot-member table:name="69.48" table:display="true" table:show-details="true"/>
                <table:data-pilot-member table:name="69.5" table:display="true" table:show-details="true"/>
                <table:data-pilot-member table:name="69.51" table:display="true" table:show-details="true"/>
                <table:data-pilot-member table:name="69.53" table:display="true" table:show-details="true"/>
                <table:data-pilot-member table:name="69.55" table:display="true" table:show-details="true"/>
                <table:data-pilot-member table:name="69.57" table:display="true" table:show-details="true"/>
                <table:data-pilot-member table:name="69.62" table:display="true" table:show-details="true"/>
                <table:data-pilot-member table:name="69.63" table:display="true" table:show-details="true"/>
                <table:data-pilot-member table:name="69.66" table:display="true" table:show-details="true"/>
                <table:data-pilot-member table:name="69.71" table:display="true" table:show-details="true"/>
                <table:data-pilot-member table:name="69.74" table:display="true" table:show-details="true"/>
                <table:data-pilot-member table:name="69.77" table:display="true" table:show-details="true"/>
                <table:data-pilot-member table:name="69.79" table:display="true" table:show-details="true"/>
                <table:data-pilot-member table:name="69.85" table:display="true" table:show-details="true"/>
                <table:data-pilot-member table:name="69.87" table:display="true" table:show-details="true"/>
                <table:data-pilot-member table:name="69.9" table:display="true" table:show-details="true"/>
                <table:data-pilot-member table:name="69.91" table:display="true" table:show-details="true"/>
                <table:data-pilot-member table:name="69.92" table:display="true" table:show-details="true"/>
                <table:data-pilot-member table:name="69.93" table:display="true" table:show-details="true"/>
                <table:data-pilot-member table:name="69.94" table:display="true" table:show-details="true"/>
                <table:data-pilot-member table:name="69.95" table:display="true" table:show-details="true"/>
                <table:data-pilot-member table:name="70" table:display="true" table:show-details="true"/>
                <table:data-pilot-member table:name="70.02" table:display="true" table:show-details="true"/>
                <table:data-pilot-member table:name="70.04" table:display="true" table:show-details="true"/>
                <table:data-pilot-member table:name="70.06" table:display="true" table:show-details="true"/>
                <table:data-pilot-member table:name="70.07" table:display="true" table:show-details="true"/>
                <table:data-pilot-member table:name="70.08" table:display="true" table:show-details="true"/>
                <table:data-pilot-member table:name="70.09" table:display="true" table:show-details="true"/>
                <table:data-pilot-member table:name="70.11" table:display="true" table:show-details="true"/>
                <table:data-pilot-member table:name="70.12" table:display="true" table:show-details="true"/>
                <table:data-pilot-member table:name="70.13" table:display="true" table:show-details="true"/>
                <table:data-pilot-member table:name="70.16" table:display="true" table:show-details="true"/>
                <table:data-pilot-member table:name="70.17" table:display="true" table:show-details="true"/>
                <table:data-pilot-member table:name="70.19" table:display="true" table:show-details="true"/>
                <table:data-pilot-member table:name="70.21" table:display="true" table:show-details="true"/>
                <table:data-pilot-member table:name="70.24" table:display="true" table:show-details="true"/>
                <table:data-pilot-member table:name="70.25" table:display="true" table:show-details="true"/>
                <table:data-pilot-member table:name="70.33" table:display="true" table:show-details="true"/>
                <table:data-pilot-member table:name="70.34" table:display="true" table:show-details="true"/>
                <table:data-pilot-member table:name="70.36" table:display="true" table:show-details="true"/>
                <table:data-pilot-member table:name="70.37" table:display="true" table:show-details="true"/>
                <table:data-pilot-member table:name="70.43" table:display="true" table:show-details="true"/>
                <table:data-pilot-member table:name="70.44" table:display="true" table:show-details="true"/>
                <table:data-pilot-member table:name="70.45" table:display="true" table:show-details="true"/>
                <table:data-pilot-member table:name="70.46" table:display="true" table:show-details="true"/>
                <table:data-pilot-member table:name="70.48" table:display="true" table:show-details="true"/>
                <table:data-pilot-member table:name="70.5" table:display="true" table:show-details="true"/>
                <table:data-pilot-member table:name="70.51" table:display="true" table:show-details="true"/>
                <table:data-pilot-member table:name="70.52" table:display="true" table:show-details="true"/>
                <table:data-pilot-member table:name="70.55" table:display="true" table:show-details="true"/>
                <table:data-pilot-member table:name="70.57" table:display="true" table:show-details="true"/>
                <table:data-pilot-member table:name="70.59" table:display="true" table:show-details="true"/>
                <table:data-pilot-member table:name="70.62" table:display="true" table:show-details="true"/>
                <table:data-pilot-member table:name="70.66" table:display="true" table:show-details="true"/>
                <table:data-pilot-member table:name="70.67" table:display="true" table:show-details="true"/>
                <table:data-pilot-member table:name="70.68" table:display="true" table:show-details="true"/>
                <table:data-pilot-member table:name="70.7" table:display="true" table:show-details="true"/>
                <table:data-pilot-member table:name="70.71" table:display="true" table:show-details="true"/>
                <table:data-pilot-member table:name="70.74" table:display="true" table:show-details="true"/>
                <table:data-pilot-member table:name="70.75" table:display="true" table:show-details="true"/>
                <table:data-pilot-member table:name="70.76" table:display="true" table:show-details="true"/>
                <table:data-pilot-member table:name="70.8" table:display="true" table:show-details="true"/>
                <table:data-pilot-member table:name="70.81" table:display="true" table:show-details="true"/>
                <table:data-pilot-member table:name="70.84" table:display="true" table:show-details="true"/>
                <table:data-pilot-member table:name="70.87" table:display="true" table:show-details="true"/>
                <table:data-pilot-member table:name="70.91" table:display="true" table:show-details="true"/>
                <table:data-pilot-member table:name="70.97" table:display="true" table:show-details="true"/>
                <table:data-pilot-member table:name="71.01" table:display="true" table:show-details="true"/>
                <table:data-pilot-member table:name="71.02" table:display="true" table:show-details="true"/>
                <table:data-pilot-member table:name="71.04" table:display="true" table:show-details="true"/>
                <table:data-pilot-member table:name="71.07" table:display="true" table:show-details="true"/>
                <table:data-pilot-member table:name="71.08" table:display="true" table:show-details="true"/>
                <table:data-pilot-member table:name="71.11" table:display="true" table:show-details="true"/>
                <table:data-pilot-member table:name="71.14" table:display="true" table:show-details="true"/>
                <table:data-pilot-member table:name="71.15" table:display="true" table:show-details="true"/>
                <table:data-pilot-member table:name="71.16" table:display="true" table:show-details="true"/>
                <table:data-pilot-member table:name="71.17" table:display="true" table:show-details="true"/>
                <table:data-pilot-member table:name="71.21" table:display="true" table:show-details="true"/>
                <table:data-pilot-member table:name="71.22" table:display="true" table:show-details="true"/>
                <table:data-pilot-member table:name="71.23" table:display="true" table:show-details="true"/>
                <table:data-pilot-member table:name="71.24" table:display="true" table:show-details="true"/>
                <table:data-pilot-member table:name="71.29" table:display="true" table:show-details="true"/>
                <table:data-pilot-member table:name="71.33" table:display="true" table:show-details="true"/>
                <table:data-pilot-member table:name="71.35" table:display="true" table:show-details="true"/>
                <table:data-pilot-member table:name="71.37" table:display="true" table:show-details="true"/>
                <table:data-pilot-member table:name="71.4" table:display="true" table:show-details="true"/>
                <table:data-pilot-member table:name="71.41" table:display="true" table:show-details="true"/>
                <table:data-pilot-member table:name="71.43" table:display="true" table:show-details="true"/>
                <table:data-pilot-member table:name="71.44" table:display="true" table:show-details="true"/>
                <table:data-pilot-member table:name="71.45" table:display="true" table:show-details="true"/>
                <table:data-pilot-member table:name="71.49" table:display="true" table:show-details="true"/>
                <table:data-pilot-member table:name="71.5" table:display="true" table:show-details="true"/>
                <table:data-pilot-member table:name="71.51" table:display="true" table:show-details="true"/>
                <table:data-pilot-member table:name="71.55" table:display="true" table:show-details="true"/>
                <table:data-pilot-member table:name="71.61" table:display="true" table:show-details="true"/>
                <table:data-pilot-member table:name="71.62" table:display="true" table:show-details="true"/>
                <table:data-pilot-member table:name="71.64" table:display="true" table:show-details="true"/>
                <table:data-pilot-member table:name="71.65" table:display="true" table:show-details="true"/>
                <table:data-pilot-member table:name="71.67" table:display="true" table:show-details="true"/>
                <table:data-pilot-member table:name="71.68" table:display="true" table:show-details="true"/>
                <table:data-pilot-member table:name="71.69" table:display="true" table:show-details="true"/>
                <table:data-pilot-member table:name="71.7" table:display="true" table:show-details="true"/>
                <table:data-pilot-member table:name="71.71" table:display="true" table:show-details="true"/>
                <table:data-pilot-member table:name="71.72" table:display="true" table:show-details="true"/>
                <table:data-pilot-member table:name="71.73" table:display="true" table:show-details="true"/>
                <table:data-pilot-member table:name="71.75" table:display="true" table:show-details="true"/>
                <table:data-pilot-member table:name="71.77" table:display="true" table:show-details="true"/>
                <table:data-pilot-member table:name="71.78" table:display="true" table:show-details="true"/>
                <table:data-pilot-member table:name="71.79" table:display="true" table:show-details="true"/>
                <table:data-pilot-member table:name="71.8" table:display="true" table:show-details="true"/>
                <table:data-pilot-member table:name="71.85" table:display="true" table:show-details="true"/>
                <table:data-pilot-member table:name="71.86" table:display="true" table:show-details="true"/>
                <table:data-pilot-member table:name="71.87" table:display="true" table:show-details="true"/>
                <table:data-pilot-member table:name="71.91" table:display="true" table:show-details="true"/>
                <table:data-pilot-member table:name="71.93" table:display="true" table:show-details="true"/>
                <table:data-pilot-member table:name="71.95" table:display="true" table:show-details="true"/>
                <table:data-pilot-member table:name="72" table:display="true" table:show-details="true"/>
                <table:data-pilot-member table:name="72.01" table:display="true" table:show-details="true"/>
                <table:data-pilot-member table:name="72.05" table:display="true" table:show-details="true"/>
                <table:data-pilot-member table:name="72.07" table:display="true" table:show-details="true"/>
                <table:data-pilot-member table:name="72.1" table:display="true" table:show-details="true"/>
                <table:data-pilot-member table:name="72.24" table:display="true" table:show-details="true"/>
                <table:data-pilot-member table:name="72.32" table:display="true" table:show-details="true"/>
                <table:data-pilot-member table:name="72.35" table:display="true" table:show-details="true"/>
                <table:data-pilot-member table:name="72.4" table:display="true" table:show-details="true"/>
                <table:data-pilot-member table:name="72.45" table:display="true" table:show-details="true"/>
                <table:data-pilot-member table:name="72.47" table:display="true" table:show-details="true"/>
                <table:data-pilot-member table:name="72.52" table:display="true" table:show-details="true"/>
                <table:data-pilot-member table:name="72.55" table:display="true" table:show-details="true"/>
                <table:data-pilot-member table:name="72.56" table:display="true" table:show-details="true"/>
                <table:data-pilot-member table:name="72.59" table:display="true" table:show-details="true"/>
                <table:data-pilot-member table:name="72.61" table:display="true" table:show-details="true"/>
                <table:data-pilot-member table:name="72.77" table:display="true" table:show-details="true"/>
                <table:data-pilot-member table:name="72.88" table:display="true" table:show-details="true"/>
                <table:data-pilot-member table:name="72.95" table:display="true" table:show-details="true"/>
                <table:data-pilot-member table:name="73" table:display="true" table:show-details="true"/>
                <table:data-pilot-member table:name="73.01" table:display="true" table:show-details="true"/>
                <table:data-pilot-member table:name="73.12" table:display="true" table:show-details="true"/>
                <table:data-pilot-member table:name="73.18" table:display="true" table:show-details="true"/>
                <table:data-pilot-member table:name="73.3" table:display="true" table:show-details="true"/>
                <table:data-pilot-member table:name="73.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 style:data-style-name="N2" text:time-value="15:17:18.100719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15:08:17.027581000</meta:creation-date>
    <dc:date>2026-01-24T15:58:13.225166200</dc:date>
    <meta:editing-duration>PT47M55S</meta:editing-duration>
    <meta:editing-cycles>13</meta:editing-cycles>
    <meta:generator>LibreOffice/25.8.4.2$Windows_X86_64 LibreOffice_project/290daaa01b999472f0c7a3890eb6a550fd74c6df</meta:generator>
    <meta:document-statistic meta:table-count="4" meta:cell-count="5656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minimum="45566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49cm" svg:height="9.005cm" xlink:href=".." xlink:type="simple" chart:class="chart:line" chart:style-name="ch1">
        <chart:legend chart:legend-position="top" svg:x="2.938cm" svg:y="0.185cm" style:legend-expansion="wide" chart:style-name="ch2"/>
        <chart:plot-area chart:style-name="ch3" svg:x="0.238cm" svg:y="1.461cm" svg:width="11.473cm" svg:height="7.364cm">
          <chart:coordinate-region svg:x="1.624cm" svg:y="1.66cm" svg:width="10.087cm" svg:height="5.391cm"/>
          <chart:axis chart:dimension="x" chart:name="primary-x" chart:style-name="ch4" chartooo:axis-type="date">
            <chartooo:date-scale/>
            <chart:categories table:cell-range-address="'Pivot Table_Data_1'.A2:'Pivot Table_Data_1'.A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Data_1'.B2:'Pivot Table_Data_1'.B120" chart:label-cell-address="'Pivot Table_Data_1'.B1:'Pivot Table_Data_1'.B1" chart:class="chart:line">
            <chart:data-point chart:repeated="119"/>
          </chart:series>
          <chart:series chart:style-name="ch8" chart:values-cell-range-address="'Pivot Table_Data_1'.C2:'Pivot Table_Data_1'.C120" chart:label-cell-address="'Pivot Table_Data_1'.C1:'Pivot Table_Data_1'.C1" chart:class="chart:line">
            <chart:data-point chart:repeated="119"/>
          </chart:series>
          <chart:series chart:style-name="ch9" chart:values-cell-range-address="'Pivot Table_Data_1'.E2:'Pivot Table_Data_1'.E120" chart:label-cell-address="'Pivot Table_Data_1'.E1:'Pivot Table_Data_1'.E1" chart:class="chart:line">
            <chart:data-point chart:repeated="119"/>
          </chart:series>
          <chart:series chart:style-name="ch10" chart:values-cell-range-address="'Pivot Table_Data_1'.F2:'Pivot Table_Data_1'.F120" chart:label-cell-address="'Pivot Table_Data_1'.F1:'Pivot Table_Data_1'.F1" chart:class="chart:line">
            <chart:data-point chart:repeated="1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Close</text:p>
                <draw:g>
                  <svg:desc>'Pivot Table_Data_1'.B1:'Pivot Table_Data_1'.B1</svg:desc>
                </draw:g>
              </table:table-cell>
              <table:table-cell office:value-type="string">
                <text:p>Forecast</text:p>
                <draw:g>
                  <svg:desc>'Pivot Table_Data_1'.C1:'Pivot Table_Data_1'.C1</svg:desc>
                </draw:g>
              </table:table-cell>
              <table:table-cell office:value-type="string">
                <text:p>Lower</text:p>
                <draw:g>
                  <svg:desc>'Pivot Table_Data_1'.E1:'Pivot Table_Data_1'.E1</svg:desc>
                </draw:g>
              </table:table-cell>
              <table:table-cell office:value-type="string">
                <text:p>Upper</text:p>
                <draw:g>
                  <svg:desc>'Pivot Table_Data_1'.F1:'Pivot Table_Data_1'.F1</svg:desc>
                </draw:g>
              </table:table-cell>
            </table:table-row>
          </table:table-header-rows>
          <table:table-rows>
            <table:table-row>
              <table:table-cell office:value-type="float" office:value="45292">
                <text:p>45292</text:p>
                <draw:g>
                  <svg:desc>'Pivot Table_Data_1'.A2:'Pivot Table_Data_1'.A120</svg:desc>
                </draw:g>
              </table:table-cell>
              <table:table-cell office:value-type="float" office:value="59.8025">
                <text:p>59.8025</text:p>
                <draw:g>
                  <svg:desc>'Pivot Table_Data_1'.B2:'Pivot Table_Data_1'.B120</svg:desc>
                </draw:g>
              </table:table-cell>
              <table:table-cell office:value-type="float" office:value="NaN">
                <text:p>NaN</text:p>
                <draw:g>
                  <svg:desc>'Pivot Table_Data_1'.C2:'Pivot Table_Data_1'.C120</svg:desc>
                </draw:g>
              </table:table-cell>
              <table:table-cell office:value-type="float" office:value="NaN">
                <text:p>NaN</text:p>
                <draw:g>
                  <svg:desc>'Pivot Table_Data_1'.E2:'Pivot Table_Data_1'.E120</svg:desc>
                </draw:g>
              </table:table-cell>
              <table:table-cell office:value-type="float" office:value="NaN">
                <text:p>NaN</text:p>
                <draw:g>
                  <svg:desc>'Pivot Table_Data_1'.F2:'Pivot Table_Data_1'.F120</svg:desc>
                </draw:g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60.102">
                <text:p>60.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59.9925">
                <text:p>59.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59.372">
                <text:p>59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60.128">
                <text:p>60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59.872">
                <text:p>59.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59.426">
                <text:p>59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61.0725">
                <text:p>61.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60.2">
                <text:p>6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59.568">
                <text:p>59.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60.448">
                <text:p>6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60.414">
                <text:p>60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60.7875">
                <text:p>60.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59.894">
                <text:p>59.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59.048">
                <text:p>59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58.758">
                <text:p>58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61.244">
                <text:p>61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61.98">
                <text:p>61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62.792">
                <text:p>62.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63.232">
                <text:p>63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62.514">
                <text:p>62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62.105">
                <text:p>62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63.77">
                <text:p>6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63.112">
                <text:p>63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62.55">
                <text:p>62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63.884">
                <text:p>63.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63.38">
                <text:p>6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63.056">
                <text:p>63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64.674">
                <text:p>64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65.732">
                <text:p>65.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67.708">
                <text:p>67.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68.404">
                <text:p>68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68.608">
                <text:p>68.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69.41">
                <text:p>69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71.722">
                <text:p>71.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71.97">
                <text:p>7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71.424">
                <text:p>71.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71.582">
                <text:p>71.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71.54">
                <text:p>71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71.054">
                <text:p>71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69.316">
                <text:p>69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70.318">
                <text:p>70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68.226">
                <text:p>68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65.694">
                <text:p>65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64.352">
                <text:p>64.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62.77">
                <text:p>62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63.024">
                <text:p>63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64.36">
                <text:p>64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62.966">
                <text:p>62.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63.022">
                <text:p>63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62.76">
                <text:p>62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62.56">
                <text:p>6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61.97">
                <text:p>61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61.1075">
                <text:p>61.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62.084">
                <text:p>62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61.9125">
                <text:p>61.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63.318">
                <text:p>63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63.268">
                <text:p>63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67.846">
                <text:p>67.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70.1275">
                <text:p>70.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70.992">
                <text:p>70.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70.896">
                <text:p>70.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70.242">
                <text:p>70.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69.432">
                <text:p>69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69.778">
                <text:p>69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71.586">
                <text:p>7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69.786">
                <text:p>69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72.2475">
                <text:p>72.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72.88">
                <text:p>7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71.926">
                <text:p>71.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71.502">
                <text:p>71.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70.252">
                <text:p>70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71.676">
                <text:p>71.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71.63">
                <text:p>7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71.358">
                <text:p>71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71.89">
                <text:p>71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69.5475">
                <text:p>69.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69.876">
                <text:p>69.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71.17">
                <text:p>71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70.074">
                <text:p>7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69.708">
                <text:p>69.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69.432">
                <text:p>69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68.594">
                <text:p>68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69.658">
                <text:p>69.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70.278">
                <text:p>7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70.15">
                <text:p>7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68.768">
                <text:p>68.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68.565">
                <text:p>68.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67.548">
                <text:p>67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66.476">
                <text:p>66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66.204">
                <text:p>66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66.378">
                <text:p>66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66.484">
                <text:p>66.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67.484">
                <text:p>67.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70.024">
                <text:p>7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69.29">
                <text:p>69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68.95">
                <text:p>68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71.174">
                <text:p>71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71.434">
                <text:p>71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72.8">
                <text:p>7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70.776">
                <text:p>70.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70.036">
                <text:p>7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70.486">
                <text:p>70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70.015">
                <text:p>7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69.815">
                <text:p>69.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68.64">
                <text:p>68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70.82">
                <text:p>7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72.1275">
                <text:p>72.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NaN">
                <text:p>NaN</text:p>
              </table:table-cell>
              <table:table-cell office:value-type="float" office:value="71.255">
                <text:p>71.255</text:p>
              </table:table-cell>
              <table:table-cell office:value-type="float" office:value="69.2642790413835">
                <text:p>69.2642790413835</text:p>
              </table:table-cell>
              <table:table-cell office:value-type="float" office:value="73.2457209586165">
                <text:p>73.2457209586165</text:p>
              </table:table-cell>
            </table:table-row>
            <table:table-row>
              <table:table-cell office:value-type="float" office:value="46055">
                <text:p>46055</text:p>
              </table:table-cell>
              <table:table-cell office:value-type="float" office:value="NaN">
                <text:p>NaN</text:p>
              </table:table-cell>
              <table:table-cell office:value-type="float" office:value="70.623">
                <text:p>70.623</text:p>
              </table:table-cell>
              <table:table-cell office:value-type="float" office:value="68.0624002318861">
                <text:p>68.0624002318861</text:p>
              </table:table-cell>
              <table:table-cell office:value-type="float" office:value="73.1835997681139">
                <text:p>73.1835997681139</text:p>
              </table:table-cell>
            </table:table-row>
            <table:table-row>
              <table:table-cell office:value-type="float" office:value="46062">
                <text:p>46062</text:p>
              </table:table-cell>
              <table:table-cell office:value-type="float" office:value="NaN">
                <text:p>NaN</text:p>
              </table:table-cell>
              <table:table-cell office:value-type="float" office:value="71.503">
                <text:p>71.503</text:p>
              </table:table-cell>
              <table:table-cell office:value-type="float" office:value="68.376586498702">
                <text:p>68.376586498702</text:p>
              </table:table-cell>
              <table:table-cell office:value-type="float" office:value="74.629413501298">
                <text:p>74.629413501298</text:p>
              </table:table-cell>
            </table:table-row>
            <table:table-row>
              <table:table-cell office:value-type="float" office:value="46069">
                <text:p>46069</text:p>
              </table:table-cell>
              <table:table-cell office:value-type="float" office:value="NaN">
                <text:p>NaN</text:p>
              </table:table-cell>
              <table:table-cell office:value-type="float" office:value="71.469">
                <text:p>71.469</text:p>
              </table:table-cell>
              <table:table-cell office:value-type="float" office:value="68.1054098209249">
                <text:p>68.1054098209249</text:p>
              </table:table-cell>
              <table:table-cell office:value-type="float" office:value="74.8325901790751">
                <text:p>74.8325901790751</text:p>
              </table:table-cell>
            </table:table-row>
            <table:table-row>
              <table:table-cell office:value-type="float" office:value="46076">
                <text:p>46076</text:p>
              </table:table-cell>
              <table:table-cell office:value-type="float" office:value="NaN">
                <text:p>NaN</text:p>
              </table:table-cell>
              <table:table-cell office:value-type="float" office:value="71.8425">
                <text:p>71.8425</text:p>
              </table:table-cell>
              <table:table-cell office:value-type="float" office:value="67.6772376749762">
                <text:p>67.6772376749762</text:p>
              </table:table-cell>
              <table:table-cell office:value-type="float" office:value="76.0077623250238">
                <text:p>76.0077623250238</text:p>
              </table:table-cell>
            </table:table-row>
            <table:table-row>
              <table:table-cell office:value-type="float" office:value="46083">
                <text:p>46083</text:p>
              </table:table-cell>
              <table:table-cell office:value-type="float" office:value="NaN">
                <text:p>NaN</text:p>
              </table:table-cell>
              <table:table-cell office:value-type="float" office:value="70.949">
                <text:p>70.949</text:p>
              </table:table-cell>
              <table:table-cell office:value-type="float" office:value="66.8939942746883">
                <text:p>66.8939942746883</text:p>
              </table:table-cell>
              <table:table-cell office:value-type="float" office:value="75.0040057253116">
                <text:p>75.0040057253116</text:p>
              </table:table-cell>
            </table:table-row>
            <table:table-row>
              <table:table-cell office:value-type="float" office:value="46090">
                <text:p>46090</text:p>
              </table:table-cell>
              <table:table-cell office:value-type="float" office:value="NaN">
                <text:p>NaN</text:p>
              </table:table-cell>
              <table:table-cell office:value-type="float" office:value="70.103">
                <text:p>70.103</text:p>
              </table:table-cell>
              <table:table-cell office:value-type="float" office:value="65.7427546285335">
                <text:p>65.7427546285335</text:p>
              </table:table-cell>
              <table:table-cell office:value-type="float" office:value="74.4632453714664">
                <text:p>74.4632453714664</text:p>
              </table:table-cell>
            </table:table-row>
            <table:table-row>
              <table:table-cell office:value-type="float" office:value="46097">
                <text:p>46097</text:p>
              </table:table-cell>
              <table:table-cell office:value-type="float" office:value="NaN">
                <text:p>NaN</text:p>
              </table:table-cell>
              <table:table-cell office:value-type="float" office:value="69.813">
                <text:p>69.813</text:p>
              </table:table-cell>
              <table:table-cell office:value-type="float" office:value="65.5365701644692">
                <text:p>65.5365701644692</text:p>
              </table:table-cell>
              <table:table-cell office:value-type="float" office:value="74.0894298355308">
                <text:p>74.0894298355308</text:p>
              </table:table-cell>
            </table:table-row>
            <table:table-row>
              <table:table-cell office:value-type="float" office:value="46104">
                <text:p>46104</text:p>
              </table:table-cell>
              <table:table-cell office:value-type="float" office:value="NaN">
                <text:p>NaN</text:p>
              </table:table-cell>
              <table:table-cell office:value-type="float" office:value="72.299">
                <text:p>72.299</text:p>
              </table:table-cell>
              <table:table-cell office:value-type="float" office:value="67.5349031693255">
                <text:p>67.5349031693255</text:p>
              </table:table-cell>
              <table:table-cell office:value-type="float" office:value="77.0630968306745">
                <text:p>77.0630968306745</text:p>
              </table:table-cell>
            </table:table-row>
            <table:table-row>
              <table:table-cell office:value-type="float" office:value="46111">
                <text:p>46111</text:p>
              </table:table-cell>
              <table:table-cell office:value-type="float" office:value="NaN">
                <text:p>NaN</text:p>
              </table:table-cell>
              <table:table-cell office:value-type="float" office:value="73.035">
                <text:p>73.035</text:p>
              </table:table-cell>
              <table:table-cell office:value-type="float" office:value="68.3209504357366">
                <text:p>68.3209504357366</text:p>
              </table:table-cell>
              <table:table-cell office:value-type="float" office:value="77.7490495642634">
                <text:p>77.7490495642634</text:p>
              </table:table-cell>
            </table:table-row>
            <table:table-row>
              <table:table-cell office:value-type="float" office:value="46118">
                <text:p>46118</text:p>
              </table:table-cell>
              <table:table-cell office:value-type="float" office:value="NaN">
                <text:p>NaN</text:p>
              </table:table-cell>
              <table:table-cell office:value-type="float" office:value="73.847">
                <text:p>73.847</text:p>
              </table:table-cell>
              <table:table-cell office:value-type="float" office:value="68.5994420754978">
                <text:p>68.5994420754978</text:p>
              </table:table-cell>
              <table:table-cell office:value-type="float" office:value="79.0945579245022">
                <text:p>79.0945579245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minimum="45659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9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68cm" svg:height="7.41cm" xlink:href=".." xlink:type="simple" chart:class="chart:line" chart:style-name="ch1">
        <chart:legend chart:legend-position="top" svg:x="2.378cm" svg:y="0.185cm" style:legend-expansion="wide" chart:style-name="ch2"/>
        <chart:plot-area chart:style-name="ch3" svg:x="0.237cm" svg:y="0.931cm" svg:width="11.394cm" svg:height="6.331cm">
          <chart:coordinate-region svg:x="1.623cm" svg:y="1.13cm" svg:width="10.008cm" svg:height="4.358cm"/>
          <chart:axis chart:dimension="x" chart:name="primary-x" chart:style-name="ch4" chartooo:axis-type="date">
            <chartooo:date-scale/>
            <chart:categories table:cell-range-address="Data.B2:Data.B5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F2:Data.F518" chart:label-cell-address="Data.F1:Data.F1" chart:class="chart:line">
            <chart:data-point chart:repeated="517"/>
          </chart:series>
          <chart:series chart:style-name="ch8" chart:values-cell-range-address="Data.H2:Data.H518" chart:label-cell-address="Data.H1:Data.H1" chart:class="chart:line">
            <chart:data-point chart:repeated="517"/>
          </chart:series>
          <chart:series chart:style-name="ch9" chart:values-cell-range-address="Data.I2:Data.I518" chart:label-cell-address="Data.I1:Data.I1" chart:class="chart:line">
            <chart:data-point chart:repeated="5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Data.F1:Data.F1</svg:desc>
                </draw:g>
              </table:table-cell>
              <table:table-cell office:value-type="string">
                <text:p>20d SMA</text:p>
                <draw:g>
                  <svg:desc>Data.H1:Data.H1</svg:desc>
                </draw:g>
              </table:table-cell>
              <table:table-cell office:value-type="string">
                <text:p>50d SMA</text:p>
                <draw:g>
                  <svg:desc>Data.I1:Data.I1</svg:desc>
                </draw:g>
              </table:table-cell>
            </table:table-row>
          </table:table-header-rows>
          <table:table-rows>
            <table:table-row>
              <table:table-cell office:value-type="float" office:value="45293">
                <text:p>45293</text:p>
                <draw:g>
                  <svg:desc>Data.B2:Data.B518</svg:desc>
                </draw:g>
              </table:table-cell>
              <table:table-cell office:value-type="float" office:value="59.82">
                <text:p>59.82</text:p>
                <draw:g>
                  <svg:desc>Data.F2:Data.F518</svg:desc>
                </draw:g>
              </table:table-cell>
              <table:table-cell office:value-type="float" office:value="NaN">
                <text:p>NaN</text:p>
                <draw:g>
                  <svg:desc>Data.H2:Data.H518</svg:desc>
                </draw:g>
              </table:table-cell>
              <table:table-cell office:value-type="float" office:value="NaN">
                <text:p>NaN</text:p>
                <draw:g>
                  <svg:desc>Data.I2:Data.I518</svg:desc>
                </draw:g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59.96">
                <text:p>59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59.76">
                <text:p>59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59.67">
                <text:p>59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60.11">
                <text:p>6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60.2">
                <text:p>6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59.81">
                <text:p>59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60.39">
                <text:p>6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59.99">
                <text:p>5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59.99">
                <text:p>5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60.16">
                <text:p>6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59.83">
                <text:p>59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59.57">
                <text:p>59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59.85">
                <text:p>59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58.91">
                <text:p>58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59.16">
                <text:p>59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59.37">
                <text:p>59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59.73">
                <text:p>59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59.9">
                <text:p>59.9</text:p>
              </table:table-cell>
              <table:table-cell office:value-type="float" office:value="59.809">
                <text:p>59.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59.49">
                <text:p>59.49</text:p>
              </table:table-cell>
              <table:table-cell office:value-type="float" office:value="59.7925">
                <text:p>59.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60.98">
                <text:p>60.98</text:p>
              </table:table-cell>
              <table:table-cell office:value-type="float" office:value="59.8435">
                <text:p>59.8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60.54">
                <text:p>60.54</text:p>
              </table:table-cell>
              <table:table-cell office:value-type="float" office:value="59.8825">
                <text:p>59.8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60.04">
                <text:p>60.04</text:p>
              </table:table-cell>
              <table:table-cell office:value-type="float" office:value="59.901">
                <text:p>59.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59.94">
                <text:p>59.94</text:p>
              </table:table-cell>
              <table:table-cell office:value-type="float" office:value="59.8925">
                <text:p>59.8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59.99">
                <text:p>59.99</text:p>
              </table:table-cell>
              <table:table-cell office:value-type="float" office:value="59.892">
                <text:p>59.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59.83">
                <text:p>59.83</text:p>
              </table:table-cell>
              <table:table-cell office:value-type="float" office:value="59.8735">
                <text:p>59.8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59.56">
                <text:p>59.56</text:p>
              </table:table-cell>
              <table:table-cell office:value-type="float" office:value="59.861">
                <text:p>59.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59.7">
                <text:p>59.7</text:p>
              </table:table-cell>
              <table:table-cell office:value-type="float" office:value="59.8265">
                <text:p>59.8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59.35">
                <text:p>59.35</text:p>
              </table:table-cell>
              <table:table-cell office:value-type="float" office:value="59.7945">
                <text:p>59.7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59.29">
                <text:p>59.29</text:p>
              </table:table-cell>
              <table:table-cell office:value-type="float" office:value="59.7595">
                <text:p>59.7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59.4">
                <text:p>59.4</text:p>
              </table:table-cell>
              <table:table-cell office:value-type="float" office:value="59.7215">
                <text:p>59.7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59.39">
                <text:p>59.39</text:p>
              </table:table-cell>
              <table:table-cell office:value-type="float" office:value="59.6995">
                <text:p>59.6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60.7">
                <text:p>60.7</text:p>
              </table:table-cell>
              <table:table-cell office:value-type="float" office:value="59.756">
                <text:p>59.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61.24">
                <text:p>61.24</text:p>
              </table:table-cell>
              <table:table-cell office:value-type="float" office:value="59.8255">
                <text:p>59.8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61.15">
                <text:p>61.15</text:p>
              </table:table-cell>
              <table:table-cell office:value-type="float" office:value="59.9375">
                <text:p>59.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61.2">
                <text:p>61.2</text:p>
              </table:table-cell>
              <table:table-cell office:value-type="float" office:value="60.0395">
                <text:p>60.0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60.71">
                <text:p>60.71</text:p>
              </table:table-cell>
              <table:table-cell office:value-type="float" office:value="60.1065">
                <text:p>60.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60.34">
                <text:p>60.34</text:p>
              </table:table-cell>
              <table:table-cell office:value-type="float" office:value="60.137">
                <text:p>60.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60.4">
                <text:p>60.4</text:p>
              </table:table-cell>
              <table:table-cell office:value-type="float" office:value="60.162">
                <text:p>60.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60.02">
                <text:p>60.02</text:p>
              </table:table-cell>
              <table:table-cell office:value-type="float" office:value="60.1885">
                <text:p>60.1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59.53">
                <text:p>59.53</text:p>
              </table:table-cell>
              <table:table-cell office:value-type="float" office:value="60.116">
                <text:p>60.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59.81">
                <text:p>59.81</text:p>
              </table:table-cell>
              <table:table-cell office:value-type="float" office:value="60.0795">
                <text:p>60.0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59.52">
                <text:p>59.52</text:p>
              </table:table-cell>
              <table:table-cell office:value-type="float" office:value="60.0535">
                <text:p>60.0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59.55">
                <text:p>59.55</text:p>
              </table:table-cell>
              <table:table-cell office:value-type="float" office:value="60.034">
                <text:p>60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59.44">
                <text:p>59.44</text:p>
              </table:table-cell>
              <table:table-cell office:value-type="float" office:value="60.0065">
                <text:p>60.0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59.52">
                <text:p>59.52</text:p>
              </table:table-cell>
              <table:table-cell office:value-type="float" office:value="59.991">
                <text:p>59.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60.24">
                <text:p>60.24</text:p>
              </table:table-cell>
              <table:table-cell office:value-type="float" office:value="60.025">
                <text:p>6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60.5">
                <text:p>60.5</text:p>
              </table:table-cell>
              <table:table-cell office:value-type="float" office:value="60.065">
                <text:p>60.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61.12">
                <text:p>61.12</text:p>
              </table:table-cell>
              <table:table-cell office:value-type="float" office:value="60.1535">
                <text:p>60.1535</text:p>
              </table:table-cell>
              <table:table-cell office:value-type="float" office:value="59.9734">
                <text:p>59.9734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60.5">
                <text:p>60.5</text:p>
              </table:table-cell>
              <table:table-cell office:value-type="float" office:value="60.214">
                <text:p>60.214</text:p>
              </table:table-cell>
              <table:table-cell office:value-type="float" office:value="59.987">
                <text:p>59.987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59.88">
                <text:p>59.88</text:p>
              </table:table-cell>
              <table:table-cell office:value-type="float" office:value="60.238">
                <text:p>60.238</text:p>
              </table:table-cell>
              <table:table-cell office:value-type="float" office:value="59.9854">
                <text:p>59.9854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60.13">
                <text:p>60.13</text:p>
              </table:table-cell>
              <table:table-cell office:value-type="float" office:value="60.275">
                <text:p>60.275</text:p>
              </table:table-cell>
              <table:table-cell office:value-type="float" office:value="59.9928">
                <text:p>59.9928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60.23">
                <text:p>60.23</text:p>
              </table:table-cell>
              <table:table-cell office:value-type="float" office:value="60.2515">
                <text:p>60.2515</text:p>
              </table:table-cell>
              <table:table-cell office:value-type="float" office:value="60.004">
                <text:p>60.004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60.75">
                <text:p>60.75</text:p>
              </table:table-cell>
              <table:table-cell office:value-type="float" office:value="60.227">
                <text:p>60.227</text:p>
              </table:table-cell>
              <table:table-cell office:value-type="float" office:value="60.0168">
                <text:p>60.0168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60.47">
                <text:p>60.47</text:p>
              </table:table-cell>
              <table:table-cell office:value-type="float" office:value="60.193">
                <text:p>60.193</text:p>
              </table:table-cell>
              <table:table-cell office:value-type="float" office:value="60.0262">
                <text:p>60.0262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60.49">
                <text:p>60.49</text:p>
              </table:table-cell>
              <table:table-cell office:value-type="float" office:value="60.1575">
                <text:p>60.1575</text:p>
              </table:table-cell>
              <table:table-cell office:value-type="float" office:value="60.032">
                <text:p>60.032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60.4">
                <text:p>60.4</text:p>
              </table:table-cell>
              <table:table-cell office:value-type="float" office:value="60.142">
                <text:p>60.142</text:p>
              </table:table-cell>
              <table:table-cell office:value-type="float" office:value="60.0438">
                <text:p>60.0438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60.54">
                <text:p>60.54</text:p>
              </table:table-cell>
              <table:table-cell office:value-type="float" office:value="60.152">
                <text:p>60.152</text:p>
              </table:table-cell>
              <table:table-cell office:value-type="float" office:value="60.0468">
                <text:p>60.0468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61.03">
                <text:p>61.03</text:p>
              </table:table-cell>
              <table:table-cell office:value-type="float" office:value="60.1835">
                <text:p>60.1835</text:p>
              </table:table-cell>
              <table:table-cell office:value-type="float" office:value="60.0676">
                <text:p>60.0676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61.18">
                <text:p>61.18</text:p>
              </table:table-cell>
              <table:table-cell office:value-type="float" office:value="60.2415">
                <text:p>60.2415</text:p>
              </table:table-cell>
              <table:table-cell office:value-type="float" office:value="60.0914">
                <text:p>60.0914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60.68">
                <text:p>60.68</text:p>
              </table:table-cell>
              <table:table-cell office:value-type="float" office:value="60.299">
                <text:p>60.299</text:p>
              </table:table-cell>
              <table:table-cell office:value-type="float" office:value="60.1018">
                <text:p>60.1018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60.15">
                <text:p>60.15</text:p>
              </table:table-cell>
              <table:table-cell office:value-type="float" office:value="60.316">
                <text:p>60.316</text:p>
              </table:table-cell>
              <table:table-cell office:value-type="float" office:value="60.1082">
                <text:p>60.1082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59.83">
                <text:p>59.83</text:p>
              </table:table-cell>
              <table:table-cell office:value-type="float" office:value="60.3315">
                <text:p>60.3315</text:p>
              </table:table-cell>
              <table:table-cell office:value-type="float" office:value="60.1134">
                <text:p>60.1134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59.3">
                <text:p>59.3</text:p>
              </table:table-cell>
              <table:table-cell office:value-type="float" office:value="60.319">
                <text:p>60.319</text:p>
              </table:table-cell>
              <table:table-cell office:value-type="float" office:value="60.1024">
                <text:p>60.1024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59.51">
                <text:p>59.51</text:p>
              </table:table-cell>
              <table:table-cell office:value-type="float" office:value="60.3225">
                <text:p>60.3225</text:p>
              </table:table-cell>
              <table:table-cell office:value-type="float" office:value="60.1144">
                <text:p>60.1144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59.27">
                <text:p>59.27</text:p>
              </table:table-cell>
              <table:table-cell office:value-type="float" office:value="60.31">
                <text:p>60.31</text:p>
              </table:table-cell>
              <table:table-cell office:value-type="float" office:value="60.1166">
                <text:p>60.1166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59.72">
                <text:p>59.72</text:p>
              </table:table-cell>
              <table:table-cell office:value-type="float" office:value="60.284">
                <text:p>60.284</text:p>
              </table:table-cell>
              <table:table-cell office:value-type="float" office:value="60.1236">
                <text:p>60.1236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58.92">
                <text:p>58.92</text:p>
              </table:table-cell>
              <table:table-cell office:value-type="float" office:value="60.205">
                <text:p>60.205</text:p>
              </table:table-cell>
              <table:table-cell office:value-type="float" office:value="60.1074">
                <text:p>60.1074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59.05">
                <text:p>59.05</text:p>
              </table:table-cell>
              <table:table-cell office:value-type="float" office:value="60.1015">
                <text:p>60.1015</text:p>
              </table:table-cell>
              <table:table-cell office:value-type="float" office:value="60.0904">
                <text:p>60.0904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58.28">
                <text:p>58.28</text:p>
              </table:table-cell>
              <table:table-cell office:value-type="float" office:value="59.9905">
                <text:p>59.9905</text:p>
              </table:table-cell>
              <table:table-cell office:value-type="float" office:value="60.0662">
                <text:p>60.0662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58.14">
                <text:p>58.14</text:p>
              </table:table-cell>
              <table:table-cell office:value-type="float" office:value="59.9035">
                <text:p>59.9035</text:p>
              </table:table-cell>
              <table:table-cell office:value-type="float" office:value="60.0094">
                <text:p>60.0094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58.06">
                <text:p>58.06</text:p>
              </table:table-cell>
              <table:table-cell office:value-type="float" office:value="59.8">
                <text:p>59.8</text:p>
              </table:table-cell>
              <table:table-cell office:value-type="float" office:value="59.9598">
                <text:p>59.9598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58.51">
                <text:p>58.51</text:p>
              </table:table-cell>
              <table:table-cell office:value-type="float" office:value="59.714">
                <text:p>59.714</text:p>
              </table:table-cell>
              <table:table-cell office:value-type="float" office:value="59.9292">
                <text:p>59.9292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58.91">
                <text:p>58.91</text:p>
              </table:table-cell>
              <table:table-cell office:value-type="float" office:value="59.622">
                <text:p>59.622</text:p>
              </table:table-cell>
              <table:table-cell office:value-type="float" office:value="59.9086">
                <text:p>59.9086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60.17">
                <text:p>60.17</text:p>
              </table:table-cell>
              <table:table-cell office:value-type="float" office:value="59.607">
                <text:p>59.607</text:p>
              </table:table-cell>
              <table:table-cell office:value-type="float" office:value="59.9122">
                <text:p>59.9122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60.55">
                <text:p>60.55</text:p>
              </table:table-cell>
              <table:table-cell office:value-type="float" office:value="59.61">
                <text:p>59.61</text:p>
              </table:table-cell>
              <table:table-cell office:value-type="float" office:value="59.9266">
                <text:p>59.9266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60.64">
                <text:p>60.64</text:p>
              </table:table-cell>
              <table:table-cell office:value-type="float" office:value="59.622">
                <text:p>59.622</text:p>
              </table:table-cell>
              <table:table-cell office:value-type="float" office:value="59.9482">
                <text:p>59.9482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61.55">
                <text:p>61.55</text:p>
              </table:table-cell>
              <table:table-cell office:value-type="float" office:value="59.6725">
                <text:p>59.6725</text:p>
              </table:table-cell>
              <table:table-cell office:value-type="float" office:value="59.9852">
                <text:p>59.9852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61.74">
                <text:p>61.74</text:p>
              </table:table-cell>
              <table:table-cell office:value-type="float" office:value="59.708">
                <text:p>59.708</text:p>
              </table:table-cell>
              <table:table-cell office:value-type="float" office:value="60.033">
                <text:p>60.033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61.74">
                <text:p>61.74</text:p>
              </table:table-cell>
              <table:table-cell office:value-type="float" office:value="59.736">
                <text:p>59.736</text:p>
              </table:table-cell>
              <table:table-cell office:value-type="float" office:value="60.082">
                <text:p>60.082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62.04">
                <text:p>62.04</text:p>
              </table:table-cell>
              <table:table-cell office:value-type="float" office:value="59.804">
                <text:p>59.804</text:p>
              </table:table-cell>
              <table:table-cell office:value-type="float" office:value="60.1348">
                <text:p>60.1348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61.77">
                <text:p>61.77</text:p>
              </table:table-cell>
              <table:table-cell office:value-type="float" office:value="59.885">
                <text:p>59.885</text:p>
              </table:table-cell>
              <table:table-cell office:value-type="float" office:value="60.1824">
                <text:p>60.1824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61.93">
                <text:p>61.93</text:p>
              </table:table-cell>
              <table:table-cell office:value-type="float" office:value="59.99">
                <text:p>59.99</text:p>
              </table:table-cell>
              <table:table-cell office:value-type="float" office:value="60.207">
                <text:p>60.207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61.99">
                <text:p>61.99</text:p>
              </table:table-cell>
              <table:table-cell office:value-type="float" office:value="60.1245">
                <text:p>60.1245</text:p>
              </table:table-cell>
              <table:table-cell office:value-type="float" office:value="60.222">
                <text:p>60.222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62.17">
                <text:p>62.17</text:p>
              </table:table-cell>
              <table:table-cell office:value-type="float" office:value="60.2575">
                <text:p>60.2575</text:p>
              </table:table-cell>
              <table:table-cell office:value-type="float" office:value="60.2424">
                <text:p>60.2424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62.35">
                <text:p>62.35</text:p>
              </table:table-cell>
              <table:table-cell office:value-type="float" office:value="60.4115">
                <text:p>60.4115</text:p>
              </table:table-cell>
              <table:table-cell office:value-type="float" office:value="60.2654">
                <text:p>60.2654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62.62">
                <text:p>62.62</text:p>
              </table:table-cell>
              <table:table-cell office:value-type="float" office:value="60.5565">
                <text:p>60.5565</text:p>
              </table:table-cell>
              <table:table-cell office:value-type="float" office:value="60.3036">
                <text:p>60.3036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62.85">
                <text:p>62.85</text:p>
              </table:table-cell>
              <table:table-cell office:value-type="float" office:value="60.753">
                <text:p>60.753</text:p>
              </table:table-cell>
              <table:table-cell office:value-type="float" office:value="60.3538">
                <text:p>60.3538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62.88">
                <text:p>62.88</text:p>
              </table:table-cell>
              <table:table-cell office:value-type="float" office:value="60.9445">
                <text:p>60.9445</text:p>
              </table:table-cell>
              <table:table-cell office:value-type="float" office:value="60.4034">
                <text:p>60.4034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63.26">
                <text:p>63.26</text:p>
              </table:table-cell>
              <table:table-cell office:value-type="float" office:value="61.1935">
                <text:p>61.1935</text:p>
              </table:table-cell>
              <table:table-cell office:value-type="float" office:value="60.4682">
                <text:p>60.4682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63.58">
                <text:p>63.58</text:p>
              </table:table-cell>
              <table:table-cell office:value-type="float" office:value="61.4655">
                <text:p>61.4655</text:p>
              </table:table-cell>
              <table:table-cell office:value-type="float" office:value="60.5492">
                <text:p>60.5492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63.1">
                <text:p>63.1</text:p>
              </table:table-cell>
              <table:table-cell office:value-type="float" office:value="61.7175">
                <text:p>61.7175</text:p>
              </table:table-cell>
              <table:table-cell office:value-type="float" office:value="60.615">
                <text:p>60.615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63.13">
                <text:p>63.13</text:p>
              </table:table-cell>
              <table:table-cell office:value-type="float" office:value="61.9485">
                <text:p>61.9485</text:p>
              </table:table-cell>
              <table:table-cell office:value-type="float" office:value="60.6872">
                <text:p>60.6872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63.32">
                <text:p>63.32</text:p>
              </table:table-cell>
              <table:table-cell office:value-type="float" office:value="62.169">
                <text:p>62.169</text:p>
              </table:table-cell>
              <table:table-cell office:value-type="float" office:value="60.7626">
                <text:p>60.7626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63.03">
                <text:p>63.03</text:p>
              </table:table-cell>
              <table:table-cell office:value-type="float" office:value="62.312">
                <text:p>62.312</text:p>
              </table:table-cell>
              <table:table-cell office:value-type="float" office:value="60.8344">
                <text:p>60.8344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62.57">
                <text:p>62.57</text:p>
              </table:table-cell>
              <table:table-cell office:value-type="float" office:value="62.413">
                <text:p>62.413</text:p>
              </table:table-cell>
              <table:table-cell office:value-type="float" office:value="60.8954">
                <text:p>60.8954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62.91">
                <text:p>62.91</text:p>
              </table:table-cell>
              <table:table-cell office:value-type="float" office:value="62.5265">
                <text:p>62.5265</text:p>
              </table:table-cell>
              <table:table-cell office:value-type="float" office:value="60.9488">
                <text:p>60.9488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63">
                <text:p>63</text:p>
              </table:table-cell>
              <table:table-cell office:value-type="float" office:value="62.599">
                <text:p>62.599</text:p>
              </table:table-cell>
              <table:table-cell office:value-type="float" office:value="60.9988">
                <text:p>60.9988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62.09">
                <text:p>62.09</text:p>
              </table:table-cell>
              <table:table-cell office:value-type="float" office:value="62.6165">
                <text:p>62.6165</text:p>
              </table:table-cell>
              <table:table-cell office:value-type="float" office:value="61.0182">
                <text:p>61.0182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62">
                <text:p>62</text:p>
              </table:table-cell>
              <table:table-cell office:value-type="float" office:value="62.6295">
                <text:p>62.6295</text:p>
              </table:table-cell>
              <table:table-cell office:value-type="float" office:value="61.0482">
                <text:p>61.0482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61.82">
                <text:p>61.82</text:p>
              </table:table-cell>
              <table:table-cell office:value-type="float" office:value="62.6185">
                <text:p>62.6185</text:p>
              </table:table-cell>
              <table:table-cell office:value-type="float" office:value="61.087">
                <text:p>61.087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61.7">
                <text:p>61.7</text:p>
              </table:table-cell>
              <table:table-cell office:value-type="float" office:value="62.615">
                <text:p>62.615</text:p>
              </table:table-cell>
              <table:table-cell office:value-type="float" office:value="61.1184">
                <text:p>61.1184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61.97">
                <text:p>61.97</text:p>
              </table:table-cell>
              <table:table-cell office:value-type="float" office:value="62.617">
                <text:p>62.617</text:p>
              </table:table-cell>
              <table:table-cell office:value-type="float" office:value="61.1532">
                <text:p>61.1532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62.93">
                <text:p>62.93</text:p>
              </table:table-cell>
              <table:table-cell office:value-type="float" office:value="62.664">
                <text:p>62.664</text:p>
              </table:table-cell>
              <table:table-cell office:value-type="float" office:value="61.1968">
                <text:p>61.1968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62.93">
                <text:p>62.93</text:p>
              </table:table-cell>
              <table:table-cell office:value-type="float" office:value="62.702">
                <text:p>62.702</text:p>
              </table:table-cell>
              <table:table-cell office:value-type="float" office:value="61.246">
                <text:p>61.246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63.94">
                <text:p>63.94</text:p>
              </table:table-cell>
              <table:table-cell office:value-type="float" office:value="62.7815">
                <text:p>62.7815</text:p>
              </table:table-cell>
              <table:table-cell office:value-type="float" office:value="61.315">
                <text:p>61.315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63.92">
                <text:p>63.92</text:p>
              </table:table-cell>
              <table:table-cell office:value-type="float" office:value="62.8465">
                <text:p>62.8465</text:p>
              </table:table-cell>
              <table:table-cell office:value-type="float" office:value="61.3854">
                <text:p>61.3854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64.15">
                <text:p>64.15</text:p>
              </table:table-cell>
              <table:table-cell office:value-type="float" office:value="62.9115">
                <text:p>62.9115</text:p>
              </table:table-cell>
              <table:table-cell office:value-type="float" office:value="61.4576">
                <text:p>61.4576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63.91">
                <text:p>63.91</text:p>
              </table:table-cell>
              <table:table-cell office:value-type="float" office:value="62.963">
                <text:p>62.963</text:p>
              </table:table-cell>
              <table:table-cell office:value-type="float" office:value="61.5152">
                <text:p>61.5152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63.59">
                <text:p>63.59</text:p>
              </table:table-cell>
              <table:table-cell office:value-type="float" office:value="62.9795">
                <text:p>62.9795</text:p>
              </table:table-cell>
              <table:table-cell office:value-type="float" office:value="61.5634">
                <text:p>61.5634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63.55">
                <text:p>63.55</text:p>
              </table:table-cell>
              <table:table-cell office:value-type="float" office:value="62.978">
                <text:p>62.978</text:p>
              </table:table-cell>
              <table:table-cell office:value-type="float" office:value="61.6208">
                <text:p>61.6208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62.88">
                <text:p>62.88</text:p>
              </table:table-cell>
              <table:table-cell office:value-type="float" office:value="62.967">
                <text:p>62.967</text:p>
              </table:table-cell>
              <table:table-cell office:value-type="float" office:value="61.6754">
                <text:p>61.6754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62.99">
                <text:p>62.99</text:p>
              </table:table-cell>
              <table:table-cell office:value-type="float" office:value="62.96">
                <text:p>62.96</text:p>
              </table:table-cell>
              <table:table-cell office:value-type="float" office:value="61.7386">
                <text:p>61.7386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62.55">
                <text:p>62.55</text:p>
              </table:table-cell>
              <table:table-cell office:value-type="float" office:value="62.9215">
                <text:p>62.9215</text:p>
              </table:table-cell>
              <table:table-cell office:value-type="float" office:value="61.8036">
                <text:p>61.8036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62.62">
                <text:p>62.62</text:p>
              </table:table-cell>
              <table:table-cell office:value-type="float" office:value="62.901">
                <text:p>62.901</text:p>
              </table:table-cell>
              <table:table-cell office:value-type="float" office:value="61.8658">
                <text:p>61.8658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62.63">
                <text:p>62.63</text:p>
              </table:table-cell>
              <table:table-cell office:value-type="float" office:value="62.904">
                <text:p>62.904</text:p>
              </table:table-cell>
              <table:table-cell office:value-type="float" office:value="61.933">
                <text:p>61.933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62.18">
                <text:p>62.18</text:p>
              </table:table-cell>
              <table:table-cell office:value-type="float" office:value="62.8675">
                <text:p>62.8675</text:p>
              </table:table-cell>
              <table:table-cell office:value-type="float" office:value="61.9822">
                <text:p>61.9822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62.77">
                <text:p>62.77</text:p>
              </table:table-cell>
              <table:table-cell office:value-type="float" office:value="62.856">
                <text:p>62.856</text:p>
              </table:table-cell>
              <table:table-cell office:value-type="float" office:value="62.0592">
                <text:p>62.0592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63.97">
                <text:p>63.97</text:p>
              </table:table-cell>
              <table:table-cell office:value-type="float" office:value="62.95">
                <text:p>62.95</text:p>
              </table:table-cell>
              <table:table-cell office:value-type="float" office:value="62.1576">
                <text:p>62.1576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63.84">
                <text:p>63.84</text:p>
              </table:table-cell>
              <table:table-cell office:value-type="float" office:value="63.042">
                <text:p>63.042</text:p>
              </table:table-cell>
              <table:table-cell office:value-type="float" office:value="62.2688">
                <text:p>62.2688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64.05">
                <text:p>64.05</text:p>
              </table:table-cell>
              <table:table-cell office:value-type="float" office:value="63.1535">
                <text:p>63.1535</text:p>
              </table:table-cell>
              <table:table-cell office:value-type="float" office:value="62.387">
                <text:p>62.387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63.91">
                <text:p>63.91</text:p>
              </table:table-cell>
              <table:table-cell office:value-type="float" office:value="63.264">
                <text:p>63.264</text:p>
              </table:table-cell>
              <table:table-cell office:value-type="float" office:value="62.504">
                <text:p>62.504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63.65">
                <text:p>63.65</text:p>
              </table:table-cell>
              <table:table-cell office:value-type="float" office:value="63.348">
                <text:p>63.348</text:p>
              </table:table-cell>
              <table:table-cell office:value-type="float" office:value="62.6068">
                <text:p>62.6068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63.28">
                <text:p>63.28</text:p>
              </table:table-cell>
              <table:table-cell office:value-type="float" office:value="63.3655">
                <text:p>63.3655</text:p>
              </table:table-cell>
              <table:table-cell office:value-type="float" office:value="62.6942">
                <text:p>62.6942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63.15">
                <text:p>63.15</text:p>
              </table:table-cell>
              <table:table-cell office:value-type="float" office:value="63.3765">
                <text:p>63.3765</text:p>
              </table:table-cell>
              <table:table-cell office:value-type="float" office:value="62.7538">
                <text:p>62.7538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63.33">
                <text:p>63.33</text:p>
              </table:table-cell>
              <table:table-cell office:value-type="float" office:value="63.346">
                <text:p>63.346</text:p>
              </table:table-cell>
              <table:table-cell office:value-type="float" office:value="62.8094">
                <text:p>62.8094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63.76">
                <text:p>63.76</text:p>
              </table:table-cell>
              <table:table-cell office:value-type="float" office:value="63.338">
                <text:p>63.338</text:p>
              </table:table-cell>
              <table:table-cell office:value-type="float" office:value="62.8718">
                <text:p>62.8718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62.96">
                <text:p>62.96</text:p>
              </table:table-cell>
              <table:table-cell office:value-type="float" office:value="63.2785">
                <text:p>63.2785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62.69">
                <text:p>62.69</text:p>
              </table:table-cell>
              <table:table-cell office:value-type="float" office:value="63.2175">
                <text:p>63.2175</text:p>
              </table:table-cell>
              <table:table-cell office:value-type="float" office:value="62.919">
                <text:p>62.919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62.83">
                <text:p>62.83</text:p>
              </table:table-cell>
              <table:table-cell office:value-type="float" office:value="63.1795">
                <text:p>63.1795</text:p>
              </table:table-cell>
              <table:table-cell office:value-type="float" office:value="62.9408">
                <text:p>62.9408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63.1">
                <text:p>63.1</text:p>
              </table:table-cell>
              <table:table-cell office:value-type="float" office:value="63.157">
                <text:p>63.157</text:p>
              </table:table-cell>
              <table:table-cell office:value-type="float" office:value="62.962">
                <text:p>62.962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63.7">
                <text:p>63.7</text:p>
              </table:table-cell>
              <table:table-cell office:value-type="float" office:value="63.198">
                <text:p>63.198</text:p>
              </table:table-cell>
              <table:table-cell office:value-type="float" office:value="63.0006">
                <text:p>63.0006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63.41">
                <text:p>63.41</text:p>
              </table:table-cell>
              <table:table-cell office:value-type="float" office:value="63.219">
                <text:p>63.219</text:p>
              </table:table-cell>
              <table:table-cell office:value-type="float" office:value="63.0302">
                <text:p>63.0302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64.27">
                <text:p>64.27</text:p>
              </table:table-cell>
              <table:table-cell office:value-type="float" office:value="63.305">
                <text:p>63.305</text:p>
              </table:table-cell>
              <table:table-cell office:value-type="float" office:value="63.0758">
                <text:p>63.0758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65.21">
                <text:p>65.21</text:p>
              </table:table-cell>
              <table:table-cell office:value-type="float" office:value="63.4345">
                <text:p>63.4345</text:p>
              </table:table-cell>
              <table:table-cell office:value-type="float" office:value="63.1366">
                <text:p>63.1366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65.19">
                <text:p>65.19</text:p>
              </table:table-cell>
              <table:table-cell office:value-type="float" office:value="63.5625">
                <text:p>63.5625</text:p>
              </table:table-cell>
              <table:table-cell office:value-type="float" office:value="63.1934">
                <text:p>63.1934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65.29">
                <text:p>65.29</text:p>
              </table:table-cell>
              <table:table-cell office:value-type="float" office:value="63.718">
                <text:p>63.718</text:p>
              </table:table-cell>
              <table:table-cell office:value-type="float" office:value="63.2468">
                <text:p>63.2468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64.77">
                <text:p>64.77</text:p>
              </table:table-cell>
              <table:table-cell office:value-type="float" office:value="63.818">
                <text:p>63.818</text:p>
              </table:table-cell>
              <table:table-cell office:value-type="float" office:value="63.2852">
                <text:p>63.2852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64.96">
                <text:p>64.96</text:p>
              </table:table-cell>
              <table:table-cell office:value-type="float" office:value="63.8675">
                <text:p>63.8675</text:p>
              </table:table-cell>
              <table:table-cell office:value-type="float" office:value="63.3268">
                <text:p>63.3268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65.81">
                <text:p>65.81</text:p>
              </table:table-cell>
              <table:table-cell office:value-type="float" office:value="63.966">
                <text:p>63.966</text:p>
              </table:table-cell>
              <table:table-cell office:value-type="float" office:value="63.3778">
                <text:p>63.3778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66.07">
                <text:p>66.07</text:p>
              </table:table-cell>
              <table:table-cell office:value-type="float" office:value="64.067">
                <text:p>64.067</text:p>
              </table:table-cell>
              <table:table-cell office:value-type="float" office:value="63.4276">
                <text:p>63.4276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67.05">
                <text:p>67.05</text:p>
              </table:table-cell>
              <table:table-cell office:value-type="float" office:value="64.224">
                <text:p>64.224</text:p>
              </table:table-cell>
              <table:table-cell office:value-type="float" office:value="63.5066">
                <text:p>63.5066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66.83">
                <text:p>66.83</text:p>
              </table:table-cell>
              <table:table-cell office:value-type="float" office:value="64.383">
                <text:p>64.383</text:p>
              </table:table-cell>
              <table:table-cell office:value-type="float" office:value="63.5806">
                <text:p>63.5806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67.68">
                <text:p>67.68</text:p>
              </table:table-cell>
              <table:table-cell office:value-type="float" office:value="64.603">
                <text:p>64.603</text:p>
              </table:table-cell>
              <table:table-cell office:value-type="float" office:value="63.6678">
                <text:p>63.6678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66.74">
                <text:p>66.74</text:p>
              </table:table-cell>
              <table:table-cell office:value-type="float" office:value="64.7825">
                <text:p>64.7825</text:p>
              </table:table-cell>
              <table:table-cell office:value-type="float" office:value="63.742">
                <text:p>63.742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67.96">
                <text:p>67.96</text:p>
              </table:table-cell>
              <table:table-cell office:value-type="float" office:value="65.014">
                <text:p>65.014</text:p>
              </table:table-cell>
              <table:table-cell office:value-type="float" office:value="63.8498">
                <text:p>63.8498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69.33">
                <text:p>69.33</text:p>
              </table:table-cell>
              <table:table-cell office:value-type="float" office:value="65.2925">
                <text:p>65.2925</text:p>
              </table:table-cell>
              <table:table-cell office:value-type="float" office:value="63.9782">
                <text:p>63.9782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68.1">
                <text:p>68.1</text:p>
              </table:table-cell>
              <table:table-cell office:value-type="float" office:value="65.5495">
                <text:p>65.5495</text:p>
              </table:table-cell>
              <table:table-cell office:value-type="float" office:value="64.0802">
                <text:p>64.0802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68.05">
                <text:p>68.05</text:p>
              </table:table-cell>
              <table:table-cell office:value-type="float" office:value="65.8175">
                <text:p>65.8175</text:p>
              </table:table-cell>
              <table:table-cell office:value-type="float" office:value="64.1994">
                <text:p>64.1994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68.46">
                <text:p>68.46</text:p>
              </table:table-cell>
              <table:table-cell office:value-type="float" office:value="66.099">
                <text:p>66.099</text:p>
              </table:table-cell>
              <table:table-cell office:value-type="float" office:value="64.3286">
                <text:p>64.3286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68.73">
                <text:p>68.73</text:p>
              </table:table-cell>
              <table:table-cell office:value-type="float" office:value="66.3805">
                <text:p>66.3805</text:p>
              </table:table-cell>
              <table:table-cell office:value-type="float" office:value="64.4668">
                <text:p>64.4668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68.68">
                <text:p>68.68</text:p>
              </table:table-cell>
              <table:table-cell office:value-type="float" office:value="66.6295">
                <text:p>66.6295</text:p>
              </table:table-cell>
              <table:table-cell office:value-type="float" office:value="64.6064">
                <text:p>64.6064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68.17">
                <text:p>68.17</text:p>
              </table:table-cell>
              <table:table-cell office:value-type="float" office:value="66.8675">
                <text:p>66.8675</text:p>
              </table:table-cell>
              <table:table-cell office:value-type="float" office:value="64.7304">
                <text:p>64.7304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68.46">
                <text:p>68.46</text:p>
              </table:table-cell>
              <table:table-cell office:value-type="float" office:value="67.077">
                <text:p>67.077</text:p>
              </table:table-cell>
              <table:table-cell office:value-type="float" office:value="64.841">
                <text:p>64.841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68.58">
                <text:p>68.58</text:p>
              </table:table-cell>
              <table:table-cell office:value-type="float" office:value="67.2455">
                <text:p>67.2455</text:p>
              </table:table-cell>
              <table:table-cell office:value-type="float" office:value="64.954">
                <text:p>64.954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68.65">
                <text:p>68.65</text:p>
              </table:table-cell>
              <table:table-cell office:value-type="float" office:value="67.4185">
                <text:p>67.4185</text:p>
              </table:table-cell>
              <table:table-cell office:value-type="float" office:value="65.0482">
                <text:p>65.0482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69.18">
                <text:p>69.18</text:p>
              </table:table-cell>
              <table:table-cell office:value-type="float" office:value="67.613">
                <text:p>67.613</text:p>
              </table:table-cell>
              <table:table-cell office:value-type="float" office:value="65.1534">
                <text:p>65.1534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68.98">
                <text:p>68.98</text:p>
              </table:table-cell>
              <table:table-cell office:value-type="float" office:value="67.8235">
                <text:p>67.8235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69.38">
                <text:p>69.38</text:p>
              </table:table-cell>
              <table:table-cell office:value-type="float" office:value="68.0445">
                <text:p>68.0445</text:p>
              </table:table-cell>
              <table:table-cell office:value-type="float" office:value="65.3594">
                <text:p>65.3594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69.57">
                <text:p>69.57</text:p>
              </table:table-cell>
              <table:table-cell office:value-type="float" office:value="68.2325">
                <text:p>68.2325</text:p>
              </table:table-cell>
              <table:table-cell office:value-type="float" office:value="65.479">
                <text:p>65.479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69.33">
                <text:p>69.33</text:p>
              </table:table-cell>
              <table:table-cell office:value-type="float" office:value="68.3955">
                <text:p>68.3955</text:p>
              </table:table-cell>
              <table:table-cell office:value-type="float" office:value="65.5946">
                <text:p>65.5946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69.79">
                <text:p>69.79</text:p>
              </table:table-cell>
              <table:table-cell office:value-type="float" office:value="68.5325">
                <text:p>68.5325</text:p>
              </table:table-cell>
              <table:table-cell office:value-type="float" office:value="65.7328">
                <text:p>65.7328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70.84">
                <text:p>70.84</text:p>
              </table:table-cell>
              <table:table-cell office:value-type="float" office:value="68.733">
                <text:p>68.733</text:p>
              </table:table-cell>
              <table:table-cell office:value-type="float" office:value="65.8898">
                <text:p>65.8898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71.5">
                <text:p>71.5</text:p>
              </table:table-cell>
              <table:table-cell office:value-type="float" office:value="68.924">
                <text:p>68.924</text:p>
              </table:table-cell>
              <table:table-cell office:value-type="float" office:value="66.0688">
                <text:p>66.0688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71.75">
                <text:p>71.75</text:p>
              </table:table-cell>
              <table:table-cell office:value-type="float" office:value="69.1745">
                <text:p>69.1745</text:p>
              </table:table-cell>
              <table:table-cell office:value-type="float" office:value="66.2514">
                <text:p>66.2514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72.05">
                <text:p>72.05</text:p>
              </table:table-cell>
              <table:table-cell office:value-type="float" office:value="69.379">
                <text:p>69.379</text:p>
              </table:table-cell>
              <table:table-cell office:value-type="float" office:value="66.4398">
                <text:p>66.4398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72.47">
                <text:p>72.47</text:p>
              </table:table-cell>
              <table:table-cell office:value-type="float" office:value="69.536">
                <text:p>69.536</text:p>
              </table:table-cell>
              <table:table-cell office:value-type="float" office:value="66.6456">
                <text:p>66.6456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73.01">
                <text:p>73.01</text:p>
              </table:table-cell>
              <table:table-cell office:value-type="float" office:value="69.7815">
                <text:p>69.7815</text:p>
              </table:table-cell>
              <table:table-cell office:value-type="float" office:value="66.8504">
                <text:p>66.8504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72.56">
                <text:p>72.56</text:p>
              </table:table-cell>
              <table:table-cell office:value-type="float" office:value="70.007">
                <text:p>70.007</text:p>
              </table:table-cell>
              <table:table-cell office:value-type="float" office:value="67.0222">
                <text:p>67.0222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71.17">
                <text:p>71.17</text:p>
              </table:table-cell>
              <table:table-cell office:value-type="float" office:value="70.1425">
                <text:p>70.1425</text:p>
              </table:table-cell>
              <table:table-cell office:value-type="float" office:value="67.1688">
                <text:p>67.1688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71.14">
                <text:p>71.14</text:p>
              </table:table-cell>
              <table:table-cell office:value-type="float" office:value="70.263">
                <text:p>70.263</text:p>
              </table:table-cell>
              <table:table-cell office:value-type="float" office:value="67.3106">
                <text:p>67.3106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71.85">
                <text:p>71.85</text:p>
              </table:table-cell>
              <table:table-cell office:value-type="float" office:value="70.4215">
                <text:p>70.4215</text:p>
              </table:table-cell>
              <table:table-cell office:value-type="float" office:value="67.4694">
                <text:p>67.4694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71.55">
                <text:p>71.55</text:p>
              </table:table-cell>
              <table:table-cell office:value-type="float" office:value="70.5905">
                <text:p>70.5905</text:p>
              </table:table-cell>
              <table:table-cell office:value-type="float" office:value="67.6274">
                <text:p>67.6274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71.08">
                <text:p>71.08</text:p>
              </table:table-cell>
              <table:table-cell office:value-type="float" office:value="70.7215">
                <text:p>70.7215</text:p>
              </table:table-cell>
              <table:table-cell office:value-type="float" office:value="67.7834">
                <text:p>67.7834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71.23">
                <text:p>71.23</text:p>
              </table:table-cell>
              <table:table-cell office:value-type="float" office:value="70.854">
                <text:p>70.854</text:p>
              </table:table-cell>
              <table:table-cell office:value-type="float" office:value="67.945">
                <text:p>67.945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71.41">
                <text:p>71.41</text:p>
              </table:table-cell>
              <table:table-cell office:value-type="float" office:value="70.992">
                <text:p>70.992</text:p>
              </table:table-cell>
              <table:table-cell office:value-type="float" office:value="68.1066">
                <text:p>68.1066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72.1">
                <text:p>72.1</text:p>
              </table:table-cell>
              <table:table-cell office:value-type="float" office:value="71.138">
                <text:p>71.138</text:p>
              </table:table-cell>
              <table:table-cell office:value-type="float" office:value="68.2734">
                <text:p>68.2734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71.8">
                <text:p>71.8</text:p>
              </table:table-cell>
              <table:table-cell office:value-type="float" office:value="71.279">
                <text:p>71.279</text:p>
              </table:table-cell>
              <table:table-cell office:value-type="float" office:value="68.4502">
                <text:p>68.4502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71.75">
                <text:p>71.75</text:p>
              </table:table-cell>
              <table:table-cell office:value-type="float" office:value="71.3975">
                <text:p>71.3975</text:p>
              </table:table-cell>
              <table:table-cell office:value-type="float" office:value="68.6314">
                <text:p>68.6314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70.62">
                <text:p>70.62</text:p>
              </table:table-cell>
              <table:table-cell office:value-type="float" office:value="71.45">
                <text:p>71.45</text:p>
              </table:table-cell>
              <table:table-cell office:value-type="float" office:value="68.7872">
                <text:p>68.7872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71.64">
                <text:p>71.64</text:p>
              </table:table-cell>
              <table:table-cell office:value-type="float" office:value="71.5655">
                <text:p>71.5655</text:p>
              </table:table-cell>
              <table:table-cell office:value-type="float" office:value="68.958">
                <text:p>68.958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71.73">
                <text:p>71.73</text:p>
              </table:table-cell>
              <table:table-cell office:value-type="float" office:value="71.6625">
                <text:p>71.6625</text:p>
              </table:table-cell>
              <table:table-cell office:value-type="float" office:value="69.1186">
                <text:p>69.1186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71.33">
                <text:p>71.33</text:p>
              </table:table-cell>
              <table:table-cell office:value-type="float" office:value="71.687">
                <text:p>71.687</text:p>
              </table:table-cell>
              <table:table-cell office:value-type="float" office:value="69.277">
                <text:p>69.277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71.45">
                <text:p>71.45</text:p>
              </table:table-cell>
              <table:table-cell office:value-type="float" office:value="71.6845">
                <text:p>71.6845</text:p>
              </table:table-cell>
              <table:table-cell office:value-type="float" office:value="69.4206">
                <text:p>69.4206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71.4">
                <text:p>71.4</text:p>
              </table:table-cell>
              <table:table-cell office:value-type="float" office:value="71.667">
                <text:p>71.667</text:p>
              </table:table-cell>
              <table:table-cell office:value-type="float" office:value="69.5444">
                <text:p>69.5444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71.79">
                <text:p>71.79</text:p>
              </table:table-cell>
              <table:table-cell office:value-type="float" office:value="71.654">
                <text:p>71.654</text:p>
              </table:table-cell>
              <table:table-cell office:value-type="float" office:value="69.6764">
                <text:p>69.6764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71.86">
                <text:p>71.86</text:p>
              </table:table-cell>
              <table:table-cell office:value-type="float" office:value="71.6235">
                <text:p>71.6235</text:p>
              </table:table-cell>
              <table:table-cell office:value-type="float" office:value="69.8078">
                <text:p>69.8078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71.71">
                <text:p>71.71</text:p>
              </table:table-cell>
              <table:table-cell office:value-type="float" office:value="71.5585">
                <text:p>71.5585</text:p>
              </table:table-cell>
              <table:table-cell office:value-type="float" office:value="69.9466">
                <text:p>69.9466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71.01">
                <text:p>71.01</text:p>
              </table:table-cell>
              <table:table-cell office:value-type="float" office:value="71.481">
                <text:p>71.481</text:p>
              </table:table-cell>
              <table:table-cell office:value-type="float" office:value="70.0676">
                <text:p>70.0676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70.52">
                <text:p>70.52</text:p>
              </table:table-cell>
              <table:table-cell office:value-type="float" office:value="71.4485">
                <text:p>71.4485</text:p>
              </table:table-cell>
              <table:table-cell office:value-type="float" office:value="70.1618">
                <text:p>70.1618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70.17">
                <text:p>70.17</text:p>
              </table:table-cell>
              <table:table-cell office:value-type="float" office:value="71.4">
                <text:p>71.4</text:p>
              </table:table-cell>
              <table:table-cell office:value-type="float" office:value="70.2438">
                <text:p>70.2438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69.01">
                <text:p>69.01</text:p>
              </table:table-cell>
              <table:table-cell office:value-type="float" office:value="71.258">
                <text:p>71.258</text:p>
              </table:table-cell>
              <table:table-cell office:value-type="float" office:value="70.283">
                <text:p>70.283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69.18">
                <text:p>69.18</text:p>
              </table:table-cell>
              <table:table-cell office:value-type="float" office:value="71.1395">
                <text:p>71.1395</text:p>
              </table:table-cell>
              <table:table-cell office:value-type="float" office:value="70.33">
                <text:p>70.33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69.57">
                <text:p>69.57</text:p>
              </table:table-cell>
              <table:table-cell office:value-type="float" office:value="71.064">
                <text:p>71.064</text:p>
              </table:table-cell>
              <table:table-cell office:value-type="float" office:value="70.3678">
                <text:p>70.3678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69.25">
                <text:p>69.25</text:p>
              </table:table-cell>
              <table:table-cell office:value-type="float" office:value="70.965">
                <text:p>70.965</text:p>
              </table:table-cell>
              <table:table-cell office:value-type="float" office:value="70.418">
                <text:p>70.418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69.57">
                <text:p>69.57</text:p>
              </table:table-cell>
              <table:table-cell office:value-type="float" office:value="70.873">
                <text:p>70.873</text:p>
              </table:table-cell>
              <table:table-cell office:value-type="float" office:value="70.4502">
                <text:p>70.4502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70.34">
                <text:p>70.34</text:p>
              </table:table-cell>
              <table:table-cell office:value-type="float" office:value="70.785">
                <text:p>70.785</text:p>
              </table:table-cell>
              <table:table-cell office:value-type="float" office:value="70.4704">
                <text:p>70.4704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70.34">
                <text:p>70.34</text:p>
              </table:table-cell>
              <table:table-cell office:value-type="float" office:value="70.712">
                <text:p>70.712</text:p>
              </table:table-cell>
              <table:table-cell office:value-type="float" office:value="70.5152">
                <text:p>70.5152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70.57">
                <text:p>70.57</text:p>
              </table:table-cell>
              <table:table-cell office:value-type="float" office:value="70.653">
                <text:p>70.653</text:p>
              </table:table-cell>
              <table:table-cell office:value-type="float" office:value="70.5656">
                <text:p>70.5656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69.9">
                <text:p>69.9</text:p>
              </table:table-cell>
              <table:table-cell office:value-type="float" office:value="70.617">
                <text:p>70.617</text:p>
              </table:table-cell>
              <table:table-cell office:value-type="float" office:value="70.5944">
                <text:p>70.5944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70.44">
                <text:p>70.44</text:p>
              </table:table-cell>
              <table:table-cell office:value-type="float" office:value="70.557">
                <text:p>70.557</text:p>
              </table:table-cell>
              <table:table-cell office:value-type="float" office:value="70.6286">
                <text:p>70.6286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69.45">
                <text:p>69.45</text:p>
              </table:table-cell>
              <table:table-cell office:value-type="float" office:value="70.443">
                <text:p>70.443</text:p>
              </table:table-cell>
              <table:table-cell office:value-type="float" office:value="70.644">
                <text:p>70.644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69.45">
                <text:p>69.45</text:p>
              </table:table-cell>
              <table:table-cell office:value-type="float" office:value="70.349">
                <text:p>70.349</text:p>
              </table:table-cell>
              <table:table-cell office:value-type="float" office:value="70.6696">
                <text:p>70.6696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68.01">
                <text:p>68.01</text:p>
              </table:table-cell>
              <table:table-cell office:value-type="float" office:value="70.177">
                <text:p>70.177</text:p>
              </table:table-cell>
              <table:table-cell office:value-type="float" office:value="70.6606">
                <text:p>70.6606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67.3">
                <text:p>67.3</text:p>
              </table:table-cell>
              <table:table-cell office:value-type="float" office:value="69.972">
                <text:p>69.972</text:p>
              </table:table-cell>
              <table:table-cell office:value-type="float" office:value="70.635">
                <text:p>70.635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66.92">
                <text:p>66.92</text:p>
              </table:table-cell>
              <table:table-cell office:value-type="float" office:value="69.7285">
                <text:p>69.7285</text:p>
              </table:table-cell>
              <table:table-cell office:value-type="float" office:value="70.6004">
                <text:p>70.6004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66.67">
                <text:p>66.67</text:p>
              </table:table-cell>
              <table:table-cell office:value-type="float" office:value="69.469">
                <text:p>69.469</text:p>
              </table:table-cell>
              <table:table-cell office:value-type="float" office:value="70.5502">
                <text:p>70.5502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65.56">
                <text:p>65.56</text:p>
              </table:table-cell>
              <table:table-cell office:value-type="float" office:value="69.1615">
                <text:p>69.1615</text:p>
              </table:table-cell>
              <table:table-cell office:value-type="float" office:value="70.4818">
                <text:p>70.4818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65.92">
                <text:p>65.92</text:p>
              </table:table-cell>
              <table:table-cell office:value-type="float" office:value="68.907">
                <text:p>68.907</text:p>
              </table:table-cell>
              <table:table-cell office:value-type="float" office:value="70.4126">
                <text:p>70.4126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65.31">
                <text:p>65.31</text:p>
              </table:table-cell>
              <table:table-cell office:value-type="float" office:value="68.6465">
                <text:p>68.6465</text:p>
              </table:table-cell>
              <table:table-cell office:value-type="float" office:value="70.3274">
                <text:p>70.3274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65.01">
                <text:p>65.01</text:p>
              </table:table-cell>
              <table:table-cell office:value-type="float" office:value="68.3885">
                <text:p>68.3885</text:p>
              </table:table-cell>
              <table:table-cell office:value-type="float" office:value="70.241">
                <text:p>70.241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65.11">
                <text:p>65.11</text:p>
              </table:table-cell>
              <table:table-cell office:value-type="float" office:value="68.1935">
                <text:p>68.1935</text:p>
              </table:table-cell>
              <table:table-cell office:value-type="float" office:value="70.1474">
                <text:p>70.1474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65.37">
                <text:p>65.37</text:p>
              </table:table-cell>
              <table:table-cell office:value-type="float" office:value="68.003">
                <text:p>68.003</text:p>
              </table:table-cell>
              <table:table-cell office:value-type="float" office:value="70.038">
                <text:p>70.038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63.7">
                <text:p>63.7</text:p>
              </table:table-cell>
              <table:table-cell office:value-type="float" office:value="67.7095">
                <text:p>67.7095</text:p>
              </table:table-cell>
              <table:table-cell office:value-type="float" office:value="69.882">
                <text:p>69.882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63.66">
                <text:p>63.66</text:p>
              </table:table-cell>
              <table:table-cell office:value-type="float" office:value="67.43">
                <text:p>67.43</text:p>
              </table:table-cell>
              <table:table-cell office:value-type="float" office:value="69.7202">
                <text:p>69.7202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63.92">
                <text:p>63.92</text:p>
              </table:table-cell>
              <table:table-cell office:value-type="float" office:value="67.1475">
                <text:p>67.1475</text:p>
              </table:table-cell>
              <table:table-cell office:value-type="float" office:value="69.5576">
                <text:p>69.5576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63.36">
                <text:p>63.36</text:p>
              </table:table-cell>
              <table:table-cell office:value-type="float" office:value="66.7985">
                <text:p>66.7985</text:p>
              </table:table-cell>
              <table:table-cell office:value-type="float" office:value="69.3754">
                <text:p>69.3754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63.2">
                <text:p>63.2</text:p>
              </table:table-cell>
              <table:table-cell office:value-type="float" office:value="66.4415">
                <text:p>66.4415</text:p>
              </table:table-cell>
              <table:table-cell office:value-type="float" office:value="69.1792">
                <text:p>69.1792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63">
                <text:p>63</text:p>
              </table:table-cell>
              <table:table-cell office:value-type="float" office:value="66.063">
                <text:p>66.063</text:p>
              </table:table-cell>
              <table:table-cell office:value-type="float" office:value="68.988">
                <text:p>68.988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62.55">
                <text:p>62.55</text:p>
              </table:table-cell>
              <table:table-cell office:value-type="float" office:value="65.6955">
                <text:p>65.6955</text:p>
              </table:table-cell>
              <table:table-cell office:value-type="float" office:value="68.8156">
                <text:p>68.8156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61.74">
                <text:p>61.74</text:p>
              </table:table-cell>
              <table:table-cell office:value-type="float" office:value="65.2605">
                <text:p>65.2605</text:p>
              </table:table-cell>
              <table:table-cell office:value-type="float" office:value="68.6276">
                <text:p>68.6276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61.86">
                <text:p>61.86</text:p>
              </table:table-cell>
              <table:table-cell office:value-type="float" office:value="64.881">
                <text:p>64.881</text:p>
              </table:table-cell>
              <table:table-cell office:value-type="float" office:value="68.4278">
                <text:p>68.4278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62.59">
                <text:p>62.59</text:p>
              </table:table-cell>
              <table:table-cell office:value-type="float" office:value="64.538">
                <text:p>64.538</text:p>
              </table:table-cell>
              <table:table-cell office:value-type="float" office:value="68.2486">
                <text:p>68.2486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62.99">
                <text:p>62.99</text:p>
              </table:table-cell>
              <table:table-cell office:value-type="float" office:value="64.287">
                <text:p>64.287</text:p>
              </table:table-cell>
              <table:table-cell office:value-type="float" office:value="68.0868">
                <text:p>68.0868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63.76">
                <text:p>63.76</text:p>
              </table:table-cell>
              <table:table-cell office:value-type="float" office:value="64.11">
                <text:p>64.11</text:p>
              </table:table-cell>
              <table:table-cell office:value-type="float" office:value="67.9374">
                <text:p>67.9374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63.92">
                <text:p>63.92</text:p>
              </table:table-cell>
              <table:table-cell office:value-type="float" office:value="63.96">
                <text:p>63.96</text:p>
              </table:table-cell>
              <table:table-cell office:value-type="float" office:value="67.7876">
                <text:p>67.7876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64.38">
                <text:p>64.38</text:p>
              </table:table-cell>
              <table:table-cell office:value-type="float" office:value="63.8455">
                <text:p>63.8455</text:p>
              </table:table-cell>
              <table:table-cell office:value-type="float" office:value="67.6332">
                <text:p>67.6332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64.55">
                <text:p>64.55</text:p>
              </table:table-cell>
              <table:table-cell office:value-type="float" office:value="63.795">
                <text:p>63.795</text:p>
              </table:table-cell>
              <table:table-cell office:value-type="float" office:value="67.4882">
                <text:p>67.4882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64.43">
                <text:p>64.43</text:p>
              </table:table-cell>
              <table:table-cell office:value-type="float" office:value="63.7205">
                <text:p>63.7205</text:p>
              </table:table-cell>
              <table:table-cell office:value-type="float" office:value="67.3418">
                <text:p>67.3418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64.08">
                <text:p>64.08</text:p>
              </table:table-cell>
              <table:table-cell office:value-type="float" office:value="63.659">
                <text:p>63.659</text:p>
              </table:table-cell>
              <table:table-cell office:value-type="float" office:value="67.211">
                <text:p>67.211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63.65">
                <text:p>63.65</text:p>
              </table:table-cell>
              <table:table-cell office:value-type="float" office:value="63.591">
                <text:p>63.591</text:p>
              </table:table-cell>
              <table:table-cell office:value-type="float" office:value="67.0512">
                <text:p>67.0512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63.52">
                <text:p>63.52</text:p>
              </table:table-cell>
              <table:table-cell office:value-type="float" office:value="63.5115">
                <text:p>63.5115</text:p>
              </table:table-cell>
              <table:table-cell office:value-type="float" office:value="66.887">
                <text:p>66.887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62.21">
                <text:p>62.21</text:p>
              </table:table-cell>
              <table:table-cell office:value-type="float" office:value="63.3535">
                <text:p>63.3535</text:p>
              </table:table-cell>
              <table:table-cell office:value-type="float" office:value="66.7046">
                <text:p>66.7046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62.92">
                <text:p>62.92</text:p>
              </table:table-cell>
              <table:table-cell office:value-type="float" office:value="63.3145">
                <text:p>63.3145</text:p>
              </table:table-cell>
              <table:table-cell office:value-type="float" office:value="66.534">
                <text:p>66.534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62.53">
                <text:p>62.53</text:p>
              </table:table-cell>
              <table:table-cell office:value-type="float" office:value="63.258">
                <text:p>63.258</text:p>
              </table:table-cell>
              <table:table-cell office:value-type="float" office:value="66.3566">
                <text:p>66.3566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62.6">
                <text:p>62.6</text:p>
              </table:table-cell>
              <table:table-cell office:value-type="float" office:value="63.192">
                <text:p>63.192</text:p>
              </table:table-cell>
              <table:table-cell office:value-type="float" office:value="66.1728">
                <text:p>66.1728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62.91">
                <text:p>62.91</text:p>
              </table:table-cell>
              <table:table-cell office:value-type="float" office:value="63.1695">
                <text:p>63.1695</text:p>
              </table:table-cell>
              <table:table-cell office:value-type="float" office:value="65.9938">
                <text:p>65.9938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62.64">
                <text:p>62.64</text:p>
              </table:table-cell>
              <table:table-cell office:value-type="float" office:value="63.1415">
                <text:p>63.1415</text:p>
              </table:table-cell>
              <table:table-cell office:value-type="float" office:value="65.8124">
                <text:p>65.8124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63.84">
                <text:p>63.84</text:p>
              </table:table-cell>
              <table:table-cell office:value-type="float" office:value="63.1835">
                <text:p>63.1835</text:p>
              </table:table-cell>
              <table:table-cell office:value-type="float" office:value="65.669">
                <text:p>65.669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63.12">
                <text:p>63.12</text:p>
              </table:table-cell>
              <table:table-cell office:value-type="float" office:value="63.212">
                <text:p>63.212</text:p>
              </table:table-cell>
              <table:table-cell office:value-type="float" office:value="65.521">
                <text:p>65.521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62.55">
                <text:p>62.55</text:p>
              </table:table-cell>
              <table:table-cell office:value-type="float" office:value="63.2525">
                <text:p>63.2525</text:p>
              </table:table-cell>
              <table:table-cell office:value-type="float" office:value="65.3686">
                <text:p>65.3686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63.4">
                <text:p>63.4</text:p>
              </table:table-cell>
              <table:table-cell office:value-type="float" office:value="63.3295">
                <text:p>63.3295</text:p>
              </table:table-cell>
              <table:table-cell office:value-type="float" office:value="65.2564">
                <text:p>65.2564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62.85">
                <text:p>62.85</text:p>
              </table:table-cell>
              <table:table-cell office:value-type="float" office:value="63.3425">
                <text:p>63.3425</text:p>
              </table:table-cell>
              <table:table-cell office:value-type="float" office:value="65.1298">
                <text:p>65.1298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62.45">
                <text:p>62.45</text:p>
              </table:table-cell>
              <table:table-cell office:value-type="float" office:value="63.3155">
                <text:p>63.3155</text:p>
              </table:table-cell>
              <table:table-cell office:value-type="float" office:value="64.9874">
                <text:p>64.9874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62.55">
                <text:p>62.55</text:p>
              </table:table-cell>
              <table:table-cell office:value-type="float" office:value="63.255">
                <text:p>63.255</text:p>
              </table:table-cell>
              <table:table-cell office:value-type="float" office:value="64.8534">
                <text:p>64.8534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62.38">
                <text:p>62.38</text:p>
              </table:table-cell>
              <table:table-cell office:value-type="float" office:value="63.178">
                <text:p>63.178</text:p>
              </table:table-cell>
              <table:table-cell office:value-type="float" office:value="64.7096">
                <text:p>64.7096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62.84">
                <text:p>62.84</text:p>
              </table:table-cell>
              <table:table-cell office:value-type="float" office:value="63.101">
                <text:p>63.101</text:p>
              </table:table-cell>
              <table:table-cell office:value-type="float" office:value="64.5596">
                <text:p>64.5596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62.57">
                <text:p>62.57</text:p>
              </table:table-cell>
              <table:table-cell office:value-type="float" office:value="63.002">
                <text:p>63.002</text:p>
              </table:table-cell>
              <table:table-cell office:value-type="float" office:value="64.4042">
                <text:p>64.4042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62.45">
                <text:p>62.45</text:p>
              </table:table-cell>
              <table:table-cell office:value-type="float" office:value="62.903">
                <text:p>62.903</text:p>
              </table:table-cell>
              <table:table-cell office:value-type="float" office:value="64.2418">
                <text:p>64.2418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62.03">
                <text:p>62.03</text:p>
              </table:table-cell>
              <table:table-cell office:value-type="float" office:value="62.8005">
                <text:p>62.8005</text:p>
              </table:table-cell>
              <table:table-cell office:value-type="float" office:value="64.0844">
                <text:p>64.0844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62.26">
                <text:p>62.26</text:p>
              </table:table-cell>
              <table:table-cell office:value-type="float" office:value="62.731">
                <text:p>62.731</text:p>
              </table:table-cell>
              <table:table-cell office:value-type="float" office:value="63.9208">
                <text:p>63.9208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61.84">
                <text:p>61.84</text:p>
              </table:table-cell>
              <table:table-cell office:value-type="float" office:value="62.647">
                <text:p>62.647</text:p>
              </table:table-cell>
              <table:table-cell office:value-type="float" office:value="63.7686">
                <text:p>63.7686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61.75">
                <text:p>61.75</text:p>
              </table:table-cell>
              <table:table-cell office:value-type="float" office:value="62.624">
                <text:p>62.624</text:p>
              </table:table-cell>
              <table:table-cell office:value-type="float" office:value="63.6146">
                <text:p>63.6146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60.81">
                <text:p>60.81</text:p>
              </table:table-cell>
              <table:table-cell office:value-type="float" office:value="62.5185">
                <text:p>62.5185</text:p>
              </table:table-cell>
              <table:table-cell office:value-type="float" office:value="63.4706">
                <text:p>63.4706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60.84">
                <text:p>60.84</text:p>
              </table:table-cell>
              <table:table-cell office:value-type="float" office:value="62.434">
                <text:p>62.434</text:p>
              </table:table-cell>
              <table:table-cell office:value-type="float" office:value="63.3414">
                <text:p>63.3414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61.71">
                <text:p>61.71</text:p>
              </table:table-cell>
              <table:table-cell office:value-type="float" office:value="62.3895">
                <text:p>62.3895</text:p>
              </table:table-cell>
              <table:table-cell office:value-type="float" office:value="63.2372">
                <text:p>63.2372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61.07">
                <text:p>61.07</text:p>
              </table:table-cell>
              <table:table-cell office:value-type="float" office:value="62.2975">
                <text:p>62.2975</text:p>
              </table:table-cell>
              <table:table-cell office:value-type="float" office:value="63.1252">
                <text:p>63.1252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61.65">
                <text:p>61.65</text:p>
              </table:table-cell>
              <table:table-cell office:value-type="float" office:value="62.248">
                <text:p>62.248</text:p>
              </table:table-cell>
              <table:table-cell office:value-type="float" office:value="63.047">
                <text:p>63.047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62.04">
                <text:p>62.04</text:p>
              </table:table-cell>
              <table:table-cell office:value-type="float" office:value="62.158">
                <text:p>62.158</text:p>
              </table:table-cell>
              <table:table-cell office:value-type="float" office:value="62.9694">
                <text:p>62.9694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61.77">
                <text:p>61.77</text:p>
              </table:table-cell>
              <table:table-cell office:value-type="float" office:value="62.0905">
                <text:p>62.0905</text:p>
              </table:table-cell>
              <table:table-cell office:value-type="float" office:value="62.8986">
                <text:p>62.8986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62.25">
                <text:p>62.25</text:p>
              </table:table-cell>
              <table:table-cell office:value-type="float" office:value="62.0755">
                <text:p>62.0755</text:p>
              </table:table-cell>
              <table:table-cell office:value-type="float" office:value="62.8434">
                <text:p>62.8434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62.71">
                <text:p>62.71</text:p>
              </table:table-cell>
              <table:table-cell office:value-type="float" office:value="62.041">
                <text:p>62.041</text:p>
              </table:table-cell>
              <table:table-cell office:value-type="float" office:value="62.7954">
                <text:p>62.7954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62.42">
                <text:p>62.42</text:p>
              </table:table-cell>
              <table:table-cell office:value-type="float" office:value="62.0195">
                <text:p>62.0195</text:p>
              </table:table-cell>
              <table:table-cell office:value-type="float" office:value="62.7364">
                <text:p>62.7364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61.78">
                <text:p>61.78</text:p>
              </table:table-cell>
              <table:table-cell office:value-type="float" office:value="61.986">
                <text:p>61.986</text:p>
              </table:table-cell>
              <table:table-cell office:value-type="float" office:value="62.698">
                <text:p>62.698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61.53">
                <text:p>61.53</text:p>
              </table:table-cell>
              <table:table-cell office:value-type="float" office:value="61.935">
                <text:p>61.935</text:p>
              </table:table-cell>
              <table:table-cell office:value-type="float" office:value="62.6554">
                <text:p>62.6554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61.92">
                <text:p>61.92</text:p>
              </table:table-cell>
              <table:table-cell office:value-type="float" office:value="61.912">
                <text:p>61.912</text:p>
              </table:table-cell>
              <table:table-cell office:value-type="float" office:value="62.6154">
                <text:p>62.6154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63.87">
                <text:p>63.87</text:p>
              </table:table-cell>
              <table:table-cell office:value-type="float" office:value="61.9635">
                <text:p>61.9635</text:p>
              </table:table-cell>
              <table:table-cell office:value-type="float" office:value="62.6256">
                <text:p>62.6256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62.36">
                <text:p>62.36</text:p>
              </table:table-cell>
              <table:table-cell office:value-type="float" office:value="61.953">
                <text:p>61.953</text:p>
              </table:table-cell>
              <table:table-cell office:value-type="float" office:value="62.6088">
                <text:p>62.6088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62.83">
                <text:p>62.83</text:p>
              </table:table-cell>
              <table:table-cell office:value-type="float" office:value="61.972">
                <text:p>61.972</text:p>
              </table:table-cell>
              <table:table-cell office:value-type="float" office:value="62.6054">
                <text:p>62.6054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64.05">
                <text:p>64.05</text:p>
              </table:table-cell>
              <table:table-cell office:value-type="float" office:value="62.073">
                <text:p>62.073</text:p>
              </table:table-cell>
              <table:table-cell office:value-type="float" office:value="62.6354">
                <text:p>62.6354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63.48">
                <text:p>63.48</text:p>
              </table:table-cell>
              <table:table-cell office:value-type="float" office:value="62.134">
                <text:p>62.134</text:p>
              </table:table-cell>
              <table:table-cell office:value-type="float" office:value="62.6702">
                <text:p>62.6702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63.35">
                <text:p>63.35</text:p>
              </table:table-cell>
              <table:table-cell office:value-type="float" office:value="62.2095">
                <text:p>62.2095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62.67">
                <text:p>62.67</text:p>
              </table:table-cell>
              <table:table-cell office:value-type="float" office:value="62.2555">
                <text:p>62.2555</text:p>
              </table:table-cell>
              <table:table-cell office:value-type="float" office:value="62.7016">
                <text:p>62.7016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63.12">
                <text:p>63.12</text:p>
              </table:table-cell>
              <table:table-cell office:value-type="float" office:value="62.371">
                <text:p>62.371</text:p>
              </table:table-cell>
              <table:table-cell office:value-type="float" office:value="62.7042">
                <text:p>62.7042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63.36">
                <text:p>63.36</text:p>
              </table:table-cell>
              <table:table-cell office:value-type="float" office:value="62.497">
                <text:p>62.497</text:p>
              </table:table-cell>
              <table:table-cell office:value-type="float" office:value="62.6962">
                <text:p>62.6962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63.84">
                <text:p>63.84</text:p>
              </table:table-cell>
              <table:table-cell office:value-type="float" office:value="62.6035">
                <text:p>62.6035</text:p>
              </table:table-cell>
              <table:table-cell office:value-type="float" office:value="62.6946">
                <text:p>62.6946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64.55">
                <text:p>64.55</text:p>
              </table:table-cell>
              <table:table-cell office:value-type="float" office:value="62.7775">
                <text:p>62.7775</text:p>
              </table:table-cell>
              <table:table-cell office:value-type="float" office:value="62.698">
                <text:p>62.698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67.6">
                <text:p>67.6</text:p>
              </table:table-cell>
              <table:table-cell office:value-type="float" office:value="63.075">
                <text:p>63.075</text:p>
              </table:table-cell>
              <table:table-cell office:value-type="float" office:value="62.759">
                <text:p>62.759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68.71">
                <text:p>68.71</text:p>
              </table:table-cell>
              <table:table-cell office:value-type="float" office:value="63.4085">
                <text:p>63.4085</text:p>
              </table:table-cell>
              <table:table-cell office:value-type="float" office:value="62.8446">
                <text:p>62.8446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69.5">
                <text:p>69.5</text:p>
              </table:table-cell>
              <table:table-cell office:value-type="float" office:value="63.795">
                <text:p>63.795</text:p>
              </table:table-cell>
              <table:table-cell office:value-type="float" office:value="62.953">
                <text:p>62.953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68.87">
                <text:p>68.87</text:p>
              </table:table-cell>
              <table:table-cell office:value-type="float" office:value="64.126">
                <text:p>64.126</text:p>
              </table:table-cell>
              <table:table-cell office:value-type="float" office:value="63.0574">
                <text:p>63.0574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69.05">
                <text:p>69.05</text:p>
              </table:table-cell>
              <table:table-cell office:value-type="float" office:value="64.443">
                <text:p>64.443</text:p>
              </table:table-cell>
              <table:table-cell office:value-type="float" office:value="63.168">
                <text:p>63.168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70.07">
                <text:p>70.07</text:p>
              </table:table-cell>
              <table:table-cell office:value-type="float" office:value="64.8255">
                <text:p>64.8255</text:p>
              </table:table-cell>
              <table:table-cell office:value-type="float" office:value="63.3252">
                <text:p>63.3252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70.04">
                <text:p>70.04</text:p>
              </table:table-cell>
              <table:table-cell office:value-type="float" office:value="65.2385">
                <text:p>65.2385</text:p>
              </table:table-cell>
              <table:table-cell office:value-type="float" office:value="63.4676">
                <text:p>63.4676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71.35">
                <text:p>71.35</text:p>
              </table:table-cell>
              <table:table-cell office:value-type="float" office:value="65.7295">
                <text:p>65.7295</text:p>
              </table:table-cell>
              <table:table-cell office:value-type="float" office:value="63.644">
                <text:p>63.644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70.59">
                <text:p>70.59</text:p>
              </table:table-cell>
              <table:table-cell office:value-type="float" office:value="66.163">
                <text:p>66.163</text:p>
              </table:table-cell>
              <table:table-cell office:value-type="float" office:value="63.8038">
                <text:p>63.8038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71.49">
                <text:p>71.49</text:p>
              </table:table-cell>
              <table:table-cell office:value-type="float" office:value="66.544">
                <text:p>66.544</text:p>
              </table:table-cell>
              <table:table-cell office:value-type="float" office:value="63.9754">
                <text:p>63.9754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70.8">
                <text:p>70.8</text:p>
              </table:table-cell>
              <table:table-cell office:value-type="float" office:value="66.966">
                <text:p>66.966</text:p>
              </table:table-cell>
              <table:table-cell office:value-type="float" office:value="64.1386">
                <text:p>64.1386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70.87">
                <text:p>70.87</text:p>
              </table:table-cell>
              <table:table-cell office:value-type="float" office:value="67.368">
                <text:p>67.368</text:p>
              </table:table-cell>
              <table:table-cell office:value-type="float" office:value="64.2792">
                <text:p>64.2792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71.21">
                <text:p>71.21</text:p>
              </table:table-cell>
              <table:table-cell office:value-type="float" office:value="67.726">
                <text:p>67.726</text:p>
              </table:table-cell>
              <table:table-cell office:value-type="float" office:value="64.441">
                <text:p>64.441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72.32">
                <text:p>72.32</text:p>
              </table:table-cell>
              <table:table-cell office:value-type="float" office:value="68.168">
                <text:p>68.168</text:p>
              </table:table-cell>
              <table:table-cell office:value-type="float" office:value="64.6364">
                <text:p>64.6364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70.19">
                <text:p>70.19</text:p>
              </table:table-cell>
              <table:table-cell office:value-type="float" office:value="68.51">
                <text:p>68.51</text:p>
              </table:table-cell>
              <table:table-cell office:value-type="float" office:value="64.7722">
                <text:p>64.7722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70.08">
                <text:p>70.08</text:p>
              </table:table-cell>
              <table:table-cell office:value-type="float" office:value="68.8805">
                <text:p>68.8805</text:p>
              </table:table-cell>
              <table:table-cell office:value-type="float" office:value="64.9168">
                <text:p>64.9168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70.46">
                <text:p>70.46</text:p>
              </table:table-cell>
              <table:table-cell office:value-type="float" office:value="69.2475">
                <text:p>69.2475</text:p>
              </table:table-cell>
              <table:table-cell office:value-type="float" office:value="65.077">
                <text:p>65.077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71.43">
                <text:p>71.43</text:p>
              </table:table-cell>
              <table:table-cell office:value-type="float" office:value="69.651">
                <text:p>69.651</text:p>
              </table:table-cell>
              <table:table-cell office:value-type="float" office:value="65.2546">
                <text:p>65.2546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71.45">
                <text:p>71.45</text:p>
              </table:table-cell>
              <table:table-cell office:value-type="float" office:value="70.0315">
                <text:p>70.0315</text:p>
              </table:table-cell>
              <table:table-cell office:value-type="float" office:value="65.436">
                <text:p>65.436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71.04">
                <text:p>71.04</text:p>
              </table:table-cell>
              <table:table-cell office:value-type="float" office:value="70.356">
                <text:p>70.356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69.94">
                <text:p>69.94</text:p>
              </table:table-cell>
              <table:table-cell office:value-type="float" office:value="70.473">
                <text:p>70.473</text:p>
              </table:table-cell>
              <table:table-cell office:value-type="float" office:value="65.7474">
                <text:p>65.7474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69.62">
                <text:p>69.62</text:p>
              </table:table-cell>
              <table:table-cell office:value-type="float" office:value="70.5185">
                <text:p>70.5185</text:p>
              </table:table-cell>
              <table:table-cell office:value-type="float" office:value="65.8908">
                <text:p>65.8908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69.16">
                <text:p>69.16</text:p>
              </table:table-cell>
              <table:table-cell office:value-type="float" office:value="70.5015">
                <text:p>70.5015</text:p>
              </table:table-cell>
              <table:table-cell office:value-type="float" office:value="66.0334">
                <text:p>66.0334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70.12">
                <text:p>70.12</text:p>
              </table:table-cell>
              <table:table-cell office:value-type="float" office:value="70.564">
                <text:p>70.564</text:p>
              </table:table-cell>
              <table:table-cell office:value-type="float" office:value="66.1906">
                <text:p>66.1906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69.38">
                <text:p>69.38</text:p>
              </table:table-cell>
              <table:table-cell office:value-type="float" office:value="70.5805">
                <text:p>70.5805</text:p>
              </table:table-cell>
              <table:table-cell office:value-type="float" office:value="66.3414">
                <text:p>66.3414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69.28">
                <text:p>69.28</text:p>
              </table:table-cell>
              <table:table-cell office:value-type="float" office:value="70.541">
                <text:p>70.541</text:p>
              </table:table-cell>
              <table:table-cell office:value-type="float" office:value="66.492">
                <text:p>66.492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69.71">
                <text:p>69.71</text:p>
              </table:table-cell>
              <table:table-cell office:value-type="float" office:value="70.5245">
                <text:p>70.5245</text:p>
              </table:table-cell>
              <table:table-cell office:value-type="float" office:value="66.67">
                <text:p>66.67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68.67">
                <text:p>68.67</text:p>
              </table:table-cell>
              <table:table-cell office:value-type="float" office:value="70.3905">
                <text:p>70.3905</text:p>
              </table:table-cell>
              <table:table-cell office:value-type="float" office:value="66.8266">
                <text:p>66.8266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68.95">
                <text:p>68.95</text:p>
              </table:table-cell>
              <table:table-cell office:value-type="float" office:value="70.3085">
                <text:p>70.3085</text:p>
              </table:table-cell>
              <table:table-cell office:value-type="float" office:value="66.9714">
                <text:p>66.9714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68.81">
                <text:p>68.81</text:p>
              </table:table-cell>
              <table:table-cell office:value-type="float" office:value="70.1745">
                <text:p>70.1745</text:p>
              </table:table-cell>
              <table:table-cell office:value-type="float" office:value="67.1262">
                <text:p>67.1262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70.02">
                <text:p>70.02</text:p>
              </table:table-cell>
              <table:table-cell office:value-type="float" office:value="70.1355">
                <text:p>70.1355</text:p>
              </table:table-cell>
              <table:table-cell office:value-type="float" office:value="67.2936">
                <text:p>67.2936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70.74">
                <text:p>70.74</text:p>
              </table:table-cell>
              <table:table-cell office:value-type="float" office:value="70.129">
                <text:p>70.129</text:p>
              </table:table-cell>
              <table:table-cell office:value-type="float" office:value="67.4676">
                <text:p>67.4676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70.37">
                <text:p>70.37</text:p>
              </table:table-cell>
              <table:table-cell office:value-type="float" office:value="70.087">
                <text:p>70.087</text:p>
              </table:table-cell>
              <table:table-cell office:value-type="float" office:value="67.6396">
                <text:p>67.6396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71.62">
                <text:p>71.62</text:p>
              </table:table-cell>
              <table:table-cell office:value-type="float" office:value="70.052">
                <text:p>70.052</text:p>
              </table:table-cell>
              <table:table-cell office:value-type="float" office:value="67.827">
                <text:p>67.827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71.87">
                <text:p>71.87</text:p>
              </table:table-cell>
              <table:table-cell office:value-type="float" office:value="70.136">
                <text:p>70.136</text:p>
              </table:table-cell>
              <table:table-cell office:value-type="float" office:value="68.0102">
                <text:p>68.0102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71.33">
                <text:p>71.33</text:p>
              </table:table-cell>
              <table:table-cell office:value-type="float" office:value="70.1985">
                <text:p>70.1985</text:p>
              </table:table-cell>
              <table:table-cell office:value-type="float" office:value="68.1884">
                <text:p>68.1884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73.18">
                <text:p>73.18</text:p>
              </table:table-cell>
              <table:table-cell office:value-type="float" office:value="70.3345">
                <text:p>70.3345</text:p>
              </table:table-cell>
              <table:table-cell office:value-type="float" office:value="68.4164">
                <text:p>68.4164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69.93">
                <text:p>69.93</text:p>
              </table:table-cell>
              <table:table-cell office:value-type="float" office:value="70.2595">
                <text:p>70.2595</text:p>
              </table:table-cell>
              <table:table-cell office:value-type="float" office:value="68.5844">
                <text:p>68.5844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68.37">
                <text:p>68.37</text:p>
              </table:table-cell>
              <table:table-cell office:value-type="float" office:value="70.1055">
                <text:p>70.1055</text:p>
              </table:table-cell>
              <table:table-cell office:value-type="float" office:value="68.7134">
                <text:p>68.7134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68.42">
                <text:p>68.42</text:p>
              </table:table-cell>
              <table:table-cell office:value-type="float" office:value="69.9745">
                <text:p>69.9745</text:p>
              </table:table-cell>
              <table:table-cell office:value-type="float" office:value="68.8044">
                <text:p>68.8044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69.95">
                <text:p>69.95</text:p>
              </table:table-cell>
              <table:table-cell office:value-type="float" office:value="69.975">
                <text:p>69.975</text:p>
              </table:table-cell>
              <table:table-cell office:value-type="float" office:value="68.9562">
                <text:p>68.9562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70.76">
                <text:p>70.76</text:p>
              </table:table-cell>
              <table:table-cell office:value-type="float" office:value="70.032">
                <text:p>70.032</text:p>
              </table:table-cell>
              <table:table-cell office:value-type="float" office:value="69.1148">
                <text:p>69.1148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71.43">
                <text:p>71.43</text:p>
              </table:table-cell>
              <table:table-cell office:value-type="float" office:value="70.1455">
                <text:p>70.1455</text:p>
              </table:table-cell>
              <table:table-cell office:value-type="float" office:value="69.2624">
                <text:p>69.2624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72.45">
                <text:p>72.45</text:p>
              </table:table-cell>
              <table:table-cell office:value-type="float" office:value="70.262">
                <text:p>70.262</text:p>
              </table:table-cell>
              <table:table-cell office:value-type="float" office:value="69.4418">
                <text:p>69.4418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71.86">
                <text:p>71.86</text:p>
              </table:table-cell>
              <table:table-cell office:value-type="float" office:value="70.386">
                <text:p>70.386</text:p>
              </table:table-cell>
              <table:table-cell office:value-type="float" office:value="69.612">
                <text:p>69.612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71.68">
                <text:p>71.68</text:p>
              </table:table-cell>
              <table:table-cell office:value-type="float" office:value="70.506">
                <text:p>70.506</text:p>
              </table:table-cell>
              <table:table-cell office:value-type="float" office:value="69.7922">
                <text:p>69.7922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73">
                <text:p>73</text:p>
              </table:table-cell>
              <table:table-cell office:value-type="float" office:value="70.6705">
                <text:p>70.6705</text:p>
              </table:table-cell>
              <table:table-cell office:value-type="float" office:value="69.9898">
                <text:p>69.9898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72.77">
                <text:p>72.77</text:p>
              </table:table-cell>
              <table:table-cell office:value-type="float" office:value="70.8755">
                <text:p>70.8755</text:p>
              </table:table-cell>
              <table:table-cell office:value-type="float" office:value="70.178">
                <text:p>70.178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73.9">
                <text:p>73.9</text:p>
              </table:table-cell>
              <table:table-cell office:value-type="float" office:value="71.123">
                <text:p>71.123</text:p>
              </table:table-cell>
              <table:table-cell office:value-type="float" office:value="70.3792">
                <text:p>70.3792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73.3">
                <text:p>73.3</text:p>
              </table:table-cell>
              <table:table-cell office:value-type="float" office:value="71.3475">
                <text:p>71.3475</text:p>
              </table:table-cell>
              <table:table-cell office:value-type="float" office:value="70.5542">
                <text:p>70.5542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72.52">
                <text:p>72.52</text:p>
              </table:table-cell>
              <table:table-cell office:value-type="float" office:value="71.4725">
                <text:p>71.4725</text:p>
              </table:table-cell>
              <table:table-cell office:value-type="float" office:value="70.6526">
                <text:p>70.6526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71.91">
                <text:p>71.91</text:p>
              </table:table-cell>
              <table:table-cell office:value-type="float" office:value="71.531">
                <text:p>71.531</text:p>
              </table:table-cell>
              <table:table-cell office:value-type="float" office:value="70.7166">
                <text:p>70.7166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71.79">
                <text:p>71.79</text:p>
              </table:table-cell>
              <table:table-cell office:value-type="float" office:value="71.602">
                <text:p>71.602</text:p>
              </table:table-cell>
              <table:table-cell office:value-type="float" office:value="70.7624">
                <text:p>70.7624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72.35">
                <text:p>72.35</text:p>
              </table:table-cell>
              <table:table-cell office:value-type="float" office:value="71.6385">
                <text:p>71.6385</text:p>
              </table:table-cell>
              <table:table-cell office:value-type="float" office:value="70.832">
                <text:p>70.832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72.55">
                <text:p>72.55</text:p>
              </table:table-cell>
              <table:table-cell office:value-type="float" office:value="71.6725">
                <text:p>71.6725</text:p>
              </table:table-cell>
              <table:table-cell office:value-type="float" office:value="70.902">
                <text:p>70.902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71.29">
                <text:p>71.29</text:p>
              </table:table-cell>
              <table:table-cell office:value-type="float" office:value="71.6705">
                <text:p>71.6705</text:p>
              </table:table-cell>
              <table:table-cell office:value-type="float" office:value="70.9264">
                <text:p>70.9264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71.65">
                <text:p>71.65</text:p>
              </table:table-cell>
              <table:table-cell office:value-type="float" office:value="71.594">
                <text:p>71.594</text:p>
              </table:table-cell>
              <table:table-cell office:value-type="float" office:value="70.9586">
                <text:p>70.9586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71.7">
                <text:p>71.7</text:p>
              </table:table-cell>
              <table:table-cell office:value-type="float" office:value="71.6825">
                <text:p>71.6825</text:p>
              </table:table-cell>
              <table:table-cell office:value-type="float" office:value="70.9656">
                <text:p>70.9656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71.72">
                <text:p>71.72</text:p>
              </table:table-cell>
              <table:table-cell office:value-type="float" office:value="71.85">
                <text:p>71.85</text:p>
              </table:table-cell>
              <table:table-cell office:value-type="float" office:value="70.9882">
                <text:p>70.9882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72.4">
                <text:p>72.4</text:p>
              </table:table-cell>
              <table:table-cell office:value-type="float" office:value="72.049">
                <text:p>72.049</text:p>
              </table:table-cell>
              <table:table-cell office:value-type="float" office:value="71.0064">
                <text:p>71.0064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71.17">
                <text:p>71.17</text:p>
              </table:table-cell>
              <table:table-cell office:value-type="float" office:value="72.11">
                <text:p>72.11</text:p>
              </table:table-cell>
              <table:table-cell office:value-type="float" office:value="71.0138">
                <text:p>71.0138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70.52">
                <text:p>70.52</text:p>
              </table:table-cell>
              <table:table-cell office:value-type="float" office:value="72.098">
                <text:p>72.098</text:p>
              </table:table-cell>
              <table:table-cell office:value-type="float" office:value="71.0068">
                <text:p>71.0068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69.53">
                <text:p>69.53</text:p>
              </table:table-cell>
              <table:table-cell office:value-type="float" office:value="72.003">
                <text:p>72.003</text:p>
              </table:table-cell>
              <table:table-cell office:value-type="float" office:value="70.9732">
                <text:p>70.9732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68.96">
                <text:p>68.96</text:p>
              </table:table-cell>
              <table:table-cell office:value-type="float" office:value="71.8285">
                <text:p>71.8285</text:p>
              </table:table-cell>
              <table:table-cell office:value-type="float" office:value="70.906">
                <text:p>70.906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69.16">
                <text:p>69.16</text:p>
              </table:table-cell>
              <table:table-cell office:value-type="float" office:value="71.6935">
                <text:p>71.6935</text:p>
              </table:table-cell>
              <table:table-cell office:value-type="float" office:value="70.8854">
                <text:p>70.8854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71.61">
                <text:p>71.61</text:p>
              </table:table-cell>
              <table:table-cell office:value-type="float" office:value="71.69">
                <text:p>71.69</text:p>
              </table:table-cell>
              <table:table-cell office:value-type="float" office:value="70.916">
                <text:p>70.916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72">
                <text:p>72</text:p>
              </table:table-cell>
              <table:table-cell office:value-type="float" office:value="71.64">
                <text:p>71.64</text:p>
              </table:table-cell>
              <table:table-cell office:value-type="float" office:value="70.9468">
                <text:p>70.9468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71.93">
                <text:p>71.93</text:p>
              </table:table-cell>
              <table:table-cell office:value-type="float" office:value="71.598">
                <text:p>71.598</text:p>
              </table:table-cell>
              <table:table-cell office:value-type="float" office:value="70.9568">
                <text:p>70.9568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71.69">
                <text:p>71.69</text:p>
              </table:table-cell>
              <table:table-cell office:value-type="float" office:value="71.4875">
                <text:p>71.4875</text:p>
              </table:table-cell>
              <table:table-cell office:value-type="float" office:value="70.9616">
                <text:p>70.9616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71.85">
                <text:p>71.85</text:p>
              </table:table-cell>
              <table:table-cell office:value-type="float" office:value="71.415">
                <text:p>71.415</text:p>
              </table:table-cell>
              <table:table-cell office:value-type="float" office:value="70.9778">
                <text:p>70.9778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71.14">
                <text:p>71.14</text:p>
              </table:table-cell>
              <table:table-cell office:value-type="float" office:value="71.346">
                <text:p>71.346</text:p>
              </table:table-cell>
              <table:table-cell office:value-type="float" office:value="71.0018">
                <text:p>71.0018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71.77">
                <text:p>71.77</text:p>
              </table:table-cell>
              <table:table-cell office:value-type="float" office:value="71.339">
                <text:p>71.339</text:p>
              </table:table-cell>
              <table:table-cell office:value-type="float" office:value="71.0448">
                <text:p>71.0448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71.78">
                <text:p>71.78</text:p>
              </table:table-cell>
              <table:table-cell office:value-type="float" office:value="71.3385">
                <text:p>71.3385</text:p>
              </table:table-cell>
              <table:table-cell office:value-type="float" office:value="71.0972">
                <text:p>71.0972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71.15">
                <text:p>71.15</text:p>
              </table:table-cell>
              <table:table-cell office:value-type="float" office:value="71.2785">
                <text:p>71.2785</text:p>
              </table:table-cell>
              <table:table-cell office:value-type="float" office:value="71.1178">
                <text:p>71.1178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71.49">
                <text:p>71.49</text:p>
              </table:table-cell>
              <table:table-cell office:value-type="float" office:value="71.2255">
                <text:p>71.2255</text:p>
              </table:table-cell>
              <table:table-cell office:value-type="float" office:value="71.16">
                <text:p>71.16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72.1">
                <text:p>72.1</text:p>
              </table:table-cell>
              <table:table-cell office:value-type="float" office:value="71.266">
                <text:p>71.266</text:p>
              </table:table-cell>
              <table:table-cell office:value-type="float" office:value="71.2164">
                <text:p>71.2164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72">
                <text:p>72</text:p>
              </table:table-cell>
              <table:table-cell office:value-type="float" office:value="71.2835">
                <text:p>71.2835</text:p>
              </table:table-cell>
              <table:table-cell office:value-type="float" office:value="71.2622">
                <text:p>71.2622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71.16">
                <text:p>71.16</text:p>
              </table:table-cell>
              <table:table-cell office:value-type="float" office:value="71.2565">
                <text:p>71.2565</text:p>
              </table:table-cell>
              <table:table-cell office:value-type="float" office:value="71.312">
                <text:p>71.312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71.37">
                <text:p>71.37</text:p>
              </table:table-cell>
              <table:table-cell office:value-type="float" office:value="71.239">
                <text:p>71.239</text:p>
              </table:table-cell>
              <table:table-cell office:value-type="float" office:value="71.3604">
                <text:p>71.3604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70.91">
                <text:p>70.91</text:p>
              </table:table-cell>
              <table:table-cell office:value-type="float" office:value="71.1645">
                <text:p>71.1645</text:p>
              </table:table-cell>
              <table:table-cell office:value-type="float" office:value="71.4024">
                <text:p>71.4024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71.35">
                <text:p>71.35</text:p>
              </table:table-cell>
              <table:table-cell office:value-type="float" office:value="71.1735">
                <text:p>71.1735</text:p>
              </table:table-cell>
              <table:table-cell office:value-type="float" office:value="71.429">
                <text:p>71.429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71.77">
                <text:p>71.77</text:p>
              </table:table-cell>
              <table:table-cell office:value-type="float" office:value="71.236">
                <text:p>71.236</text:p>
              </table:table-cell>
              <table:table-cell office:value-type="float" office:value="71.4496">
                <text:p>71.4496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72.35">
                <text:p>72.35</text:p>
              </table:table-cell>
              <table:table-cell office:value-type="float" office:value="71.377">
                <text:p>71.377</text:p>
              </table:table-cell>
              <table:table-cell office:value-type="float" office:value="71.4892">
                <text:p>71.4892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72.07">
                <text:p>72.07</text:p>
              </table:table-cell>
              <table:table-cell office:value-type="float" office:value="71.5325">
                <text:p>71.5325</text:p>
              </table:table-cell>
              <table:table-cell office:value-type="float" office:value="71.4982">
                <text:p>71.4982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72.24">
                <text:p>72.24</text:p>
              </table:table-cell>
              <table:table-cell office:value-type="float" office:value="71.6865">
                <text:p>71.6865</text:p>
              </table:table-cell>
              <table:table-cell office:value-type="float" office:value="71.5056">
                <text:p>71.5056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71.02">
                <text:p>71.02</text:p>
              </table:table-cell>
              <table:table-cell office:value-type="float" office:value="71.657">
                <text:p>71.657</text:p>
              </table:table-cell>
              <table:table-cell office:value-type="float" office:value="71.4994">
                <text:p>71.4994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70.52">
                <text:p>70.52</text:p>
              </table:table-cell>
              <table:table-cell office:value-type="float" office:value="71.583">
                <text:p>71.583</text:p>
              </table:table-cell>
              <table:table-cell office:value-type="float" office:value="71.4462">
                <text:p>71.4462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69.62">
                <text:p>69.62</text:p>
              </table:table-cell>
              <table:table-cell office:value-type="float" office:value="71.4675">
                <text:p>71.4675</text:p>
              </table:table-cell>
              <table:table-cell office:value-type="float" office:value="71.44">
                <text:p>71.44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69.21">
                <text:p>69.21</text:p>
              </table:table-cell>
              <table:table-cell office:value-type="float" office:value="71.3435">
                <text:p>71.3435</text:p>
              </table:table-cell>
              <table:table-cell office:value-type="float" office:value="71.4568">
                <text:p>71.4568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68.84">
                <text:p>68.84</text:p>
              </table:table-cell>
              <table:table-cell office:value-type="float" office:value="71.193">
                <text:p>71.193</text:p>
              </table:table-cell>
              <table:table-cell office:value-type="float" office:value="71.4652">
                <text:p>71.4652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69.74">
                <text:p>69.74</text:p>
              </table:table-cell>
              <table:table-cell office:value-type="float" office:value="71.123">
                <text:p>71.123</text:p>
              </table:table-cell>
              <table:table-cell office:value-type="float" office:value="71.461">
                <text:p>71.461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70.21">
                <text:p>70.21</text:p>
              </table:table-cell>
              <table:table-cell office:value-type="float" office:value="71.045">
                <text:p>71.045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69.63">
                <text:p>69.63</text:p>
              </table:table-cell>
              <table:table-cell office:value-type="float" office:value="70.9375">
                <text:p>70.9375</text:p>
              </table:table-cell>
              <table:table-cell office:value-type="float" office:value="71.414">
                <text:p>71.414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69.47">
                <text:p>69.47</text:p>
              </table:table-cell>
              <table:table-cell office:value-type="float" office:value="70.8535">
                <text:p>70.8535</text:p>
              </table:table-cell>
              <table:table-cell office:value-type="float" office:value="71.3544">
                <text:p>71.3544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70.33">
                <text:p>70.33</text:p>
              </table:table-cell>
              <table:table-cell office:value-type="float" office:value="70.7955">
                <text:p>70.7955</text:p>
              </table:table-cell>
              <table:table-cell office:value-type="float" office:value="71.3238">
                <text:p>71.3238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70.75">
                <text:p>70.75</text:p>
              </table:table-cell>
              <table:table-cell office:value-type="float" office:value="70.728">
                <text:p>70.728</text:p>
              </table:table-cell>
              <table:table-cell office:value-type="float" office:value="71.3052">
                <text:p>71.3052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71.67">
                <text:p>71.67</text:p>
              </table:table-cell>
              <table:table-cell office:value-type="float" office:value="70.7115">
                <text:p>70.7115</text:p>
              </table:table-cell>
              <table:table-cell office:value-type="float" office:value="71.2786">
                <text:p>71.2786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70.91">
                <text:p>70.91</text:p>
              </table:table-cell>
              <table:table-cell office:value-type="float" office:value="70.699">
                <text:p>70.699</text:p>
              </table:table-cell>
              <table:table-cell office:value-type="float" office:value="71.2414">
                <text:p>71.2414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71.35">
                <text:p>71.35</text:p>
              </table:table-cell>
              <table:table-cell office:value-type="float" office:value="70.698">
                <text:p>70.698</text:p>
              </table:table-cell>
              <table:table-cell office:value-type="float" office:value="71.1904">
                <text:p>71.1904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71.01">
                <text:p>71.01</text:p>
              </table:table-cell>
              <table:table-cell office:value-type="float" office:value="70.703">
                <text:p>70.703</text:p>
              </table:table-cell>
              <table:table-cell office:value-type="float" office:value="71.1446">
                <text:p>71.1446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70.24">
                <text:p>70.24</text:p>
              </table:table-cell>
              <table:table-cell office:value-type="float" office:value="70.6475">
                <text:p>70.6475</text:p>
              </table:table-cell>
              <table:table-cell office:value-type="float" office:value="71.099">
                <text:p>71.099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69.48">
                <text:p>69.48</text:p>
              </table:table-cell>
              <table:table-cell office:value-type="float" office:value="70.533">
                <text:p>70.533</text:p>
              </table:table-cell>
              <table:table-cell office:value-type="float" office:value="71.0504">
                <text:p>71.0504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69.77">
                <text:p>69.77</text:p>
              </table:table-cell>
              <table:table-cell office:value-type="float" office:value="70.404">
                <text:p>70.404</text:p>
              </table:table-cell>
              <table:table-cell office:value-type="float" office:value="71.01">
                <text:p>71.01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69.87">
                <text:p>69.87</text:p>
              </table:table-cell>
              <table:table-cell office:value-type="float" office:value="70.294">
                <text:p>70.294</text:p>
              </table:table-cell>
              <table:table-cell office:value-type="float" office:value="70.9604">
                <text:p>70.9604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69.47">
                <text:p>69.47</text:p>
              </table:table-cell>
              <table:table-cell office:value-type="float" office:value="70.1555">
                <text:p>70.1555</text:p>
              </table:table-cell>
              <table:table-cell office:value-type="float" office:value="70.8988">
                <text:p>70.8988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69.36">
                <text:p>69.36</text:p>
              </table:table-cell>
              <table:table-cell office:value-type="float" office:value="70.0725">
                <text:p>70.0725</text:p>
              </table:table-cell>
              <table:table-cell office:value-type="float" office:value="70.8602">
                <text:p>70.8602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69.27">
                <text:p>69.27</text:p>
              </table:table-cell>
              <table:table-cell office:value-type="float" office:value="70.01">
                <text:p>70.01</text:p>
              </table:table-cell>
              <table:table-cell office:value-type="float" office:value="70.8126">
                <text:p>70.8126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70.59">
                <text:p>70.59</text:p>
              </table:table-cell>
              <table:table-cell office:value-type="float" office:value="70.0585">
                <text:p>70.0585</text:p>
              </table:table-cell>
              <table:table-cell office:value-type="float" office:value="70.7904">
                <text:p>70.7904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69.85">
                <text:p>69.85</text:p>
              </table:table-cell>
              <table:table-cell office:value-type="float" office:value="70.0905">
                <text:p>70.0905</text:p>
              </table:table-cell>
              <table:table-cell office:value-type="float" office:value="70.753">
                <text:p>70.753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70.07">
                <text:p>70.07</text:p>
              </table:table-cell>
              <table:table-cell office:value-type="float" office:value="70.152">
                <text:p>70.152</text:p>
              </table:table-cell>
              <table:table-cell office:value-type="float" office:value="70.7064">
                <text:p>70.7064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69.66">
                <text:p>69.66</text:p>
              </table:table-cell>
              <table:table-cell office:value-type="float" office:value="70.148">
                <text:p>70.148</text:p>
              </table:table-cell>
              <table:table-cell office:value-type="float" office:value="70.6762">
                <text:p>70.6762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69.16">
                <text:p>69.16</text:p>
              </table:table-cell>
              <table:table-cell office:value-type="float" office:value="70.0955">
                <text:p>70.0955</text:p>
              </table:table-cell>
              <table:table-cell office:value-type="float" office:value="70.649">
                <text:p>70.649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69.1">
                <text:p>69.1</text:p>
              </table:table-cell>
              <table:table-cell office:value-type="float" office:value="70.069">
                <text:p>70.069</text:p>
              </table:table-cell>
              <table:table-cell office:value-type="float" office:value="70.6404">
                <text:p>70.6404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69.17">
                <text:p>69.17</text:p>
              </table:table-cell>
              <table:table-cell office:value-type="float" office:value="70.054">
                <text:p>70.054</text:p>
              </table:table-cell>
              <table:table-cell office:value-type="float" office:value="70.6446">
                <text:p>70.6446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68.09">
                <text:p>68.09</text:p>
              </table:table-cell>
              <table:table-cell office:value-type="float" office:value="69.942">
                <text:p>69.942</text:p>
              </table:table-cell>
              <table:table-cell office:value-type="float" office:value="70.6232">
                <text:p>70.6232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69.38">
                <text:p>69.38</text:p>
              </table:table-cell>
              <table:table-cell office:value-type="float" office:value="69.8735">
                <text:p>69.8735</text:p>
              </table:table-cell>
              <table:table-cell office:value-type="float" office:value="70.5786">
                <text:p>70.5786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68.75">
                <text:p>68.75</text:p>
              </table:table-cell>
              <table:table-cell office:value-type="float" office:value="69.7275">
                <text:p>69.7275</text:p>
              </table:table-cell>
              <table:table-cell office:value-type="float" office:value="70.5136">
                <text:p>70.5136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67.89">
                <text:p>67.89</text:p>
              </table:table-cell>
              <table:table-cell office:value-type="float" office:value="69.5765">
                <text:p>69.5765</text:p>
              </table:table-cell>
              <table:table-cell office:value-type="float" office:value="70.4328">
                <text:p>70.4328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68.86">
                <text:p>68.86</text:p>
              </table:table-cell>
              <table:table-cell office:value-type="float" office:value="69.452">
                <text:p>69.452</text:p>
              </table:table-cell>
              <table:table-cell office:value-type="float" office:value="70.3762">
                <text:p>70.3762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68.96">
                <text:p>68.96</text:p>
              </table:table-cell>
              <table:table-cell office:value-type="float" office:value="69.3495">
                <text:p>69.3495</text:p>
              </table:table-cell>
              <table:table-cell office:value-type="float" office:value="70.3184">
                <text:p>70.3184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69.05">
                <text:p>69.05</text:p>
              </table:table-cell>
              <table:table-cell office:value-type="float" office:value="69.29">
                <text:p>69.29</text:p>
              </table:table-cell>
              <table:table-cell office:value-type="float" office:value="70.2766">
                <text:p>70.2766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69.51">
                <text:p>69.51</text:p>
              </table:table-cell>
              <table:table-cell office:value-type="float" office:value="69.2915">
                <text:p>69.2915</text:p>
              </table:table-cell>
              <table:table-cell office:value-type="float" office:value="70.2314">
                <text:p>70.2314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70.43">
                <text:p>70.43</text:p>
              </table:table-cell>
              <table:table-cell office:value-type="float" office:value="69.3245">
                <text:p>69.3245</text:p>
              </table:table-cell>
              <table:table-cell office:value-type="float" office:value="70.2044">
                <text:p>70.2044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70.34">
                <text:p>70.34</text:p>
              </table:table-cell>
              <table:table-cell office:value-type="float" office:value="69.348">
                <text:p>69.348</text:p>
              </table:table-cell>
              <table:table-cell office:value-type="float" office:value="70.1882">
                <text:p>70.1882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70.75">
                <text:p>70.75</text:p>
              </table:table-cell>
              <table:table-cell office:value-type="float" office:value="69.412">
                <text:p>69.412</text:p>
              </table:table-cell>
              <table:table-cell office:value-type="float" office:value="70.1734">
                <text:p>70.1734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70.71">
                <text:p>70.71</text:p>
              </table:table-cell>
              <table:table-cell office:value-type="float" office:value="69.4795">
                <text:p>69.4795</text:p>
              </table:table-cell>
              <table:table-cell office:value-type="float" office:value="70.1456">
                <text:p>70.1456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70.46">
                <text:p>70.46</text:p>
              </table:table-cell>
              <table:table-cell office:value-type="float" office:value="69.539">
                <text:p>69.539</text:p>
              </table:table-cell>
              <table:table-cell office:value-type="float" office:value="70.1148">
                <text:p>70.1148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69.55">
                <text:p>69.55</text:p>
              </table:table-cell>
              <table:table-cell office:value-type="float" office:value="69.487">
                <text:p>69.487</text:p>
              </table:table-cell>
              <table:table-cell office:value-type="float" office:value="70.0826">
                <text:p>70.0826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69.92">
                <text:p>69.92</text:p>
              </table:table-cell>
              <table:table-cell office:value-type="float" office:value="69.4905">
                <text:p>69.4905</text:p>
              </table:table-cell>
              <table:table-cell office:value-type="float" office:value="70.0536">
                <text:p>70.0536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69.13">
                <text:p>69.13</text:p>
              </table:table-cell>
              <table:table-cell office:value-type="float" office:value="69.4435">
                <text:p>69.4435</text:p>
              </table:table-cell>
              <table:table-cell office:value-type="float" office:value="70.018">
                <text:p>70.018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70.13">
                <text:p>70.13</text:p>
              </table:table-cell>
              <table:table-cell office:value-type="float" office:value="69.467">
                <text:p>69.467</text:p>
              </table:table-cell>
              <table:table-cell office:value-type="float" office:value="69.9936">
                <text:p>69.9936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70.7">
                <text:p>70.7</text:p>
              </table:table-cell>
              <table:table-cell office:value-type="float" office:value="69.544">
                <text:p>69.544</text:p>
              </table:table-cell>
              <table:table-cell office:value-type="float" office:value="69.9722">
                <text:p>69.9722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70.66">
                <text:p>70.66</text:p>
              </table:table-cell>
              <table:table-cell office:value-type="float" office:value="69.622">
                <text:p>69.622</text:p>
              </table:table-cell>
              <table:table-cell office:value-type="float" office:value="69.9384">
                <text:p>69.9384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70.13">
                <text:p>70.13</text:p>
              </table:table-cell>
              <table:table-cell office:value-type="float" office:value="69.67">
                <text:p>69.67</text:p>
              </table:table-cell>
              <table:table-cell office:value-type="float" office:value="69.8996">
                <text:p>69.8996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68.93">
                <text:p>68.93</text:p>
              </table:table-cell>
              <table:table-cell office:value-type="float" office:value="69.712">
                <text:p>69.712</text:p>
              </table:table-cell>
              <table:table-cell office:value-type="float" office:value="69.8334">
                <text:p>69.8334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68.73">
                <text:p>68.73</text:p>
              </table:table-cell>
              <table:table-cell office:value-type="float" office:value="69.6795">
                <text:p>69.6795</text:p>
              </table:table-cell>
              <table:table-cell office:value-type="float" office:value="69.7876">
                <text:p>69.7876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68.83">
                <text:p>68.83</text:p>
              </table:table-cell>
              <table:table-cell office:value-type="float" office:value="69.6835">
                <text:p>69.6835</text:p>
              </table:table-cell>
              <table:table-cell office:value-type="float" office:value="69.7538">
                <text:p>69.7538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68.36">
                <text:p>68.36</text:p>
              </table:table-cell>
              <table:table-cell office:value-type="float" office:value="69.707">
                <text:p>69.707</text:p>
              </table:table-cell>
              <table:table-cell office:value-type="float" office:value="69.7286">
                <text:p>69.7286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68.99">
                <text:p>68.99</text:p>
              </table:table-cell>
              <table:table-cell office:value-type="float" office:value="69.7135">
                <text:p>69.7135</text:p>
              </table:table-cell>
              <table:table-cell office:value-type="float" office:value="69.7242">
                <text:p>69.7242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69.06">
                <text:p>69.06</text:p>
              </table:table-cell>
              <table:table-cell office:value-type="float" office:value="69.7185">
                <text:p>69.7185</text:p>
              </table:table-cell>
              <table:table-cell office:value-type="float" office:value="69.7286">
                <text:p>69.7286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68.99">
                <text:p>68.99</text:p>
              </table:table-cell>
              <table:table-cell office:value-type="float" office:value="69.7155">
                <text:p>69.7155</text:p>
              </table:table-cell>
              <table:table-cell office:value-type="float" office:value="69.7136">
                <text:p>69.7136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68.25">
                <text:p>68.25</text:p>
              </table:table-cell>
              <table:table-cell office:value-type="float" office:value="69.6525">
                <text:p>69.6525</text:p>
              </table:table-cell>
              <table:table-cell office:value-type="float" office:value="69.6744">
                <text:p>69.6744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67.96">
                <text:p>67.96</text:p>
              </table:table-cell>
              <table:table-cell office:value-type="float" office:value="69.529">
                <text:p>69.529</text:p>
              </table:table-cell>
              <table:table-cell office:value-type="float" office:value="69.641">
                <text:p>69.641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67.43">
                <text:p>67.43</text:p>
              </table:table-cell>
              <table:table-cell office:value-type="float" office:value="69.3835">
                <text:p>69.3835</text:p>
              </table:table-cell>
              <table:table-cell office:value-type="float" office:value="69.6002">
                <text:p>69.6002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67.86">
                <text:p>67.86</text:p>
              </table:table-cell>
              <table:table-cell office:value-type="float" office:value="69.239">
                <text:p>69.239</text:p>
              </table:table-cell>
              <table:table-cell office:value-type="float" office:value="69.5508">
                <text:p>69.5508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67.82">
                <text:p>67.82</text:p>
              </table:table-cell>
              <table:table-cell office:value-type="float" office:value="69.0945">
                <text:p>69.0945</text:p>
              </table:table-cell>
              <table:table-cell office:value-type="float" office:value="69.4922">
                <text:p>69.4922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67.62">
                <text:p>67.62</text:p>
              </table:table-cell>
              <table:table-cell office:value-type="float" office:value="68.9525">
                <text:p>68.9525</text:p>
              </table:table-cell>
              <table:table-cell office:value-type="float" office:value="69.4112">
                <text:p>69.4112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67.01">
                <text:p>67.01</text:p>
              </table:table-cell>
              <table:table-cell office:value-type="float" office:value="68.8255">
                <text:p>68.8255</text:p>
              </table:table-cell>
              <table:table-cell office:value-type="float" office:value="69.3332">
                <text:p>69.3332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66.21">
                <text:p>66.21</text:p>
              </table:table-cell>
              <table:table-cell office:value-type="float" office:value="68.64">
                <text:p>68.64</text:p>
              </table:table-cell>
              <table:table-cell office:value-type="float" office:value="69.2304">
                <text:p>69.2304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66.24">
                <text:p>66.24</text:p>
              </table:table-cell>
              <table:table-cell office:value-type="float" office:value="68.4955">
                <text:p>68.4955</text:p>
              </table:table-cell>
              <table:table-cell office:value-type="float" office:value="69.135">
                <text:p>69.135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67.04">
                <text:p>67.04</text:p>
              </table:table-cell>
              <table:table-cell office:value-type="float" office:value="68.341">
                <text:p>68.341</text:p>
              </table:table-cell>
              <table:table-cell office:value-type="float" office:value="69.071">
                <text:p>69.071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66.46">
                <text:p>66.46</text:p>
              </table:table-cell>
              <table:table-cell office:value-type="float" office:value="68.129">
                <text:p>68.129</text:p>
              </table:table-cell>
              <table:table-cell office:value-type="float" office:value="69.0106">
                <text:p>69.0106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66.43">
                <text:p>66.43</text:p>
              </table:table-cell>
              <table:table-cell office:value-type="float" office:value="67.9175">
                <text:p>67.9175</text:p>
              </table:table-cell>
              <table:table-cell office:value-type="float" office:value="68.9438">
                <text:p>68.9438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66.21">
                <text:p>66.21</text:p>
              </table:table-cell>
              <table:table-cell office:value-type="float" office:value="67.7215">
                <text:p>67.7215</text:p>
              </table:table-cell>
              <table:table-cell office:value-type="float" office:value="68.8706">
                <text:p>68.8706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66.71">
                <text:p>66.71</text:p>
              </table:table-cell>
              <table:table-cell office:value-type="float" office:value="67.6105">
                <text:p>67.6105</text:p>
              </table:table-cell>
              <table:table-cell office:value-type="float" office:value="68.8154">
                <text:p>68.8154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66.45">
                <text:p>66.45</text:p>
              </table:table-cell>
              <table:table-cell office:value-type="float" office:value="67.4965">
                <text:p>67.4965</text:p>
              </table:table-cell>
              <table:table-cell office:value-type="float" office:value="68.7572">
                <text:p>68.7572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65.98">
                <text:p>65.98</text:p>
              </table:table-cell>
              <table:table-cell office:value-type="float" office:value="67.354">
                <text:p>67.354</text:p>
              </table:table-cell>
              <table:table-cell office:value-type="float" office:value="68.6914">
                <text:p>68.6914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65.67">
                <text:p>65.67</text:p>
              </table:table-cell>
              <table:table-cell office:value-type="float" office:value="67.2195">
                <text:p>67.2195</text:p>
              </table:table-cell>
              <table:table-cell office:value-type="float" office:value="68.593">
                <text:p>68.593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66.04">
                <text:p>66.04</text:p>
              </table:table-cell>
              <table:table-cell office:value-type="float" office:value="67.072">
                <text:p>67.072</text:p>
              </table:table-cell>
              <table:table-cell office:value-type="float" office:value="68.5168">
                <text:p>68.5168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66.32">
                <text:p>66.32</text:p>
              </table:table-cell>
              <table:table-cell office:value-type="float" office:value="66.935">
                <text:p>66.935</text:p>
              </table:table-cell>
              <table:table-cell office:value-type="float" office:value="68.4418">
                <text:p>68.4418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66.78">
                <text:p>66.78</text:p>
              </table:table-cell>
              <table:table-cell office:value-type="float" office:value="66.8245">
                <text:p>66.8245</text:p>
              </table:table-cell>
              <table:table-cell office:value-type="float" office:value="68.3842">
                <text:p>68.3842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66.1">
                <text:p>66.1</text:p>
              </table:table-cell>
              <table:table-cell office:value-type="float" office:value="66.717">
                <text:p>66.717</text:p>
              </table:table-cell>
              <table:table-cell office:value-type="float" office:value="68.323">
                <text:p>68.323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66.65">
                <text:p>66.65</text:p>
              </table:table-cell>
              <table:table-cell office:value-type="float" office:value="66.6515">
                <text:p>66.6515</text:p>
              </table:table-cell>
              <table:table-cell office:value-type="float" office:value="68.274">
                <text:p>68.274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66.1">
                <text:p>66.1</text:p>
              </table:table-cell>
              <table:table-cell office:value-type="float" office:value="66.585">
                <text:p>66.585</text:p>
              </table:table-cell>
              <table:table-cell office:value-type="float" office:value="68.2126">
                <text:p>68.2126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66.79">
                <text:p>66.79</text:p>
              </table:table-cell>
              <table:table-cell office:value-type="float" office:value="66.5315">
                <text:p>66.5315</text:p>
              </table:table-cell>
              <table:table-cell office:value-type="float" office:value="68.1866">
                <text:p>68.1866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66.12">
                <text:p>66.12</text:p>
              </table:table-cell>
              <table:table-cell office:value-type="float" office:value="66.4465">
                <text:p>66.4465</text:p>
              </table:table-cell>
              <table:table-cell office:value-type="float" office:value="68.1214">
                <text:p>68.1214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66.37">
                <text:p>66.37</text:p>
              </table:table-cell>
              <table:table-cell office:value-type="float" office:value="66.384">
                <text:p>66.384</text:p>
              </table:table-cell>
              <table:table-cell office:value-type="float" office:value="68.0738">
                <text:p>68.0738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67.04">
                <text:p>67.04</text:p>
              </table:table-cell>
              <table:table-cell office:value-type="float" office:value="66.3855">
                <text:p>66.3855</text:p>
              </table:table-cell>
              <table:table-cell office:value-type="float" office:value="68.0568">
                <text:p>68.0568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66.8">
                <text:p>66.8</text:p>
              </table:table-cell>
              <table:table-cell office:value-type="float" office:value="66.415">
                <text:p>66.415</text:p>
              </table:table-cell>
              <table:table-cell office:value-type="float" office:value="68.0156">
                <text:p>68.0156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67.51">
                <text:p>67.51</text:p>
              </table:table-cell>
              <table:table-cell office:value-type="float" office:value="66.4785">
                <text:p>66.4785</text:p>
              </table:table-cell>
              <table:table-cell office:value-type="float" office:value="67.9866">
                <text:p>67.9866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67.08">
                <text:p>67.08</text:p>
              </table:table-cell>
              <table:table-cell office:value-type="float" office:value="66.4805">
                <text:p>66.4805</text:p>
              </table:table-cell>
              <table:table-cell office:value-type="float" office:value="67.9472">
                <text:p>67.9472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67.59">
                <text:p>67.59</text:p>
              </table:table-cell>
              <table:table-cell office:value-type="float" office:value="66.537">
                <text:p>66.537</text:p>
              </table:table-cell>
              <table:table-cell office:value-type="float" office:value="67.9088">
                <text:p>67.9088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68.44">
                <text:p>68.44</text:p>
              </table:table-cell>
              <table:table-cell office:value-type="float" office:value="66.6375">
                <text:p>66.6375</text:p>
              </table:table-cell>
              <table:table-cell office:value-type="float" office:value="67.869">
                <text:p>67.869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68.44">
                <text:p>68.44</text:p>
              </table:table-cell>
              <table:table-cell office:value-type="float" office:value="66.749">
                <text:p>66.749</text:p>
              </table:table-cell>
              <table:table-cell office:value-type="float" office:value="67.831">
                <text:p>67.831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71.22">
                <text:p>71.22</text:p>
              </table:table-cell>
              <table:table-cell office:value-type="float" office:value="66.9745">
                <text:p>66.9745</text:p>
              </table:table-cell>
              <table:table-cell office:value-type="float" office:value="67.8404">
                <text:p>67.8404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70.81">
                <text:p>70.81</text:p>
              </table:table-cell>
              <table:table-cell office:value-type="float" office:value="67.1925">
                <text:p>67.1925</text:p>
              </table:table-cell>
              <table:table-cell office:value-type="float" office:value="67.8424">
                <text:p>67.8424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69.94">
                <text:p>69.94</text:p>
              </table:table-cell>
              <table:table-cell office:value-type="float" office:value="67.3905">
                <text:p>67.3905</text:p>
              </table:table-cell>
              <table:table-cell office:value-type="float" office:value="67.832">
                <text:p>67.832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69.71">
                <text:p>69.71</text:p>
              </table:table-cell>
              <table:table-cell office:value-type="float" office:value="67.5925">
                <text:p>67.5925</text:p>
              </table:table-cell>
              <table:table-cell office:value-type="float" office:value="67.8352">
                <text:p>67.8352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70.06">
                <text:p>70.06</text:p>
              </table:table-cell>
              <table:table-cell office:value-type="float" office:value="67.7935">
                <text:p>67.7935</text:p>
              </table:table-cell>
              <table:table-cell office:value-type="float" office:value="67.838">
                <text:p>67.838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70.16">
                <text:p>70.16</text:p>
              </table:table-cell>
              <table:table-cell office:value-type="float" office:value="67.9855">
                <text:p>67.9855</text:p>
              </table:table-cell>
              <table:table-cell office:value-type="float" office:value="67.8586">
                <text:p>67.8586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68.35">
                <text:p>68.35</text:p>
              </table:table-cell>
              <table:table-cell office:value-type="float" office:value="68.064">
                <text:p>68.064</text:p>
              </table:table-cell>
              <table:table-cell office:value-type="float" office:value="67.823">
                <text:p>67.823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68.98">
                <text:p>68.98</text:p>
              </table:table-cell>
              <table:table-cell office:value-type="float" office:value="68.208">
                <text:p>68.208</text:p>
              </table:table-cell>
              <table:table-cell office:value-type="float" office:value="67.7886">
                <text:p>67.7886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68.9">
                <text:p>68.9</text:p>
              </table:table-cell>
              <table:table-cell office:value-type="float" office:value="68.3205">
                <text:p>68.3205</text:p>
              </table:table-cell>
              <table:table-cell office:value-type="float" office:value="67.7534">
                <text:p>67.7534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67.97">
                <text:p>67.97</text:p>
              </table:table-cell>
              <table:table-cell office:value-type="float" office:value="68.414">
                <text:p>68.414</text:p>
              </table:table-cell>
              <table:table-cell office:value-type="float" office:value="67.7102">
                <text:p>67.7102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68.66">
                <text:p>68.66</text:p>
              </table:table-cell>
              <table:table-cell office:value-type="float" office:value="68.5075">
                <text:p>68.5075</text:p>
              </table:table-cell>
              <table:table-cell office:value-type="float" office:value="67.7048">
                <text:p>67.7048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68.51">
                <text:p>68.51</text:p>
              </table:table-cell>
              <table:table-cell office:value-type="float" office:value="68.627">
                <text:p>68.627</text:p>
              </table:table-cell>
              <table:table-cell office:value-type="float" office:value="67.7004">
                <text:p>67.7004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69.06">
                <text:p>69.06</text:p>
              </table:table-cell>
              <table:table-cell office:value-type="float" office:value="68.7615">
                <text:p>68.7615</text:p>
              </table:table-cell>
              <table:table-cell office:value-type="float" office:value="67.705">
                <text:p>67.705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70.55">
                <text:p>70.55</text:p>
              </table:table-cell>
              <table:table-cell office:value-type="float" office:value="68.937">
                <text:p>68.937</text:p>
              </table:table-cell>
              <table:table-cell office:value-type="float" office:value="67.7488">
                <text:p>67.7488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70.52">
                <text:p>70.52</text:p>
              </table:table-cell>
              <table:table-cell office:value-type="float" office:value="69.123">
                <text:p>69.123</text:p>
              </table:table-cell>
              <table:table-cell office:value-type="float" office:value="67.7794">
                <text:p>67.7794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71.61">
                <text:p>71.61</text:p>
              </table:table-cell>
              <table:table-cell office:value-type="float" office:value="69.328">
                <text:p>69.328</text:p>
              </table:table-cell>
              <table:table-cell office:value-type="float" office:value="67.8304">
                <text:p>67.8304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71.51">
                <text:p>71.51</text:p>
              </table:table-cell>
              <table:table-cell office:value-type="float" office:value="69.5495">
                <text:p>69.5495</text:p>
              </table:table-cell>
              <table:table-cell office:value-type="float" office:value="67.8808">
                <text:p>67.8808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71.07">
                <text:p>71.07</text:p>
              </table:table-cell>
              <table:table-cell office:value-type="float" office:value="69.7235">
                <text:p>69.7235</text:p>
              </table:table-cell>
              <table:table-cell office:value-type="float" office:value="67.9372">
                <text:p>67.9372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71.16">
                <text:p>71.16</text:p>
              </table:table-cell>
              <table:table-cell office:value-type="float" office:value="69.8595">
                <text:p>69.8595</text:p>
              </table:table-cell>
              <table:table-cell office:value-type="float" office:value="68.0012">
                <text:p>68.0012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70.68">
                <text:p>70.68</text:p>
              </table:table-cell>
              <table:table-cell office:value-type="float" office:value="69.9715">
                <text:p>69.9715</text:p>
              </table:table-cell>
              <table:table-cell office:value-type="float" office:value="68.0662">
                <text:p>68.0662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71.22">
                <text:p>71.22</text:p>
              </table:table-cell>
              <table:table-cell office:value-type="float" office:value="69.9715">
                <text:p>69.9715</text:p>
              </table:table-cell>
              <table:table-cell office:value-type="float" office:value="68.1334">
                <text:p>68.1334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71.11">
                <text:p>71.11</text:p>
              </table:table-cell>
              <table:table-cell office:value-type="float" office:value="69.9865">
                <text:p>69.9865</text:p>
              </table:table-cell>
              <table:table-cell office:value-type="float" office:value="68.1992">
                <text:p>68.1992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71.21">
                <text:p>71.21</text:p>
              </table:table-cell>
              <table:table-cell office:value-type="float" office:value="70.05">
                <text:p>70.05</text:p>
              </table:table-cell>
              <table:table-cell office:value-type="float" office:value="68.271">
                <text:p>68.271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72.95">
                <text:p>72.95</text:p>
              </table:table-cell>
              <table:table-cell office:value-type="float" office:value="70.212">
                <text:p>70.212</text:p>
              </table:table-cell>
              <table:table-cell office:value-type="float" office:value="68.3898">
                <text:p>68.3898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72.59">
                <text:p>72.59</text:p>
              </table:table-cell>
              <table:table-cell office:value-type="float" office:value="70.3385">
                <text:p>70.3385</text:p>
              </table:table-cell>
              <table:table-cell office:value-type="float" office:value="68.5174">
                <text:p>68.5174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72.61">
                <text:p>72.61</text:p>
              </table:table-cell>
              <table:table-cell office:value-type="float" office:value="70.461">
                <text:p>70.461</text:p>
              </table:table-cell>
              <table:table-cell office:value-type="float" office:value="68.6448">
                <text:p>68.6448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72.88">
                <text:p>72.88</text:p>
              </table:table-cell>
              <table:table-cell office:value-type="float" office:value="70.6875">
                <text:p>70.6875</text:p>
              </table:table-cell>
              <table:table-cell office:value-type="float" office:value="68.7616">
                <text:p>68.7616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73.12">
                <text:p>73.12</text:p>
              </table:table-cell>
              <table:table-cell office:value-type="float" office:value="70.8945">
                <text:p>70.8945</text:p>
              </table:table-cell>
              <table:table-cell office:value-type="float" office:value="68.8948">
                <text:p>68.8948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71.95">
                <text:p>71.95</text:p>
              </table:table-cell>
              <table:table-cell office:value-type="float" office:value="71.047">
                <text:p>71.047</text:p>
              </table:table-cell>
              <table:table-cell office:value-type="float" office:value="69.0052">
                <text:p>69.0052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70.67">
                <text:p>70.67</text:p>
              </table:table-cell>
              <table:table-cell office:value-type="float" office:value="71.182">
                <text:p>71.182</text:p>
              </table:table-cell>
              <table:table-cell office:value-type="float" office:value="69.0944">
                <text:p>69.0944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70.81">
                <text:p>70.81</text:p>
              </table:table-cell>
              <table:table-cell office:value-type="float" office:value="71.2895">
                <text:p>71.2895</text:p>
              </table:table-cell>
              <table:table-cell office:value-type="float" office:value="69.1764">
                <text:p>69.1764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70.45">
                <text:p>70.45</text:p>
              </table:table-cell>
              <table:table-cell office:value-type="float" office:value="71.3865">
                <text:p>71.3865</text:p>
              </table:table-cell>
              <table:table-cell office:value-type="float" office:value="69.2564">
                <text:p>69.2564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70">
                <text:p>70</text:p>
              </table:table-cell>
              <table:table-cell office:value-type="float" office:value="71.4335">
                <text:p>71.4335</text:p>
              </table:table-cell>
              <table:table-cell office:value-type="float" office:value="69.3368">
                <text:p>69.3368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70.25">
                <text:p>70.25</text:p>
              </table:table-cell>
              <table:table-cell office:value-type="float" office:value="71.4185">
                <text:p>71.4185</text:p>
              </table:table-cell>
              <table:table-cell office:value-type="float" office:value="69.4284">
                <text:p>69.4284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70.09">
                <text:p>70.09</text:p>
              </table:table-cell>
              <table:table-cell office:value-type="float" office:value="71.397">
                <text:p>71.397</text:p>
              </table:table-cell>
              <table:table-cell office:value-type="float" office:value="69.5094">
                <text:p>69.5094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70.21">
                <text:p>70.21</text:p>
              </table:table-cell>
              <table:table-cell office:value-type="float" office:value="71.327">
                <text:p>71.327</text:p>
              </table:table-cell>
              <table:table-cell office:value-type="float" office:value="69.5872">
                <text:p>69.5872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69.11">
                <text:p>69.11</text:p>
              </table:table-cell>
              <table:table-cell office:value-type="float" office:value="71.207">
                <text:p>71.207</text:p>
              </table:table-cell>
              <table:table-cell office:value-type="float" office:value="69.6338">
                <text:p>69.6338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70.52">
                <text:p>70.52</text:p>
              </table:table-cell>
              <table:table-cell office:value-type="float" office:value="71.1795">
                <text:p>71.1795</text:p>
              </table:table-cell>
              <table:table-cell office:value-type="float" office:value="69.7222">
                <text:p>69.7222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70.97">
                <text:p>70.97</text:p>
              </table:table-cell>
              <table:table-cell office:value-type="float" office:value="71.17">
                <text:p>71.17</text:p>
              </table:table-cell>
              <table:table-cell office:value-type="float" office:value="69.8086">
                <text:p>69.8086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70.37">
                <text:p>70.37</text:p>
              </table:table-cell>
              <table:table-cell office:value-type="float" office:value="71.1545">
                <text:p>71.1545</text:p>
              </table:table-cell>
              <table:table-cell office:value-type="float" office:value="69.894">
                <text:p>69.894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70.67">
                <text:p>70.67</text:p>
              </table:table-cell>
              <table:table-cell office:value-type="float" office:value="71.127">
                <text:p>71.127</text:p>
              </table:table-cell>
              <table:table-cell office:value-type="float" office:value="69.9716">
                <text:p>69.9716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70.36">
                <text:p>70.36</text:p>
              </table:table-cell>
              <table:table-cell office:value-type="float" office:value="71.0895">
                <text:p>71.0895</text:p>
              </table:table-cell>
              <table:table-cell office:value-type="float" office:value="70.0564">
                <text:p>70.0564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70.06">
                <text:p>70.06</text:p>
              </table:table-cell>
              <table:table-cell office:value-type="float" office:value="71.032">
                <text:p>71.032</text:p>
              </table:table-cell>
              <table:table-cell office:value-type="float" office:value="70.1302">
                <text:p>70.1302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70.21">
                <text:p>70.21</text:p>
              </table:table-cell>
              <table:table-cell office:value-type="float" office:value="70.895">
                <text:p>70.895</text:p>
              </table:table-cell>
              <table:table-cell office:value-type="float" office:value="70.1936">
                <text:p>70.1936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69.87">
                <text:p>69.87</text:p>
              </table:table-cell>
              <table:table-cell office:value-type="float" office:value="70.759">
                <text:p>70.759</text:p>
              </table:table-cell>
              <table:table-cell office:value-type="float" office:value="70.255">
                <text:p>70.255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70.11">
                <text:p>70.11</text:p>
              </table:table-cell>
              <table:table-cell office:value-type="float" office:value="70.634">
                <text:p>70.634</text:p>
              </table:table-cell>
              <table:table-cell office:value-type="float" office:value="70.307">
                <text:p>70.307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69.87">
                <text:p>69.87</text:p>
              </table:table-cell>
              <table:table-cell office:value-type="float" office:value="70.4835">
                <text:p>70.4835</text:p>
              </table:table-cell>
              <table:table-cell office:value-type="float" office:value="70.3628">
                <text:p>70.3628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70.16">
                <text:p>70.16</text:p>
              </table:table-cell>
              <table:table-cell office:value-type="float" office:value="70.3355">
                <text:p>70.3355</text:p>
              </table:table-cell>
              <table:table-cell office:value-type="float" office:value="70.4142">
                <text:p>70.4142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70.07">
                <text:p>70.07</text:p>
              </table:table-cell>
              <table:table-cell office:value-type="float" office:value="70.2415">
                <text:p>70.2415</text:p>
              </table:table-cell>
              <table:table-cell office:value-type="float" office:value="70.4468">
                <text:p>70.4468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69.91">
                <text:p>69.91</text:p>
              </table:table-cell>
              <table:table-cell office:value-type="float" office:value="70.2035">
                <text:p>70.2035</text:p>
              </table:table-cell>
              <table:table-cell office:value-type="float" office:value="70.4762">
                <text:p>70.4762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69.12">
                <text:p>69.12</text:p>
              </table:table-cell>
              <table:table-cell office:value-type="float" office:value="70.119">
                <text:p>70.119</text:p>
              </table:table-cell>
              <table:table-cell office:value-type="float" office:value="70.4342">
                <text:p>70.4342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67.94">
                <text:p>67.94</text:p>
              </table:table-cell>
              <table:table-cell office:value-type="float" office:value="69.9935">
                <text:p>69.9935</text:p>
              </table:table-cell>
              <table:table-cell office:value-type="float" office:value="70.3768">
                <text:p>70.3768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67.84">
                <text:p>67.84</text:p>
              </table:table-cell>
              <table:table-cell office:value-type="float" office:value="69.8855">
                <text:p>69.8855</text:p>
              </table:table-cell>
              <table:table-cell office:value-type="float" office:value="70.3348">
                <text:p>70.3348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67.54">
                <text:p>67.54</text:p>
              </table:table-cell>
              <table:table-cell office:value-type="float" office:value="69.75">
                <text:p>69.75</text:p>
              </table:table-cell>
              <table:table-cell office:value-type="float" office:value="70.2914">
                <text:p>70.2914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69.37">
                <text:p>69.37</text:p>
              </table:table-cell>
              <table:table-cell office:value-type="float" office:value="69.714">
                <text:p>69.714</text:p>
              </table:table-cell>
              <table:table-cell office:value-type="float" office:value="70.2776">
                <text:p>70.2776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70.51">
                <text:p>70.51</text:p>
              </table:table-cell>
              <table:table-cell office:value-type="float" office:value="69.729">
                <text:p>69.729</text:p>
              </table:table-cell>
              <table:table-cell office:value-type="float" office:value="70.2846">
                <text:p>70.2846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70.5">
                <text:p>70.5</text:p>
              </table:table-cell>
              <table:table-cell office:value-type="float" office:value="69.7985">
                <text:p>69.7985</text:p>
              </table:table-cell>
              <table:table-cell office:value-type="float" office:value="70.3276">
                <text:p>70.3276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71.24">
                <text:p>71.24</text:p>
              </table:table-cell>
              <table:table-cell office:value-type="float" office:value="69.8345">
                <text:p>69.8345</text:p>
              </table:table-cell>
              <table:table-cell office:value-type="float" office:value="70.3728">
                <text:p>70.3728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71.44">
                <text:p>71.44</text:p>
              </table:table-cell>
              <table:table-cell office:value-type="float" office:value="69.858">
                <text:p>69.858</text:p>
              </table:table-cell>
              <table:table-cell office:value-type="float" office:value="70.4236">
                <text:p>70.4236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70.48">
                <text:p>70.48</text:p>
              </table:table-cell>
              <table:table-cell office:value-type="float" office:value="69.8635">
                <text:p>69.8635</text:p>
              </table:table-cell>
              <table:table-cell office:value-type="float" office:value="70.4738">
                <text:p>70.4738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70.44">
                <text:p>70.44</text:p>
              </table:table-cell>
              <table:table-cell office:value-type="float" office:value="69.852">
                <text:p>69.852</text:p>
              </table:table-cell>
              <table:table-cell office:value-type="float" office:value="70.5094">
                <text:p>70.5094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71.75">
                <text:p>71.75</text:p>
              </table:table-cell>
              <table:table-cell office:value-type="float" office:value="69.9215">
                <text:p>69.9215</text:p>
              </table:table-cell>
              <table:table-cell office:value-type="float" office:value="70.5742">
                <text:p>70.5742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72.01">
                <text:p>72.01</text:p>
              </table:table-cell>
              <table:table-cell office:value-type="float" office:value="70.019">
                <text:p>70.019</text:p>
              </table:table-cell>
              <table:table-cell office:value-type="float" office:value="70.6332">
                <text:p>70.6332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71.87">
                <text:p>71.87</text:p>
              </table:table-cell>
              <table:table-cell office:value-type="float" office:value="70.102">
                <text:p>70.102</text:p>
              </table:table-cell>
              <table:table-cell office:value-type="float" office:value="70.6596">
                <text:p>70.6596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72.88">
                <text:p>72.88</text:p>
              </table:table-cell>
              <table:table-cell office:value-type="float" office:value="70.2525">
                <text:p>70.2525</text:p>
              </table:table-cell>
              <table:table-cell office:value-type="float" office:value="70.7068">
                <text:p>70.7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minimum="4565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32cm" svg:height="9.005cm" xlink:href=".." xlink:type="simple" chart:class="chart:line" chart:style-name="ch1">
        <chart:legend chart:legend-position="top" svg:x="3.639cm" svg:y="0.185cm" style:legend-expansion="wide" chart:style-name="ch2"/>
        <chart:plot-area chart:style-name="ch3" svg:x="0.24cm" svg:y="0.963cm" svg:width="11.552cm" svg:height="7.862cm">
          <chart:coordinate-region svg:x="1.626cm" svg:y="1.162cm" svg:width="10.166cm" svg:height="5.889cm"/>
          <chart:axis chart:dimension="x" chart:name="primary-x" chart:style-name="ch4" chartooo:axis-type="date">
            <chartooo:date-scale/>
            <chart:categories table:cell-range-address="Data.B2:Data.B5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F2:Data.F518" chart:label-cell-address="Data.F1:Data.F1" chart:class="chart:line">
            <chart:data-point chart:repeated="517"/>
          </chart:series>
          <chart:series chart:style-name="ch8" chart:values-cell-range-address="Data.J2:Data.J518" chart:label-cell-address="Data.J1:Data.J1" chart:class="chart:line">
            <chart:data-point chart:repeated="5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Data.F1:Data.F1</svg:desc>
                </draw:g>
              </table:table-cell>
              <table:table-cell office:value-type="string">
                <text:p>100d SMA</text:p>
                <draw:g>
                  <svg:desc>Data.J1:Data.J1</svg:desc>
                </draw:g>
              </table:table-cell>
            </table:table-row>
          </table:table-header-rows>
          <table:table-rows>
            <table:table-row>
              <table:table-cell office:value-type="float" office:value="45293">
                <text:p>45293</text:p>
                <draw:g>
                  <svg:desc>Data.B2:Data.B518</svg:desc>
                </draw:g>
              </table:table-cell>
              <table:table-cell office:value-type="float" office:value="59.82">
                <text:p>59.82</text:p>
                <draw:g>
                  <svg:desc>Data.F2:Data.F518</svg:desc>
                </draw:g>
              </table:table-cell>
              <table:table-cell office:value-type="float" office:value="NaN">
                <text:p>NaN</text:p>
                <draw:g>
                  <svg:desc>Data.J2:Data.J518</svg:desc>
                </draw:g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59.96">
                <text:p>59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59.76">
                <text:p>59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59.67">
                <text:p>59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60.11">
                <text:p>6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60.2">
                <text:p>6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59.81">
                <text:p>59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60.39">
                <text:p>6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59.99">
                <text:p>59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59.99">
                <text:p>59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60.16">
                <text:p>6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59.83">
                <text:p>59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59.57">
                <text:p>59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59.85">
                <text:p>59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58.91">
                <text:p>58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59.16">
                <text:p>59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59.37">
                <text:p>59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59.73">
                <text:p>59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59.9">
                <text:p>5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59.49">
                <text:p>59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60.98">
                <text:p>60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60.54">
                <text:p>6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60.04">
                <text:p>6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59.94">
                <text:p>59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59.99">
                <text:p>59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59.83">
                <text:p>59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59.56">
                <text:p>59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59.7">
                <text:p>5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59.35">
                <text:p>59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59.29">
                <text:p>59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59.4">
                <text:p>5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59.39">
                <text:p>59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60.7">
                <text:p>6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61.24">
                <text:p>61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61.15">
                <text:p>61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61.2">
                <text:p>6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60.71">
                <text:p>6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60.34">
                <text:p>6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60.4">
                <text:p>6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60.02">
                <text:p>6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59.53">
                <text:p>59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59.81">
                <text:p>59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59.52">
                <text:p>59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59.55">
                <text:p>59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59.44">
                <text:p>5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59.52">
                <text:p>59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60.24">
                <text:p>6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61.12">
                <text:p>6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59.88">
                <text:p>59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60.13">
                <text:p>6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60.23">
                <text:p>6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60.47">
                <text:p>60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60.49">
                <text:p>60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60.4">
                <text:p>6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60.54">
                <text:p>6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61.03">
                <text:p>61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61.18">
                <text:p>61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60.68">
                <text:p>6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60.15">
                <text:p>6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59.83">
                <text:p>59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59.3">
                <text:p>5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59.51">
                <text:p>59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59.27">
                <text:p>59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59.72">
                <text:p>59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58.92">
                <text:p>58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59.05">
                <text:p>59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58.28">
                <text:p>58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58.14">
                <text:p>58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58.06">
                <text:p>58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58.51">
                <text:p>58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58.91">
                <text:p>58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60.17">
                <text:p>6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60.55">
                <text:p>6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60.64">
                <text:p>6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61.55">
                <text:p>61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61.74">
                <text:p>61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61.74">
                <text:p>61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62.04">
                <text:p>62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61.77">
                <text:p>61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61.93">
                <text:p>61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61.99">
                <text:p>61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62.17">
                <text:p>62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62.35">
                <text:p>62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62.62">
                <text:p>62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62.85">
                <text:p>62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62.88">
                <text:p>6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63.26">
                <text:p>63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63.58">
                <text:p>6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63.1">
                <text:p>6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63.13">
                <text:p>6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63.32">
                <text:p>6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63.03">
                <text:p>63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62.57">
                <text:p>62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62.91">
                <text:p>62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62.09">
                <text:p>62.09</text:p>
              </table:table-cell>
              <table:table-cell office:value-type="float" office:value="60.4958">
                <text:p>60.4958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62">
                <text:p>62</text:p>
              </table:table-cell>
              <table:table-cell office:value-type="float" office:value="60.5176">
                <text:p>60.5176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61.82">
                <text:p>61.82</text:p>
              </table:table-cell>
              <table:table-cell office:value-type="float" office:value="60.5362">
                <text:p>60.5362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61.7">
                <text:p>61.7</text:p>
              </table:table-cell>
              <table:table-cell office:value-type="float" office:value="60.5556">
                <text:p>60.5556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61.97">
                <text:p>61.97</text:p>
              </table:table-cell>
              <table:table-cell office:value-type="float" office:value="60.5786">
                <text:p>60.5786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62.93">
                <text:p>62.93</text:p>
              </table:table-cell>
              <table:table-cell office:value-type="float" office:value="60.6068">
                <text:p>60.6068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62.93">
                <text:p>62.93</text:p>
              </table:table-cell>
              <table:table-cell office:value-type="float" office:value="60.6361">
                <text:p>60.6361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63.94">
                <text:p>63.94</text:p>
              </table:table-cell>
              <table:table-cell office:value-type="float" office:value="60.6735">
                <text:p>60.6735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63.92">
                <text:p>63.92</text:p>
              </table:table-cell>
              <table:table-cell office:value-type="float" office:value="60.7146">
                <text:p>60.7146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64.15">
                <text:p>64.15</text:p>
              </table:table-cell>
              <table:table-cell office:value-type="float" office:value="60.7522">
                <text:p>60.7522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63.91">
                <text:p>63.91</text:p>
              </table:table-cell>
              <table:table-cell office:value-type="float" office:value="60.7914">
                <text:p>60.7914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63.59">
                <text:p>63.59</text:p>
              </table:table-cell>
              <table:table-cell office:value-type="float" office:value="60.8274">
                <text:p>60.8274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63.55">
                <text:p>63.55</text:p>
              </table:table-cell>
              <table:table-cell office:value-type="float" office:value="60.8613">
                <text:p>60.8613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62.88">
                <text:p>62.88</text:p>
              </table:table-cell>
              <table:table-cell office:value-type="float" office:value="60.8918">
                <text:p>60.8918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62.99">
                <text:p>62.99</text:p>
              </table:table-cell>
              <table:table-cell office:value-type="float" office:value="60.926">
                <text:p>60.926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62.55">
                <text:p>62.55</text:p>
              </table:table-cell>
              <table:table-cell office:value-type="float" office:value="60.953">
                <text:p>60.953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62.62">
                <text:p>62.62</text:p>
              </table:table-cell>
              <table:table-cell office:value-type="float" office:value="60.9901">
                <text:p>60.9901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62.63">
                <text:p>62.63</text:p>
              </table:table-cell>
              <table:table-cell office:value-type="float" office:value="61.0248">
                <text:p>61.0248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62.18">
                <text:p>62.18</text:p>
              </table:table-cell>
              <table:table-cell office:value-type="float" office:value="61.0529">
                <text:p>61.0529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62.77">
                <text:p>62.77</text:p>
              </table:table-cell>
              <table:table-cell office:value-type="float" office:value="61.0833">
                <text:p>61.0833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63.97">
                <text:p>63.97</text:p>
              </table:table-cell>
              <table:table-cell office:value-type="float" office:value="61.124">
                <text:p>61.124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63.84">
                <text:p>63.84</text:p>
              </table:table-cell>
              <table:table-cell office:value-type="float" office:value="61.1675">
                <text:p>61.1675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64.05">
                <text:p>64.05</text:p>
              </table:table-cell>
              <table:table-cell office:value-type="float" office:value="61.1982">
                <text:p>61.1982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63.91">
                <text:p>63.91</text:p>
              </table:table-cell>
              <table:table-cell office:value-type="float" office:value="61.2319">
                <text:p>61.2319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63.65">
                <text:p>63.65</text:p>
              </table:table-cell>
              <table:table-cell office:value-type="float" office:value="61.268">
                <text:p>61.268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63.28">
                <text:p>63.28</text:p>
              </table:table-cell>
              <table:table-cell office:value-type="float" office:value="61.3014">
                <text:p>61.3014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63.15">
                <text:p>63.15</text:p>
              </table:table-cell>
              <table:table-cell office:value-type="float" office:value="61.333">
                <text:p>61.333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63.33">
                <text:p>63.33</text:p>
              </table:table-cell>
              <table:table-cell office:value-type="float" office:value="61.368">
                <text:p>61.368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63.76">
                <text:p>63.76</text:p>
              </table:table-cell>
              <table:table-cell office:value-type="float" office:value="61.41">
                <text:p>61.41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62.96">
                <text:p>62.96</text:p>
              </table:table-cell>
              <table:table-cell office:value-type="float" office:value="61.4426">
                <text:p>61.4426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62.69">
                <text:p>62.69</text:p>
              </table:table-cell>
              <table:table-cell office:value-type="float" office:value="61.476">
                <text:p>61.476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62.83">
                <text:p>62.83</text:p>
              </table:table-cell>
              <table:table-cell office:value-type="float" office:value="61.5114">
                <text:p>61.5114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63.1">
                <text:p>63.1</text:p>
              </table:table-cell>
              <table:table-cell office:value-type="float" office:value="61.5484">
                <text:p>61.5484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63.7">
                <text:p>63.7</text:p>
              </table:table-cell>
              <table:table-cell office:value-type="float" office:value="61.5915">
                <text:p>61.5915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63.41">
                <text:p>63.41</text:p>
              </table:table-cell>
              <table:table-cell office:value-type="float" office:value="61.6186">
                <text:p>61.6186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64.27">
                <text:p>64.27</text:p>
              </table:table-cell>
              <table:table-cell office:value-type="float" office:value="61.6489">
                <text:p>61.6489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65.21">
                <text:p>65.21</text:p>
              </table:table-cell>
              <table:table-cell office:value-type="float" office:value="61.6895">
                <text:p>61.6895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65.19">
                <text:p>65.19</text:p>
              </table:table-cell>
              <table:table-cell office:value-type="float" office:value="61.7294">
                <text:p>61.7294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65.29">
                <text:p>65.29</text:p>
              </table:table-cell>
              <table:table-cell office:value-type="float" office:value="61.7752">
                <text:p>61.7752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64.77">
                <text:p>64.77</text:p>
              </table:table-cell>
              <table:table-cell office:value-type="float" office:value="61.8195">
                <text:p>61.8195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64.96">
                <text:p>64.96</text:p>
              </table:table-cell>
              <table:table-cell office:value-type="float" office:value="61.8651">
                <text:p>61.8651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65.81">
                <text:p>65.81</text:p>
              </table:table-cell>
              <table:table-cell office:value-type="float" office:value="61.923">
                <text:p>61.923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66.07">
                <text:p>66.07</text:p>
              </table:table-cell>
              <table:table-cell office:value-type="float" office:value="61.9884">
                <text:p>61.9884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67.05">
                <text:p>67.05</text:p>
              </table:table-cell>
              <table:table-cell office:value-type="float" office:value="62.0608">
                <text:p>62.0608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66.83">
                <text:p>66.83</text:p>
              </table:table-cell>
              <table:table-cell office:value-type="float" office:value="62.1339">
                <text:p>62.1339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67.68">
                <text:p>67.68</text:p>
              </table:table-cell>
              <table:table-cell office:value-type="float" office:value="62.2152">
                <text:p>62.2152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66.74">
                <text:p>66.74</text:p>
              </table:table-cell>
              <table:table-cell office:value-type="float" office:value="62.2882">
                <text:p>62.2882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67.96">
                <text:p>67.96</text:p>
              </table:table-cell>
              <table:table-cell office:value-type="float" office:value="62.3726">
                <text:p>62.3726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69.33">
                <text:p>69.33</text:p>
              </table:table-cell>
              <table:table-cell office:value-type="float" office:value="62.4635">
                <text:p>62.4635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68.1">
                <text:p>68.1</text:p>
              </table:table-cell>
              <table:table-cell office:value-type="float" office:value="62.5395">
                <text:p>62.5395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68.05">
                <text:p>68.05</text:p>
              </table:table-cell>
              <table:table-cell office:value-type="float" office:value="62.6088">
                <text:p>62.6088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68.46">
                <text:p>68.46</text:p>
              </table:table-cell>
              <table:table-cell office:value-type="float" office:value="62.6884">
                <text:p>62.6884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68.73">
                <text:p>68.73</text:p>
              </table:table-cell>
              <table:table-cell office:value-type="float" office:value="62.7769">
                <text:p>62.7769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68.68">
                <text:p>68.68</text:p>
              </table:table-cell>
              <table:table-cell office:value-type="float" office:value="62.8624">
                <text:p>62.8624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68.17">
                <text:p>68.17</text:p>
              </table:table-cell>
              <table:table-cell office:value-type="float" office:value="62.9418">
                <text:p>62.9418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68.46">
                <text:p>68.46</text:p>
              </table:table-cell>
              <table:table-cell office:value-type="float" office:value="63.0189">
                <text:p>63.0189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68.58">
                <text:p>68.58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68.65">
                <text:p>68.65</text:p>
              </table:table-cell>
              <table:table-cell office:value-type="float" office:value="63.1816">
                <text:p>63.1816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69.18">
                <text:p>69.18</text:p>
              </table:table-cell>
              <table:table-cell office:value-type="float" office:value="63.2694">
                <text:p>63.2694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68.98">
                <text:p>68.98</text:p>
              </table:table-cell>
              <table:table-cell office:value-type="float" office:value="63.3538">
                <text:p>63.3538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69.38">
                <text:p>69.38</text:p>
              </table:table-cell>
              <table:table-cell office:value-type="float" office:value="63.4373">
                <text:p>63.4373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69.57">
                <text:p>69.57</text:p>
              </table:table-cell>
              <table:table-cell office:value-type="float" office:value="63.5212">
                <text:p>63.5212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69.33">
                <text:p>69.33</text:p>
              </table:table-cell>
              <table:table-cell office:value-type="float" office:value="63.6077">
                <text:p>63.6077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69.79">
                <text:p>69.79</text:p>
              </table:table-cell>
              <table:table-cell office:value-type="float" office:value="63.7041">
                <text:p>63.7041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70.84">
                <text:p>70.84</text:p>
              </table:table-cell>
              <table:table-cell office:value-type="float" office:value="63.8142">
                <text:p>63.8142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71.5">
                <text:p>71.5</text:p>
              </table:table-cell>
              <table:table-cell office:value-type="float" office:value="63.9362">
                <text:p>63.9362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71.75">
                <text:p>71.75</text:p>
              </table:table-cell>
              <table:table-cell office:value-type="float" office:value="64.0586">
                <text:p>64.0586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72.05">
                <text:p>72.05</text:p>
              </table:table-cell>
              <table:table-cell office:value-type="float" office:value="64.1864">
                <text:p>64.1864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72.47">
                <text:p>72.47</text:p>
              </table:table-cell>
              <table:table-cell office:value-type="float" office:value="64.3139">
                <text:p>64.3139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73.01">
                <text:p>73.01</text:p>
              </table:table-cell>
              <table:table-cell office:value-type="float" office:value="64.4548">
                <text:p>64.4548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72.56">
                <text:p>72.56</text:p>
              </table:table-cell>
              <table:table-cell office:value-type="float" office:value="64.5899">
                <text:p>64.5899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71.17">
                <text:p>71.17</text:p>
              </table:table-cell>
              <table:table-cell office:value-type="float" office:value="64.7188">
                <text:p>64.7188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71.14">
                <text:p>71.14</text:p>
              </table:table-cell>
              <table:table-cell office:value-type="float" office:value="64.8488">
                <text:p>64.8488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71.85">
                <text:p>71.85</text:p>
              </table:table-cell>
              <table:table-cell office:value-type="float" office:value="64.9867">
                <text:p>64.9867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71.55">
                <text:p>71.55</text:p>
              </table:table-cell>
              <table:table-cell office:value-type="float" office:value="65.1171">
                <text:p>65.1171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71.08">
                <text:p>71.08</text:p>
              </table:table-cell>
              <table:table-cell office:value-type="float" office:value="65.2388">
                <text:p>65.2388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71.23">
                <text:p>71.23</text:p>
              </table:table-cell>
              <table:table-cell office:value-type="float" office:value="65.3494">
                <text:p>65.3494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71.41">
                <text:p>71.41</text:p>
              </table:table-cell>
              <table:table-cell office:value-type="float" office:value="65.458">
                <text:p>65.458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72.1">
                <text:p>72.1</text:p>
              </table:table-cell>
              <table:table-cell office:value-type="float" office:value="65.5726">
                <text:p>65.5726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71.8">
                <text:p>71.8</text:p>
              </table:table-cell>
              <table:table-cell office:value-type="float" office:value="65.6751">
                <text:p>65.6751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71.75">
                <text:p>71.75</text:p>
              </table:table-cell>
              <table:table-cell office:value-type="float" office:value="65.7752">
                <text:p>65.7752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70.62">
                <text:p>70.62</text:p>
              </table:table-cell>
              <table:table-cell office:value-type="float" office:value="65.864">
                <text:p>65.864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71.64">
                <text:p>71.64</text:p>
              </table:table-cell>
              <table:table-cell office:value-type="float" office:value="65.96">
                <text:p>65.96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71.73">
                <text:p>71.73</text:p>
              </table:table-cell>
              <table:table-cell office:value-type="float" office:value="66.0596">
                <text:p>66.0596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71.33">
                <text:p>71.33</text:p>
              </table:table-cell>
              <table:table-cell office:value-type="float" office:value="66.1536">
                <text:p>66.1536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71.45">
                <text:p>71.45</text:p>
              </table:table-cell>
              <table:table-cell office:value-type="float" office:value="66.2482">
                <text:p>66.2482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71.4">
                <text:p>71.4</text:p>
              </table:table-cell>
              <table:table-cell office:value-type="float" office:value="66.3405">
                <text:p>66.3405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71.79">
                <text:p>71.79</text:p>
              </table:table-cell>
              <table:table-cell office:value-type="float" office:value="66.4349">
                <text:p>66.4349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71.86">
                <text:p>71.86</text:p>
              </table:table-cell>
              <table:table-cell office:value-type="float" office:value="66.5273">
                <text:p>66.5273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71.71">
                <text:p>71.71</text:p>
              </table:table-cell>
              <table:table-cell office:value-type="float" office:value="66.6159">
                <text:p>66.6159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71.01">
                <text:p>71.01</text:p>
              </table:table-cell>
              <table:table-cell office:value-type="float" office:value="66.6972">
                <text:p>66.6972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70.52">
                <text:p>70.52</text:p>
              </table:table-cell>
              <table:table-cell office:value-type="float" office:value="66.7698">
                <text:p>66.7698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70.17">
                <text:p>70.17</text:p>
              </table:table-cell>
              <table:table-cell office:value-type="float" office:value="66.8357">
                <text:p>66.8357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69.01">
                <text:p>69.01</text:p>
              </table:table-cell>
              <table:table-cell office:value-type="float" office:value="66.8948">
                <text:p>66.8948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69.18">
                <text:p>69.18</text:p>
              </table:table-cell>
              <table:table-cell office:value-type="float" office:value="66.9553">
                <text:p>66.9553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69.57">
                <text:p>69.57</text:p>
              </table:table-cell>
              <table:table-cell office:value-type="float" office:value="67.0178">
                <text:p>67.0178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69.25">
                <text:p>69.25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69.57">
                <text:p>69.57</text:p>
              </table:table-cell>
              <table:table-cell office:value-type="float" office:value="67.15">
                <text:p>67.15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70.34">
                <text:p>70.34</text:p>
              </table:table-cell>
              <table:table-cell office:value-type="float" office:value="67.2243">
                <text:p>67.2243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70.34">
                <text:p>70.34</text:p>
              </table:table-cell>
              <table:table-cell office:value-type="float" office:value="67.2977">
                <text:p>67.2977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70.57">
                <text:p>70.57</text:p>
              </table:table-cell>
              <table:table-cell office:value-type="float" office:value="67.3825">
                <text:p>67.3825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69.9">
                <text:p>69.9</text:p>
              </table:table-cell>
              <table:table-cell office:value-type="float" office:value="67.4615">
                <text:p>67.4615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70.44">
                <text:p>70.44</text:p>
              </table:table-cell>
              <table:table-cell office:value-type="float" office:value="67.5477">
                <text:p>67.5477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69.45">
                <text:p>69.45</text:p>
              </table:table-cell>
              <table:table-cell office:value-type="float" office:value="67.6252">
                <text:p>67.6252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69.45">
                <text:p>69.45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68.01">
                <text:p>68.01</text:p>
              </table:table-cell>
              <table:table-cell office:value-type="float" office:value="67.7508">
                <text:p>67.7508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67.3">
                <text:p>67.3</text:p>
              </table:table-cell>
              <table:table-cell office:value-type="float" office:value="67.7945">
                <text:p>67.7945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66.92">
                <text:p>66.92</text:p>
              </table:table-cell>
              <table:table-cell office:value-type="float" office:value="67.8243">
                <text:p>67.8243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66.67">
                <text:p>66.67</text:p>
              </table:table-cell>
              <table:table-cell office:value-type="float" office:value="67.8518">
                <text:p>67.8518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65.56">
                <text:p>65.56</text:p>
              </table:table-cell>
              <table:table-cell office:value-type="float" office:value="67.8659">
                <text:p>67.8659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65.92">
                <text:p>65.92</text:p>
              </table:table-cell>
              <table:table-cell office:value-type="float" office:value="67.886">
                <text:p>67.886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65.31">
                <text:p>65.31</text:p>
              </table:table-cell>
              <table:table-cell office:value-type="float" office:value="67.9032">
                <text:p>67.9032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65.01">
                <text:p>65.01</text:p>
              </table:table-cell>
              <table:table-cell office:value-type="float" office:value="67.9178">
                <text:p>67.9178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65.11">
                <text:p>65.11</text:p>
              </table:table-cell>
              <table:table-cell office:value-type="float" office:value="67.9401">
                <text:p>67.9401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65.37">
                <text:p>65.37</text:p>
              </table:table-cell>
              <table:table-cell office:value-type="float" office:value="67.9639">
                <text:p>67.9639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63.7">
                <text:p>63.7</text:p>
              </table:table-cell>
              <table:table-cell office:value-type="float" office:value="67.9754">
                <text:p>67.9754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63.66">
                <text:p>63.66</text:p>
              </table:table-cell>
              <table:table-cell office:value-type="float" office:value="67.9858">
                <text:p>67.9858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63.92">
                <text:p>63.92</text:p>
              </table:table-cell>
              <table:table-cell office:value-type="float" office:value="67.9987">
                <text:p>67.9987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63.36">
                <text:p>63.36</text:p>
              </table:table-cell>
              <table:table-cell office:value-type="float" office:value="68.0105">
                <text:p>68.0105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63.2">
                <text:p>63.2</text:p>
              </table:table-cell>
              <table:table-cell office:value-type="float" office:value="68.0148">
                <text:p>68.0148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63">
                <text:p>63</text:p>
              </table:table-cell>
              <table:table-cell office:value-type="float" office:value="68.0051">
                <text:p>68.0051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62.55">
                <text:p>62.55</text:p>
              </table:table-cell>
              <table:table-cell office:value-type="float" office:value="67.9922">
                <text:p>67.9922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61.74">
                <text:p>61.74</text:p>
              </table:table-cell>
              <table:table-cell office:value-type="float" office:value="67.9691">
                <text:p>67.9691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61.86">
                <text:p>61.86</text:p>
              </table:table-cell>
              <table:table-cell office:value-type="float" office:value="67.9486">
                <text:p>67.9486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62.59">
                <text:p>62.59</text:p>
              </table:table-cell>
              <table:table-cell office:value-type="float" office:value="67.938">
                <text:p>67.938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62.99">
                <text:p>62.99</text:p>
              </table:table-cell>
              <table:table-cell office:value-type="float" office:value="67.9351">
                <text:p>67.9351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63.76">
                <text:p>63.76</text:p>
              </table:table-cell>
              <table:table-cell office:value-type="float" office:value="67.9412">
                <text:p>67.9412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63.92">
                <text:p>63.92</text:p>
              </table:table-cell>
              <table:table-cell office:value-type="float" office:value="67.9471">
                <text:p>67.9471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64.38">
                <text:p>64.38</text:p>
              </table:table-cell>
              <table:table-cell office:value-type="float" office:value="67.9533">
                <text:p>67.9533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64.55">
                <text:p>64.55</text:p>
              </table:table-cell>
              <table:table-cell office:value-type="float" office:value="67.9692">
                <text:p>67.9692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64.43">
                <text:p>64.43</text:p>
              </table:table-cell>
              <table:table-cell office:value-type="float" office:value="67.9866">
                <text:p>67.9866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64.08">
                <text:p>64.08</text:p>
              </table:table-cell>
              <table:table-cell office:value-type="float" office:value="67.9991">
                <text:p>67.9991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63.65">
                <text:p>63.65</text:p>
              </table:table-cell>
              <table:table-cell office:value-type="float" office:value="68.0046">
                <text:p>68.0046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63.52">
                <text:p>63.52</text:p>
              </table:table-cell>
              <table:table-cell office:value-type="float" office:value="68.0028">
                <text:p>68.0028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62.21">
                <text:p>62.21</text:p>
              </table:table-cell>
              <table:table-cell office:value-type="float" office:value="67.9908">
                <text:p>67.9908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62.92">
                <text:p>62.92</text:p>
              </table:table-cell>
              <table:table-cell office:value-type="float" office:value="67.9773">
                <text:p>67.9773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62.53">
                <text:p>62.53</text:p>
              </table:table-cell>
              <table:table-cell office:value-type="float" office:value="67.9505">
                <text:p>67.9505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62.6">
                <text:p>62.6</text:p>
              </table:table-cell>
              <table:table-cell office:value-type="float" office:value="67.9246">
                <text:p>67.9246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62.91">
                <text:p>62.91</text:p>
              </table:table-cell>
              <table:table-cell office:value-type="float" office:value="67.9008">
                <text:p>67.9008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62.64">
                <text:p>62.64</text:p>
              </table:table-cell>
              <table:table-cell office:value-type="float" office:value="67.8795">
                <text:p>67.8795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63.84">
                <text:p>63.84</text:p>
              </table:table-cell>
              <table:table-cell office:value-type="float" office:value="67.8683">
                <text:p>67.8683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63.12">
                <text:p>63.12</text:p>
              </table:table-cell>
              <table:table-cell office:value-type="float" office:value="67.8414">
                <text:p>67.8414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62.55">
                <text:p>62.55</text:p>
              </table:table-cell>
              <table:table-cell office:value-type="float" office:value="67.8062">
                <text:p>67.8062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63.4">
                <text:p>63.4</text:p>
              </table:table-cell>
              <table:table-cell office:value-type="float" office:value="67.7697">
                <text:p>67.7697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62.85">
                <text:p>62.85</text:p>
              </table:table-cell>
              <table:table-cell office:value-type="float" office:value="67.7299">
                <text:p>67.7299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62.45">
                <text:p>62.45</text:p>
              </table:table-cell>
              <table:table-cell office:value-type="float" office:value="67.6776">
                <text:p>67.6776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62.55">
                <text:p>62.55</text:p>
              </table:table-cell>
              <table:table-cell office:value-type="float" office:value="67.6357">
                <text:p>67.6357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62.38">
                <text:p>62.38</text:p>
              </table:table-cell>
              <table:table-cell office:value-type="float" office:value="67.5799">
                <text:p>67.5799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62.84">
                <text:p>62.84</text:p>
              </table:table-cell>
              <table:table-cell office:value-type="float" office:value="67.515">
                <text:p>67.515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62.57">
                <text:p>62.57</text:p>
              </table:table-cell>
              <table:table-cell office:value-type="float" office:value="67.4597">
                <text:p>67.4597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62.45">
                <text:p>62.45</text:p>
              </table:table-cell>
              <table:table-cell office:value-type="float" office:value="67.4037">
                <text:p>67.4037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62.03">
                <text:p>62.03</text:p>
              </table:table-cell>
              <table:table-cell office:value-type="float" office:value="67.3394">
                <text:p>67.3394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62.26">
                <text:p>62.26</text:p>
              </table:table-cell>
              <table:table-cell office:value-type="float" office:value="67.2747">
                <text:p>67.2747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61.84">
                <text:p>61.84</text:p>
              </table:table-cell>
              <table:table-cell office:value-type="float" office:value="67.2063">
                <text:p>67.2063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61.75">
                <text:p>61.75</text:p>
              </table:table-cell>
              <table:table-cell office:value-type="float" office:value="67.1421">
                <text:p>67.1421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60.81">
                <text:p>60.81</text:p>
              </table:table-cell>
              <table:table-cell office:value-type="float" office:value="67.0656">
                <text:p>67.0656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60.84">
                <text:p>60.84</text:p>
              </table:table-cell>
              <table:table-cell office:value-type="float" office:value="66.9882">
                <text:p>66.9882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61.71">
                <text:p>61.71</text:p>
              </table:table-cell>
              <table:table-cell office:value-type="float" office:value="66.9188">
                <text:p>66.9188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61.07">
                <text:p>61.07</text:p>
              </table:table-cell>
              <table:table-cell office:value-type="float" office:value="66.8377">
                <text:p>66.8377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61.65">
                <text:p>61.65</text:p>
              </table:table-cell>
              <table:table-cell office:value-type="float" office:value="66.7644">
                <text:p>66.7644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62.04">
                <text:p>62.04</text:p>
              </table:table-cell>
              <table:table-cell office:value-type="float" office:value="66.691">
                <text:p>66.691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61.77">
                <text:p>61.77</text:p>
              </table:table-cell>
              <table:table-cell office:value-type="float" office:value="66.613">
                <text:p>66.613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62.25">
                <text:p>62.25</text:p>
              </table:table-cell>
              <table:table-cell office:value-type="float" office:value="66.5422">
                <text:p>66.5422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62.71">
                <text:p>62.71</text:p>
              </table:table-cell>
              <table:table-cell office:value-type="float" office:value="66.4714">
                <text:p>66.4714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62.42">
                <text:p>62.42</text:p>
              </table:table-cell>
              <table:table-cell office:value-type="float" office:value="66.3872">
                <text:p>66.3872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61.78">
                <text:p>61.78</text:p>
              </table:table-cell>
              <table:table-cell office:value-type="float" office:value="66.29">
                <text:p>66.29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61.53">
                <text:p>61.53</text:p>
              </table:table-cell>
              <table:table-cell office:value-type="float" office:value="66.1878">
                <text:p>66.1878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61.92">
                <text:p>61.92</text:p>
              </table:table-cell>
              <table:table-cell office:value-type="float" office:value="66.0865">
                <text:p>66.0865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63.87">
                <text:p>63.87</text:p>
              </table:table-cell>
              <table:table-cell office:value-type="float" office:value="66.0005">
                <text:p>66.0005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62.36">
                <text:p>62.36</text:p>
              </table:table-cell>
              <table:table-cell office:value-type="float" office:value="65.894">
                <text:p>65.894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62.83">
                <text:p>62.83</text:p>
              </table:table-cell>
              <table:table-cell office:value-type="float" office:value="65.7967">
                <text:p>65.7967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64.05">
                <text:p>64.05</text:p>
              </table:table-cell>
              <table:table-cell office:value-type="float" office:value="65.7255">
                <text:p>65.7255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63.48">
                <text:p>63.48</text:p>
              </table:table-cell>
              <table:table-cell office:value-type="float" office:value="65.6489">
                <text:p>65.6489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63.35">
                <text:p>63.35</text:p>
              </table:table-cell>
              <table:table-cell office:value-type="float" office:value="65.5639">
                <text:p>65.5639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62.67">
                <text:p>62.67</text:p>
              </table:table-cell>
              <table:table-cell office:value-type="float" office:value="65.4751">
                <text:p>65.4751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63.12">
                <text:p>63.12</text:p>
              </table:table-cell>
              <table:table-cell office:value-type="float" office:value="65.3955">
                <text:p>65.3955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63.36">
                <text:p>63.36</text:p>
              </table:table-cell>
              <table:table-cell office:value-type="float" office:value="65.3168">
                <text:p>65.3168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63.84">
                <text:p>63.84</text:p>
              </table:table-cell>
              <table:table-cell office:value-type="float" office:value="65.2411">
                <text:p>65.2411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64.55">
                <text:p>64.55</text:p>
              </table:table-cell>
              <table:table-cell office:value-type="float" office:value="65.1656">
                <text:p>65.1656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67.6">
                <text:p>67.6</text:p>
              </table:table-cell>
              <table:table-cell office:value-type="float" office:value="65.1236">
                <text:p>65.1236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68.71">
                <text:p>68.71</text:p>
              </table:table-cell>
              <table:table-cell office:value-type="float" office:value="65.0932">
                <text:p>65.0932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69.5">
                <text:p>69.5</text:p>
              </table:table-cell>
              <table:table-cell office:value-type="float" office:value="65.082">
                <text:p>65.082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68.87">
                <text:p>68.87</text:p>
              </table:table-cell>
              <table:table-cell office:value-type="float" office:value="65.0543">
                <text:p>65.0543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69.05">
                <text:p>69.05</text:p>
              </table:table-cell>
              <table:table-cell office:value-type="float" office:value="65.0275">
                <text:p>65.0275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70.07">
                <text:p>70.07</text:p>
              </table:table-cell>
              <table:table-cell office:value-type="float" office:value="65.0149">
                <text:p>65.0149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70.04">
                <text:p>70.04</text:p>
              </table:table-cell>
              <table:table-cell office:value-type="float" office:value="65.0008">
                <text:p>65.0008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71.35">
                <text:p>71.35</text:p>
              </table:table-cell>
              <table:table-cell office:value-type="float" office:value="65.0003">
                <text:p>65.0003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70.59">
                <text:p>70.59</text:p>
              </table:table-cell>
              <table:table-cell office:value-type="float" office:value="64.9883">
                <text:p>64.9883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71.49">
                <text:p>71.49</text:p>
              </table:table-cell>
              <table:table-cell office:value-type="float" office:value="64.9846">
                <text:p>64.9846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70.8">
                <text:p>70.8</text:p>
              </table:table-cell>
              <table:table-cell office:value-type="float" office:value="64.9755">
                <text:p>64.9755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70.87">
                <text:p>70.87</text:p>
              </table:table-cell>
              <table:table-cell office:value-type="float" office:value="64.9741">
                <text:p>64.9741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71.21">
                <text:p>71.21</text:p>
              </table:table-cell>
              <table:table-cell office:value-type="float" office:value="64.981">
                <text:p>64.981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72.32">
                <text:p>72.32</text:p>
              </table:table-cell>
              <table:table-cell office:value-type="float" office:value="65.0025">
                <text:p>65.0025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70.19">
                <text:p>70.19</text:p>
              </table:table-cell>
              <table:table-cell office:value-type="float" office:value="65.0143">
                <text:p>65.0143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70.08">
                <text:p>70.08</text:p>
              </table:table-cell>
              <table:table-cell office:value-type="float" office:value="65.0233">
                <text:p>65.0233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70.46">
                <text:p>70.46</text:p>
              </table:table-cell>
              <table:table-cell office:value-type="float" office:value="65.0322">
                <text:p>65.0322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71.43">
                <text:p>71.43</text:p>
              </table:table-cell>
              <table:table-cell office:value-type="float" office:value="65.054">
                <text:p>65.054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71.45">
                <text:p>71.45</text:p>
              </table:table-cell>
              <table:table-cell office:value-type="float" office:value="65.0728">
                <text:p>65.0728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71.04">
                <text:p>71.04</text:p>
              </table:table-cell>
              <table:table-cell office:value-type="float" office:value="65.0798">
                <text:p>65.0798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69.94">
                <text:p>69.94</text:p>
              </table:table-cell>
              <table:table-cell office:value-type="float" office:value="65.0758">
                <text:p>65.0758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69.62">
                <text:p>69.62</text:p>
              </table:table-cell>
              <table:table-cell office:value-type="float" office:value="65.0663">
                <text:p>65.0663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69.16">
                <text:p>69.16</text:p>
              </table:table-cell>
              <table:table-cell office:value-type="float" office:value="65.0589">
                <text:p>65.0589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70.12">
                <text:p>70.12</text:p>
              </table:table-cell>
              <table:table-cell office:value-type="float" office:value="65.0557">
                <text:p>65.0557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69.38">
                <text:p>69.38</text:p>
              </table:table-cell>
              <table:table-cell office:value-type="float" office:value="65.055">
                <text:p>65.055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69.28">
                <text:p>69.28</text:p>
              </table:table-cell>
              <table:table-cell office:value-type="float" office:value="65.0533">
                <text:p>65.0533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69.71">
                <text:p>69.71</text:p>
              </table:table-cell>
              <table:table-cell office:value-type="float" office:value="65.0703">
                <text:p>65.0703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68.67">
                <text:p>68.67</text:p>
              </table:table-cell>
              <table:table-cell office:value-type="float" office:value="65.084">
                <text:p>65.084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68.95">
                <text:p>68.95</text:p>
              </table:table-cell>
              <table:table-cell office:value-type="float" office:value="65.1043">
                <text:p>65.1043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68.81">
                <text:p>68.81</text:p>
              </table:table-cell>
              <table:table-cell office:value-type="float" office:value="65.1257">
                <text:p>65.1257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70.02">
                <text:p>70.02</text:p>
              </table:table-cell>
              <table:table-cell office:value-type="float" office:value="65.1703">
                <text:p>65.1703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70.74">
                <text:p>70.74</text:p>
              </table:table-cell>
              <table:table-cell office:value-type="float" office:value="65.2185">
                <text:p>65.2185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70.37">
                <text:p>70.37</text:p>
              </table:table-cell>
              <table:table-cell office:value-type="float" office:value="65.2691">
                <text:p>65.2691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71.62">
                <text:p>71.62</text:p>
              </table:table-cell>
              <table:table-cell office:value-type="float" office:value="65.3352">
                <text:p>65.3352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71.87">
                <text:p>71.87</text:p>
              </table:table-cell>
              <table:table-cell office:value-type="float" office:value="65.4028">
                <text:p>65.4028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71.33">
                <text:p>71.33</text:p>
              </table:table-cell>
              <table:table-cell office:value-type="float" office:value="65.4624">
                <text:p>65.4624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73.18">
                <text:p>73.18</text:p>
              </table:table-cell>
              <table:table-cell office:value-type="float" office:value="65.5572">
                <text:p>65.5572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69.93">
                <text:p>69.93</text:p>
              </table:table-cell>
              <table:table-cell office:value-type="float" office:value="65.6199">
                <text:p>65.6199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68.37">
                <text:p>68.37</text:p>
              </table:table-cell>
              <table:table-cell office:value-type="float" office:value="65.6644">
                <text:p>65.6644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68.42">
                <text:p>68.42</text:p>
              </table:table-cell>
              <table:table-cell office:value-type="float" office:value="65.715">
                <text:p>65.715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69.95">
                <text:p>69.95</text:p>
              </table:table-cell>
              <table:table-cell office:value-type="float" office:value="65.7825">
                <text:p>65.7825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70.76">
                <text:p>70.76</text:p>
              </table:table-cell>
              <table:table-cell office:value-type="float" office:value="65.8601">
                <text:p>65.8601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71.43">
                <text:p>71.43</text:p>
              </table:table-cell>
              <table:table-cell office:value-type="float" office:value="65.9489">
                <text:p>65.9489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72.45">
                <text:p>72.45</text:p>
              </table:table-cell>
              <table:table-cell office:value-type="float" office:value="66.056">
                <text:p>66.056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71.86">
                <text:p>71.86</text:p>
              </table:table-cell>
              <table:table-cell office:value-type="float" office:value="66.156">
                <text:p>66.156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71.68">
                <text:p>71.68</text:p>
              </table:table-cell>
              <table:table-cell office:value-type="float" office:value="66.2469">
                <text:p>66.2469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73">
                <text:p>73</text:p>
              </table:table-cell>
              <table:table-cell office:value-type="float" office:value="66.347">
                <text:p>66.347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72.77">
                <text:p>72.77</text:p>
              </table:table-cell>
              <table:table-cell office:value-type="float" office:value="66.4371">
                <text:p>66.4371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73.9">
                <text:p>73.9</text:p>
              </table:table-cell>
              <table:table-cell office:value-type="float" office:value="66.5369">
                <text:p>66.5369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73.3">
                <text:p>73.3</text:p>
              </table:table-cell>
              <table:table-cell office:value-type="float" office:value="66.6261">
                <text:p>66.6261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72.52">
                <text:p>72.52</text:p>
              </table:table-cell>
              <table:table-cell office:value-type="float" office:value="66.7058">
                <text:p>66.7058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71.91">
                <text:p>71.91</text:p>
              </table:table-cell>
              <table:table-cell office:value-type="float" office:value="66.7806">
                <text:p>66.7806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71.79">
                <text:p>71.79</text:p>
              </table:table-cell>
              <table:table-cell office:value-type="float" office:value="66.8577">
                <text:p>66.8577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72.35">
                <text:p>72.35</text:p>
              </table:table-cell>
              <table:table-cell office:value-type="float" office:value="66.9447">
                <text:p>66.9447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72.55">
                <text:p>72.55</text:p>
              </table:table-cell>
              <table:table-cell office:value-type="float" office:value="67.035">
                <text:p>67.035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71.29">
                <text:p>71.29</text:p>
              </table:table-cell>
              <table:table-cell office:value-type="float" office:value="67.1258">
                <text:p>67.1258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71.65">
                <text:p>71.65</text:p>
              </table:table-cell>
              <table:table-cell office:value-type="float" office:value="67.2131">
                <text:p>67.2131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71.7">
                <text:p>71.7</text:p>
              </table:table-cell>
              <table:table-cell office:value-type="float" office:value="67.3048">
                <text:p>67.3048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71.72">
                <text:p>71.72</text:p>
              </table:table-cell>
              <table:table-cell office:value-type="float" office:value="67.396">
                <text:p>67.396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72.4">
                <text:p>72.4</text:p>
              </table:table-cell>
              <table:table-cell office:value-type="float" office:value="67.4909">
                <text:p>67.4909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71.17">
                <text:p>71.17</text:p>
              </table:table-cell>
              <table:table-cell office:value-type="float" office:value="67.5762">
                <text:p>67.5762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70.52">
                <text:p>70.52</text:p>
              </table:table-cell>
              <table:table-cell office:value-type="float" office:value="67.643">
                <text:p>67.643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69.53">
                <text:p>69.53</text:p>
              </table:table-cell>
              <table:table-cell office:value-type="float" office:value="67.7071">
                <text:p>67.7071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68.96">
                <text:p>68.96</text:p>
              </table:table-cell>
              <table:table-cell office:value-type="float" office:value="67.7712">
                <text:p>67.7712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69.16">
                <text:p>69.16</text:p>
              </table:table-cell>
              <table:table-cell office:value-type="float" office:value="67.8288">
                <text:p>67.8288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71.61">
                <text:p>71.61</text:p>
              </table:table-cell>
              <table:table-cell office:value-type="float" office:value="67.9164">
                <text:p>67.9164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72">
                <text:p>72</text:p>
              </table:table-cell>
              <table:table-cell office:value-type="float" office:value="68.0119">
                <text:p>68.0119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71.93">
                <text:p>71.93</text:p>
              </table:table-cell>
              <table:table-cell office:value-type="float" office:value="68.1057">
                <text:p>68.1057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71.69">
                <text:p>71.69</text:p>
              </table:table-cell>
              <table:table-cell office:value-type="float" office:value="68.1988">
                <text:p>68.1988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71.85">
                <text:p>71.85</text:p>
              </table:table-cell>
              <table:table-cell office:value-type="float" office:value="68.2889">
                <text:p>68.2889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71.14">
                <text:p>71.14</text:p>
              </table:table-cell>
              <table:table-cell office:value-type="float" office:value="68.3746">
                <text:p>68.3746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71.77">
                <text:p>71.77</text:p>
              </table:table-cell>
              <table:table-cell office:value-type="float" office:value="68.4678">
                <text:p>68.4678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71.78">
                <text:p>71.78</text:p>
              </table:table-cell>
              <table:table-cell office:value-type="float" office:value="68.5653">
                <text:p>68.5653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71.15">
                <text:p>71.15</text:p>
              </table:table-cell>
              <table:table-cell office:value-type="float" office:value="68.6542">
                <text:p>68.6542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71.49">
                <text:p>71.49</text:p>
              </table:table-cell>
              <table:table-cell office:value-type="float" office:value="68.7507">
                <text:p>68.7507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72.1">
                <text:p>72.1</text:p>
              </table:table-cell>
              <table:table-cell office:value-type="float" office:value="68.8542">
                <text:p>68.8542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72">
                <text:p>72</text:p>
              </table:table-cell>
              <table:table-cell office:value-type="float" office:value="68.9661">
                <text:p>68.9661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71.16">
                <text:p>71.16</text:p>
              </table:table-cell>
              <table:table-cell office:value-type="float" office:value="69.0693">
                <text:p>69.0693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71.37">
                <text:p>71.37</text:p>
              </table:table-cell>
              <table:table-cell office:value-type="float" office:value="69.1659">
                <text:p>69.1659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70.91">
                <text:p>70.91</text:p>
              </table:table-cell>
              <table:table-cell office:value-type="float" office:value="69.2643">
                <text:p>69.2643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71.35">
                <text:p>71.35</text:p>
              </table:table-cell>
              <table:table-cell office:value-type="float" office:value="69.3613">
                <text:p>69.3613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71.77">
                <text:p>71.77</text:p>
              </table:table-cell>
              <table:table-cell office:value-type="float" office:value="69.4586">
                <text:p>69.4586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72.35">
                <text:p>72.35</text:p>
              </table:table-cell>
              <table:table-cell office:value-type="float" office:value="69.5644">
                <text:p>69.5644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72.07">
                <text:p>72.07</text:p>
              </table:table-cell>
              <table:table-cell office:value-type="float" office:value="69.6626">
                <text:p>69.6626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72.24">
                <text:p>72.24</text:p>
              </table:table-cell>
              <table:table-cell office:value-type="float" office:value="69.7579">
                <text:p>69.7579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71.02">
                <text:p>71.02</text:p>
              </table:table-cell>
              <table:table-cell office:value-type="float" office:value="69.8439">
                <text:p>69.8439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70.52">
                <text:p>70.52</text:p>
              </table:table-cell>
              <table:table-cell office:value-type="float" office:value="69.9313">
                <text:p>69.9313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69.62">
                <text:p>69.62</text:p>
              </table:table-cell>
              <table:table-cell office:value-type="float" office:value="70.0122">
                <text:p>70.0122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69.21">
                <text:p>69.21</text:p>
              </table:table-cell>
              <table:table-cell office:value-type="float" office:value="70.0851">
                <text:p>70.0851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68.84">
                <text:p>68.84</text:p>
              </table:table-cell>
              <table:table-cell office:value-type="float" office:value="70.1348">
                <text:p>70.1348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69.74">
                <text:p>69.74</text:p>
              </table:table-cell>
              <table:table-cell office:value-type="float" office:value="70.2086">
                <text:p>70.2086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70.21">
                <text:p>70.21</text:p>
              </table:table-cell>
              <table:table-cell office:value-type="float" office:value="70.2824">
                <text:p>70.2824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69.63">
                <text:p>69.63</text:p>
              </table:table-cell>
              <table:table-cell office:value-type="float" office:value="70.3382">
                <text:p>70.3382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69.47">
                <text:p>69.47</text:p>
              </table:table-cell>
              <table:table-cell office:value-type="float" office:value="70.3981">
                <text:p>70.3981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70.33">
                <text:p>70.33</text:p>
              </table:table-cell>
              <table:table-cell office:value-type="float" office:value="70.4679">
                <text:p>70.4679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70.75">
                <text:p>70.75</text:p>
              </table:table-cell>
              <table:table-cell office:value-type="float" office:value="70.5487">
                <text:p>70.5487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71.67">
                <text:p>71.67</text:p>
              </table:table-cell>
              <table:table-cell office:value-type="float" office:value="70.6342">
                <text:p>70.6342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70.91">
                <text:p>70.91</text:p>
              </table:table-cell>
              <table:table-cell office:value-type="float" office:value="70.7097">
                <text:p>70.7097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71.35">
                <text:p>71.35</text:p>
              </table:table-cell>
              <table:table-cell office:value-type="float" office:value="70.7848">
                <text:p>70.7848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71.01">
                <text:p>71.01</text:p>
              </table:table-cell>
              <table:table-cell office:value-type="float" office:value="70.8494">
                <text:p>70.8494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70.24">
                <text:p>70.24</text:p>
              </table:table-cell>
              <table:table-cell office:value-type="float" office:value="70.8758">
                <text:p>70.8758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69.48">
                <text:p>69.48</text:p>
              </table:table-cell>
              <table:table-cell office:value-type="float" office:value="70.8835">
                <text:p>70.8835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69.77">
                <text:p>69.77</text:p>
              </table:table-cell>
              <table:table-cell office:value-type="float" office:value="70.8862">
                <text:p>70.8862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69.87">
                <text:p>69.87</text:p>
              </table:table-cell>
              <table:table-cell office:value-type="float" office:value="70.8962">
                <text:p>70.8962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69.47">
                <text:p>69.47</text:p>
              </table:table-cell>
              <table:table-cell office:value-type="float" office:value="70.9004">
                <text:p>70.9004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69.36">
                <text:p>69.36</text:p>
              </table:table-cell>
              <table:table-cell office:value-type="float" office:value="70.8933">
                <text:p>70.8933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69.27">
                <text:p>69.27</text:p>
              </table:table-cell>
              <table:table-cell office:value-type="float" office:value="70.8856">
                <text:p>70.8856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70.59">
                <text:p>70.59</text:p>
              </table:table-cell>
              <table:table-cell office:value-type="float" office:value="70.878">
                <text:p>70.878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69.85">
                <text:p>69.85</text:p>
              </table:table-cell>
              <table:table-cell office:value-type="float" office:value="70.8706">
                <text:p>70.8706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70.07">
                <text:p>70.07</text:p>
              </table:table-cell>
              <table:table-cell office:value-type="float" office:value="70.8564">
                <text:p>70.8564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69.66">
                <text:p>69.66</text:p>
              </table:table-cell>
              <table:table-cell office:value-type="float" office:value="70.845">
                <text:p>70.845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69.16">
                <text:p>69.16</text:p>
              </table:table-cell>
              <table:table-cell office:value-type="float" office:value="70.8279">
                <text:p>70.8279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69.1">
                <text:p>69.1</text:p>
              </table:table-cell>
              <table:table-cell office:value-type="float" office:value="70.8068">
                <text:p>70.8068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69.17">
                <text:p>69.17</text:p>
              </table:table-cell>
              <table:table-cell office:value-type="float" office:value="70.7753">
                <text:p>70.7753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68.09">
                <text:p>68.09</text:p>
              </table:table-cell>
              <table:table-cell office:value-type="float" office:value="70.7543">
                <text:p>70.7543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69.38">
                <text:p>69.38</text:p>
              </table:table-cell>
              <table:table-cell office:value-type="float" office:value="70.7473">
                <text:p>70.7473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68.75">
                <text:p>68.75</text:p>
              </table:table-cell>
              <table:table-cell office:value-type="float" office:value="70.7302">
                <text:p>70.7302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67.89">
                <text:p>67.89</text:p>
              </table:table-cell>
              <table:table-cell office:value-type="float" office:value="70.6948">
                <text:p>70.6948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68.86">
                <text:p>68.86</text:p>
              </table:table-cell>
              <table:table-cell office:value-type="float" office:value="70.6689">
                <text:p>70.6689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68.96">
                <text:p>68.96</text:p>
              </table:table-cell>
              <table:table-cell office:value-type="float" office:value="70.6481">
                <text:p>70.6481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69.05">
                <text:p>69.05</text:p>
              </table:table-cell>
              <table:table-cell office:value-type="float" office:value="70.6392">
                <text:p>70.6392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69.51">
                <text:p>69.51</text:p>
              </table:table-cell>
              <table:table-cell office:value-type="float" office:value="70.6381">
                <text:p>70.6381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70.43">
                <text:p>70.43</text:p>
              </table:table-cell>
              <table:table-cell office:value-type="float" office:value="70.6508">
                <text:p>70.6508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70.34">
                <text:p>70.34</text:p>
              </table:table-cell>
              <table:table-cell office:value-type="float" office:value="70.653">
                <text:p>70.653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70.75">
                <text:p>70.75</text:p>
              </table:table-cell>
              <table:table-cell office:value-type="float" office:value="70.6667">
                <text:p>70.6667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70.71">
                <text:p>70.71</text:p>
              </table:table-cell>
              <table:table-cell office:value-type="float" office:value="70.681">
                <text:p>70.681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70.46">
                <text:p>70.46</text:p>
              </table:table-cell>
              <table:table-cell office:value-type="float" office:value="70.6885">
                <text:p>70.6885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69.55">
                <text:p>69.55</text:p>
              </table:table-cell>
              <table:table-cell office:value-type="float" office:value="70.6973">
                <text:p>70.6973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69.92">
                <text:p>69.92</text:p>
              </table:table-cell>
              <table:table-cell office:value-type="float" office:value="70.707">
                <text:p>70.707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69.13">
                <text:p>69.13</text:p>
              </table:table-cell>
              <table:table-cell office:value-type="float" office:value="70.7102">
                <text:p>70.7102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70.13">
                <text:p>70.13</text:p>
              </table:table-cell>
              <table:table-cell office:value-type="float" office:value="70.7113">
                <text:p>70.7113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70.7">
                <text:p>70.7</text:p>
              </table:table-cell>
              <table:table-cell office:value-type="float" office:value="70.7109">
                <text:p>70.7109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70.66">
                <text:p>70.66</text:p>
              </table:table-cell>
              <table:table-cell office:value-type="float" office:value="70.7138">
                <text:p>70.7138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70.13">
                <text:p>70.13</text:p>
              </table:table-cell>
              <table:table-cell office:value-type="float" office:value="70.6989">
                <text:p>70.6989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68.93">
                <text:p>68.93</text:p>
              </table:table-cell>
              <table:table-cell office:value-type="float" office:value="70.6695">
                <text:p>70.6695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68.73">
                <text:p>68.73</text:p>
              </table:table-cell>
              <table:table-cell office:value-type="float" office:value="70.6435">
                <text:p>70.6435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68.83">
                <text:p>68.83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68.36">
                <text:p>68.36</text:p>
              </table:table-cell>
              <table:table-cell office:value-type="float" office:value="70.5843">
                <text:p>70.5843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68.99">
                <text:p>68.99</text:p>
              </table:table-cell>
              <table:table-cell office:value-type="float" office:value="70.5905">
                <text:p>70.5905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69.06">
                <text:p>69.06</text:p>
              </table:table-cell>
              <table:table-cell office:value-type="float" office:value="70.5969">
                <text:p>70.5969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68.99">
                <text:p>68.99</text:p>
              </table:table-cell>
              <table:table-cell office:value-type="float" office:value="70.5873">
                <text:p>70.5873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68.25">
                <text:p>68.25</text:p>
              </table:table-cell>
              <table:table-cell office:value-type="float" office:value="70.5622">
                <text:p>70.5622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67.96">
                <text:p>67.96</text:p>
              </table:table-cell>
              <table:table-cell office:value-type="float" office:value="70.5275">
                <text:p>70.5275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67.43">
                <text:p>67.43</text:p>
              </table:table-cell>
              <table:table-cell office:value-type="float" office:value="70.4773">
                <text:p>70.4773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67.86">
                <text:p>67.86</text:p>
              </table:table-cell>
              <table:table-cell office:value-type="float" office:value="70.4373">
                <text:p>70.4373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67.82">
                <text:p>67.82</text:p>
              </table:table-cell>
              <table:table-cell office:value-type="float" office:value="70.3987">
                <text:p>70.3987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67.62">
                <text:p>67.62</text:p>
              </table:table-cell>
              <table:table-cell office:value-type="float" office:value="70.3449">
                <text:p>70.3449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67.01">
                <text:p>67.01</text:p>
              </table:table-cell>
              <table:table-cell office:value-type="float" office:value="70.2873">
                <text:p>70.2873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66.21">
                <text:p>66.21</text:p>
              </table:table-cell>
              <table:table-cell office:value-type="float" office:value="70.2104">
                <text:p>70.2104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66.24">
                <text:p>66.24</text:p>
              </table:table-cell>
              <table:table-cell office:value-type="float" office:value="70.1398">
                <text:p>70.1398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67.04">
                <text:p>67.04</text:p>
              </table:table-cell>
              <table:table-cell office:value-type="float" office:value="70.085">
                <text:p>70.085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66.46">
                <text:p>66.46</text:p>
              </table:table-cell>
              <table:table-cell office:value-type="float" office:value="70.0305">
                <text:p>70.0305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66.43">
                <text:p>66.43</text:p>
              </table:table-cell>
              <table:table-cell office:value-type="float" office:value="69.9769">
                <text:p>69.9769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66.21">
                <text:p>66.21</text:p>
              </table:table-cell>
              <table:table-cell office:value-type="float" office:value="69.9155">
                <text:p>69.9155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66.71">
                <text:p>66.71</text:p>
              </table:table-cell>
              <table:table-cell office:value-type="float" office:value="69.8571">
                <text:p>69.8571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66.45">
                <text:p>66.45</text:p>
              </table:table-cell>
              <table:table-cell office:value-type="float" office:value="69.8087">
                <text:p>69.8087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65.98">
                <text:p>65.98</text:p>
              </table:table-cell>
              <table:table-cell office:value-type="float" office:value="69.752">
                <text:p>69.752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65.67">
                <text:p>65.67</text:p>
              </table:table-cell>
              <table:table-cell office:value-type="float" office:value="69.6917">
                <text:p>69.6917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66.04">
                <text:p>66.04</text:p>
              </table:table-cell>
              <table:table-cell office:value-type="float" office:value="69.6349">
                <text:p>69.6349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66.32">
                <text:p>66.32</text:p>
              </table:table-cell>
              <table:table-cell office:value-type="float" office:value="69.5741">
                <text:p>69.5741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66.78">
                <text:p>66.78</text:p>
              </table:table-cell>
              <table:table-cell office:value-type="float" office:value="69.5302">
                <text:p>69.5302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66.1">
                <text:p>66.1</text:p>
              </table:table-cell>
              <table:table-cell office:value-type="float" office:value="69.486">
                <text:p>69.486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66.65">
                <text:p>66.65</text:p>
              </table:table-cell>
              <table:table-cell office:value-type="float" office:value="69.4572">
                <text:p>69.4572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66.1">
                <text:p>66.1</text:p>
              </table:table-cell>
              <table:table-cell office:value-type="float" office:value="69.4286">
                <text:p>69.4286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66.79">
                <text:p>66.79</text:p>
              </table:table-cell>
              <table:table-cell office:value-type="float" office:value="69.4049">
                <text:p>69.4049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66.12">
                <text:p>66.12</text:p>
              </table:table-cell>
              <table:table-cell office:value-type="float" office:value="69.35">
                <text:p>69.35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66.37">
                <text:p>66.37</text:p>
              </table:table-cell>
              <table:table-cell office:value-type="float" office:value="69.2937">
                <text:p>69.2937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67.04">
                <text:p>67.04</text:p>
              </table:table-cell>
              <table:table-cell office:value-type="float" office:value="69.2448">
                <text:p>69.2448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66.8">
                <text:p>66.8</text:p>
              </table:table-cell>
              <table:table-cell office:value-type="float" office:value="69.1959">
                <text:p>69.1959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67.51">
                <text:p>67.51</text:p>
              </table:table-cell>
              <table:table-cell office:value-type="float" office:value="69.1525">
                <text:p>69.1525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67.08">
                <text:p>67.08</text:p>
              </table:table-cell>
              <table:table-cell office:value-type="float" office:value="69.1119">
                <text:p>69.1119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67.59">
                <text:p>67.59</text:p>
              </table:table-cell>
              <table:table-cell office:value-type="float" office:value="69.0701">
                <text:p>69.0701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68.44">
                <text:p>68.44</text:p>
              </table:table-cell>
              <table:table-cell office:value-type="float" office:value="69.0367">
                <text:p>69.0367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68.44">
                <text:p>68.44</text:p>
              </table:table-cell>
              <table:table-cell office:value-type="float" office:value="69.0096">
                <text:p>69.0096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71.22">
                <text:p>71.22</text:p>
              </table:table-cell>
              <table:table-cell office:value-type="float" office:value="69.0069">
                <text:p>69.0069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70.81">
                <text:p>70.81</text:p>
              </table:table-cell>
              <table:table-cell office:value-type="float" office:value="68.994">
                <text:p>68.994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69.94">
                <text:p>69.94</text:p>
              </table:table-cell>
              <table:table-cell office:value-type="float" office:value="68.9734">
                <text:p>68.9734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69.71">
                <text:p>69.71</text:p>
              </table:table-cell>
              <table:table-cell office:value-type="float" office:value="68.9589">
                <text:p>68.9589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70.06">
                <text:p>70.06</text:p>
              </table:table-cell>
              <table:table-cell office:value-type="float" office:value="68.9458">
                <text:p>68.9458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70.16">
                <text:p>70.16</text:p>
              </table:table-cell>
              <table:table-cell office:value-type="float" office:value="68.9383">
                <text:p>68.9383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68.35">
                <text:p>68.35</text:p>
              </table:table-cell>
              <table:table-cell office:value-type="float" office:value="68.9083">
                <text:p>68.9083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68.98">
                <text:p>68.98</text:p>
              </table:table-cell>
              <table:table-cell office:value-type="float" office:value="68.8804">
                <text:p>68.8804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68.9">
                <text:p>68.9</text:p>
              </table:table-cell>
              <table:table-cell office:value-type="float" office:value="68.8459">
                <text:p>68.8459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67.97">
                <text:p>67.97</text:p>
              </table:table-cell>
              <table:table-cell office:value-type="float" office:value="68.8049">
                <text:p>68.8049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68.66">
                <text:p>68.66</text:p>
              </table:table-cell>
              <table:table-cell office:value-type="float" office:value="68.7691">
                <text:p>68.7691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68.51">
                <text:p>68.51</text:p>
              </table:table-cell>
              <table:table-cell office:value-type="float" office:value="68.744">
                <text:p>68.744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69.06">
                <text:p>69.06</text:p>
              </table:table-cell>
              <table:table-cell office:value-type="float" office:value="68.7294">
                <text:p>68.7294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70.55">
                <text:p>70.55</text:p>
              </table:table-cell>
              <table:table-cell office:value-type="float" office:value="68.7387">
                <text:p>68.7387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70.52">
                <text:p>70.52</text:p>
              </table:table-cell>
              <table:table-cell office:value-type="float" office:value="68.7518">
                <text:p>68.7518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71.61">
                <text:p>71.61</text:p>
              </table:table-cell>
              <table:table-cell office:value-type="float" office:value="68.7795">
                <text:p>68.7795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71.51">
                <text:p>71.51</text:p>
              </table:table-cell>
              <table:table-cell office:value-type="float" office:value="68.7972">
                <text:p>68.7972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71.07">
                <text:p>71.07</text:p>
              </table:table-cell>
              <table:table-cell office:value-type="float" office:value="68.8058">
                <text:p>68.8058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71.16">
                <text:p>71.16</text:p>
              </table:table-cell>
              <table:table-cell office:value-type="float" office:value="68.8211">
                <text:p>68.8211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70.68">
                <text:p>70.68</text:p>
              </table:table-cell>
              <table:table-cell office:value-type="float" office:value="68.8332">
                <text:p>68.8332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71.22">
                <text:p>71.22</text:p>
              </table:table-cell>
              <table:table-cell office:value-type="float" office:value="68.8421">
                <text:p>68.8421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71.11">
                <text:p>71.11</text:p>
              </table:table-cell>
              <table:table-cell office:value-type="float" office:value="68.8457">
                <text:p>68.8457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71.21">
                <text:p>71.21</text:p>
              </table:table-cell>
              <table:table-cell office:value-type="float" office:value="68.8411">
                <text:p>68.8411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72.95">
                <text:p>72.95</text:p>
              </table:table-cell>
              <table:table-cell office:value-type="float" office:value="68.8615">
                <text:p>68.8615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72.59">
                <text:p>72.59</text:p>
              </table:table-cell>
              <table:table-cell office:value-type="float" office:value="68.8739">
                <text:p>68.8739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72.61">
                <text:p>72.61</text:p>
              </table:table-cell>
              <table:table-cell office:value-type="float" office:value="68.8899">
                <text:p>68.8899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72.88">
                <text:p>72.88</text:p>
              </table:table-cell>
              <table:table-cell office:value-type="float" office:value="68.9163">
                <text:p>68.9163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73.12">
                <text:p>73.12</text:p>
              </table:table-cell>
              <table:table-cell office:value-type="float" office:value="68.9527">
                <text:p>68.9527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71.95">
                <text:p>71.95</text:p>
              </table:table-cell>
              <table:table-cell office:value-type="float" office:value="68.9745">
                <text:p>68.9745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70.67">
                <text:p>70.67</text:p>
              </table:table-cell>
              <table:table-cell office:value-type="float" office:value="68.9825">
                <text:p>68.9825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70.81">
                <text:p>70.81</text:p>
              </table:table-cell>
              <table:table-cell office:value-type="float" office:value="68.9959">
                <text:p>68.9959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70.45">
                <text:p>70.45</text:p>
              </table:table-cell>
              <table:table-cell office:value-type="float" office:value="69.0068">
                <text:p>69.0068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70">
                <text:p>70</text:p>
              </table:table-cell>
              <table:table-cell office:value-type="float" office:value="69.0141">
                <text:p>69.0141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70.25">
                <text:p>70.25</text:p>
              </table:table-cell>
              <table:table-cell office:value-type="float" office:value="69.0107">
                <text:p>69.0107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70.09">
                <text:p>70.09</text:p>
              </table:table-cell>
              <table:table-cell office:value-type="float" office:value="69.0131">
                <text:p>69.0131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70.21">
                <text:p>70.21</text:p>
              </table:table-cell>
              <table:table-cell office:value-type="float" office:value="69.0145">
                <text:p>69.0145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69.11">
                <text:p>69.11</text:p>
              </table:table-cell>
              <table:table-cell office:value-type="float" office:value="69.009">
                <text:p>69.009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70.52">
                <text:p>70.52</text:p>
              </table:table-cell>
              <table:table-cell office:value-type="float" office:value="69.0226">
                <text:p>69.0226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70.97">
                <text:p>70.97</text:p>
              </table:table-cell>
              <table:table-cell office:value-type="float" office:value="69.0413">
                <text:p>69.0413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70.37">
                <text:p>70.37</text:p>
              </table:table-cell>
              <table:table-cell office:value-type="float" office:value="69.0533">
                <text:p>69.0533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70.67">
                <text:p>70.67</text:p>
              </table:table-cell>
              <table:table-cell office:value-type="float" office:value="69.0791">
                <text:p>69.0791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70.36">
                <text:p>70.36</text:p>
              </table:table-cell>
              <table:table-cell office:value-type="float" office:value="69.0889">
                <text:p>69.0889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70.06">
                <text:p>70.06</text:p>
              </table:table-cell>
              <table:table-cell office:value-type="float" office:value="69.102">
                <text:p>69.102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70.21">
                <text:p>70.21</text:p>
              </table:table-cell>
              <table:table-cell office:value-type="float" office:value="69.1252">
                <text:p>69.1252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69.87">
                <text:p>69.87</text:p>
              </table:table-cell>
              <table:table-cell office:value-type="float" office:value="69.1353">
                <text:p>69.1353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70.11">
                <text:p>70.11</text:p>
              </table:table-cell>
              <table:table-cell office:value-type="float" office:value="69.1468">
                <text:p>69.1468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69.87">
                <text:p>69.87</text:p>
              </table:table-cell>
              <table:table-cell office:value-type="float" office:value="69.155">
                <text:p>69.155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70.16">
                <text:p>70.16</text:p>
              </table:table-cell>
              <table:table-cell office:value-type="float" office:value="69.1615">
                <text:p>69.1615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70.07">
                <text:p>70.07</text:p>
              </table:table-cell>
              <table:table-cell office:value-type="float" office:value="69.1579">
                <text:p>69.1579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69.91">
                <text:p>69.91</text:p>
              </table:table-cell>
              <table:table-cell office:value-type="float" office:value="69.1536">
                <text:p>69.1536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69.12">
                <text:p>69.12</text:p>
              </table:table-cell>
              <table:table-cell office:value-type="float" office:value="69.1373">
                <text:p>69.1373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67.94">
                <text:p>67.94</text:p>
              </table:table-cell>
              <table:table-cell office:value-type="float" office:value="69.1096">
                <text:p>69.1096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67.84">
                <text:p>67.84</text:p>
              </table:table-cell>
              <table:table-cell office:value-type="float" office:value="69.0834">
                <text:p>69.0834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67.54">
                <text:p>67.54</text:p>
              </table:table-cell>
              <table:table-cell office:value-type="float" office:value="69.0633">
                <text:p>69.063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69.37">
                <text:p>69.37</text:p>
              </table:table-cell>
              <table:table-cell office:value-type="float" office:value="69.0578">
                <text:p>69.0578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70.51">
                <text:p>70.51</text:p>
              </table:table-cell>
              <table:table-cell office:value-type="float" office:value="69.0716">
                <text:p>69.0716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70.5">
                <text:p>70.5</text:p>
              </table:table-cell>
              <table:table-cell office:value-type="float" office:value="69.0753">
                <text:p>69.0753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71.24">
                <text:p>71.24</text:p>
              </table:table-cell>
              <table:table-cell office:value-type="float" office:value="69.0807">
                <text:p>69.0807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71.44">
                <text:p>71.44</text:p>
              </table:table-cell>
              <table:table-cell office:value-type="float" office:value="69.0885">
                <text:p>69.0885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70.48">
                <text:p>70.48</text:p>
              </table:table-cell>
              <table:table-cell office:value-type="float" office:value="69.092">
                <text:p>69.092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70.44">
                <text:p>70.44</text:p>
              </table:table-cell>
              <table:table-cell office:value-type="float" office:value="69.1071">
                <text:p>69.1071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71.75">
                <text:p>71.75</text:p>
              </table:table-cell>
              <table:table-cell office:value-type="float" office:value="69.1373">
                <text:p>69.1373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72.01">
                <text:p>72.01</text:p>
              </table:table-cell>
              <table:table-cell office:value-type="float" office:value="69.1691">
                <text:p>69.1691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71.87">
                <text:p>71.87</text:p>
              </table:table-cell>
              <table:table-cell office:value-type="float" office:value="69.2042">
                <text:p>69.2042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72.88">
                <text:p>72.88</text:p>
              </table:table-cell>
              <table:table-cell office:value-type="float" office:value="69.2431">
                <text:p>69.24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78cm" svg:height="9.006cm" xlink:href=".." xlink:type="simple" chart:class="chart:bar" chart:style-name="ch1">
        <chart:legend chart:legend-position="end" svg:x="10.401cm" svg:y="4.204cm" style:legend-expansion="high" chart:style-name="ch2"/>
        <chart:plot-area chart:style-name="ch3" svg:x="0.239cm" svg:y="0.18cm" svg:width="9.923cm" svg:height="8.646cm">
          <chart:coordinate-region svg:x="1.625cm" svg:y="0.38cm" svg:width="8.413cm" svg:height="6.672cm"/>
          <chart:axis chart:dimension="x" chart:name="primary-x" chart:style-name="ch4" chartooo:axis-type="auto">
            <chartooo:date-scale/>
            <chart:categories table:cell-range-address="Dividend.B2:Dividend.B10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vidend.C2:Dividend.C106" chart:label-cell-address="Dividend.C1:Dividend.C1" chart:class="chart:ba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Dividend.C1:Dividend.C1</svg:desc>
                </draw:g>
              </table:table-cell>
            </table:table-row>
          </table:table-header-rows>
          <table:table-rows>
            <table:table-row>
              <table:table-cell office:value-type="float" office:value="36598">
                <text:p>36598</text:p>
                <draw:g>
                  <svg:desc>Dividend.B2:Dividend.B106</svg:desc>
                </draw:g>
              </table:table-cell>
              <table:table-cell office:value-type="float" office:value="0.085">
                <text:p>0.085</text:p>
                <draw:g>
                  <svg:desc>Dividend.C2:Dividend.C106</svg:desc>
                </draw:g>
              </table:table-cell>
            </table:table-row>
            <table:table-row>
              <table:table-cell office:value-type="float" office:value="36690">
                <text:p>3669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36782">
                <text:p>3678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36859">
                <text:p>3685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36963">
                <text:p>3696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7055">
                <text:p>3705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7146">
                <text:p>3714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37151">
                <text:p>3715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7223">
                <text:p>3722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7328">
                <text:p>373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7419">
                <text:p>374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7510">
                <text:p>375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7586">
                <text:p>3758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7692">
                <text:p>3769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7783">
                <text:p>37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7875">
                <text:p>3787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7951">
                <text:p>3795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8057">
                <text:p>3805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38152">
                <text:p>3815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38243">
                <text:p>3824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38320">
                <text:p>3832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38422">
                <text:p>3842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8516">
                <text:p>3851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8608">
                <text:p>3860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8685">
                <text:p>3868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8789">
                <text:p>38789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38881">
                <text:p>38881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38973">
                <text:p>38973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39050">
                <text:p>3905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39154">
                <text:p>3915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9246">
                <text:p>3924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9337">
                <text:p>3933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9414">
                <text:p>3941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9519">
                <text:p>395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9610">
                <text:p>396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9702">
                <text:p>3970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9778">
                <text:p>3977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39883">
                <text:p>39883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39975">
                <text:p>3997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40067">
                <text:p>40067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40144">
                <text:p>40144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40248">
                <text:p>4024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40340">
                <text:p>403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40434">
                <text:p>4043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40511">
                <text:p>4051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40613">
                <text:p>40613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float" office:value="40707">
                <text:p>40707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float" office:value="40799">
                <text:p>40799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float" office:value="40876">
                <text:p>40876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float" office:value="40981">
                <text:p>40981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41073">
                <text:p>4107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41164">
                <text:p>41164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41346">
                <text:p>4134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41437">
                <text:p>4143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41529">
                <text:p>4152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41605">
                <text:p>4160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41710">
                <text:p>41710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float" office:value="41802">
                <text:p>4180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float" office:value="41893">
                <text:p>41893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float" office:value="41969">
                <text:p>41969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float" office:value="42075">
                <text:p>4207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42166">
                <text:p>4216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42258">
                <text:p>4225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42335">
                <text:p>4233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42534">
                <text:p>4253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42626">
                <text:p>4262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42703">
                <text:p>4270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42807">
                <text:p>4280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42899">
                <text:p>4289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43173">
                <text:p>4317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43265">
                <text:p>4326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43433">
                <text:p>4343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4895">
                <text:p>4489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0.51">
                <text:p>0.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